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2.704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1999temp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DN</text:p>
          </table:table-cell>
          <table:table-cell office:value-type="string" calcext:value-type="string">
            <text:p>TMAX_AIR</text:p>
          </table:table-cell>
          <table:table-cell office:value-type="string" calcext:value-type="string">
            <text:p>TMIN_AIR</text:p>
          </table:table-cell>
          <table:table-cell office:value-type="string" calcext:value-type="string">
            <text:p>HMAX_AIR</text:p>
          </table:table-cell>
          <table:table-cell office:value-type="string" calcext:value-type="string">
            <text:p>HMIN_AI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TMAX_SOIL_1</text:p>
          </table:table-cell>
          <table:table-cell office:value-type="string" calcext:value-type="string">
            <text:p>TMIN_SOIL_1</text:p>
          </table:table-cell>
          <table:table-cell office:value-type="string" calcext:value-type="string">
            <text:p>TMAX_SOIL_2</text:p>
          </table:table-cell>
          <table:table-cell office:value-type="string" calcext:value-type="string">
            <text:p>TMIN_SOIL_2</text:p>
          </table:table-cell>
          <table:table-cell office:value-type="string" calcext:value-type="string">
            <text:p>TMAX_SOIL_3</text:p>
          </table:table-cell>
          <table:table-cell office:value-type="string" calcext:value-type="string">
            <text:p>TMIN_SOIL_3</text:p>
          </table:table-cell>
          <table:table-cell office:value-type="string" calcext:value-type="string">
            <text:p>TMAX_SOIL_4</text:p>
          </table:table-cell>
          <table:table-cell office:value-type="string" calcext:value-type="string">
            <text:p>TMIN_SOIL_4</text:p>
          </table:table-cell>
          <table:table-cell office:value-type="string" calcext:value-type="string">
            <text:p>TMAX_SOIL_5</text:p>
          </table:table-cell>
          <table:table-cell office:value-type="string" calcext:value-type="string">
            <text:p>TMIN_SOIL_5</text:p>
          </table:table-cell>
          <table:table-cell office:value-type="string" calcext:value-type="string">
            <text:p>TMAX_SOIL_6</text:p>
          </table:table-cell>
          <table:table-cell office:value-type="string" calcext:value-type="string">
            <text:p>TMIN_SOIL_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1999" calcext:value-type="float">
            <text:p>1011999</text:p>
          </table:table-cell>
          <table:table-cell office:value-type="float" office:value="6.554519" calcext:value-type="float">
            <text:p>6.554519</text:p>
          </table:table-cell>
          <table:table-cell office:value-type="float" office:value="-19" calcext:value-type="float">
            <text:p>-19</text:p>
          </table:table-cell>
          <table:table-cell office:value-type="float" office:value="-24.8" calcext:value-type="float">
            <text:p>-24.8</text:p>
          </table:table-cell>
          <table:table-cell office:value-type="float" office:value="0.1026988" calcext:value-type="float">
            <text:p>0.1026988</text:p>
          </table:table-cell>
          <table:table-cell office:value-type="float" office:value="0.04780757" calcext:value-type="float">
            <text:p>0.04780757</text:p>
          </table:table-cell>
          <table:table-cell office:value-type="float" office:value="277.2" calcext:value-type="float">
            <text:p>277.2</text:p>
          </table:table-cell>
          <table:table-cell office:value-type="float" office:value="0.2" calcext:value-type="float">
            <text:p>0.2</text:p>
          </table:table-cell>
          <table:table-cell office:value-type="float" office:value="-1.107574" calcext:value-type="float">
            <text:p>-1.107574</text:p>
          </table:table-cell>
          <table:table-cell office:value-type="float" office:value="-1.204498" calcext:value-type="float">
            <text:p>-1.204498</text:p>
          </table:table-cell>
          <table:table-cell office:value-type="float" office:value="-0.4515381" calcext:value-type="float">
            <text:p>-0.4515381</text:p>
          </table:table-cell>
          <table:table-cell office:value-type="float" office:value="-0.4733582" calcext:value-type="float">
            <text:p>-0.4733582</text:p>
          </table:table-cell>
          <table:table-cell office:value-type="float" office:value="-0.1642151" calcext:value-type="float">
            <text:p>-0.1642151</text:p>
          </table:table-cell>
          <table:table-cell office:value-type="float" office:value="-0.1814575" calcext:value-type="float">
            <text:p>-0.1814575</text:p>
          </table:table-cell>
          <table:table-cell office:value-type="float" office:value="0.004577637" calcext:value-type="float">
            <text:p>0.004577637</text:p>
          </table:table-cell>
          <table:table-cell office:value-type="float" office:value="0.0005493164" calcext:value-type="float">
            <text:p>0.0005493164</text:p>
          </table:table-cell>
          <table:table-cell office:value-type="float" office:value="0.2910156" calcext:value-type="float">
            <text:p>0.2910156</text:p>
          </table:table-cell>
          <table:table-cell office:value-type="float" office:value="0.2832336" calcext:value-type="float">
            <text:p>0.2832336</text:p>
          </table:table-cell>
          <table:table-cell office:value-type="float" office:value="0.5822144" calcext:value-type="float">
            <text:p>0.5822144</text:p>
          </table:table-cell>
          <table:table-cell office:value-type="float" office:value="0.5692139" calcext:value-type="float">
            <text:p>0.569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999" calcext:value-type="float">
            <text:p>2011999</text:p>
          </table:table-cell>
          <table:table-cell office:value-type="float" office:value="5.07564" calcext:value-type="float">
            <text:p>5.07564</text:p>
          </table:table-cell>
          <table:table-cell office:value-type="float" office:value="-16.7" calcext:value-type="float">
            <text:p>-16.7</text:p>
          </table:table-cell>
          <table:table-cell office:value-type="float" office:value="-26.1" calcext:value-type="float">
            <text:p>-26.1</text:p>
          </table:table-cell>
          <table:table-cell office:value-type="float" office:value="0.1028436" calcext:value-type="float">
            <text:p>0.1028436</text:p>
          </table:table-cell>
          <table:table-cell office:value-type="float" office:value="0.04681049" calcext:value-type="float">
            <text:p>0.04681049</text:p>
          </table:table-cell>
          <table:table-cell office:value-type="float" office:value="171.864" calcext:value-type="float">
            <text:p>171.864</text:p>
          </table:table-cell>
          <table:table-cell office:value-type="float" office:value="0.2" calcext:value-type="float">
            <text:p>0.2</text:p>
          </table:table-cell>
          <table:table-cell office:value-type="float" office:value="-1.163788" calcext:value-type="float">
            <text:p>-1.163788</text:p>
          </table:table-cell>
          <table:table-cell office:value-type="float" office:value="-1.294159" calcext:value-type="float">
            <text:p>-1.294159</text:p>
          </table:table-cell>
          <table:table-cell office:value-type="float" office:value="-0.4743347" calcext:value-type="float">
            <text:p>-0.4743347</text:p>
          </table:table-cell>
          <table:table-cell office:value-type="float" office:value="-0.5198059" calcext:value-type="float">
            <text:p>-0.5198059</text:p>
          </table:table-cell>
          <table:table-cell office:value-type="float" office:value="-0.1818237" calcext:value-type="float">
            <text:p>-0.1818237</text:p>
          </table:table-cell>
          <table:table-cell office:value-type="float" office:value="-0.2058105" calcext:value-type="float">
            <text:p>-0.2058105</text:p>
          </table:table-cell>
          <table:table-cell office:value-type="float" office:value="0.0006103516" calcext:value-type="float">
            <text:p>0.0006103516</text:p>
          </table:table-cell>
          <table:table-cell office:value-type="float" office:value="-0.00479126" calcext:value-type="float">
            <text:p>-0.00479126</text:p>
          </table:table-cell>
          <table:table-cell office:value-type="float" office:value="0.2831116" calcext:value-type="float">
            <text:p>0.2831116</text:p>
          </table:table-cell>
          <table:table-cell office:value-type="float" office:value="0.2740173" calcext:value-type="float">
            <text:p>0.2740173</text:p>
          </table:table-cell>
          <table:table-cell office:value-type="float" office:value="0.5690613" calcext:value-type="float">
            <text:p>0.5690613</text:p>
          </table:table-cell>
          <table:table-cell office:value-type="float" office:value="0.5549316" calcext:value-type="float">
            <text:p>0.55493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1999" calcext:value-type="float">
            <text:p>3011999</text:p>
          </table:table-cell>
          <table:table-cell office:value-type="float" office:value="1.82844" calcext:value-type="float">
            <text:p>1.82844</text:p>
          </table:table-cell>
          <table:table-cell office:value-type="float" office:value="-4.8" calcext:value-type="float">
            <text:p>-4.8</text:p>
          </table:table-cell>
          <table:table-cell office:value-type="float" office:value="-16.3" calcext:value-type="float">
            <text:p>-16.3</text:p>
          </table:table-cell>
          <table:table-cell office:value-type="float" office:value="0.4006876" calcext:value-type="float">
            <text:p>0.4006876</text:p>
          </table:table-cell>
          <table:table-cell office:value-type="float" office:value="0.107116" calcext:value-type="float">
            <text:p>0.107116</text:p>
          </table:table-cell>
          <table:table-cell office:value-type="float" office:value="390.924" calcext:value-type="float">
            <text:p>390.924</text:p>
          </table:table-cell>
          <table:table-cell office:value-type="float" office:value="18.2" calcext:value-type="float">
            <text:p>18.2</text:p>
          </table:table-cell>
          <table:table-cell office:value-type="float" office:value="-0.8615417" calcext:value-type="float">
            <text:p>-0.8615417</text:p>
          </table:table-cell>
          <table:table-cell office:value-type="float" office:value="-1.240295" calcext:value-type="float">
            <text:p>-1.240295</text:p>
          </table:table-cell>
          <table:table-cell office:value-type="float" office:value="-0.4394836" calcext:value-type="float">
            <text:p>-0.4394836</text:p>
          </table:table-cell>
          <table:table-cell office:value-type="float" office:value="-0.5240173" calcext:value-type="float">
            <text:p>-0.5240173</text:p>
          </table:table-cell>
          <table:table-cell office:value-type="float" office:value="-0.2060852" calcext:value-type="float">
            <text:p>-0.2060852</text:p>
          </table:table-cell>
          <table:table-cell office:value-type="float" office:value="-0.2161255" calcext:value-type="float">
            <text:p>-0.2161255</text:p>
          </table:table-cell>
          <table:table-cell office:value-type="float" office:value="-0.00479126" calcext:value-type="float">
            <text:p>-0.00479126</text:p>
          </table:table-cell>
          <table:table-cell office:value-type="float" office:value="-0.007232666" calcext:value-type="float">
            <text:p>-0.007232666</text:p>
          </table:table-cell>
          <table:table-cell office:value-type="float" office:value="0.2738953" calcext:value-type="float">
            <text:p>0.2738953</text:p>
          </table:table-cell>
          <table:table-cell office:value-type="float" office:value="0.2669373" calcext:value-type="float">
            <text:p>0.2669373</text:p>
          </table:table-cell>
          <table:table-cell office:value-type="float" office:value="0.5548401" calcext:value-type="float">
            <text:p>0.5548401</text:p>
          </table:table-cell>
          <table:table-cell office:value-type="float" office:value="0.5423279" calcext:value-type="float">
            <text:p>0.54232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1999" calcext:value-type="float">
            <text:p>4011999</text:p>
          </table:table-cell>
          <table:table-cell office:value-type="float" office:value="5.822999" calcext:value-type="float">
            <text:p>5.822999</text:p>
          </table:table-cell>
          <table:table-cell office:value-type="float" office:value="-6.6" calcext:value-type="float">
            <text:p>-6.6</text:p>
          </table:table-cell>
          <table:table-cell office:value-type="float" office:value="-18.4" calcext:value-type="float">
            <text:p>-18.4</text:p>
          </table:table-cell>
          <table:table-cell office:value-type="float" office:value="0.3118255" calcext:value-type="float">
            <text:p>0.3118255</text:p>
          </table:table-cell>
          <table:table-cell office:value-type="float" office:value="0.08131627" calcext:value-type="float">
            <text:p>0.08131627</text:p>
          </table:table-cell>
          <table:table-cell office:value-type="float" office:value="469.08" calcext:value-type="float">
            <text:p>469.08</text:p>
          </table:table-cell>
          <table:table-cell office:value-type="float" office:value="0.2" calcext:value-type="float">
            <text:p>0.2</text:p>
          </table:table-cell>
          <table:table-cell office:value-type="float" office:value="-0.6703186" calcext:value-type="float">
            <text:p>-0.6703186</text:p>
          </table:table-cell>
          <table:table-cell office:value-type="float" office:value="-0.8573914" calcext:value-type="float">
            <text:p>-0.8573914</text:p>
          </table:table-cell>
          <table:table-cell office:value-type="float" office:value="-0.3653564" calcext:value-type="float">
            <text:p>-0.3653564</text:p>
          </table:table-cell>
          <table:table-cell office:value-type="float" office:value="-0.4380493" calcext:value-type="float">
            <text:p>-0.4380493</text:p>
          </table:table-cell>
          <table:table-cell office:value-type="float" office:value="-0.1886292" calcext:value-type="float">
            <text:p>-0.1886292</text:p>
          </table:table-cell>
          <table:table-cell office:value-type="float" office:value="-0.209259" calcext:value-type="float">
            <text:p>-0.209259</text:p>
          </table:table-cell>
          <table:table-cell office:value-type="float" office:value="-0.003753662" calcext:value-type="float">
            <text:p>-0.003753662</text:p>
          </table:table-cell>
          <table:table-cell office:value-type="float" office:value="-0.006530762" calcext:value-type="float">
            <text:p>-0.006530762</text:p>
          </table:table-cell>
          <table:table-cell office:value-type="float" office:value="0.2668762" calcext:value-type="float">
            <text:p>0.2668762</text:p>
          </table:table-cell>
          <table:table-cell office:value-type="float" office:value="0.2645874" calcext:value-type="float">
            <text:p>0.2645874</text:p>
          </table:table-cell>
          <table:table-cell office:value-type="float" office:value="0.5422363" calcext:value-type="float">
            <text:p>0.5422363</text:p>
          </table:table-cell>
          <table:table-cell office:value-type="float" office:value="0.5339355" calcext:value-type="float">
            <text:p>0.53393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1999" calcext:value-type="float">
            <text:p>5011999</text:p>
          </table:table-cell>
          <table:table-cell office:value-type="float" office:value="5.465158" calcext:value-type="float">
            <text:p>5.465158</text:p>
          </table:table-cell>
          <table:table-cell office:value-type="float" office:value="-11.6" calcext:value-type="float">
            <text:p>-11.6</text:p>
          </table:table-cell>
          <table:table-cell office:value-type="float" office:value="-22.1" calcext:value-type="float">
            <text:p>-22.1</text:p>
          </table:table-cell>
          <table:table-cell office:value-type="float" office:value="0.1881761" calcext:value-type="float">
            <text:p>0.1881761</text:p>
          </table:table-cell>
          <table:table-cell office:value-type="float" office:value="0.0715627" calcext:value-type="float">
            <text:p>0.0715627</text:p>
          </table:table-cell>
          <table:table-cell office:value-type="float" office:value="144.648" calcext:value-type="float">
            <text:p>144.648</text:p>
          </table:table-cell>
          <table:table-cell office:value-type="float" office:value="0" calcext:value-type="float">
            <text:p>0</text:p>
          </table:table-cell>
          <table:table-cell office:value-type="float" office:value="-0.6716919" calcext:value-type="float">
            <text:p>-0.6716919</text:p>
          </table:table-cell>
          <table:table-cell office:value-type="float" office:value="-0.7782288" calcext:value-type="float">
            <text:p>-0.7782288</text:p>
          </table:table-cell>
          <table:table-cell office:value-type="float" office:value="-0.364563" calcext:value-type="float">
            <text:p>-0.364563</text:p>
          </table:table-cell>
          <table:table-cell office:value-type="float" office:value="-0.3838196" calcext:value-type="float">
            <text:p>-0.3838196</text:p>
          </table:table-cell>
          <table:table-cell office:value-type="float" office:value="-0.1798401" calcext:value-type="float">
            <text:p>-0.1798401</text:p>
          </table:table-cell>
          <table:table-cell office:value-type="float" office:value="-0.1884766" calcext:value-type="float">
            <text:p>-0.1884766</text:p>
          </table:table-cell>
          <table:table-cell office:value-type="float" office:value="-0.003082275" calcext:value-type="float">
            <text:p>-0.003082275</text:p>
          </table:table-cell>
          <table:table-cell office:value-type="float" office:value="-0.003753662" calcext:value-type="float">
            <text:p>-0.003753662</text:p>
          </table:table-cell>
          <table:table-cell office:value-type="float" office:value="0.2645264" calcext:value-type="float">
            <text:p>0.2645264</text:p>
          </table:table-cell>
          <table:table-cell office:value-type="float" office:value="0.2611389" calcext:value-type="float">
            <text:p>0.2611389</text:p>
          </table:table-cell>
          <table:table-cell office:value-type="float" office:value="0.533905" calcext:value-type="float">
            <text:p>0.533905</text:p>
          </table:table-cell>
          <table:table-cell office:value-type="float" office:value="0.5256042" calcext:value-type="float">
            <text:p>0.52560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1999" calcext:value-type="float">
            <text:p>6011999</text:p>
          </table:table-cell>
          <table:table-cell office:value-type="float" office:value="2.5218" calcext:value-type="float">
            <text:p>2.5218</text:p>
          </table:table-cell>
          <table:table-cell office:value-type="float" office:value="-5.4" calcext:value-type="float">
            <text:p>-5.4</text:p>
          </table:table-cell>
          <table:table-cell office:value-type="float" office:value="-14.1" calcext:value-type="float">
            <text:p>-14.1</text:p>
          </table:table-cell>
          <table:table-cell office:value-type="float" office:value="0.3736927" calcext:value-type="float">
            <text:p>0.3736927</text:p>
          </table:table-cell>
          <table:table-cell office:value-type="float" office:value="0.1551398" calcext:value-type="float">
            <text:p>0.1551398</text:p>
          </table:table-cell>
          <table:table-cell office:value-type="float" office:value="326.556" calcext:value-type="float">
            <text:p>326.556</text:p>
          </table:table-cell>
          <table:table-cell office:value-type="float" office:value="2.2" calcext:value-type="float">
            <text:p>2.2</text:p>
          </table:table-cell>
          <table:table-cell office:value-type="float" office:value="-0.7239685" calcext:value-type="float">
            <text:p>-0.7239685</text:p>
          </table:table-cell>
          <table:table-cell office:value-type="float" office:value="-0.7872925" calcext:value-type="float">
            <text:p>-0.7872925</text:p>
          </table:table-cell>
          <table:table-cell office:value-type="float" office:value="-0.3658447" calcext:value-type="float">
            <text:p>-0.3658447</text:p>
          </table:table-cell>
          <table:table-cell office:value-type="float" office:value="-0.3869934" calcext:value-type="float">
            <text:p>-0.3869934</text:p>
          </table:table-cell>
          <table:table-cell office:value-type="float" office:value="-0.1608276" calcext:value-type="float">
            <text:p>-0.1608276</text:p>
          </table:table-cell>
          <table:table-cell office:value-type="float" office:value="-0.1798096" calcext:value-type="float">
            <text:p>-0.1798096</text:p>
          </table:table-cell>
          <table:table-cell office:value-type="float" office:value="0.05606079" calcext:value-type="float">
            <text:p>0.05606079</text:p>
          </table:table-cell>
          <table:table-cell office:value-type="float" office:value="-0.003112793" calcext:value-type="float">
            <text:p>-0.003112793</text:p>
          </table:table-cell>
          <table:table-cell office:value-type="float" office:value="0.2981262" calcext:value-type="float">
            <text:p>0.2981262</text:p>
          </table:table-cell>
          <table:table-cell office:value-type="float" office:value="0.2584839" calcext:value-type="float">
            <text:p>0.2584839</text:p>
          </table:table-cell>
          <table:table-cell office:value-type="float" office:value="0.5432739" calcext:value-type="float">
            <text:p>0.5432739</text:p>
          </table:table-cell>
          <table:table-cell office:value-type="float" office:value="0.5191956" calcext:value-type="float">
            <text:p>0.51919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1999" calcext:value-type="float">
            <text:p>7011999</text:p>
          </table:table-cell>
          <table:table-cell office:value-type="float" office:value="6.53688" calcext:value-type="float">
            <text:p>6.53688</text:p>
          </table:table-cell>
          <table:table-cell office:value-type="float" office:value="-6.7" calcext:value-type="float">
            <text:p>-6.7</text:p>
          </table:table-cell>
          <table:table-cell office:value-type="float" office:value="-20.2" calcext:value-type="float">
            <text:p>-20.2</text:p>
          </table:table-cell>
          <table:table-cell office:value-type="float" office:value="0.3389194" calcext:value-type="float">
            <text:p>0.3389194</text:p>
          </table:table-cell>
          <table:table-cell office:value-type="float" office:value="0.05346132" calcext:value-type="float">
            <text:p>0.05346132</text:p>
          </table:table-cell>
          <table:table-cell office:value-type="float" office:value="297.612" calcext:value-type="float">
            <text:p>297.612</text:p>
          </table:table-cell>
          <table:table-cell office:value-type="float" office:value="0" calcext:value-type="float">
            <text:p>0</text:p>
          </table:table-cell>
          <table:table-cell office:value-type="float" office:value="-0.6858521" calcext:value-type="float">
            <text:p>-0.6858521</text:p>
          </table:table-cell>
          <table:table-cell office:value-type="float" office:value="-0.7221375" calcext:value-type="float">
            <text:p>-0.7221375</text:p>
          </table:table-cell>
          <table:table-cell office:value-type="float" office:value="-0.3400574" calcext:value-type="float">
            <text:p>-0.3400574</text:p>
          </table:table-cell>
          <table:table-cell office:value-type="float" office:value="-0.3651428" calcext:value-type="float">
            <text:p>-0.3651428</text:p>
          </table:table-cell>
          <table:table-cell office:value-type="float" office:value="-0.1369019" calcext:value-type="float">
            <text:p>-0.1369019</text:p>
          </table:table-cell>
          <table:table-cell office:value-type="float" office:value="-0.1604614" calcext:value-type="float">
            <text:p>-0.1604614</text:p>
          </table:table-cell>
          <table:table-cell office:value-type="float" office:value="0.0824585" calcext:value-type="float">
            <text:p>0.0824585</text:p>
          </table:table-cell>
          <table:table-cell office:value-type="float" office:value="0.05661011" calcext:value-type="float">
            <text:p>0.05661011</text:p>
          </table:table-cell>
          <table:table-cell office:value-type="float" office:value="0.3257446" calcext:value-type="float">
            <text:p>0.3257446</text:p>
          </table:table-cell>
          <table:table-cell office:value-type="float" office:value="0.2987976" calcext:value-type="float">
            <text:p>0.2987976</text:p>
          </table:table-cell>
          <table:table-cell office:value-type="float" office:value="0.5691223" calcext:value-type="float">
            <text:p>0.5691223</text:p>
          </table:table-cell>
          <table:table-cell office:value-type="float" office:value="0.5439453" calcext:value-type="float">
            <text:p>0.54394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1999" calcext:value-type="float">
            <text:p>8011999</text:p>
          </table:table-cell>
          <table:table-cell office:value-type="float" office:value="4.62312" calcext:value-type="float">
            <text:p>4.62312</text:p>
          </table:table-cell>
          <table:table-cell office:value-type="float" office:value="-8.8" calcext:value-type="float">
            <text:p>-8.8</text:p>
          </table:table-cell>
          <table:table-cell office:value-type="float" office:value="-17" calcext:value-type="float">
            <text:p>-17</text:p>
          </table:table-cell>
          <table:table-cell office:value-type="float" office:value="0.2615807" calcext:value-type="float">
            <text:p>0.2615807</text:p>
          </table:table-cell>
          <table:table-cell office:value-type="float" office:value="0.1144474" calcext:value-type="float">
            <text:p>0.1144474</text:p>
          </table:table-cell>
          <table:table-cell office:value-type="float" office:value="207.684" calcext:value-type="float">
            <text:p>207.684</text:p>
          </table:table-cell>
          <table:table-cell office:value-type="float" office:value="3.6" calcext:value-type="float">
            <text:p>3.6</text:p>
          </table:table-cell>
          <table:table-cell office:value-type="float" office:value="-0.7203979" calcext:value-type="float">
            <text:p>-0.7203979</text:p>
          </table:table-cell>
          <table:table-cell office:value-type="float" office:value="-0.7574463" calcext:value-type="float">
            <text:p>-0.7574463</text:p>
          </table:table-cell>
          <table:table-cell office:value-type="float" office:value="-0.3347778" calcext:value-type="float">
            <text:p>-0.3347778</text:p>
          </table:table-cell>
          <table:table-cell office:value-type="float" office:value="-0.3450928" calcext:value-type="float">
            <text:p>-0.3450928</text:p>
          </table:table-cell>
          <table:table-cell office:value-type="float" office:value="-0.1198425" calcext:value-type="float">
            <text:p>-0.1198425</text:p>
          </table:table-cell>
          <table:table-cell office:value-type="float" office:value="-0.1366882" calcext:value-type="float">
            <text:p>-0.1366882</text:p>
          </table:table-cell>
          <table:table-cell office:value-type="float" office:value="0.09576416" calcext:value-type="float">
            <text:p>0.09576416</text:p>
          </table:table-cell>
          <table:table-cell office:value-type="float" office:value="0.08258057" calcext:value-type="float">
            <text:p>0.08258057</text:p>
          </table:table-cell>
          <table:table-cell office:value-type="float" office:value="0.3357544" calcext:value-type="float">
            <text:p>0.3357544</text:p>
          </table:table-cell>
          <table:table-cell office:value-type="float" office:value="0.3258362" calcext:value-type="float">
            <text:p>0.3258362</text:p>
          </table:table-cell>
          <table:table-cell office:value-type="float" office:value="0.5757446" calcext:value-type="float">
            <text:p>0.5757446</text:p>
          </table:table-cell>
          <table:table-cell office:value-type="float" office:value="0.5692139" calcext:value-type="float">
            <text:p>0.56921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1999" calcext:value-type="float">
            <text:p>9011999</text:p>
          </table:table-cell>
          <table:table-cell office:value-type="float" office:value="2.06424" calcext:value-type="float">
            <text:p>2.06424</text:p>
          </table:table-cell>
          <table:table-cell office:value-type="float" office:value="-8.5" calcext:value-type="float">
            <text:p>-8.5</text:p>
          </table:table-cell>
          <table:table-cell office:value-type="float" office:value="-13.3" calcext:value-type="float">
            <text:p>-13.3</text:p>
          </table:table-cell>
          <table:table-cell office:value-type="float" office:value="0.2955812" calcext:value-type="float">
            <text:p>0.2955812</text:p>
          </table:table-cell>
          <table:table-cell office:value-type="float" office:value="0.1921568" calcext:value-type="float">
            <text:p>0.1921568</text:p>
          </table:table-cell>
          <table:table-cell office:value-type="float" office:value="304.128" calcext:value-type="float">
            <text:p>304.128</text:p>
          </table:table-cell>
          <table:table-cell office:value-type="float" office:value="4.1" calcext:value-type="float">
            <text:p>4.1</text:p>
          </table:table-cell>
          <table:table-cell office:value-type="float" office:value="-0.6352234" calcext:value-type="float">
            <text:p>-0.6352234</text:p>
          </table:table-cell>
          <table:table-cell office:value-type="float" office:value="-0.7298279" calcext:value-type="float">
            <text:p>-0.7298279</text:p>
          </table:table-cell>
          <table:table-cell office:value-type="float" office:value="-0.2949524" calcext:value-type="float">
            <text:p>-0.2949524</text:p>
          </table:table-cell>
          <table:table-cell office:value-type="float" office:value="-0.3345947" calcext:value-type="float">
            <text:p>-0.3345947</text:p>
          </table:table-cell>
          <table:table-cell office:value-type="float" office:value="-0.09701538" calcext:value-type="float">
            <text:p>-0.09701538</text:p>
          </table:table-cell>
          <table:table-cell office:value-type="float" office:value="-0.1196594" calcext:value-type="float">
            <text:p>-0.1196594</text:p>
          </table:table-cell>
          <table:table-cell office:value-type="float" office:value="0.1130371" calcext:value-type="float">
            <text:p>0.1130371</text:p>
          </table:table-cell>
          <table:table-cell office:value-type="float" office:value="0.09591675" calcext:value-type="float">
            <text:p>0.09591675</text:p>
          </table:table-cell>
          <table:table-cell office:value-type="float" office:value="0.3478699" calcext:value-type="float">
            <text:p>0.3478699</text:p>
          </table:table-cell>
          <table:table-cell office:value-type="float" office:value="0.3358765" calcext:value-type="float">
            <text:p>0.3358765</text:p>
          </table:table-cell>
          <table:table-cell office:value-type="float" office:value="0.5827942" calcext:value-type="float">
            <text:p>0.5827942</text:p>
          </table:table-cell>
          <table:table-cell office:value-type="float" office:value="0.5757751" calcext:value-type="float">
            <text:p>0.57577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1999" calcext:value-type="float">
            <text:p>10011999</text:p>
          </table:table-cell>
          <table:table-cell office:value-type="float" office:value="6.2424" calcext:value-type="float">
            <text:p>6.2424</text:p>
          </table:table-cell>
          <table:table-cell office:value-type="float" office:value="-8.8" calcext:value-type="float">
            <text:p>-8.8</text:p>
          </table:table-cell>
          <table:table-cell office:value-type="float" office:value="-19.9" calcext:value-type="float">
            <text:p>-19.9</text:p>
          </table:table-cell>
          <table:table-cell office:value-type="float" office:value="0.2920394" calcext:value-type="float">
            <text:p>0.2920394</text:p>
          </table:table-cell>
          <table:table-cell office:value-type="float" office:value="0.06917796" calcext:value-type="float">
            <text:p>0.06917796</text:p>
          </table:table-cell>
          <table:table-cell office:value-type="float" office:value="221.832" calcext:value-type="float">
            <text:p>221.832</text:p>
          </table:table-cell>
          <table:table-cell office:value-type="float" office:value="1.2" calcext:value-type="float">
            <text:p>1.2</text:p>
          </table:table-cell>
          <table:table-cell office:value-type="float" office:value="-0.6241455" calcext:value-type="float">
            <text:p>-0.6241455</text:p>
          </table:table-cell>
          <table:table-cell office:value-type="float" office:value="-0.6345825" calcext:value-type="float">
            <text:p>-0.6345825</text:p>
          </table:table-cell>
          <table:table-cell office:value-type="float" office:value="-0.2722168" calcext:value-type="float">
            <text:p>-0.2722168</text:p>
          </table:table-cell>
          <table:table-cell office:value-type="float" office:value="-0.2945251" calcext:value-type="float">
            <text:p>-0.2945251</text:p>
          </table:table-cell>
          <table:table-cell office:value-type="float" office:value="-0.07730103" calcext:value-type="float">
            <text:p>-0.07730103</text:p>
          </table:table-cell>
          <table:table-cell office:value-type="float" office:value="-0.09680176" calcext:value-type="float">
            <text:p>-0.09680176</text:p>
          </table:table-cell>
          <table:table-cell office:value-type="float" office:value="0.12854" calcext:value-type="float">
            <text:p>0.12854</text:p>
          </table:table-cell>
          <table:table-cell office:value-type="float" office:value="0.1132202" calcext:value-type="float">
            <text:p>0.1132202</text:p>
          </table:table-cell>
          <table:table-cell office:value-type="float" office:value="0.359314" calcext:value-type="float">
            <text:p>0.359314</text:p>
          </table:table-cell>
          <table:table-cell office:value-type="float" office:value="0.348053" calcext:value-type="float">
            <text:p>0.348053</text:p>
          </table:table-cell>
          <table:table-cell office:value-type="float" office:value="0.5898438" calcext:value-type="float">
            <text:p>0.5898438</text:p>
          </table:table-cell>
          <table:table-cell office:value-type="float" office:value="0.5828552" calcext:value-type="float">
            <text:p>0.58285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1999" calcext:value-type="float">
            <text:p>11011999</text:p>
          </table:table-cell>
          <table:table-cell office:value-type="float" office:value="7.70364" calcext:value-type="float">
            <text:p>7.70364</text:p>
          </table:table-cell>
          <table:table-cell office:value-type="float" office:value="-9.7" calcext:value-type="float">
            <text:p>-9.7</text:p>
          </table:table-cell>
          <table:table-cell office:value-type="float" office:value="-21.2" calcext:value-type="float">
            <text:p>-21.2</text:p>
          </table:table-cell>
          <table:table-cell office:value-type="float" office:value="0.2636089" calcext:value-type="float">
            <text:p>0.2636089</text:p>
          </table:table-cell>
          <table:table-cell office:value-type="float" office:value="0.05958048" calcext:value-type="float">
            <text:p>0.05958048</text:p>
          </table:table-cell>
          <table:table-cell office:value-type="float" office:value="334.692" calcext:value-type="float">
            <text:p>334.692</text:p>
          </table:table-cell>
          <table:table-cell office:value-type="float" office:value="0.4" calcext:value-type="float">
            <text:p>0.4</text:p>
          </table:table-cell>
          <table:table-cell office:value-type="float" office:value="-0.6154785" calcext:value-type="float">
            <text:p>-0.6154785</text:p>
          </table:table-cell>
          <table:table-cell office:value-type="float" office:value="-0.6273499" calcext:value-type="float">
            <text:p>-0.6273499</text:p>
          </table:table-cell>
          <table:table-cell office:value-type="float" office:value="-0.2585144" calcext:value-type="float">
            <text:p>-0.2585144</text:p>
          </table:table-cell>
          <table:table-cell office:value-type="float" office:value="-0.2721252" calcext:value-type="float">
            <text:p>-0.2721252</text:p>
          </table:table-cell>
          <table:table-cell office:value-type="float" office:value="-0.06137085" calcext:value-type="float">
            <text:p>-0.06137085</text:p>
          </table:table-cell>
          <table:table-cell office:value-type="float" office:value="-0.0770874" calcext:value-type="float">
            <text:p>-0.0770874</text:p>
          </table:table-cell>
          <table:table-cell office:value-type="float" office:value="0.1406555" calcext:value-type="float">
            <text:p>0.1406555</text:p>
          </table:table-cell>
          <table:table-cell office:value-type="float" office:value="0.1286926" calcext:value-type="float">
            <text:p>0.1286926</text:p>
          </table:table-cell>
          <table:table-cell office:value-type="float" office:value="0.368103" calcext:value-type="float">
            <text:p>0.368103</text:p>
          </table:table-cell>
          <table:table-cell office:value-type="float" office:value="0.3594055" calcext:value-type="float">
            <text:p>0.3594055</text:p>
          </table:table-cell>
          <table:table-cell office:value-type="float" office:value="0.5948486" calcext:value-type="float">
            <text:p>0.5948486</text:p>
          </table:table-cell>
          <table:table-cell office:value-type="float" office:value="0.5899048" calcext:value-type="float">
            <text:p>0.58990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1999" calcext:value-type="float">
            <text:p>12011999</text:p>
          </table:table-cell>
          <table:table-cell office:value-type="float" office:value="5.96916" calcext:value-type="float">
            <text:p>5.96916</text:p>
          </table:table-cell>
          <table:table-cell office:value-type="float" office:value="-13.2" calcext:value-type="float">
            <text:p>-13.2</text:p>
          </table:table-cell>
          <table:table-cell office:value-type="float" office:value="-20.4" calcext:value-type="float">
            <text:p>-20.4</text:p>
          </table:table-cell>
          <table:table-cell office:value-type="float" office:value="0.1711653" calcext:value-type="float">
            <text:p>0.1711653</text:p>
          </table:table-cell>
          <table:table-cell office:value-type="float" office:value="0.0776462" calcext:value-type="float">
            <text:p>0.0776462</text:p>
          </table:table-cell>
          <table:table-cell office:value-type="float" office:value="202.464" calcext:value-type="float">
            <text:p>202.464</text:p>
          </table:table-cell>
          <table:table-cell office:value-type="float" office:value="4.2" calcext:value-type="float">
            <text:p>4.2</text:p>
          </table:table-cell>
          <table:table-cell office:value-type="float" office:value="-0.5183105" calcext:value-type="float">
            <text:p>-0.5183105</text:p>
          </table:table-cell>
          <table:table-cell office:value-type="float" office:value="-0.6704407" calcext:value-type="float">
            <text:p>-0.6704407</text:p>
          </table:table-cell>
          <table:table-cell office:value-type="float" office:value="-0.2367859" calcext:value-type="float">
            <text:p>-0.2367859</text:p>
          </table:table-cell>
          <table:table-cell office:value-type="float" office:value="-0.2603149" calcext:value-type="float">
            <text:p>-0.2603149</text:p>
          </table:table-cell>
          <table:table-cell office:value-type="float" office:value="-0.05062866" calcext:value-type="float">
            <text:p>-0.05062866</text:p>
          </table:table-cell>
          <table:table-cell office:value-type="float" office:value="-0.06121826" calcext:value-type="float">
            <text:p>-0.06121826</text:p>
          </table:table-cell>
          <table:table-cell office:value-type="float" office:value="0.1486206" calcext:value-type="float">
            <text:p>0.1486206</text:p>
          </table:table-cell>
          <table:table-cell office:value-type="float" office:value="0.1407471" calcext:value-type="float">
            <text:p>0.1407471</text:p>
          </table:table-cell>
          <table:table-cell office:value-type="float" office:value="0.3734741" calcext:value-type="float">
            <text:p>0.3734741</text:p>
          </table:table-cell>
          <table:table-cell office:value-type="float" office:value="0.3681641" calcext:value-type="float">
            <text:p>0.3681641</text:p>
          </table:table-cell>
          <table:table-cell office:value-type="float" office:value="0.5974121" calcext:value-type="float">
            <text:p>0.5974121</text:p>
          </table:table-cell>
          <table:table-cell office:value-type="float" office:value="0.5948792" calcext:value-type="float">
            <text:p>0.59487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1999" calcext:value-type="float">
            <text:p>13011999</text:p>
          </table:table-cell>
          <table:table-cell office:value-type="float" office:value="7.65864" calcext:value-type="float">
            <text:p>7.65864</text:p>
          </table:table-cell>
          <table:table-cell office:value-type="float" office:value="-13.3" calcext:value-type="float">
            <text:p>-13.3</text:p>
          </table:table-cell>
          <table:table-cell office:value-type="float" office:value="-26.1" calcext:value-type="float">
            <text:p>-26.1</text:p>
          </table:table-cell>
          <table:table-cell office:value-type="float" office:value="0.1765161" calcext:value-type="float">
            <text:p>0.1765161</text:p>
          </table:table-cell>
          <table:table-cell office:value-type="float" office:value="0.03683448" calcext:value-type="float">
            <text:p>0.03683448</text:p>
          </table:table-cell>
          <table:table-cell office:value-type="float" office:value="396.144" calcext:value-type="float">
            <text:p>396.144</text:p>
          </table:table-cell>
          <table:table-cell office:value-type="float" office:value="1.6" calcext:value-type="float">
            <text:p>1.6</text:p>
          </table:table-cell>
          <table:table-cell office:value-type="float" office:value="-0.6630554" calcext:value-type="float">
            <text:p>-0.6630554</text:p>
          </table:table-cell>
          <table:table-cell office:value-type="float" office:value="-0.6999817" calcext:value-type="float">
            <text:p>-0.6999817</text:p>
          </table:table-cell>
          <table:table-cell office:value-type="float" office:value="-0.2572021" calcext:value-type="float">
            <text:p>-0.2572021</text:p>
          </table:table-cell>
          <table:table-cell office:value-type="float" office:value="-0.2635803" calcext:value-type="float">
            <text:p>-0.2635803</text:p>
          </table:table-cell>
          <table:table-cell office:value-type="float" office:value="-0.04678345" calcext:value-type="float">
            <text:p>-0.04678345</text:p>
          </table:table-cell>
          <table:table-cell office:value-type="float" office:value="-0.05166626" calcext:value-type="float">
            <text:p>-0.05166626</text:p>
          </table:table-cell>
          <table:table-cell office:value-type="float" office:value="0.1492615" calcext:value-type="float">
            <text:p>0.1492615</text:p>
          </table:table-cell>
          <table:table-cell office:value-type="float" office:value="0.1476746" calcext:value-type="float">
            <text:p>0.1476746</text:p>
          </table:table-cell>
          <table:table-cell office:value-type="float" office:value="0.3731384" calcext:value-type="float">
            <text:p>0.3731384</text:p>
          </table:table-cell>
          <table:table-cell office:value-type="float" office:value="0.3716736" calcext:value-type="float">
            <text:p>0.3716736</text:p>
          </table:table-cell>
          <table:table-cell office:value-type="float" office:value="0.5970459" calcext:value-type="float">
            <text:p>0.5970459</text:p>
          </table:table-cell>
          <table:table-cell office:value-type="float" office:value="0.5930786" calcext:value-type="float">
            <text:p>0.59307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1999" calcext:value-type="float">
            <text:p>14011999</text:p>
          </table:table-cell>
          <table:table-cell office:value-type="float" office:value="5.964119" calcext:value-type="float">
            <text:p>5.964119</text:p>
          </table:table-cell>
          <table:table-cell office:value-type="float" office:value="-17.8" calcext:value-type="float">
            <text:p>-17.8</text:p>
          </table:table-cell>
          <table:table-cell office:value-type="float" office:value="-29.3" calcext:value-type="float">
            <text:p>-29.3</text:p>
          </table:table-cell>
          <table:table-cell office:value-type="float" office:value="0.1056316" calcext:value-type="float">
            <text:p>0.1056316</text:p>
          </table:table-cell>
          <table:table-cell office:value-type="float" office:value="0.03056263" calcext:value-type="float">
            <text:p>0.03056263</text:p>
          </table:table-cell>
          <table:table-cell office:value-type="float" office:value="443.124" calcext:value-type="float">
            <text:p>443.124</text:p>
          </table:table-cell>
          <table:table-cell office:value-type="float" office:value="4.7" calcext:value-type="float">
            <text:p>4.7</text:p>
          </table:table-cell>
          <table:table-cell office:value-type="float" office:value="-0.6639709" calcext:value-type="float">
            <text:p>-0.6639709</text:p>
          </table:table-cell>
          <table:table-cell office:value-type="float" office:value="-0.8200378" calcext:value-type="float">
            <text:p>-0.8200378</text:p>
          </table:table-cell>
          <table:table-cell office:value-type="float" office:value="-0.2572632" calcext:value-type="float">
            <text:p>-0.2572632</text:p>
          </table:table-cell>
          <table:table-cell office:value-type="float" office:value="-0.2944946" calcext:value-type="float">
            <text:p>-0.2944946</text:p>
          </table:table-cell>
          <table:table-cell office:value-type="float" office:value="-0.04623413" calcext:value-type="float">
            <text:p>-0.04623413</text:p>
          </table:table-cell>
          <table:table-cell office:value-type="float" office:value="-0.05111694" calcext:value-type="float">
            <text:p>-0.05111694</text:p>
          </table:table-cell>
          <table:table-cell office:value-type="float" office:value="0.1493225" calcext:value-type="float">
            <text:p>0.1493225</text:p>
          </table:table-cell>
          <table:table-cell office:value-type="float" office:value="0.1438904" calcext:value-type="float">
            <text:p>0.1438904</text:p>
          </table:table-cell>
          <table:table-cell office:value-type="float" office:value="0.3716736" calcext:value-type="float">
            <text:p>0.3716736</text:p>
          </table:table-cell>
          <table:table-cell office:value-type="float" office:value="0.3654785" calcext:value-type="float">
            <text:p>0.3654785</text:p>
          </table:table-cell>
          <table:table-cell office:value-type="float" office:value="0.5930481" calcext:value-type="float">
            <text:p>0.5930481</text:p>
          </table:table-cell>
          <table:table-cell office:value-type="float" office:value="0.5855103" calcext:value-type="float">
            <text:p>0.58551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1999" calcext:value-type="float">
            <text:p>15011999</text:p>
          </table:table-cell>
          <table:table-cell office:value-type="float" office:value="2.97324" calcext:value-type="float">
            <text:p>2.97324</text:p>
          </table:table-cell>
          <table:table-cell office:value-type="float" office:value="-9.3" calcext:value-type="float">
            <text:p>-9.3</text:p>
          </table:table-cell>
          <table:table-cell office:value-type="float" office:value="-17.1" calcext:value-type="float">
            <text:p>-17.1</text:p>
          </table:table-cell>
          <table:table-cell office:value-type="float" office:value="0.2779763" calcext:value-type="float">
            <text:p>0.2779763</text:p>
          </table:table-cell>
          <table:table-cell office:value-type="float" office:value="0.115161" calcext:value-type="float">
            <text:p>0.115161</text:p>
          </table:table-cell>
          <table:table-cell office:value-type="float" office:value="371.664" calcext:value-type="float">
            <text:p>371.664</text:p>
          </table:table-cell>
          <table:table-cell office:value-type="float" office:value="13" calcext:value-type="float">
            <text:p>13</text:p>
          </table:table-cell>
          <table:table-cell office:value-type="float" office:value="-0.7346191" calcext:value-type="float">
            <text:p>-0.7346191</text:p>
          </table:table-cell>
          <table:table-cell office:value-type="float" office:value="-0.8452759" calcext:value-type="float">
            <text:p>-0.8452759</text:p>
          </table:table-cell>
          <table:table-cell office:value-type="float" office:value="-0.2889099" calcext:value-type="float">
            <text:p>-0.2889099</text:p>
          </table:table-cell>
          <table:table-cell office:value-type="float" office:value="-0.3063049" calcext:value-type="float">
            <text:p>-0.3063049</text:p>
          </table:table-cell>
          <table:table-cell office:value-type="float" office:value="-0.05026245" calcext:value-type="float">
            <text:p>-0.05026245</text:p>
          </table:table-cell>
          <table:table-cell office:value-type="float" office:value="-0.05316162" calcext:value-type="float">
            <text:p>-0.05316162</text:p>
          </table:table-cell>
          <table:table-cell office:value-type="float" office:value="0.1437988" calcext:value-type="float">
            <text:p>0.1437988</text:p>
          </table:table-cell>
          <table:table-cell office:value-type="float" office:value="0.1398315" calcext:value-type="float">
            <text:p>0.1398315</text:p>
          </table:table-cell>
          <table:table-cell office:value-type="float" office:value="0.3652954" calcext:value-type="float">
            <text:p>0.3652954</text:p>
          </table:table-cell>
          <table:table-cell office:value-type="float" office:value="0.3579712" calcext:value-type="float">
            <text:p>0.3579712</text:p>
          </table:table-cell>
          <table:table-cell office:value-type="float" office:value="0.5853882" calcext:value-type="float">
            <text:p>0.5853882</text:p>
          </table:table-cell>
          <table:table-cell office:value-type="float" office:value="0.5750122" calcext:value-type="float">
            <text:p>0.57501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1999" calcext:value-type="float">
            <text:p>16011999</text:p>
          </table:table-cell>
          <table:table-cell office:value-type="float" office:value="2.03796" calcext:value-type="float">
            <text:p>2.03796</text:p>
          </table:table-cell>
          <table:table-cell office:value-type="float" office:value="2.1" calcext:value-type="float">
            <text:p>2.1</text:p>
          </table:table-cell>
          <table:table-cell office:value-type="float" office:value="-16.3" calcext:value-type="float">
            <text:p>-16.3</text:p>
          </table:table-cell>
          <table:table-cell office:value-type="float" office:value="0.5849338" calcext:value-type="float">
            <text:p>0.5849338</text:p>
          </table:table-cell>
          <table:table-cell office:value-type="float" office:value="0.1578103" calcext:value-type="float">
            <text:p>0.1578103</text:p>
          </table:table-cell>
          <table:table-cell office:value-type="float" office:value="319.14" calcext:value-type="float">
            <text:p>319.14</text:p>
          </table:table-cell>
          <table:table-cell office:value-type="float" office:value="0.6" calcext:value-type="float">
            <text:p>0.6</text:p>
          </table:table-cell>
          <table:table-cell office:value-type="float" office:value="-0.5795593" calcext:value-type="float">
            <text:p>-0.5795593</text:p>
          </table:table-cell>
          <table:table-cell office:value-type="float" office:value="-0.7320557" calcext:value-type="float">
            <text:p>-0.7320557</text:p>
          </table:table-cell>
          <table:table-cell office:value-type="float" office:value="-0.2401733" calcext:value-type="float">
            <text:p>-0.2401733</text:p>
          </table:table-cell>
          <table:table-cell office:value-type="float" office:value="-0.2883911" calcext:value-type="float">
            <text:p>-0.2883911</text:p>
          </table:table-cell>
          <table:table-cell office:value-type="float" office:value="-0.04107666" calcext:value-type="float">
            <text:p>-0.04107666</text:p>
          </table:table-cell>
          <table:table-cell office:value-type="float" office:value="-0.05023193" calcext:value-type="float">
            <text:p>-0.05023193</text:p>
          </table:table-cell>
          <table:table-cell office:value-type="float" office:value="0.1445007" calcext:value-type="float">
            <text:p>0.1445007</text:p>
          </table:table-cell>
          <table:table-cell office:value-type="float" office:value="0.1400757" calcext:value-type="float">
            <text:p>0.1400757</text:p>
          </table:table-cell>
          <table:table-cell office:value-type="float" office:value="0.3580017" calcext:value-type="float">
            <text:p>0.3580017</text:p>
          </table:table-cell>
          <table:table-cell office:value-type="float" office:value="0.3576965" calcext:value-type="float">
            <text:p>0.3576965</text:p>
          </table:table-cell>
          <table:table-cell office:value-type="float" office:value="0.5749512" calcext:value-type="float">
            <text:p>0.5749512</text:p>
          </table:table-cell>
          <table:table-cell office:value-type="float" office:value="0.5707703" calcext:value-type="float">
            <text:p>0.57077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1999" calcext:value-type="float">
            <text:p>17011999</text:p>
          </table:table-cell>
          <table:table-cell office:value-type="float" office:value="6.8562" calcext:value-type="float">
            <text:p>6.8562</text:p>
          </table:table-cell>
          <table:table-cell office:value-type="float" office:value="3.9" calcext:value-type="float">
            <text:p>3.9</text:p>
          </table:table-cell>
          <table:table-cell office:value-type="float" office:value="-2.3" calcext:value-type="float">
            <text:p>-2.3</text:p>
          </table:table-cell>
          <table:table-cell office:value-type="float" office:value="0.5810059" calcext:value-type="float">
            <text:p>0.5810059</text:p>
          </table:table-cell>
          <table:table-cell office:value-type="float" office:value="0.4699172" calcext:value-type="float">
            <text:p>0.4699172</text:p>
          </table:table-cell>
          <table:table-cell office:value-type="float" office:value="309.996" calcext:value-type="float">
            <text:p>309.996</text:p>
          </table:table-cell>
          <table:table-cell office:value-type="float" office:value="0.1" calcext:value-type="float">
            <text:p>0.1</text:p>
          </table:table-cell>
          <table:table-cell office:value-type="float" office:value="-0.3841248" calcext:value-type="float">
            <text:p>-0.3841248</text:p>
          </table:table-cell>
          <table:table-cell office:value-type="float" office:value="-0.5779724" calcext:value-type="float">
            <text:p>-0.5779724</text:p>
          </table:table-cell>
          <table:table-cell office:value-type="float" office:value="-0.1771851" calcext:value-type="float">
            <text:p>-0.1771851</text:p>
          </table:table-cell>
          <table:table-cell office:value-type="float" office:value="-0.2397156" calcext:value-type="float">
            <text:p>-0.2397156</text:p>
          </table:table-cell>
          <table:table-cell office:value-type="float" office:value="-0.02862549" calcext:value-type="float">
            <text:p>-0.02862549</text:p>
          </table:table-cell>
          <table:table-cell office:value-type="float" office:value="-0.04098511" calcext:value-type="float">
            <text:p>-0.04098511</text:p>
          </table:table-cell>
          <table:table-cell office:value-type="float" office:value="0.1522522" calcext:value-type="float">
            <text:p>0.1522522</text:p>
          </table:table-cell>
          <table:table-cell office:value-type="float" office:value="0.1445618" calcext:value-type="float">
            <text:p>0.1445618</text:p>
          </table:table-cell>
          <table:table-cell office:value-type="float" office:value="0.3610535" calcext:value-type="float">
            <text:p>0.3610535</text:p>
          </table:table-cell>
          <table:table-cell office:value-type="float" office:value="0.3580017" calcext:value-type="float">
            <text:p>0.3580017</text:p>
          </table:table-cell>
          <table:table-cell office:value-type="float" office:value="0.5707397" calcext:value-type="float">
            <text:p>0.5707397</text:p>
          </table:table-cell>
          <table:table-cell office:value-type="float" office:value="0.5693054" calcext:value-type="float">
            <text:p>0.56930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1999" calcext:value-type="float">
            <text:p>18011999</text:p>
          </table:table-cell>
          <table:table-cell office:value-type="float" office:value="0.80136" calcext:value-type="float">
            <text:p>0.80136</text:p>
          </table:table-cell>
          <table:table-cell office:value-type="float" office:value="1.6" calcext:value-type="float">
            <text:p>1.6</text:p>
          </table:table-cell>
          <table:table-cell office:value-type="float" office:value="-2.7" calcext:value-type="float">
            <text:p>-2.7</text:p>
          </table:table-cell>
          <table:table-cell office:value-type="float" office:value="0.6657481" calcext:value-type="float">
            <text:p>0.6657481</text:p>
          </table:table-cell>
          <table:table-cell office:value-type="float" office:value="0.4558694" calcext:value-type="float">
            <text:p>0.4558694</text:p>
          </table:table-cell>
          <table:table-cell office:value-type="float" office:value="423.072" calcext:value-type="float">
            <text:p>423.072</text:p>
          </table:table-cell>
          <table:table-cell office:value-type="float" office:value="18.4" calcext:value-type="float">
            <text:p>18.4</text:p>
          </table:table-cell>
          <table:table-cell office:value-type="float" office:value="-0.1796265" calcext:value-type="float">
            <text:p>-0.1796265</text:p>
          </table:table-cell>
          <table:table-cell office:value-type="float" office:value="-0.3817749" calcext:value-type="float">
            <text:p>-0.3817749</text:p>
          </table:table-cell>
          <table:table-cell office:value-type="float" office:value="-0.1084595" calcext:value-type="float">
            <text:p>-0.1084595</text:p>
          </table:table-cell>
          <table:table-cell office:value-type="float" office:value="-0.1764526" calcext:value-type="float">
            <text:p>-0.1764526</text:p>
          </table:table-cell>
          <table:table-cell office:value-type="float" office:value="-0.01583862" calcext:value-type="float">
            <text:p>-0.01583862</text:p>
          </table:table-cell>
          <table:table-cell office:value-type="float" office:value="-0.02844238" calcext:value-type="float">
            <text:p>-0.02844238</text:p>
          </table:table-cell>
          <table:table-cell office:value-type="float" office:value="0.1583862" calcext:value-type="float">
            <text:p>0.1583862</text:p>
          </table:table-cell>
          <table:table-cell office:value-type="float" office:value="0.1523743" calcext:value-type="float">
            <text:p>0.1523743</text:p>
          </table:table-cell>
          <table:table-cell office:value-type="float" office:value="0.3641357" calcext:value-type="float">
            <text:p>0.3641357</text:p>
          </table:table-cell>
          <table:table-cell office:value-type="float" office:value="0.3528748" calcext:value-type="float">
            <text:p>0.3528748</text:p>
          </table:table-cell>
          <table:table-cell office:value-type="float" office:value="0.5698853" calcext:value-type="float">
            <text:p>0.5698853</text:p>
          </table:table-cell>
          <table:table-cell office:value-type="float" office:value="0.5562439" calcext:value-type="float">
            <text:p>0.55624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1999" calcext:value-type="float">
            <text:p>19011999</text:p>
          </table:table-cell>
          <table:table-cell office:value-type="float" office:value="3.30264" calcext:value-type="float">
            <text:p>3.30264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0.6314626" calcext:value-type="float">
            <text:p>0.6314626</text:p>
          </table:table-cell>
          <table:table-cell office:value-type="float" office:value="0.5314078" calcext:value-type="float">
            <text:p>0.5314078</text:p>
          </table:table-cell>
          <table:table-cell office:value-type="float" office:value="566.064" calcext:value-type="float">
            <text:p>566.064</text:p>
          </table:table-cell>
          <table:table-cell office:value-type="float" office:value="0.1" calcext:value-type="float">
            <text:p>0.1</text:p>
          </table:table-cell>
          <table:table-cell office:value-type="float" office:value="-0.1193237" calcext:value-type="float">
            <text:p>-0.1193237</text:p>
          </table:table-cell>
          <table:table-cell office:value-type="float" office:value="-0.1789246" calcext:value-type="float">
            <text:p>-0.1789246</text:p>
          </table:table-cell>
          <table:table-cell office:value-type="float" office:value="-0.07443237" calcext:value-type="float">
            <text:p>-0.07443237</text:p>
          </table:table-cell>
          <table:table-cell office:value-type="float" office:value="-0.1078491" calcext:value-type="float">
            <text:p>-0.1078491</text:p>
          </table:table-cell>
          <table:table-cell office:value-type="float" office:value="-0.005554199" calcext:value-type="float">
            <text:p>-0.005554199</text:p>
          </table:table-cell>
          <table:table-cell office:value-type="float" office:value="-0.01565552" calcext:value-type="float">
            <text:p>-0.01565552</text:p>
          </table:table-cell>
          <table:table-cell office:value-type="float" office:value="0.1699219" calcext:value-type="float">
            <text:p>0.1699219</text:p>
          </table:table-cell>
          <table:table-cell office:value-type="float" office:value="0.154541" calcext:value-type="float">
            <text:p>0.154541</text:p>
          </table:table-cell>
          <table:table-cell office:value-type="float" office:value="0.3705444" calcext:value-type="float">
            <text:p>0.3705444</text:p>
          </table:table-cell>
          <table:table-cell office:value-type="float" office:value="0.3542175" calcext:value-type="float">
            <text:p>0.3542175</text:p>
          </table:table-cell>
          <table:table-cell office:value-type="float" office:value="0.5700073" calcext:value-type="float">
            <text:p>0.5700073</text:p>
          </table:table-cell>
          <table:table-cell office:value-type="float" office:value="0.5573425" calcext:value-type="float">
            <text:p>0.55734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1999" calcext:value-type="float">
            <text:p>20011999</text:p>
          </table:table-cell>
          <table:table-cell office:value-type="float" office:value="6.739202" calcext:value-type="float">
            <text:p>6.739202</text:p>
          </table:table-cell>
          <table:table-cell office:value-type="float" office:value="0.3" calcext:value-type="float">
            <text:p>0.3</text:p>
          </table:table-cell>
          <table:table-cell office:value-type="float" office:value="-4.8" calcext:value-type="float">
            <text:p>-4.8</text:p>
          </table:table-cell>
          <table:table-cell office:value-type="float" office:value="0.5411847" calcext:value-type="float">
            <text:p>0.5411847</text:p>
          </table:table-cell>
          <table:table-cell office:value-type="float" office:value="0.3460492" calcext:value-type="float">
            <text:p>0.3460492</text:p>
          </table:table-cell>
          <table:table-cell office:value-type="float" office:value="200.232" calcext:value-type="float">
            <text:p>200.232</text:p>
          </table:table-cell>
          <table:table-cell office:value-type="float" office:value="0.3" calcext:value-type="float">
            <text:p>0.3</text:p>
          </table:table-cell>
          <table:table-cell office:value-type="float" office:value="-0.08843994" calcext:value-type="float">
            <text:p>-0.08843994</text:p>
          </table:table-cell>
          <table:table-cell office:value-type="float" office:value="-0.118866" calcext:value-type="float">
            <text:p>-0.118866</text:p>
          </table:table-cell>
          <table:table-cell office:value-type="float" office:value="-0.05490112" calcext:value-type="float">
            <text:p>-0.05490112</text:p>
          </table:table-cell>
          <table:table-cell office:value-type="float" office:value="-0.0741272" calcext:value-type="float">
            <text:p>-0.0741272</text:p>
          </table:table-cell>
          <table:table-cell office:value-type="float" office:value="0.001190186" calcext:value-type="float">
            <text:p>0.001190186</text:p>
          </table:table-cell>
          <table:table-cell office:value-type="float" office:value="-0.005462646" calcext:value-type="float">
            <text:p>-0.005462646</text:p>
          </table:table-cell>
          <table:table-cell office:value-type="float" office:value="0.1738586" calcext:value-type="float">
            <text:p>0.1738586</text:p>
          </table:table-cell>
          <table:table-cell office:value-type="float" office:value="0.1699524" calcext:value-type="float">
            <text:p>0.1699524</text:p>
          </table:table-cell>
          <table:table-cell office:value-type="float" office:value="0.3707581" calcext:value-type="float">
            <text:p>0.3707581</text:p>
          </table:table-cell>
          <table:table-cell office:value-type="float" office:value="0.3705139" calcext:value-type="float">
            <text:p>0.3705139</text:p>
          </table:table-cell>
          <table:table-cell office:value-type="float" office:value="0.5692139" calcext:value-type="float">
            <text:p>0.5692139</text:p>
          </table:table-cell>
          <table:table-cell office:value-type="float" office:value="0.5663757" calcext:value-type="float">
            <text:p>0.56637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1999" calcext:value-type="float">
            <text:p>21011999</text:p>
          </table:table-cell>
          <table:table-cell office:value-type="float" office:value="3.289835" calcext:value-type="float">
            <text:p>3.289835</text:p>
          </table:table-cell>
          <table:table-cell office:value-type="float" office:value="-3.4" calcext:value-type="float">
            <text:p>-3.4</text:p>
          </table:table-cell>
          <table:table-cell office:value-type="float" office:value="-6.7" calcext:value-type="float">
            <text:p>-6.7</text:p>
          </table:table-cell>
          <table:table-cell office:value-type="float" office:value="0.4382488" calcext:value-type="float">
            <text:p>0.4382488</text:p>
          </table:table-cell>
          <table:table-cell office:value-type="float" office:value="0.3351951" calcext:value-type="float">
            <text:p>0.3351951</text:p>
          </table:table-cell>
          <table:table-cell office:value-type="float" office:value="243.108" calcext:value-type="float">
            <text:p>243.108</text:p>
          </table:table-cell>
          <table:table-cell office:value-type="float" office:value="1.7" calcext:value-type="float">
            <text:p>1.7</text:p>
          </table:table-cell>
          <table:table-cell office:value-type="float" office:value="-0.07034302" calcext:value-type="float">
            <text:p>-0.07034302</text:p>
          </table:table-cell>
          <table:table-cell office:value-type="float" office:value="-0.08828735" calcext:value-type="float">
            <text:p>-0.08828735</text:p>
          </table:table-cell>
          <table:table-cell office:value-type="float" office:value="-0.04248047" calcext:value-type="float">
            <text:p>-0.04248047</text:p>
          </table:table-cell>
          <table:table-cell office:value-type="float" office:value="-0.05471802" calcext:value-type="float">
            <text:p>-0.05471802</text:p>
          </table:table-cell>
          <table:table-cell office:value-type="float" office:value="0.005554199" calcext:value-type="float">
            <text:p>0.005554199</text:p>
          </table:table-cell>
          <table:table-cell office:value-type="float" office:value="0.001220703" calcext:value-type="float">
            <text:p>0.001220703</text:p>
          </table:table-cell>
          <table:table-cell office:value-type="float" office:value="0.1758423" calcext:value-type="float">
            <text:p>0.1758423</text:p>
          </table:table-cell>
          <table:table-cell office:value-type="float" office:value="0.1738892" calcext:value-type="float">
            <text:p>0.1738892</text:p>
          </table:table-cell>
          <table:table-cell office:value-type="float" office:value="0.370636" calcext:value-type="float">
            <text:p>0.370636</text:p>
          </table:table-cell>
          <table:table-cell office:value-type="float" office:value="0.3694458" calcext:value-type="float">
            <text:p>0.3694458</text:p>
          </table:table-cell>
          <table:table-cell office:value-type="float" office:value="0.5663147" calcext:value-type="float">
            <text:p>0.5663147</text:p>
          </table:table-cell>
          <table:table-cell office:value-type="float" office:value="0.5624084" calcext:value-type="float">
            <text:p>0.56240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1999" calcext:value-type="float">
            <text:p>22011999</text:p>
          </table:table-cell>
          <table:table-cell office:value-type="float" office:value="3.25152" calcext:value-type="float">
            <text:p>3.25152</text:p>
          </table:table-cell>
          <table:table-cell office:value-type="float" office:value="-1.4" calcext:value-type="float">
            <text:p>-1.4</text:p>
          </table:table-cell>
          <table:table-cell office:value-type="float" office:value="-5.9" calcext:value-type="float">
            <text:p>-5.9</text:p>
          </table:table-cell>
          <table:table-cell office:value-type="float" office:value="0.5293163" calcext:value-type="float">
            <text:p>0.5293163</text:p>
          </table:table-cell>
          <table:table-cell office:value-type="float" office:value="0.2710032" calcext:value-type="float">
            <text:p>0.2710032</text:p>
          </table:table-cell>
          <table:table-cell office:value-type="float" office:value="433.764" calcext:value-type="float">
            <text:p>433.764</text:p>
          </table:table-cell>
          <table:table-cell office:value-type="float" office:value="18.3" calcext:value-type="float">
            <text:p>18.3</text:p>
          </table:table-cell>
          <table:table-cell office:value-type="float" office:value="-0.06060791" calcext:value-type="float">
            <text:p>-0.06060791</text:p>
          </table:table-cell>
          <table:table-cell office:value-type="float" office:value="-0.07012939" calcext:value-type="float">
            <text:p>-0.07012939</text:p>
          </table:table-cell>
          <table:table-cell office:value-type="float" office:value="-0.03463745" calcext:value-type="float">
            <text:p>-0.03463745</text:p>
          </table:table-cell>
          <table:table-cell office:value-type="float" office:value="-0.04232788" calcext:value-type="float">
            <text:p>-0.04232788</text:p>
          </table:table-cell>
          <table:table-cell office:value-type="float" office:value="0.007873535" calcext:value-type="float">
            <text:p>0.007873535</text:p>
          </table:table-cell>
          <table:table-cell office:value-type="float" office:value="0.005523682" calcext:value-type="float">
            <text:p>0.005523682</text:p>
          </table:table-cell>
          <table:table-cell office:value-type="float" office:value="0.1764832" calcext:value-type="float">
            <text:p>0.1764832</text:p>
          </table:table-cell>
          <table:table-cell office:value-type="float" office:value="0.1758423" calcext:value-type="float">
            <text:p>0.1758423</text:p>
          </table:table-cell>
          <table:table-cell office:value-type="float" office:value="0.3694458" calcext:value-type="float">
            <text:p>0.3694458</text:p>
          </table:table-cell>
          <table:table-cell office:value-type="float" office:value="0.367218" calcext:value-type="float">
            <text:p>0.367218</text:p>
          </table:table-cell>
          <table:table-cell office:value-type="float" office:value="0.5623779" calcext:value-type="float">
            <text:p>0.5623779</text:p>
          </table:table-cell>
          <table:table-cell office:value-type="float" office:value="0.5576782" calcext:value-type="float">
            <text:p>0.55767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1999" calcext:value-type="float">
            <text:p>23011999</text:p>
          </table:table-cell>
          <table:table-cell office:value-type="float" office:value="2.981906" calcext:value-type="float">
            <text:p>2.981906</text:p>
          </table:table-cell>
          <table:table-cell office:value-type="float" office:value="4.3" calcext:value-type="float">
            <text:p>4.3</text:p>
          </table:table-cell>
          <table:table-cell office:value-type="float" office:value="-1.2" calcext:value-type="float">
            <text:p>-1.2</text:p>
          </table:table-cell>
          <table:table-cell office:value-type="float" office:value="0.7995577" calcext:value-type="float">
            <text:p>0.7995577</text:p>
          </table:table-cell>
          <table:table-cell office:value-type="float" office:value="0.5409542" calcext:value-type="float">
            <text:p>0.5409542</text:p>
          </table:table-cell>
          <table:table-cell office:value-type="float" office:value="300.024" calcext:value-type="float">
            <text:p>300.024</text:p>
          </table:table-cell>
          <table:table-cell office:value-type="float" office:value="0.6" calcext:value-type="float">
            <text:p>0.6</text:p>
          </table:table-cell>
          <table:table-cell office:value-type="float" office:value="-0.05187988" calcext:value-type="float">
            <text:p>-0.05187988</text:p>
          </table:table-cell>
          <table:table-cell office:value-type="float" office:value="-0.0604248" calcext:value-type="float">
            <text:p>-0.0604248</text:p>
          </table:table-cell>
          <table:table-cell office:value-type="float" office:value="-0.02874756" calcext:value-type="float">
            <text:p>-0.02874756</text:p>
          </table:table-cell>
          <table:table-cell office:value-type="float" office:value="-0.03457642" calcext:value-type="float">
            <text:p>-0.03457642</text:p>
          </table:table-cell>
          <table:table-cell office:value-type="float" office:value="0.009307861" calcext:value-type="float">
            <text:p>0.009307861</text:p>
          </table:table-cell>
          <table:table-cell office:value-type="float" office:value="0.007873535" calcext:value-type="float">
            <text:p>0.007873535</text:p>
          </table:table-cell>
          <table:table-cell office:value-type="float" office:value="0.1765442" calcext:value-type="float">
            <text:p>0.1765442</text:p>
          </table:table-cell>
          <table:table-cell office:value-type="float" office:value="0.1764832" calcext:value-type="float">
            <text:p>0.1764832</text:p>
          </table:table-cell>
          <table:table-cell office:value-type="float" office:value="0.367218" calcext:value-type="float">
            <text:p>0.367218</text:p>
          </table:table-cell>
          <table:table-cell office:value-type="float" office:value="0.3645325" calcext:value-type="float">
            <text:p>0.3645325</text:p>
          </table:table-cell>
          <table:table-cell office:value-type="float" office:value="0.5576477" calcext:value-type="float">
            <text:p>0.5576477</text:p>
          </table:table-cell>
          <table:table-cell office:value-type="float" office:value="0.5524292" calcext:value-type="float">
            <text:p>0.55242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1999" calcext:value-type="float">
            <text:p>24011999</text:p>
          </table:table-cell>
          <table:table-cell office:value-type="float" office:value="1.66788" calcext:value-type="float">
            <text:p>1.66788</text:p>
          </table:table-cell>
          <table:table-cell office:value-type="float" office:value="7.6" calcext:value-type="float">
            <text:p>7.6</text:p>
          </table:table-cell>
          <table:table-cell office:value-type="float" office:value="-5.5" calcext:value-type="float">
            <text:p>-5.5</text:p>
          </table:table-cell>
          <table:table-cell office:value-type="float" office:value="1.02459" calcext:value-type="float">
            <text:p>1.02459</text:p>
          </table:table-cell>
          <table:table-cell office:value-type="float" office:value="0.2730859" calcext:value-type="float">
            <text:p>0.2730859</text:p>
          </table:table-cell>
          <table:table-cell office:value-type="float" office:value="459.108" calcext:value-type="float">
            <text:p>459.108</text:p>
          </table:table-cell>
          <table:table-cell office:value-type="float" office:value="2.3" calcext:value-type="float">
            <text:p>2.3</text:p>
          </table:table-cell>
          <table:table-cell office:value-type="float" office:value="-0.04501343" calcext:value-type="float">
            <text:p>-0.04501343</text:p>
          </table:table-cell>
          <table:table-cell office:value-type="float" office:value="-0.05172729" calcext:value-type="float">
            <text:p>-0.05172729</text:p>
          </table:table-cell>
          <table:table-cell office:value-type="float" office:value="-0.02426147" calcext:value-type="float">
            <text:p>-0.02426147</text:p>
          </table:table-cell>
          <table:table-cell office:value-type="float" office:value="-0.02877808" calcext:value-type="float">
            <text:p>-0.02877808</text:p>
          </table:table-cell>
          <table:table-cell office:value-type="float" office:value="0.01046753" calcext:value-type="float">
            <text:p>0.01046753</text:p>
          </table:table-cell>
          <table:table-cell office:value-type="float" office:value="0.009216309" calcext:value-type="float">
            <text:p>0.009216309</text:p>
          </table:table-cell>
          <table:table-cell office:value-type="float" office:value="0.1765137" calcext:value-type="float">
            <text:p>0.1765137</text:p>
          </table:table-cell>
          <table:table-cell office:value-type="float" office:value="0.1754761" calcext:value-type="float">
            <text:p>0.1754761</text:p>
          </table:table-cell>
          <table:table-cell office:value-type="float" office:value="0.3645325" calcext:value-type="float">
            <text:p>0.3645325</text:p>
          </table:table-cell>
          <table:table-cell office:value-type="float" office:value="0.3613586" calcext:value-type="float">
            <text:p>0.3613586</text:p>
          </table:table-cell>
          <table:table-cell office:value-type="float" office:value="0.5523376" calcext:value-type="float">
            <text:p>0.5523376</text:p>
          </table:table-cell>
          <table:table-cell office:value-type="float" office:value="0.5464478" calcext:value-type="float">
            <text:p>0.54644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1999" calcext:value-type="float">
            <text:p>25011999</text:p>
          </table:table-cell>
          <table:table-cell office:value-type="float" office:value="6.728168" calcext:value-type="float">
            <text:p>6.728168</text:p>
          </table:table-cell>
          <table:table-cell office:value-type="float" office:value="-5.7" calcext:value-type="float">
            <text:p>-5.7</text:p>
          </table:table-cell>
          <table:table-cell office:value-type="float" office:value="-10.7" calcext:value-type="float">
            <text:p>-10.7</text:p>
          </table:table-cell>
          <table:table-cell office:value-type="float" office:value="0.2590536" calcext:value-type="float">
            <text:p>0.2590536</text:p>
          </table:table-cell>
          <table:table-cell office:value-type="float" office:value="0.1863856" calcext:value-type="float">
            <text:p>0.1863856</text:p>
          </table:table-cell>
          <table:table-cell office:value-type="float" office:value="320.076" calcext:value-type="float">
            <text:p>320.076</text:p>
          </table:table-cell>
          <table:table-cell office:value-type="float" office:value="0" calcext:value-type="float">
            <text:p>0</text:p>
          </table:table-cell>
          <table:table-cell office:value-type="float" office:value="-0.03973389" calcext:value-type="float">
            <text:p>-0.03973389</text:p>
          </table:table-cell>
          <table:table-cell office:value-type="float" office:value="-0.04504395" calcext:value-type="float">
            <text:p>-0.04504395</text:p>
          </table:table-cell>
          <table:table-cell office:value-type="float" office:value="-0.02075195" calcext:value-type="float">
            <text:p>-0.02075195</text:p>
          </table:table-cell>
          <table:table-cell office:value-type="float" office:value="-0.02420044" calcext:value-type="float">
            <text:p>-0.02420044</text:p>
          </table:table-cell>
          <table:table-cell office:value-type="float" office:value="0.0111084" calcext:value-type="float">
            <text:p>0.0111084</text:p>
          </table:table-cell>
          <table:table-cell office:value-type="float" office:value="0.01043701" calcext:value-type="float">
            <text:p>0.01043701</text:p>
          </table:table-cell>
          <table:table-cell office:value-type="float" office:value="0.1761475" calcext:value-type="float">
            <text:p>0.1761475</text:p>
          </table:table-cell>
          <table:table-cell office:value-type="float" office:value="0.1755066" calcext:value-type="float">
            <text:p>0.1755066</text:p>
          </table:table-cell>
          <table:table-cell office:value-type="float" office:value="0.3613586" calcext:value-type="float">
            <text:p>0.3613586</text:p>
          </table:table-cell>
          <table:table-cell office:value-type="float" office:value="0.3582153" calcext:value-type="float">
            <text:p>0.3582153</text:p>
          </table:table-cell>
          <table:table-cell office:value-type="float" office:value="0.5464478" calcext:value-type="float">
            <text:p>0.5464478</text:p>
          </table:table-cell>
          <table:table-cell office:value-type="float" office:value="0.540741" calcext:value-type="float">
            <text:p>0.5407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1999" calcext:value-type="float">
            <text:p>26011999</text:p>
          </table:table-cell>
          <table:table-cell office:value-type="float" office:value="2.336164" calcext:value-type="float">
            <text:p>2.336164</text:p>
          </table:table-cell>
          <table:table-cell office:value-type="float" office:value="-0.4" calcext:value-type="float">
            <text:p>-0.4</text:p>
          </table:table-cell>
          <table:table-cell office:value-type="float" office:value="-12.1" calcext:value-type="float">
            <text:p>-12.1</text:p>
          </table:table-cell>
          <table:table-cell office:value-type="float" office:value="0.4707708" calcext:value-type="float">
            <text:p>0.4707708</text:p>
          </table:table-cell>
          <table:table-cell office:value-type="float" office:value="0.1806648" calcext:value-type="float">
            <text:p>0.1806648</text:p>
          </table:table-cell>
          <table:table-cell office:value-type="float" office:value="249.84" calcext:value-type="float">
            <text:p>249.84</text:p>
          </table:table-cell>
          <table:table-cell office:value-type="float" office:value="0" calcext:value-type="float">
            <text:p>0</text:p>
          </table:table-cell>
          <table:table-cell office:value-type="float" office:value="-0.03546143" calcext:value-type="float">
            <text:p>-0.03546143</text:p>
          </table:table-cell>
          <table:table-cell office:value-type="float" office:value="-0.03964233" calcext:value-type="float">
            <text:p>-0.03964233</text:p>
          </table:table-cell>
          <table:table-cell office:value-type="float" office:value="-0.01782227" calcext:value-type="float">
            <text:p>-0.01782227</text:p>
          </table:table-cell>
          <table:table-cell office:value-type="float" office:value="-0.02072144" calcext:value-type="float">
            <text:p>-0.02072144</text:p>
          </table:table-cell>
          <table:table-cell office:value-type="float" office:value="0.01156616" calcext:value-type="float">
            <text:p>0.01156616</text:p>
          </table:table-cell>
          <table:table-cell office:value-type="float" office:value="0.01107788" calcext:value-type="float">
            <text:p>0.01107788</text:p>
          </table:table-cell>
          <table:table-cell office:value-type="float" office:value="0.1755371" calcext:value-type="float">
            <text:p>0.1755371</text:p>
          </table:table-cell>
          <table:table-cell office:value-type="float" office:value="0.1748352" calcext:value-type="float">
            <text:p>0.1748352</text:p>
          </table:table-cell>
          <table:table-cell office:value-type="float" office:value="0.3581848" calcext:value-type="float">
            <text:p>0.3581848</text:p>
          </table:table-cell>
          <table:table-cell office:value-type="float" office:value="0.3548279" calcext:value-type="float">
            <text:p>0.3548279</text:p>
          </table:table-cell>
          <table:table-cell office:value-type="float" office:value="0.5407104" calcext:value-type="float">
            <text:p>0.5407104</text:p>
          </table:table-cell>
          <table:table-cell office:value-type="float" office:value="0.5348206" calcext:value-type="float">
            <text:p>0.53482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1999" calcext:value-type="float">
            <text:p>27011999</text:p>
          </table:table-cell>
          <table:table-cell office:value-type="float" office:value="4.33332" calcext:value-type="float">
            <text:p>4.33332</text:p>
          </table:table-cell>
          <table:table-cell office:value-type="float" office:value="-2.3" calcext:value-type="float">
            <text:p>-2.3</text:p>
          </table:table-cell>
          <table:table-cell office:value-type="float" office:value="-8.2" calcext:value-type="float">
            <text:p>-8.2</text:p>
          </table:table-cell>
          <table:table-cell office:value-type="float" office:value="0.4281378" calcext:value-type="float">
            <text:p>0.4281378</text:p>
          </table:table-cell>
          <table:table-cell office:value-type="float" office:value="0.2193503" calcext:value-type="float">
            <text:p>0.2193503</text:p>
          </table:table-cell>
          <table:table-cell office:value-type="float" office:value="280.62" calcext:value-type="float">
            <text:p>280.62</text:p>
          </table:table-cell>
          <table:table-cell office:value-type="float" office:value="4" calcext:value-type="float">
            <text:p>4</text:p>
          </table:table-cell>
          <table:table-cell office:value-type="float" office:value="-0.03210449" calcext:value-type="float">
            <text:p>-0.03210449</text:p>
          </table:table-cell>
          <table:table-cell office:value-type="float" office:value="-0.03543091" calcext:value-type="float">
            <text:p>-0.03543091</text:p>
          </table:table-cell>
          <table:table-cell office:value-type="float" office:value="-0.015625" calcext:value-type="float">
            <text:p>-0.015625</text:p>
          </table:table-cell>
          <table:table-cell office:value-type="float" office:value="-0.01782227" calcext:value-type="float">
            <text:p>-0.01782227</text:p>
          </table:table-cell>
          <table:table-cell office:value-type="float" office:value="0.01199341" calcext:value-type="float">
            <text:p>0.01199341</text:p>
          </table:table-cell>
          <table:table-cell office:value-type="float" office:value="0.01150513" calcext:value-type="float">
            <text:p>0.01150513</text:p>
          </table:table-cell>
          <table:table-cell office:value-type="float" office:value="0.1748047" calcext:value-type="float">
            <text:p>0.1748047</text:p>
          </table:table-cell>
          <table:table-cell office:value-type="float" office:value="0.1738281" calcext:value-type="float">
            <text:p>0.1738281</text:p>
          </table:table-cell>
          <table:table-cell office:value-type="float" office:value="0.3547668" calcext:value-type="float">
            <text:p>0.3547668</text:p>
          </table:table-cell>
          <table:table-cell office:value-type="float" office:value="0.3513184" calcext:value-type="float">
            <text:p>0.3513184</text:p>
          </table:table-cell>
          <table:table-cell office:value-type="float" office:value="0.5347595" calcext:value-type="float">
            <text:p>0.5347595</text:p>
          </table:table-cell>
          <table:table-cell office:value-type="float" office:value="0.5286865" calcext:value-type="float">
            <text:p>0.52868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1999" calcext:value-type="float">
            <text:p>28011999</text:p>
          </table:table-cell>
          <table:table-cell office:value-type="float" office:value="4.2948" calcext:value-type="float">
            <text:p>4.2948</text:p>
          </table:table-cell>
          <table:table-cell office:value-type="float" office:value="-8.8" calcext:value-type="float">
            <text:p>-8.8</text:p>
          </table:table-cell>
          <table:table-cell office:value-type="float" office:value="-13.7" calcext:value-type="float">
            <text:p>-13.7</text:p>
          </table:table-cell>
          <table:table-cell office:value-type="float" office:value="0.2220181" calcext:value-type="float">
            <text:p>0.2220181</text:p>
          </table:table-cell>
          <table:table-cell office:value-type="float" office:value="0.1531214" calcext:value-type="float">
            <text:p>0.1531214</text:p>
          </table:table-cell>
          <table:table-cell office:value-type="float" office:value="385.92" calcext:value-type="float">
            <text:p>385.92</text:p>
          </table:table-cell>
          <table:table-cell office:value-type="float" office:value="1.6" calcext:value-type="float">
            <text:p>1.6</text:p>
          </table:table-cell>
          <table:table-cell office:value-type="float" office:value="-0.02932739" calcext:value-type="float">
            <text:p>-0.02932739</text:p>
          </table:table-cell>
          <table:table-cell office:value-type="float" office:value="-0.03210449" calcext:value-type="float">
            <text:p>-0.03210449</text:p>
          </table:table-cell>
          <table:table-cell office:value-type="float" office:value="-0.01376343" calcext:value-type="float">
            <text:p>-0.01376343</text:p>
          </table:table-cell>
          <table:table-cell office:value-type="float" office:value="-0.01565552" calcext:value-type="float">
            <text:p>-0.01565552</text:p>
          </table:table-cell>
          <table:table-cell office:value-type="float" office:value="0.01226807" calcext:value-type="float">
            <text:p>0.01226807</text:p>
          </table:table-cell>
          <table:table-cell office:value-type="float" office:value="0.01177979" calcext:value-type="float">
            <text:p>0.01177979</text:p>
          </table:table-cell>
          <table:table-cell office:value-type="float" office:value="0.1737976" calcext:value-type="float">
            <text:p>0.1737976</text:p>
          </table:table-cell>
          <table:table-cell office:value-type="float" office:value="0.1729126" calcext:value-type="float">
            <text:p>0.1729126</text:p>
          </table:table-cell>
          <table:table-cell office:value-type="float" office:value="0.3512878" calcext:value-type="float">
            <text:p>0.3512878</text:p>
          </table:table-cell>
          <table:table-cell office:value-type="float" office:value="0.3479004" calcext:value-type="float">
            <text:p>0.3479004</text:p>
          </table:table-cell>
          <table:table-cell office:value-type="float" office:value="0.528595" calcext:value-type="float">
            <text:p>0.528595</text:p>
          </table:table-cell>
          <table:table-cell office:value-type="float" office:value="0.5227661" calcext:value-type="float">
            <text:p>0.52276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1999" calcext:value-type="float">
            <text:p>29011999</text:p>
          </table:table-cell>
          <table:table-cell office:value-type="float" office:value="9.477182" calcext:value-type="float">
            <text:p>9.477182</text:p>
          </table:table-cell>
          <table:table-cell office:value-type="float" office:value="-9.5" calcext:value-type="float">
            <text:p>-9.5</text:p>
          </table:table-cell>
          <table:table-cell office:value-type="float" office:value="-15.9" calcext:value-type="float">
            <text:p>-15.9</text:p>
          </table:table-cell>
          <table:table-cell office:value-type="float" office:value="0.2311446" calcext:value-type="float">
            <text:p>0.2311446</text:p>
          </table:table-cell>
          <table:table-cell office:value-type="float" office:value="0.1468193" calcext:value-type="float">
            <text:p>0.1468193</text:p>
          </table:table-cell>
          <table:table-cell office:value-type="float" office:value="111.996" calcext:value-type="float">
            <text:p>111.996</text:p>
          </table:table-cell>
          <table:table-cell office:value-type="float" office:value="0" calcext:value-type="float">
            <text:p>0</text:p>
          </table:table-cell>
          <table:table-cell office:value-type="float" office:value="-0.02703857" calcext:value-type="float">
            <text:p>-0.02703857</text:p>
          </table:table-cell>
          <table:table-cell office:value-type="float" office:value="-0.02932739" calcext:value-type="float">
            <text:p>-0.02932739</text:p>
          </table:table-cell>
          <table:table-cell office:value-type="float" office:value="-0.012146" calcext:value-type="float">
            <text:p>-0.012146</text:p>
          </table:table-cell>
          <table:table-cell office:value-type="float" office:value="-0.01385498" calcext:value-type="float">
            <text:p>-0.01385498</text:p>
          </table:table-cell>
          <table:table-cell office:value-type="float" office:value="0.01245117" calcext:value-type="float">
            <text:p>0.01245117</text:p>
          </table:table-cell>
          <table:table-cell office:value-type="float" office:value="0.01205444" calcext:value-type="float">
            <text:p>0.01205444</text:p>
          </table:table-cell>
          <table:table-cell office:value-type="float" office:value="0.1729126" calcext:value-type="float">
            <text:p>0.1729126</text:p>
          </table:table-cell>
          <table:table-cell office:value-type="float" office:value="0.171814" calcext:value-type="float">
            <text:p>0.171814</text:p>
          </table:table-cell>
          <table:table-cell office:value-type="float" office:value="0.3478699" calcext:value-type="float">
            <text:p>0.3478699</text:p>
          </table:table-cell>
          <table:table-cell office:value-type="float" office:value="0.3444519" calcext:value-type="float">
            <text:p>0.3444519</text:p>
          </table:table-cell>
          <table:table-cell office:value-type="float" office:value="0.522644" calcext:value-type="float">
            <text:p>0.522644</text:p>
          </table:table-cell>
          <table:table-cell office:value-type="float" office:value="0.5167542" calcext:value-type="float">
            <text:p>0.51675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1999" calcext:value-type="float">
            <text:p>30011999</text:p>
          </table:table-cell>
          <table:table-cell office:value-type="float" office:value="8.417676" calcext:value-type="float">
            <text:p>8.417676</text:p>
          </table:table-cell>
          <table:table-cell office:value-type="float" office:value="-6.4" calcext:value-type="float">
            <text:p>-6.4</text:p>
          </table:table-cell>
          <table:table-cell office:value-type="float" office:value="-14.4" calcext:value-type="float">
            <text:p>-14.4</text:p>
          </table:table-cell>
          <table:table-cell office:value-type="float" office:value="0.2781017" calcext:value-type="float">
            <text:p>0.2781017</text:p>
          </table:table-cell>
          <table:table-cell office:value-type="float" office:value="0.1166401" calcext:value-type="float">
            <text:p>0.1166401</text:p>
          </table:table-cell>
          <table:table-cell office:value-type="float" office:value="198.18" calcext:value-type="float">
            <text:p>198.18</text:p>
          </table:table-cell>
          <table:table-cell office:value-type="float" office:value="1.2" calcext:value-type="float">
            <text:p>1.2</text:p>
          </table:table-cell>
          <table:table-cell office:value-type="float" office:value="-0.02493286" calcext:value-type="float">
            <text:p>-0.02493286</text:p>
          </table:table-cell>
          <table:table-cell office:value-type="float" office:value="-0.02700806" calcext:value-type="float">
            <text:p>-0.02700806</text:p>
          </table:table-cell>
          <table:table-cell office:value-type="float" office:value="-0.01074219" calcext:value-type="float">
            <text:p>-0.01074219</text:p>
          </table:table-cell>
          <table:table-cell office:value-type="float" office:value="-0.01217651" calcext:value-type="float">
            <text:p>-0.01217651</text:p>
          </table:table-cell>
          <table:table-cell office:value-type="float" office:value="0.01257324" calcext:value-type="float">
            <text:p>0.01257324</text:p>
          </table:table-cell>
          <table:table-cell office:value-type="float" office:value="0.01226807" calcext:value-type="float">
            <text:p>0.01226807</text:p>
          </table:table-cell>
          <table:table-cell office:value-type="float" office:value="0.171814" calcext:value-type="float">
            <text:p>0.171814</text:p>
          </table:table-cell>
          <table:table-cell office:value-type="float" office:value="0.1707153" calcext:value-type="float">
            <text:p>0.1707153</text:p>
          </table:table-cell>
          <table:table-cell office:value-type="float" office:value="0.3444214" calcext:value-type="float">
            <text:p>0.3444214</text:p>
          </table:table-cell>
          <table:table-cell office:value-type="float" office:value="0.3408203" calcext:value-type="float">
            <text:p>0.3408203</text:p>
          </table:table-cell>
          <table:table-cell office:value-type="float" office:value="0.5166931" calcext:value-type="float">
            <text:p>0.5166931</text:p>
          </table:table-cell>
          <table:table-cell office:value-type="float" office:value="0.5106506" calcext:value-type="float">
            <text:p>0.51065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1999" calcext:value-type="float">
            <text:p>31011999</text:p>
          </table:table-cell>
          <table:table-cell office:value-type="float" office:value="10.18555" calcext:value-type="float">
            <text:p>10.18555</text:p>
          </table:table-cell>
          <table:table-cell office:value-type="float" office:value="-9.1" calcext:value-type="float">
            <text:p>-9.1</text:p>
          </table:table-cell>
          <table:table-cell office:value-type="float" office:value="-17.4" calcext:value-type="float">
            <text:p>-17.4</text:p>
          </table:table-cell>
          <table:table-cell office:value-type="float" office:value="0.1228306" calcext:value-type="float">
            <text:p>0.1228306</text:p>
          </table:table-cell>
          <table:table-cell office:value-type="float" office:value="0.04834205" calcext:value-type="float">
            <text:p>0.04834205</text:p>
          </table:table-cell>
          <table:table-cell office:value-type="float" office:value="123.12" calcext:value-type="float">
            <text:p>123.12</text:p>
          </table:table-cell>
          <table:table-cell office:value-type="float" office:value="0" calcext:value-type="float">
            <text:p>0</text:p>
          </table:table-cell>
          <table:table-cell office:value-type="float" office:value="-0.02294922" calcext:value-type="float">
            <text:p>-0.02294922</text:p>
          </table:table-cell>
          <table:table-cell office:value-type="float" office:value="-0.02490234" calcext:value-type="float">
            <text:p>-0.02490234</text:p>
          </table:table-cell>
          <table:table-cell office:value-type="float" office:value="-0.009338379" calcext:value-type="float">
            <text:p>-0.009338379</text:p>
          </table:table-cell>
          <table:table-cell office:value-type="float" office:value="-0.01080322" calcext:value-type="float">
            <text:p>-0.01080322</text:p>
          </table:table-cell>
          <table:table-cell office:value-type="float" office:value="0.01263428" calcext:value-type="float">
            <text:p>0.01263428</text:p>
          </table:table-cell>
          <table:table-cell office:value-type="float" office:value="0.01235962" calcext:value-type="float">
            <text:p>0.01235962</text:p>
          </table:table-cell>
          <table:table-cell office:value-type="float" office:value="0.1707458" calcext:value-type="float">
            <text:p>0.1707458</text:p>
          </table:table-cell>
          <table:table-cell office:value-type="float" office:value="0.1696472" calcext:value-type="float">
            <text:p>0.1696472</text:p>
          </table:table-cell>
          <table:table-cell office:value-type="float" office:value="0.3407898" calcext:value-type="float">
            <text:p>0.3407898</text:p>
          </table:table-cell>
          <table:table-cell office:value-type="float" office:value="0.3373108" calcext:value-type="float">
            <text:p>0.3373108</text:p>
          </table:table-cell>
          <table:table-cell office:value-type="float" office:value="0.5105591" calcext:value-type="float">
            <text:p>0.5105591</text:p>
          </table:table-cell>
          <table:table-cell office:value-type="float" office:value="0.5049744" calcext:value-type="float">
            <text:p>0.50497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1999" calcext:value-type="float">
            <text:p>1021999</text:p>
          </table:table-cell>
          <table:table-cell office:value-type="float" office:value="10.07524" calcext:value-type="float">
            <text:p>10.07524</text:p>
          </table:table-cell>
          <table:table-cell office:value-type="float" office:value="-1.2" calcext:value-type="float">
            <text:p>-1.2</text:p>
          </table:table-cell>
          <table:table-cell office:value-type="float" office:value="-15.1" calcext:value-type="float">
            <text:p>-15.1</text:p>
          </table:table-cell>
          <table:table-cell office:value-type="float" office:value="0.2674214" calcext:value-type="float">
            <text:p>0.2674214</text:p>
          </table:table-cell>
          <table:table-cell office:value-type="float" office:value="0.1141177" calcext:value-type="float">
            <text:p>0.1141177</text:p>
          </table:table-cell>
          <table:table-cell office:value-type="float" office:value="142.596" calcext:value-type="float">
            <text:p>142.596</text:p>
          </table:table-cell>
          <table:table-cell office:value-type="float" office:value="0" calcext:value-type="float">
            <text:p>0</text:p>
          </table:table-cell>
          <table:table-cell office:value-type="float" office:value="-0.021698" calcext:value-type="float">
            <text:p>-0.021698</text:p>
          </table:table-cell>
          <table:table-cell office:value-type="float" office:value="-0.05502319" calcext:value-type="float">
            <text:p>-0.05502319</text:p>
          </table:table-cell>
          <table:table-cell office:value-type="float" office:value="-0.008514404" calcext:value-type="float">
            <text:p>-0.008514404</text:p>
          </table:table-cell>
          <table:table-cell office:value-type="float" office:value="-0.01495361" calcext:value-type="float">
            <text:p>-0.01495361</text:p>
          </table:table-cell>
          <table:table-cell office:value-type="float" office:value="0.01251221" calcext:value-type="float">
            <text:p>0.01251221</text:p>
          </table:table-cell>
          <table:table-cell office:value-type="float" office:value="0.01132202" calcext:value-type="float">
            <text:p>0.01132202</text:p>
          </table:table-cell>
          <table:table-cell office:value-type="float" office:value="0.1696777" calcext:value-type="float">
            <text:p>0.1696777</text:p>
          </table:table-cell>
          <table:table-cell office:value-type="float" office:value="0.1678467" calcext:value-type="float">
            <text:p>0.1678467</text:p>
          </table:table-cell>
          <table:table-cell office:value-type="float" office:value="0.3373413" calcext:value-type="float">
            <text:p>0.3373413</text:p>
          </table:table-cell>
          <table:table-cell office:value-type="float" office:value="0.3336487" calcext:value-type="float">
            <text:p>0.3336487</text:p>
          </table:table-cell>
          <table:table-cell office:value-type="float" office:value="0.5048828" calcext:value-type="float">
            <text:p>0.5048828</text:p>
          </table:table-cell>
          <table:table-cell office:value-type="float" office:value="0.4990234" calcext:value-type="float">
            <text:p>0.49902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1999" calcext:value-type="float">
            <text:p>2021999</text:p>
          </table:table-cell>
          <table:table-cell office:value-type="float" office:value="1.98324" calcext:value-type="float">
            <text:p>1.98324</text:p>
          </table:table-cell>
          <table:table-cell office:value-type="float" office:value="4.3" calcext:value-type="float">
            <text:p>4.3</text:p>
          </table:table-cell>
          <table:table-cell office:value-type="float" office:value="-8.4" calcext:value-type="float">
            <text:p>-8.4</text:p>
          </table:table-cell>
          <table:table-cell office:value-type="float" office:value="0.805155" calcext:value-type="float">
            <text:p>0.805155</text:p>
          </table:table-cell>
          <table:table-cell office:value-type="float" office:value="0.2389355" calcext:value-type="float">
            <text:p>0.2389355</text:p>
          </table:table-cell>
          <table:table-cell office:value-type="float" office:value="323.172" calcext:value-type="float">
            <text:p>323.172</text:p>
          </table:table-cell>
          <table:table-cell office:value-type="float" office:value="6.6" calcext:value-type="float">
            <text:p>6.6</text:p>
          </table:table-cell>
          <table:table-cell office:value-type="float" office:value="-0.056427" calcext:value-type="float">
            <text:p>-0.056427</text:p>
          </table:table-cell>
          <table:table-cell office:value-type="float" office:value="-0.1092834" calcext:value-type="float">
            <text:p>-0.1092834</text:p>
          </table:table-cell>
          <table:table-cell office:value-type="float" office:value="-0.01528931" calcext:value-type="float">
            <text:p>-0.01528931</text:p>
          </table:table-cell>
          <table:table-cell office:value-type="float" office:value="-0.02600098" calcext:value-type="float">
            <text:p>-0.02600098</text:p>
          </table:table-cell>
          <table:table-cell office:value-type="float" office:value="0.01123047" calcext:value-type="float">
            <text:p>0.01123047</text:p>
          </table:table-cell>
          <table:table-cell office:value-type="float" office:value="0.00894165" calcext:value-type="float">
            <text:p>0.00894165</text:p>
          </table:table-cell>
          <table:table-cell office:value-type="float" office:value="0.1678162" calcext:value-type="float">
            <text:p>0.1678162</text:p>
          </table:table-cell>
          <table:table-cell office:value-type="float" office:value="0.1642761" calcext:value-type="float">
            <text:p>0.1642761</text:p>
          </table:table-cell>
          <table:table-cell office:value-type="float" office:value="0.3335876" calcext:value-type="float">
            <text:p>0.3335876</text:p>
          </table:table-cell>
          <table:table-cell office:value-type="float" office:value="0.3280334" calcext:value-type="float">
            <text:p>0.3280334</text:p>
          </table:table-cell>
          <table:table-cell office:value-type="float" office:value="0.4989319" calcext:value-type="float">
            <text:p>0.4989319</text:p>
          </table:table-cell>
          <table:table-cell office:value-type="float" office:value="0.4915466" calcext:value-type="float">
            <text:p>0.49154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1999" calcext:value-type="float">
            <text:p>3021999</text:p>
          </table:table-cell>
          <table:table-cell office:value-type="float" office:value="9.772118" calcext:value-type="float">
            <text:p>9.772118</text:p>
          </table:table-cell>
          <table:table-cell office:value-type="float" office:value="5" calcext:value-type="float">
            <text:p>5</text:p>
          </table:table-cell>
          <table:table-cell office:value-type="float" office:value="-0.6" calcext:value-type="float">
            <text:p>-0.6</text:p>
          </table:table-cell>
          <table:table-cell office:value-type="float" office:value="0.7775179" calcext:value-type="float">
            <text:p>0.7775179</text:p>
          </table:table-cell>
          <table:table-cell office:value-type="float" office:value="0.4785822" calcext:value-type="float">
            <text:p>0.4785822</text:p>
          </table:table-cell>
          <table:table-cell office:value-type="float" office:value="276.048" calcext:value-type="float">
            <text:p>276.048</text:p>
          </table:table-cell>
          <table:table-cell office:value-type="float" office:value="0" calcext:value-type="float">
            <text:p>0</text:p>
          </table:table-cell>
          <table:table-cell office:value-type="float" office:value="-0.06240845" calcext:value-type="float">
            <text:p>-0.06240845</text:p>
          </table:table-cell>
          <table:table-cell office:value-type="float" office:value="-0.1082153" calcext:value-type="float">
            <text:p>-0.1082153</text:p>
          </table:table-cell>
          <table:table-cell office:value-type="float" office:value="-0.01705933" calcext:value-type="float">
            <text:p>-0.01705933</text:p>
          </table:table-cell>
          <table:table-cell office:value-type="float" office:value="-0.02584839" calcext:value-type="float">
            <text:p>-0.02584839</text:p>
          </table:table-cell>
          <table:table-cell office:value-type="float" office:value="0.01052856" calcext:value-type="float">
            <text:p>0.01052856</text:p>
          </table:table-cell>
          <table:table-cell office:value-type="float" office:value="0.008972168" calcext:value-type="float">
            <text:p>0.008972168</text:p>
          </table:table-cell>
          <table:table-cell office:value-type="float" office:value="0.1642761" calcext:value-type="float">
            <text:p>0.1642761</text:p>
          </table:table-cell>
          <table:table-cell office:value-type="float" office:value="0.1636658" calcext:value-type="float">
            <text:p>0.1636658</text:p>
          </table:table-cell>
          <table:table-cell office:value-type="float" office:value="0.3279419" calcext:value-type="float">
            <text:p>0.3279419</text:p>
          </table:table-cell>
          <table:table-cell office:value-type="float" office:value="0.3251038" calcext:value-type="float">
            <text:p>0.3251038</text:p>
          </table:table-cell>
          <table:table-cell office:value-type="float" office:value="0.4914856" calcext:value-type="float">
            <text:p>0.4914856</text:p>
          </table:table-cell>
          <table:table-cell office:value-type="float" office:value="0.4859314" calcext:value-type="float">
            <text:p>0.48593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1999" calcext:value-type="float">
            <text:p>4021999</text:p>
          </table:table-cell>
          <table:table-cell office:value-type="float" office:value="1.88892" calcext:value-type="float">
            <text:p>1.88892</text:p>
          </table:table-cell>
          <table:table-cell office:value-type="float" office:value="5" calcext:value-type="float">
            <text:p>5</text:p>
          </table:table-cell>
          <table:table-cell office:value-type="float" office:value="-1.7" calcext:value-type="float">
            <text:p>-1.7</text:p>
          </table:table-cell>
          <table:table-cell office:value-type="float" office:value="0.6597176" calcext:value-type="float">
            <text:p>0.6597176</text:p>
          </table:table-cell>
          <table:table-cell office:value-type="float" office:value="0.4315847" calcext:value-type="float">
            <text:p>0.4315847</text:p>
          </table:table-cell>
          <table:table-cell office:value-type="float" office:value="287.136" calcext:value-type="float">
            <text:p>287.136</text:p>
          </table:table-cell>
          <table:table-cell office:value-type="float" office:value="0.2" calcext:value-type="float">
            <text:p>0.2</text:p>
          </table:table-cell>
          <table:table-cell office:value-type="float" office:value="-0.04046631" calcext:value-type="float">
            <text:p>-0.04046631</text:p>
          </table:table-cell>
          <table:table-cell office:value-type="float" office:value="-0.06182861" calcext:value-type="float">
            <text:p>-0.06182861</text:p>
          </table:table-cell>
          <table:table-cell office:value-type="float" office:value="-0.01235962" calcext:value-type="float">
            <text:p>-0.01235962</text:p>
          </table:table-cell>
          <table:table-cell office:value-type="float" office:value="-0.01708984" calcext:value-type="float">
            <text:p>-0.01708984</text:p>
          </table:table-cell>
          <table:table-cell office:value-type="float" office:value="0.01126099" calcext:value-type="float">
            <text:p>0.01126099</text:p>
          </table:table-cell>
          <table:table-cell office:value-type="float" office:value="0.01049805" calcext:value-type="float">
            <text:p>0.01049805</text:p>
          </table:table-cell>
          <table:table-cell office:value-type="float" office:value="0.1641846" calcext:value-type="float">
            <text:p>0.1641846</text:p>
          </table:table-cell>
          <table:table-cell office:value-type="float" office:value="0.1636658" calcext:value-type="float">
            <text:p>0.1636658</text:p>
          </table:table-cell>
          <table:table-cell office:value-type="float" office:value="0.3250732" calcext:value-type="float">
            <text:p>0.3250732</text:p>
          </table:table-cell>
          <table:table-cell office:value-type="float" office:value="0.3224182" calcext:value-type="float">
            <text:p>0.3224182</text:p>
          </table:table-cell>
          <table:table-cell office:value-type="float" office:value="0.4859009" calcext:value-type="float">
            <text:p>0.4859009</text:p>
          </table:table-cell>
          <table:table-cell office:value-type="float" office:value="0.480957" calcext:value-type="float">
            <text:p>0.4809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1999" calcext:value-type="float">
            <text:p>5021999</text:p>
          </table:table-cell>
          <table:table-cell office:value-type="float" office:value="10.48619" calcext:value-type="float">
            <text:p>10.48619</text:p>
          </table:table-cell>
          <table:table-cell office:value-type="float" office:value="-3.7" calcext:value-type="float">
            <text:p>-3.7</text:p>
          </table:table-cell>
          <table:table-cell office:value-type="float" office:value="-12.5" calcext:value-type="float">
            <text:p>-12.5</text:p>
          </table:table-cell>
          <table:table-cell office:value-type="float" office:value="0.3587693" calcext:value-type="float">
            <text:p>0.3587693</text:p>
          </table:table-cell>
          <table:table-cell office:value-type="float" office:value="0.1618679" calcext:value-type="float">
            <text:p>0.1618679</text:p>
          </table:table-cell>
          <table:table-cell office:value-type="float" office:value="385.272" calcext:value-type="float">
            <text:p>385.272</text:p>
          </table:table-cell>
          <table:table-cell office:value-type="float" office:value="0" calcext:value-type="float">
            <text:p>0</text:p>
          </table:table-cell>
          <table:table-cell office:value-type="float" office:value="-0.03518677" calcext:value-type="float">
            <text:p>-0.03518677</text:p>
          </table:table-cell>
          <table:table-cell office:value-type="float" office:value="-0.04046631" calcext:value-type="float">
            <text:p>-0.04046631</text:p>
          </table:table-cell>
          <table:table-cell office:value-type="float" office:value="-0.01086426" calcext:value-type="float">
            <text:p>-0.01086426</text:p>
          </table:table-cell>
          <table:table-cell office:value-type="float" office:value="-0.01239014" calcext:value-type="float">
            <text:p>-0.01239014</text:p>
          </table:table-cell>
          <table:table-cell office:value-type="float" office:value="0.01147461" calcext:value-type="float">
            <text:p>0.01147461</text:p>
          </table:table-cell>
          <table:table-cell office:value-type="float" office:value="0.01119995" calcext:value-type="float">
            <text:p>0.01119995</text:p>
          </table:table-cell>
          <table:table-cell office:value-type="float" office:value="0.1636353" calcext:value-type="float">
            <text:p>0.1636353</text:p>
          </table:table-cell>
          <table:table-cell office:value-type="float" office:value="0.1627502" calcext:value-type="float">
            <text:p>0.1627502</text:p>
          </table:table-cell>
          <table:table-cell office:value-type="float" office:value="0.3223877" calcext:value-type="float">
            <text:p>0.3223877</text:p>
          </table:table-cell>
          <table:table-cell office:value-type="float" office:value="0.3192139" calcext:value-type="float">
            <text:p>0.3192139</text:p>
          </table:table-cell>
          <table:table-cell office:value-type="float" office:value="0.4809265" calcext:value-type="float">
            <text:p>0.4809265</text:p>
          </table:table-cell>
          <table:table-cell office:value-type="float" office:value="0.475769" calcext:value-type="float">
            <text:p>0.4757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1999" calcext:value-type="float">
            <text:p>6021999</text:p>
          </table:table-cell>
          <table:table-cell office:value-type="float" office:value="3.3804" calcext:value-type="float">
            <text:p>3.3804</text:p>
          </table:table-cell>
          <table:table-cell office:value-type="float" office:value="-5.8" calcext:value-type="float">
            <text:p>-5.8</text:p>
          </table:table-cell>
          <table:table-cell office:value-type="float" office:value="-10.9" calcext:value-type="float">
            <text:p>-10.9</text:p>
          </table:table-cell>
          <table:table-cell office:value-type="float" office:value="0.3586807" calcext:value-type="float">
            <text:p>0.3586807</text:p>
          </table:table-cell>
          <table:table-cell office:value-type="float" office:value="0.1862038" calcext:value-type="float">
            <text:p>0.1862038</text:p>
          </table:table-cell>
          <table:table-cell office:value-type="float" office:value="190.26" calcext:value-type="float">
            <text:p>190.26</text:p>
          </table:table-cell>
          <table:table-cell office:value-type="float" office:value="2.7" calcext:value-type="float">
            <text:p>2.7</text:p>
          </table:table-cell>
          <table:table-cell office:value-type="float" office:value="-0.03527832" calcext:value-type="float">
            <text:p>-0.03527832</text:p>
          </table:table-cell>
          <table:table-cell office:value-type="float" office:value="-0.08596802" calcext:value-type="float">
            <text:p>-0.08596802</text:p>
          </table:table-cell>
          <table:table-cell office:value-type="float" office:value="-0.01086426" calcext:value-type="float">
            <text:p>-0.01086426</text:p>
          </table:table-cell>
          <table:table-cell office:value-type="float" office:value="-0.02072144" calcext:value-type="float">
            <text:p>-0.02072144</text:p>
          </table:table-cell>
          <table:table-cell office:value-type="float" office:value="0.01141357" calcext:value-type="float">
            <text:p>0.01141357</text:p>
          </table:table-cell>
          <table:table-cell office:value-type="float" office:value="0.009277344" calcext:value-type="float">
            <text:p>0.009277344</text:p>
          </table:table-cell>
          <table:table-cell office:value-type="float" office:value="0.1627197" calcext:value-type="float">
            <text:p>0.1627197</text:p>
          </table:table-cell>
          <table:table-cell office:value-type="float" office:value="0.1600342" calcext:value-type="float">
            <text:p>0.1600342</text:p>
          </table:table-cell>
          <table:table-cell office:value-type="float" office:value="0.3191833" calcext:value-type="float">
            <text:p>0.3191833</text:p>
          </table:table-cell>
          <table:table-cell office:value-type="float" office:value="0.3147583" calcext:value-type="float">
            <text:p>0.3147583</text:p>
          </table:table-cell>
          <table:table-cell office:value-type="float" office:value="0.4757385" calcext:value-type="float">
            <text:p>0.4757385</text:p>
          </table:table-cell>
          <table:table-cell office:value-type="float" office:value="0.4694519" calcext:value-type="float">
            <text:p>0.46945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1999" calcext:value-type="float">
            <text:p>7021999</text:p>
          </table:table-cell>
          <table:table-cell office:value-type="float" office:value="10.40544" calcext:value-type="float">
            <text:p>10.40544</text:p>
          </table:table-cell>
          <table:table-cell office:value-type="float" office:value="-5.9" calcext:value-type="float">
            <text:p>-5.9</text:p>
          </table:table-cell>
          <table:table-cell office:value-type="float" office:value="-11.6" calcext:value-type="float">
            <text:p>-11.6</text:p>
          </table:table-cell>
          <table:table-cell office:value-type="float" office:value="0.325209" calcext:value-type="float">
            <text:p>0.325209</text:p>
          </table:table-cell>
          <table:table-cell office:value-type="float" office:value="0.2004427" calcext:value-type="float">
            <text:p>0.2004427</text:p>
          </table:table-cell>
          <table:table-cell office:value-type="float" office:value="196.596" calcext:value-type="float">
            <text:p>196.596</text:p>
          </table:table-cell>
          <table:table-cell office:value-type="float" office:value="0" calcext:value-type="float">
            <text:p>0</text:p>
          </table:table-cell>
          <table:table-cell office:value-type="float" office:value="-0.08639526" calcext:value-type="float">
            <text:p>-0.08639526</text:p>
          </table:table-cell>
          <table:table-cell office:value-type="float" office:value="-0.125946" calcext:value-type="float">
            <text:p>-0.125946</text:p>
          </table:table-cell>
          <table:table-cell office:value-type="float" office:value="-0.02087402" calcext:value-type="float">
            <text:p>-0.02087402</text:p>
          </table:table-cell>
          <table:table-cell office:value-type="float" office:value="-0.02908325" calcext:value-type="float">
            <text:p>-0.02908325</text:p>
          </table:table-cell>
          <table:table-cell office:value-type="float" office:value="0.009338379" calcext:value-type="float">
            <text:p>0.009338379</text:p>
          </table:table-cell>
          <table:table-cell office:value-type="float" office:value="0.007476807" calcext:value-type="float">
            <text:p>0.007476807</text:p>
          </table:table-cell>
          <table:table-cell office:value-type="float" office:value="0.1599731" calcext:value-type="float">
            <text:p>0.1599731</text:p>
          </table:table-cell>
          <table:table-cell office:value-type="float" office:value="0.1571045" calcext:value-type="float">
            <text:p>0.1571045</text:p>
          </table:table-cell>
          <table:table-cell office:value-type="float" office:value="0.3147278" calcext:value-type="float">
            <text:p>0.3147278</text:p>
          </table:table-cell>
          <table:table-cell office:value-type="float" office:value="0.3099976" calcext:value-type="float">
            <text:p>0.3099976</text:p>
          </table:table-cell>
          <table:table-cell office:value-type="float" office:value="0.4693909" calcext:value-type="float">
            <text:p>0.4693909</text:p>
          </table:table-cell>
          <table:table-cell office:value-type="float" office:value="0.4628296" calcext:value-type="float">
            <text:p>0.46282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1999" calcext:value-type="float">
            <text:p>8021999</text:p>
          </table:table-cell>
          <table:table-cell office:value-type="float" office:value="10.42654" calcext:value-type="float">
            <text:p>10.42654</text:p>
          </table:table-cell>
          <table:table-cell office:value-type="float" office:value="-5.3" calcext:value-type="float">
            <text:p>-5.3</text:p>
          </table:table-cell>
          <table:table-cell office:value-type="float" office:value="-14.2" calcext:value-type="float">
            <text:p>-14.2</text:p>
          </table:table-cell>
          <table:table-cell office:value-type="float" office:value="0.2023954" calcext:value-type="float">
            <text:p>0.2023954</text:p>
          </table:table-cell>
          <table:table-cell office:value-type="float" office:value="0.1487828" calcext:value-type="float">
            <text:p>0.1487828</text:p>
          </table:table-cell>
          <table:table-cell office:value-type="float" office:value="131.148" calcext:value-type="float">
            <text:p>131.148</text:p>
          </table:table-cell>
          <table:table-cell office:value-type="float" office:value="0" calcext:value-type="float">
            <text:p>0</text:p>
          </table:table-cell>
          <table:table-cell office:value-type="float" office:value="-0.1262207" calcext:value-type="float">
            <text:p>-0.1262207</text:p>
          </table:table-cell>
          <table:table-cell office:value-type="float" office:value="-0.1753235" calcext:value-type="float">
            <text:p>-0.1753235</text:p>
          </table:table-cell>
          <table:table-cell office:value-type="float" office:value="-0.0291748" calcext:value-type="float">
            <text:p>-0.0291748</text:p>
          </table:table-cell>
          <table:table-cell office:value-type="float" office:value="-0.0397644" calcext:value-type="float">
            <text:p>-0.0397644</text:p>
          </table:table-cell>
          <table:table-cell office:value-type="float" office:value="0.007537842" calcext:value-type="float">
            <text:p>0.007537842</text:p>
          </table:table-cell>
          <table:table-cell office:value-type="float" office:value="0.005310059" calcext:value-type="float">
            <text:p>0.005310059</text:p>
          </table:table-cell>
          <table:table-cell office:value-type="float" office:value="0.1570435" calcext:value-type="float">
            <text:p>0.1570435</text:p>
          </table:table-cell>
          <table:table-cell office:value-type="float" office:value="0.1540527" calcext:value-type="float">
            <text:p>0.1540527</text:p>
          </table:table-cell>
          <table:table-cell office:value-type="float" office:value="0.3099365" calcext:value-type="float">
            <text:p>0.3099365</text:p>
          </table:table-cell>
          <table:table-cell office:value-type="float" office:value="0.3053284" calcext:value-type="float">
            <text:p>0.3053284</text:p>
          </table:table-cell>
          <table:table-cell office:value-type="float" office:value="0.4627686" calcext:value-type="float">
            <text:p>0.4627686</text:p>
          </table:table-cell>
          <table:table-cell office:value-type="float" office:value="0.4563599" calcext:value-type="float">
            <text:p>0.45635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1999" calcext:value-type="float">
            <text:p>9021999</text:p>
          </table:table-cell>
          <table:table-cell office:value-type="float" office:value="2.73096" calcext:value-type="float">
            <text:p>2.73096</text:p>
          </table:table-cell>
          <table:table-cell office:value-type="float" office:value="4.4" calcext:value-type="float">
            <text:p>4.4</text:p>
          </table:table-cell>
          <table:table-cell office:value-type="float" office:value="-8.7" calcext:value-type="float">
            <text:p>-8.7</text:p>
          </table:table-cell>
          <table:table-cell office:value-type="float" office:value="0.6708044" calcext:value-type="float">
            <text:p>0.6708044</text:p>
          </table:table-cell>
          <table:table-cell office:value-type="float" office:value="0.204721" calcext:value-type="float">
            <text:p>0.204721</text:p>
          </table:table-cell>
          <table:table-cell office:value-type="float" office:value="236.016" calcext:value-type="float">
            <text:p>236.016</text:p>
          </table:table-cell>
          <table:table-cell office:value-type="float" office:value="0.3" calcext:value-type="float">
            <text:p>0.3</text:p>
          </table:table-cell>
          <table:table-cell office:value-type="float" office:value="-0.1757812" calcext:value-type="float">
            <text:p>-0.1757812</text:p>
          </table:table-cell>
          <table:table-cell office:value-type="float" office:value="-0.2229614" calcext:value-type="float">
            <text:p>-0.2229614</text:p>
          </table:table-cell>
          <table:table-cell office:value-type="float" office:value="-0.03982544" calcext:value-type="float">
            <text:p>-0.03982544</text:p>
          </table:table-cell>
          <table:table-cell office:value-type="float" office:value="-0.05108643" calcext:value-type="float">
            <text:p>-0.05108643</text:p>
          </table:table-cell>
          <table:table-cell office:value-type="float" office:value="0.005371094" calcext:value-type="float">
            <text:p>0.005371094</text:p>
          </table:table-cell>
          <table:table-cell office:value-type="float" office:value="0.00302124" calcext:value-type="float">
            <text:p>0.00302124</text:p>
          </table:table-cell>
          <table:table-cell office:value-type="float" office:value="0.1539917" calcext:value-type="float">
            <text:p>0.1539917</text:p>
          </table:table-cell>
          <table:table-cell office:value-type="float" office:value="0.1507568" calcext:value-type="float">
            <text:p>0.1507568</text:p>
          </table:table-cell>
          <table:table-cell office:value-type="float" office:value="0.3052673" calcext:value-type="float">
            <text:p>0.3052673</text:p>
          </table:table-cell>
          <table:table-cell office:value-type="float" office:value="0.3005676" calcext:value-type="float">
            <text:p>0.3005676</text:p>
          </table:table-cell>
          <table:table-cell office:value-type="float" office:value="0.4562683" calcext:value-type="float">
            <text:p>0.4562683</text:p>
          </table:table-cell>
          <table:table-cell office:value-type="float" office:value="0.4503174" calcext:value-type="float">
            <text:p>0.45031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1999" calcext:value-type="float">
            <text:p>10021999</text:p>
          </table:table-cell>
          <table:table-cell office:value-type="float" office:value="9.779862" calcext:value-type="float">
            <text:p>9.779862</text:p>
          </table:table-cell>
          <table:table-cell office:value-type="float" office:value="2.3" calcext:value-type="float">
            <text:p>2.3</text:p>
          </table:table-cell>
          <table:table-cell office:value-type="float" office:value="-4.9" calcext:value-type="float">
            <text:p>-4.9</text:p>
          </table:table-cell>
          <table:table-cell office:value-type="float" office:value="0.5605334" calcext:value-type="float">
            <text:p>0.5605334</text:p>
          </table:table-cell>
          <table:table-cell office:value-type="float" office:value="0.2849844" calcext:value-type="float">
            <text:p>0.2849844</text:p>
          </table:table-cell>
          <table:table-cell office:value-type="float" office:value="354.204" calcext:value-type="float">
            <text:p>354.204</text:p>
          </table:table-cell>
          <table:table-cell office:value-type="float" office:value="0" calcext:value-type="float">
            <text:p>0</text:p>
          </table:table-cell>
          <table:table-cell office:value-type="float" office:value="-0.2030334" calcext:value-type="float">
            <text:p>-0.2030334</text:p>
          </table:table-cell>
          <table:table-cell office:value-type="float" office:value="-0.2232666" calcext:value-type="float">
            <text:p>-0.2232666</text:p>
          </table:table-cell>
          <table:table-cell office:value-type="float" office:value="-0.05004883" calcext:value-type="float">
            <text:p>-0.05004883</text:p>
          </table:table-cell>
          <table:table-cell office:value-type="float" office:value="-0.05184937" calcext:value-type="float">
            <text:p>-0.05184937</text:p>
          </table:table-cell>
          <table:table-cell office:value-type="float" office:value="0.003051758" calcext:value-type="float">
            <text:p>0.003051758</text:p>
          </table:table-cell>
          <table:table-cell office:value-type="float" office:value="0.001800537" calcext:value-type="float">
            <text:p>0.001800537</text:p>
          </table:table-cell>
          <table:table-cell office:value-type="float" office:value="0.1507263" calcext:value-type="float">
            <text:p>0.1507263</text:p>
          </table:table-cell>
          <table:table-cell office:value-type="float" office:value="0.1485596" calcext:value-type="float">
            <text:p>0.1485596</text:p>
          </table:table-cell>
          <table:table-cell office:value-type="float" office:value="0.3005371" calcext:value-type="float">
            <text:p>0.3005371</text:p>
          </table:table-cell>
          <table:table-cell office:value-type="float" office:value="0.2969055" calcext:value-type="float">
            <text:p>0.2969055</text:p>
          </table:table-cell>
          <table:table-cell office:value-type="float" office:value="0.4502258" calcext:value-type="float">
            <text:p>0.4502258</text:p>
          </table:table-cell>
          <table:table-cell office:value-type="float" office:value="0.4450684" calcext:value-type="float">
            <text:p>0.44506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1999" calcext:value-type="float">
            <text:p>11021999</text:p>
          </table:table-cell>
          <table:table-cell office:value-type="float" office:value="10.72476" calcext:value-type="float">
            <text:p>10.72476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0.3308132" calcext:value-type="float">
            <text:p>0.3308132</text:p>
          </table:table-cell>
          <table:table-cell office:value-type="float" office:value="0.2548624" calcext:value-type="float">
            <text:p>0.2548624</text:p>
          </table:table-cell>
          <table:table-cell office:value-type="float" office:value="280.476" calcext:value-type="float">
            <text:p>280.476</text:p>
          </table:table-cell>
          <table:table-cell office:value-type="float" office:value="0" calcext:value-type="float">
            <text:p>0</text:p>
          </table:table-cell>
          <table:table-cell office:value-type="float" office:value="-0.1987" calcext:value-type="float">
            <text:p>-0.1987</text:p>
          </table:table-cell>
          <table:table-cell office:value-type="float" office:value="-0.2033997" calcext:value-type="float">
            <text:p>-0.2033997</text:p>
          </table:table-cell>
          <table:table-cell office:value-type="float" office:value="-0.04974365" calcext:value-type="float">
            <text:p>-0.04974365</text:p>
          </table:table-cell>
          <table:table-cell office:value-type="float" office:value="-0.05276489" calcext:value-type="float">
            <text:p>-0.05276489</text:p>
          </table:table-cell>
          <table:table-cell office:value-type="float" office:value="0.001861572" calcext:value-type="float">
            <text:p>0.001861572</text:p>
          </table:table-cell>
          <table:table-cell office:value-type="float" office:value="0.0004577637" calcext:value-type="float">
            <text:p>0.0004577637</text:p>
          </table:table-cell>
          <table:table-cell office:value-type="float" office:value="0.1485291" calcext:value-type="float">
            <text:p>0.1485291</text:p>
          </table:table-cell>
          <table:table-cell office:value-type="float" office:value="0.1464233" calcext:value-type="float">
            <text:p>0.1464233</text:p>
          </table:table-cell>
          <table:table-cell office:value-type="float" office:value="0.2968445" calcext:value-type="float">
            <text:p>0.2968445</text:p>
          </table:table-cell>
          <table:table-cell office:value-type="float" office:value="0.2932129" calcext:value-type="float">
            <text:p>0.2932129</text:p>
          </table:table-cell>
          <table:table-cell office:value-type="float" office:value="0.4449768" calcext:value-type="float">
            <text:p>0.4449768</text:p>
          </table:table-cell>
          <table:table-cell office:value-type="float" office:value="0.4397583" calcext:value-type="float">
            <text:p>0.43975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1999" calcext:value-type="float">
            <text:p>12021999</text:p>
          </table:table-cell>
          <table:table-cell office:value-type="float" office:value="1.96704" calcext:value-type="float">
            <text:p>1.96704</text:p>
          </table:table-cell>
          <table:table-cell office:value-type="float" office:value="8" calcext:value-type="float">
            <text:p>8</text:p>
          </table:table-cell>
          <table:table-cell office:value-type="float" office:value="-3.7" calcext:value-type="float">
            <text:p>-3.7</text:p>
          </table:table-cell>
          <table:table-cell office:value-type="float" office:value="0.7889922" calcext:value-type="float">
            <text:p>0.7889922</text:p>
          </table:table-cell>
          <table:table-cell office:value-type="float" office:value="0.3308132" calcext:value-type="float">
            <text:p>0.3308132</text:p>
          </table:table-cell>
          <table:table-cell office:value-type="float" office:value="290.052" calcext:value-type="float">
            <text:p>290.052</text:p>
          </table:table-cell>
          <table:table-cell office:value-type="float" office:value="3.1" calcext:value-type="float">
            <text:p>3.1</text:p>
          </table:table-cell>
          <table:table-cell office:value-type="float" office:value="-0.1769714" calcext:value-type="float">
            <text:p>-0.1769714</text:p>
          </table:table-cell>
          <table:table-cell office:value-type="float" office:value="-0.2106934" calcext:value-type="float">
            <text:p>-0.2106934</text:p>
          </table:table-cell>
          <table:table-cell office:value-type="float" office:value="-0.04998779" calcext:value-type="float">
            <text:p>-0.04998779</text:p>
          </table:table-cell>
          <table:table-cell office:value-type="float" office:value="-0.0553894" calcext:value-type="float">
            <text:p>-0.0553894</text:p>
          </table:table-cell>
          <table:table-cell office:value-type="float" office:value="0.0008544922" calcext:value-type="float">
            <text:p>0.0008544922</text:p>
          </table:table-cell>
          <table:table-cell office:value-type="float" office:value="0.00009155273" calcext:value-type="float">
            <text:p>9.155273E-05</text:p>
          </table:table-cell>
          <table:table-cell office:value-type="float" office:value="0.1464233" calcext:value-type="float">
            <text:p>0.1464233</text:p>
          </table:table-cell>
          <table:table-cell office:value-type="float" office:value="0.144928" calcext:value-type="float">
            <text:p>0.144928</text:p>
          </table:table-cell>
          <table:table-cell office:value-type="float" office:value="0.2931213" calcext:value-type="float">
            <text:p>0.2931213</text:p>
          </table:table-cell>
          <table:table-cell office:value-type="float" office:value="0.2897644" calcext:value-type="float">
            <text:p>0.2897644</text:p>
          </table:table-cell>
          <table:table-cell office:value-type="float" office:value="0.4397278" calcext:value-type="float">
            <text:p>0.4397278</text:p>
          </table:table-cell>
          <table:table-cell office:value-type="float" office:value="0.4342651" calcext:value-type="float">
            <text:p>0.43426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1999" calcext:value-type="float">
            <text:p>13021999</text:p>
          </table:table-cell>
          <table:table-cell office:value-type="float" office:value="8.51904" calcext:value-type="float">
            <text:p>8.51904</text:p>
          </table:table-cell>
          <table:table-cell office:value-type="float" office:value="-2.9" calcext:value-type="float">
            <text:p>-2.9</text:p>
          </table:table-cell>
          <table:table-cell office:value-type="float" office:value="-12.5" calcext:value-type="float">
            <text:p>-12.5</text:p>
          </table:table-cell>
          <table:table-cell office:value-type="float" office:value="0.4596017" calcext:value-type="float">
            <text:p>0.4596017</text:p>
          </table:table-cell>
          <table:table-cell office:value-type="float" office:value="0.145205" calcext:value-type="float">
            <text:p>0.145205</text:p>
          </table:table-cell>
          <table:table-cell office:value-type="float" office:value="305.028" calcext:value-type="float">
            <text:p>305.028</text:p>
          </table:table-cell>
          <table:table-cell office:value-type="float" office:value="1.3" calcext:value-type="float">
            <text:p>1.3</text:p>
          </table:table-cell>
          <table:table-cell office:value-type="float" office:value="-0.1004333" calcext:value-type="float">
            <text:p>-0.1004333</text:p>
          </table:table-cell>
          <table:table-cell office:value-type="float" office:value="-0.1760864" calcext:value-type="float">
            <text:p>-0.1760864</text:p>
          </table:table-cell>
          <table:table-cell office:value-type="float" office:value="-0.007507324" calcext:value-type="float">
            <text:p>-0.007507324</text:p>
          </table:table-cell>
          <table:table-cell office:value-type="float" office:value="-0.04986572" calcext:value-type="float">
            <text:p>-0.04986572</text:p>
          </table:table-cell>
          <table:table-cell office:value-type="float" office:value="0.08203125" calcext:value-type="float">
            <text:p>0.08203125</text:p>
          </table:table-cell>
          <table:table-cell office:value-type="float" office:value="0.0008850098" calcext:value-type="float">
            <text:p>0.0008850098</text:p>
          </table:table-cell>
          <table:table-cell office:value-type="float" office:value="0.2014771" calcext:value-type="float">
            <text:p>0.2014771</text:p>
          </table:table-cell>
          <table:table-cell office:value-type="float" office:value="0.1450806" calcext:value-type="float">
            <text:p>0.1450806</text:p>
          </table:table-cell>
          <table:table-cell office:value-type="float" office:value="0.3252563" calcext:value-type="float">
            <text:p>0.3252563</text:p>
          </table:table-cell>
          <table:table-cell office:value-type="float" office:value="0.2886353" calcext:value-type="float">
            <text:p>0.2886353</text:p>
          </table:table-cell>
          <table:table-cell office:value-type="float" office:value="0.4537354" calcext:value-type="float">
            <text:p>0.4537354</text:p>
          </table:table-cell>
          <table:table-cell office:value-type="float" office:value="0.4315186" calcext:value-type="float">
            <text:p>0.43151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1999" calcext:value-type="float">
            <text:p>14021999</text:p>
          </table:table-cell>
          <table:table-cell office:value-type="float" office:value="12.60626" calcext:value-type="float">
            <text:p>12.60626</text:p>
          </table:table-cell>
          <table:table-cell office:value-type="float" office:value="-8.8" calcext:value-type="float">
            <text:p>-8.8</text:p>
          </table:table-cell>
          <table:table-cell office:value-type="float" office:value="-16" calcext:value-type="float">
            <text:p>-16</text:p>
          </table:table-cell>
          <table:table-cell office:value-type="float" office:value="0.1948876" calcext:value-type="float">
            <text:p>0.1948876</text:p>
          </table:table-cell>
          <table:table-cell office:value-type="float" office:value="0.09716073" calcext:value-type="float">
            <text:p>0.09716073</text:p>
          </table:table-cell>
          <table:table-cell office:value-type="float" office:value="166.644" calcext:value-type="float">
            <text:p>166.644</text:p>
          </table:table-cell>
          <table:table-cell office:value-type="float" office:value="0" calcext:value-type="float">
            <text:p>0</text:p>
          </table:table-cell>
          <table:table-cell office:value-type="float" office:value="-0.0970459" calcext:value-type="float">
            <text:p>-0.0970459</text:p>
          </table:table-cell>
          <table:table-cell office:value-type="float" office:value="-0.1370544" calcext:value-type="float">
            <text:p>-0.1370544</text:p>
          </table:table-cell>
          <table:table-cell office:value-type="float" office:value="-0.002197266" calcext:value-type="float">
            <text:p>-0.002197266</text:p>
          </table:table-cell>
          <table:table-cell office:value-type="float" office:value="-0.007110596" calcext:value-type="float">
            <text:p>-0.007110596</text:p>
          </table:table-cell>
          <table:table-cell office:value-type="float" office:value="0.09432983" calcext:value-type="float">
            <text:p>0.09432983</text:p>
          </table:table-cell>
          <table:table-cell office:value-type="float" office:value="0.0826416" calcext:value-type="float">
            <text:p>0.0826416</text:p>
          </table:table-cell>
          <table:table-cell office:value-type="float" office:value="0.2232056" calcext:value-type="float">
            <text:p>0.2232056</text:p>
          </table:table-cell>
          <table:table-cell office:value-type="float" office:value="0.202301" calcext:value-type="float">
            <text:p>0.202301</text:p>
          </table:table-cell>
          <table:table-cell office:value-type="float" office:value="0.353302" calcext:value-type="float">
            <text:p>0.353302</text:p>
          </table:table-cell>
          <table:table-cell office:value-type="float" office:value="0.3261414" calcext:value-type="float">
            <text:p>0.3261414</text:p>
          </table:table-cell>
          <table:table-cell office:value-type="float" office:value="0.4835815" calcext:value-type="float">
            <text:p>0.4835815</text:p>
          </table:table-cell>
          <table:table-cell office:value-type="float" office:value="0.4545288" calcext:value-type="float">
            <text:p>0.45452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1999" calcext:value-type="float">
            <text:p>15021999</text:p>
          </table:table-cell>
          <table:table-cell office:value-type="float" office:value="10.04868" calcext:value-type="float">
            <text:p>10.04868</text:p>
          </table:table-cell>
          <table:table-cell office:value-type="float" office:value="-2.2" calcext:value-type="float">
            <text:p>-2.2</text:p>
          </table:table-cell>
          <table:table-cell office:value-type="float" office:value="-14" calcext:value-type="float">
            <text:p>-14</text:p>
          </table:table-cell>
          <table:table-cell office:value-type="float" office:value="0.3947264" calcext:value-type="float">
            <text:p>0.3947264</text:p>
          </table:table-cell>
          <table:table-cell office:value-type="float" office:value="0.1584968" calcext:value-type="float">
            <text:p>0.1584968</text:p>
          </table:table-cell>
          <table:table-cell office:value-type="float" office:value="140.796" calcext:value-type="float">
            <text:p>140.796</text:p>
          </table:table-cell>
          <table:table-cell office:value-type="float" office:value="0" calcext:value-type="float">
            <text:p>0</text:p>
          </table:table-cell>
          <table:table-cell office:value-type="float" office:value="-0.1376343" calcext:value-type="float">
            <text:p>-0.1376343</text:p>
          </table:table-cell>
          <table:table-cell office:value-type="float" office:value="-0.1968384" calcext:value-type="float">
            <text:p>-0.1968384</text:p>
          </table:table-cell>
          <table:table-cell office:value-type="float" office:value="-0.007049561" calcext:value-type="float">
            <text:p>-0.007049561</text:p>
          </table:table-cell>
          <table:table-cell office:value-type="float" office:value="-0.0201416" calcext:value-type="float">
            <text:p>-0.0201416</text:p>
          </table:table-cell>
          <table:table-cell office:value-type="float" office:value="0.09286499" calcext:value-type="float">
            <text:p>0.09286499</text:p>
          </table:table-cell>
          <table:table-cell office:value-type="float" office:value="0.08178711" calcext:value-type="float">
            <text:p>0.08178711</text:p>
          </table:table-cell>
          <table:table-cell office:value-type="float" office:value="0.223175" calcext:value-type="float">
            <text:p>0.223175</text:p>
          </table:table-cell>
          <table:table-cell office:value-type="float" office:value="0.2151489" calcext:value-type="float">
            <text:p>0.2151489</text:p>
          </table:table-cell>
          <table:table-cell office:value-type="float" office:value="0.3535767" calcext:value-type="float">
            <text:p>0.3535767</text:p>
          </table:table-cell>
          <table:table-cell office:value-type="float" office:value="0.348053" calcext:value-type="float">
            <text:p>0.348053</text:p>
          </table:table-cell>
          <table:table-cell office:value-type="float" office:value="0.4843445" calcext:value-type="float">
            <text:p>0.4843445</text:p>
          </table:table-cell>
          <table:table-cell office:value-type="float" office:value="0.4805908" calcext:value-type="float">
            <text:p>0.48059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1999" calcext:value-type="float">
            <text:p>16021999</text:p>
          </table:table-cell>
          <table:table-cell office:value-type="float" office:value="8.5626" calcext:value-type="float">
            <text:p>8.5626</text:p>
          </table:table-cell>
          <table:table-cell office:value-type="float" office:value="-0.7" calcext:value-type="float">
            <text:p>-0.7</text:p>
          </table:table-cell>
          <table:table-cell office:value-type="float" office:value="-7.4" calcext:value-type="float">
            <text:p>-7.4</text:p>
          </table:table-cell>
          <table:table-cell office:value-type="float" office:value="0.4002221" calcext:value-type="float">
            <text:p>0.4002221</text:p>
          </table:table-cell>
          <table:table-cell office:value-type="float" office:value="0.3107553" calcext:value-type="float">
            <text:p>0.3107553</text:p>
          </table:table-cell>
          <table:table-cell office:value-type="float" office:value="369.144" calcext:value-type="float">
            <text:p>369.144</text:p>
          </table:table-cell>
          <table:table-cell office:value-type="float" office:value="0" calcext:value-type="float">
            <text:p>0</text:p>
          </table:table-cell>
          <table:table-cell office:value-type="float" office:value="-0.197052" calcext:value-type="float">
            <text:p>-0.197052</text:p>
          </table:table-cell>
          <table:table-cell office:value-type="float" office:value="-0.2190857" calcext:value-type="float">
            <text:p>-0.2190857</text:p>
          </table:table-cell>
          <table:table-cell office:value-type="float" office:value="-0.02023315" calcext:value-type="float">
            <text:p>-0.02023315</text:p>
          </table:table-cell>
          <table:table-cell office:value-type="float" office:value="-0.02597046" calcext:value-type="float">
            <text:p>-0.02597046</text:p>
          </table:table-cell>
          <table:table-cell office:value-type="float" office:value="0.08172607" calcext:value-type="float">
            <text:p>0.08172607</text:p>
          </table:table-cell>
          <table:table-cell office:value-type="float" office:value="0.07562256" calcext:value-type="float">
            <text:p>0.07562256</text:p>
          </table:table-cell>
          <table:table-cell office:value-type="float" office:value="0.2150574" calcext:value-type="float">
            <text:p>0.2150574</text:p>
          </table:table-cell>
          <table:table-cell office:value-type="float" office:value="0.2085266" calcext:value-type="float">
            <text:p>0.2085266</text:p>
          </table:table-cell>
          <table:table-cell office:value-type="float" office:value="0.3479614" calcext:value-type="float">
            <text:p>0.3479614</text:p>
          </table:table-cell>
          <table:table-cell office:value-type="float" office:value="0.3413696" calcext:value-type="float">
            <text:p>0.3413696</text:p>
          </table:table-cell>
          <table:table-cell office:value-type="float" office:value="0.4804993" calcext:value-type="float">
            <text:p>0.4804993</text:p>
          </table:table-cell>
          <table:table-cell office:value-type="float" office:value="0.4737854" calcext:value-type="float">
            <text:p>0.47378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1999" calcext:value-type="float">
            <text:p>17021999</text:p>
          </table:table-cell>
          <table:table-cell office:value-type="float" office:value="1.74996" calcext:value-type="float">
            <text:p>1.74996</text:p>
          </table:table-cell>
          <table:table-cell office:value-type="float" office:value="1.1" calcext:value-type="float">
            <text:p>1.1</text:p>
          </table:table-cell>
          <table:table-cell office:value-type="float" office:value="-5" calcext:value-type="float">
            <text:p>-5</text:p>
          </table:table-cell>
          <table:table-cell office:value-type="float" office:value="0.6424516" calcext:value-type="float">
            <text:p>0.6424516</text:p>
          </table:table-cell>
          <table:table-cell office:value-type="float" office:value="0.3177926" calcext:value-type="float">
            <text:p>0.3177926</text:p>
          </table:table-cell>
          <table:table-cell office:value-type="float" office:value="331.02" calcext:value-type="float">
            <text:p>331.02</text:p>
          </table:table-cell>
          <table:table-cell office:value-type="float" office:value="6" calcext:value-type="float">
            <text:p>6</text:p>
          </table:table-cell>
          <table:table-cell office:value-type="float" office:value="-0.2148438" calcext:value-type="float">
            <text:p>-0.2148438</text:p>
          </table:table-cell>
          <table:table-cell office:value-type="float" office:value="-0.2201538" calcext:value-type="float">
            <text:p>-0.2201538</text:p>
          </table:table-cell>
          <table:table-cell office:value-type="float" office:value="-0.02523804" calcext:value-type="float">
            <text:p>-0.02523804</text:p>
          </table:table-cell>
          <table:table-cell office:value-type="float" office:value="-0.02676392" calcext:value-type="float">
            <text:p>-0.02676392</text:p>
          </table:table-cell>
          <table:table-cell office:value-type="float" office:value="0.07577515" calcext:value-type="float">
            <text:p>0.07577515</text:p>
          </table:table-cell>
          <table:table-cell office:value-type="float" office:value="0.07406616" calcext:value-type="float">
            <text:p>0.07406616</text:p>
          </table:table-cell>
          <table:table-cell office:value-type="float" office:value="0.2084961" calcext:value-type="float">
            <text:p>0.2084961</text:p>
          </table:table-cell>
          <table:table-cell office:value-type="float" office:value="0.2059021" calcext:value-type="float">
            <text:p>0.2059021</text:p>
          </table:table-cell>
          <table:table-cell office:value-type="float" office:value="0.3413391" calcext:value-type="float">
            <text:p>0.3413391</text:p>
          </table:table-cell>
          <table:table-cell office:value-type="float" office:value="0.3375244" calcext:value-type="float">
            <text:p>0.3375244</text:p>
          </table:table-cell>
          <table:table-cell office:value-type="float" office:value="0.4737549" calcext:value-type="float">
            <text:p>0.4737549</text:p>
          </table:table-cell>
          <table:table-cell office:value-type="float" office:value="0.4689331" calcext:value-type="float">
            <text:p>0.46893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1999" calcext:value-type="float">
            <text:p>18021999</text:p>
          </table:table-cell>
          <table:table-cell office:value-type="float" office:value="6.35724" calcext:value-type="float">
            <text:p>6.35724</text:p>
          </table:table-cell>
          <table:table-cell office:value-type="float" office:value="1.1" calcext:value-type="float">
            <text:p>1.1</text:p>
          </table:table-cell>
          <table:table-cell office:value-type="float" office:value="-3.4" calcext:value-type="float">
            <text:p>-3.4</text:p>
          </table:table-cell>
          <table:table-cell office:value-type="float" office:value="0.6401791" calcext:value-type="float">
            <text:p>0.6401791</text:p>
          </table:table-cell>
          <table:table-cell office:value-type="float" office:value="0.3687844" calcext:value-type="float">
            <text:p>0.3687844</text:p>
          </table:table-cell>
          <table:table-cell office:value-type="float" office:value="170.028" calcext:value-type="float">
            <text:p>170.028</text:p>
          </table:table-cell>
          <table:table-cell office:value-type="float" office:value="0.7" calcext:value-type="float">
            <text:p>0.7</text:p>
          </table:table-cell>
          <table:table-cell office:value-type="float" office:value="-0.1773376" calcext:value-type="float">
            <text:p>-0.1773376</text:p>
          </table:table-cell>
          <table:table-cell office:value-type="float" office:value="-0.2170715" calcext:value-type="float">
            <text:p>-0.2170715</text:p>
          </table:table-cell>
          <table:table-cell office:value-type="float" office:value="-0.01583862" calcext:value-type="float">
            <text:p>-0.01583862</text:p>
          </table:table-cell>
          <table:table-cell office:value-type="float" office:value="-0.02603149" calcext:value-type="float">
            <text:p>-0.02603149</text:p>
          </table:table-cell>
          <table:table-cell office:value-type="float" office:value="0.0814209" calcext:value-type="float">
            <text:p>0.0814209</text:p>
          </table:table-cell>
          <table:table-cell office:value-type="float" office:value="0.0741272" calcext:value-type="float">
            <text:p>0.0741272</text:p>
          </table:table-cell>
          <table:table-cell office:value-type="float" office:value="0.2099304" calcext:value-type="float">
            <text:p>0.2099304</text:p>
          </table:table-cell>
          <table:table-cell office:value-type="float" office:value="0.2058716" calcext:value-type="float">
            <text:p>0.2058716</text:p>
          </table:table-cell>
          <table:table-cell office:value-type="float" office:value="0.3387756" calcext:value-type="float">
            <text:p>0.3387756</text:p>
          </table:table-cell>
          <table:table-cell office:value-type="float" office:value="0.3371277" calcext:value-type="float">
            <text:p>0.3371277</text:p>
          </table:table-cell>
          <table:table-cell office:value-type="float" office:value="0.4688721" calcext:value-type="float">
            <text:p>0.4688721</text:p>
          </table:table-cell>
          <table:table-cell office:value-type="float" office:value="0.4672852" calcext:value-type="float">
            <text:p>0.46728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1999" calcext:value-type="float">
            <text:p>19021999</text:p>
          </table:table-cell>
          <table:table-cell office:value-type="float" office:value="12.87648" calcext:value-type="float">
            <text:p>12.87648</text:p>
          </table:table-cell>
          <table:table-cell office:value-type="float" office:value="-3.5" calcext:value-type="float">
            <text:p>-3.5</text:p>
          </table:table-cell>
          <table:table-cell office:value-type="float" office:value="-9.8" calcext:value-type="float">
            <text:p>-9.8</text:p>
          </table:table-cell>
          <table:table-cell office:value-type="float" office:value="0.3637042" calcext:value-type="float">
            <text:p>0.3637042</text:p>
          </table:table-cell>
          <table:table-cell office:value-type="float" office:value="0.2174941" calcext:value-type="float">
            <text:p>0.2174941</text:p>
          </table:table-cell>
          <table:table-cell office:value-type="float" office:value="177.948" calcext:value-type="float">
            <text:p>177.948</text:p>
          </table:table-cell>
          <table:table-cell office:value-type="float" office:value="0" calcext:value-type="float">
            <text:p>0</text:p>
          </table:table-cell>
          <table:table-cell office:value-type="float" office:value="-0.1708679" calcext:value-type="float">
            <text:p>-0.1708679</text:p>
          </table:table-cell>
          <table:table-cell office:value-type="float" office:value="-0.1769714" calcext:value-type="float">
            <text:p>-0.1769714</text:p>
          </table:table-cell>
          <table:table-cell office:value-type="float" office:value="-0.01318359" calcext:value-type="float">
            <text:p>-0.01318359</text:p>
          </table:table-cell>
          <table:table-cell office:value-type="float" office:value="-0.01577759" calcext:value-type="float">
            <text:p>-0.01577759</text:p>
          </table:table-cell>
          <table:table-cell office:value-type="float" office:value="0.08389282" calcext:value-type="float">
            <text:p>0.08389282</text:p>
          </table:table-cell>
          <table:table-cell office:value-type="float" office:value="0.08154297" calcext:value-type="float">
            <text:p>0.08154297</text:p>
          </table:table-cell>
          <table:table-cell office:value-type="float" office:value="0.2120056" calcext:value-type="float">
            <text:p>0.2120056</text:p>
          </table:table-cell>
          <table:table-cell office:value-type="float" office:value="0.2099915" calcext:value-type="float">
            <text:p>0.2099915</text:p>
          </table:table-cell>
          <table:table-cell office:value-type="float" office:value="0.3401489" calcext:value-type="float">
            <text:p>0.3401489</text:p>
          </table:table-cell>
          <table:table-cell office:value-type="float" office:value="0.3388367" calcext:value-type="float">
            <text:p>0.3388367</text:p>
          </table:table-cell>
          <table:table-cell office:value-type="float" office:value="0.4682617" calcext:value-type="float">
            <text:p>0.4682617</text:p>
          </table:table-cell>
          <table:table-cell office:value-type="float" office:value="0.4672241" calcext:value-type="float">
            <text:p>0.46722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1999" calcext:value-type="float">
            <text:p>20021999</text:p>
          </table:table-cell>
          <table:table-cell office:value-type="float" office:value="10.30103" calcext:value-type="float">
            <text:p>10.30103</text:p>
          </table:table-cell>
          <table:table-cell office:value-type="float" office:value="-2.7" calcext:value-type="float">
            <text:p>-2.7</text:p>
          </table:table-cell>
          <table:table-cell office:value-type="float" office:value="-10.4" calcext:value-type="float">
            <text:p>-10.4</text:p>
          </table:table-cell>
          <table:table-cell office:value-type="float" office:value="0.3188773" calcext:value-type="float">
            <text:p>0.3188773</text:p>
          </table:table-cell>
          <table:table-cell office:value-type="float" office:value="0.2057191" calcext:value-type="float">
            <text:p>0.2057191</text:p>
          </table:table-cell>
          <table:table-cell office:value-type="float" office:value="291.024" calcext:value-type="float">
            <text:p>291.024</text:p>
          </table:table-cell>
          <table:table-cell office:value-type="float" office:value="0" calcext:value-type="float">
            <text:p>0</text:p>
          </table:table-cell>
          <table:table-cell office:value-type="float" office:value="-0.1730347" calcext:value-type="float">
            <text:p>-0.1730347</text:p>
          </table:table-cell>
          <table:table-cell office:value-type="float" office:value="-0.2047119" calcext:value-type="float">
            <text:p>-0.2047119</text:p>
          </table:table-cell>
          <table:table-cell office:value-type="float" office:value="-0.01318359" calcext:value-type="float">
            <text:p>-0.01318359</text:p>
          </table:table-cell>
          <table:table-cell office:value-type="float" office:value="-0.02108765" calcext:value-type="float">
            <text:p>-0.02108765</text:p>
          </table:table-cell>
          <table:table-cell office:value-type="float" office:value="0.08389282" calcext:value-type="float">
            <text:p>0.08389282</text:p>
          </table:table-cell>
          <table:table-cell office:value-type="float" office:value="0.07669067" calcext:value-type="float">
            <text:p>0.07669067</text:p>
          </table:table-cell>
          <table:table-cell office:value-type="float" office:value="0.2117615" calcext:value-type="float">
            <text:p>0.2117615</text:p>
          </table:table-cell>
          <table:table-cell office:value-type="float" office:value="0.2052002" calcext:value-type="float">
            <text:p>0.2052002</text:p>
          </table:table-cell>
          <table:table-cell office:value-type="float" office:value="0.3394165" calcext:value-type="float">
            <text:p>0.3394165</text:p>
          </table:table-cell>
          <table:table-cell office:value-type="float" office:value="0.3332214" calcext:value-type="float">
            <text:p>0.3332214</text:p>
          </table:table-cell>
          <table:table-cell office:value-type="float" office:value="0.4672241" calcext:value-type="float">
            <text:p>0.4672241</text:p>
          </table:table-cell>
          <table:table-cell office:value-type="float" office:value="0.4608459" calcext:value-type="float">
            <text:p>0.46084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1999" calcext:value-type="float">
            <text:p>21021999</text:p>
          </table:table-cell>
          <table:table-cell office:value-type="float" office:value="14.06492" calcext:value-type="float">
            <text:p>14.06492</text:p>
          </table:table-cell>
          <table:table-cell office:value-type="float" office:value="-7.4" calcext:value-type="float">
            <text:p>-7.4</text:p>
          </table:table-cell>
          <table:table-cell office:value-type="float" office:value="-15.4" calcext:value-type="float">
            <text:p>-15.4</text:p>
          </table:table-cell>
          <table:table-cell office:value-type="float" office:value="0.2013345" calcext:value-type="float">
            <text:p>0.2013345</text:p>
          </table:table-cell>
          <table:table-cell office:value-type="float" office:value="0.05482249" calcext:value-type="float">
            <text:p>0.05482249</text:p>
          </table:table-cell>
          <table:table-cell office:value-type="float" office:value="426.168" calcext:value-type="float">
            <text:p>426.168</text:p>
          </table:table-cell>
          <table:table-cell office:value-type="float" office:value="0" calcext:value-type="float">
            <text:p>0</text:p>
          </table:table-cell>
          <table:table-cell office:value-type="float" office:value="-0.2048645" calcext:value-type="float">
            <text:p>-0.2048645</text:p>
          </table:table-cell>
          <table:table-cell office:value-type="float" office:value="-0.2408447" calcext:value-type="float">
            <text:p>-0.2408447</text:p>
          </table:table-cell>
          <table:table-cell office:value-type="float" office:value="-0.02099609" calcext:value-type="float">
            <text:p>-0.02099609</text:p>
          </table:table-cell>
          <table:table-cell office:value-type="float" office:value="-0.03091431" calcext:value-type="float">
            <text:p>-0.03091431</text:p>
          </table:table-cell>
          <table:table-cell office:value-type="float" office:value="0.07662964" calcext:value-type="float">
            <text:p>0.07662964</text:p>
          </table:table-cell>
          <table:table-cell office:value-type="float" office:value="0.06713867" calcext:value-type="float">
            <text:p>0.06713867</text:p>
          </table:table-cell>
          <table:table-cell office:value-type="float" office:value="0.2051086" calcext:value-type="float">
            <text:p>0.2051086</text:p>
          </table:table-cell>
          <table:table-cell office:value-type="float" office:value="0.1957703" calcext:value-type="float">
            <text:p>0.1957703</text:p>
          </table:table-cell>
          <table:table-cell office:value-type="float" office:value="0.3331604" calcext:value-type="float">
            <text:p>0.3331604</text:p>
          </table:table-cell>
          <table:table-cell office:value-type="float" office:value="0.3238525" calcext:value-type="float">
            <text:p>0.3238525</text:p>
          </table:table-cell>
          <table:table-cell office:value-type="float" office:value="0.4607544" calcext:value-type="float">
            <text:p>0.4607544</text:p>
          </table:table-cell>
          <table:table-cell office:value-type="float" office:value="0.4513855" calcext:value-type="float">
            <text:p>0.45138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1999" calcext:value-type="float">
            <text:p>22021999</text:p>
          </table:table-cell>
          <table:table-cell office:value-type="float" office:value="14.33943" calcext:value-type="float">
            <text:p>14.33943</text:p>
          </table:table-cell>
          <table:table-cell office:value-type="float" office:value="-11.8" calcext:value-type="float">
            <text:p>-11.8</text:p>
          </table:table-cell>
          <table:table-cell office:value-type="float" office:value="-20.2" calcext:value-type="float">
            <text:p>-20.2</text:p>
          </table:table-cell>
          <table:table-cell office:value-type="float" office:value="0.09139314" calcext:value-type="float">
            <text:p>0.09139314</text:p>
          </table:table-cell>
          <table:table-cell office:value-type="float" office:value="0.05346132" calcext:value-type="float">
            <text:p>0.05346132</text:p>
          </table:table-cell>
          <table:table-cell office:value-type="float" office:value="244.332" calcext:value-type="float">
            <text:p>244.332</text:p>
          </table:table-cell>
          <table:table-cell office:value-type="float" office:value="0" calcext:value-type="float">
            <text:p>0</text:p>
          </table:table-cell>
          <table:table-cell office:value-type="float" office:value="-0.241272" calcext:value-type="float">
            <text:p>-0.241272</text:p>
          </table:table-cell>
          <table:table-cell office:value-type="float" office:value="-0.3269653" calcext:value-type="float">
            <text:p>-0.3269653</text:p>
          </table:table-cell>
          <table:table-cell office:value-type="float" office:value="-0.03106689" calcext:value-type="float">
            <text:p>-0.03106689</text:p>
          </table:table-cell>
          <table:table-cell office:value-type="float" office:value="-0.05541992" calcext:value-type="float">
            <text:p>-0.05541992</text:p>
          </table:table-cell>
          <table:table-cell office:value-type="float" office:value="0.06695557" calcext:value-type="float">
            <text:p>0.06695557</text:p>
          </table:table-cell>
          <table:table-cell office:value-type="float" office:value="0.04550171" calcext:value-type="float">
            <text:p>0.04550171</text:p>
          </table:table-cell>
          <table:table-cell office:value-type="float" office:value="0.1957092" calcext:value-type="float">
            <text:p>0.1957092</text:p>
          </table:table-cell>
          <table:table-cell office:value-type="float" office:value="0.1769104" calcext:value-type="float">
            <text:p>0.1769104</text:p>
          </table:table-cell>
          <table:table-cell office:value-type="float" office:value="0.3237" calcext:value-type="float">
            <text:p>0.3237</text:p>
          </table:table-cell>
          <table:table-cell office:value-type="float" office:value="0.3069458" calcext:value-type="float">
            <text:p>0.3069458</text:p>
          </table:table-cell>
          <table:table-cell office:value-type="float" office:value="0.4512939" calcext:value-type="float">
            <text:p>0.4512939</text:p>
          </table:table-cell>
          <table:table-cell office:value-type="float" office:value="0.4358826" calcext:value-type="float">
            <text:p>0.43588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1999" calcext:value-type="float">
            <text:p>23021999</text:p>
          </table:table-cell>
          <table:table-cell office:value-type="float" office:value="14.35753" calcext:value-type="float">
            <text:p>14.35753</text:p>
          </table:table-cell>
          <table:table-cell office:value-type="float" office:value="-8.3" calcext:value-type="float">
            <text:p>-8.3</text:p>
          </table:table-cell>
          <table:table-cell office:value-type="float" office:value="-18.5" calcext:value-type="float">
            <text:p>-18.5</text:p>
          </table:table-cell>
          <table:table-cell office:value-type="float" office:value="0.09335123" calcext:value-type="float">
            <text:p>0.09335123</text:p>
          </table:table-cell>
          <table:table-cell office:value-type="float" office:value="0.06937651" calcext:value-type="float">
            <text:p>0.06937651</text:p>
          </table:table-cell>
          <table:table-cell office:value-type="float" office:value="111.564" calcext:value-type="float">
            <text:p>111.564</text:p>
          </table:table-cell>
          <table:table-cell office:value-type="float" office:value="0" calcext:value-type="float">
            <text:p>0</text:p>
          </table:table-cell>
          <table:table-cell office:value-type="float" office:value="-0.3278503" calcext:value-type="float">
            <text:p>-0.3278503</text:p>
          </table:table-cell>
          <table:table-cell office:value-type="float" office:value="-0.4248047" calcext:value-type="float">
            <text:p>-0.4248047</text:p>
          </table:table-cell>
          <table:table-cell office:value-type="float" office:value="-0.05569458" calcext:value-type="float">
            <text:p>-0.05569458</text:p>
          </table:table-cell>
          <table:table-cell office:value-type="float" office:value="-0.08776855" calcext:value-type="float">
            <text:p>-0.08776855</text:p>
          </table:table-cell>
          <table:table-cell office:value-type="float" office:value="0.04528809" calcext:value-type="float">
            <text:p>0.04528809</text:p>
          </table:table-cell>
          <table:table-cell office:value-type="float" office:value="0.01589966" calcext:value-type="float">
            <text:p>0.01589966</text:p>
          </table:table-cell>
          <table:table-cell office:value-type="float" office:value="0.1766663" calcext:value-type="float">
            <text:p>0.1766663</text:p>
          </table:table-cell>
          <table:table-cell office:value-type="float" office:value="0.1493225" calcext:value-type="float">
            <text:p>0.1493225</text:p>
          </table:table-cell>
          <table:table-cell office:value-type="float" office:value="0.3067322" calcext:value-type="float">
            <text:p>0.3067322</text:p>
          </table:table-cell>
          <table:table-cell office:value-type="float" office:value="0.2816772" calcext:value-type="float">
            <text:p>0.2816772</text:p>
          </table:table-cell>
          <table:table-cell office:value-type="float" office:value="0.4356689" calcext:value-type="float">
            <text:p>0.4356689</text:p>
          </table:table-cell>
          <table:table-cell office:value-type="float" office:value="0.4124451" calcext:value-type="float">
            <text:p>0.41244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1999" calcext:value-type="float">
            <text:p>24021999</text:p>
          </table:table-cell>
          <table:table-cell office:value-type="float" office:value="12.5748" calcext:value-type="float">
            <text:p>12.5748</text:p>
          </table:table-cell>
          <table:table-cell office:value-type="float" office:value="-6.1" calcext:value-type="float">
            <text:p>-6.1</text:p>
          </table:table-cell>
          <table:table-cell office:value-type="float" office:value="-18" calcext:value-type="float">
            <text:p>-18</text:p>
          </table:table-cell>
          <table:table-cell office:value-type="float" office:value="0.1480701" calcext:value-type="float">
            <text:p>0.1480701</text:p>
          </table:table-cell>
          <table:table-cell office:value-type="float" office:value="0.07131767" calcext:value-type="float">
            <text:p>0.07131767</text:p>
          </table:table-cell>
          <table:table-cell office:value-type="float" office:value="251.064" calcext:value-type="float">
            <text:p>251.064</text:p>
          </table:table-cell>
          <table:table-cell office:value-type="float" office:value="0" calcext:value-type="float">
            <text:p>0</text:p>
          </table:table-cell>
          <table:table-cell office:value-type="float" office:value="-0.4253845" calcext:value-type="float">
            <text:p>-0.4253845</text:p>
          </table:table-cell>
          <table:table-cell office:value-type="float" office:value="-0.482666" calcext:value-type="float">
            <text:p>-0.482666</text:p>
          </table:table-cell>
          <table:table-cell office:value-type="float" office:value="-0.08804321" calcext:value-type="float">
            <text:p>-0.08804321</text:p>
          </table:table-cell>
          <table:table-cell office:value-type="float" office:value="-0.117218" calcext:value-type="float">
            <text:p>-0.117218</text:p>
          </table:table-cell>
          <table:table-cell office:value-type="float" office:value="0.01559448" calcext:value-type="float">
            <text:p>0.01559448</text:p>
          </table:table-cell>
          <table:table-cell office:value-type="float" office:value="-0.01199341" calcext:value-type="float">
            <text:p>-0.01199341</text:p>
          </table:table-cell>
          <table:table-cell office:value-type="float" office:value="0.1490784" calcext:value-type="float">
            <text:p>0.1490784</text:p>
          </table:table-cell>
          <table:table-cell office:value-type="float" office:value="0.1223145" calcext:value-type="float">
            <text:p>0.1223145</text:p>
          </table:table-cell>
          <table:table-cell office:value-type="float" office:value="0.2814026" calcext:value-type="float">
            <text:p>0.2814026</text:p>
          </table:table-cell>
          <table:table-cell office:value-type="float" office:value="0.2553711" calcext:value-type="float">
            <text:p>0.2553711</text:p>
          </table:table-cell>
          <table:table-cell office:value-type="float" office:value="0.4122009" calcext:value-type="float">
            <text:p>0.4122009</text:p>
          </table:table-cell>
          <table:table-cell office:value-type="float" office:value="0.3872375" calcext:value-type="float">
            <text:p>0.38723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1999" calcext:value-type="float">
            <text:p>25021999</text:p>
          </table:table-cell>
          <table:table-cell office:value-type="float" office:value="14.32764" calcext:value-type="float">
            <text:p>14.32764</text:p>
          </table:table-cell>
          <table:table-cell office:value-type="float" office:value="-1.8" calcext:value-type="float">
            <text:p>-1.8</text:p>
          </table:table-cell>
          <table:table-cell office:value-type="float" office:value="-12.2" calcext:value-type="float">
            <text:p>-12.2</text:p>
          </table:table-cell>
          <table:table-cell office:value-type="float" office:value="0.2657933" calcext:value-type="float">
            <text:p>0.2657933</text:p>
          </table:table-cell>
          <table:table-cell office:value-type="float" office:value="0.1252872" calcext:value-type="float">
            <text:p>0.1252872</text:p>
          </table:table-cell>
          <table:table-cell office:value-type="float" office:value="244.98" calcext:value-type="float">
            <text:p>244.98</text:p>
          </table:table-cell>
          <table:table-cell office:value-type="float" office:value="0" calcext:value-type="float">
            <text:p>0</text:p>
          </table:table-cell>
          <table:table-cell office:value-type="float" office:value="-0.4742432" calcext:value-type="float">
            <text:p>-0.4742432</text:p>
          </table:table-cell>
          <table:table-cell office:value-type="float" office:value="-0.4961243" calcext:value-type="float">
            <text:p>-0.4961243</text:p>
          </table:table-cell>
          <table:table-cell office:value-type="float" office:value="-0.1174622" calcext:value-type="float">
            <text:p>-0.1174622</text:p>
          </table:table-cell>
          <table:table-cell office:value-type="float" office:value="-0.132782" calcext:value-type="float">
            <text:p>-0.132782</text:p>
          </table:table-cell>
          <table:table-cell office:value-type="float" office:value="-0.01223755" calcext:value-type="float">
            <text:p>-0.01223755</text:p>
          </table:table-cell>
          <table:table-cell office:value-type="float" office:value="-0.01882935" calcext:value-type="float">
            <text:p>-0.01882935</text:p>
          </table:table-cell>
          <table:table-cell office:value-type="float" office:value="0.1220703" calcext:value-type="float">
            <text:p>0.1220703</text:p>
          </table:table-cell>
          <table:table-cell office:value-type="float" office:value="0.1110229" calcext:value-type="float">
            <text:p>0.1110229</text:p>
          </table:table-cell>
          <table:table-cell office:value-type="float" office:value="0.2550964" calcext:value-type="float">
            <text:p>0.2550964</text:p>
          </table:table-cell>
          <table:table-cell office:value-type="float" office:value="0.2406616" calcext:value-type="float">
            <text:p>0.2406616</text:p>
          </table:table-cell>
          <table:table-cell office:value-type="float" office:value="0.3869324" calcext:value-type="float">
            <text:p>0.3869324</text:p>
          </table:table-cell>
          <table:table-cell office:value-type="float" office:value="0.369751" calcext:value-type="float">
            <text:p>0.3697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1999" calcext:value-type="float">
            <text:p>26021999</text:p>
          </table:table-cell>
          <table:table-cell office:value-type="float" office:value="14.8194" calcext:value-type="float">
            <text:p>14.8194</text:p>
          </table:table-cell>
          <table:table-cell office:value-type="float" office:value="2.6" calcext:value-type="float">
            <text:p>2.6</text:p>
          </table:table-cell>
          <table:table-cell office:value-type="float" office:value="-10.2" calcext:value-type="float">
            <text:p>-10.2</text:p>
          </table:table-cell>
          <table:table-cell office:value-type="float" office:value="0.3121062" calcext:value-type="float">
            <text:p>0.3121062</text:p>
          </table:table-cell>
          <table:table-cell office:value-type="float" office:value="0.1969203" calcext:value-type="float">
            <text:p>0.1969203</text:p>
          </table:table-cell>
          <table:table-cell office:value-type="float" office:value="268.056" calcext:value-type="float">
            <text:p>268.056</text:p>
          </table:table-cell>
          <table:table-cell office:value-type="float" office:value="0" calcext:value-type="float">
            <text:p>0</text:p>
          </table:table-cell>
          <table:table-cell office:value-type="float" office:value="-0.3890686" calcext:value-type="float">
            <text:p>-0.3890686</text:p>
          </table:table-cell>
          <table:table-cell office:value-type="float" office:value="-0.4734192" calcext:value-type="float">
            <text:p>-0.4734192</text:p>
          </table:table-cell>
          <table:table-cell office:value-type="float" office:value="-0.1306458" calcext:value-type="float">
            <text:p>-0.1306458</text:p>
          </table:table-cell>
          <table:table-cell office:value-type="float" office:value="-0.13797" calcext:value-type="float">
            <text:p>-0.13797</text:p>
          </table:table-cell>
          <table:table-cell office:value-type="float" office:value="-0.01879883" calcext:value-type="float">
            <text:p>-0.01879883</text:p>
          </table:table-cell>
          <table:table-cell office:value-type="float" office:value="-0.0201416" calcext:value-type="float">
            <text:p>-0.0201416</text:p>
          </table:table-cell>
          <table:table-cell office:value-type="float" office:value="0.1109924" calcext:value-type="float">
            <text:p>0.1109924</text:p>
          </table:table-cell>
          <table:table-cell office:value-type="float" office:value="0.1073914" calcext:value-type="float">
            <text:p>0.1073914</text:p>
          </table:table-cell>
          <table:table-cell office:value-type="float" office:value="0.2406311" calcext:value-type="float">
            <text:p>0.2406311</text:p>
          </table:table-cell>
          <table:table-cell office:value-type="float" office:value="0.2341003" calcext:value-type="float">
            <text:p>0.2341003</text:p>
          </table:table-cell>
          <table:table-cell office:value-type="float" office:value="0.3696899" calcext:value-type="float">
            <text:p>0.3696899</text:p>
          </table:table-cell>
          <table:table-cell office:value-type="float" office:value="0.3605347" calcext:value-type="float">
            <text:p>0.36053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1999" calcext:value-type="float">
            <text:p>27021999</text:p>
          </table:table-cell>
          <table:table-cell office:value-type="float" office:value="14.46588" calcext:value-type="float">
            <text:p>14.46588</text:p>
          </table:table-cell>
          <table:table-cell office:value-type="float" office:value="4.4" calcext:value-type="float">
            <text:p>4.4</text:p>
          </table:table-cell>
          <table:table-cell office:value-type="float" office:value="-6.7" calcext:value-type="float">
            <text:p>-6.7</text:p>
          </table:table-cell>
          <table:table-cell office:value-type="float" office:value="0.3938396" calcext:value-type="float">
            <text:p>0.3938396</text:p>
          </table:table-cell>
          <table:table-cell office:value-type="float" office:value="0.2770712" calcext:value-type="float">
            <text:p>0.2770712</text:p>
          </table:table-cell>
          <table:table-cell office:value-type="float" office:value="161.856" calcext:value-type="float">
            <text:p>161.856</text:p>
          </table:table-cell>
          <table:table-cell office:value-type="float" office:value="0" calcext:value-type="float">
            <text:p>0</text:p>
          </table:table-cell>
          <table:table-cell office:value-type="float" office:value="-0.2122192" calcext:value-type="float">
            <text:p>-0.2122192</text:p>
          </table:table-cell>
          <table:table-cell office:value-type="float" office:value="-0.3869629" calcext:value-type="float">
            <text:p>-0.3869629</text:p>
          </table:table-cell>
          <table:table-cell office:value-type="float" office:value="-0.09613037" calcext:value-type="float">
            <text:p>-0.09613037</text:p>
          </table:table-cell>
          <table:table-cell office:value-type="float" office:value="-0.1303406" calcext:value-type="float">
            <text:p>-0.1303406</text:p>
          </table:table-cell>
          <table:table-cell office:value-type="float" office:value="-0.01266479" calcext:value-type="float">
            <text:p>-0.01266479</text:p>
          </table:table-cell>
          <table:table-cell office:value-type="float" office:value="-0.0189209" calcext:value-type="float">
            <text:p>-0.0189209</text:p>
          </table:table-cell>
          <table:table-cell office:value-type="float" office:value="0.1102295" calcext:value-type="float">
            <text:p>0.1102295</text:p>
          </table:table-cell>
          <table:table-cell office:value-type="float" office:value="0.1074829" calcext:value-type="float">
            <text:p>0.1074829</text:p>
          </table:table-cell>
          <table:table-cell office:value-type="float" office:value="0.2341003" calcext:value-type="float">
            <text:p>0.2341003</text:p>
          </table:table-cell>
          <table:table-cell office:value-type="float" office:value="0.2331238" calcext:value-type="float">
            <text:p>0.2331238</text:p>
          </table:table-cell>
          <table:table-cell office:value-type="float" office:value="0.3604736" calcext:value-type="float">
            <text:p>0.3604736</text:p>
          </table:table-cell>
          <table:table-cell office:value-type="float" office:value="0.3567505" calcext:value-type="float">
            <text:p>0.35675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1999" calcext:value-type="float">
            <text:p>28021999</text:p>
          </table:table-cell>
          <table:table-cell office:value-type="float" office:value="2.2284" calcext:value-type="float">
            <text:p>2.2284</text:p>
          </table:table-cell>
          <table:table-cell office:value-type="float" office:value="1.5" calcext:value-type="float">
            <text:p>1.5</text:p>
          </table:table-cell>
          <table:table-cell office:value-type="float" office:value="-5" calcext:value-type="float">
            <text:p>-5</text:p>
          </table:table-cell>
          <table:table-cell office:value-type="float" office:value="0.6654532" calcext:value-type="float">
            <text:p>0.6654532</text:p>
          </table:table-cell>
          <table:table-cell office:value-type="float" office:value="0.2812265" calcext:value-type="float">
            <text:p>0.2812265</text:p>
          </table:table-cell>
          <table:table-cell office:value-type="float" office:value="298.116" calcext:value-type="float">
            <text:p>298.116</text:p>
          </table:table-cell>
          <table:table-cell office:value-type="float" office:value="8.1" calcext:value-type="float">
            <text:p>8.1</text:p>
          </table:table-cell>
          <table:table-cell office:value-type="float" office:value="-0.1178284" calcext:value-type="float">
            <text:p>-0.1178284</text:p>
          </table:table-cell>
          <table:table-cell office:value-type="float" office:value="-0.2106934" calcext:value-type="float">
            <text:p>-0.2106934</text:p>
          </table:table-cell>
          <table:table-cell office:value-type="float" office:value="-0.05828857" calcext:value-type="float">
            <text:p>-0.05828857</text:p>
          </table:table-cell>
          <table:table-cell office:value-type="float" office:value="-0.09567261" calcext:value-type="float">
            <text:p>-0.09567261</text:p>
          </table:table-cell>
          <table:table-cell office:value-type="float" office:value="0.02087402" calcext:value-type="float">
            <text:p>0.02087402</text:p>
          </table:table-cell>
          <table:table-cell office:value-type="float" office:value="-0.01266479" calcext:value-type="float">
            <text:p>-0.01266479</text:p>
          </table:table-cell>
          <table:table-cell office:value-type="float" office:value="0.127533" calcext:value-type="float">
            <text:p>0.127533</text:p>
          </table:table-cell>
          <table:table-cell office:value-type="float" office:value="0.1102905" calcext:value-type="float">
            <text:p>0.1102905</text:p>
          </table:table-cell>
          <table:table-cell office:value-type="float" office:value="0.2403564" calcext:value-type="float">
            <text:p>0.2403564</text:p>
          </table:table-cell>
          <table:table-cell office:value-type="float" office:value="0.23349" calcext:value-type="float">
            <text:p>0.23349</text:p>
          </table:table-cell>
          <table:table-cell office:value-type="float" office:value="0.3574829" calcext:value-type="float">
            <text:p>0.3574829</text:p>
          </table:table-cell>
          <table:table-cell office:value-type="float" office:value="0.3554688" calcext:value-type="float">
            <text:p>0.35546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1999" calcext:value-type="float">
            <text:p>1031999</text:p>
          </table:table-cell>
          <table:table-cell office:value-type="float" office:value="3.34116" calcext:value-type="float">
            <text:p>3.34116</text:p>
          </table:table-cell>
          <table:table-cell office:value-type="float" office:value="0.5" calcext:value-type="float">
            <text:p>0.5</text:p>
          </table:table-cell>
          <table:table-cell office:value-type="float" office:value="-3.2" calcext:value-type="float">
            <text:p>-3.2</text:p>
          </table:table-cell>
          <table:table-cell office:value-type="float" office:value="0.624345" calcext:value-type="float">
            <text:p>0.624345</text:p>
          </table:table-cell>
          <table:table-cell office:value-type="float" office:value="0.4773437" calcext:value-type="float">
            <text:p>0.4773437</text:p>
          </table:table-cell>
          <table:table-cell office:value-type="float" office:value="337.932" calcext:value-type="float">
            <text:p>337.932</text:p>
          </table:table-cell>
          <table:table-cell office:value-type="float" office:value="17.2" calcext:value-type="float">
            <text:p>17.2</text:p>
          </table:table-cell>
          <table:table-cell office:value-type="float" office:value="-0.07595825" calcext:value-type="float">
            <text:p>-0.07595825</text:p>
          </table:table-cell>
          <table:table-cell office:value-type="float" office:value="-0.117218" calcext:value-type="float">
            <text:p>-0.117218</text:p>
          </table:table-cell>
          <table:table-cell office:value-type="float" office:value="-0.02688599" calcext:value-type="float">
            <text:p>-0.02688599</text:p>
          </table:table-cell>
          <table:table-cell office:value-type="float" office:value="-0.05758667" calcext:value-type="float">
            <text:p>-0.05758667</text:p>
          </table:table-cell>
          <table:table-cell office:value-type="float" office:value="0.05548096" calcext:value-type="float">
            <text:p>0.05548096</text:p>
          </table:table-cell>
          <table:table-cell office:value-type="float" office:value="0.02200317" calcext:value-type="float">
            <text:p>0.02200317</text:p>
          </table:table-cell>
          <table:table-cell office:value-type="float" office:value="0.1627502" calcext:value-type="float">
            <text:p>0.1627502</text:p>
          </table:table-cell>
          <table:table-cell office:value-type="float" office:value="0.1287231" calcext:value-type="float">
            <text:p>0.1287231</text:p>
          </table:table-cell>
          <table:table-cell office:value-type="float" office:value="0.271759" calcext:value-type="float">
            <text:p>0.271759</text:p>
          </table:table-cell>
          <table:table-cell office:value-type="float" office:value="0.2411499" calcext:value-type="float">
            <text:p>0.2411499</text:p>
          </table:table-cell>
          <table:table-cell office:value-type="float" office:value="0.3806763" calcext:value-type="float">
            <text:p>0.3806763</text:p>
          </table:table-cell>
          <table:table-cell office:value-type="float" office:value="0.3579712" calcext:value-type="float">
            <text:p>0.35797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1999" calcext:value-type="float">
            <text:p>2031999</text:p>
          </table:table-cell>
          <table:table-cell office:value-type="float" office:value="11.53044" calcext:value-type="float">
            <text:p>11.53044</text:p>
          </table:table-cell>
          <table:table-cell office:value-type="float" office:value="-0.8" calcext:value-type="float">
            <text:p>-0.8</text:p>
          </table:table-cell>
          <table:table-cell office:value-type="float" office:value="-6.1" calcext:value-type="float">
            <text:p>-6.1</text:p>
          </table:table-cell>
          <table:table-cell office:value-type="float" office:value="0.4669152" calcext:value-type="float">
            <text:p>0.4669152</text:p>
          </table:table-cell>
          <table:table-cell office:value-type="float" office:value="0.335106" calcext:value-type="float">
            <text:p>0.335106</text:p>
          </table:table-cell>
          <table:table-cell office:value-type="float" office:value="404.64" calcext:value-type="float">
            <text:p>404.64</text:p>
          </table:table-cell>
          <table:table-cell office:value-type="float" office:value="1.7" calcext:value-type="float">
            <text:p>1.7</text:p>
          </table:table-cell>
          <table:table-cell office:value-type="float" office:value="-0.05200195" calcext:value-type="float">
            <text:p>-0.05200195</text:p>
          </table:table-cell>
          <table:table-cell office:value-type="float" office:value="-0.07565308" calcext:value-type="float">
            <text:p>-0.07565308</text:p>
          </table:table-cell>
          <table:table-cell office:value-type="float" office:value="-0.005981445" calcext:value-type="float">
            <text:p>-0.005981445</text:p>
          </table:table-cell>
          <table:table-cell office:value-type="float" office:value="-0.02667236" calcext:value-type="float">
            <text:p>-0.02667236</text:p>
          </table:table-cell>
          <table:table-cell office:value-type="float" office:value="0.07696533" calcext:value-type="float">
            <text:p>0.07696533</text:p>
          </table:table-cell>
          <table:table-cell office:value-type="float" office:value="0.0559082" calcext:value-type="float">
            <text:p>0.0559082</text:p>
          </table:table-cell>
          <table:table-cell office:value-type="float" office:value="0.184082" calcext:value-type="float">
            <text:p>0.184082</text:p>
          </table:table-cell>
          <table:table-cell office:value-type="float" office:value="0.1632996" calcext:value-type="float">
            <text:p>0.1632996</text:p>
          </table:table-cell>
          <table:table-cell office:value-type="float" office:value="0.2912903" calcext:value-type="float">
            <text:p>0.2912903</text:p>
          </table:table-cell>
          <table:table-cell office:value-type="float" office:value="0.2722473" calcext:value-type="float">
            <text:p>0.2722473</text:p>
          </table:table-cell>
          <table:table-cell office:value-type="float" office:value="0.398407" calcext:value-type="float">
            <text:p>0.398407</text:p>
          </table:table-cell>
          <table:table-cell office:value-type="float" office:value="0.381073" calcext:value-type="float">
            <text:p>0.3810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1999" calcext:value-type="float">
            <text:p>3031999</text:p>
          </table:table-cell>
          <table:table-cell office:value-type="float" office:value="3.46248" calcext:value-type="float">
            <text:p>3.46248</text:p>
          </table:table-cell>
          <table:table-cell office:value-type="float" office:value="0.5" calcext:value-type="float">
            <text:p>0.5</text:p>
          </table:table-cell>
          <table:table-cell office:value-type="float" office:value="-7.7" calcext:value-type="float">
            <text:p>-7.7</text:p>
          </table:table-cell>
          <table:table-cell office:value-type="float" office:value="0.619648" calcext:value-type="float">
            <text:p>0.619648</text:p>
          </table:table-cell>
          <table:table-cell office:value-type="float" office:value="0.2900165" calcext:value-type="float">
            <text:p>0.2900165</text:p>
          </table:table-cell>
          <table:table-cell office:value-type="float" office:value="359.28" calcext:value-type="float">
            <text:p>359.28</text:p>
          </table:table-cell>
          <table:table-cell office:value-type="float" office:value="31.6" calcext:value-type="float">
            <text:p>31.6</text:p>
          </table:table-cell>
          <table:table-cell office:value-type="float" office:value="-0.03704834" calcext:value-type="float">
            <text:p>-0.03704834</text:p>
          </table:table-cell>
          <table:table-cell office:value-type="float" office:value="-0.05184937" calcext:value-type="float">
            <text:p>-0.05184937</text:p>
          </table:table-cell>
          <table:table-cell office:value-type="float" office:value="0.00692749" calcext:value-type="float">
            <text:p>0.00692749</text:p>
          </table:table-cell>
          <table:table-cell office:value-type="float" office:value="-0.005645752" calcext:value-type="float">
            <text:p>-0.005645752</text:p>
          </table:table-cell>
          <table:table-cell office:value-type="float" office:value="0.08837891" calcext:value-type="float">
            <text:p>0.08837891</text:p>
          </table:table-cell>
          <table:table-cell office:value-type="float" office:value="0.0770874" calcext:value-type="float">
            <text:p>0.0770874</text:p>
          </table:table-cell>
          <table:table-cell office:value-type="float" office:value="0.1945801" calcext:value-type="float">
            <text:p>0.1945801</text:p>
          </table:table-cell>
          <table:table-cell office:value-type="float" office:value="0.1842041" calcext:value-type="float">
            <text:p>0.1842041</text:p>
          </table:table-cell>
          <table:table-cell office:value-type="float" office:value="0.3010559" calcext:value-type="float">
            <text:p>0.3010559</text:p>
          </table:table-cell>
          <table:table-cell office:value-type="float" office:value="0.2914124" calcext:value-type="float">
            <text:p>0.2914124</text:p>
          </table:table-cell>
          <table:table-cell office:value-type="float" office:value="0.4076233" calcext:value-type="float">
            <text:p>0.4076233</text:p>
          </table:table-cell>
          <table:table-cell office:value-type="float" office:value="0.3985596" calcext:value-type="float">
            <text:p>0.39855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1999" calcext:value-type="float">
            <text:p>4031999</text:p>
          </table:table-cell>
          <table:table-cell office:value-type="float" office:value="3.67308" calcext:value-type="float">
            <text:p>3.67308</text:p>
          </table:table-cell>
          <table:table-cell office:value-type="float" office:value="0.5" calcext:value-type="float">
            <text:p>0.5</text:p>
          </table:table-cell>
          <table:table-cell office:value-type="float" office:value="-9.4" calcext:value-type="float">
            <text:p>-9.4</text:p>
          </table:table-cell>
          <table:table-cell office:value-type="float" office:value="0.624345" calcext:value-type="float">
            <text:p>0.624345</text:p>
          </table:table-cell>
          <table:table-cell office:value-type="float" office:value="0.2394684" calcext:value-type="float">
            <text:p>0.2394684</text:p>
          </table:table-cell>
          <table:table-cell office:value-type="float" office:value="487.98" calcext:value-type="float">
            <text:p>487.98</text:p>
          </table:table-cell>
          <table:table-cell office:value-type="float" office:value="29.2" calcext:value-type="float">
            <text:p>29.2</text:p>
          </table:table-cell>
          <table:table-cell office:value-type="float" office:value="-0.02307129" calcext:value-type="float">
            <text:p>-0.02307129</text:p>
          </table:table-cell>
          <table:table-cell office:value-type="float" office:value="-0.03625488" calcext:value-type="float">
            <text:p>-0.03625488</text:p>
          </table:table-cell>
          <table:table-cell office:value-type="float" office:value="0.01699829" calcext:value-type="float">
            <text:p>0.01699829</text:p>
          </table:table-cell>
          <table:table-cell office:value-type="float" office:value="0.00692749" calcext:value-type="float">
            <text:p>0.00692749</text:p>
          </table:table-cell>
          <table:table-cell office:value-type="float" office:value="0.09698486" calcext:value-type="float">
            <text:p>0.09698486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2023315" calcext:value-type="float">
            <text:p>0.2023315</text:p>
          </table:table-cell>
          <table:table-cell office:value-type="float" office:value="0.1901855" calcext:value-type="float">
            <text:p>0.1901855</text:p>
          </table:table-cell>
          <table:table-cell office:value-type="float" office:value="0.3077698" calcext:value-type="float">
            <text:p>0.3077698</text:p>
          </table:table-cell>
          <table:table-cell office:value-type="float" office:value="0.2960815" calcext:value-type="float">
            <text:p>0.2960815</text:p>
          </table:table-cell>
          <table:table-cell office:value-type="float" office:value="0.413269" calcext:value-type="float">
            <text:p>0.413269</text:p>
          </table:table-cell>
          <table:table-cell office:value-type="float" office:value="0.4032593" calcext:value-type="float">
            <text:p>0.40325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1999" calcext:value-type="float">
            <text:p>5031999</text:p>
          </table:table-cell>
          <table:table-cell office:value-type="float" office:value="16.68517" calcext:value-type="float">
            <text:p>16.68517</text:p>
          </table:table-cell>
          <table:table-cell office:value-type="float" office:value="-9.8" calcext:value-type="float">
            <text:p>-9.8</text:p>
          </table:table-cell>
          <table:table-cell office:value-type="float" office:value="-14.8" calcext:value-type="float">
            <text:p>-14.8</text:p>
          </table:table-cell>
          <table:table-cell office:value-type="float" office:value="0.2279599" calcext:value-type="float">
            <text:p>0.2279599</text:p>
          </table:table-cell>
          <table:table-cell office:value-type="float" office:value="0.1605571" calcext:value-type="float">
            <text:p>0.1605571</text:p>
          </table:table-cell>
          <table:table-cell office:value-type="float" office:value="236.628" calcext:value-type="float">
            <text:p>236.628</text:p>
          </table:table-cell>
          <table:table-cell office:value-type="float" office:value="0" calcext:value-type="float">
            <text:p>0</text:p>
          </table:table-cell>
          <table:table-cell office:value-type="float" office:value="-0.01556396" calcext:value-type="float">
            <text:p>-0.01556396</text:p>
          </table:table-cell>
          <table:table-cell office:value-type="float" office:value="-0.02285767" calcext:value-type="float">
            <text:p>-0.02285767</text:p>
          </table:table-cell>
          <table:table-cell office:value-type="float" office:value="0.02377319" calcext:value-type="float">
            <text:p>0.02377319</text:p>
          </table:table-cell>
          <table:table-cell office:value-type="float" office:value="0.01705933" calcext:value-type="float">
            <text:p>0.01705933</text:p>
          </table:table-cell>
          <table:table-cell office:value-type="float" office:value="0.1029053" calcext:value-type="float">
            <text:p>0.1029053</text:p>
          </table:table-cell>
          <table:table-cell office:value-type="float" office:value="0.09710693" calcext:value-type="float">
            <text:p>0.09710693</text:p>
          </table:table-cell>
          <table:table-cell office:value-type="float" office:value="0.2078247" calcext:value-type="float">
            <text:p>0.2078247</text:p>
          </table:table-cell>
          <table:table-cell office:value-type="float" office:value="0.2023926" calcext:value-type="float">
            <text:p>0.2023926</text:p>
          </table:table-cell>
          <table:table-cell office:value-type="float" office:value="0.3127136" calcext:value-type="float">
            <text:p>0.3127136</text:p>
          </table:table-cell>
          <table:table-cell office:value-type="float" office:value="0.3078308" calcext:value-type="float">
            <text:p>0.3078308</text:p>
          </table:table-cell>
          <table:table-cell office:value-type="float" office:value="0.4176941" calcext:value-type="float">
            <text:p>0.4176941</text:p>
          </table:table-cell>
          <table:table-cell office:value-type="float" office:value="0.4133301" calcext:value-type="float">
            <text:p>0.41333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1999" calcext:value-type="float">
            <text:p>6031999</text:p>
          </table:table-cell>
          <table:table-cell office:value-type="float" office:value="5.400792" calcext:value-type="float">
            <text:p>5.400792</text:p>
          </table:table-cell>
          <table:table-cell office:value-type="float" office:value="-12.1" calcext:value-type="float">
            <text:p>-12.1</text:p>
          </table:table-cell>
          <table:table-cell office:value-type="float" office:value="-13.9" calcext:value-type="float">
            <text:p>-13.9</text:p>
          </table:table-cell>
          <table:table-cell office:value-type="float" office:value="0.2176418" calcext:value-type="float">
            <text:p>0.2176418</text:p>
          </table:table-cell>
          <table:table-cell office:value-type="float" office:value="0.1243589" calcext:value-type="float">
            <text:p>0.1243589</text:p>
          </table:table-cell>
          <table:table-cell office:value-type="float" office:value="229.14" calcext:value-type="float">
            <text:p>229.14</text:p>
          </table:table-cell>
          <table:table-cell office:value-type="float" office:value="1" calcext:value-type="float">
            <text:p>1</text:p>
          </table:table-cell>
          <table:table-cell office:value-type="float" office:value="-0.01022339" calcext:value-type="float">
            <text:p>-0.01022339</text:p>
          </table:table-cell>
          <table:table-cell office:value-type="float" office:value="-0.01553345" calcext:value-type="float">
            <text:p>-0.01553345</text:p>
          </table:table-cell>
          <table:table-cell office:value-type="float" office:value="0.0269165" calcext:value-type="float">
            <text:p>0.0269165</text:p>
          </table:table-cell>
          <table:table-cell office:value-type="float" office:value="0.02380371" calcext:value-type="float">
            <text:p>0.02380371</text:p>
          </table:table-cell>
          <table:table-cell office:value-type="float" office:value="0.1058655" calcext:value-type="float">
            <text:p>0.1058655</text:p>
          </table:table-cell>
          <table:table-cell office:value-type="float" office:value="0.1029968" calcext:value-type="float">
            <text:p>0.1029968</text:p>
          </table:table-cell>
          <table:table-cell office:value-type="float" office:value="0.2105103" calcext:value-type="float">
            <text:p>0.2105103</text:p>
          </table:table-cell>
          <table:table-cell office:value-type="float" office:value="0.2078552" calcext:value-type="float">
            <text:p>0.2078552</text:p>
          </table:table-cell>
          <table:table-cell office:value-type="float" office:value="0.3151245" calcext:value-type="float">
            <text:p>0.3151245</text:p>
          </table:table-cell>
          <table:table-cell office:value-type="float" office:value="0.3127747" calcext:value-type="float">
            <text:p>0.3127747</text:p>
          </table:table-cell>
          <table:table-cell office:value-type="float" office:value="0.4196472" calcext:value-type="float">
            <text:p>0.4196472</text:p>
          </table:table-cell>
          <table:table-cell office:value-type="float" office:value="0.4176941" calcext:value-type="float">
            <text:p>0.41769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1999" calcext:value-type="float">
            <text:p>7031999</text:p>
          </table:table-cell>
          <table:table-cell office:value-type="float" office:value="17.83672" calcext:value-type="float">
            <text:p>17.83672</text:p>
          </table:table-cell>
          <table:table-cell office:value-type="float" office:value="-9.5" calcext:value-type="float">
            <text:p>-9.5</text:p>
          </table:table-cell>
          <table:table-cell office:value-type="float" office:value="-17.6" calcext:value-type="float">
            <text:p>-17.6</text:p>
          </table:table-cell>
          <table:table-cell office:value-type="float" office:value="0.1740082" calcext:value-type="float">
            <text:p>0.1740082</text:p>
          </table:table-cell>
          <table:table-cell office:value-type="float" office:value="0.08388282" calcext:value-type="float">
            <text:p>0.08388282</text:p>
          </table:table-cell>
          <table:table-cell office:value-type="float" office:value="317.124" calcext:value-type="float">
            <text:p>317.124</text:p>
          </table:table-cell>
          <table:table-cell office:value-type="float" office:value="0" calcext:value-type="float">
            <text:p>0</text:p>
          </table:table-cell>
          <table:table-cell office:value-type="float" office:value="-0.007324219" calcext:value-type="float">
            <text:p>-0.007324219</text:p>
          </table:table-cell>
          <table:table-cell office:value-type="float" office:value="-0.01025391" calcext:value-type="float">
            <text:p>-0.01025391</text:p>
          </table:table-cell>
          <table:table-cell office:value-type="float" office:value="0.02752686" calcext:value-type="float">
            <text:p>0.02752686</text:p>
          </table:table-cell>
          <table:table-cell office:value-type="float" office:value="0.02682495" calcext:value-type="float">
            <text:p>0.02682495</text:p>
          </table:table-cell>
          <table:table-cell office:value-type="float" office:value="0.1069336" calcext:value-type="float">
            <text:p>0.1069336</text:p>
          </table:table-cell>
          <table:table-cell office:value-type="float" office:value="0.105896" calcext:value-type="float">
            <text:p>0.105896</text:p>
          </table:table-cell>
          <table:table-cell office:value-type="float" office:value="0.2111206" calcext:value-type="float">
            <text:p>0.2111206</text:p>
          </table:table-cell>
          <table:table-cell office:value-type="float" office:value="0.2105103" calcext:value-type="float">
            <text:p>0.2105103</text:p>
          </table:table-cell>
          <table:table-cell office:value-type="float" office:value="0.3153687" calcext:value-type="float">
            <text:p>0.3153687</text:p>
          </table:table-cell>
          <table:table-cell office:value-type="float" office:value="0.3151245" calcext:value-type="float">
            <text:p>0.3151245</text:p>
          </table:table-cell>
          <table:table-cell office:value-type="float" office:value="0.4197083" calcext:value-type="float">
            <text:p>0.4197083</text:p>
          </table:table-cell>
          <table:table-cell office:value-type="float" office:value="0.419342" calcext:value-type="float">
            <text:p>0.4193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1999" calcext:value-type="float">
            <text:p>8031999</text:p>
          </table:table-cell>
          <table:table-cell office:value-type="float" office:value="18.12552" calcext:value-type="float">
            <text:p>18.12552</text:p>
          </table:table-cell>
          <table:table-cell office:value-type="float" office:value="-4.9" calcext:value-type="float">
            <text:p>-4.9</text:p>
          </table:table-cell>
          <table:table-cell office:value-type="float" office:value="-17.7" calcext:value-type="float">
            <text:p>-17.7</text:p>
          </table:table-cell>
          <table:table-cell office:value-type="float" office:value="0.2514954" calcext:value-type="float">
            <text:p>0.2514954</text:p>
          </table:table-cell>
          <table:table-cell office:value-type="float" office:value="0.1002385" calcext:value-type="float">
            <text:p>0.1002385</text:p>
          </table:table-cell>
          <table:table-cell office:value-type="float" office:value="184.608" calcext:value-type="float">
            <text:p>184.608</text:p>
          </table:table-cell>
          <table:table-cell office:value-type="float" office:value="0" calcext:value-type="float">
            <text:p>0</text:p>
          </table:table-cell>
          <table:table-cell office:value-type="float" office:value="-0.005126953" calcext:value-type="float">
            <text:p>-0.005126953</text:p>
          </table:table-cell>
          <table:table-cell office:value-type="float" office:value="-0.007324219" calcext:value-type="float">
            <text:p>-0.007324219</text:p>
          </table:table-cell>
          <table:table-cell office:value-type="float" office:value="0.02780151" calcext:value-type="float">
            <text:p>0.02780151</text:p>
          </table:table-cell>
          <table:table-cell office:value-type="float" office:value="0.02740479" calcext:value-type="float">
            <text:p>0.02740479</text:p>
          </table:table-cell>
          <table:table-cell office:value-type="float" office:value="0.1074829" calcext:value-type="float">
            <text:p>0.1074829</text:p>
          </table:table-cell>
          <table:table-cell office:value-type="float" office:value="0.1069641" calcext:value-type="float">
            <text:p>0.1069641</text:p>
          </table:table-cell>
          <table:table-cell office:value-type="float" office:value="0.2112122" calcext:value-type="float">
            <text:p>0.2112122</text:p>
          </table:table-cell>
          <table:table-cell office:value-type="float" office:value="0.2110596" calcext:value-type="float">
            <text:p>0.2110596</text:p>
          </table:table-cell>
          <table:table-cell office:value-type="float" office:value="0.3152771" calcext:value-type="float">
            <text:p>0.3152771</text:p>
          </table:table-cell>
          <table:table-cell office:value-type="float" office:value="0.3146362" calcext:value-type="float">
            <text:p>0.3146362</text:p>
          </table:table-cell>
          <table:table-cell office:value-type="float" office:value="0.419342" calcext:value-type="float">
            <text:p>0.419342</text:p>
          </table:table-cell>
          <table:table-cell office:value-type="float" office:value="0.4180603" calcext:value-type="float">
            <text:p>0.41806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1999" calcext:value-type="float">
            <text:p>9031999</text:p>
          </table:table-cell>
          <table:table-cell office:value-type="float" office:value="15.95305" calcext:value-type="float">
            <text:p>15.95305</text:p>
          </table:table-cell>
          <table:table-cell office:value-type="float" office:value="-4.5" calcext:value-type="float">
            <text:p>-4.5</text:p>
          </table:table-cell>
          <table:table-cell office:value-type="float" office:value="-13.3" calcext:value-type="float">
            <text:p>-13.3</text:p>
          </table:table-cell>
          <table:table-cell office:value-type="float" office:value="0.2316899" calcext:value-type="float">
            <text:p>0.2316899</text:p>
          </table:table-cell>
          <table:table-cell office:value-type="float" office:value="0.1631098" calcext:value-type="float">
            <text:p>0.1631098</text:p>
          </table:table-cell>
          <table:table-cell office:value-type="float" office:value="246.348" calcext:value-type="float">
            <text:p>246.348</text:p>
          </table:table-cell>
          <table:table-cell office:value-type="float" office:value="0" calcext:value-type="float">
            <text:p>0</text:p>
          </table:table-cell>
          <table:table-cell office:value-type="float" office:value="-0.003326416" calcext:value-type="float">
            <text:p>-0.003326416</text:p>
          </table:table-cell>
          <table:table-cell office:value-type="float" office:value="-0.005157471" calcext:value-type="float">
            <text:p>-0.005157471</text:p>
          </table:table-cell>
          <table:table-cell office:value-type="float" office:value="0.02780151" calcext:value-type="float">
            <text:p>0.02780151</text:p>
          </table:table-cell>
          <table:table-cell office:value-type="float" office:value="0.0274353" calcext:value-type="float">
            <text:p>0.0274353</text:p>
          </table:table-cell>
          <table:table-cell office:value-type="float" office:value="0.1078186" calcext:value-type="float">
            <text:p>0.1078186</text:p>
          </table:table-cell>
          <table:table-cell office:value-type="float" office:value="0.1074524" calcext:value-type="float">
            <text:p>0.1074524</text:p>
          </table:table-cell>
          <table:table-cell office:value-type="float" office:value="0.2110901" calcext:value-type="float">
            <text:p>0.2110901</text:p>
          </table:table-cell>
          <table:table-cell office:value-type="float" office:value="0.2107239" calcext:value-type="float">
            <text:p>0.2107239</text:p>
          </table:table-cell>
          <table:table-cell office:value-type="float" office:value="0.3146362" calcext:value-type="float">
            <text:p>0.3146362</text:p>
          </table:table-cell>
          <table:table-cell office:value-type="float" office:value="0.3136292" calcext:value-type="float">
            <text:p>0.3136292</text:p>
          </table:table-cell>
          <table:table-cell office:value-type="float" office:value="0.4180603" calcext:value-type="float">
            <text:p>0.4180603</text:p>
          </table:table-cell>
          <table:table-cell office:value-type="float" office:value="0.4163513" calcext:value-type="float">
            <text:p>0.41635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1999" calcext:value-type="float">
            <text:p>10031999</text:p>
          </table:table-cell>
          <table:table-cell office:value-type="float" office:value="17.41313" calcext:value-type="float">
            <text:p>17.41313</text:p>
          </table:table-cell>
          <table:table-cell office:value-type="float" office:value="-3.2" calcext:value-type="float">
            <text:p>-3.2</text:p>
          </table:table-cell>
          <table:table-cell office:value-type="float" office:value="-13.1" calcext:value-type="float">
            <text:p>-13.1</text:p>
          </table:table-cell>
          <table:table-cell office:value-type="float" office:value="0.27555" calcext:value-type="float">
            <text:p>0.27555</text:p>
          </table:table-cell>
          <table:table-cell office:value-type="float" office:value="0.164018" calcext:value-type="float">
            <text:p>0.164018</text:p>
          </table:table-cell>
          <table:table-cell office:value-type="float" office:value="262.152" calcext:value-type="float">
            <text:p>262.152</text:p>
          </table:table-cell>
          <table:table-cell office:value-type="float" office:value="0" calcext:value-type="float">
            <text:p>0</text:p>
          </table:table-cell>
          <table:table-cell office:value-type="float" office:value="-0.002960205" calcext:value-type="float">
            <text:p>-0.002960205</text:p>
          </table:table-cell>
          <table:table-cell office:value-type="float" office:value="-0.003387451" calcext:value-type="float">
            <text:p>-0.003387451</text:p>
          </table:table-cell>
          <table:table-cell office:value-type="float" office:value="0.02752686" calcext:value-type="float">
            <text:p>0.02752686</text:p>
          </table:table-cell>
          <table:table-cell office:value-type="float" office:value="0.02722168" calcext:value-type="float">
            <text:p>0.02722168</text:p>
          </table:table-cell>
          <table:table-cell office:value-type="float" office:value="0.1078491" calcext:value-type="float">
            <text:p>0.1078491</text:p>
          </table:table-cell>
          <table:table-cell office:value-type="float" office:value="0.107666" calcext:value-type="float">
            <text:p>0.107666</text:p>
          </table:table-cell>
          <table:table-cell office:value-type="float" office:value="0.2107544" calcext:value-type="float">
            <text:p>0.2107544</text:p>
          </table:table-cell>
          <table:table-cell office:value-type="float" office:value="0.2100525" calcext:value-type="float">
            <text:p>0.2100525</text:p>
          </table:table-cell>
          <table:table-cell office:value-type="float" office:value="0.3136292" calcext:value-type="float">
            <text:p>0.3136292</text:p>
          </table:table-cell>
          <table:table-cell office:value-type="float" office:value="0.3122253" calcext:value-type="float">
            <text:p>0.3122253</text:p>
          </table:table-cell>
          <table:table-cell office:value-type="float" office:value="0.4163208" calcext:value-type="float">
            <text:p>0.4163208</text:p>
          </table:table-cell>
          <table:table-cell office:value-type="float" office:value="0.4141541" calcext:value-type="float">
            <text:p>0.41415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1999" calcext:value-type="float">
            <text:p>11031999</text:p>
          </table:table-cell>
          <table:table-cell office:value-type="float" office:value="16.64381" calcext:value-type="float">
            <text:p>16.64381</text:p>
          </table:table-cell>
          <table:table-cell office:value-type="float" office:value="-3.7" calcext:value-type="float">
            <text:p>-3.7</text:p>
          </table:table-cell>
          <table:table-cell office:value-type="float" office:value="-11.2" calcext:value-type="float">
            <text:p>-11.2</text:p>
          </table:table-cell>
          <table:table-cell office:value-type="float" office:value="0.2578697" calcext:value-type="float">
            <text:p>0.2578697</text:p>
          </table:table-cell>
          <table:table-cell office:value-type="float" office:value="0.1818957" calcext:value-type="float">
            <text:p>0.1818957</text:p>
          </table:table-cell>
          <table:table-cell office:value-type="float" office:value="460.08" calcext:value-type="float">
            <text:p>460.08</text:p>
          </table:table-cell>
          <table:table-cell office:value-type="float" office:value="1.5" calcext:value-type="float">
            <text:p>1.5</text:p>
          </table:table-cell>
          <table:table-cell office:value-type="float" office:value="-0.003295898" calcext:value-type="float">
            <text:p>-0.003295898</text:p>
          </table:table-cell>
          <table:table-cell office:value-type="float" office:value="-0.003692627" calcext:value-type="float">
            <text:p>-0.003692627</text:p>
          </table:table-cell>
          <table:table-cell office:value-type="float" office:value="0.02740479" calcext:value-type="float">
            <text:p>0.02740479</text:p>
          </table:table-cell>
          <table:table-cell office:value-type="float" office:value="0.02697754" calcext:value-type="float">
            <text:p>0.02697754</text:p>
          </table:table-cell>
          <table:table-cell office:value-type="float" office:value="0.1077576" calcext:value-type="float">
            <text:p>0.1077576</text:p>
          </table:table-cell>
          <table:table-cell office:value-type="float" office:value="0.107605" calcext:value-type="float">
            <text:p>0.107605</text:p>
          </table:table-cell>
          <table:table-cell office:value-type="float" office:value="0.2100525" calcext:value-type="float">
            <text:p>0.2100525</text:p>
          </table:table-cell>
          <table:table-cell office:value-type="float" office:value="0.2091675" calcext:value-type="float">
            <text:p>0.2091675</text:p>
          </table:table-cell>
          <table:table-cell office:value-type="float" office:value="0.3121643" calcext:value-type="float">
            <text:p>0.3121643</text:p>
          </table:table-cell>
          <table:table-cell office:value-type="float" office:value="0.3106079" calcext:value-type="float">
            <text:p>0.3106079</text:p>
          </table:table-cell>
          <table:table-cell office:value-type="float" office:value="0.4141541" calcext:value-type="float">
            <text:p>0.4141541</text:p>
          </table:table-cell>
          <table:table-cell office:value-type="float" office:value="0.4117126" calcext:value-type="float">
            <text:p>0.41171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1999" calcext:value-type="float">
            <text:p>12031999</text:p>
          </table:table-cell>
          <table:table-cell office:value-type="float" office:value="13.32648" calcext:value-type="float">
            <text:p>13.32648</text:p>
          </table:table-cell>
          <table:table-cell office:value-type="float" office:value="-5.7" calcext:value-type="float">
            <text:p>-5.7</text:p>
          </table:table-cell>
          <table:table-cell office:value-type="float" office:value="-11.1" calcext:value-type="float">
            <text:p>-11.1</text:p>
          </table:table-cell>
          <table:table-cell office:value-type="float" office:value="0.3101517" calcext:value-type="float">
            <text:p>0.3101517</text:p>
          </table:table-cell>
          <table:table-cell office:value-type="float" office:value="0.2338015" calcext:value-type="float">
            <text:p>0.2338015</text:p>
          </table:table-cell>
          <table:table-cell office:value-type="float" office:value="486.144" calcext:value-type="float">
            <text:p>486.144</text:p>
          </table:table-cell>
          <table:table-cell office:value-type="float" office:value="3" calcext:value-type="float">
            <text:p>3</text:p>
          </table:table-cell>
          <table:table-cell office:value-type="float" office:value="-0.003143311" calcext:value-type="float">
            <text:p>-0.003143311</text:p>
          </table:table-cell>
          <table:table-cell office:value-type="float" office:value="-0.003509521" calcext:value-type="float">
            <text:p>-0.003509521</text:p>
          </table:table-cell>
          <table:table-cell office:value-type="float" office:value="0.02719116" calcext:value-type="float">
            <text:p>0.02719116</text:p>
          </table:table-cell>
          <table:table-cell office:value-type="float" office:value="0.02694702" calcext:value-type="float">
            <text:p>0.02694702</text:p>
          </table:table-cell>
          <table:table-cell office:value-type="float" office:value="0.1078491" calcext:value-type="float">
            <text:p>0.1078491</text:p>
          </table:table-cell>
          <table:table-cell office:value-type="float" office:value="0.107605" calcext:value-type="float">
            <text:p>0.107605</text:p>
          </table:table-cell>
          <table:table-cell office:value-type="float" office:value="0.209198" calcext:value-type="float">
            <text:p>0.209198</text:p>
          </table:table-cell>
          <table:table-cell office:value-type="float" office:value="0.2085571" calcext:value-type="float">
            <text:p>0.2085571</text:p>
          </table:table-cell>
          <table:table-cell office:value-type="float" office:value="0.3105774" calcext:value-type="float">
            <text:p>0.3105774</text:p>
          </table:table-cell>
          <table:table-cell office:value-type="float" office:value="0.3091736" calcext:value-type="float">
            <text:p>0.3091736</text:p>
          </table:table-cell>
          <table:table-cell office:value-type="float" office:value="0.4116821" calcext:value-type="float">
            <text:p>0.4116821</text:p>
          </table:table-cell>
          <table:table-cell office:value-type="float" office:value="0.4095459" calcext:value-type="float">
            <text:p>0.40954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1999" calcext:value-type="float">
            <text:p>13031999</text:p>
          </table:table-cell>
          <table:table-cell office:value-type="float" office:value="18.24781" calcext:value-type="float">
            <text:p>18.24781</text:p>
          </table:table-cell>
          <table:table-cell office:value-type="float" office:value="0.7" calcext:value-type="float">
            <text:p>0.7</text:p>
          </table:table-cell>
          <table:table-cell office:value-type="float" office:value="-8.7" calcext:value-type="float">
            <text:p>-8.7</text:p>
          </table:table-cell>
          <table:table-cell office:value-type="float" office:value="0.3241159" calcext:value-type="float">
            <text:p>0.3241159</text:p>
          </table:table-cell>
          <table:table-cell office:value-type="float" office:value="0.2449762" calcext:value-type="float">
            <text:p>0.2449762</text:p>
          </table:table-cell>
          <table:table-cell office:value-type="float" office:value="258.948" calcext:value-type="float">
            <text:p>258.948</text:p>
          </table:table-cell>
          <table:table-cell office:value-type="float" office:value="0" calcext:value-type="float">
            <text:p>0</text:p>
          </table:table-cell>
          <table:table-cell office:value-type="float" office:value="-0.003204346" calcext:value-type="float">
            <text:p>-0.003204346</text:p>
          </table:table-cell>
          <table:table-cell office:value-type="float" office:value="-0.003417969" calcext:value-type="float">
            <text:p>-0.003417969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2700806" calcext:value-type="float">
            <text:p>0.02700806</text:p>
          </table:table-cell>
          <table:table-cell office:value-type="float" office:value="0.1080322" calcext:value-type="float">
            <text:p>0.1080322</text:p>
          </table:table-cell>
          <table:table-cell office:value-type="float" office:value="0.1077271" calcext:value-type="float">
            <text:p>0.1077271</text:p>
          </table:table-cell>
          <table:table-cell office:value-type="float" office:value="0.2085876" calcext:value-type="float">
            <text:p>0.2085876</text:p>
          </table:table-cell>
          <table:table-cell office:value-type="float" office:value="0.2079468" calcext:value-type="float">
            <text:p>0.2079468</text:p>
          </table:table-cell>
          <table:table-cell office:value-type="float" office:value="0.3091431" calcext:value-type="float">
            <text:p>0.3091431</text:p>
          </table:table-cell>
          <table:table-cell office:value-type="float" office:value="0.3078003" calcext:value-type="float">
            <text:p>0.3078003</text:p>
          </table:table-cell>
          <table:table-cell office:value-type="float" office:value="0.4095154" calcext:value-type="float">
            <text:p>0.4095154</text:p>
          </table:table-cell>
          <table:table-cell office:value-type="float" office:value="0.4072571" calcext:value-type="float">
            <text:p>0.40725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1999" calcext:value-type="float">
            <text:p>14031999</text:p>
          </table:table-cell>
          <table:table-cell office:value-type="float" office:value="17.2814" calcext:value-type="float">
            <text:p>17.2814</text:p>
          </table:table-cell>
          <table:table-cell office:value-type="float" office:value="1.5" calcext:value-type="float">
            <text:p>1.5</text:p>
          </table:table-cell>
          <table:table-cell office:value-type="float" office:value="-7.1" calcext:value-type="float">
            <text:p>-7.1</text:p>
          </table:table-cell>
          <table:table-cell office:value-type="float" office:value="0.3347221" calcext:value-type="float">
            <text:p>0.3347221</text:p>
          </table:table-cell>
          <table:table-cell office:value-type="float" office:value="0.2493269" calcext:value-type="float">
            <text:p>0.2493269</text:p>
          </table:table-cell>
          <table:table-cell office:value-type="float" office:value="141.588" calcext:value-type="float">
            <text:p>141.588</text:p>
          </table:table-cell>
          <table:table-cell office:value-type="float" office:value="0" calcext:value-type="float">
            <text:p>0</text:p>
          </table:table-cell>
          <table:table-cell office:value-type="float" office:value="-0.003326416" calcext:value-type="float">
            <text:p>-0.003326416</text:p>
          </table:table-cell>
          <table:table-cell office:value-type="float" office:value="-0.003540039" calcext:value-type="float">
            <text:p>-0.003540039</text:p>
          </table:table-cell>
          <table:table-cell office:value-type="float" office:value="0.02737427" calcext:value-type="float">
            <text:p>0.02737427</text:p>
          </table:table-cell>
          <table:table-cell office:value-type="float" office:value="0.02709961" calcext:value-type="float">
            <text:p>0.02709961</text:p>
          </table:table-cell>
          <table:table-cell office:value-type="float" office:value="0.1080627" calcext:value-type="float">
            <text:p>0.1080627</text:p>
          </table:table-cell>
          <table:table-cell office:value-type="float" office:value="0.1078796" calcext:value-type="float">
            <text:p>0.1078796</text:p>
          </table:table-cell>
          <table:table-cell office:value-type="float" office:value="0.2079468" calcext:value-type="float">
            <text:p>0.2079468</text:p>
          </table:table-cell>
          <table:table-cell office:value-type="float" office:value="0.2073364" calcext:value-type="float">
            <text:p>0.2073364</text:p>
          </table:table-cell>
          <table:table-cell office:value-type="float" office:value="0.3078308" calcext:value-type="float">
            <text:p>0.3078308</text:p>
          </table:table-cell>
          <table:table-cell office:value-type="float" office:value="0.306427" calcext:value-type="float">
            <text:p>0.306427</text:p>
          </table:table-cell>
          <table:table-cell office:value-type="float" office:value="0.4072571" calcext:value-type="float">
            <text:p>0.4072571</text:p>
          </table:table-cell>
          <table:table-cell office:value-type="float" office:value="0.4052124" calcext:value-type="float">
            <text:p>0.40521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1999" calcext:value-type="float">
            <text:p>15031999</text:p>
          </table:table-cell>
          <table:table-cell office:value-type="float" office:value="18.92936" calcext:value-type="float">
            <text:p>18.92936</text:p>
          </table:table-cell>
          <table:table-cell office:value-type="float" office:value="1.9" calcext:value-type="float">
            <text:p>1.9</text:p>
          </table:table-cell>
          <table:table-cell office:value-type="float" office:value="-7.9" calcext:value-type="float">
            <text:p>-7.9</text:p>
          </table:table-cell>
          <table:table-cell office:value-type="float" office:value="0.3349611" calcext:value-type="float">
            <text:p>0.3349611</text:p>
          </table:table-cell>
          <table:table-cell office:value-type="float" office:value="0.2565538" calcext:value-type="float">
            <text:p>0.2565538</text:p>
          </table:table-cell>
          <table:table-cell office:value-type="float" office:value="229.896" calcext:value-type="float">
            <text:p>229.896</text:p>
          </table:table-cell>
          <table:table-cell office:value-type="float" office:value="0" calcext:value-type="float">
            <text:p>0</text:p>
          </table:table-cell>
          <table:table-cell office:value-type="float" office:value="-0.003295898" calcext:value-type="float">
            <text:p>-0.003295898</text:p>
          </table:table-cell>
          <table:table-cell office:value-type="float" office:value="-0.003509521" calcext:value-type="float">
            <text:p>-0.003509521</text:p>
          </table:table-cell>
          <table:table-cell office:value-type="float" office:value="0.02761841" calcext:value-type="float">
            <text:p>0.02761841</text:p>
          </table:table-cell>
          <table:table-cell office:value-type="float" office:value="0.0272522" calcext:value-type="float">
            <text:p>0.0272522</text:p>
          </table:table-cell>
          <table:table-cell office:value-type="float" office:value="0.1082764" calcext:value-type="float">
            <text:p>0.1082764</text:p>
          </table:table-cell>
          <table:table-cell office:value-type="float" office:value="0.1080017" calcext:value-type="float">
            <text:p>0.1080017</text:p>
          </table:table-cell>
          <table:table-cell office:value-type="float" office:value="0.2073669" calcext:value-type="float">
            <text:p>0.2073669</text:p>
          </table:table-cell>
          <table:table-cell office:value-type="float" office:value="0.2067871" calcext:value-type="float">
            <text:p>0.2067871</text:p>
          </table:table-cell>
          <table:table-cell office:value-type="float" office:value="0.306427" calcext:value-type="float">
            <text:p>0.306427</text:p>
          </table:table-cell>
          <table:table-cell office:value-type="float" office:value="0.3052063" calcext:value-type="float">
            <text:p>0.3052063</text:p>
          </table:table-cell>
          <table:table-cell office:value-type="float" office:value="0.4052124" calcext:value-type="float">
            <text:p>0.4052124</text:p>
          </table:table-cell>
          <table:table-cell office:value-type="float" office:value="0.4033203" calcext:value-type="float">
            <text:p>0.40332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1999" calcext:value-type="float">
            <text:p>16031999</text:p>
          </table:table-cell>
          <table:table-cell office:value-type="float" office:value="13.07124" calcext:value-type="float">
            <text:p>13.07124</text:p>
          </table:table-cell>
          <table:table-cell office:value-type="float" office:value="3" calcext:value-type="float">
            <text:p>3</text:p>
          </table:table-cell>
          <table:table-cell office:value-type="float" office:value="-6.8" calcext:value-type="float">
            <text:p>-6.8</text:p>
          </table:table-cell>
          <table:table-cell office:value-type="float" office:value="0.5461608" calcext:value-type="float">
            <text:p>0.5461608</text:p>
          </table:table-cell>
          <table:table-cell office:value-type="float" office:value="0.2234634" calcext:value-type="float">
            <text:p>0.2234634</text:p>
          </table:table-cell>
          <table:table-cell office:value-type="float" office:value="237.096" calcext:value-type="float">
            <text:p>237.096</text:p>
          </table:table-cell>
          <table:table-cell office:value-type="float" office:value="0" calcext:value-type="float">
            <text:p>0</text:p>
          </table:table-cell>
          <table:table-cell office:value-type="float" office:value="-0.003295898" calcext:value-type="float">
            <text:p>-0.003295898</text:p>
          </table:table-cell>
          <table:table-cell office:value-type="float" office:value="-0.003570557" calcext:value-type="float">
            <text:p>-0.003570557</text:p>
          </table:table-cell>
          <table:table-cell office:value-type="float" office:value="0.02770996" calcext:value-type="float">
            <text:p>0.02770996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108551" calcext:value-type="float">
            <text:p>0.108551</text:p>
          </table:table-cell>
          <table:table-cell office:value-type="float" office:value="0.1082153" calcext:value-type="float">
            <text:p>0.1082153</text:p>
          </table:table-cell>
          <table:table-cell office:value-type="float" office:value="0.2067871" calcext:value-type="float">
            <text:p>0.2067871</text:p>
          </table:table-cell>
          <table:table-cell office:value-type="float" office:value="0.2063599" calcext:value-type="float">
            <text:p>0.2063599</text:p>
          </table:table-cell>
          <table:table-cell office:value-type="float" office:value="0.3051758" calcext:value-type="float">
            <text:p>0.3051758</text:p>
          </table:table-cell>
          <table:table-cell office:value-type="float" office:value="0.3041382" calcext:value-type="float">
            <text:p>0.3041382</text:p>
          </table:table-cell>
          <table:table-cell office:value-type="float" office:value="0.4033508" calcext:value-type="float">
            <text:p>0.4033508</text:p>
          </table:table-cell>
          <table:table-cell office:value-type="float" office:value="0.4015503" calcext:value-type="float">
            <text:p>0.40155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1999" calcext:value-type="float">
            <text:p>17031999</text:p>
          </table:table-cell>
          <table:table-cell office:value-type="float" office:value="17.31672" calcext:value-type="float">
            <text:p>17.31672</text:p>
          </table:table-cell>
          <table:table-cell office:value-type="float" office:value="8.9" calcext:value-type="float">
            <text:p>8.9</text:p>
          </table:table-cell>
          <table:table-cell office:value-type="float" office:value="-0.7" calcext:value-type="float">
            <text:p>-0.7</text:p>
          </table:table-cell>
          <table:table-cell office:value-type="float" office:value="0.5869053" calcext:value-type="float">
            <text:p>0.5869053</text:p>
          </table:table-cell>
          <table:table-cell office:value-type="float" office:value="0.4860309" calcext:value-type="float">
            <text:p>0.4860309</text:p>
          </table:table-cell>
          <table:table-cell office:value-type="float" office:value="180.216" calcext:value-type="float">
            <text:p>180.216</text:p>
          </table:table-cell>
          <table:table-cell office:value-type="float" office:value="0" calcext:value-type="float">
            <text:p>0</text:p>
          </table:table-cell>
          <table:table-cell office:value-type="float" office:value="-0.003387451" calcext:value-type="float">
            <text:p>-0.003387451</text:p>
          </table:table-cell>
          <table:table-cell office:value-type="float" office:value="-0.003662109" calcext:value-type="float">
            <text:p>-0.003662109</text:p>
          </table:table-cell>
          <table:table-cell office:value-type="float" office:value="0.02798462" calcext:value-type="float">
            <text:p>0.02798462</text:p>
          </table:table-cell>
          <table:table-cell office:value-type="float" office:value="0.02758789" calcext:value-type="float">
            <text:p>0.02758789</text:p>
          </table:table-cell>
          <table:table-cell office:value-type="float" office:value="0.1087952" calcext:value-type="float">
            <text:p>0.1087952</text:p>
          </table:table-cell>
          <table:table-cell office:value-type="float" office:value="0.1085205" calcext:value-type="float">
            <text:p>0.1085205</text:p>
          </table:table-cell>
          <table:table-cell office:value-type="float" office:value="0.2063904" calcext:value-type="float">
            <text:p>0.2063904</text:p>
          </table:table-cell>
          <table:table-cell office:value-type="float" office:value="0.2059326" calcext:value-type="float">
            <text:p>0.2059326</text:p>
          </table:table-cell>
          <table:table-cell office:value-type="float" office:value="0.3041687" calcext:value-type="float">
            <text:p>0.3041687</text:p>
          </table:table-cell>
          <table:table-cell office:value-type="float" office:value="0.303009" calcext:value-type="float">
            <text:p>0.303009</text:p>
          </table:table-cell>
          <table:table-cell office:value-type="float" office:value="0.4015503" calcext:value-type="float">
            <text:p>0.4015503</text:p>
          </table:table-cell>
          <table:table-cell office:value-type="float" office:value="0.3998108" calcext:value-type="float">
            <text:p>0.39981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1999" calcext:value-type="float">
            <text:p>18031999</text:p>
          </table:table-cell>
          <table:table-cell office:value-type="float" office:value="8.34948" calcext:value-type="float">
            <text:p>8.34948</text:p>
          </table:table-cell>
          <table:table-cell office:value-type="float" office:value="4.4" calcext:value-type="float">
            <text:p>4.4</text:p>
          </table:table-cell>
          <table:table-cell office:value-type="float" office:value="0.8" calcext:value-type="float">
            <text:p>0.8</text:p>
          </table:table-cell>
          <table:table-cell office:value-type="float" office:value="0.6819328" calcext:value-type="float">
            <text:p>0.6819328</text:p>
          </table:table-cell>
          <table:table-cell office:value-type="float" office:value="0.4457417" calcext:value-type="float">
            <text:p>0.4457417</text:p>
          </table:table-cell>
          <table:table-cell office:value-type="float" office:value="356.652" calcext:value-type="float">
            <text:p>356.652</text:p>
          </table:table-cell>
          <table:table-cell office:value-type="float" office:value="1" calcext:value-type="float">
            <text:p>1</text:p>
          </table:table-cell>
          <table:table-cell office:value-type="float" office:value="-0.003204346" calcext:value-type="float">
            <text:p>-0.003204346</text:p>
          </table:table-cell>
          <table:table-cell office:value-type="float" office:value="-0.003509521" calcext:value-type="float">
            <text:p>-0.003509521</text:p>
          </table:table-cell>
          <table:table-cell office:value-type="float" office:value="0.02819824" calcext:value-type="float">
            <text:p>0.02819824</text:p>
          </table:table-cell>
          <table:table-cell office:value-type="float" office:value="0.02780151" calcext:value-type="float">
            <text:p>0.02780151</text:p>
          </table:table-cell>
          <table:table-cell office:value-type="float" office:value="0.1091309" calcext:value-type="float">
            <text:p>0.1091309</text:p>
          </table:table-cell>
          <table:table-cell office:value-type="float" office:value="0.1087341" calcext:value-type="float">
            <text:p>0.1087341</text:p>
          </table:table-cell>
          <table:table-cell office:value-type="float" office:value="0.2059326" calcext:value-type="float">
            <text:p>0.2059326</text:p>
          </table:table-cell>
          <table:table-cell office:value-type="float" office:value="0.2056274" calcext:value-type="float">
            <text:p>0.2056274</text:p>
          </table:table-cell>
          <table:table-cell office:value-type="float" office:value="0.3029785" calcext:value-type="float">
            <text:p>0.3029785</text:p>
          </table:table-cell>
          <table:table-cell office:value-type="float" office:value="0.302002" calcext:value-type="float">
            <text:p>0.302002</text:p>
          </table:table-cell>
          <table:table-cell office:value-type="float" office:value="0.3997803" calcext:value-type="float">
            <text:p>0.3997803</text:p>
          </table:table-cell>
          <table:table-cell office:value-type="float" office:value="0.3980713" calcext:value-type="float">
            <text:p>0.39807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1999" calcext:value-type="float">
            <text:p>19031999</text:p>
          </table:table-cell>
          <table:table-cell office:value-type="float" office:value="10.9188" calcext:value-type="float">
            <text:p>10.9188</text:p>
          </table:table-cell>
          <table:table-cell office:value-type="float" office:value="1.3" calcext:value-type="float">
            <text:p>1.3</text:p>
          </table:table-cell>
          <table:table-cell office:value-type="float" office:value="-3.1" calcext:value-type="float">
            <text:p>-3.1</text:p>
          </table:table-cell>
          <table:table-cell office:value-type="float" office:value="0.4784687" calcext:value-type="float">
            <text:p>0.4784687</text:p>
          </table:table-cell>
          <table:table-cell office:value-type="float" office:value="0.3151826" calcext:value-type="float">
            <text:p>0.3151826</text:p>
          </table:table-cell>
          <table:table-cell office:value-type="float" office:value="428.148" calcext:value-type="float">
            <text:p>428.148</text:p>
          </table:table-cell>
          <table:table-cell office:value-type="float" office:value="0" calcext:value-type="float">
            <text:p>0</text:p>
          </table:table-cell>
          <table:table-cell office:value-type="float" office:value="-0.00302124" calcext:value-type="float">
            <text:p>-0.00302124</text:p>
          </table:table-cell>
          <table:table-cell office:value-type="float" office:value="-0.003326416" calcext:value-type="float">
            <text:p>-0.003326416</text:p>
          </table:table-cell>
          <table:table-cell office:value-type="float" office:value="0.0284729" calcext:value-type="float">
            <text:p>0.0284729</text:p>
          </table:table-cell>
          <table:table-cell office:value-type="float" office:value="0.02804565" calcext:value-type="float">
            <text:p>0.02804565</text:p>
          </table:table-cell>
          <table:table-cell office:value-type="float" office:value="0.109436" calcext:value-type="float">
            <text:p>0.109436</text:p>
          </table:table-cell>
          <table:table-cell office:value-type="float" office:value="0.1091003" calcext:value-type="float">
            <text:p>0.1091003</text:p>
          </table:table-cell>
          <table:table-cell office:value-type="float" office:value="0.2056274" calcext:value-type="float">
            <text:p>0.2056274</text:p>
          </table:table-cell>
          <table:table-cell office:value-type="float" office:value="0.2052612" calcext:value-type="float">
            <text:p>0.2052612</text:p>
          </table:table-cell>
          <table:table-cell office:value-type="float" office:value="0.3020325" calcext:value-type="float">
            <text:p>0.3020325</text:p>
          </table:table-cell>
          <table:table-cell office:value-type="float" office:value="0.3009949" calcext:value-type="float">
            <text:p>0.3009949</text:p>
          </table:table-cell>
          <table:table-cell office:value-type="float" office:value="0.3981018" calcext:value-type="float">
            <text:p>0.3981018</text:p>
          </table:table-cell>
          <table:table-cell office:value-type="float" office:value="0.3963928" calcext:value-type="float">
            <text:p>0.39639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1999" calcext:value-type="float">
            <text:p>20031999</text:p>
          </table:table-cell>
          <table:table-cell office:value-type="float" office:value="19.9134" calcext:value-type="float">
            <text:p>19.9134</text:p>
          </table:table-cell>
          <table:table-cell office:value-type="float" office:value="0.4" calcext:value-type="float">
            <text:p>0.4</text:p>
          </table:table-cell>
          <table:table-cell office:value-type="float" office:value="-7.1" calcext:value-type="float">
            <text:p>-7.1</text:p>
          </table:table-cell>
          <table:table-cell office:value-type="float" office:value="0.3471934" calcext:value-type="float">
            <text:p>0.3471934</text:p>
          </table:table-cell>
          <table:table-cell office:value-type="float" office:value="0.2457135" calcext:value-type="float">
            <text:p>0.2457135</text:p>
          </table:table-cell>
          <table:table-cell office:value-type="float" office:value="232.56" calcext:value-type="float">
            <text:p>232.56</text:p>
          </table:table-cell>
          <table:table-cell office:value-type="float" office:value="0" calcext:value-type="float">
            <text:p>0</text:p>
          </table:table-cell>
          <table:table-cell office:value-type="float" office:value="0.005584717" calcext:value-type="float">
            <text:p>0.005584717</text:p>
          </table:table-cell>
          <table:table-cell office:value-type="float" office:value="-0.003143311" calcext:value-type="float">
            <text:p>-0.003143311</text:p>
          </table:table-cell>
          <table:table-cell office:value-type="float" office:value="0.03433228" calcext:value-type="float">
            <text:p>0.03433228</text:p>
          </table:table-cell>
          <table:table-cell office:value-type="float" office:value="0.02835083" calcext:value-type="float">
            <text:p>0.02835083</text:p>
          </table:table-cell>
          <table:table-cell office:value-type="float" office:value="0.1117249" calcext:value-type="float">
            <text:p>0.1117249</text:p>
          </table:table-cell>
          <table:table-cell office:value-type="float" office:value="0.1094055" calcext:value-type="float">
            <text:p>0.1094055</text:p>
          </table:table-cell>
          <table:table-cell office:value-type="float" office:value="0.2061768" calcext:value-type="float">
            <text:p>0.2061768</text:p>
          </table:table-cell>
          <table:table-cell office:value-type="float" office:value="0.2051086" calcext:value-type="float">
            <text:p>0.2051086</text:p>
          </table:table-cell>
          <table:table-cell office:value-type="float" office:value="0.3009644" calcext:value-type="float">
            <text:p>0.3009644</text:p>
          </table:table-cell>
          <table:table-cell office:value-type="float" office:value="0.3002625" calcext:value-type="float">
            <text:p>0.3002625</text:p>
          </table:table-cell>
          <table:table-cell office:value-type="float" office:value="0.3963623" calcext:value-type="float">
            <text:p>0.3963623</text:p>
          </table:table-cell>
          <table:table-cell office:value-type="float" office:value="0.3951721" calcext:value-type="float">
            <text:p>0.39517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1999" calcext:value-type="float">
            <text:p>21031999</text:p>
          </table:table-cell>
          <table:table-cell office:value-type="float" office:value="9.805679" calcext:value-type="float">
            <text:p>9.805679</text:p>
          </table:table-cell>
          <table:table-cell office:value-type="float" office:value="2.4" calcext:value-type="float">
            <text:p>2.4</text:p>
          </table:table-cell>
          <table:table-cell office:value-type="float" office:value="-4.6" calcext:value-type="float">
            <text:p>-4.6</text:p>
          </table:table-cell>
          <table:table-cell office:value-type="float" office:value="0.6002816" calcext:value-type="float">
            <text:p>0.6002816</text:p>
          </table:table-cell>
          <table:table-cell office:value-type="float" office:value="0.3376295" calcext:value-type="float">
            <text:p>0.3376295</text:p>
          </table:table-cell>
          <table:table-cell office:value-type="float" office:value="330.048" calcext:value-type="float">
            <text:p>330.048</text:p>
          </table:table-cell>
          <table:table-cell office:value-type="float" office:value="4" calcext:value-type="float">
            <text:p>4</text:p>
          </table:table-cell>
          <table:table-cell office:value-type="float" office:value="0.03356934" calcext:value-type="float">
            <text:p>0.03356934</text:p>
          </table:table-cell>
          <table:table-cell office:value-type="float" office:value="-0.0003967285" calcext:value-type="float">
            <text:p>-0.0003967285</text:p>
          </table:table-cell>
          <table:table-cell office:value-type="float" office:value="0.1139832" calcext:value-type="float">
            <text:p>0.1139832</text:p>
          </table:table-cell>
          <table:table-cell office:value-type="float" office:value="0.03082275" calcext:value-type="float">
            <text:p>0.03082275</text:p>
          </table:table-cell>
          <table:table-cell office:value-type="float" office:value="0.1625061" calcext:value-type="float">
            <text:p>0.1625061</text:p>
          </table:table-cell>
          <table:table-cell office:value-type="float" office:value="0.1111145" calcext:value-type="float">
            <text:p>0.1111145</text:p>
          </table:table-cell>
          <table:table-cell office:value-type="float" office:value="0.2321472" calcext:value-type="float">
            <text:p>0.2321472</text:p>
          </table:table-cell>
          <table:table-cell office:value-type="float" office:value="0.2055664" calcext:value-type="float">
            <text:p>0.2055664</text:p>
          </table:table-cell>
          <table:table-cell office:value-type="float" office:value="0.3118591" calcext:value-type="float">
            <text:p>0.3118591</text:p>
          </table:table-cell>
          <table:table-cell office:value-type="float" office:value="0.2998657" calcext:value-type="float">
            <text:p>0.2998657</text:p>
          </table:table-cell>
          <table:table-cell office:value-type="float" office:value="0.3985901" calcext:value-type="float">
            <text:p>0.3985901</text:p>
          </table:table-cell>
          <table:table-cell office:value-type="float" office:value="0.3937378" calcext:value-type="float">
            <text:p>0.39373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1999" calcext:value-type="float">
            <text:p>22031999</text:p>
          </table:table-cell>
          <table:table-cell office:value-type="float" office:value="5.9994" calcext:value-type="float">
            <text:p>5.9994</text:p>
          </table:table-cell>
          <table:table-cell office:value-type="float" office:value="0.8" calcext:value-type="float">
            <text:p>0.8</text:p>
          </table:table-cell>
          <table:table-cell office:value-type="float" office:value="-1.6" calcext:value-type="float">
            <text:p>-1.6</text:p>
          </table:table-cell>
          <table:table-cell office:value-type="float" office:value="0.6378812" calcext:value-type="float">
            <text:p>0.6378812</text:p>
          </table:table-cell>
          <table:table-cell office:value-type="float" office:value="0.5365866" calcext:value-type="float">
            <text:p>0.5365866</text:p>
          </table:table-cell>
          <table:table-cell office:value-type="float" office:value="497.088" calcext:value-type="float">
            <text:p>497.088</text:p>
          </table:table-cell>
          <table:table-cell office:value-type="float" office:value="14.2" calcext:value-type="float">
            <text:p>14.2</text:p>
          </table:table-cell>
          <table:table-cell office:value-type="float" office:value="0.04855347" calcext:value-type="float">
            <text:p>0.04855347</text:p>
          </table:table-cell>
          <table:table-cell office:value-type="float" office:value="0.03436279" calcext:value-type="float">
            <text:p>0.03436279</text:p>
          </table:table-cell>
          <table:table-cell office:value-type="float" office:value="0.1517029" calcext:value-type="float">
            <text:p>0.1517029</text:p>
          </table:table-cell>
          <table:table-cell office:value-type="float" office:value="0.1154785" calcext:value-type="float">
            <text:p>0.1154785</text:p>
          </table:table-cell>
          <table:table-cell office:value-type="float" office:value="0.2094421" calcext:value-type="float">
            <text:p>0.2094421</text:p>
          </table:table-cell>
          <table:table-cell office:value-type="float" office:value="0.1644287" calcext:value-type="float">
            <text:p>0.1644287</text:p>
          </table:table-cell>
          <table:table-cell office:value-type="float" office:value="0.2836304" calcext:value-type="float">
            <text:p>0.2836304</text:p>
          </table:table-cell>
          <table:table-cell office:value-type="float" office:value="0.2340393" calcext:value-type="float">
            <text:p>0.2340393</text:p>
          </table:table-cell>
          <table:table-cell office:value-type="float" office:value="0.3614502" calcext:value-type="float">
            <text:p>0.3614502</text:p>
          </table:table-cell>
          <table:table-cell office:value-type="float" office:value="0.3132324" calcext:value-type="float">
            <text:p>0.3132324</text:p>
          </table:table-cell>
          <table:table-cell office:value-type="float" office:value="0.4417725" calcext:value-type="float">
            <text:p>0.4417725</text:p>
          </table:table-cell>
          <table:table-cell office:value-type="float" office:value="0.399353" calcext:value-type="float">
            <text:p>0.39935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1999" calcext:value-type="float">
            <text:p>23031999</text:p>
          </table:table-cell>
          <table:table-cell office:value-type="float" office:value="18.88668" calcext:value-type="float">
            <text:p>18.88668</text:p>
          </table:table-cell>
          <table:table-cell office:value-type="float" office:value="3.1" calcext:value-type="float">
            <text:p>3.1</text:p>
          </table:table-cell>
          <table:table-cell office:value-type="float" office:value="-3.9" calcext:value-type="float">
            <text:p>-3.9</text:p>
          </table:table-cell>
          <table:table-cell office:value-type="float" office:value="0.5484042" calcext:value-type="float">
            <text:p>0.5484042</text:p>
          </table:table-cell>
          <table:table-cell office:value-type="float" office:value="0.35511" calcext:value-type="float">
            <text:p>0.35511</text:p>
          </table:table-cell>
          <table:table-cell office:value-type="float" office:value="389.088" calcext:value-type="float">
            <text:p>389.088</text:p>
          </table:table-cell>
          <table:table-cell office:value-type="float" office:value="0" calcext:value-type="float">
            <text:p>0</text:p>
          </table:table-cell>
          <table:table-cell office:value-type="float" office:value="0.05310059" calcext:value-type="float">
            <text:p>0.05310059</text:p>
          </table:table-cell>
          <table:table-cell office:value-type="float" office:value="0.0486145" calcext:value-type="float">
            <text:p>0.0486145</text:p>
          </table:table-cell>
          <table:table-cell office:value-type="float" office:value="0.1651001" calcext:value-type="float">
            <text:p>0.1651001</text:p>
          </table:table-cell>
          <table:table-cell office:value-type="float" office:value="0.1520386" calcext:value-type="float">
            <text:p>0.1520386</text:p>
          </table:table-cell>
          <table:table-cell office:value-type="float" office:value="0.2273865" calcext:value-type="float">
            <text:p>0.2273865</text:p>
          </table:table-cell>
          <table:table-cell office:value-type="float" office:value="0.2099609" calcext:value-type="float">
            <text:p>0.2099609</text:p>
          </table:table-cell>
          <table:table-cell office:value-type="float" office:value="0.304657" calcext:value-type="float">
            <text:p>0.304657</text:p>
          </table:table-cell>
          <table:table-cell office:value-type="float" office:value="0.2841492" calcext:value-type="float">
            <text:p>0.2841492</text:p>
          </table:table-cell>
          <table:table-cell office:value-type="float" office:value="0.3833618" calcext:value-type="float">
            <text:p>0.3833618</text:p>
          </table:table-cell>
          <table:table-cell office:value-type="float" office:value="0.361908" calcext:value-type="float">
            <text:p>0.361908</text:p>
          </table:table-cell>
          <table:table-cell office:value-type="float" office:value="0.4633484" calcext:value-type="float">
            <text:p>0.4633484</text:p>
          </table:table-cell>
          <table:table-cell office:value-type="float" office:value="0.4421387" calcext:value-type="float">
            <text:p>0.44213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1999" calcext:value-type="float">
            <text:p>24031999</text:p>
          </table:table-cell>
          <table:table-cell office:value-type="float" office:value="10.5138" calcext:value-type="float">
            <text:p>10.5138</text:p>
          </table:table-cell>
          <table:table-cell office:value-type="float" office:value="5.1" calcext:value-type="float">
            <text:p>5.1</text:p>
          </table:table-cell>
          <table:table-cell office:value-type="float" office:value="-3.8" calcext:value-type="float">
            <text:p>-3.8</text:p>
          </table:table-cell>
          <table:table-cell office:value-type="float" office:value="0.6707461" calcext:value-type="float">
            <text:p>0.6707461</text:p>
          </table:table-cell>
          <table:table-cell office:value-type="float" office:value="0.300629" calcext:value-type="float">
            <text:p>0.300629</text:p>
          </table:table-cell>
          <table:table-cell office:value-type="float" office:value="312.084" calcext:value-type="float">
            <text:p>312.084</text:p>
          </table:table-cell>
          <table:table-cell office:value-type="float" office:value="0.4" calcext:value-type="float">
            <text:p>0.4</text:p>
          </table:table-cell>
          <table:table-cell office:value-type="float" office:value="0.05541992" calcext:value-type="float">
            <text:p>0.05541992</text:p>
          </table:table-cell>
          <table:table-cell office:value-type="float" office:value="0.05227661" calcext:value-type="float">
            <text:p>0.05227661</text:p>
          </table:table-cell>
          <table:table-cell office:value-type="float" office:value="0.1705933" calcext:value-type="float">
            <text:p>0.1705933</text:p>
          </table:table-cell>
          <table:table-cell office:value-type="float" office:value="0.1652527" calcext:value-type="float">
            <text:p>0.1652527</text:p>
          </table:table-cell>
          <table:table-cell office:value-type="float" office:value="0.2343445" calcext:value-type="float">
            <text:p>0.2343445</text:p>
          </table:table-cell>
          <table:table-cell office:value-type="float" office:value="0.2275696" calcext:value-type="float">
            <text:p>0.2275696</text:p>
          </table:table-cell>
          <table:table-cell office:value-type="float" office:value="0.3130798" calcext:value-type="float">
            <text:p>0.3130798</text:p>
          </table:table-cell>
          <table:table-cell office:value-type="float" office:value="0.3048096" calcext:value-type="float">
            <text:p>0.3048096</text:p>
          </table:table-cell>
          <table:table-cell office:value-type="float" office:value="0.3929443" calcext:value-type="float">
            <text:p>0.3929443</text:p>
          </table:table-cell>
          <table:table-cell office:value-type="float" office:value="0.3835754" calcext:value-type="float">
            <text:p>0.3835754</text:p>
          </table:table-cell>
          <table:table-cell office:value-type="float" office:value="0.4736938" calcext:value-type="float">
            <text:p>0.4736938</text:p>
          </table:table-cell>
          <table:table-cell office:value-type="float" office:value="0.4634705" calcext:value-type="float">
            <text:p>0.46347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1999" calcext:value-type="float">
            <text:p>25031999</text:p>
          </table:table-cell>
          <table:table-cell office:value-type="float" office:value="16.11324" calcext:value-type="float">
            <text:p>16.11324</text:p>
          </table:table-cell>
          <table:table-cell office:value-type="float" office:value="0.6" calcext:value-type="float">
            <text:p>0.6</text:p>
          </table:table-cell>
          <table:table-cell office:value-type="float" office:value="-7.4" calcext:value-type="float">
            <text:p>-7.4</text:p>
          </table:table-cell>
          <table:table-cell office:value-type="float" office:value="0.4300769" calcext:value-type="float">
            <text:p>0.4300769</text:p>
          </table:table-cell>
          <table:table-cell office:value-type="float" office:value="0.2649138" calcext:value-type="float">
            <text:p>0.2649138</text:p>
          </table:table-cell>
          <table:table-cell office:value-type="float" office:value="244.692" calcext:value-type="float">
            <text:p>244.692</text:p>
          </table:table-cell>
          <table:table-cell office:value-type="float" office:value="0" calcext:value-type="float">
            <text:p>0</text:p>
          </table:table-cell>
          <table:table-cell office:value-type="float" office:value="0.05566406" calcext:value-type="float">
            <text:p>0.05566406</text:p>
          </table:table-cell>
          <table:table-cell office:value-type="float" office:value="0.05334473" calcext:value-type="float">
            <text:p>0.05334473</text:p>
          </table:table-cell>
          <table:table-cell office:value-type="float" office:value="0.1753845" calcext:value-type="float">
            <text:p>0.1753845</text:p>
          </table:table-cell>
          <table:table-cell office:value-type="float" office:value="0.1706238" calcext:value-type="float">
            <text:p>0.1706238</text:p>
          </table:table-cell>
          <table:table-cell office:value-type="float" office:value="0.241272" calcext:value-type="float">
            <text:p>0.241272</text:p>
          </table:table-cell>
          <table:table-cell office:value-type="float" office:value="0.2344666" calcext:value-type="float">
            <text:p>0.2344666</text:p>
          </table:table-cell>
          <table:table-cell office:value-type="float" office:value="0.3208923" calcext:value-type="float">
            <text:p>0.3208923</text:p>
          </table:table-cell>
          <table:table-cell office:value-type="float" office:value="0.3132019" calcext:value-type="float">
            <text:p>0.3132019</text:p>
          </table:table-cell>
          <table:table-cell office:value-type="float" office:value="0.401123" calcext:value-type="float">
            <text:p>0.401123</text:p>
          </table:table-cell>
          <table:table-cell office:value-type="float" office:value="0.3930969" calcext:value-type="float">
            <text:p>0.3930969</text:p>
          </table:table-cell>
          <table:table-cell office:value-type="float" office:value="0.4816895" calcext:value-type="float">
            <text:p>0.4816895</text:p>
          </table:table-cell>
          <table:table-cell office:value-type="float" office:value="0.4737549" calcext:value-type="float">
            <text:p>0.47375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1999" calcext:value-type="float">
            <text:p>26031999</text:p>
          </table:table-cell>
          <table:table-cell office:value-type="float" office:value="21.20688" calcext:value-type="float">
            <text:p>21.20688</text:p>
          </table:table-cell>
          <table:table-cell office:value-type="float" office:value="4.2" calcext:value-type="float">
            <text:p>4.2</text:p>
          </table:table-cell>
          <table:table-cell office:value-type="float" office:value="-5.5" calcext:value-type="float">
            <text:p>-5.5</text:p>
          </table:table-cell>
          <table:table-cell office:value-type="float" office:value="0.4231249" calcext:value-type="float">
            <text:p>0.4231249</text:p>
          </table:table-cell>
          <table:table-cell office:value-type="float" office:value="0.2934044" calcext:value-type="float">
            <text:p>0.2934044</text:p>
          </table:table-cell>
          <table:table-cell office:value-type="float" office:value="136.98" calcext:value-type="float">
            <text:p>136.98</text:p>
          </table:table-cell>
          <table:table-cell office:value-type="float" office:value="0" calcext:value-type="float">
            <text:p>0</text:p>
          </table:table-cell>
          <table:table-cell office:value-type="float" office:value="0.05792236" calcext:value-type="float">
            <text:p>0.05792236</text:p>
          </table:table-cell>
          <table:table-cell office:value-type="float" office:value="0.0536499" calcext:value-type="float">
            <text:p>0.0536499</text:p>
          </table:table-cell>
          <table:table-cell office:value-type="float" office:value="0.1772766" calcext:value-type="float">
            <text:p>0.1772766</text:p>
          </table:table-cell>
          <table:table-cell office:value-type="float" office:value="0.1712036" calcext:value-type="float">
            <text:p>0.1712036</text:p>
          </table:table-cell>
          <table:table-cell office:value-type="float" office:value="0.2442322" calcext:value-type="float">
            <text:p>0.2442322</text:p>
          </table:table-cell>
          <table:table-cell office:value-type="float" office:value="0.2347107" calcext:value-type="float">
            <text:p>0.2347107</text:p>
          </table:table-cell>
          <table:table-cell office:value-type="float" office:value="0.3243103" calcext:value-type="float">
            <text:p>0.3243103</text:p>
          </table:table-cell>
          <table:table-cell office:value-type="float" office:value="0.3174438" calcext:value-type="float">
            <text:p>0.3174438</text:p>
          </table:table-cell>
          <table:table-cell office:value-type="float" office:value="0.4046936" calcext:value-type="float">
            <text:p>0.4046936</text:p>
          </table:table-cell>
          <table:table-cell office:value-type="float" office:value="0.400177" calcext:value-type="float">
            <text:p>0.400177</text:p>
          </table:table-cell>
          <table:table-cell office:value-type="float" office:value="0.485321" calcext:value-type="float">
            <text:p>0.485321</text:p>
          </table:table-cell>
          <table:table-cell office:value-type="float" office:value="0.4818115" calcext:value-type="float">
            <text:p>0.48181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1999" calcext:value-type="float">
            <text:p>27031999</text:p>
          </table:table-cell>
          <table:table-cell office:value-type="float" office:value="21.21588" calcext:value-type="float">
            <text:p>21.21588</text:p>
          </table:table-cell>
          <table:table-cell office:value-type="float" office:value="8.5" calcext:value-type="float">
            <text:p>8.5</text:p>
          </table:table-cell>
          <table:table-cell office:value-type="float" office:value="-5.1" calcext:value-type="float">
            <text:p>-5.1</text:p>
          </table:table-cell>
          <table:table-cell office:value-type="float" office:value="0.5696706" calcext:value-type="float">
            <text:p>0.5696706</text:p>
          </table:table-cell>
          <table:table-cell office:value-type="float" office:value="0.3530976" calcext:value-type="float">
            <text:p>0.3530976</text:p>
          </table:table-cell>
          <table:table-cell office:value-type="float" office:value="107.388" calcext:value-type="float">
            <text:p>107.388</text:p>
          </table:table-cell>
          <table:table-cell office:value-type="float" office:value="0" calcext:value-type="float">
            <text:p>0</text:p>
          </table:table-cell>
          <table:table-cell office:value-type="float" office:value="0.05755615" calcext:value-type="float">
            <text:p>0.05755615</text:p>
          </table:table-cell>
          <table:table-cell office:value-type="float" office:value="0.05541992" calcext:value-type="float">
            <text:p>0.05541992</text:p>
          </table:table-cell>
          <table:table-cell office:value-type="float" office:value="0.1783142" calcext:value-type="float">
            <text:p>0.1783142</text:p>
          </table:table-cell>
          <table:table-cell office:value-type="float" office:value="0.1676025" calcext:value-type="float">
            <text:p>0.1676025</text:p>
          </table:table-cell>
          <table:table-cell office:value-type="float" office:value="0.2441711" calcext:value-type="float">
            <text:p>0.2441711</text:p>
          </table:table-cell>
          <table:table-cell office:value-type="float" office:value="0.2299805" calcext:value-type="float">
            <text:p>0.2299805</text:p>
          </table:table-cell>
          <table:table-cell office:value-type="float" office:value="0.3240356" calcext:value-type="float">
            <text:p>0.3240356</text:p>
          </table:table-cell>
          <table:table-cell office:value-type="float" office:value="0.3131104" calcext:value-type="float">
            <text:p>0.3131104</text:p>
          </table:table-cell>
          <table:table-cell office:value-type="float" office:value="0.404541" calcext:value-type="float">
            <text:p>0.404541</text:p>
          </table:table-cell>
          <table:table-cell office:value-type="float" office:value="0.3967285" calcext:value-type="float">
            <text:p>0.3967285</text:p>
          </table:table-cell>
          <table:table-cell office:value-type="float" office:value="0.4855347" calcext:value-type="float">
            <text:p>0.4855347</text:p>
          </table:table-cell>
          <table:table-cell office:value-type="float" office:value="0.4800415" calcext:value-type="float">
            <text:p>0.48004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1999" calcext:value-type="float">
            <text:p>28031999</text:p>
          </table:table-cell>
          <table:table-cell office:value-type="float" office:value="21.72204" calcext:value-type="float">
            <text:p>21.72204</text:p>
          </table:table-cell>
          <table:table-cell office:value-type="float" office:value="13.9" calcext:value-type="float">
            <text:p>13.9</text:p>
          </table:table-cell>
          <table:table-cell office:value-type="float" office:value="-2.7" calcext:value-type="float">
            <text:p>-2.7</text:p>
          </table:table-cell>
          <table:table-cell office:value-type="float" office:value="0.4908123" calcext:value-type="float">
            <text:p>0.4908123</text:p>
          </table:table-cell>
          <table:table-cell office:value-type="float" office:value="0.3560627" calcext:value-type="float">
            <text:p>0.3560627</text:p>
          </table:table-cell>
          <table:table-cell office:value-type="float" office:value="103.644" calcext:value-type="float">
            <text:p>103.644</text:p>
          </table:table-cell>
          <table:table-cell office:value-type="float" office:value="0" calcext:value-type="float">
            <text:p>0</text:p>
          </table:table-cell>
          <table:table-cell office:value-type="float" office:value="0.05752563" calcext:value-type="float">
            <text:p>0.05752563</text:p>
          </table:table-cell>
          <table:table-cell office:value-type="float" office:value="0.05575562" calcext:value-type="float">
            <text:p>0.05575562</text:p>
          </table:table-cell>
          <table:table-cell office:value-type="float" office:value="0.178009" calcext:value-type="float">
            <text:p>0.178009</text:p>
          </table:table-cell>
          <table:table-cell office:value-type="float" office:value="0.1655579" calcext:value-type="float">
            <text:p>0.1655579</text:p>
          </table:table-cell>
          <table:table-cell office:value-type="float" office:value="0.2426758" calcext:value-type="float">
            <text:p>0.2426758</text:p>
          </table:table-cell>
          <table:table-cell office:value-type="float" office:value="0.2273254" calcext:value-type="float">
            <text:p>0.2273254</text:p>
          </table:table-cell>
          <table:table-cell office:value-type="float" office:value="0.3219299" calcext:value-type="float">
            <text:p>0.3219299</text:p>
          </table:table-cell>
          <table:table-cell office:value-type="float" office:value="0.3092651" calcext:value-type="float">
            <text:p>0.3092651</text:p>
          </table:table-cell>
          <table:table-cell office:value-type="float" office:value="0.4021301" calcext:value-type="float">
            <text:p>0.4021301</text:p>
          </table:table-cell>
          <table:table-cell office:value-type="float" office:value="0.392395" calcext:value-type="float">
            <text:p>0.392395</text:p>
          </table:table-cell>
          <table:table-cell office:value-type="float" office:value="0.4830933" calcext:value-type="float">
            <text:p>0.4830933</text:p>
          </table:table-cell>
          <table:table-cell office:value-type="float" office:value="0.475708" calcext:value-type="float">
            <text:p>0.4757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1999" calcext:value-type="float">
            <text:p>29031999</text:p>
          </table:table-cell>
          <table:table-cell office:value-type="float" office:value="21.10824" calcext:value-type="float">
            <text:p>21.10824</text:p>
          </table:table-cell>
          <table:table-cell office:value-type="float" office:value="10.9" calcext:value-type="float">
            <text:p>10.9</text:p>
          </table:table-cell>
          <table:table-cell office:value-type="float" office:value="2.2" calcext:value-type="float">
            <text:p>2.2</text:p>
          </table:table-cell>
          <table:table-cell office:value-type="float" office:value="0.5434104" calcext:value-type="float">
            <text:p>0.5434104</text:p>
          </table:table-cell>
          <table:table-cell office:value-type="float" office:value="0.4138726" calcext:value-type="float">
            <text:p>0.4138726</text:p>
          </table:table-cell>
          <table:table-cell office:value-type="float" office:value="273.852" calcext:value-type="float">
            <text:p>273.852</text:p>
          </table:table-cell>
          <table:table-cell office:value-type="float" office:value="0" calcext:value-type="float">
            <text:p>0</text:p>
          </table:table-cell>
          <table:table-cell office:value-type="float" office:value="0.05761719" calcext:value-type="float">
            <text:p>0.05761719</text:p>
          </table:table-cell>
          <table:table-cell office:value-type="float" office:value="0.0553894" calcext:value-type="float">
            <text:p>0.0553894</text:p>
          </table:table-cell>
          <table:table-cell office:value-type="float" office:value="0.1772461" calcext:value-type="float">
            <text:p>0.1772461</text:p>
          </table:table-cell>
          <table:table-cell office:value-type="float" office:value="0.1653442" calcext:value-type="float">
            <text:p>0.1653442</text:p>
          </table:table-cell>
          <table:table-cell office:value-type="float" office:value="0.2405701" calcext:value-type="float">
            <text:p>0.2405701</text:p>
          </table:table-cell>
          <table:table-cell office:value-type="float" office:value="0.2265015" calcext:value-type="float">
            <text:p>0.2265015</text:p>
          </table:table-cell>
          <table:table-cell office:value-type="float" office:value="0.3191833" calcext:value-type="float">
            <text:p>0.3191833</text:p>
          </table:table-cell>
          <table:table-cell office:value-type="float" office:value="0.307312" calcext:value-type="float">
            <text:p>0.307312</text:p>
          </table:table-cell>
          <table:table-cell office:value-type="float" office:value="0.3987732" calcext:value-type="float">
            <text:p>0.3987732</text:p>
          </table:table-cell>
          <table:table-cell office:value-type="float" office:value="0.3895874" calcext:value-type="float">
            <text:p>0.3895874</text:p>
          </table:table-cell>
          <table:table-cell office:value-type="float" office:value="0.4793396" calcext:value-type="float">
            <text:p>0.4793396</text:p>
          </table:table-cell>
          <table:table-cell office:value-type="float" office:value="0.472229" calcext:value-type="float">
            <text:p>0.4722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1999" calcext:value-type="float">
            <text:p>30031999</text:p>
          </table:table-cell>
          <table:table-cell office:value-type="float" office:value="22.22892" calcext:value-type="float">
            <text:p>22.22892</text:p>
          </table:table-cell>
          <table:table-cell office:value-type="float" office:value="10.2" calcext:value-type="float">
            <text:p>10.2</text:p>
          </table:table-cell>
          <table:table-cell office:value-type="float" office:value="2" calcext:value-type="float">
            <text:p>2</text:p>
          </table:table-cell>
          <table:table-cell office:value-type="float" office:value="0.5051633" calcext:value-type="float">
            <text:p>0.5051633</text:p>
          </table:table-cell>
          <table:table-cell office:value-type="float" office:value="0.3832555" calcext:value-type="float">
            <text:p>0.3832555</text:p>
          </table:table-cell>
          <table:table-cell office:value-type="float" office:value="341.028" calcext:value-type="float">
            <text:p>341.028</text:p>
          </table:table-cell>
          <table:table-cell office:value-type="float" office:value="0" calcext:value-type="float">
            <text:p>0</text:p>
          </table:table-cell>
          <table:table-cell office:value-type="float" office:value="0.2771606" calcext:value-type="float">
            <text:p>0.2771606</text:p>
          </table:table-cell>
          <table:table-cell office:value-type="float" office:value="0.05752563" calcext:value-type="float">
            <text:p>0.05752563</text:p>
          </table:table-cell>
          <table:table-cell office:value-type="float" office:value="0.3405457" calcext:value-type="float">
            <text:p>0.3405457</text:p>
          </table:table-cell>
          <table:table-cell office:value-type="float" office:value="0.1732788" calcext:value-type="float">
            <text:p>0.1732788</text:p>
          </table:table-cell>
          <table:table-cell office:value-type="float" office:value="0.3748779" calcext:value-type="float">
            <text:p>0.3748779</text:p>
          </table:table-cell>
          <table:table-cell office:value-type="float" office:value="0.2341309" calcext:value-type="float">
            <text:p>0.2341309</text:p>
          </table:table-cell>
          <table:table-cell office:value-type="float" office:value="0.4234314" calcext:value-type="float">
            <text:p>0.4234314</text:p>
          </table:table-cell>
          <table:table-cell office:value-type="float" office:value="0.3117065" calcext:value-type="float">
            <text:p>0.3117065</text:p>
          </table:table-cell>
          <table:table-cell office:value-type="float" office:value="0.4777832" calcext:value-type="float">
            <text:p>0.4777832</text:p>
          </table:table-cell>
          <table:table-cell office:value-type="float" office:value="0.3911438" calcext:value-type="float">
            <text:p>0.3911438</text:p>
          </table:table-cell>
          <table:table-cell office:value-type="float" office:value="0.5377197" calcext:value-type="float">
            <text:p>0.5377197</text:p>
          </table:table-cell>
          <table:table-cell office:value-type="float" office:value="0.4724121" calcext:value-type="float">
            <text:p>0.47241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1999" calcext:value-type="float">
            <text:p>31031999</text:p>
          </table:table-cell>
          <table:table-cell office:value-type="float" office:value="19.31868" calcext:value-type="float">
            <text:p>19.31868</text:p>
          </table:table-cell>
          <table:table-cell office:value-type="float" office:value="11.1" calcext:value-type="float">
            <text:p>11.1</text:p>
          </table:table-cell>
          <table:table-cell office:value-type="float" office:value="0.6" calcext:value-type="float">
            <text:p>0.6</text:p>
          </table:table-cell>
          <table:table-cell office:value-type="float" office:value="0.6038042" calcext:value-type="float">
            <text:p>0.6038042</text:p>
          </table:table-cell>
          <table:table-cell office:value-type="float" office:value="0.4352798" calcext:value-type="float">
            <text:p>0.4352798</text:p>
          </table:table-cell>
          <table:table-cell office:value-type="float" office:value="192.06" calcext:value-type="float">
            <text:p>192.06</text:p>
          </table:table-cell>
          <table:table-cell office:value-type="float" office:value="0" calcext:value-type="float">
            <text:p>0</text:p>
          </table:table-cell>
          <table:table-cell office:value-type="float" office:value="0.302063" calcext:value-type="float">
            <text:p>0.302063</text:p>
          </table:table-cell>
          <table:table-cell office:value-type="float" office:value="0.2754211" calcext:value-type="float">
            <text:p>0.2754211</text:p>
          </table:table-cell>
          <table:table-cell office:value-type="float" office:value="0.3768311" calcext:value-type="float">
            <text:p>0.3768311</text:p>
          </table:table-cell>
          <table:table-cell office:value-type="float" office:value="0.3414307" calcext:value-type="float">
            <text:p>0.3414307</text:p>
          </table:table-cell>
          <table:table-cell office:value-type="float" office:value="0.4164429" calcext:value-type="float">
            <text:p>0.4164429</text:p>
          </table:table-cell>
          <table:table-cell office:value-type="float" office:value="0.3758545" calcext:value-type="float">
            <text:p>0.3758545</text:p>
          </table:table-cell>
          <table:table-cell office:value-type="float" office:value="0.4695435" calcext:value-type="float">
            <text:p>0.4695435</text:p>
          </table:table-cell>
          <table:table-cell office:value-type="float" office:value="0.4244385" calcext:value-type="float">
            <text:p>0.4244385</text:p>
          </table:table-cell>
          <table:table-cell office:value-type="float" office:value="0.5259399" calcext:value-type="float">
            <text:p>0.5259399</text:p>
          </table:table-cell>
          <table:table-cell office:value-type="float" office:value="0.4786987" calcext:value-type="float">
            <text:p>0.4786987</text:p>
          </table:table-cell>
          <table:table-cell office:value-type="float" office:value="0.5856628" calcext:value-type="float">
            <text:p>0.5856628</text:p>
          </table:table-cell>
          <table:table-cell office:value-type="float" office:value="0.5384827" calcext:value-type="float">
            <text:p>0.53848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1999" calcext:value-type="float">
            <text:p>1041999</text:p>
          </table:table-cell>
          <table:table-cell office:value-type="float" office:value="10.07172" calcext:value-type="float">
            <text:p>10.07172</text:p>
          </table:table-cell>
          <table:table-cell office:value-type="float" office:value="6.7" calcext:value-type="float">
            <text:p>6.7</text:p>
          </table:table-cell>
          <table:table-cell office:value-type="float" office:value="-0.5" calcext:value-type="float">
            <text:p>-0.5</text:p>
          </table:table-cell>
          <table:table-cell office:value-type="float" office:value="0.6208089" calcext:value-type="float">
            <text:p>0.6208089</text:p>
          </table:table-cell>
          <table:table-cell office:value-type="float" office:value="0.4917864" calcext:value-type="float">
            <text:p>0.4917864</text:p>
          </table:table-cell>
          <table:table-cell office:value-type="float" office:value="231.048" calcext:value-type="float">
            <text:p>231.048</text:p>
          </table:table-cell>
          <table:table-cell office:value-type="float" office:value="0" calcext:value-type="float">
            <text:p>0</text:p>
          </table:table-cell>
          <table:table-cell office:value-type="float" office:value="0.3149719" calcext:value-type="float">
            <text:p>0.3149719</text:p>
          </table:table-cell>
          <table:table-cell office:value-type="float" office:value="0.2987061" calcext:value-type="float">
            <text:p>0.2987061</text:p>
          </table:table-cell>
          <table:table-cell office:value-type="float" office:value="0.3985596" calcext:value-type="float">
            <text:p>0.3985596</text:p>
          </table:table-cell>
          <table:table-cell office:value-type="float" office:value="0.3772278" calcext:value-type="float">
            <text:p>0.3772278</text:p>
          </table:table-cell>
          <table:table-cell office:value-type="float" office:value="0.4425964" calcext:value-type="float">
            <text:p>0.4425964</text:p>
          </table:table-cell>
          <table:table-cell office:value-type="float" office:value="0.4170227" calcext:value-type="float">
            <text:p>0.4170227</text:p>
          </table:table-cell>
          <table:table-cell office:value-type="float" office:value="0.4988708" calcext:value-type="float">
            <text:p>0.4988708</text:p>
          </table:table-cell>
          <table:table-cell office:value-type="float" office:value="0.4700623" calcext:value-type="float">
            <text:p>0.4700623</text:p>
          </table:table-cell>
          <table:table-cell office:value-type="float" office:value="0.5569153" calcext:value-type="float">
            <text:p>0.5569153</text:p>
          </table:table-cell>
          <table:table-cell office:value-type="float" office:value="0.5264587" calcext:value-type="float">
            <text:p>0.5264587</text:p>
          </table:table-cell>
          <table:table-cell office:value-type="float" office:value="0.6168518" calcext:value-type="float">
            <text:p>0.6168518</text:p>
          </table:table-cell>
          <table:table-cell office:value-type="float" office:value="0.5860291" calcext:value-type="float">
            <text:p>0.58602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1999" calcext:value-type="float">
            <text:p>2041999</text:p>
          </table:table-cell>
          <table:table-cell office:value-type="float" office:value="8.97084" calcext:value-type="float">
            <text:p>8.97084</text:p>
          </table:table-cell>
          <table:table-cell office:value-type="float" office:value="5.7" calcext:value-type="float">
            <text:p>5.7</text:p>
          </table:table-cell>
          <table:table-cell office:value-type="float" office:value="1.5" calcext:value-type="float">
            <text:p>1.5</text:p>
          </table:table-cell>
          <table:table-cell office:value-type="float" office:value="0.656667" calcext:value-type="float">
            <text:p>0.656667</text:p>
          </table:table-cell>
          <table:table-cell office:value-type="float" office:value="0.310188" calcext:value-type="float">
            <text:p>0.310188</text:p>
          </table:table-cell>
          <table:table-cell office:value-type="float" office:value="273.06" calcext:value-type="float">
            <text:p>273.06</text:p>
          </table:table-cell>
          <table:table-cell office:value-type="float" office:value="0.5" calcext:value-type="float">
            <text:p>0.5</text:p>
          </table:table-cell>
          <table:table-cell office:value-type="float" office:value="0.3210144" calcext:value-type="float">
            <text:p>0.3210144</text:p>
          </table:table-cell>
          <table:table-cell office:value-type="float" office:value="0.3130798" calcext:value-type="float">
            <text:p>0.3130798</text:p>
          </table:table-cell>
          <table:table-cell office:value-type="float" office:value="0.4108276" calcext:value-type="float">
            <text:p>0.4108276</text:p>
          </table:table-cell>
          <table:table-cell office:value-type="float" office:value="0.3988037" calcext:value-type="float">
            <text:p>0.3988037</text:p>
          </table:table-cell>
          <table:table-cell office:value-type="float" office:value="0.4580994" calcext:value-type="float">
            <text:p>0.4580994</text:p>
          </table:table-cell>
          <table:table-cell office:value-type="float" office:value="0.4429321" calcext:value-type="float">
            <text:p>0.4429321</text:p>
          </table:table-cell>
          <table:table-cell office:value-type="float" office:value="0.5169678" calcext:value-type="float">
            <text:p>0.5169678</text:p>
          </table:table-cell>
          <table:table-cell office:value-type="float" office:value="0.4992065" calcext:value-type="float">
            <text:p>0.4992065</text:p>
          </table:table-cell>
          <table:table-cell office:value-type="float" office:value="0.5769958" calcext:value-type="float">
            <text:p>0.5769958</text:p>
          </table:table-cell>
          <table:table-cell office:value-type="float" office:value="0.557251" calcext:value-type="float">
            <text:p>0.557251</text:p>
          </table:table-cell>
          <table:table-cell office:value-type="float" office:value="0.6381836" calcext:value-type="float">
            <text:p>0.6381836</text:p>
          </table:table-cell>
          <table:table-cell office:value-type="float" office:value="0.6171265" calcext:value-type="float">
            <text:p>0.617126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1999" calcext:value-type="float">
            <text:p>3041999</text:p>
          </table:table-cell>
          <table:table-cell office:value-type="float" office:value="9.23292" calcext:value-type="float">
            <text:p>9.23292</text:p>
          </table:table-cell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0.7080005" calcext:value-type="float">
            <text:p>0.7080005</text:p>
          </table:table-cell>
          <table:table-cell office:value-type="float" office:value="0.4096206" calcext:value-type="float">
            <text:p>0.4096206</text:p>
          </table:table-cell>
          <table:table-cell office:value-type="float" office:value="249.048" calcext:value-type="float">
            <text:p>249.048</text:p>
          </table:table-cell>
          <table:table-cell office:value-type="float" office:value="0" calcext:value-type="float">
            <text:p>0</text:p>
          </table:table-cell>
          <table:table-cell office:value-type="float" office:value="0.3237915" calcext:value-type="float">
            <text:p>0.3237915</text:p>
          </table:table-cell>
          <table:table-cell office:value-type="float" office:value="0.3083801" calcext:value-type="float">
            <text:p>0.3083801</text:p>
          </table:table-cell>
          <table:table-cell office:value-type="float" office:value="0.416687" calcext:value-type="float">
            <text:p>0.416687</text:p>
          </table:table-cell>
          <table:table-cell office:value-type="float" office:value="0.4042969" calcext:value-type="float">
            <text:p>0.4042969</text:p>
          </table:table-cell>
          <table:table-cell office:value-type="float" office:value="0.4656372" calcext:value-type="float">
            <text:p>0.4656372</text:p>
          </table:table-cell>
          <table:table-cell office:value-type="float" office:value="0.4554443" calcext:value-type="float">
            <text:p>0.4554443</text:p>
          </table:table-cell>
          <table:table-cell office:value-type="float" office:value="0.5257874" calcext:value-type="float">
            <text:p>0.5257874</text:p>
          </table:table-cell>
          <table:table-cell office:value-type="float" office:value="0.5171814" calcext:value-type="float">
            <text:p>0.5171814</text:p>
          </table:table-cell>
          <table:table-cell office:value-type="float" office:value="0.5869751" calcext:value-type="float">
            <text:p>0.5869751</text:p>
          </table:table-cell>
          <table:table-cell office:value-type="float" office:value="0.5772095" calcext:value-type="float">
            <text:p>0.5772095</text:p>
          </table:table-cell>
          <table:table-cell office:value-type="float" office:value="0.6493225" calcext:value-type="float">
            <text:p>0.6493225</text:p>
          </table:table-cell>
          <table:table-cell office:value-type="float" office:value="0.6383667" calcext:value-type="float">
            <text:p>0.63836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1999" calcext:value-type="float">
            <text:p>4041999</text:p>
          </table:table-cell>
          <table:table-cell office:value-type="float" office:value="23.73407" calcext:value-type="float">
            <text:p>23.73407</text:p>
          </table:table-cell>
          <table:table-cell office:value-type="float" office:value="5" calcext:value-type="float">
            <text:p>5</text:p>
          </table:table-cell>
          <table:table-cell office:value-type="float" office:value="-1.8" calcext:value-type="float">
            <text:p>-1.8</text:p>
          </table:table-cell>
          <table:table-cell office:value-type="float" office:value="0.568504" calcext:value-type="float">
            <text:p>0.568504</text:p>
          </table:table-cell>
          <table:table-cell office:value-type="float" office:value="0.2110709" calcext:value-type="float">
            <text:p>0.2110709</text:p>
          </table:table-cell>
          <table:table-cell office:value-type="float" office:value="388.08" calcext:value-type="float">
            <text:p>388.08</text:p>
          </table:table-cell>
          <table:table-cell office:value-type="float" office:value="0" calcext:value-type="float">
            <text:p>0</text:p>
          </table:table-cell>
          <table:table-cell office:value-type="float" office:value="0.3203735" calcext:value-type="float">
            <text:p>0.3203735</text:p>
          </table:table-cell>
          <table:table-cell office:value-type="float" office:value="0.2980042" calcext:value-type="float">
            <text:p>0.2980042</text:p>
          </table:table-cell>
          <table:table-cell office:value-type="float" office:value="0.4162903" calcext:value-type="float">
            <text:p>0.4162903</text:p>
          </table:table-cell>
          <table:table-cell office:value-type="float" office:value="0.3949585" calcext:value-type="float">
            <text:p>0.3949585</text:p>
          </table:table-cell>
          <table:table-cell office:value-type="float" office:value="0.4667053" calcext:value-type="float">
            <text:p>0.4667053</text:p>
          </table:table-cell>
          <table:table-cell office:value-type="float" office:value="0.4473877" calcext:value-type="float">
            <text:p>0.4473877</text:p>
          </table:table-cell>
          <table:table-cell office:value-type="float" office:value="0.528656" calcext:value-type="float">
            <text:p>0.528656</text:p>
          </table:table-cell>
          <table:table-cell office:value-type="float" office:value="0.5151062" calcext:value-type="float">
            <text:p>0.5151062</text:p>
          </table:table-cell>
          <table:table-cell office:value-type="float" office:value="0.5914307" calcext:value-type="float">
            <text:p>0.5914307</text:p>
          </table:table-cell>
          <table:table-cell office:value-type="float" office:value="0.5825195" calcext:value-type="float">
            <text:p>0.5825195</text:p>
          </table:table-cell>
          <table:table-cell office:value-type="float" office:value="0.6550293" calcext:value-type="float">
            <text:p>0.6550293</text:p>
          </table:table-cell>
          <table:table-cell office:value-type="float" office:value="0.6494141" calcext:value-type="float">
            <text:p>0.64941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1999" calcext:value-type="float">
            <text:p>5041999</text:p>
          </table:table-cell>
          <table:table-cell office:value-type="float" office:value="22.95828" calcext:value-type="float">
            <text:p>22.95828</text:p>
          </table:table-cell>
          <table:table-cell office:value-type="float" office:value="11" calcext:value-type="float">
            <text:p>11</text:p>
          </table:table-cell>
          <table:table-cell office:value-type="float" office:value="-2.3" calcext:value-type="float">
            <text:p>-2.3</text:p>
          </table:table-cell>
          <table:table-cell office:value-type="float" office:value="0.4687332" calcext:value-type="float">
            <text:p>0.4687332</text:p>
          </table:table-cell>
          <table:table-cell office:value-type="float" office:value="0.3190105" calcext:value-type="float">
            <text:p>0.3190105</text:p>
          </table:table-cell>
          <table:table-cell office:value-type="float" office:value="154.368" calcext:value-type="float">
            <text:p>154.368</text:p>
          </table:table-cell>
          <table:table-cell office:value-type="float" office:value="0" calcext:value-type="float">
            <text:p>0</text:p>
          </table:table-cell>
          <table:table-cell office:value-type="float" office:value="0.308136" calcext:value-type="float">
            <text:p>0.308136</text:p>
          </table:table-cell>
          <table:table-cell office:value-type="float" office:value="0.276886" calcext:value-type="float">
            <text:p>0.276886</text:p>
          </table:table-cell>
          <table:table-cell office:value-type="float" office:value="0.4064941" calcext:value-type="float">
            <text:p>0.4064941</text:p>
          </table:table-cell>
          <table:table-cell office:value-type="float" office:value="0.378479" calcext:value-type="float">
            <text:p>0.378479</text:p>
          </table:table-cell>
          <table:table-cell office:value-type="float" office:value="0.4584961" calcext:value-type="float">
            <text:p>0.4584961</text:p>
          </table:table-cell>
          <table:table-cell office:value-type="float" office:value="0.4332581" calcext:value-type="float">
            <text:p>0.4332581</text:p>
          </table:table-cell>
          <table:table-cell office:value-type="float" office:value="0.5227356" calcext:value-type="float">
            <text:p>0.5227356</text:p>
          </table:table-cell>
          <table:table-cell office:value-type="float" office:value="0.5035095" calcext:value-type="float">
            <text:p>0.5035095</text:p>
          </table:table-cell>
          <table:table-cell office:value-type="float" office:value="0.5875549" calcext:value-type="float">
            <text:p>0.5875549</text:p>
          </table:table-cell>
          <table:table-cell office:value-type="float" office:value="0.5733337" calcext:value-type="float">
            <text:p>0.5733337</text:p>
          </table:table-cell>
          <table:table-cell office:value-type="float" office:value="0.6530457" calcext:value-type="float">
            <text:p>0.6530457</text:p>
          </table:table-cell>
          <table:table-cell office:value-type="float" office:value="0.6426697" calcext:value-type="float">
            <text:p>0.64266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1999" calcext:value-type="float">
            <text:p>6041999</text:p>
          </table:table-cell>
          <table:table-cell office:value-type="float" office:value="19.2996" calcext:value-type="float">
            <text:p>19.2996</text:p>
          </table:table-cell>
          <table:table-cell office:value-type="float" office:value="15.5" calcext:value-type="float">
            <text:p>15.5</text:p>
          </table:table-cell>
          <table:table-cell office:value-type="float" office:value="-1.2" calcext:value-type="float">
            <text:p>-1.2</text:p>
          </table:table-cell>
          <table:table-cell office:value-type="float" office:value="1.045083" calcext:value-type="float">
            <text:p>1.045083</text:p>
          </table:table-cell>
          <table:table-cell office:value-type="float" office:value="0.3860042" calcext:value-type="float">
            <text:p>0.3860042</text:p>
          </table:table-cell>
          <table:table-cell office:value-type="float" office:value="261.54" calcext:value-type="float">
            <text:p>261.54</text:p>
          </table:table-cell>
          <table:table-cell office:value-type="float" office:value="6.7" calcext:value-type="float">
            <text:p>6.7</text:p>
          </table:table-cell>
          <table:table-cell office:value-type="float" office:value="0.2871704" calcext:value-type="float">
            <text:p>0.2871704</text:p>
          </table:table-cell>
          <table:table-cell office:value-type="float" office:value="0.2143555" calcext:value-type="float">
            <text:p>0.2143555</text:p>
          </table:table-cell>
          <table:table-cell office:value-type="float" office:value="0.3881531" calcext:value-type="float">
            <text:p>0.3881531</text:p>
          </table:table-cell>
          <table:table-cell office:value-type="float" office:value="0.3258667" calcext:value-type="float">
            <text:p>0.3258667</text:p>
          </table:table-cell>
          <table:table-cell office:value-type="float" office:value="0.441803" calcext:value-type="float">
            <text:p>0.441803</text:p>
          </table:table-cell>
          <table:table-cell office:value-type="float" office:value="0.3877258" calcext:value-type="float">
            <text:p>0.3877258</text:p>
          </table:table-cell>
          <table:table-cell office:value-type="float" office:value="0.5084839" calcext:value-type="float">
            <text:p>0.5084839</text:p>
          </table:table-cell>
          <table:table-cell office:value-type="float" office:value="0.4617615" calcext:value-type="float">
            <text:p>0.4617615</text:p>
          </table:table-cell>
          <table:table-cell office:value-type="float" office:value="0.5756836" calcext:value-type="float">
            <text:p>0.5756836</text:p>
          </table:table-cell>
          <table:table-cell office:value-type="float" office:value="0.5371704" calcext:value-type="float">
            <text:p>0.5371704</text:p>
          </table:table-cell>
          <table:table-cell office:value-type="float" office:value="0.6434326" calcext:value-type="float">
            <text:p>0.6434326</text:p>
          </table:table-cell>
          <table:table-cell office:value-type="float" office:value="0.6141663" calcext:value-type="float">
            <text:p>0.61416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1999" calcext:value-type="float">
            <text:p>7041999</text:p>
          </table:table-cell>
          <table:table-cell office:value-type="float" office:value="15.07968" calcext:value-type="float">
            <text:p>15.07968</text:p>
          </table:table-cell>
          <table:table-cell office:value-type="float" office:value="13.4" calcext:value-type="float">
            <text:p>13.4</text:p>
          </table:table-cell>
          <table:table-cell office:value-type="float" office:value="4.7" calcext:value-type="float">
            <text:p>4.7</text:p>
          </table:table-cell>
          <table:table-cell office:value-type="float" office:value="0.9954573" calcext:value-type="float">
            <text:p>0.9954573</text:p>
          </table:table-cell>
          <table:table-cell office:value-type="float" office:value="0.6005327" calcext:value-type="float">
            <text:p>0.6005327</text:p>
          </table:table-cell>
          <table:table-cell office:value-type="float" office:value="388.692" calcext:value-type="float">
            <text:p>388.692</text:p>
          </table:table-cell>
          <table:table-cell office:value-type="float" office:value="0.1" calcext:value-type="float">
            <text:p>0.1</text:p>
          </table:table-cell>
          <table:table-cell office:value-type="float" office:value="0.2393494" calcext:value-type="float">
            <text:p>0.2393494</text:p>
          </table:table-cell>
          <table:table-cell office:value-type="float" office:value="0.2055969" calcext:value-type="float">
            <text:p>0.2055969</text:p>
          </table:table-cell>
          <table:table-cell office:value-type="float" office:value="0.3409119" calcext:value-type="float">
            <text:p>0.3409119</text:p>
          </table:table-cell>
          <table:table-cell office:value-type="float" office:value="0.3136902" calcext:value-type="float">
            <text:p>0.3136902</text:p>
          </table:table-cell>
          <table:table-cell office:value-type="float" office:value="0.3950806" calcext:value-type="float">
            <text:p>0.3950806</text:p>
          </table:table-cell>
          <table:table-cell office:value-type="float" office:value="0.371521" calcext:value-type="float">
            <text:p>0.371521</text:p>
          </table:table-cell>
          <table:table-cell office:value-type="float" office:value="0.4653015" calcext:value-type="float">
            <text:p>0.4653015</text:p>
          </table:table-cell>
          <table:table-cell office:value-type="float" office:value="0.4461365" calcext:value-type="float">
            <text:p>0.4461365</text:p>
          </table:table-cell>
          <table:table-cell office:value-type="float" office:value="0.5368042" calcext:value-type="float">
            <text:p>0.5368042</text:p>
          </table:table-cell>
          <table:table-cell office:value-type="float" office:value="0.5200195" calcext:value-type="float">
            <text:p>0.5200195</text:p>
          </table:table-cell>
          <table:table-cell office:value-type="float" office:value="0.6135864" calcext:value-type="float">
            <text:p>0.6135864</text:p>
          </table:table-cell>
          <table:table-cell office:value-type="float" office:value="0.5932617" calcext:value-type="float">
            <text:p>0.59326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1999" calcext:value-type="float">
            <text:p>8041999</text:p>
          </table:table-cell>
          <table:table-cell office:value-type="float" office:value="12.62124" calcext:value-type="float">
            <text:p>12.62124</text:p>
          </table:table-cell>
          <table:table-cell office:value-type="float" office:value="11.5" calcext:value-type="float">
            <text:p>11.5</text:p>
          </table:table-cell>
          <table:table-cell office:value-type="float" office:value="3.2" calcext:value-type="float">
            <text:p>3.2</text:p>
          </table:table-cell>
          <table:table-cell office:value-type="float" office:value="1.061312" calcext:value-type="float">
            <text:p>1.061312</text:p>
          </table:table-cell>
          <table:table-cell office:value-type="float" office:value="0.4791043" calcext:value-type="float">
            <text:p>0.4791043</text:p>
          </table:table-cell>
          <table:table-cell office:value-type="float" office:value="394.74" calcext:value-type="float">
            <text:p>394.74</text:p>
          </table:table-cell>
          <table:table-cell office:value-type="float" office:value="8" calcext:value-type="float">
            <text:p>8</text:p>
          </table:table-cell>
          <table:table-cell office:value-type="float" office:value="0.2102661" calcext:value-type="float">
            <text:p>0.2102661</text:p>
          </table:table-cell>
          <table:table-cell office:value-type="float" office:value="0.1647034" calcext:value-type="float">
            <text:p>0.1647034</text:p>
          </table:table-cell>
          <table:table-cell office:value-type="float" office:value="0.3183289" calcext:value-type="float">
            <text:p>0.3183289</text:p>
          </table:table-cell>
          <table:table-cell office:value-type="float" office:value="0.2755127" calcext:value-type="float">
            <text:p>0.2755127</text:p>
          </table:table-cell>
          <table:table-cell office:value-type="float" office:value="0.3749695" calcext:value-type="float">
            <text:p>0.3749695</text:p>
          </table:table-cell>
          <table:table-cell office:value-type="float" office:value="0.3349304" calcext:value-type="float">
            <text:p>0.3349304</text:p>
          </table:table-cell>
          <table:table-cell office:value-type="float" office:value="0.4474182" calcext:value-type="float">
            <text:p>0.4474182</text:p>
          </table:table-cell>
          <table:table-cell office:value-type="float" office:value="0.4125977" calcext:value-type="float">
            <text:p>0.4125977</text:p>
          </table:table-cell>
          <table:table-cell office:value-type="float" office:value="0.5201721" calcext:value-type="float">
            <text:p>0.5201721</text:p>
          </table:table-cell>
          <table:table-cell office:value-type="float" office:value="0.4894104" calcext:value-type="float">
            <text:p>0.4894104</text:p>
          </table:table-cell>
          <table:table-cell office:value-type="float" office:value="0.5932007" calcext:value-type="float">
            <text:p>0.5932007</text:p>
          </table:table-cell>
          <table:table-cell office:value-type="float" office:value="0.5645447" calcext:value-type="float">
            <text:p>0.56454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1999" calcext:value-type="float">
            <text:p>9041999</text:p>
          </table:table-cell>
          <table:table-cell office:value-type="float" office:value="20.29392" calcext:value-type="float">
            <text:p>20.29392</text:p>
          </table:table-cell>
          <table:table-cell office:value-type="float" office:value="9.4" calcext:value-type="float">
            <text:p>9.4</text:p>
          </table:table-cell>
          <table:table-cell office:value-type="float" office:value="0.3" calcext:value-type="float">
            <text:p>0.3</text:p>
          </table:table-cell>
          <table:table-cell office:value-type="float" office:value="0.5197446" calcext:value-type="float">
            <text:p>0.5197446</text:p>
          </table:table-cell>
          <table:table-cell office:value-type="float" office:value="0.3714047" calcext:value-type="float">
            <text:p>0.3714047</text:p>
          </table:table-cell>
          <table:table-cell office:value-type="float" office:value="244.044" calcext:value-type="float">
            <text:p>244.044</text:p>
          </table:table-cell>
          <table:table-cell office:value-type="float" office:value="0" calcext:value-type="float">
            <text:p>0</text:p>
          </table:table-cell>
          <table:table-cell office:value-type="float" office:value="0.1677551" calcext:value-type="float">
            <text:p>0.1677551</text:p>
          </table:table-cell>
          <table:table-cell office:value-type="float" office:value="0.1346436" calcext:value-type="float">
            <text:p>0.1346436</text:p>
          </table:table-cell>
          <table:table-cell office:value-type="float" office:value="0.2803955" calcext:value-type="float">
            <text:p>0.2803955</text:p>
          </table:table-cell>
          <table:table-cell office:value-type="float" office:value="0.2532349" calcext:value-type="float">
            <text:p>0.2532349</text:p>
          </table:table-cell>
          <table:table-cell office:value-type="float" office:value="0.3397217" calcext:value-type="float">
            <text:p>0.3397217</text:p>
          </table:table-cell>
          <table:table-cell office:value-type="float" office:value="0.315094" calcext:value-type="float">
            <text:p>0.315094</text:p>
          </table:table-cell>
          <table:table-cell office:value-type="float" office:value="0.4152222" calcext:value-type="float">
            <text:p>0.4152222</text:p>
          </table:table-cell>
          <table:table-cell office:value-type="float" office:value="0.3936768" calcext:value-type="float">
            <text:p>0.3936768</text:p>
          </table:table-cell>
          <table:table-cell office:value-type="float" office:value="0.4902039" calcext:value-type="float">
            <text:p>0.4902039</text:p>
          </table:table-cell>
          <table:table-cell office:value-type="float" office:value="0.4714661" calcext:value-type="float">
            <text:p>0.4714661</text:p>
          </table:table-cell>
          <table:table-cell office:value-type="float" office:value="0.5645142" calcext:value-type="float">
            <text:p>0.5645142</text:p>
          </table:table-cell>
          <table:table-cell office:value-type="float" office:value="0.5484009" calcext:value-type="float">
            <text:p>0.54840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1999" calcext:value-type="float">
            <text:p>10041999</text:p>
          </table:table-cell>
          <table:table-cell office:value-type="float" office:value="18.08604" calcext:value-type="float">
            <text:p>18.08604</text:p>
          </table:table-cell>
          <table:table-cell office:value-type="float" office:value="5.7" calcext:value-type="float">
            <text:p>5.7</text:p>
          </table:table-cell>
          <table:table-cell office:value-type="float" office:value="-0.5" calcext:value-type="float">
            <text:p>-0.5</text:p>
          </table:table-cell>
          <table:table-cell office:value-type="float" office:value="0.4784119" calcext:value-type="float">
            <text:p>0.4784119</text:p>
          </table:table-cell>
          <table:table-cell office:value-type="float" office:value="0.3347779" calcext:value-type="float">
            <text:p>0.3347779</text:p>
          </table:table-cell>
          <table:table-cell office:value-type="float" office:value="294.12" calcext:value-type="float">
            <text:p>294.12</text:p>
          </table:table-cell>
          <table:table-cell office:value-type="float" office:value="0" calcext:value-type="float">
            <text:p>0</text:p>
          </table:table-cell>
          <table:table-cell office:value-type="float" office:value="0.134552" calcext:value-type="float">
            <text:p>0.134552</text:p>
          </table:table-cell>
          <table:table-cell office:value-type="float" office:value="0.1221008" calcext:value-type="float">
            <text:p>0.1221008</text:p>
          </table:table-cell>
          <table:table-cell office:value-type="float" office:value="0.2531433" calcext:value-type="float">
            <text:p>0.2531433</text:p>
          </table:table-cell>
          <table:table-cell office:value-type="float" office:value="0.2384644" calcext:value-type="float">
            <text:p>0.2384644</text:p>
          </table:table-cell>
          <table:table-cell office:value-type="float" office:value="0.3150635" calcext:value-type="float">
            <text:p>0.3150635</text:p>
          </table:table-cell>
          <table:table-cell office:value-type="float" office:value="0.3002319" calcext:value-type="float">
            <text:p>0.3002319</text:p>
          </table:table-cell>
          <table:table-cell office:value-type="float" office:value="0.3935852" calcext:value-type="float">
            <text:p>0.3935852</text:p>
          </table:table-cell>
          <table:table-cell office:value-type="float" office:value="0.3792725" calcext:value-type="float">
            <text:p>0.3792725</text:p>
          </table:table-cell>
          <table:table-cell office:value-type="float" office:value="0.471344" calcext:value-type="float">
            <text:p>0.471344</text:p>
          </table:table-cell>
          <table:table-cell office:value-type="float" office:value="0.456665" calcext:value-type="float">
            <text:p>0.456665</text:p>
          </table:table-cell>
          <table:table-cell office:value-type="float" office:value="0.5482788" calcext:value-type="float">
            <text:p>0.5482788</text:p>
          </table:table-cell>
          <table:table-cell office:value-type="float" office:value="0.5328369" calcext:value-type="float">
            <text:p>0.532836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1999" calcext:value-type="float">
            <text:p>11041999</text:p>
          </table:table-cell>
          <table:table-cell office:value-type="float" office:value="19.57536" calcext:value-type="float">
            <text:p>19.57536</text:p>
          </table:table-cell>
          <table:table-cell office:value-type="float" office:value="6.6" calcext:value-type="float">
            <text:p>6.6</text:p>
          </table:table-cell>
          <table:table-cell office:value-type="float" office:value="-3.1" calcext:value-type="float">
            <text:p>-3.1</text:p>
          </table:table-cell>
          <table:table-cell office:value-type="float" office:value="0.4392971" calcext:value-type="float">
            <text:p>0.4392971</text:p>
          </table:table-cell>
          <table:table-cell office:value-type="float" office:value="0.3286889" calcext:value-type="float">
            <text:p>0.3286889</text:p>
          </table:table-cell>
          <table:table-cell office:value-type="float" office:value="210.96" calcext:value-type="float">
            <text:p>210.96</text:p>
          </table:table-cell>
          <table:table-cell office:value-type="float" office:value="0" calcext:value-type="float">
            <text:p>0</text:p>
          </table:table-cell>
          <table:table-cell office:value-type="float" office:value="0.148407" calcext:value-type="float">
            <text:p>0.148407</text:p>
          </table:table-cell>
          <table:table-cell office:value-type="float" office:value="0.1299438" calcext:value-type="float">
            <text:p>0.1299438</text:p>
          </table:table-cell>
          <table:table-cell office:value-type="float" office:value="0.2544556" calcext:value-type="float">
            <text:p>0.2544556</text:p>
          </table:table-cell>
          <table:table-cell office:value-type="float" office:value="0.2418823" calcext:value-type="float">
            <text:p>0.2418823</text:p>
          </table:table-cell>
          <table:table-cell office:value-type="float" office:value="0.3101196" calcext:value-type="float">
            <text:p>0.3101196</text:p>
          </table:table-cell>
          <table:table-cell office:value-type="float" office:value="0.3007812" calcext:value-type="float">
            <text:p>0.3007812</text:p>
          </table:table-cell>
          <table:table-cell office:value-type="float" office:value="0.3815002" calcext:value-type="float">
            <text:p>0.3815002</text:p>
          </table:table-cell>
          <table:table-cell office:value-type="float" office:value="0.3763733" calcext:value-type="float">
            <text:p>0.3763733</text:p>
          </table:table-cell>
          <table:table-cell office:value-type="float" office:value="0.4567566" calcext:value-type="float">
            <text:p>0.4567566</text:p>
          </table:table-cell>
          <table:table-cell office:value-type="float" office:value="0.4518738" calcext:value-type="float">
            <text:p>0.4518738</text:p>
          </table:table-cell>
          <table:table-cell office:value-type="float" office:value="0.5328064" calcext:value-type="float">
            <text:p>0.5328064</text:p>
          </table:table-cell>
          <table:table-cell office:value-type="float" office:value="0.5270081" calcext:value-type="float">
            <text:p>0.527008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1999" calcext:value-type="float">
            <text:p>12041999</text:p>
          </table:table-cell>
          <table:table-cell office:value-type="float" office:value="24.87941" calcext:value-type="float">
            <text:p>24.87941</text:p>
          </table:table-cell>
          <table:table-cell office:value-type="float" office:value="9.9" calcext:value-type="float">
            <text:p>9.9</text:p>
          </table:table-cell>
          <table:table-cell office:value-type="float" office:value="-0.1" calcext:value-type="float">
            <text:p>-0.1</text:p>
          </table:table-cell>
          <table:table-cell office:value-type="float" office:value="0.4112767" calcext:value-type="float">
            <text:p>0.4112767</text:p>
          </table:table-cell>
          <table:table-cell office:value-type="float" office:value="0.2888838" calcext:value-type="float">
            <text:p>0.2888838</text:p>
          </table:table-cell>
          <table:table-cell office:value-type="float" office:value="413.1" calcext:value-type="float">
            <text:p>413.1</text:p>
          </table:table-cell>
          <table:table-cell office:value-type="float" office:value="0" calcext:value-type="float">
            <text:p>0</text:p>
          </table:table-cell>
          <table:table-cell office:value-type="float" office:value="0.2719116" calcext:value-type="float">
            <text:p>0.2719116</text:p>
          </table:table-cell>
          <table:table-cell office:value-type="float" office:value="0.1485291" calcext:value-type="float">
            <text:p>0.1485291</text:p>
          </table:table-cell>
          <table:table-cell office:value-type="float" office:value="0.3348999" calcext:value-type="float">
            <text:p>0.3348999</text:p>
          </table:table-cell>
          <table:table-cell office:value-type="float" office:value="0.2545776" calcext:value-type="float">
            <text:p>0.2545776</text:p>
          </table:table-cell>
          <table:table-cell office:value-type="float" office:value="0.3694763" calcext:value-type="float">
            <text:p>0.3694763</text:p>
          </table:table-cell>
          <table:table-cell office:value-type="float" office:value="0.3103638" calcext:value-type="float">
            <text:p>0.3103638</text:p>
          </table:table-cell>
          <table:table-cell office:value-type="float" office:value="0.4203796" calcext:value-type="float">
            <text:p>0.4203796</text:p>
          </table:table-cell>
          <table:table-cell office:value-type="float" office:value="0.3817139" calcext:value-type="float">
            <text:p>0.3817139</text:p>
          </table:table-cell>
          <table:table-cell office:value-type="float" office:value="0.4779968" calcext:value-type="float">
            <text:p>0.4779968</text:p>
          </table:table-cell>
          <table:table-cell office:value-type="float" office:value="0.4541931" calcext:value-type="float">
            <text:p>0.4541931</text:p>
          </table:table-cell>
          <table:table-cell office:value-type="float" office:value="0.5409851" calcext:value-type="float">
            <text:p>0.5409851</text:p>
          </table:table-cell>
          <table:table-cell office:value-type="float" office:value="0.5275879" calcext:value-type="float">
            <text:p>0.527587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1999" calcext:value-type="float">
            <text:p>13041999</text:p>
          </table:table-cell>
          <table:table-cell office:value-type="float" office:value="25.05871" calcext:value-type="float">
            <text:p>25.05871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3797804" calcext:value-type="float">
            <text:p>0.3797804</text:p>
          </table:table-cell>
          <table:table-cell office:value-type="float" office:value="0.260787" calcext:value-type="float">
            <text:p>0.260787</text:p>
          </table:table-cell>
          <table:table-cell office:value-type="float" office:value="510.048" calcext:value-type="float">
            <text:p>510.048</text:p>
          </table:table-cell>
          <table:table-cell office:value-type="float" office:value="0" calcext:value-type="float">
            <text:p>0</text:p>
          </table:table-cell>
          <table:table-cell office:value-type="float" office:value="0.3564148" calcext:value-type="float">
            <text:p>0.3564148</text:p>
          </table:table-cell>
          <table:table-cell office:value-type="float" office:value="0.2731018" calcext:value-type="float">
            <text:p>0.2731018</text:p>
          </table:table-cell>
          <table:table-cell office:value-type="float" office:value="0.3973389" calcext:value-type="float">
            <text:p>0.3973389</text:p>
          </table:table-cell>
          <table:table-cell office:value-type="float" office:value="0.3361511" calcext:value-type="float">
            <text:p>0.3361511</text:p>
          </table:table-cell>
          <table:table-cell office:value-type="float" office:value="0.4242249" calcext:value-type="float">
            <text:p>0.4242249</text:p>
          </table:table-cell>
          <table:table-cell office:value-type="float" office:value="0.3707581" calcext:value-type="float">
            <text:p>0.3707581</text:p>
          </table:table-cell>
          <table:table-cell office:value-type="float" office:value="0.4739075" calcext:value-type="float">
            <text:p>0.4739075</text:p>
          </table:table-cell>
          <table:table-cell office:value-type="float" office:value="0.4215698" calcext:value-type="float">
            <text:p>0.4215698</text:p>
          </table:table-cell>
          <table:table-cell office:value-type="float" office:value="0.529541" calcext:value-type="float">
            <text:p>0.529541</text:p>
          </table:table-cell>
          <table:table-cell office:value-type="float" office:value="0.4788818" calcext:value-type="float">
            <text:p>0.4788818</text:p>
          </table:table-cell>
          <table:table-cell office:value-type="float" office:value="0.587677" calcext:value-type="float">
            <text:p>0.587677</text:p>
          </table:table-cell>
          <table:table-cell office:value-type="float" office:value="0.541687" calcext:value-type="float">
            <text:p>0.54168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1999" calcext:value-type="float">
            <text:p>14041999</text:p>
          </table:table-cell>
          <table:table-cell office:value-type="float" office:value="24.18092" calcext:value-type="float">
            <text:p>24.18092</text:p>
          </table:table-cell>
          <table:table-cell office:value-type="float" office:value="12.9" calcext:value-type="float">
            <text:p>12.9</text:p>
          </table:table-cell>
          <table:table-cell office:value-type="float" office:value="2.5" calcext:value-type="float">
            <text:p>2.5</text:p>
          </table:table-cell>
          <table:table-cell office:value-type="float" office:value="0.4286156" calcext:value-type="float">
            <text:p>0.4286156</text:p>
          </table:table-cell>
          <table:table-cell office:value-type="float" office:value="0.37866" calcext:value-type="float">
            <text:p>0.37866</text:p>
          </table:table-cell>
          <table:table-cell office:value-type="float" office:value="398.088" calcext:value-type="float">
            <text:p>398.088</text:p>
          </table:table-cell>
          <table:table-cell office:value-type="float" office:value="0" calcext:value-type="float">
            <text:p>0</text:p>
          </table:table-cell>
          <table:table-cell office:value-type="float" office:value="0.3121338" calcext:value-type="float">
            <text:p>0.3121338</text:p>
          </table:table-cell>
          <table:table-cell office:value-type="float" office:value="0.2731934" calcext:value-type="float">
            <text:p>0.2731934</text:p>
          </table:table-cell>
          <table:table-cell office:value-type="float" office:value="0.3918762" calcext:value-type="float">
            <text:p>0.3918762</text:p>
          </table:table-cell>
          <table:table-cell office:value-type="float" office:value="0.3619385" calcext:value-type="float">
            <text:p>0.3619385</text:p>
          </table:table-cell>
          <table:table-cell office:value-type="float" office:value="0.434082" calcext:value-type="float">
            <text:p>0.434082</text:p>
          </table:table-cell>
          <table:table-cell office:value-type="float" office:value="0.4098816" calcext:value-type="float">
            <text:p>0.4098816</text:p>
          </table:table-cell>
          <table:table-cell office:value-type="float" office:value="0.4884949" calcext:value-type="float">
            <text:p>0.4884949</text:p>
          </table:table-cell>
          <table:table-cell office:value-type="float" office:value="0.4718628" calcext:value-type="float">
            <text:p>0.4718628</text:p>
          </table:table-cell>
          <table:table-cell office:value-type="float" office:value="0.5450134" calcext:value-type="float">
            <text:p>0.5450134</text:p>
          </table:table-cell>
          <table:table-cell office:value-type="float" office:value="0.5299377" calcext:value-type="float">
            <text:p>0.5299377</text:p>
          </table:table-cell>
          <table:table-cell office:value-type="float" office:value="0.6033936" calcext:value-type="float">
            <text:p>0.6033936</text:p>
          </table:table-cell>
          <table:table-cell office:value-type="float" office:value="0.5879822" calcext:value-type="float">
            <text:p>0.58798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1999" calcext:value-type="float">
            <text:p>15041999</text:p>
          </table:table-cell>
          <table:table-cell office:value-type="float" office:value="25.29648" calcext:value-type="float">
            <text:p>25.29648</text:p>
          </table:table-cell>
          <table:table-cell office:value-type="float" office:value="12.1" calcext:value-type="float">
            <text:p>12.1</text:p>
          </table:table-cell>
          <table:table-cell office:value-type="float" office:value="1" calcext:value-type="float">
            <text:p>1</text:p>
          </table:table-cell>
          <table:table-cell office:value-type="float" office:value="0.5469051" calcext:value-type="float">
            <text:p>0.5469051</text:p>
          </table:table-cell>
          <table:table-cell office:value-type="float" office:value="0.3879211" calcext:value-type="float">
            <text:p>0.3879211</text:p>
          </table:table-cell>
          <table:table-cell office:value-type="float" office:value="176.04" calcext:value-type="float">
            <text:p>176.04</text:p>
          </table:table-cell>
          <table:table-cell office:value-type="float" office:value="0" calcext:value-type="float">
            <text:p>0</text:p>
          </table:table-cell>
          <table:table-cell office:value-type="float" office:value="0.2930298" calcext:value-type="float">
            <text:p>0.2930298</text:p>
          </table:table-cell>
          <table:table-cell office:value-type="float" office:value="0.2506409" calcext:value-type="float">
            <text:p>0.2506409</text:p>
          </table:table-cell>
          <table:table-cell office:value-type="float" office:value="0.3804626" calcext:value-type="float">
            <text:p>0.3804626</text:p>
          </table:table-cell>
          <table:table-cell office:value-type="float" office:value="0.3461304" calcext:value-type="float">
            <text:p>0.3461304</text:p>
          </table:table-cell>
          <table:table-cell office:value-type="float" office:value="0.4265747" calcext:value-type="float">
            <text:p>0.4265747</text:p>
          </table:table-cell>
          <table:table-cell office:value-type="float" office:value="0.3971558" calcext:value-type="float">
            <text:p>0.3971558</text:p>
          </table:table-cell>
          <table:table-cell office:value-type="float" office:value="0.4851685" calcext:value-type="float">
            <text:p>0.4851685</text:p>
          </table:table-cell>
          <table:table-cell office:value-type="float" office:value="0.4628906" calcext:value-type="float">
            <text:p>0.4628906</text:p>
          </table:table-cell>
          <table:table-cell office:value-type="float" office:value="0.5448303" calcext:value-type="float">
            <text:p>0.5448303</text:p>
          </table:table-cell>
          <table:table-cell office:value-type="float" office:value="0.5283508" calcext:value-type="float">
            <text:p>0.5283508</text:p>
          </table:table-cell>
          <table:table-cell office:value-type="float" office:value="0.6054382" calcext:value-type="float">
            <text:p>0.6054382</text:p>
          </table:table-cell>
          <table:table-cell office:value-type="float" office:value="0.5933228" calcext:value-type="float">
            <text:p>0.593322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1999" calcext:value-type="float">
            <text:p>16041999</text:p>
          </table:table-cell>
          <table:table-cell office:value-type="float" office:value="19.269" calcext:value-type="float">
            <text:p>19.269</text:p>
          </table:table-cell>
          <table:table-cell office:value-type="float" office:value="11.7" calcext:value-type="float">
            <text:p>11.7</text:p>
          </table:table-cell>
          <table:table-cell office:value-type="float" office:value="0.5" calcext:value-type="float">
            <text:p>0.5</text:p>
          </table:table-cell>
          <table:table-cell office:value-type="float" office:value="0.8625734" calcext:value-type="float">
            <text:p>0.8625734</text:p>
          </table:table-cell>
          <table:table-cell office:value-type="float" office:value="0.4852291" calcext:value-type="float">
            <text:p>0.4852291</text:p>
          </table:table-cell>
          <table:table-cell office:value-type="float" office:value="365.076" calcext:value-type="float">
            <text:p>365.076</text:p>
          </table:table-cell>
          <table:table-cell office:value-type="float" office:value="3.2" calcext:value-type="float">
            <text:p>3.2</text:p>
          </table:table-cell>
          <table:table-cell office:value-type="float" office:value="0.2619019" calcext:value-type="float">
            <text:p>0.2619019</text:p>
          </table:table-cell>
          <table:table-cell office:value-type="float" office:value="0.2103271" calcext:value-type="float">
            <text:p>0.2103271</text:p>
          </table:table-cell>
          <table:table-cell office:value-type="float" office:value="0.3564148" calcext:value-type="float">
            <text:p>0.3564148</text:p>
          </table:table-cell>
          <table:table-cell office:value-type="float" office:value="0.3138733" calcext:value-type="float">
            <text:p>0.3138733</text:p>
          </table:table-cell>
          <table:table-cell office:value-type="float" office:value="0.406189" calcext:value-type="float">
            <text:p>0.406189</text:p>
          </table:table-cell>
          <table:table-cell office:value-type="float" office:value="0.3695984" calcext:value-type="float">
            <text:p>0.3695984</text:p>
          </table:table-cell>
          <table:table-cell office:value-type="float" office:value="0.4690247" calcext:value-type="float">
            <text:p>0.4690247</text:p>
          </table:table-cell>
          <table:table-cell office:value-type="float" office:value="0.4391785" calcext:value-type="float">
            <text:p>0.4391785</text:p>
          </table:table-cell>
          <table:table-cell office:value-type="float" office:value="0.532196" calcext:value-type="float">
            <text:p>0.532196</text:p>
          </table:table-cell>
          <table:table-cell office:value-type="float" office:value="0.5084839" calcext:value-type="float">
            <text:p>0.5084839</text:p>
          </table:table-cell>
          <table:table-cell office:value-type="float" office:value="0.5958252" calcext:value-type="float">
            <text:p>0.5958252</text:p>
          </table:table-cell>
          <table:table-cell office:value-type="float" office:value="0.5774536" calcext:value-type="float">
            <text:p>0.577453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1999" calcext:value-type="float">
            <text:p>17041999</text:p>
          </table:table-cell>
          <table:table-cell office:value-type="float" office:value="4.4802" calcext:value-type="float">
            <text:p>4.4802</text:p>
          </table:table-cell>
          <table:table-cell office:value-type="float" office:value="8.2" calcext:value-type="float">
            <text:p>8.2</text:p>
          </table:table-cell>
          <table:table-cell office:value-type="float" office:value="4.7" calcext:value-type="float">
            <text:p>4.7</text:p>
          </table:table-cell>
          <table:table-cell office:value-type="float" office:value="0.9334126" calcext:value-type="float">
            <text:p>0.9334126</text:p>
          </table:table-cell>
          <table:table-cell office:value-type="float" office:value="0.7866672" calcext:value-type="float">
            <text:p>0.7866672</text:p>
          </table:table-cell>
          <table:table-cell office:value-type="float" office:value="121.968" calcext:value-type="float">
            <text:p>121.968</text:p>
          </table:table-cell>
          <table:table-cell office:value-type="float" office:value="1.4" calcext:value-type="float">
            <text:p>1.4</text:p>
          </table:table-cell>
          <table:table-cell office:value-type="float" office:value="0.2169189" calcext:value-type="float">
            <text:p>0.2169189</text:p>
          </table:table-cell>
          <table:table-cell office:value-type="float" office:value="0.1934509" calcext:value-type="float">
            <text:p>0.1934509</text:p>
          </table:table-cell>
          <table:table-cell office:value-type="float" office:value="0.3148193" calcext:value-type="float">
            <text:p>0.3148193</text:p>
          </table:table-cell>
          <table:table-cell office:value-type="float" office:value="0.2973938" calcext:value-type="float">
            <text:p>0.2973938</text:p>
          </table:table-cell>
          <table:table-cell office:value-type="float" office:value="0.3685608" calcext:value-type="float">
            <text:p>0.3685608</text:p>
          </table:table-cell>
          <table:table-cell office:value-type="float" office:value="0.352356" calcext:value-type="float">
            <text:p>0.352356</text:p>
          </table:table-cell>
          <table:table-cell office:value-type="float" office:value="0.4388123" calcext:value-type="float">
            <text:p>0.4388123</text:p>
          </table:table-cell>
          <table:table-cell office:value-type="float" office:value="0.4225159" calcext:value-type="float">
            <text:p>0.4225159</text:p>
          </table:table-cell>
          <table:table-cell office:value-type="float" office:value="0.5082397" calcext:value-type="float">
            <text:p>0.5082397</text:p>
          </table:table-cell>
          <table:table-cell office:value-type="float" office:value="0.492157" calcext:value-type="float">
            <text:p>0.492157</text:p>
          </table:table-cell>
          <table:table-cell office:value-type="float" office:value="0.5772095" calcext:value-type="float">
            <text:p>0.5772095</text:p>
          </table:table-cell>
          <table:table-cell office:value-type="float" office:value="0.561554" calcext:value-type="float">
            <text:p>0.56155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1999" calcext:value-type="float">
            <text:p>18041999</text:p>
          </table:table-cell>
          <table:table-cell office:value-type="float" office:value="22.04142" calcext:value-type="float">
            <text:p>22.04142</text:p>
          </table:table-cell>
          <table:table-cell office:value-type="float" office:value="14.9" calcext:value-type="float">
            <text:p>14.9</text:p>
          </table:table-cell>
          <table:table-cell office:value-type="float" office:value="4.2" calcext:value-type="float">
            <text:p>4.2</text:p>
          </table:table-cell>
          <table:table-cell office:value-type="float" office:value="0.8472908" calcext:value-type="float">
            <text:p>0.8472908</text:p>
          </table:table-cell>
          <table:table-cell office:value-type="float" office:value="0.4683002" calcext:value-type="float">
            <text:p>0.4683002</text:p>
          </table:table-cell>
          <table:table-cell office:value-type="float" office:value="263.088" calcext:value-type="float">
            <text:p>263.088</text:p>
          </table:table-cell>
          <table:table-cell office:value-type="float" office:value="0" calcext:value-type="float">
            <text:p>0</text:p>
          </table:table-cell>
          <table:table-cell office:value-type="float" office:value="0.1942749" calcext:value-type="float">
            <text:p>0.1942749</text:p>
          </table:table-cell>
          <table:table-cell office:value-type="float" office:value="0.1366577" calcext:value-type="float">
            <text:p>0.1366577</text:p>
          </table:table-cell>
          <table:table-cell office:value-type="float" office:value="0.2986145" calcext:value-type="float">
            <text:p>0.2986145</text:p>
          </table:table-cell>
          <table:table-cell office:value-type="float" office:value="0.2506104" calcext:value-type="float">
            <text:p>0.2506104</text:p>
          </table:table-cell>
          <table:table-cell office:value-type="float" office:value="0.353302" calcext:value-type="float">
            <text:p>0.353302</text:p>
          </table:table-cell>
          <table:table-cell office:value-type="float" office:value="0.3100891" calcext:value-type="float">
            <text:p>0.3100891</text:p>
          </table:table-cell>
          <table:table-cell office:value-type="float" office:value="0.4226685" calcext:value-type="float">
            <text:p>0.4226685</text:p>
          </table:table-cell>
          <table:table-cell office:value-type="float" office:value="0.3854675" calcext:value-type="float">
            <text:p>0.3854675</text:p>
          </table:table-cell>
          <table:table-cell office:value-type="float" office:value="0.4921265" calcext:value-type="float">
            <text:p>0.4921265</text:p>
          </table:table-cell>
          <table:table-cell office:value-type="float" office:value="0.4603577" calcext:value-type="float">
            <text:p>0.4603577</text:p>
          </table:table-cell>
          <table:table-cell office:value-type="float" office:value="0.5614624" calcext:value-type="float">
            <text:p>0.5614624</text:p>
          </table:table-cell>
          <table:table-cell office:value-type="float" office:value="0.5344238" calcext:value-type="float">
            <text:p>0.534423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1999" calcext:value-type="float">
            <text:p>19041999</text:p>
          </table:table-cell>
          <table:table-cell office:value-type="float" office:value="15.4242" calcext:value-type="float">
            <text:p>15.4242</text:p>
          </table:table-cell>
          <table:table-cell office:value-type="float" office:value="11.7" calcext:value-type="float">
            <text:p>11.7</text:p>
          </table:table-cell>
          <table:table-cell office:value-type="float" office:value="5.7" calcext:value-type="float">
            <text:p>5.7</text:p>
          </table:table-cell>
          <table:table-cell office:value-type="float" office:value="0.7876477" calcext:value-type="float">
            <text:p>0.7876477</text:p>
          </table:table-cell>
          <table:table-cell office:value-type="float" office:value="0.5197857" calcext:value-type="float">
            <text:p>0.5197857</text:p>
          </table:table-cell>
          <table:table-cell office:value-type="float" office:value="142.668" calcext:value-type="float">
            <text:p>142.668</text:p>
          </table:table-cell>
          <table:table-cell office:value-type="float" office:value="0" calcext:value-type="float">
            <text:p>0</text:p>
          </table:table-cell>
          <table:table-cell office:value-type="float" office:value="0.1600037" calcext:value-type="float">
            <text:p>0.1600037</text:p>
          </table:table-cell>
          <table:table-cell office:value-type="float" office:value="0.127533" calcext:value-type="float">
            <text:p>0.127533</text:p>
          </table:table-cell>
          <table:table-cell office:value-type="float" office:value="0.2570496" calcext:value-type="float">
            <text:p>0.2570496</text:p>
          </table:table-cell>
          <table:table-cell office:value-type="float" office:value="0.2350464" calcext:value-type="float">
            <text:p>0.2350464</text:p>
          </table:table-cell>
          <table:table-cell office:value-type="float" office:value="0.3099976" calcext:value-type="float">
            <text:p>0.3099976</text:p>
          </table:table-cell>
          <table:table-cell office:value-type="float" office:value="0.2930603" calcext:value-type="float">
            <text:p>0.2930603</text:p>
          </table:table-cell>
          <table:table-cell office:value-type="float" office:value="0.385376" calcext:value-type="float">
            <text:p>0.385376</text:p>
          </table:table-cell>
          <table:table-cell office:value-type="float" office:value="0.3677368" calcext:value-type="float">
            <text:p>0.3677368</text:p>
          </table:table-cell>
          <table:table-cell office:value-type="float" office:value="0.4601746" calcext:value-type="float">
            <text:p>0.4601746</text:p>
          </table:table-cell>
          <table:table-cell office:value-type="float" office:value="0.4419556" calcext:value-type="float">
            <text:p>0.4419556</text:p>
          </table:table-cell>
          <table:table-cell office:value-type="float" office:value="0.5341797" calcext:value-type="float">
            <text:p>0.5341797</text:p>
          </table:table-cell>
          <table:table-cell office:value-type="float" office:value="0.5152893" calcext:value-type="float">
            <text:p>0.51528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1999" calcext:value-type="float">
            <text:p>20041999</text:p>
          </table:table-cell>
          <table:table-cell office:value-type="float" office:value="22.30452" calcext:value-type="float">
            <text:p>22.3045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7862108" calcext:value-type="float">
            <text:p>0.7862108</text:p>
          </table:table-cell>
          <table:table-cell office:value-type="float" office:value="0.6028666" calcext:value-type="float">
            <text:p>0.6028666</text:p>
          </table:table-cell>
          <table:table-cell office:value-type="float" office:value="126.756" calcext:value-type="float">
            <text:p>126.756</text:p>
          </table:table-cell>
          <table:table-cell office:value-type="float" office:value="0" calcext:value-type="float">
            <text:p>0</text:p>
          </table:table-cell>
          <table:table-cell office:value-type="float" office:value="0.2571106" calcext:value-type="float">
            <text:p>0.2571106</text:p>
          </table:table-cell>
          <table:table-cell office:value-type="float" office:value="0.1602783" calcext:value-type="float">
            <text:p>0.1602783</text:p>
          </table:table-cell>
          <table:table-cell office:value-type="float" office:value="0.3257141" calcext:value-type="float">
            <text:p>0.3257141</text:p>
          </table:table-cell>
          <table:table-cell office:value-type="float" office:value="0.2573547" calcext:value-type="float">
            <text:p>0.2573547</text:p>
          </table:table-cell>
          <table:table-cell office:value-type="float" office:value="0.3626099" calcext:value-type="float">
            <text:p>0.3626099</text:p>
          </table:table-cell>
          <table:table-cell office:value-type="float" office:value="0.3087158" calcext:value-type="float">
            <text:p>0.3087158</text:p>
          </table:table-cell>
          <table:table-cell office:value-type="float" office:value="0.4143372" calcext:value-type="float">
            <text:p>0.4143372</text:p>
          </table:table-cell>
          <table:table-cell office:value-type="float" office:value="0.3760986" calcext:value-type="float">
            <text:p>0.3760986</text:p>
          </table:table-cell>
          <table:table-cell office:value-type="float" office:value="0.47052" calcext:value-type="float">
            <text:p>0.47052</text:p>
          </table:table-cell>
          <table:table-cell office:value-type="float" office:value="0.4454041" calcext:value-type="float">
            <text:p>0.4454041</text:p>
          </table:table-cell>
          <table:table-cell office:value-type="float" office:value="0.5305786" calcext:value-type="float">
            <text:p>0.5305786</text:p>
          </table:table-cell>
          <table:table-cell office:value-type="float" office:value="0.5161133" calcext:value-type="float">
            <text:p>0.51611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1999" calcext:value-type="float">
            <text:p>21041999</text:p>
          </table:table-cell>
          <table:table-cell office:value-type="float" office:value="19.73808" calcext:value-type="float">
            <text:p>19.73808</text:p>
          </table:table-cell>
          <table:table-cell office:value-type="float" office:value="14.2" calcext:value-type="float">
            <text:p>14.2</text:p>
          </table:table-cell>
          <table:table-cell office:value-type="float" office:value="3.6" calcext:value-type="float">
            <text:p>3.6</text:p>
          </table:table-cell>
          <table:table-cell office:value-type="float" office:value="0.8829038" calcext:value-type="float">
            <text:p>0.8829038</text:p>
          </table:table-cell>
          <table:table-cell office:value-type="float" office:value="0.5950785" calcext:value-type="float">
            <text:p>0.5950785</text:p>
          </table:table-cell>
          <table:table-cell office:value-type="float" office:value="153.468" calcext:value-type="float">
            <text:p>153.468</text:p>
          </table:table-cell>
          <table:table-cell office:value-type="float" office:value="0" calcext:value-type="float">
            <text:p>0</text:p>
          </table:table-cell>
          <table:table-cell office:value-type="float" office:value="0.2693176" calcext:value-type="float">
            <text:p>0.2693176</text:p>
          </table:table-cell>
          <table:table-cell office:value-type="float" office:value="0.2272034" calcext:value-type="float">
            <text:p>0.2272034</text:p>
          </table:table-cell>
          <table:table-cell office:value-type="float" office:value="0.3423157" calcext:value-type="float">
            <text:p>0.3423157</text:p>
          </table:table-cell>
          <table:table-cell office:value-type="float" office:value="0.3143311" calcext:value-type="float">
            <text:p>0.3143311</text:p>
          </table:table-cell>
          <table:table-cell office:value-type="float" office:value="0.3820496" calcext:value-type="float">
            <text:p>0.3820496</text:p>
          </table:table-cell>
          <table:table-cell office:value-type="float" office:value="0.3610535" calcext:value-type="float">
            <text:p>0.3610535</text:p>
          </table:table-cell>
          <table:table-cell office:value-type="float" office:value="0.4359131" calcext:value-type="float">
            <text:p>0.4359131</text:p>
          </table:table-cell>
          <table:table-cell office:value-type="float" office:value="0.4151306" calcext:value-type="float">
            <text:p>0.4151306</text:p>
          </table:table-cell>
          <table:table-cell office:value-type="float" office:value="0.4927063" calcext:value-type="float">
            <text:p>0.4927063</text:p>
          </table:table-cell>
          <table:table-cell office:value-type="float" office:value="0.4711914" calcext:value-type="float">
            <text:p>0.4711914</text:p>
          </table:table-cell>
          <table:table-cell office:value-type="float" office:value="0.5516663" calcext:value-type="float">
            <text:p>0.5516663</text:p>
          </table:table-cell>
          <table:table-cell office:value-type="float" office:value="0.5311279" calcext:value-type="float">
            <text:p>0.531127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1999" calcext:value-type="float">
            <text:p>22041999</text:p>
          </table:table-cell>
          <table:table-cell office:value-type="float" office:value="22.24404" calcext:value-type="float">
            <text:p>22.24404</text:p>
          </table:table-cell>
          <table:table-cell office:value-type="float" office:value="15.2" calcext:value-type="float">
            <text:p>15.2</text:p>
          </table:table-cell>
          <table:table-cell office:value-type="float" office:value="4.3" calcext:value-type="float">
            <text:p>4.3</text:p>
          </table:table-cell>
          <table:table-cell office:value-type="float" office:value="0.8194873" calcext:value-type="float">
            <text:p>0.8194873</text:p>
          </table:table-cell>
          <table:table-cell office:value-type="float" office:value="0.3684188" calcext:value-type="float">
            <text:p>0.3684188</text:p>
          </table:table-cell>
          <table:table-cell office:value-type="float" office:value="255.708" calcext:value-type="float">
            <text:p>255.708</text:p>
          </table:table-cell>
          <table:table-cell office:value-type="float" office:value="0" calcext:value-type="float">
            <text:p>0</text:p>
          </table:table-cell>
          <table:table-cell office:value-type="float" office:value="0.2315063" calcext:value-type="float">
            <text:p>0.2315063</text:p>
          </table:table-cell>
          <table:table-cell office:value-type="float" office:value="0.1469116" calcext:value-type="float">
            <text:p>0.1469116</text:p>
          </table:table-cell>
          <table:table-cell office:value-type="float" office:value="0.321106" calcext:value-type="float">
            <text:p>0.321106</text:p>
          </table:table-cell>
          <table:table-cell office:value-type="float" office:value="0.2573547" calcext:value-type="float">
            <text:p>0.2573547</text:p>
          </table:table-cell>
          <table:table-cell office:value-type="float" office:value="0.3682251" calcext:value-type="float">
            <text:p>0.3682251</text:p>
          </table:table-cell>
          <table:table-cell office:value-type="float" office:value="0.3146973" calcext:value-type="float">
            <text:p>0.3146973</text:p>
          </table:table-cell>
          <table:table-cell office:value-type="float" office:value="0.4288025" calcext:value-type="float">
            <text:p>0.4288025</text:p>
          </table:table-cell>
          <table:table-cell office:value-type="float" office:value="0.387207" calcext:value-type="float">
            <text:p>0.387207</text:p>
          </table:table-cell>
          <table:table-cell office:value-type="float" office:value="0.4900818" calcext:value-type="float">
            <text:p>0.4900818</text:p>
          </table:table-cell>
          <table:table-cell office:value-type="float" office:value="0.4584351" calcext:value-type="float">
            <text:p>0.4584351</text:p>
          </table:table-cell>
          <table:table-cell office:value-type="float" office:value="0.5516968" calcext:value-type="float">
            <text:p>0.5516968</text:p>
          </table:table-cell>
          <table:table-cell office:value-type="float" office:value="0.5281677" calcext:value-type="float">
            <text:p>0.528167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1999" calcext:value-type="float">
            <text:p>23041999</text:p>
          </table:table-cell>
          <table:table-cell office:value-type="float" office:value="24.30792" calcext:value-type="float">
            <text:p>24.30792</text:p>
          </table:table-cell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0.3494089" calcext:value-type="float">
            <text:p>0.3494089</text:p>
          </table:table-cell>
          <table:table-cell office:value-type="float" office:value="0.2132204" calcext:value-type="float">
            <text:p>0.2132204</text:p>
          </table:table-cell>
          <table:table-cell office:value-type="float" office:value="375.984" calcext:value-type="float">
            <text:p>375.984</text:p>
          </table:table-cell>
          <table:table-cell office:value-type="float" office:value="0" calcext:value-type="float">
            <text:p>0</text:p>
          </table:table-cell>
          <table:table-cell office:value-type="float" office:value="1.503143" calcext:value-type="float">
            <text:p>1.503143</text:p>
          </table:table-cell>
          <table:table-cell office:value-type="float" office:value="-0.562561" calcext:value-type="float">
            <text:p>-0.562561</text:p>
          </table:table-cell>
          <table:table-cell office:value-type="float" office:value="1.029083" calcext:value-type="float">
            <text:p>1.029083</text:p>
          </table:table-cell>
          <table:table-cell office:value-type="float" office:value="0.01773071" calcext:value-type="float">
            <text:p>0.01773071</text:p>
          </table:table-cell>
          <table:table-cell office:value-type="float" office:value="0.8602295" calcext:value-type="float">
            <text:p>0.8602295</text:p>
          </table:table-cell>
          <table:table-cell office:value-type="float" office:value="0.2848206" calcext:value-type="float">
            <text:p>0.2848206</text:p>
          </table:table-cell>
          <table:table-cell office:value-type="float" office:value="0.7409058" calcext:value-type="float">
            <text:p>0.7409058</text:p>
          </table:table-cell>
          <table:table-cell office:value-type="float" office:value="0.3705139" calcext:value-type="float">
            <text:p>0.3705139</text:p>
          </table:table-cell>
          <table:table-cell office:value-type="float" office:value="0.6887512" calcext:value-type="float">
            <text:p>0.6887512</text:p>
          </table:table-cell>
          <table:table-cell office:value-type="float" office:value="0.4447021" calcext:value-type="float">
            <text:p>0.4447021</text:p>
          </table:table-cell>
          <table:table-cell office:value-type="float" office:value="0.6813354" calcext:value-type="float">
            <text:p>0.6813354</text:p>
          </table:table-cell>
          <table:table-cell office:value-type="float" office:value="0.5156555" calcext:value-type="float">
            <text:p>0.515655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1999" calcext:value-type="float">
            <text:p>24041999</text:p>
          </table:table-cell>
          <table:table-cell office:value-type="float" office:value="27.15444" calcext:value-type="float">
            <text:p>27.15444</text:p>
          </table:table-cell>
          <table:table-cell office:value-type="float" office:value="10.5" calcext:value-type="float">
            <text:p>10.5</text:p>
          </table:table-cell>
          <table:table-cell office:value-type="float" office:value="-2.6" calcext:value-type="float">
            <text:p>-2.6</text:p>
          </table:table-cell>
          <table:table-cell office:value-type="float" office:value="0.3488953" calcext:value-type="float">
            <text:p>0.3488953</text:p>
          </table:table-cell>
          <table:table-cell office:value-type="float" office:value="0.2698638" calcext:value-type="float">
            <text:p>0.2698638</text:p>
          </table:table-cell>
          <table:table-cell office:value-type="float" office:value="362.124" calcext:value-type="float">
            <text:p>362.124</text:p>
          </table:table-cell>
          <table:table-cell office:value-type="float" office:value="0" calcext:value-type="float">
            <text:p>0</text:p>
          </table:table-cell>
          <table:table-cell office:value-type="float" office:value="7.053131" calcext:value-type="float">
            <text:p>7.053131</text:p>
          </table:table-cell>
          <table:table-cell office:value-type="float" office:value="-0.7381897" calcext:value-type="float">
            <text:p>-0.7381897</text:p>
          </table:table-cell>
          <table:table-cell office:value-type="float" office:value="4.335205" calcext:value-type="float">
            <text:p>4.335205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3.260071" calcext:value-type="float">
            <text:p>3.260071</text:p>
          </table:table-cell>
          <table:table-cell office:value-type="float" office:value="0.04592896" calcext:value-type="float">
            <text:p>0.04592896</text:p>
          </table:table-cell>
          <table:table-cell office:value-type="float" office:value="2.377502" calcext:value-type="float">
            <text:p>2.377502</text:p>
          </table:table-cell>
          <table:table-cell office:value-type="float" office:value="0.2244263" calcext:value-type="float">
            <text:p>0.2244263</text:p>
          </table:table-cell>
          <table:table-cell office:value-type="float" office:value="1.826813" calcext:value-type="float">
            <text:p>1.826813</text:p>
          </table:table-cell>
          <table:table-cell office:value-type="float" office:value="0.3632507" calcext:value-type="float">
            <text:p>0.3632507</text:p>
          </table:table-cell>
          <table:table-cell office:value-type="float" office:value="1.498474" calcext:value-type="float">
            <text:p>1.498474</text:p>
          </table:table-cell>
          <table:table-cell office:value-type="float" office:value="0.4733582" calcext:value-type="float">
            <text:p>0.473358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1999" calcext:value-type="float">
            <text:p>25041999</text:p>
          </table:table-cell>
          <table:table-cell office:value-type="float" office:value="22.76496" calcext:value-type="float">
            <text:p>22.76496</text:p>
          </table:table-cell>
          <table:table-cell office:value-type="float" office:value="17.5" calcext:value-type="float">
            <text:p>17.5</text:p>
          </table:table-cell>
          <table:table-cell office:value-type="float" office:value="-0.5" calcext:value-type="float">
            <text:p>-0.5</text:p>
          </table:table-cell>
          <table:table-cell office:value-type="float" office:value="0.4902166" calcext:value-type="float">
            <text:p>0.4902166</text:p>
          </table:table-cell>
          <table:table-cell office:value-type="float" office:value="0.2623877" calcext:value-type="float">
            <text:p>0.2623877</text:p>
          </table:table-cell>
          <table:table-cell office:value-type="float" office:value="271.692" calcext:value-type="float">
            <text:p>271.692</text:p>
          </table:table-cell>
          <table:table-cell office:value-type="float" office:value="0" calcext:value-type="float">
            <text:p>0</text:p>
          </table:table-cell>
          <table:table-cell office:value-type="float" office:value="15.06122" calcext:value-type="float">
            <text:p>15.06122</text:p>
          </table:table-cell>
          <table:table-cell office:value-type="float" office:value="-1.10675" calcext:value-type="float">
            <text:p>-1.10675</text:p>
          </table:table-cell>
          <table:table-cell office:value-type="float" office:value="9.648712" calcext:value-type="float">
            <text:p>9.648712</text:p>
          </table:table-cell>
          <table:table-cell office:value-type="float" office:value="-0.09915161" calcext:value-type="float">
            <text:p>-0.09915161</text:p>
          </table:table-cell>
          <table:table-cell office:value-type="float" office:value="7.270416" calcext:value-type="float">
            <text:p>7.270416</text:p>
          </table:table-cell>
          <table:table-cell office:value-type="float" office:value="0.2471619" calcext:value-type="float">
            <text:p>0.2471619</text:p>
          </table:table-cell>
          <table:table-cell office:value-type="float" office:value="5.315063" calcext:value-type="float">
            <text:p>5.315063</text:p>
          </table:table-cell>
          <table:table-cell office:value-type="float" office:value="0.5699463" calcext:value-type="float">
            <text:p>0.5699463</text:p>
          </table:table-cell>
          <table:table-cell office:value-type="float" office:value="4.056" calcext:value-type="float">
            <text:p>4.056</text:p>
          </table:table-cell>
          <table:table-cell office:value-type="float" office:value="0.7720032" calcext:value-type="float">
            <text:p>0.7720032</text:p>
          </table:table-cell>
          <table:table-cell office:value-type="float" office:value="3.255859" calcext:value-type="float">
            <text:p>3.255859</text:p>
          </table:table-cell>
          <table:table-cell office:value-type="float" office:value="0.8929138" calcext:value-type="float">
            <text:p>0.89291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1999" calcext:value-type="float">
            <text:p>26041999</text:p>
          </table:table-cell>
          <table:table-cell office:value-type="float" office:value="20.42172" calcext:value-type="float">
            <text:p>20.42172</text:p>
          </table:table-cell>
          <table:table-cell office:value-type="float" office:value="10.4" calcext:value-type="float">
            <text:p>10.4</text:p>
          </table:table-cell>
          <table:table-cell office:value-type="float" office:value="3.8" calcext:value-type="float">
            <text:p>3.8</text:p>
          </table:table-cell>
          <table:table-cell office:value-type="float" office:value="0.6819635" calcext:value-type="float">
            <text:p>0.6819635</text:p>
          </table:table-cell>
          <table:table-cell office:value-type="float" office:value="0.3876735" calcext:value-type="float">
            <text:p>0.3876735</text:p>
          </table:table-cell>
          <table:table-cell office:value-type="float" office:value="378.036" calcext:value-type="float">
            <text:p>378.036</text:p>
          </table:table-cell>
          <table:table-cell office:value-type="float" office:value="0" calcext:value-type="float">
            <text:p>0</text:p>
          </table:table-cell>
          <table:table-cell office:value-type="float" office:value="23.65289" calcext:value-type="float">
            <text:p>23.65289</text:p>
          </table:table-cell>
          <table:table-cell office:value-type="float" office:value="-0.1310425" calcext:value-type="float">
            <text:p>-0.1310425</text:p>
          </table:table-cell>
          <table:table-cell office:value-type="float" office:value="14.86969" calcext:value-type="float">
            <text:p>14.86969</text:p>
          </table:table-cell>
          <table:table-cell office:value-type="float" office:value="1.968414" calcext:value-type="float">
            <text:p>1.968414</text:p>
          </table:table-cell>
          <table:table-cell office:value-type="float" office:value="10.83682" calcext:value-type="float">
            <text:p>10.83682</text:p>
          </table:table-cell>
          <table:table-cell office:value-type="float" office:value="2.347443" calcext:value-type="float">
            <text:p>2.347443</text:p>
          </table:table-cell>
          <table:table-cell office:value-type="float" office:value="8.261688" calcext:value-type="float">
            <text:p>8.261688</text:p>
          </table:table-cell>
          <table:table-cell office:value-type="float" office:value="2.581085" calcext:value-type="float">
            <text:p>2.581085</text:p>
          </table:table-cell>
          <table:table-cell office:value-type="float" office:value="6.734039" calcext:value-type="float">
            <text:p>6.734039</text:p>
          </table:table-cell>
          <table:table-cell office:value-type="float" office:value="2.629517" calcext:value-type="float">
            <text:p>2.629517</text:p>
          </table:table-cell>
          <table:table-cell office:value-type="float" office:value="5.545715" calcext:value-type="float">
            <text:p>5.545715</text:p>
          </table:table-cell>
          <table:table-cell office:value-type="float" office:value="2.550812" calcext:value-type="float">
            <text:p>2.5508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1999" calcext:value-type="float">
            <text:p>27041999</text:p>
          </table:table-cell>
          <table:table-cell office:value-type="float" office:value="24.11208" calcext:value-type="float">
            <text:p>24.11208</text:p>
          </table:table-cell>
          <table:table-cell office:value-type="float" office:value="13.2" calcext:value-type="float">
            <text:p>13.2</text:p>
          </table:table-cell>
          <table:table-cell office:value-type="float" office:value="1.7" calcext:value-type="float">
            <text:p>1.7</text:p>
          </table:table-cell>
          <table:table-cell office:value-type="float" office:value="0.6244227" calcext:value-type="float">
            <text:p>0.6244227</text:p>
          </table:table-cell>
          <table:table-cell office:value-type="float" office:value="0.4348139" calcext:value-type="float">
            <text:p>0.4348139</text:p>
          </table:table-cell>
          <table:table-cell office:value-type="float" office:value="231.984" calcext:value-type="float">
            <text:p>231.984</text:p>
          </table:table-cell>
          <table:table-cell office:value-type="float" office:value="0" calcext:value-type="float">
            <text:p>0</text:p>
          </table:table-cell>
          <table:table-cell office:value-type="float" office:value="24.1676" calcext:value-type="float">
            <text:p>24.1676</text:p>
          </table:table-cell>
          <table:table-cell office:value-type="float" office:value="-0.8191223" calcext:value-type="float">
            <text:p>-0.8191223</text:p>
          </table:table-cell>
          <table:table-cell office:value-type="float" office:value="16.11142" calcext:value-type="float">
            <text:p>16.11142</text:p>
          </table:table-cell>
          <table:table-cell office:value-type="float" office:value="1.007904" calcext:value-type="float">
            <text:p>1.007904</text:p>
          </table:table-cell>
          <table:table-cell office:value-type="float" office:value="12.55453" calcext:value-type="float">
            <text:p>12.55453</text:p>
          </table:table-cell>
          <table:table-cell office:value-type="float" office:value="1.933044" calcext:value-type="float">
            <text:p>1.933044</text:p>
          </table:table-cell>
          <table:table-cell office:value-type="float" office:value="9.871857" calcext:value-type="float">
            <text:p>9.871857</text:p>
          </table:table-cell>
          <table:table-cell office:value-type="float" office:value="2.728088" calcext:value-type="float">
            <text:p>2.728088</text:p>
          </table:table-cell>
          <table:table-cell office:value-type="float" office:value="8.003754" calcext:value-type="float">
            <text:p>8.003754</text:p>
          </table:table-cell>
          <table:table-cell office:value-type="float" office:value="3.151367" calcext:value-type="float">
            <text:p>3.151367</text:p>
          </table:table-cell>
          <table:table-cell office:value-type="float" office:value="6.68811" calcext:value-type="float">
            <text:p>6.68811</text:p>
          </table:table-cell>
          <table:table-cell office:value-type="float" office:value="3.322083" calcext:value-type="float">
            <text:p>3.32208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1999" calcext:value-type="float">
            <text:p>28041999</text:p>
          </table:table-cell>
          <table:table-cell office:value-type="float" office:value="25.91136" calcext:value-type="float">
            <text:p>25.91136</text:p>
          </table:table-cell>
          <table:table-cell office:value-type="float" office:value="17.2" calcext:value-type="float">
            <text:p>17.2</text:p>
          </table:table-cell>
          <table:table-cell office:value-type="float" office:value="3.9" calcext:value-type="float">
            <text:p>3.9</text:p>
          </table:table-cell>
          <table:table-cell office:value-type="float" office:value="0.5693287" calcext:value-type="float">
            <text:p>0.5693287</text:p>
          </table:table-cell>
          <table:table-cell office:value-type="float" office:value="0.3748422" calcext:value-type="float">
            <text:p>0.3748422</text:p>
          </table:table-cell>
          <table:table-cell office:value-type="float" office:value="204.948" calcext:value-type="float">
            <text:p>204.948</text:p>
          </table:table-cell>
          <table:table-cell office:value-type="float" office:value="0" calcext:value-type="float">
            <text:p>0</text:p>
          </table:table-cell>
          <table:table-cell office:value-type="float" office:value="29.35745" calcext:value-type="float">
            <text:p>29.35745</text:p>
          </table:table-cell>
          <table:table-cell office:value-type="float" office:value="-0.1453857" calcext:value-type="float">
            <text:p>-0.1453857</text:p>
          </table:table-cell>
          <table:table-cell office:value-type="float" office:value="18.29428" calcext:value-type="float">
            <text:p>18.29428</text:p>
          </table:table-cell>
          <table:table-cell office:value-type="float" office:value="2.152313" calcext:value-type="float">
            <text:p>2.152313</text:p>
          </table:table-cell>
          <table:table-cell office:value-type="float" office:value="15.08905" calcext:value-type="float">
            <text:p>15.08905</text:p>
          </table:table-cell>
          <table:table-cell office:value-type="float" office:value="3.270172" calcext:value-type="float">
            <text:p>3.270172</text:p>
          </table:table-cell>
          <table:table-cell office:value-type="float" office:value="12.2305" calcext:value-type="float">
            <text:p>12.2305</text:p>
          </table:table-cell>
          <table:table-cell office:value-type="float" office:value="4.115723" calcext:value-type="float">
            <text:p>4.115723</text:p>
          </table:table-cell>
          <table:table-cell office:value-type="float" office:value="10.09863" calcext:value-type="float">
            <text:p>10.09863</text:p>
          </table:table-cell>
          <table:table-cell office:value-type="float" office:value="4.522369" calcext:value-type="float">
            <text:p>4.522369</text:p>
          </table:table-cell>
          <table:table-cell office:value-type="float" office:value="8.530487" calcext:value-type="float">
            <text:p>8.530487</text:p>
          </table:table-cell>
          <table:table-cell office:value-type="float" office:value="4.615295" calcext:value-type="float">
            <text:p>4.61529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1999" calcext:value-type="float">
            <text:p>29041999</text:p>
          </table:table-cell>
          <table:table-cell office:value-type="float" office:value="27.87552" calcext:value-type="float">
            <text:p>27.87552</text:p>
          </table:table-cell>
          <table:table-cell office:value-type="float" office:value="19.9" calcext:value-type="float">
            <text:p>19.9</text:p>
          </table:table-cell>
          <table:table-cell office:value-type="float" office:value="6.102" calcext:value-type="float">
            <text:p>6.102</text:p>
          </table:table-cell>
          <table:table-cell office:value-type="float" office:value="0.5482804" calcext:value-type="float">
            <text:p>0.5482804</text:p>
          </table:table-cell>
          <table:table-cell office:value-type="float" office:value="0.3813222" calcext:value-type="float">
            <text:p>0.3813222</text:p>
          </table:table-cell>
          <table:table-cell office:value-type="float" office:value="264.096" calcext:value-type="float">
            <text:p>264.096</text:p>
          </table:table-cell>
          <table:table-cell office:value-type="float" office:value="0" calcext:value-type="float">
            <text:p>0</text:p>
          </table:table-cell>
          <table:table-cell office:value-type="float" office:value="42.28802" calcext:value-type="float">
            <text:p>42.28802</text:p>
          </table:table-cell>
          <table:table-cell office:value-type="float" office:value="2.287506" calcext:value-type="float">
            <text:p>2.287506</text:p>
          </table:table-cell>
          <table:table-cell office:value-type="float" office:value="26.00513" calcext:value-type="float">
            <text:p>26.00513</text:p>
          </table:table-cell>
          <table:table-cell office:value-type="float" office:value="4.968811" calcext:value-type="float">
            <text:p>4.968811</text:p>
          </table:table-cell>
          <table:table-cell office:value-type="float" office:value="21.1626" calcext:value-type="float">
            <text:p>21.1626</text:p>
          </table:table-cell>
          <table:table-cell office:value-type="float" office:value="5.848785" calcext:value-type="float">
            <text:p>5.848785</text:p>
          </table:table-cell>
          <table:table-cell office:value-type="float" office:value="17.1358" calcext:value-type="float">
            <text:p>17.1358</text:p>
          </table:table-cell>
          <table:table-cell office:value-type="float" office:value="6.463989" calcext:value-type="float">
            <text:p>6.463989</text:p>
          </table:table-cell>
          <table:table-cell office:value-type="float" office:value="14.16315" calcext:value-type="float">
            <text:p>14.16315</text:p>
          </table:table-cell>
          <table:table-cell office:value-type="float" office:value="6.65329" calcext:value-type="float">
            <text:p>6.65329</text:p>
          </table:table-cell>
          <table:table-cell office:value-type="float" office:value="11.93332" calcext:value-type="float">
            <text:p>11.93332</text:p>
          </table:table-cell>
          <table:table-cell office:value-type="float" office:value="6.538788" calcext:value-type="float">
            <text:p>6.5387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1999" calcext:value-type="float">
            <text:p>30041999</text:p>
          </table:table-cell>
          <table:table-cell office:value-type="float" office:value="27.31572" calcext:value-type="float">
            <text:p>27.31572</text:p>
          </table:table-cell>
          <table:table-cell office:value-type="float" office:value="20.975" calcext:value-type="float">
            <text:p>20.975</text:p>
          </table:table-cell>
          <table:table-cell office:value-type="float" office:value="6.569" calcext:value-type="float">
            <text:p>6.569</text:p>
          </table:table-cell>
          <table:table-cell office:value-type="float" office:value="0.6876873" calcext:value-type="float">
            <text:p>0.6876873</text:p>
          </table:table-cell>
          <table:table-cell office:value-type="float" office:value="0.4563837" calcext:value-type="float">
            <text:p>0.4563837</text:p>
          </table:table-cell>
          <table:table-cell office:value-type="float" office:value="145.584" calcext:value-type="float">
            <text:p>145.584</text:p>
          </table:table-cell>
          <table:table-cell office:value-type="float" office:value="0" calcext:value-type="float">
            <text:p>0</text:p>
          </table:table-cell>
          <table:table-cell office:value-type="float" office:value="43.6456" calcext:value-type="float">
            <text:p>43.6456</text:p>
          </table:table-cell>
          <table:table-cell office:value-type="float" office:value="4.700256" calcext:value-type="float">
            <text:p>4.700256</text:p>
          </table:table-cell>
          <table:table-cell office:value-type="float" office:value="27.6264" calcext:value-type="float">
            <text:p>27.6264</text:p>
          </table:table-cell>
          <table:table-cell office:value-type="float" office:value="7.91568" calcext:value-type="float">
            <text:p>7.91568</text:p>
          </table:table-cell>
          <table:table-cell office:value-type="float" office:value="23.00354" calcext:value-type="float">
            <text:p>23.00354</text:p>
          </table:table-cell>
          <table:table-cell office:value-type="float" office:value="8.988312" calcext:value-type="float">
            <text:p>8.988312</text:p>
          </table:table-cell>
          <table:table-cell office:value-type="float" office:value="19.14288" calcext:value-type="float">
            <text:p>19.14288</text:p>
          </table:table-cell>
          <table:table-cell office:value-type="float" office:value="9.605804" calcext:value-type="float">
            <text:p>9.605804</text:p>
          </table:table-cell>
          <table:table-cell office:value-type="float" office:value="16.2453" calcext:value-type="float">
            <text:p>16.2453</text:p>
          </table:table-cell>
          <table:table-cell office:value-type="float" office:value="9.64682" calcext:value-type="float">
            <text:p>9.64682</text:p>
          </table:table-cell>
          <table:table-cell office:value-type="float" office:value="14.00934" calcext:value-type="float">
            <text:p>14.00934</text:p>
          </table:table-cell>
          <table:table-cell office:value-type="float" office:value="9.325592" calcext:value-type="float">
            <text:p>9.32559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1999" calcext:value-type="float">
            <text:p>1051999</text:p>
          </table:table-cell>
          <table:table-cell office:value-type="float" office:value="27.41472" calcext:value-type="float">
            <text:p>27.41472</text:p>
          </table:table-cell>
          <table:table-cell office:value-type="float" office:value="24.4" calcext:value-type="float">
            <text:p>24.4</text:p>
          </table:table-cell>
          <table:table-cell office:value-type="float" office:value="2.68" calcext:value-type="float">
            <text:p>2.68</text:p>
          </table:table-cell>
          <table:table-cell office:value-type="float" office:value="0.8921006" calcext:value-type="float">
            <text:p>0.8921006</text:p>
          </table:table-cell>
          <table:table-cell office:value-type="float" office:value="0.5118703" calcext:value-type="float">
            <text:p>0.5118703</text:p>
          </table:table-cell>
          <table:table-cell office:value-type="float" office:value="96.58801" calcext:value-type="float">
            <text:p>96.58801</text:p>
          </table:table-cell>
          <table:table-cell office:value-type="float" office:value="0" calcext:value-type="float">
            <text:p>0</text:p>
          </table:table-cell>
          <table:table-cell office:value-type="float" office:value="46.52396" calcext:value-type="float">
            <text:p>46.52396</text:p>
          </table:table-cell>
          <table:table-cell office:value-type="float" office:value="3.206665" calcext:value-type="float">
            <text:p>3.206665</text:p>
          </table:table-cell>
          <table:table-cell office:value-type="float" office:value="30.27625" calcext:value-type="float">
            <text:p>30.27625</text:p>
          </table:table-cell>
          <table:table-cell office:value-type="float" office:value="8.118408" calcext:value-type="float">
            <text:p>8.118408</text:p>
          </table:table-cell>
          <table:table-cell office:value-type="float" office:value="25.35867" calcext:value-type="float">
            <text:p>25.35867</text:p>
          </table:table-cell>
          <table:table-cell office:value-type="float" office:value="9.615631" calcext:value-type="float">
            <text:p>9.615631</text:p>
          </table:table-cell>
          <table:table-cell office:value-type="float" office:value="21.19229" calcext:value-type="float">
            <text:p>21.19229</text:p>
          </table:table-cell>
          <table:table-cell office:value-type="float" office:value="10.63611" calcext:value-type="float">
            <text:p>10.63611</text:p>
          </table:table-cell>
          <table:table-cell office:value-type="float" office:value="18.1124" calcext:value-type="float">
            <text:p>18.1124</text:p>
          </table:table-cell>
          <table:table-cell office:value-type="float" office:value="10.92456" calcext:value-type="float">
            <text:p>10.92456</text:p>
          </table:table-cell>
          <table:table-cell office:value-type="float" office:value="15.76758" calcext:value-type="float">
            <text:p>15.76758</text:p>
          </table:table-cell>
          <table:table-cell office:value-type="float" office:value="10.75085" calcext:value-type="float">
            <text:p>10.7508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1999" calcext:value-type="float">
            <text:p>2051999</text:p>
          </table:table-cell>
          <table:table-cell office:value-type="float" office:value="27.35496" calcext:value-type="float">
            <text:p>27.35496</text:p>
          </table:table-cell>
          <table:table-cell office:value-type="float" office:value="25.83" calcext:value-type="float">
            <text:p>25.83</text:p>
          </table:table-cell>
          <table:table-cell office:value-type="float" office:value="4.0535" calcext:value-type="float">
            <text:p>4.0535</text:p>
          </table:table-cell>
          <table:table-cell office:value-type="float" office:value="0.9140235" calcext:value-type="float">
            <text:p>0.9140235</text:p>
          </table:table-cell>
          <table:table-cell office:value-type="float" office:value="0.6924762" calcext:value-type="float">
            <text:p>0.6924762</text:p>
          </table:table-cell>
          <table:table-cell office:value-type="float" office:value="167.76" calcext:value-type="float">
            <text:p>167.76</text:p>
          </table:table-cell>
          <table:table-cell office:value-type="float" office:value="0" calcext:value-type="float">
            <text:p>0</text:p>
          </table:table-cell>
          <table:table-cell office:value-type="float" office:value="48.5798" calcext:value-type="float">
            <text:p>48.5798</text:p>
          </table:table-cell>
          <table:table-cell office:value-type="float" office:value="5.093506" calcext:value-type="float">
            <text:p>5.093506</text:p>
          </table:table-cell>
          <table:table-cell office:value-type="float" office:value="31.78632" calcext:value-type="float">
            <text:p>31.78632</text:p>
          </table:table-cell>
          <table:table-cell office:value-type="float" office:value="9.88739" calcext:value-type="float">
            <text:p>9.88739</text:p>
          </table:table-cell>
          <table:table-cell office:value-type="float" office:value="26.83026" calcext:value-type="float">
            <text:p>26.83026</text:p>
          </table:table-cell>
          <table:table-cell office:value-type="float" office:value="11.43896" calcext:value-type="float">
            <text:p>11.43896</text:p>
          </table:table-cell>
          <table:table-cell office:value-type="float" office:value="22.70691" calcext:value-type="float">
            <text:p>22.70691</text:p>
          </table:table-cell>
          <table:table-cell office:value-type="float" office:value="12.45038" calcext:value-type="float">
            <text:p>12.45038</text:p>
          </table:table-cell>
          <table:table-cell office:value-type="float" office:value="19.67343" calcext:value-type="float">
            <text:p>19.67343</text:p>
          </table:table-cell>
          <table:table-cell office:value-type="float" office:value="12.69717" calcext:value-type="float">
            <text:p>12.69717</text:p>
          </table:table-cell>
          <table:table-cell office:value-type="float" office:value="17.3215" calcext:value-type="float">
            <text:p>17.3215</text:p>
          </table:table-cell>
          <table:table-cell office:value-type="float" office:value="12.46259" calcext:value-type="float">
            <text:p>12.462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1999" calcext:value-type="float">
            <text:p>3051999</text:p>
          </table:table-cell>
          <table:table-cell office:value-type="float" office:value="26.99532" calcext:value-type="float">
            <text:p>26.99532</text:p>
          </table:table-cell>
          <table:table-cell office:value-type="float" office:value="26.535" calcext:value-type="float">
            <text:p>26.535</text:p>
          </table:table-cell>
          <table:table-cell office:value-type="float" office:value="7.3175" calcext:value-type="float">
            <text:p>7.3175</text:p>
          </table:table-cell>
          <table:table-cell office:value-type="float" office:value="0.9901856" calcext:value-type="float">
            <text:p>0.9901856</text:p>
          </table:table-cell>
          <table:table-cell office:value-type="float" office:value="0.7761275" calcext:value-type="float">
            <text:p>0.7761275</text:p>
          </table:table-cell>
          <table:table-cell office:value-type="float" office:value="160.596" calcext:value-type="float">
            <text:p>160.596</text:p>
          </table:table-cell>
          <table:table-cell office:value-type="float" office:value="0" calcext:value-type="float">
            <text:p>0</text:p>
          </table:table-cell>
          <table:table-cell office:value-type="float" office:value="49.11673" calcext:value-type="float">
            <text:p>49.11673</text:p>
          </table:table-cell>
          <table:table-cell office:value-type="float" office:value="8.11615" calcext:value-type="float">
            <text:p>8.11615</text:p>
          </table:table-cell>
          <table:table-cell office:value-type="float" office:value="33.46661" calcext:value-type="float">
            <text:p>33.46661</text:p>
          </table:table-cell>
          <table:table-cell office:value-type="float" office:value="12.52609" calcext:value-type="float">
            <text:p>12.52609</text:p>
          </table:table-cell>
          <table:table-cell office:value-type="float" office:value="28.62421" calcext:value-type="float">
            <text:p>28.62421</text:p>
          </table:table-cell>
          <table:table-cell office:value-type="float" office:value="13.94238" calcext:value-type="float">
            <text:p>13.94238</text:p>
          </table:table-cell>
          <table:table-cell office:value-type="float" office:value="24.53085" calcext:value-type="float">
            <text:p>24.53085</text:p>
          </table:table-cell>
          <table:table-cell office:value-type="float" office:value="14.71429" calcext:value-type="float">
            <text:p>14.71429</text:p>
          </table:table-cell>
          <table:table-cell office:value-type="float" office:value="21.4368" calcext:value-type="float">
            <text:p>21.4368</text:p>
          </table:table-cell>
          <table:table-cell office:value-type="float" office:value="14.75186" calcext:value-type="float">
            <text:p>14.75186</text:p>
          </table:table-cell>
          <table:table-cell office:value-type="float" office:value="19.01462" calcext:value-type="float">
            <text:p>19.01462</text:p>
          </table:table-cell>
          <table:table-cell office:value-type="float" office:value="14.34656" calcext:value-type="float">
            <text:p>14.346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1999" calcext:value-type="float">
            <text:p>4051999</text:p>
          </table:table-cell>
          <table:table-cell office:value-type="float" office:value="22.79448" calcext:value-type="float">
            <text:p>22.79448</text:p>
          </table:table-cell>
          <table:table-cell office:value-type="float" office:value="26.285" calcext:value-type="float">
            <text:p>26.285</text:p>
          </table:table-cell>
          <table:table-cell office:value-type="float" office:value="8.31" calcext:value-type="float">
            <text:p>8.31</text:p>
          </table:table-cell>
          <table:table-cell office:value-type="float" office:value="1.435817" calcext:value-type="float">
            <text:p>1.435817</text:p>
          </table:table-cell>
          <table:table-cell office:value-type="float" office:value="0.9233404" calcext:value-type="float">
            <text:p>0.9233404</text:p>
          </table:table-cell>
          <table:table-cell office:value-type="float" office:value="250.272" calcext:value-type="float">
            <text:p>250.272</text:p>
          </table:table-cell>
          <table:table-cell office:value-type="float" office:value="0" calcext:value-type="float">
            <text:p>0</text:p>
          </table:table-cell>
          <table:table-cell office:value-type="float" office:value="49.8902" calcext:value-type="float">
            <text:p>49.8902</text:p>
          </table:table-cell>
          <table:table-cell office:value-type="float" office:value="8.784607" calcext:value-type="float">
            <text:p>8.784607</text:p>
          </table:table-cell>
          <table:table-cell office:value-type="float" office:value="33.23398" calcext:value-type="float">
            <text:p>33.23398</text:p>
          </table:table-cell>
          <table:table-cell office:value-type="float" office:value="13.2973" calcext:value-type="float">
            <text:p>13.2973</text:p>
          </table:table-cell>
          <table:table-cell office:value-type="float" office:value="28.23212" calcext:value-type="float">
            <text:p>28.23212</text:p>
          </table:table-cell>
          <table:table-cell office:value-type="float" office:value="14.83585" calcext:value-type="float">
            <text:p>14.83585</text:p>
          </table:table-cell>
          <table:table-cell office:value-type="float" office:value="24.32309" calcext:value-type="float">
            <text:p>24.32309</text:p>
          </table:table-cell>
          <table:table-cell office:value-type="float" office:value="15.66663" calcext:value-type="float">
            <text:p>15.66663</text:p>
          </table:table-cell>
          <table:table-cell office:value-type="float" office:value="21.61212" calcext:value-type="float">
            <text:p>21.61212</text:p>
          </table:table-cell>
          <table:table-cell office:value-type="float" office:value="15.77209" calcext:value-type="float">
            <text:p>15.77209</text:p>
          </table:table-cell>
          <table:table-cell office:value-type="float" office:value="19.45694" calcext:value-type="float">
            <text:p>19.45694</text:p>
          </table:table-cell>
          <table:table-cell office:value-type="float" office:value="15.45856" calcext:value-type="float">
            <text:p>15.4585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1999" calcext:value-type="float">
            <text:p>5051999</text:p>
          </table:table-cell>
          <table:table-cell office:value-type="float" office:value="24.95268" calcext:value-type="float">
            <text:p>24.95268</text:p>
          </table:table-cell>
          <table:table-cell office:value-type="float" office:value="26.2" calcext:value-type="float">
            <text:p>26.2</text:p>
          </table:table-cell>
          <table:table-cell office:value-type="float" office:value="12.835" calcext:value-type="float">
            <text:p>12.835</text:p>
          </table:table-cell>
          <table:table-cell office:value-type="float" office:value="1.885876" calcext:value-type="float">
            <text:p>1.885876</text:p>
          </table:table-cell>
          <table:table-cell office:value-type="float" office:value="1.453201" calcext:value-type="float">
            <text:p>1.453201</text:p>
          </table:table-cell>
          <table:table-cell office:value-type="float" office:value="233.028" calcext:value-type="float">
            <text:p>233.028</text:p>
          </table:table-cell>
          <table:table-cell office:value-type="float" office:value="0" calcext:value-type="float">
            <text:p>0</text:p>
          </table:table-cell>
          <table:table-cell office:value-type="float" office:value="48.16113" calcext:value-type="float">
            <text:p>48.16113</text:p>
          </table:table-cell>
          <table:table-cell office:value-type="float" office:value="13.50027" calcext:value-type="float">
            <text:p>13.50027</text:p>
          </table:table-cell>
          <table:table-cell office:value-type="float" office:value="32.82062" calcext:value-type="float">
            <text:p>32.82062</text:p>
          </table:table-cell>
          <table:table-cell office:value-type="float" office:value="16.2731" calcext:value-type="float">
            <text:p>16.2731</text:p>
          </table:table-cell>
          <table:table-cell office:value-type="float" office:value="29.09033" calcext:value-type="float">
            <text:p>29.09033</text:p>
          </table:table-cell>
          <table:table-cell office:value-type="float" office:value="17.15582" calcext:value-type="float">
            <text:p>17.15582</text:p>
          </table:table-cell>
          <table:table-cell office:value-type="float" office:value="25.6683" calcext:value-type="float">
            <text:p>25.6683</text:p>
          </table:table-cell>
          <table:table-cell office:value-type="float" office:value="17.55878" calcext:value-type="float">
            <text:p>17.55878</text:p>
          </table:table-cell>
          <table:table-cell office:value-type="float" office:value="22.96506" calcext:value-type="float">
            <text:p>22.96506</text:p>
          </table:table-cell>
          <table:table-cell office:value-type="float" office:value="17.38589" calcext:value-type="float">
            <text:p>17.38589</text:p>
          </table:table-cell>
          <table:table-cell office:value-type="float" office:value="20.7692" calcext:value-type="float">
            <text:p>20.7692</text:p>
          </table:table-cell>
          <table:table-cell office:value-type="float" office:value="16.85999" calcext:value-type="float">
            <text:p>16.859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1999" calcext:value-type="float">
            <text:p>6051999</text:p>
          </table:table-cell>
          <table:table-cell office:value-type="float" office:value="20.25648" calcext:value-type="float">
            <text:p>20.25648</text:p>
          </table:table-cell>
          <table:table-cell office:value-type="float" office:value="27.4" calcext:value-type="float">
            <text:p>27.4</text:p>
          </table:table-cell>
          <table:table-cell office:value-type="float" office:value="14.7" calcext:value-type="float">
            <text:p>14.7</text:p>
          </table:table-cell>
          <table:table-cell office:value-type="float" office:value="1.9214" calcext:value-type="float">
            <text:p>1.9214</text:p>
          </table:table-cell>
          <table:table-cell office:value-type="float" office:value="1.368046" calcext:value-type="float">
            <text:p>1.368046</text:p>
          </table:table-cell>
          <table:table-cell office:value-type="float" office:value="246.024" calcext:value-type="float">
            <text:p>246.024</text:p>
          </table:table-cell>
          <table:table-cell office:value-type="float" office:value="0" calcext:value-type="float">
            <text:p>0</text:p>
          </table:table-cell>
          <table:table-cell office:value-type="float" office:value="45.8905" calcext:value-type="float">
            <text:p>45.8905</text:p>
          </table:table-cell>
          <table:table-cell office:value-type="float" office:value="15.09882" calcext:value-type="float">
            <text:p>15.09882</text:p>
          </table:table-cell>
          <table:table-cell office:value-type="float" office:value="32.52588" calcext:value-type="float">
            <text:p>32.52588</text:p>
          </table:table-cell>
          <table:table-cell office:value-type="float" office:value="17.75452" calcext:value-type="float">
            <text:p>17.75452</text:p>
          </table:table-cell>
          <table:table-cell office:value-type="float" office:value="29.04895" calcext:value-type="float">
            <text:p>29.04895</text:p>
          </table:table-cell>
          <table:table-cell office:value-type="float" office:value="18.59396" calcext:value-type="float">
            <text:p>18.59396</text:p>
          </table:table-cell>
          <table:table-cell office:value-type="float" office:value="25.82565" calcext:value-type="float">
            <text:p>25.82565</text:p>
          </table:table-cell>
          <table:table-cell office:value-type="float" office:value="18.96954" calcext:value-type="float">
            <text:p>18.96954</text:p>
          </table:table-cell>
          <table:table-cell office:value-type="float" office:value="23.41125" calcext:value-type="float">
            <text:p>23.41125</text:p>
          </table:table-cell>
          <table:table-cell office:value-type="float" office:value="18.76105" calcext:value-type="float">
            <text:p>18.76105</text:p>
          </table:table-cell>
          <table:table-cell office:value-type="float" office:value="21.40488" calcext:value-type="float">
            <text:p>21.40488</text:p>
          </table:table-cell>
          <table:table-cell office:value-type="float" office:value="18.18347" calcext:value-type="float">
            <text:p>18.183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1999" calcext:value-type="float">
            <text:p>7051999</text:p>
          </table:table-cell>
          <table:table-cell office:value-type="float" office:value="12.58164" calcext:value-type="float">
            <text:p>12.58164</text:p>
          </table:table-cell>
          <table:table-cell office:value-type="float" office:value="23.3" calcext:value-type="float">
            <text:p>23.3</text:p>
          </table:table-cell>
          <table:table-cell office:value-type="float" office:value="17.3" calcext:value-type="float">
            <text:p>17.3</text:p>
          </table:table-cell>
          <table:table-cell office:value-type="float" office:value="1.797831" calcext:value-type="float">
            <text:p>1.797831</text:p>
          </table:table-cell>
          <table:table-cell office:value-type="float" office:value="1.380358" calcext:value-type="float">
            <text:p>1.380358</text:p>
          </table:table-cell>
          <table:table-cell office:value-type="float" office:value="216.072" calcext:value-type="float">
            <text:p>216.072</text:p>
          </table:table-cell>
          <table:table-cell office:value-type="float" office:value="0.4" calcext:value-type="float">
            <text:p>0.4</text:p>
          </table:table-cell>
          <table:table-cell office:value-type="float" office:value="36.74731" calcext:value-type="float">
            <text:p>36.74731</text:p>
          </table:table-cell>
          <table:table-cell office:value-type="float" office:value="16.33536" calcext:value-type="float">
            <text:p>16.33536</text:p>
          </table:table-cell>
          <table:table-cell office:value-type="float" office:value="27.63641" calcext:value-type="float">
            <text:p>27.63641</text:p>
          </table:table-cell>
          <table:table-cell office:value-type="float" office:value="18.53259" calcext:value-type="float">
            <text:p>18.53259</text:p>
          </table:table-cell>
          <table:table-cell office:value-type="float" office:value="24.39902" calcext:value-type="float">
            <text:p>24.39902</text:p>
          </table:table-cell>
          <table:table-cell office:value-type="float" office:value="19.18561" calcext:value-type="float">
            <text:p>19.18561</text:p>
          </table:table-cell>
          <table:table-cell office:value-type="float" office:value="22.27841" calcext:value-type="float">
            <text:p>22.27841</text:p>
          </table:table-cell>
          <table:table-cell office:value-type="float" office:value="19.47318" calcext:value-type="float">
            <text:p>19.47318</text:p>
          </table:table-cell>
          <table:table-cell office:value-type="float" office:value="21.78531" calcext:value-type="float">
            <text:p>21.78531</text:p>
          </table:table-cell>
          <table:table-cell office:value-type="float" office:value="19.28427" calcext:value-type="float">
            <text:p>19.28427</text:p>
          </table:table-cell>
          <table:table-cell office:value-type="float" office:value="20.81903" calcext:value-type="float">
            <text:p>20.81903</text:p>
          </table:table-cell>
          <table:table-cell office:value-type="float" office:value="18.76425" calcext:value-type="float">
            <text:p>18.764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1999" calcext:value-type="float">
            <text:p>8051999</text:p>
          </table:table-cell>
          <table:table-cell office:value-type="float" office:value="5.77548" calcext:value-type="float">
            <text:p>5.77548</text:p>
          </table:table-cell>
          <table:table-cell office:value-type="float" office:value="19.8" calcext:value-type="float">
            <text:p>19.8</text:p>
          </table:table-cell>
          <table:table-cell office:value-type="float" office:value="12.4" calcext:value-type="float">
            <text:p>12.4</text:p>
          </table:table-cell>
          <table:table-cell office:value-type="float" office:value="1.999232" calcext:value-type="float">
            <text:p>1.999232</text:p>
          </table:table-cell>
          <table:table-cell office:value-type="float" office:value="1.272948" calcext:value-type="float">
            <text:p>1.272948</text:p>
          </table:table-cell>
          <table:table-cell office:value-type="float" office:value="269.028" calcext:value-type="float">
            <text:p>269.028</text:p>
          </table:table-cell>
          <table:table-cell office:value-type="float" office:value="8.400001" calcext:value-type="float">
            <text:p>8.400001</text:p>
          </table:table-cell>
          <table:table-cell office:value-type="float" office:value="26.40247" calcext:value-type="float">
            <text:p>26.40247</text:p>
          </table:table-cell>
          <table:table-cell office:value-type="float" office:value="11.71133" calcext:value-type="float">
            <text:p>11.71133</text:p>
          </table:table-cell>
          <table:table-cell office:value-type="float" office:value="22.12494" calcext:value-type="float">
            <text:p>22.12494</text:p>
          </table:table-cell>
          <table:table-cell office:value-type="float" office:value="14.28421" calcext:value-type="float">
            <text:p>14.28421</text:p>
          </table:table-cell>
          <table:table-cell office:value-type="float" office:value="20.31555" calcext:value-type="float">
            <text:p>20.31555</text:p>
          </table:table-cell>
          <table:table-cell office:value-type="float" office:value="15.53345" calcext:value-type="float">
            <text:p>15.53345</text:p>
          </table:table-cell>
          <table:table-cell office:value-type="float" office:value="19.69931" calcext:value-type="float">
            <text:p>19.69931</text:p>
          </table:table-cell>
          <table:table-cell office:value-type="float" office:value="16.4371" calcext:value-type="float">
            <text:p>16.4371</text:p>
          </table:table-cell>
          <table:table-cell office:value-type="float" office:value="19.62469" calcext:value-type="float">
            <text:p>19.62469</text:p>
          </table:table-cell>
          <table:table-cell office:value-type="float" office:value="16.82849" calcext:value-type="float">
            <text:p>16.82849</text:p>
          </table:table-cell>
          <table:table-cell office:value-type="float" office:value="19.147" calcext:value-type="float">
            <text:p>19.147</text:p>
          </table:table-cell>
          <table:table-cell office:value-type="float" office:value="16.81775" calcext:value-type="float">
            <text:p>16.8177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1999" calcext:value-type="float">
            <text:p>9051999</text:p>
          </table:table-cell>
          <table:table-cell office:value-type="float" office:value="6.68052" calcext:value-type="float">
            <text:p>6.68052</text:p>
          </table:table-cell>
          <table:table-cell office:value-type="float" office:value="16.8" calcext:value-type="float">
            <text:p>16.8</text:p>
          </table:table-cell>
          <table:table-cell office:value-type="float" office:value="7.5" calcext:value-type="float">
            <text:p>7.5</text:p>
          </table:table-cell>
          <table:table-cell office:value-type="float" office:value="1.616009" calcext:value-type="float">
            <text:p>1.616009</text:p>
          </table:table-cell>
          <table:table-cell office:value-type="float" office:value="0.7832563" calcext:value-type="float">
            <text:p>0.7832563</text:p>
          </table:table-cell>
          <table:table-cell office:value-type="float" office:value="215.064" calcext:value-type="float">
            <text:p>215.064</text:p>
          </table:table-cell>
          <table:table-cell office:value-type="float" office:value="0.6" calcext:value-type="float">
            <text:p>0.6</text:p>
          </table:table-cell>
          <table:table-cell office:value-type="float" office:value="24.40024" calcext:value-type="float">
            <text:p>24.40024</text:p>
          </table:table-cell>
          <table:table-cell office:value-type="float" office:value="6.146271" calcext:value-type="float">
            <text:p>6.146271</text:p>
          </table:table-cell>
          <table:table-cell office:value-type="float" office:value="19.26718" calcext:value-type="float">
            <text:p>19.26718</text:p>
          </table:table-cell>
          <table:table-cell office:value-type="float" office:value="9.70343" calcext:value-type="float">
            <text:p>9.70343</text:p>
          </table:table-cell>
          <table:table-cell office:value-type="float" office:value="17.23358" calcext:value-type="float">
            <text:p>17.23358</text:p>
          </table:table-cell>
          <table:table-cell office:value-type="float" office:value="11.49963" calcext:value-type="float">
            <text:p>11.49963</text:p>
          </table:table-cell>
          <table:table-cell office:value-type="float" office:value="16.3342" calcext:value-type="float">
            <text:p>16.3342</text:p>
          </table:table-cell>
          <table:table-cell office:value-type="float" office:value="12.94696" calcext:value-type="float">
            <text:p>12.94696</text:p>
          </table:table-cell>
          <table:table-cell office:value-type="float" office:value="16.74957" calcext:value-type="float">
            <text:p>16.74957</text:p>
          </table:table-cell>
          <table:table-cell office:value-type="float" office:value="13.80032" calcext:value-type="float">
            <text:p>13.80032</text:p>
          </table:table-cell>
          <table:table-cell office:value-type="float" office:value="16.76221" calcext:value-type="float">
            <text:p>16.76221</text:p>
          </table:table-cell>
          <table:table-cell office:value-type="float" office:value="14.19812" calcext:value-type="float">
            <text:p>14.198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1999" calcext:value-type="float">
            <text:p>10051999</text:p>
          </table:table-cell>
          <table:table-cell office:value-type="float" office:value="23.31396" calcext:value-type="float">
            <text:p>23.31396</text:p>
          </table:table-cell>
          <table:table-cell office:value-type="float" office:value="13.8" calcext:value-type="float">
            <text:p>13.8</text:p>
          </table:table-cell>
          <table:table-cell office:value-type="float" office:value="5.8" calcext:value-type="float">
            <text:p>5.8</text:p>
          </table:table-cell>
          <table:table-cell office:value-type="float" office:value="0.7935623" calcext:value-type="float">
            <text:p>0.7935623</text:p>
          </table:table-cell>
          <table:table-cell office:value-type="float" office:value="0.5658087" calcext:value-type="float">
            <text:p>0.5658087</text:p>
          </table:table-cell>
          <table:table-cell office:value-type="float" office:value="290.124" calcext:value-type="float">
            <text:p>290.124</text:p>
          </table:table-cell>
          <table:table-cell office:value-type="float" office:value="0" calcext:value-type="float">
            <text:p>0</text:p>
          </table:table-cell>
          <table:table-cell office:value-type="float" office:value="25.69879" calcext:value-type="float">
            <text:p>25.69879</text:p>
          </table:table-cell>
          <table:table-cell office:value-type="float" office:value="3.815918" calcext:value-type="float">
            <text:p>3.815918</text:p>
          </table:table-cell>
          <table:table-cell office:value-type="float" office:value="19.44534" calcext:value-type="float">
            <text:p>19.44534</text:p>
          </table:table-cell>
          <table:table-cell office:value-type="float" office:value="7.156403" calcext:value-type="float">
            <text:p>7.156403</text:p>
          </table:table-cell>
          <table:table-cell office:value-type="float" office:value="17.34055" calcext:value-type="float">
            <text:p>17.34055</text:p>
          </table:table-cell>
          <table:table-cell office:value-type="float" office:value="8.910828" calcext:value-type="float">
            <text:p>8.910828</text:p>
          </table:table-cell>
          <table:table-cell office:value-type="float" office:value="15.86804" calcext:value-type="float">
            <text:p>15.86804</text:p>
          </table:table-cell>
          <table:table-cell office:value-type="float" office:value="10.43332" calcext:value-type="float">
            <text:p>10.43332</text:p>
          </table:table-cell>
          <table:table-cell office:value-type="float" office:value="14.86743" calcext:value-type="float">
            <text:p>14.86743</text:p>
          </table:table-cell>
          <table:table-cell office:value-type="float" office:value="11.44397" calcext:value-type="float">
            <text:p>11.44397</text:p>
          </table:table-cell>
          <table:table-cell office:value-type="float" office:value="14.17938" calcext:value-type="float">
            <text:p>14.17938</text:p>
          </table:table-cell>
          <table:table-cell office:value-type="float" office:value="12.02872" calcext:value-type="float">
            <text:p>12.0287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1999" calcext:value-type="float">
            <text:p>11051999</text:p>
          </table:table-cell>
          <table:table-cell office:value-type="float" office:value="24.47748" calcext:value-type="float">
            <text:p>24.47748</text:p>
          </table:table-cell>
          <table:table-cell office:value-type="float" office:value="15.8" calcext:value-type="float">
            <text:p>15.8</text:p>
          </table:table-cell>
          <table:table-cell office:value-type="float" office:value="4.4" calcext:value-type="float">
            <text:p>4.4</text:p>
          </table:table-cell>
          <table:table-cell office:value-type="float" office:value="0.58563" calcext:value-type="float">
            <text:p>0.58563</text:p>
          </table:table-cell>
          <table:table-cell office:value-type="float" office:value="0.3489615" calcext:value-type="float">
            <text:p>0.3489615</text:p>
          </table:table-cell>
          <table:table-cell office:value-type="float" office:value="177.696" calcext:value-type="float">
            <text:p>177.696</text:p>
          </table:table-cell>
          <table:table-cell office:value-type="float" office:value="0" calcext:value-type="float">
            <text:p>0</text:p>
          </table:table-cell>
          <table:table-cell office:value-type="float" office:value="38.91556" calcext:value-type="float">
            <text:p>38.91556</text:p>
          </table:table-cell>
          <table:table-cell office:value-type="float" office:value="3.004333" calcext:value-type="float">
            <text:p>3.004333</text:p>
          </table:table-cell>
          <table:table-cell office:value-type="float" office:value="25.0643" calcext:value-type="float">
            <text:p>25.0643</text:p>
          </table:table-cell>
          <table:table-cell office:value-type="float" office:value="7.449921" calcext:value-type="float">
            <text:p>7.449921</text:p>
          </table:table-cell>
          <table:table-cell office:value-type="float" office:value="21.32068" calcext:value-type="float">
            <text:p>21.32068</text:p>
          </table:table-cell>
          <table:table-cell office:value-type="float" office:value="9.050415" calcext:value-type="float">
            <text:p>9.050415</text:p>
          </table:table-cell>
          <table:table-cell office:value-type="float" office:value="18.45703" calcext:value-type="float">
            <text:p>18.45703</text:p>
          </table:table-cell>
          <table:table-cell office:value-type="float" office:value="10.38937" calcext:value-type="float">
            <text:p>10.38937</text:p>
          </table:table-cell>
          <table:table-cell office:value-type="float" office:value="16.56418" calcext:value-type="float">
            <text:p>16.56418</text:p>
          </table:table-cell>
          <table:table-cell office:value-type="float" office:value="11.22205" calcext:value-type="float">
            <text:p>11.22205</text:p>
          </table:table-cell>
          <table:table-cell office:value-type="float" office:value="15.27048" calcext:value-type="float">
            <text:p>15.27048</text:p>
          </table:table-cell>
          <table:table-cell office:value-type="float" office:value="11.69049" calcext:value-type="float">
            <text:p>11.6904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1999" calcext:value-type="float">
            <text:p>12051999</text:p>
          </table:table-cell>
          <table:table-cell office:value-type="float" office:value="29.65284" calcext:value-type="float">
            <text:p>29.6528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.4299155" calcext:value-type="float">
            <text:p>0.4299155</text:p>
          </table:table-cell>
          <table:table-cell office:value-type="float" office:value="0.3259497" calcext:value-type="float">
            <text:p>0.3259497</text:p>
          </table:table-cell>
          <table:table-cell office:value-type="float" office:value="282.132" calcext:value-type="float">
            <text:p>282.132</text:p>
          </table:table-cell>
          <table:table-cell office:value-type="float" office:value="0" calcext:value-type="float">
            <text:p>0</text:p>
          </table:table-cell>
          <table:table-cell office:value-type="float" office:value="40.14786" calcext:value-type="float">
            <text:p>40.14786</text:p>
          </table:table-cell>
          <table:table-cell office:value-type="float" office:value="3.372437" calcext:value-type="float">
            <text:p>3.372437</text:p>
          </table:table-cell>
          <table:table-cell office:value-type="float" office:value="26.90652" calcext:value-type="float">
            <text:p>26.90652</text:p>
          </table:table-cell>
          <table:table-cell office:value-type="float" office:value="8.163605" calcext:value-type="float">
            <text:p>8.163605</text:p>
          </table:table-cell>
          <table:table-cell office:value-type="float" office:value="23.13309" calcext:value-type="float">
            <text:p>23.13309</text:p>
          </table:table-cell>
          <table:table-cell office:value-type="float" office:value="9.918304" calcext:value-type="float">
            <text:p>9.918304</text:p>
          </table:table-cell>
          <table:table-cell office:value-type="float" office:value="20.14194" calcext:value-type="float">
            <text:p>20.14194</text:p>
          </table:table-cell>
          <table:table-cell office:value-type="float" office:value="11.28595" calcext:value-type="float">
            <text:p>11.28595</text:p>
          </table:table-cell>
          <table:table-cell office:value-type="float" office:value="17.99826" calcext:value-type="float">
            <text:p>17.99826</text:p>
          </table:table-cell>
          <table:table-cell office:value-type="float" office:value="12.05316" calcext:value-type="float">
            <text:p>12.05316</text:p>
          </table:table-cell>
          <table:table-cell office:value-type="float" office:value="16.43982" calcext:value-type="float">
            <text:p>16.43982</text:p>
          </table:table-cell>
          <table:table-cell office:value-type="float" office:value="12.40695" calcext:value-type="float">
            <text:p>12.4069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1999" calcext:value-type="float">
            <text:p>13051999</text:p>
          </table:table-cell>
          <table:table-cell office:value-type="float" office:value="29.25396" calcext:value-type="float">
            <text:p>29.25396</text:p>
          </table:table-cell>
          <table:table-cell office:value-type="float" office:value="17.25" calcext:value-type="float">
            <text:p>17.25</text:p>
          </table:table-cell>
          <table:table-cell office:value-type="float" office:value="3.6" calcext:value-type="float">
            <text:p>3.6</text:p>
          </table:table-cell>
          <table:table-cell office:value-type="float" office:value="0.6221482" calcext:value-type="float">
            <text:p>0.6221482</text:p>
          </table:table-cell>
          <table:table-cell office:value-type="float" office:value="0.408386" calcext:value-type="float">
            <text:p>0.408386</text:p>
          </table:table-cell>
          <table:table-cell office:value-type="float" office:value="209.52" calcext:value-type="float">
            <text:p>209.52</text:p>
          </table:table-cell>
          <table:table-cell office:value-type="float" office:value="0" calcext:value-type="float">
            <text:p>0</text:p>
          </table:table-cell>
          <table:table-cell office:value-type="float" office:value="41.11319" calcext:value-type="float">
            <text:p>41.11319</text:p>
          </table:table-cell>
          <table:table-cell office:value-type="float" office:value="3.078796" calcext:value-type="float">
            <text:p>3.078796</text:p>
          </table:table-cell>
          <table:table-cell office:value-type="float" office:value="27.67145" calcext:value-type="float">
            <text:p>27.67145</text:p>
          </table:table-cell>
          <table:table-cell office:value-type="float" office:value="8.438873" calcext:value-type="float">
            <text:p>8.438873</text:p>
          </table:table-cell>
          <table:table-cell office:value-type="float" office:value="23.74417" calcext:value-type="float">
            <text:p>23.74417</text:p>
          </table:table-cell>
          <table:table-cell office:value-type="float" office:value="10.30991" calcext:value-type="float">
            <text:p>10.30991</text:p>
          </table:table-cell>
          <table:table-cell office:value-type="float" office:value="20.73868" calcext:value-type="float">
            <text:p>20.73868</text:p>
          </table:table-cell>
          <table:table-cell office:value-type="float" office:value="11.80145" calcext:value-type="float">
            <text:p>11.80145</text:p>
          </table:table-cell>
          <table:table-cell office:value-type="float" office:value="18.57953" calcext:value-type="float">
            <text:p>18.57953</text:p>
          </table:table-cell>
          <table:table-cell office:value-type="float" office:value="12.61176" calcext:value-type="float">
            <text:p>12.61176</text:p>
          </table:table-cell>
          <table:table-cell office:value-type="float" office:value="16.99365" calcext:value-type="float">
            <text:p>16.99365</text:p>
          </table:table-cell>
          <table:table-cell office:value-type="float" office:value="12.9621" calcext:value-type="float">
            <text:p>12.962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1999" calcext:value-type="float">
            <text:p>14051999</text:p>
          </table:table-cell>
          <table:table-cell office:value-type="float" office:value="28.85508" calcext:value-type="float">
            <text:p>28.85508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.5</text:p>
          </table:table-cell>
          <table:table-cell office:value-type="float" office:value="0.8736733" calcext:value-type="float">
            <text:p>0.8736733</text:p>
          </table:table-cell>
          <table:table-cell office:value-type="float" office:value="0.6122048" calcext:value-type="float">
            <text:p>0.6122048</text:p>
          </table:table-cell>
          <table:table-cell office:value-type="float" office:value="125.496" calcext:value-type="float">
            <text:p>125.496</text:p>
          </table:table-cell>
          <table:table-cell office:value-type="float" office:value="0" calcext:value-type="float">
            <text:p>0</text:p>
          </table:table-cell>
          <table:table-cell office:value-type="float" office:value="46.1514" calcext:value-type="float">
            <text:p>46.1514</text:p>
          </table:table-cell>
          <table:table-cell office:value-type="float" office:value="5.665039" calcext:value-type="float">
            <text:p>5.665039</text:p>
          </table:table-cell>
          <table:table-cell office:value-type="float" office:value="30.6752" calcext:value-type="float">
            <text:p>30.6752</text:p>
          </table:table-cell>
          <table:table-cell office:value-type="float" office:value="10.37189" calcext:value-type="float">
            <text:p>10.37189</text:p>
          </table:table-cell>
          <table:table-cell office:value-type="float" office:value="26.59821" calcext:value-type="float">
            <text:p>26.59821</text:p>
          </table:table-cell>
          <table:table-cell office:value-type="float" office:value="11.87289" calcext:value-type="float">
            <text:p>11.87289</text:p>
          </table:table-cell>
          <table:table-cell office:value-type="float" office:value="23.10062" calcext:value-type="float">
            <text:p>23.10062</text:p>
          </table:table-cell>
          <table:table-cell office:value-type="float" office:value="13.1055" calcext:value-type="float">
            <text:p>13.1055</text:p>
          </table:table-cell>
          <table:table-cell office:value-type="float" office:value="20.56375" calcext:value-type="float">
            <text:p>20.56375</text:p>
          </table:table-cell>
          <table:table-cell office:value-type="float" office:value="13.73434" calcext:value-type="float">
            <text:p>13.73434</text:p>
          </table:table-cell>
          <table:table-cell office:value-type="float" office:value="18.67557" calcext:value-type="float">
            <text:p>18.67557</text:p>
          </table:table-cell>
          <table:table-cell office:value-type="float" office:value="13.93082" calcext:value-type="float">
            <text:p>13.930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1999" calcext:value-type="float">
            <text:p>15051999</text:p>
          </table:table-cell>
          <table:table-cell office:value-type="float" office:value="26.41031" calcext:value-type="float">
            <text:p>26.41031</text:p>
          </table:table-cell>
          <table:table-cell office:value-type="float" office:value="24.7" calcext:value-type="float">
            <text:p>24.7</text:p>
          </table:table-cell>
          <table:table-cell office:value-type="float" office:value="9.2" calcext:value-type="float">
            <text:p>9.2</text:p>
          </table:table-cell>
          <table:table-cell office:value-type="float" office:value="1.084096" calcext:value-type="float">
            <text:p>1.084096</text:p>
          </table:table-cell>
          <table:table-cell office:value-type="float" office:value="0.6761907" calcext:value-type="float">
            <text:p>0.6761907</text:p>
          </table:table-cell>
          <table:table-cell office:value-type="float" office:value="122.184" calcext:value-type="float">
            <text:p>122.184</text:p>
          </table:table-cell>
          <table:table-cell office:value-type="float" office:value="0" calcext:value-type="float">
            <text:p>0</text:p>
          </table:table-cell>
          <table:table-cell office:value-type="float" office:value="47.53595" calcext:value-type="float">
            <text:p>47.53595</text:p>
          </table:table-cell>
          <table:table-cell office:value-type="float" office:value="9.181671" calcext:value-type="float">
            <text:p>9.181671</text:p>
          </table:table-cell>
          <table:table-cell office:value-type="float" office:value="32.00967" calcext:value-type="float">
            <text:p>32.00967</text:p>
          </table:table-cell>
          <table:table-cell office:value-type="float" office:value="13.21274" calcext:value-type="float">
            <text:p>13.21274</text:p>
          </table:table-cell>
          <table:table-cell office:value-type="float" office:value="27.61649" calcext:value-type="float">
            <text:p>27.61649</text:p>
          </table:table-cell>
          <table:table-cell office:value-type="float" office:value="14.63406" calcext:value-type="float">
            <text:p>14.63406</text:p>
          </table:table-cell>
          <table:table-cell office:value-type="float" office:value="24.37695" calcext:value-type="float">
            <text:p>24.37695</text:p>
          </table:table-cell>
          <table:table-cell office:value-type="float" office:value="15.60309" calcext:value-type="float">
            <text:p>15.60309</text:p>
          </table:table-cell>
          <table:table-cell office:value-type="float" office:value="21.91891" calcext:value-type="float">
            <text:p>21.91891</text:p>
          </table:table-cell>
          <table:table-cell office:value-type="float" office:value="15.9324" calcext:value-type="float">
            <text:p>15.9324</text:p>
          </table:table-cell>
          <table:table-cell office:value-type="float" office:value="20.02335" calcext:value-type="float">
            <text:p>20.02335</text:p>
          </table:table-cell>
          <table:table-cell office:value-type="float" office:value="15.85696" calcext:value-type="float">
            <text:p>15.8569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1999" calcext:value-type="float">
            <text:p>16051999</text:p>
          </table:table-cell>
          <table:table-cell office:value-type="float" office:value="27.01872" calcext:value-type="float">
            <text:p>27.01872</text:p>
          </table:table-cell>
          <table:table-cell office:value-type="float" office:value="25" calcext:value-type="float">
            <text:p>25</text:p>
          </table:table-cell>
          <table:table-cell office:value-type="float" office:value="11.8" calcext:value-type="float">
            <text:p>11.8</text:p>
          </table:table-cell>
          <table:table-cell office:value-type="float" office:value="1.104189" calcext:value-type="float">
            <text:p>1.104189</text:p>
          </table:table-cell>
          <table:table-cell office:value-type="float" office:value="0.7545586" calcext:value-type="float">
            <text:p>0.7545586</text:p>
          </table:table-cell>
          <table:table-cell office:value-type="float" office:value="205.272" calcext:value-type="float">
            <text:p>205.272</text:p>
          </table:table-cell>
          <table:table-cell office:value-type="float" office:value="0" calcext:value-type="float">
            <text:p>0</text:p>
          </table:table-cell>
          <table:table-cell office:value-type="float" office:value="50.63556" calcext:value-type="float">
            <text:p>50.63556</text:p>
          </table:table-cell>
          <table:table-cell office:value-type="float" office:value="10.87964" calcext:value-type="float">
            <text:p>10.87964</text:p>
          </table:table-cell>
          <table:table-cell office:value-type="float" office:value="34.77652" calcext:value-type="float">
            <text:p>34.77652</text:p>
          </table:table-cell>
          <table:table-cell office:value-type="float" office:value="14.69244" calcext:value-type="float">
            <text:p>14.69244</text:p>
          </table:table-cell>
          <table:table-cell office:value-type="float" office:value="30.25305" calcext:value-type="float">
            <text:p>30.25305</text:p>
          </table:table-cell>
          <table:table-cell office:value-type="float" office:value="16.00436" calcext:value-type="float">
            <text:p>16.00436</text:p>
          </table:table-cell>
          <table:table-cell office:value-type="float" office:value="26.46844" calcext:value-type="float">
            <text:p>26.46844</text:p>
          </table:table-cell>
          <table:table-cell office:value-type="float" office:value="16.86798" calcext:value-type="float">
            <text:p>16.86798</text:p>
          </table:table-cell>
          <table:table-cell office:value-type="float" office:value="23.67117" calcext:value-type="float">
            <text:p>23.67117</text:p>
          </table:table-cell>
          <table:table-cell office:value-type="float" office:value="17.12213" calcext:value-type="float">
            <text:p>17.12213</text:p>
          </table:table-cell>
          <table:table-cell office:value-type="float" office:value="21.54474" calcext:value-type="float">
            <text:p>21.54474</text:p>
          </table:table-cell>
          <table:table-cell office:value-type="float" office:value="16.99707" calcext:value-type="float">
            <text:p>16.9970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1999" calcext:value-type="float">
            <text:p>17051999</text:p>
          </table:table-cell>
          <table:table-cell office:value-type="float" office:value="27.23652" calcext:value-type="float">
            <text:p>27.23652</text:p>
          </table:table-cell>
          <table:table-cell office:value-type="float" office:value="26.3" calcext:value-type="float">
            <text:p>26.3</text:p>
          </table:table-cell>
          <table:table-cell office:value-type="float" office:value="12.3" calcext:value-type="float">
            <text:p>12.3</text:p>
          </table:table-cell>
          <table:table-cell office:value-type="float" office:value="1.231684" calcext:value-type="float">
            <text:p>1.231684</text:p>
          </table:table-cell>
          <table:table-cell office:value-type="float" office:value="0.8301825" calcext:value-type="float">
            <text:p>0.8301825</text:p>
          </table:table-cell>
          <table:table-cell office:value-type="float" office:value="232.992" calcext:value-type="float">
            <text:p>232.992</text:p>
          </table:table-cell>
          <table:table-cell office:value-type="float" office:value="0" calcext:value-type="float">
            <text:p>0</text:p>
          </table:table-cell>
          <table:table-cell office:value-type="float" office:value="50.5361" calcext:value-type="float">
            <text:p>50.5361</text:p>
          </table:table-cell>
          <table:table-cell office:value-type="float" office:value="11.79428" calcext:value-type="float">
            <text:p>11.79428</text:p>
          </table:table-cell>
          <table:table-cell office:value-type="float" office:value="35.34821" calcext:value-type="float">
            <text:p>35.34821</text:p>
          </table:table-cell>
          <table:table-cell office:value-type="float" office:value="15.93964" calcext:value-type="float">
            <text:p>15.93964</text:p>
          </table:table-cell>
          <table:table-cell office:value-type="float" office:value="31.02518" calcext:value-type="float">
            <text:p>31.02518</text:p>
          </table:table-cell>
          <table:table-cell office:value-type="float" office:value="17.29398" calcext:value-type="float">
            <text:p>17.29398</text:p>
          </table:table-cell>
          <table:table-cell office:value-type="float" office:value="27.28967" calcext:value-type="float">
            <text:p>27.28967</text:p>
          </table:table-cell>
          <table:table-cell office:value-type="float" office:value="18.21915" calcext:value-type="float">
            <text:p>18.21915</text:p>
          </table:table-cell>
          <table:table-cell office:value-type="float" office:value="24.61938" calcext:value-type="float">
            <text:p>24.61938</text:p>
          </table:table-cell>
          <table:table-cell office:value-type="float" office:value="18.48798" calcext:value-type="float">
            <text:p>18.48798</text:p>
          </table:table-cell>
          <table:table-cell office:value-type="float" office:value="22.54657" calcext:value-type="float">
            <text:p>22.54657</text:p>
          </table:table-cell>
          <table:table-cell office:value-type="float" office:value="18.31671" calcext:value-type="float">
            <text:p>18.3167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1999" calcext:value-type="float">
            <text:p>18051999</text:p>
          </table:table-cell>
          <table:table-cell office:value-type="float" office:value="26.35092" calcext:value-type="float">
            <text:p>26.35092</text:p>
          </table:table-cell>
          <table:table-cell office:value-type="float" office:value="27.7" calcext:value-type="float">
            <text:p>27.7</text:p>
          </table:table-cell>
          <table:table-cell office:value-type="float" office:value="15.4" calcext:value-type="float">
            <text:p>15.4</text:p>
          </table:table-cell>
          <table:table-cell office:value-type="float" office:value="1.613435" calcext:value-type="float">
            <text:p>1.613435</text:p>
          </table:table-cell>
          <table:table-cell office:value-type="float" office:value="1.121588" calcext:value-type="float">
            <text:p>1.121588</text:p>
          </table:table-cell>
          <table:table-cell office:value-type="float" office:value="273.564" calcext:value-type="float">
            <text:p>273.564</text:p>
          </table:table-cell>
          <table:table-cell office:value-type="float" office:value="0" calcext:value-type="float">
            <text:p>0</text:p>
          </table:table-cell>
          <table:table-cell office:value-type="float" office:value="52.02545" calcext:value-type="float">
            <text:p>52.02545</text:p>
          </table:table-cell>
          <table:table-cell office:value-type="float" office:value="14.66263" calcext:value-type="float">
            <text:p>14.66263</text:p>
          </table:table-cell>
          <table:table-cell office:value-type="float" office:value="36.91742" calcext:value-type="float">
            <text:p>36.91742</text:p>
          </table:table-cell>
          <table:table-cell office:value-type="float" office:value="17.92712" calcext:value-type="float">
            <text:p>17.92712</text:p>
          </table:table-cell>
          <table:table-cell office:value-type="float" office:value="32.38904" calcext:value-type="float">
            <text:p>32.38904</text:p>
          </table:table-cell>
          <table:table-cell office:value-type="float" office:value="19.08054" calcext:value-type="float">
            <text:p>19.08054</text:p>
          </table:table-cell>
          <table:table-cell office:value-type="float" office:value="28.67133" calcext:value-type="float">
            <text:p>28.67133</text:p>
          </table:table-cell>
          <table:table-cell office:value-type="float" office:value="19.767" calcext:value-type="float">
            <text:p>19.767</text:p>
          </table:table-cell>
          <table:table-cell office:value-type="float" office:value="25.9144" calcext:value-type="float">
            <text:p>25.9144</text:p>
          </table:table-cell>
          <table:table-cell office:value-type="float" office:value="19.85406" calcext:value-type="float">
            <text:p>19.85406</text:p>
          </table:table-cell>
          <table:table-cell office:value-type="float" office:value="23.76019" calcext:value-type="float">
            <text:p>23.76019</text:p>
          </table:table-cell>
          <table:table-cell office:value-type="float" office:value="19.55762" calcext:value-type="float">
            <text:p>19.5576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1999" calcext:value-type="float">
            <text:p>19051999</text:p>
          </table:table-cell>
          <table:table-cell office:value-type="float" office:value="9.091079" calcext:value-type="float">
            <text:p>9.091079</text:p>
          </table:table-cell>
          <table:table-cell office:value-type="float" office:value="19.6" calcext:value-type="float">
            <text:p>19.6</text:p>
          </table:table-cell>
          <table:table-cell office:value-type="float" office:value="7.9" calcext:value-type="float">
            <text:p>7.9</text:p>
          </table:table-cell>
          <table:table-cell office:value-type="float" office:value="1.802745" calcext:value-type="float">
            <text:p>1.802745</text:p>
          </table:table-cell>
          <table:table-cell office:value-type="float" office:value="0.730708" calcext:value-type="float">
            <text:p>0.730708</text:p>
          </table:table-cell>
          <table:table-cell office:value-type="float" office:value="309.96" calcext:value-type="float">
            <text:p>309.96</text:p>
          </table:table-cell>
          <table:table-cell office:value-type="float" office:value="2.7" calcext:value-type="float">
            <text:p>2.7</text:p>
          </table:table-cell>
          <table:table-cell office:value-type="float" office:value="31.62048" calcext:value-type="float">
            <text:p>31.62048</text:p>
          </table:table-cell>
          <table:table-cell office:value-type="float" office:value="7.420959" calcext:value-type="float">
            <text:p>7.420959</text:p>
          </table:table-cell>
          <table:table-cell office:value-type="float" office:value="25.57397" calcext:value-type="float">
            <text:p>25.57397</text:p>
          </table:table-cell>
          <table:table-cell office:value-type="float" office:value="12.47528" calcext:value-type="float">
            <text:p>12.47528</text:p>
          </table:table-cell>
          <table:table-cell office:value-type="float" office:value="24.33618" calcext:value-type="float">
            <text:p>24.33618</text:p>
          </table:table-cell>
          <table:table-cell office:value-type="float" office:value="15.04202" calcext:value-type="float">
            <text:p>15.04202</text:p>
          </table:table-cell>
          <table:table-cell office:value-type="float" office:value="24.63699" calcext:value-type="float">
            <text:p>24.63699</text:p>
          </table:table-cell>
          <table:table-cell office:value-type="float" office:value="17.12326" calcext:value-type="float">
            <text:p>17.12326</text:p>
          </table:table-cell>
          <table:table-cell office:value-type="float" office:value="24.19604" calcext:value-type="float">
            <text:p>24.19604</text:p>
          </table:table-cell>
          <table:table-cell office:value-type="float" office:value="18.37225" calcext:value-type="float">
            <text:p>18.37225</text:p>
          </table:table-cell>
          <table:table-cell office:value-type="float" office:value="23.20737" calcext:value-type="float">
            <text:p>23.20737</text:p>
          </table:table-cell>
          <table:table-cell office:value-type="float" office:value="18.92755" calcext:value-type="float">
            <text:p>18.927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1999" calcext:value-type="float">
            <text:p>20051999</text:p>
          </table:table-cell>
          <table:table-cell office:value-type="float" office:value="29.65392" calcext:value-type="float">
            <text:p>29.65392</text:p>
          </table:table-cell>
          <table:table-cell office:value-type="float" office:value="18.4" calcext:value-type="float">
            <text:p>18.4</text:p>
          </table:table-cell>
          <table:table-cell office:value-type="float" office:value="5.4" calcext:value-type="float">
            <text:p>5.4</text:p>
          </table:table-cell>
          <table:table-cell office:value-type="float" office:value="0.7720364" calcext:value-type="float">
            <text:p>0.7720364</text:p>
          </table:table-cell>
          <table:table-cell office:value-type="float" office:value="0.6442708" calcext:value-type="float">
            <text:p>0.6442708</text:p>
          </table:table-cell>
          <table:table-cell office:value-type="float" office:value="230.292" calcext:value-type="float">
            <text:p>230.292</text:p>
          </table:table-cell>
          <table:table-cell office:value-type="float" office:value="0" calcext:value-type="float">
            <text:p>0</text:p>
          </table:table-cell>
          <table:table-cell office:value-type="float" office:value="40.5412" calcext:value-type="float">
            <text:p>40.5412</text:p>
          </table:table-cell>
          <table:table-cell office:value-type="float" office:value="5.080109" calcext:value-type="float">
            <text:p>5.080109</text:p>
          </table:table-cell>
          <table:table-cell office:value-type="float" office:value="27.81918" calcext:value-type="float">
            <text:p>27.81918</text:p>
          </table:table-cell>
          <table:table-cell office:value-type="float" office:value="9.44574" calcext:value-type="float">
            <text:p>9.44574</text:p>
          </table:table-cell>
          <table:table-cell office:value-type="float" office:value="24.37515" calcext:value-type="float">
            <text:p>24.37515</text:p>
          </table:table-cell>
          <table:table-cell office:value-type="float" office:value="11.71289" calcext:value-type="float">
            <text:p>11.71289</text:p>
          </table:table-cell>
          <table:table-cell office:value-type="float" office:value="21.85825" calcext:value-type="float">
            <text:p>21.85825</text:p>
          </table:table-cell>
          <table:table-cell office:value-type="float" office:value="13.65332" calcext:value-type="float">
            <text:p>13.65332</text:p>
          </table:table-cell>
          <table:table-cell office:value-type="float" office:value="20.18076" calcext:value-type="float">
            <text:p>20.18076</text:p>
          </table:table-cell>
          <table:table-cell office:value-type="float" office:value="14.93555" calcext:value-type="float">
            <text:p>14.93555</text:p>
          </table:table-cell>
          <table:table-cell office:value-type="float" office:value="19.01126" calcext:value-type="float">
            <text:p>19.01126</text:p>
          </table:table-cell>
          <table:table-cell office:value-type="float" office:value="15.71866" calcext:value-type="float">
            <text:p>15.7186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1999" calcext:value-type="float">
            <text:p>21051999</text:p>
          </table:table-cell>
          <table:table-cell office:value-type="float" office:value="24.60204" calcext:value-type="float">
            <text:p>24.60204</text:p>
          </table:table-cell>
          <table:table-cell office:value-type="float" office:value="24.85" calcext:value-type="float">
            <text:p>24.85</text:p>
          </table:table-cell>
          <table:table-cell office:value-type="float" office:value="6.4" calcext:value-type="float">
            <text:p>6.4</text:p>
          </table:table-cell>
          <table:table-cell office:value-type="float" office:value="1.361418" calcext:value-type="float">
            <text:p>1.361418</text:p>
          </table:table-cell>
          <table:table-cell office:value-type="float" office:value="0.6730353" calcext:value-type="float">
            <text:p>0.6730353</text:p>
          </table:table-cell>
          <table:table-cell office:value-type="float" office:value="141.588" calcext:value-type="float">
            <text:p>141.588</text:p>
          </table:table-cell>
          <table:table-cell office:value-type="float" office:value="0.6" calcext:value-type="float">
            <text:p>0.6</text:p>
          </table:table-cell>
          <table:table-cell office:value-type="float" office:value="45.43564" calcext:value-type="float">
            <text:p>45.43564</text:p>
          </table:table-cell>
          <table:table-cell office:value-type="float" office:value="6.85791" calcext:value-type="float">
            <text:p>6.85791</text:p>
          </table:table-cell>
          <table:table-cell office:value-type="float" office:value="30.27377" calcext:value-type="float">
            <text:p>30.27377</text:p>
          </table:table-cell>
          <table:table-cell office:value-type="float" office:value="12.07501" calcext:value-type="float">
            <text:p>12.07501</text:p>
          </table:table-cell>
          <table:table-cell office:value-type="float" office:value="25.9852" calcext:value-type="float">
            <text:p>25.9852</text:p>
          </table:table-cell>
          <table:table-cell office:value-type="float" office:value="13.75955" calcext:value-type="float">
            <text:p>13.75955</text:p>
          </table:table-cell>
          <table:table-cell office:value-type="float" office:value="23.07556" calcext:value-type="float">
            <text:p>23.07556</text:p>
          </table:table-cell>
          <table:table-cell office:value-type="float" office:value="15.13443" calcext:value-type="float">
            <text:p>15.13443</text:p>
          </table:table-cell>
          <table:table-cell office:value-type="float" office:value="21.16968" calcext:value-type="float">
            <text:p>21.16968</text:p>
          </table:table-cell>
          <table:table-cell office:value-type="float" office:value="15.90457" calcext:value-type="float">
            <text:p>15.90457</text:p>
          </table:table-cell>
          <table:table-cell office:value-type="float" office:value="19.79443" calcext:value-type="float">
            <text:p>19.79443</text:p>
          </table:table-cell>
          <table:table-cell office:value-type="float" office:value="16.24194" calcext:value-type="float">
            <text:p>16.2419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1999" calcext:value-type="float">
            <text:p>22051999</text:p>
          </table:table-cell>
          <table:table-cell office:value-type="float" office:value="13.9518" calcext:value-type="float">
            <text:p>13.9518</text:p>
          </table:table-cell>
          <table:table-cell office:value-type="float" office:value="21.935" calcext:value-type="float">
            <text:p>21.935</text:p>
          </table:table-cell>
          <table:table-cell office:value-type="float" office:value="10.28" calcext:value-type="float">
            <text:p>10.28</text:p>
          </table:table-cell>
          <table:table-cell office:value-type="float" office:value="1.328739" calcext:value-type="float">
            <text:p>1.328739</text:p>
          </table:table-cell>
          <table:table-cell office:value-type="float" office:value="0.9267894" calcext:value-type="float">
            <text:p>0.9267894</text:p>
          </table:table-cell>
          <table:table-cell office:value-type="float" office:value="250.308" calcext:value-type="float">
            <text:p>250.308</text:p>
          </table:table-cell>
          <table:table-cell office:value-type="float" office:value="0" calcext:value-type="float">
            <text:p>0</text:p>
          </table:table-cell>
          <table:table-cell office:value-type="float" office:value="39.29349" calcext:value-type="float">
            <text:p>39.29349</text:p>
          </table:table-cell>
          <table:table-cell office:value-type="float" office:value="10.54794" calcext:value-type="float">
            <text:p>10.54794</text:p>
          </table:table-cell>
          <table:table-cell office:value-type="float" office:value="28.27249" calcext:value-type="float">
            <text:p>28.27249</text:p>
          </table:table-cell>
          <table:table-cell office:value-type="float" office:value="14.46567" calcext:value-type="float">
            <text:p>14.46567</text:p>
          </table:table-cell>
          <table:table-cell office:value-type="float" office:value="24.64551" calcext:value-type="float">
            <text:p>24.64551</text:p>
          </table:table-cell>
          <table:table-cell office:value-type="float" office:value="15.7739" calcext:value-type="float">
            <text:p>15.7739</text:p>
          </table:table-cell>
          <table:table-cell office:value-type="float" office:value="22.23846" calcext:value-type="float">
            <text:p>22.23846</text:p>
          </table:table-cell>
          <table:table-cell office:value-type="float" office:value="16.64236" calcext:value-type="float">
            <text:p>16.64236</text:p>
          </table:table-cell>
          <table:table-cell office:value-type="float" office:value="20.80902" calcext:value-type="float">
            <text:p>20.80902</text:p>
          </table:table-cell>
          <table:table-cell office:value-type="float" office:value="17.0228" calcext:value-type="float">
            <text:p>17.0228</text:p>
          </table:table-cell>
          <table:table-cell office:value-type="float" office:value="19.63748" calcext:value-type="float">
            <text:p>19.63748</text:p>
          </table:table-cell>
          <table:table-cell office:value-type="float" office:value="17.09607" calcext:value-type="float">
            <text:p>17.0960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1999" calcext:value-type="float">
            <text:p>23051999</text:p>
          </table:table-cell>
          <table:table-cell office:value-type="float" office:value="20.40192" calcext:value-type="float">
            <text:p>20.40192</text:p>
          </table:table-cell>
          <table:table-cell office:value-type="float" office:value="22.28" calcext:value-type="float">
            <text:p>22.28</text:p>
          </table:table-cell>
          <table:table-cell office:value-type="float" office:value="11.3" calcext:value-type="float">
            <text:p>11.3</text:p>
          </table:table-cell>
          <table:table-cell office:value-type="float" office:value="1.351816" calcext:value-type="float">
            <text:p>1.351816</text:p>
          </table:table-cell>
          <table:table-cell office:value-type="float" office:value="0.8290735" calcext:value-type="float">
            <text:p>0.8290735</text:p>
          </table:table-cell>
          <table:table-cell office:value-type="float" office:value="292.608" calcext:value-type="float">
            <text:p>292.608</text:p>
          </table:table-cell>
          <table:table-cell office:value-type="float" office:value="0" calcext:value-type="float">
            <text:p>0</text:p>
          </table:table-cell>
          <table:table-cell office:value-type="float" office:value="47.46854" calcext:value-type="float">
            <text:p>47.46854</text:p>
          </table:table-cell>
          <table:table-cell office:value-type="float" office:value="9.928253" calcext:value-type="float">
            <text:p>9.928253</text:p>
          </table:table-cell>
          <table:table-cell office:value-type="float" office:value="31.94254" calcext:value-type="float">
            <text:p>31.94254</text:p>
          </table:table-cell>
          <table:table-cell office:value-type="float" office:value="13.98508" calcext:value-type="float">
            <text:p>13.98508</text:p>
          </table:table-cell>
          <table:table-cell office:value-type="float" office:value="27.0499" calcext:value-type="float">
            <text:p>27.0499</text:p>
          </table:table-cell>
          <table:table-cell office:value-type="float" office:value="15.44797" calcext:value-type="float">
            <text:p>15.44797</text:p>
          </table:table-cell>
          <table:table-cell office:value-type="float" office:value="24.09818" calcext:value-type="float">
            <text:p>24.09818</text:p>
          </table:table-cell>
          <table:table-cell office:value-type="float" office:value="16.4794" calcext:value-type="float">
            <text:p>16.4794</text:p>
          </table:table-cell>
          <table:table-cell office:value-type="float" office:value="21.98654" calcext:value-type="float">
            <text:p>21.98654</text:p>
          </table:table-cell>
          <table:table-cell office:value-type="float" office:value="16.96844" calcext:value-type="float">
            <text:p>16.96844</text:p>
          </table:table-cell>
          <table:table-cell office:value-type="float" office:value="20.47733" calcext:value-type="float">
            <text:p>20.47733</text:p>
          </table:table-cell>
          <table:table-cell office:value-type="float" office:value="17.10294" calcext:value-type="float">
            <text:p>17.1029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1999" calcext:value-type="float">
            <text:p>24051999</text:p>
          </table:table-cell>
          <table:table-cell office:value-type="float" office:value="4.24548" calcext:value-type="float">
            <text:p>4.24548</text:p>
          </table:table-cell>
          <table:table-cell office:value-type="float" office:value="17.26" calcext:value-type="float">
            <text:p>17.26</text:p>
          </table:table-cell>
          <table:table-cell office:value-type="float" office:value="12.335" calcext:value-type="float">
            <text:p>12.335</text:p>
          </table:table-cell>
          <table:table-cell office:value-type="float" office:value="1.679312" calcext:value-type="float">
            <text:p>1.679312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502.416" calcext:value-type="float">
            <text:p>502.416</text:p>
          </table:table-cell>
          <table:table-cell office:value-type="float" office:value="15.6" calcext:value-type="float">
            <text:p>15.6</text:p>
          </table:table-cell>
          <table:table-cell office:value-type="float" office:value="21.33115" calcext:value-type="float">
            <text:p>21.33115</text:p>
          </table:table-cell>
          <table:table-cell office:value-type="float" office:value="11.54199" calcext:value-type="float">
            <text:p>11.54199</text:p>
          </table:table-cell>
          <table:table-cell office:value-type="float" office:value="19.52383" calcext:value-type="float">
            <text:p>19.52383</text:p>
          </table:table-cell>
          <table:table-cell office:value-type="float" office:value="13.89813" calcext:value-type="float">
            <text:p>13.89813</text:p>
          </table:table-cell>
          <table:table-cell office:value-type="float" office:value="19.83191" calcext:value-type="float">
            <text:p>19.83191</text:p>
          </table:table-cell>
          <table:table-cell office:value-type="float" office:value="15.09433" calcext:value-type="float">
            <text:p>15.09433</text:p>
          </table:table-cell>
          <table:table-cell office:value-type="float" office:value="20.36832" calcext:value-type="float">
            <text:p>20.36832</text:p>
          </table:table-cell>
          <table:table-cell office:value-type="float" office:value="16.11615" calcext:value-type="float">
            <text:p>16.11615</text:p>
          </table:table-cell>
          <table:table-cell office:value-type="float" office:value="20.33493" calcext:value-type="float">
            <text:p>20.33493</text:p>
          </table:table-cell>
          <table:table-cell office:value-type="float" office:value="16.76028" calcext:value-type="float">
            <text:p>16.76028</text:p>
          </table:table-cell>
          <table:table-cell office:value-type="float" office:value="19.87894" calcext:value-type="float">
            <text:p>19.87894</text:p>
          </table:table-cell>
          <table:table-cell office:value-type="float" office:value="17.03903" calcext:value-type="float">
            <text:p>17.0390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1999" calcext:value-type="float">
            <text:p>25051999</text:p>
          </table:table-cell>
          <table:table-cell office:value-type="float" office:value="10.14768" calcext:value-type="float">
            <text:p>10.14768</text:p>
          </table:table-cell>
          <table:table-cell office:value-type="float" office:value="12.145" calcext:value-type="float">
            <text:p>12.145</text:p>
          </table:table-cell>
          <table:table-cell office:value-type="float" office:value="8.03" calcext:value-type="float">
            <text:p>8.03</text:p>
          </table:table-cell>
          <table:table-cell office:value-type="float" office:value="1.247541" calcext:value-type="float">
            <text:p>1.247541</text:p>
          </table:table-cell>
          <table:table-cell office:value-type="float" office:value="0.8705786" calcext:value-type="float">
            <text:p>0.8705786</text:p>
          </table:table-cell>
          <table:table-cell office:value-type="float" office:value="565.7401" calcext:value-type="float">
            <text:p>565.7401</text:p>
          </table:table-cell>
          <table:table-cell office:value-type="float" office:value="3.5" calcext:value-type="float">
            <text:p>3.5</text:p>
          </table:table-cell>
          <table:table-cell office:value-type="float" office:value="22.48587" calcext:value-type="float">
            <text:p>22.48587</text:p>
          </table:table-cell>
          <table:table-cell office:value-type="float" office:value="7.275299" calcext:value-type="float">
            <text:p>7.275299</text:p>
          </table:table-cell>
          <table:table-cell office:value-type="float" office:value="17.42068" calcext:value-type="float">
            <text:p>17.42068</text:p>
          </table:table-cell>
          <table:table-cell office:value-type="float" office:value="10.16922" calcext:value-type="float">
            <text:p>10.16922</text:p>
          </table:table-cell>
          <table:table-cell office:value-type="float" office:value="16.26382" calcext:value-type="float">
            <text:p>16.26382</text:p>
          </table:table-cell>
          <table:table-cell office:value-type="float" office:value="11.71783" calcext:value-type="float">
            <text:p>11.71783</text:p>
          </table:table-cell>
          <table:table-cell office:value-type="float" office:value="16.02777" calcext:value-type="float">
            <text:p>16.02777</text:p>
          </table:table-cell>
          <table:table-cell office:value-type="float" office:value="13.16354" calcext:value-type="float">
            <text:p>13.16354</text:p>
          </table:table-cell>
          <table:table-cell office:value-type="float" office:value="16.68735" calcext:value-type="float">
            <text:p>16.68735</text:p>
          </table:table-cell>
          <table:table-cell office:value-type="float" office:value="14.12463" calcext:value-type="float">
            <text:p>14.12463</text:p>
          </table:table-cell>
          <table:table-cell office:value-type="float" office:value="16.98508" calcext:value-type="float">
            <text:p>16.98508</text:p>
          </table:table-cell>
          <table:table-cell office:value-type="float" office:value="14.6893" calcext:value-type="float">
            <text:p>14.689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1999" calcext:value-type="float">
            <text:p>26051999</text:p>
          </table:table-cell>
          <table:table-cell office:value-type="float" office:value="14.454" calcext:value-type="float">
            <text:p>14.454</text:p>
          </table:table-cell>
          <table:table-cell office:value-type="float" office:value="15.365" calcext:value-type="float">
            <text:p>15.365</text:p>
          </table:table-cell>
          <table:table-cell office:value-type="float" office:value="6.8655" calcext:value-type="float">
            <text:p>6.8655</text:p>
          </table:table-cell>
          <table:table-cell office:value-type="float" office:value="1.112204" calcext:value-type="float">
            <text:p>1.112204</text:p>
          </table:table-cell>
          <table:table-cell office:value-type="float" office:value="0.8870875" calcext:value-type="float">
            <text:p>0.8870875</text:p>
          </table:table-cell>
          <table:table-cell office:value-type="float" office:value="358.344" calcext:value-type="float">
            <text:p>358.344</text:p>
          </table:table-cell>
          <table:table-cell office:value-type="float" office:value="1.2" calcext:value-type="float">
            <text:p>1.2</text:p>
          </table:table-cell>
          <table:table-cell office:value-type="float" office:value="23.35226" calcext:value-type="float">
            <text:p>23.35226</text:p>
          </table:table-cell>
          <table:table-cell office:value-type="float" office:value="6.084259" calcext:value-type="float">
            <text:p>6.084259</text:p>
          </table:table-cell>
          <table:table-cell office:value-type="float" office:value="18.96906" calcext:value-type="float">
            <text:p>18.96906</text:p>
          </table:table-cell>
          <table:table-cell office:value-type="float" office:value="8.657745" calcext:value-type="float">
            <text:p>8.657745</text:p>
          </table:table-cell>
          <table:table-cell office:value-type="float" office:value="17.09531" calcext:value-type="float">
            <text:p>17.09531</text:p>
          </table:table-cell>
          <table:table-cell office:value-type="float" office:value="10.02142" calcext:value-type="float">
            <text:p>10.02142</text:p>
          </table:table-cell>
          <table:table-cell office:value-type="float" office:value="15.82678" calcext:value-type="float">
            <text:p>15.82678</text:p>
          </table:table-cell>
          <table:table-cell office:value-type="float" office:value="11.33887" calcext:value-type="float">
            <text:p>11.33887</text:p>
          </table:table-cell>
          <table:table-cell office:value-type="float" office:value="15.13263" calcext:value-type="float">
            <text:p>15.13263</text:p>
          </table:table-cell>
          <table:table-cell office:value-type="float" office:value="12.3089" calcext:value-type="float">
            <text:p>12.3089</text:p>
          </table:table-cell>
          <table:table-cell office:value-type="float" office:value="14.711" calcext:value-type="float">
            <text:p>14.711</text:p>
          </table:table-cell>
          <table:table-cell office:value-type="float" office:value="12.98593" calcext:value-type="float">
            <text:p>12.9859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1999" calcext:value-type="float">
            <text:p>27051999</text:p>
          </table:table-cell>
          <table:table-cell office:value-type="float" office:value="19.94508" calcext:value-type="float">
            <text:p>19.94508</text:p>
          </table:table-cell>
          <table:table-cell office:value-type="float" office:value="20.06" calcext:value-type="float">
            <text:p>20.06</text:p>
          </table:table-cell>
          <table:table-cell office:value-type="float" office:value="6.8525" calcext:value-type="float">
            <text:p>6.8525</text:p>
          </table:table-cell>
          <table:table-cell office:value-type="float" office:value="1.054589" calcext:value-type="float">
            <text:p>1.054589</text:p>
          </table:table-cell>
          <table:table-cell office:value-type="float" office:value="0.7963114" calcext:value-type="float">
            <text:p>0.7963114</text:p>
          </table:table-cell>
          <table:table-cell office:value-type="float" office:value="289.872" calcext:value-type="float">
            <text:p>289.872</text:p>
          </table:table-cell>
          <table:table-cell office:value-type="float" office:value="0" calcext:value-type="float">
            <text:p>0</text:p>
          </table:table-cell>
          <table:table-cell office:value-type="float" office:value="26.53418" calcext:value-type="float">
            <text:p>26.53418</text:p>
          </table:table-cell>
          <table:table-cell office:value-type="float" office:value="5.889008" calcext:value-type="float">
            <text:p>5.889008</text:p>
          </table:table-cell>
          <table:table-cell office:value-type="float" office:value="20.11444" calcext:value-type="float">
            <text:p>20.11444</text:p>
          </table:table-cell>
          <table:table-cell office:value-type="float" office:value="8.806427" calcext:value-type="float">
            <text:p>8.806427</text:p>
          </table:table-cell>
          <table:table-cell office:value-type="float" office:value="18.35901" calcext:value-type="float">
            <text:p>18.35901</text:p>
          </table:table-cell>
          <table:table-cell office:value-type="float" office:value="10.17584" calcext:value-type="float">
            <text:p>10.17584</text:p>
          </table:table-cell>
          <table:table-cell office:value-type="float" office:value="16.99609" calcext:value-type="float">
            <text:p>16.99609</text:p>
          </table:table-cell>
          <table:table-cell office:value-type="float" office:value="11.42862" calcext:value-type="float">
            <text:p>11.42862</text:p>
          </table:table-cell>
          <table:table-cell office:value-type="float" office:value="16.01205" calcext:value-type="float">
            <text:p>16.01205</text:p>
          </table:table-cell>
          <table:table-cell office:value-type="float" office:value="12.27509" calcext:value-type="float">
            <text:p>12.27509</text:p>
          </table:table-cell>
          <table:table-cell office:value-type="float" office:value="15.29404" calcext:value-type="float">
            <text:p>15.29404</text:p>
          </table:table-cell>
          <table:table-cell office:value-type="float" office:value="12.8035" calcext:value-type="float">
            <text:p>12.803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1999" calcext:value-type="float">
            <text:p>28051999</text:p>
          </table:table-cell>
          <table:table-cell office:value-type="float" office:value="29.05272" calcext:value-type="float">
            <text:p>29.05272</text:p>
          </table:table-cell>
          <table:table-cell office:value-type="float" office:value="26.425" calcext:value-type="float">
            <text:p>26.425</text:p>
          </table:table-cell>
          <table:table-cell office:value-type="float" office:value="6.588" calcext:value-type="float">
            <text:p>6.588</text:p>
          </table:table-cell>
          <table:table-cell office:value-type="float" office:value="1.387004" calcext:value-type="float">
            <text:p>1.387004</text:p>
          </table:table-cell>
          <table:table-cell office:value-type="float" office:value="0.8671917" calcext:value-type="float">
            <text:p>0.8671917</text:p>
          </table:table-cell>
          <table:table-cell office:value-type="float" office:value="204.444" calcext:value-type="float">
            <text:p>204.444</text:p>
          </table:table-cell>
          <table:table-cell office:value-type="float" office:value="0" calcext:value-type="float">
            <text:p>0</text:p>
          </table:table-cell>
          <table:table-cell office:value-type="float" office:value="47.87405" calcext:value-type="float">
            <text:p>47.87405</text:p>
          </table:table-cell>
          <table:table-cell office:value-type="float" office:value="6.047638" calcext:value-type="float">
            <text:p>6.047638</text:p>
          </table:table-cell>
          <table:table-cell office:value-type="float" office:value="32.16821" calcext:value-type="float">
            <text:p>32.16821</text:p>
          </table:table-cell>
          <table:table-cell office:value-type="float" office:value="9.92926" calcext:value-type="float">
            <text:p>9.92926</text:p>
          </table:table-cell>
          <table:table-cell office:value-type="float" office:value="27.74704" calcext:value-type="float">
            <text:p>27.74704</text:p>
          </table:table-cell>
          <table:table-cell office:value-type="float" office:value="11.25327" calcext:value-type="float">
            <text:p>11.25327</text:p>
          </table:table-cell>
          <table:table-cell office:value-type="float" office:value="24.01624" calcext:value-type="float">
            <text:p>24.01624</text:p>
          </table:table-cell>
          <table:table-cell office:value-type="float" office:value="12.38461" calcext:value-type="float">
            <text:p>12.38461</text:p>
          </table:table-cell>
          <table:table-cell office:value-type="float" office:value="21.31311" calcext:value-type="float">
            <text:p>21.31311</text:p>
          </table:table-cell>
          <table:table-cell office:value-type="float" office:value="13.06201" calcext:value-type="float">
            <text:p>13.06201</text:p>
          </table:table-cell>
          <table:table-cell office:value-type="float" office:value="19.35211" calcext:value-type="float">
            <text:p>19.35211</text:p>
          </table:table-cell>
          <table:table-cell office:value-type="float" office:value="13.41495" calcext:value-type="float">
            <text:p>13.4149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1999" calcext:value-type="float">
            <text:p>29051999</text:p>
          </table:table-cell>
          <table:table-cell office:value-type="float" office:value="29.043" calcext:value-type="float">
            <text:p>29.043</text:p>
          </table:table-cell>
          <table:table-cell office:value-type="float" office:value="29.055" calcext:value-type="float">
            <text:p>29.055</text:p>
          </table:table-cell>
          <table:table-cell office:value-type="float" office:value="11.965" calcext:value-type="float">
            <text:p>11.965</text:p>
          </table:table-cell>
          <table:table-cell office:value-type="float" office:value="1.370419" calcext:value-type="float">
            <text:p>1.370419</text:p>
          </table:table-cell>
          <table:table-cell office:value-type="float" office:value="0.7121071" calcext:value-type="float">
            <text:p>0.7121071</text:p>
          </table:table-cell>
          <table:table-cell office:value-type="float" office:value="249.552" calcext:value-type="float">
            <text:p>249.552</text:p>
          </table:table-cell>
          <table:table-cell office:value-type="float" office:value="0" calcext:value-type="float">
            <text:p>0</text:p>
          </table:table-cell>
          <table:table-cell office:value-type="float" office:value="51.2027" calcext:value-type="float">
            <text:p>51.2027</text:p>
          </table:table-cell>
          <table:table-cell office:value-type="float" office:value="11.13336" calcext:value-type="float">
            <text:p>11.13336</text:p>
          </table:table-cell>
          <table:table-cell office:value-type="float" office:value="35.96878" calcext:value-type="float">
            <text:p>35.96878</text:p>
          </table:table-cell>
          <table:table-cell office:value-type="float" office:value="15.00882" calcext:value-type="float">
            <text:p>15.00882</text:p>
          </table:table-cell>
          <table:table-cell office:value-type="float" office:value="31.44196" calcext:value-type="float">
            <text:p>31.44196</text:p>
          </table:table-cell>
          <table:table-cell office:value-type="float" office:value="16.25189" calcext:value-type="float">
            <text:p>16.25189</text:p>
          </table:table-cell>
          <table:table-cell office:value-type="float" office:value="27.45532" calcext:value-type="float">
            <text:p>27.45532</text:p>
          </table:table-cell>
          <table:table-cell office:value-type="float" office:value="17.05435" calcext:value-type="float">
            <text:p>17.05435</text:p>
          </table:table-cell>
          <table:table-cell office:value-type="float" office:value="24.52808" calcext:value-type="float">
            <text:p>24.52808</text:p>
          </table:table-cell>
          <table:table-cell office:value-type="float" office:value="17.25195" calcext:value-type="float">
            <text:p>17.25195</text:p>
          </table:table-cell>
          <table:table-cell office:value-type="float" office:value="22.29111" calcext:value-type="float">
            <text:p>22.29111</text:p>
          </table:table-cell>
          <table:table-cell office:value-type="float" office:value="17.06839" calcext:value-type="float">
            <text:p>17.068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1999" calcext:value-type="float">
            <text:p>30051999</text:p>
          </table:table-cell>
          <table:table-cell office:value-type="float" office:value="28.06956" calcext:value-type="float">
            <text:p>28.06956</text:p>
          </table:table-cell>
          <table:table-cell office:value-type="float" office:value="31.525" calcext:value-type="float">
            <text:p>31.525</text:p>
          </table:table-cell>
          <table:table-cell office:value-type="float" office:value="13.545" calcext:value-type="float">
            <text:p>13.545</text:p>
          </table:table-cell>
          <table:table-cell office:value-type="float" office:value="1.748652" calcext:value-type="float">
            <text:p>1.748652</text:p>
          </table:table-cell>
          <table:table-cell office:value-type="float" office:value="1.228713" calcext:value-type="float">
            <text:p>1.228713</text:p>
          </table:table-cell>
          <table:table-cell office:value-type="float" office:value="339.408" calcext:value-type="float">
            <text:p>339.408</text:p>
          </table:table-cell>
          <table:table-cell office:value-type="float" office:value="0" calcext:value-type="float">
            <text:p>0</text:p>
          </table:table-cell>
          <table:table-cell office:value-type="float" office:value="57.46292" calcext:value-type="float">
            <text:p>57.46292</text:p>
          </table:table-cell>
          <table:table-cell office:value-type="float" office:value="14.06992" calcext:value-type="float">
            <text:p>14.06992</text:p>
          </table:table-cell>
          <table:table-cell office:value-type="float" office:value="39.96124" calcext:value-type="float">
            <text:p>39.96124</text:p>
          </table:table-cell>
          <table:table-cell office:value-type="float" office:value="17.76138" calcext:value-type="float">
            <text:p>17.76138</text:p>
          </table:table-cell>
          <table:table-cell office:value-type="float" office:value="34.61728" calcext:value-type="float">
            <text:p>34.61728</text:p>
          </table:table-cell>
          <table:table-cell office:value-type="float" office:value="19.03458" calcext:value-type="float">
            <text:p>19.03458</text:p>
          </table:table-cell>
          <table:table-cell office:value-type="float" office:value="30.34738" calcext:value-type="float">
            <text:p>30.34738</text:p>
          </table:table-cell>
          <table:table-cell office:value-type="float" office:value="19.78995" calcext:value-type="float">
            <text:p>19.78995</text:p>
          </table:table-cell>
          <table:table-cell office:value-type="float" office:value="27.22443" calcext:value-type="float">
            <text:p>27.22443</text:p>
          </table:table-cell>
          <table:table-cell office:value-type="float" office:value="19.87527" calcext:value-type="float">
            <text:p>19.87527</text:p>
          </table:table-cell>
          <table:table-cell office:value-type="float" office:value="24.79138" calcext:value-type="float">
            <text:p>24.79138</text:p>
          </table:table-cell>
          <table:table-cell office:value-type="float" office:value="19.55258" calcext:value-type="float">
            <text:p>19.5525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1999" calcext:value-type="float">
            <text:p>31051999</text:p>
          </table:table-cell>
          <table:table-cell office:value-type="float" office:value="26.10288" calcext:value-type="float">
            <text:p>26.10288</text:p>
          </table:table-cell>
          <table:table-cell office:value-type="float" office:value="31.005" calcext:value-type="float">
            <text:p>31.005</text:p>
          </table:table-cell>
          <table:table-cell office:value-type="float" office:value="15.995" calcext:value-type="float">
            <text:p>15.995</text:p>
          </table:table-cell>
          <table:table-cell office:value-type="float" office:value="1.673811" calcext:value-type="float">
            <text:p>1.673811</text:p>
          </table:table-cell>
          <table:table-cell office:value-type="float" office:value="1.098544" calcext:value-type="float">
            <text:p>1.098544</text:p>
          </table:table-cell>
          <table:table-cell office:value-type="float" office:value="345.888" calcext:value-type="float">
            <text:p>345.888</text:p>
          </table:table-cell>
          <table:table-cell office:value-type="float" office:value="0" calcext:value-type="float">
            <text:p>0</text:p>
          </table:table-cell>
          <table:table-cell office:value-type="float" office:value="57.39545" calcext:value-type="float">
            <text:p>57.39545</text:p>
          </table:table-cell>
          <table:table-cell office:value-type="float" office:value="16.99945" calcext:value-type="float">
            <text:p>16.99945</text:p>
          </table:table-cell>
          <table:table-cell office:value-type="float" office:value="39.88281" calcext:value-type="float">
            <text:p>39.88281</text:p>
          </table:table-cell>
          <table:table-cell office:value-type="float" office:value="20.44571" calcext:value-type="float">
            <text:p>20.44571</text:p>
          </table:table-cell>
          <table:table-cell office:value-type="float" office:value="35.32428" calcext:value-type="float">
            <text:p>35.32428</text:p>
          </table:table-cell>
          <table:table-cell office:value-type="float" office:value="21.61502" calcext:value-type="float">
            <text:p>21.61502</text:p>
          </table:table-cell>
          <table:table-cell office:value-type="float" office:value="31.44235" calcext:value-type="float">
            <text:p>31.44235</text:p>
          </table:table-cell>
          <table:table-cell office:value-type="float" office:value="22.26511" calcext:value-type="float">
            <text:p>22.26511</text:p>
          </table:table-cell>
          <table:table-cell office:value-type="float" office:value="28.46976" calcext:value-type="float">
            <text:p>28.46976</text:p>
          </table:table-cell>
          <table:table-cell office:value-type="float" office:value="22.2402" calcext:value-type="float">
            <text:p>22.2402</text:p>
          </table:table-cell>
          <table:table-cell office:value-type="float" office:value="26.15558" calcext:value-type="float">
            <text:p>26.15558</text:p>
          </table:table-cell>
          <table:table-cell office:value-type="float" office:value="21.79977" calcext:value-type="float">
            <text:p>21.7997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1999" calcext:value-type="float">
            <text:p>1061999</text:p>
          </table:table-cell>
          <table:table-cell office:value-type="float" office:value="4.68828" calcext:value-type="float">
            <text:p>4.68828</text:p>
          </table:table-cell>
          <table:table-cell office:value-type="float" office:value="21.95" calcext:value-type="float">
            <text:p>21.95</text:p>
          </table:table-cell>
          <table:table-cell office:value-type="float" office:value="18.79" calcext:value-type="float">
            <text:p>18.79</text:p>
          </table:table-cell>
          <table:table-cell office:value-type="float" office:value="2.053837" calcext:value-type="float">
            <text:p>2.053837</text:p>
          </table:table-cell>
          <table:table-cell office:value-type="float" office:value="1.587865" calcext:value-type="float">
            <text:p>1.587865</text:p>
          </table:table-cell>
          <table:table-cell office:value-type="float" office:value="357.444" calcext:value-type="float">
            <text:p>357.444</text:p>
          </table:table-cell>
          <table:table-cell office:value-type="float" office:value="5.4" calcext:value-type="float">
            <text:p>5.4</text:p>
          </table:table-cell>
          <table:table-cell office:value-type="float" office:value="25.03342" calcext:value-type="float">
            <text:p>25.03342</text:p>
          </table:table-cell>
          <table:table-cell office:value-type="float" office:value="17.90021" calcext:value-type="float">
            <text:p>17.90021</text:p>
          </table:table-cell>
          <table:table-cell office:value-type="float" office:value="25.539" calcext:value-type="float">
            <text:p>25.539</text:p>
          </table:table-cell>
          <table:table-cell office:value-type="float" office:value="19.43185" calcext:value-type="float">
            <text:p>19.43185</text:p>
          </table:table-cell>
          <table:table-cell office:value-type="float" office:value="26.61356" calcext:value-type="float">
            <text:p>26.61356</text:p>
          </table:table-cell>
          <table:table-cell office:value-type="float" office:value="20.1965" calcext:value-type="float">
            <text:p>20.1965</text:p>
          </table:table-cell>
          <table:table-cell office:value-type="float" office:value="26.95422" calcext:value-type="float">
            <text:p>26.95422</text:p>
          </table:table-cell>
          <table:table-cell office:value-type="float" office:value="20.77844" calcext:value-type="float">
            <text:p>20.77844</text:p>
          </table:table-cell>
          <table:table-cell office:value-type="float" office:value="26.50345" calcext:value-type="float">
            <text:p>26.50345</text:p>
          </table:table-cell>
          <table:table-cell office:value-type="float" office:value="21.04309" calcext:value-type="float">
            <text:p>21.04309</text:p>
          </table:table-cell>
          <table:table-cell office:value-type="float" office:value="25.47513" calcext:value-type="float">
            <text:p>25.47513</text:p>
          </table:table-cell>
          <table:table-cell office:value-type="float" office:value="21.03143" calcext:value-type="float">
            <text:p>21.0314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1999" calcext:value-type="float">
            <text:p>2061999</text:p>
          </table:table-cell>
          <table:table-cell office:value-type="float" office:value="9.503639" calcext:value-type="float">
            <text:p>9.503639</text:p>
          </table:table-cell>
          <table:table-cell office:value-type="float" office:value="26.01" calcext:value-type="float">
            <text:p>26.01</text:p>
          </table:table-cell>
          <table:table-cell office:value-type="float" office:value="18.57" calcext:value-type="float">
            <text:p>18.57</text:p>
          </table:table-cell>
          <table:table-cell office:value-type="float" office:value="2.273731" calcext:value-type="float">
            <text:p>2.273731</text:p>
          </table:table-cell>
          <table:table-cell office:value-type="float" office:value="2.002691" calcext:value-type="float">
            <text:p>2.002691</text:p>
          </table:table-cell>
          <table:table-cell office:value-type="float" office:value="265.32" calcext:value-type="float">
            <text:p>265.32</text:p>
          </table:table-cell>
          <table:table-cell office:value-type="float" office:value="9.9" calcext:value-type="float">
            <text:p>9.9</text:p>
          </table:table-cell>
          <table:table-cell office:value-type="float" office:value="30.48218" calcext:value-type="float">
            <text:p>30.48218</text:p>
          </table:table-cell>
          <table:table-cell office:value-type="float" office:value="17.36148" calcext:value-type="float">
            <text:p>17.36148</text:p>
          </table:table-cell>
          <table:table-cell office:value-type="float" office:value="25.49649" calcext:value-type="float">
            <text:p>25.49649</text:p>
          </table:table-cell>
          <table:table-cell office:value-type="float" office:value="18.48428" calcext:value-type="float">
            <text:p>18.48428</text:p>
          </table:table-cell>
          <table:table-cell office:value-type="float" office:value="23.90042" calcext:value-type="float">
            <text:p>23.90042</text:p>
          </table:table-cell>
          <table:table-cell office:value-type="float" office:value="19.06485" calcext:value-type="float">
            <text:p>19.06485</text:p>
          </table:table-cell>
          <table:table-cell office:value-type="float" office:value="22.62714" calcext:value-type="float">
            <text:p>22.62714</text:p>
          </table:table-cell>
          <table:table-cell office:value-type="float" office:value="19.53418" calcext:value-type="float">
            <text:p>19.53418</text:p>
          </table:table-cell>
          <table:table-cell office:value-type="float" office:value="21.66434" calcext:value-type="float">
            <text:p>21.66434</text:p>
          </table:table-cell>
          <table:table-cell office:value-type="float" office:value="19.758" calcext:value-type="float">
            <text:p>19.758</text:p>
          </table:table-cell>
          <table:table-cell office:value-type="float" office:value="20.98813" calcext:value-type="float">
            <text:p>20.98813</text:p>
          </table:table-cell>
          <table:table-cell office:value-type="float" office:value="19.76385" calcext:value-type="float">
            <text:p>19.7638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1999" calcext:value-type="float">
            <text:p>3061999</text:p>
          </table:table-cell>
          <table:table-cell office:value-type="float" office:value="13.61628" calcext:value-type="float">
            <text:p>13.61628</text:p>
          </table:table-cell>
          <table:table-cell office:value-type="float" office:value="19.81" calcext:value-type="float">
            <text:p>19.81</text:p>
          </table:table-cell>
          <table:table-cell office:value-type="float" office:value="11.82" calcext:value-type="float">
            <text:p>11.82</text:p>
          </table:table-cell>
          <table:table-cell office:value-type="float" office:value="2.186733" calcext:value-type="float">
            <text:p>2.186733</text:p>
          </table:table-cell>
          <table:table-cell office:value-type="float" office:value="0.9350255" calcext:value-type="float">
            <text:p>0.9350255</text:p>
          </table:table-cell>
          <table:table-cell office:value-type="float" office:value="558.72" calcext:value-type="float">
            <text:p>558.72</text:p>
          </table:table-cell>
          <table:table-cell office:value-type="float" office:value="5.7" calcext:value-type="float">
            <text:p>5.7</text:p>
          </table:table-cell>
          <table:table-cell office:value-type="float" office:value="26.72211" calcext:value-type="float">
            <text:p>26.72211</text:p>
          </table:table-cell>
          <table:table-cell office:value-type="float" office:value="10.58685" calcext:value-type="float">
            <text:p>10.58685</text:p>
          </table:table-cell>
          <table:table-cell office:value-type="float" office:value="23.09424" calcext:value-type="float">
            <text:p>23.09424</text:p>
          </table:table-cell>
          <table:table-cell office:value-type="float" office:value="14.36929" calcext:value-type="float">
            <text:p>14.36929</text:p>
          </table:table-cell>
          <table:table-cell office:value-type="float" office:value="21.99933" calcext:value-type="float">
            <text:p>21.99933</text:p>
          </table:table-cell>
          <table:table-cell office:value-type="float" office:value="16.2854" calcext:value-type="float">
            <text:p>16.2854</text:p>
          </table:table-cell>
          <table:table-cell office:value-type="float" office:value="21.07281" calcext:value-type="float">
            <text:p>21.07281</text:p>
          </table:table-cell>
          <table:table-cell office:value-type="float" office:value="17.84546" calcext:value-type="float">
            <text:p>17.84546</text:p>
          </table:table-cell>
          <table:table-cell office:value-type="float" office:value="20.72879" calcext:value-type="float">
            <text:p>20.72879</text:p>
          </table:table-cell>
          <table:table-cell office:value-type="float" office:value="18.72113" calcext:value-type="float">
            <text:p>18.72113</text:p>
          </table:table-cell>
          <table:table-cell office:value-type="float" office:value="20.517" calcext:value-type="float">
            <text:p>20.517</text:p>
          </table:table-cell>
          <table:table-cell office:value-type="float" office:value="19.05966" calcext:value-type="float">
            <text:p>19.0596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1999" calcext:value-type="float">
            <text:p>4061999</text:p>
          </table:table-cell>
          <table:table-cell office:value-type="float" office:value="30.69576" calcext:value-type="float">
            <text:p>30.69576</text:p>
          </table:table-cell>
          <table:table-cell office:value-type="float" office:value="21.665" calcext:value-type="float">
            <text:p>21.665</text:p>
          </table:table-cell>
          <table:table-cell office:value-type="float" office:value="9.285" calcext:value-type="float">
            <text:p>9.285</text:p>
          </table:table-cell>
          <table:table-cell office:value-type="float" office:value="0.991625" calcext:value-type="float">
            <text:p>0.991625</text:p>
          </table:table-cell>
          <table:table-cell office:value-type="float" office:value="0.573862" calcext:value-type="float">
            <text:p>0.573862</text:p>
          </table:table-cell>
          <table:table-cell office:value-type="float" office:value="246.276" calcext:value-type="float">
            <text:p>246.276</text:p>
          </table:table-cell>
          <table:table-cell office:value-type="float" office:value="0" calcext:value-type="float">
            <text:p>0</text:p>
          </table:table-cell>
          <table:table-cell office:value-type="float" office:value="43.14584" calcext:value-type="float">
            <text:p>43.14584</text:p>
          </table:table-cell>
          <table:table-cell office:value-type="float" office:value="7.973969" calcext:value-type="float">
            <text:p>7.973969</text:p>
          </table:table-cell>
          <table:table-cell office:value-type="float" office:value="29.83487" calcext:value-type="float">
            <text:p>29.83487</text:p>
          </table:table-cell>
          <table:table-cell office:value-type="float" office:value="11.58087" calcext:value-type="float">
            <text:p>11.58087</text:p>
          </table:table-cell>
          <table:table-cell office:value-type="float" office:value="26.24432" calcext:value-type="float">
            <text:p>26.24432</text:p>
          </table:table-cell>
          <table:table-cell office:value-type="float" office:value="13.3895" calcext:value-type="float">
            <text:p>13.3895</text:p>
          </table:table-cell>
          <table:table-cell office:value-type="float" office:value="23.50479" calcext:value-type="float">
            <text:p>23.50479</text:p>
          </table:table-cell>
          <table:table-cell office:value-type="float" office:value="15.01892" calcext:value-type="float">
            <text:p>15.01892</text:p>
          </table:table-cell>
          <table:table-cell office:value-type="float" office:value="21.67511" calcext:value-type="float">
            <text:p>21.67511</text:p>
          </table:table-cell>
          <table:table-cell office:value-type="float" office:value="16.08264" calcext:value-type="float">
            <text:p>16.08264</text:p>
          </table:table-cell>
          <table:table-cell office:value-type="float" office:value="20.39682" calcext:value-type="float">
            <text:p>20.39682</text:p>
          </table:table-cell>
          <table:table-cell office:value-type="float" office:value="16.70905" calcext:value-type="float">
            <text:p>16.709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1999" calcext:value-type="float">
            <text:p>5061999</text:p>
          </table:table-cell>
          <table:table-cell office:value-type="float" office:value="28.04904" calcext:value-type="float">
            <text:p>28.04904</text:p>
          </table:table-cell>
          <table:table-cell office:value-type="float" office:value="24.18" calcext:value-type="float">
            <text:p>24.18</text:p>
          </table:table-cell>
          <table:table-cell office:value-type="float" office:value="9.315" calcext:value-type="float">
            <text:p>9.315</text:p>
          </table:table-cell>
          <table:table-cell office:value-type="float" office:value="1.347668" calcext:value-type="float">
            <text:p>1.347668</text:p>
          </table:table-cell>
          <table:table-cell office:value-type="float" office:value="0.7375461" calcext:value-type="float">
            <text:p>0.7375461</text:p>
          </table:table-cell>
          <table:table-cell office:value-type="float" office:value="279.072" calcext:value-type="float">
            <text:p>279.072</text:p>
          </table:table-cell>
          <table:table-cell office:value-type="float" office:value="0" calcext:value-type="float">
            <text:p>0</text:p>
          </table:table-cell>
          <table:table-cell office:value-type="float" office:value="50.53827" calcext:value-type="float">
            <text:p>50.53827</text:p>
          </table:table-cell>
          <table:table-cell office:value-type="float" office:value="10.06769" calcext:value-type="float">
            <text:p>10.06769</text:p>
          </table:table-cell>
          <table:table-cell office:value-type="float" office:value="34.74274" calcext:value-type="float">
            <text:p>34.74274</text:p>
          </table:table-cell>
          <table:table-cell office:value-type="float" office:value="14.26328" calcext:value-type="float">
            <text:p>14.26328</text:p>
          </table:table-cell>
          <table:table-cell office:value-type="float" office:value="30.55057" calcext:value-type="float">
            <text:p>30.55057</text:p>
          </table:table-cell>
          <table:table-cell office:value-type="float" office:value="15.79318" calcext:value-type="float">
            <text:p>15.79318</text:p>
          </table:table-cell>
          <table:table-cell office:value-type="float" office:value="27.06317" calcext:value-type="float">
            <text:p>27.06317</text:p>
          </table:table-cell>
          <table:table-cell office:value-type="float" office:value="16.97406" calcext:value-type="float">
            <text:p>16.97406</text:p>
          </table:table-cell>
          <table:table-cell office:value-type="float" office:value="24.57257" calcext:value-type="float">
            <text:p>24.57257</text:p>
          </table:table-cell>
          <table:table-cell office:value-type="float" office:value="17.60345" calcext:value-type="float">
            <text:p>17.60345</text:p>
          </table:table-cell>
          <table:table-cell office:value-type="float" office:value="22.73639" calcext:value-type="float">
            <text:p>22.73639</text:p>
          </table:table-cell>
          <table:table-cell office:value-type="float" office:value="17.84833" calcext:value-type="float">
            <text:p>17.8483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1999" calcext:value-type="float">
            <text:p>6061999</text:p>
          </table:table-cell>
          <table:table-cell office:value-type="float" office:value="19.03932" calcext:value-type="float">
            <text:p>19.03932</text:p>
          </table:table-cell>
          <table:table-cell office:value-type="float" office:value="29.795" calcext:value-type="float">
            <text:p>29.795</text:p>
          </table:table-cell>
          <table:table-cell office:value-type="float" office:value="17.39" calcext:value-type="float">
            <text:p>17.39</text:p>
          </table:table-cell>
          <table:table-cell office:value-type="float" office:value="2.532082" calcext:value-type="float">
            <text:p>2.532082</text:p>
          </table:table-cell>
          <table:table-cell office:value-type="float" office:value="1.343271" calcext:value-type="float">
            <text:p>1.343271</text:p>
          </table:table-cell>
          <table:table-cell office:value-type="float" office:value="587.448" calcext:value-type="float">
            <text:p>587.448</text:p>
          </table:table-cell>
          <table:table-cell office:value-type="float" office:value="0" calcext:value-type="float">
            <text:p>0</text:p>
          </table:table-cell>
          <table:table-cell office:value-type="float" office:value="49.32147" calcext:value-type="float">
            <text:p>49.32147</text:p>
          </table:table-cell>
          <table:table-cell office:value-type="float" office:value="16.81757" calcext:value-type="float">
            <text:p>16.81757</text:p>
          </table:table-cell>
          <table:table-cell office:value-type="float" office:value="35.57324" calcext:value-type="float">
            <text:p>35.57324</text:p>
          </table:table-cell>
          <table:table-cell office:value-type="float" office:value="19.47568" calcext:value-type="float">
            <text:p>19.47568</text:p>
          </table:table-cell>
          <table:table-cell office:value-type="float" office:value="31.51721" calcext:value-type="float">
            <text:p>31.51721</text:p>
          </table:table-cell>
          <table:table-cell office:value-type="float" office:value="20.10895" calcext:value-type="float">
            <text:p>20.10895</text:p>
          </table:table-cell>
          <table:table-cell office:value-type="float" office:value="28.51663" calcext:value-type="float">
            <text:p>28.51663</text:p>
          </table:table-cell>
          <table:table-cell office:value-type="float" office:value="20.54291" calcext:value-type="float">
            <text:p>20.54291</text:p>
          </table:table-cell>
          <table:table-cell office:value-type="float" office:value="26.20227" calcext:value-type="float">
            <text:p>26.20227</text:p>
          </table:table-cell>
          <table:table-cell office:value-type="float" office:value="20.59363" calcext:value-type="float">
            <text:p>20.59363</text:p>
          </table:table-cell>
          <table:table-cell office:value-type="float" office:value="24.36508" calcext:value-type="float">
            <text:p>24.36508</text:p>
          </table:table-cell>
          <table:table-cell office:value-type="float" office:value="20.36557" calcext:value-type="float">
            <text:p>20.365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1999" calcext:value-type="float">
            <text:p>7061999</text:p>
          </table:table-cell>
          <table:table-cell office:value-type="float" office:value="25.08048" calcext:value-type="float">
            <text:p>25.08048</text:p>
          </table:table-cell>
          <table:table-cell office:value-type="float" office:value="34.335" calcext:value-type="float">
            <text:p>34.335</text:p>
          </table:table-cell>
          <table:table-cell office:value-type="float" office:value="22.11" calcext:value-type="float">
            <text:p>22.11</text:p>
          </table:table-cell>
          <table:table-cell office:value-type="float" office:value="2.626419" calcext:value-type="float">
            <text:p>2.626419</text:p>
          </table:table-cell>
          <table:table-cell office:value-type="float" office:value="1.652838" calcext:value-type="float">
            <text:p>1.652838</text:p>
          </table:table-cell>
          <table:table-cell office:value-type="float" office:value="368.712" calcext:value-type="float">
            <text:p>368.712</text:p>
          </table:table-cell>
          <table:table-cell office:value-type="float" office:value="0.1" calcext:value-type="float">
            <text:p>0.1</text:p>
          </table:table-cell>
          <table:table-cell office:value-type="float" office:value="60.18259" calcext:value-type="float">
            <text:p>60.18259</text:p>
          </table:table-cell>
          <table:table-cell office:value-type="float" office:value="22.11533" calcext:value-type="float">
            <text:p>22.11533</text:p>
          </table:table-cell>
          <table:table-cell office:value-type="float" office:value="43.13443" calcext:value-type="float">
            <text:p>43.13443</text:p>
          </table:table-cell>
          <table:table-cell office:value-type="float" office:value="23.62677" calcext:value-type="float">
            <text:p>23.62677</text:p>
          </table:table-cell>
          <table:table-cell office:value-type="float" office:value="37.83188" calcext:value-type="float">
            <text:p>37.83188</text:p>
          </table:table-cell>
          <table:table-cell office:value-type="float" office:value="23.95712" calcext:value-type="float">
            <text:p>23.95712</text:p>
          </table:table-cell>
          <table:table-cell office:value-type="float" office:value="33.25607" calcext:value-type="float">
            <text:p>33.25607</text:p>
          </table:table-cell>
          <table:table-cell office:value-type="float" office:value="23.95792" calcext:value-type="float">
            <text:p>23.95792</text:p>
          </table:table-cell>
          <table:table-cell office:value-type="float" office:value="30.02594" calcext:value-type="float">
            <text:p>30.02594</text:p>
          </table:table-cell>
          <table:table-cell office:value-type="float" office:value="23.56693" calcext:value-type="float">
            <text:p>23.56693</text:p>
          </table:table-cell>
          <table:table-cell office:value-type="float" office:value="27.60226" calcext:value-type="float">
            <text:p>27.60226</text:p>
          </table:table-cell>
          <table:table-cell office:value-type="float" office:value="22.9325" calcext:value-type="float">
            <text:p>22.93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1999" calcext:value-type="float">
            <text:p>8061999</text:p>
          </table:table-cell>
          <table:table-cell office:value-type="float" office:value="24.2816" calcext:value-type="float">
            <text:p>24.2816</text:p>
          </table:table-cell>
          <table:table-cell office:value-type="float" office:value="27.495" calcext:value-type="float">
            <text:p>27.495</text:p>
          </table:table-cell>
          <table:table-cell office:value-type="float" office:value="19.8" calcext:value-type="float">
            <text:p>19.8</text:p>
          </table:table-cell>
          <table:table-cell office:value-type="float" office:value="2.101197" calcext:value-type="float">
            <text:p>2.101197</text:p>
          </table:table-cell>
          <table:table-cell office:value-type="float" office:value="1.461249" calcext:value-type="float">
            <text:p>1.461249</text:p>
          </table:table-cell>
          <table:table-cell office:value-type="float" office:value="556.7401" calcext:value-type="float">
            <text:p>556.7401</text:p>
          </table:table-cell>
          <table:table-cell office:value-type="float" office:value="0" calcext:value-type="float">
            <text:p>0</text:p>
          </table:table-cell>
          <table:table-cell office:value-type="float" office:value="51.58606" calcext:value-type="float">
            <text:p>51.58606</text:p>
          </table:table-cell>
          <table:table-cell office:value-type="float" office:value="20.68481" calcext:value-type="float">
            <text:p>20.68481</text:p>
          </table:table-cell>
          <table:table-cell office:value-type="float" office:value="38.97751" calcext:value-type="float">
            <text:p>38.97751</text:p>
          </table:table-cell>
          <table:table-cell office:value-type="float" office:value="23.57022" calcext:value-type="float">
            <text:p>23.57022</text:p>
          </table:table-cell>
          <table:table-cell office:value-type="float" office:value="35.42856" calcext:value-type="float">
            <text:p>35.42856</text:p>
          </table:table-cell>
          <table:table-cell office:value-type="float" office:value="24.62109" calcext:value-type="float">
            <text:p>24.62109</text:p>
          </table:table-cell>
          <table:table-cell office:value-type="float" office:value="32.28818" calcext:value-type="float">
            <text:p>32.28818</text:p>
          </table:table-cell>
          <table:table-cell office:value-type="float" office:value="25.13892" calcext:value-type="float">
            <text:p>25.13892</text:p>
          </table:table-cell>
          <table:table-cell office:value-type="float" office:value="29.82556" calcext:value-type="float">
            <text:p>29.82556</text:p>
          </table:table-cell>
          <table:table-cell office:value-type="float" office:value="25.04132" calcext:value-type="float">
            <text:p>25.04132</text:p>
          </table:table-cell>
          <table:table-cell office:value-type="float" office:value="27.84509" calcext:value-type="float">
            <text:p>27.84509</text:p>
          </table:table-cell>
          <table:table-cell office:value-type="float" office:value="24.5665" calcext:value-type="float">
            <text:p>24.56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1999" calcext:value-type="float">
            <text:p>9061999</text:p>
          </table:table-cell>
          <table:table-cell office:value-type="float" office:value="10.52441" calcext:value-type="float">
            <text:p>10.52441</text:p>
          </table:table-cell>
          <table:table-cell office:value-type="float" office:value="19.81" calcext:value-type="float">
            <text:p>19.81</text:p>
          </table:table-cell>
          <table:table-cell office:value-type="float" office:value="15.285" calcext:value-type="float">
            <text:p>15.285</text:p>
          </table:table-cell>
          <table:table-cell office:value-type="float" office:value="1.841326" calcext:value-type="float">
            <text:p>1.841326</text:p>
          </table:table-cell>
          <table:table-cell office:value-type="float" office:value="1.550522" calcext:value-type="float">
            <text:p>1.550522</text:p>
          </table:table-cell>
          <table:table-cell office:value-type="float" office:value="246.852" calcext:value-type="float">
            <text:p>246.852</text:p>
          </table:table-cell>
          <table:table-cell office:value-type="float" office:value="0.5" calcext:value-type="float">
            <text:p>0.5</text:p>
          </table:table-cell>
          <table:table-cell office:value-type="float" office:value="41.04547" calcext:value-type="float">
            <text:p>41.04547</text:p>
          </table:table-cell>
          <table:table-cell office:value-type="float" office:value="16.46201" calcext:value-type="float">
            <text:p>16.46201</text:p>
          </table:table-cell>
          <table:table-cell office:value-type="float" office:value="28.64136" calcext:value-type="float">
            <text:p>28.64136</text:p>
          </table:table-cell>
          <table:table-cell office:value-type="float" office:value="20.38464" calcext:value-type="float">
            <text:p>20.38464</text:p>
          </table:table-cell>
          <table:table-cell office:value-type="float" office:value="26.94635" calcext:value-type="float">
            <text:p>26.94635</text:p>
          </table:table-cell>
          <table:table-cell office:value-type="float" office:value="21.78882" calcext:value-type="float">
            <text:p>21.78882</text:p>
          </table:table-cell>
          <table:table-cell office:value-type="float" office:value="27.77145" calcext:value-type="float">
            <text:p>27.77145</text:p>
          </table:table-cell>
          <table:table-cell office:value-type="float" office:value="22.76645" calcext:value-type="float">
            <text:p>22.76645</text:p>
          </table:table-cell>
          <table:table-cell office:value-type="float" office:value="27.72269" calcext:value-type="float">
            <text:p>27.72269</text:p>
          </table:table-cell>
          <table:table-cell office:value-type="float" office:value="23.20102" calcext:value-type="float">
            <text:p>23.20102</text:p>
          </table:table-cell>
          <table:table-cell office:value-type="float" office:value="27.02588" calcext:value-type="float">
            <text:p>27.02588</text:p>
          </table:table-cell>
          <table:table-cell office:value-type="float" office:value="23.22473" calcext:value-type="float">
            <text:p>23.2247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1999" calcext:value-type="float">
            <text:p>10061999</text:p>
          </table:table-cell>
          <table:table-cell office:value-type="float" office:value="21.0557" calcext:value-type="float">
            <text:p>21.0557</text:p>
          </table:table-cell>
          <table:table-cell office:value-type="float" office:value="25" calcext:value-type="float">
            <text:p>25</text:p>
          </table:table-cell>
          <table:table-cell office:value-type="float" office:value="11.07" calcext:value-type="float">
            <text:p>11.07</text:p>
          </table:table-cell>
          <table:table-cell office:value-type="float" office:value="1.895862" calcext:value-type="float">
            <text:p>1.895862</text:p>
          </table:table-cell>
          <table:table-cell office:value-type="float" office:value="1.286427" calcext:value-type="float">
            <text:p>1.286427</text:p>
          </table:table-cell>
          <table:table-cell office:value-type="float" office:value="170.964" calcext:value-type="float">
            <text:p>170.964</text:p>
          </table:table-cell>
          <table:table-cell office:value-type="float" office:value="0" calcext:value-type="float">
            <text:p>0</text:p>
          </table:table-cell>
          <table:table-cell office:value-type="float" office:value="43.62433" calcext:value-type="float">
            <text:p>43.62433</text:p>
          </table:table-cell>
          <table:table-cell office:value-type="float" office:value="12.77902" calcext:value-type="float">
            <text:p>12.77902</text:p>
          </table:table-cell>
          <table:table-cell office:value-type="float" office:value="32.63245" calcext:value-type="float">
            <text:p>32.63245</text:p>
          </table:table-cell>
          <table:table-cell office:value-type="float" office:value="17.52698" calcext:value-type="float">
            <text:p>17.52698</text:p>
          </table:table-cell>
          <table:table-cell office:value-type="float" office:value="29.77124" calcext:value-type="float">
            <text:p>29.77124</text:p>
          </table:table-cell>
          <table:table-cell office:value-type="float" office:value="18.88522" calcext:value-type="float">
            <text:p>18.88522</text:p>
          </table:table-cell>
          <table:table-cell office:value-type="float" office:value="27.40854" calcext:value-type="float">
            <text:p>27.40854</text:p>
          </table:table-cell>
          <table:table-cell office:value-type="float" office:value="20.06244" calcext:value-type="float">
            <text:p>20.06244</text:p>
          </table:table-cell>
          <table:table-cell office:value-type="float" office:value="25.67355" calcext:value-type="float">
            <text:p>25.67355</text:p>
          </table:table-cell>
          <table:table-cell office:value-type="float" office:value="20.78189" calcext:value-type="float">
            <text:p>20.78189</text:p>
          </table:table-cell>
          <table:table-cell office:value-type="float" office:value="24.3515" calcext:value-type="float">
            <text:p>24.3515</text:p>
          </table:table-cell>
          <table:table-cell office:value-type="float" office:value="21.10852" calcext:value-type="float">
            <text:p>21.1085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1999" calcext:value-type="float">
            <text:p>11061999</text:p>
          </table:table-cell>
          <table:table-cell office:value-type="float" office:value="29.5341" calcext:value-type="float">
            <text:p>29.5341</text:p>
          </table:table-cell>
          <table:table-cell office:value-type="float" office:value="29.015" calcext:value-type="float">
            <text:p>29.015</text:p>
          </table:table-cell>
          <table:table-cell office:value-type="float" office:value="15.99" calcext:value-type="float">
            <text:p>15.99</text:p>
          </table:table-cell>
          <table:table-cell office:value-type="float" office:value="1.966143" calcext:value-type="float">
            <text:p>1.966143</text:p>
          </table:table-cell>
          <table:table-cell office:value-type="float" office:value="1.569123" calcext:value-type="float">
            <text:p>1.569123</text:p>
          </table:table-cell>
          <table:table-cell office:value-type="float" office:value="253.44" calcext:value-type="float">
            <text:p>253.44</text:p>
          </table:table-cell>
          <table:table-cell office:value-type="float" office:value="0" calcext:value-type="float">
            <text:p>0</text:p>
          </table:table-cell>
          <table:table-cell office:value-type="float" office:value="55.20105" calcext:value-type="float">
            <text:p>55.20105</text:p>
          </table:table-cell>
          <table:table-cell office:value-type="float" office:value="16.58493" calcext:value-type="float">
            <text:p>16.58493</text:p>
          </table:table-cell>
          <table:table-cell office:value-type="float" office:value="40.0195" calcext:value-type="float">
            <text:p>40.0195</text:p>
          </table:table-cell>
          <table:table-cell office:value-type="float" office:value="19.97217" calcext:value-type="float">
            <text:p>19.97217</text:p>
          </table:table-cell>
          <table:table-cell office:value-type="float" office:value="35.65384" calcext:value-type="float">
            <text:p>35.65384</text:p>
          </table:table-cell>
          <table:table-cell office:value-type="float" office:value="21.17502" calcext:value-type="float">
            <text:p>21.17502</text:p>
          </table:table-cell>
          <table:table-cell office:value-type="float" office:value="31.96689" calcext:value-type="float">
            <text:p>31.96689</text:p>
          </table:table-cell>
          <table:table-cell office:value-type="float" office:value="21.99921" calcext:value-type="float">
            <text:p>21.99921</text:p>
          </table:table-cell>
          <table:table-cell office:value-type="float" office:value="29.25903" calcext:value-type="float">
            <text:p>29.25903</text:p>
          </table:table-cell>
          <table:table-cell office:value-type="float" office:value="22.30539" calcext:value-type="float">
            <text:p>22.30539</text:p>
          </table:table-cell>
          <table:table-cell office:value-type="float" office:value="27.18573" calcext:value-type="float">
            <text:p>27.18573</text:p>
          </table:table-cell>
          <table:table-cell office:value-type="float" office:value="22.26132" calcext:value-type="float">
            <text:p>22.2613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1999" calcext:value-type="float">
            <text:p>12061999</text:p>
          </table:table-cell>
          <table:table-cell office:value-type="float" office:value="30.95323" calcext:value-type="float">
            <text:p>30.95323</text:p>
          </table:table-cell>
          <table:table-cell office:value-type="float" office:value="29.935" calcext:value-type="float">
            <text:p>29.935</text:p>
          </table:table-cell>
          <table:table-cell office:value-type="float" office:value="16.165" calcext:value-type="float">
            <text:p>16.165</text:p>
          </table:table-cell>
          <table:table-cell office:value-type="float" office:value="1.948276" calcext:value-type="float">
            <text:p>1.948276</text:p>
          </table:table-cell>
          <table:table-cell office:value-type="float" office:value="0.8829049" calcext:value-type="float">
            <text:p>0.8829049</text:p>
          </table:table-cell>
          <table:table-cell office:value-type="float" office:value="298.512" calcext:value-type="float">
            <text:p>298.512</text:p>
          </table:table-cell>
          <table:table-cell office:value-type="float" office:value="0" calcext:value-type="float">
            <text:p>0</text:p>
          </table:table-cell>
          <table:table-cell office:value-type="float" office:value="58.11389" calcext:value-type="float">
            <text:p>58.11389</text:p>
          </table:table-cell>
          <table:table-cell office:value-type="float" office:value="18.02554" calcext:value-type="float">
            <text:p>18.02554</text:p>
          </table:table-cell>
          <table:table-cell office:value-type="float" office:value="42.5354" calcext:value-type="float">
            <text:p>42.5354</text:p>
          </table:table-cell>
          <table:table-cell office:value-type="float" office:value="21.90189" calcext:value-type="float">
            <text:p>21.90189</text:p>
          </table:table-cell>
          <table:table-cell office:value-type="float" office:value="37.97073" calcext:value-type="float">
            <text:p>37.97073</text:p>
          </table:table-cell>
          <table:table-cell office:value-type="float" office:value="23.33911" calcext:value-type="float">
            <text:p>23.33911</text:p>
          </table:table-cell>
          <table:table-cell office:value-type="float" office:value="34.07379" calcext:value-type="float">
            <text:p>34.07379</text:p>
          </table:table-cell>
          <table:table-cell office:value-type="float" office:value="24.23334" calcext:value-type="float">
            <text:p>24.23334</text:p>
          </table:table-cell>
          <table:table-cell office:value-type="float" office:value="31.16772" calcext:value-type="float">
            <text:p>31.16772</text:p>
          </table:table-cell>
          <table:table-cell office:value-type="float" office:value="24.46182" calcext:value-type="float">
            <text:p>24.46182</text:p>
          </table:table-cell>
          <table:table-cell office:value-type="float" office:value="28.91626" calcext:value-type="float">
            <text:p>28.91626</text:p>
          </table:table-cell>
          <table:table-cell office:value-type="float" office:value="24.25641" calcext:value-type="float">
            <text:p>24.2564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1999" calcext:value-type="float">
            <text:p>13061999</text:p>
          </table:table-cell>
          <table:table-cell office:value-type="float" office:value="30.06812" calcext:value-type="float">
            <text:p>30.06812</text:p>
          </table:table-cell>
          <table:table-cell office:value-type="float" office:value="29.17" calcext:value-type="float">
            <text:p>29.17</text:p>
          </table:table-cell>
          <table:table-cell office:value-type="float" office:value="14.185" calcext:value-type="float">
            <text:p>14.185</text:p>
          </table:table-cell>
          <table:table-cell office:value-type="float" office:value="1.923001" calcext:value-type="float">
            <text:p>1.923001</text:p>
          </table:table-cell>
          <table:table-cell office:value-type="float" office:value="1.199757" calcext:value-type="float">
            <text:p>1.199757</text:p>
          </table:table-cell>
          <table:table-cell office:value-type="float" office:value="337.176" calcext:value-type="float">
            <text:p>337.176</text:p>
          </table:table-cell>
          <table:table-cell office:value-type="float" office:value="0" calcext:value-type="float">
            <text:p>0</text:p>
          </table:table-cell>
          <table:table-cell office:value-type="float" office:value="59.41721" calcext:value-type="float">
            <text:p>59.41721</text:p>
          </table:table-cell>
          <table:table-cell office:value-type="float" office:value="16.57739" calcext:value-type="float">
            <text:p>16.57739</text:p>
          </table:table-cell>
          <table:table-cell office:value-type="float" office:value="43.33725" calcext:value-type="float">
            <text:p>43.33725</text:p>
          </table:table-cell>
          <table:table-cell office:value-type="float" office:value="21.62762" calcext:value-type="float">
            <text:p>21.62762</text:p>
          </table:table-cell>
          <table:table-cell office:value-type="float" office:value="38.79706" calcext:value-type="float">
            <text:p>38.79706</text:p>
          </table:table-cell>
          <table:table-cell office:value-type="float" office:value="23.08368" calcext:value-type="float">
            <text:p>23.08368</text:p>
          </table:table-cell>
          <table:table-cell office:value-type="float" office:value="34.74335" calcext:value-type="float">
            <text:p>34.74335</text:p>
          </table:table-cell>
          <table:table-cell office:value-type="float" office:value="24.30444" calcext:value-type="float">
            <text:p>24.30444</text:p>
          </table:table-cell>
          <table:table-cell office:value-type="float" office:value="31.81369" calcext:value-type="float">
            <text:p>31.81369</text:p>
          </table:table-cell>
          <table:table-cell office:value-type="float" office:value="24.8331" calcext:value-type="float">
            <text:p>24.8331</text:p>
          </table:table-cell>
          <table:table-cell office:value-type="float" office:value="29.60233" calcext:value-type="float">
            <text:p>29.60233</text:p>
          </table:table-cell>
          <table:table-cell office:value-type="float" office:value="24.83817" calcext:value-type="float">
            <text:p>24.8381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1999" calcext:value-type="float">
            <text:p>14061999</text:p>
          </table:table-cell>
          <table:table-cell office:value-type="float" office:value="15.80297" calcext:value-type="float">
            <text:p>15.80297</text:p>
          </table:table-cell>
          <table:table-cell office:value-type="float" office:value="25.53" calcext:value-type="float">
            <text:p>25.53</text:p>
          </table:table-cell>
          <table:table-cell office:value-type="float" office:value="11.805" calcext:value-type="float">
            <text:p>11.805</text:p>
          </table:table-cell>
          <table:table-cell office:value-type="float" office:value="2.020512" calcext:value-type="float">
            <text:p>2.020512</text:p>
          </table:table-cell>
          <table:table-cell office:value-type="float" office:value="1.035604" calcext:value-type="float">
            <text:p>1.035604</text:p>
          </table:table-cell>
          <table:table-cell office:value-type="float" office:value="568.332" calcext:value-type="float">
            <text:p>568.332</text:p>
          </table:table-cell>
          <table:table-cell office:value-type="float" office:value="4.9" calcext:value-type="float">
            <text:p>4.9</text:p>
          </table:table-cell>
          <table:table-cell office:value-type="float" office:value="45.50385" calcext:value-type="float">
            <text:p>45.50385</text:p>
          </table:table-cell>
          <table:table-cell office:value-type="float" office:value="12.41672" calcext:value-type="float">
            <text:p>12.41672</text:p>
          </table:table-cell>
          <table:table-cell office:value-type="float" office:value="36.36929" calcext:value-type="float">
            <text:p>36.36929</text:p>
          </table:table-cell>
          <table:table-cell office:value-type="float" office:value="18.19995" calcext:value-type="float">
            <text:p>18.19995</text:p>
          </table:table-cell>
          <table:table-cell office:value-type="float" office:value="33.5394" calcext:value-type="float">
            <text:p>33.5394</text:p>
          </table:table-cell>
          <table:table-cell office:value-type="float" office:value="21.19666" calcext:value-type="float">
            <text:p>21.19666</text:p>
          </table:table-cell>
          <table:table-cell office:value-type="float" office:value="31.10873" calcext:value-type="float">
            <text:p>31.10873</text:p>
          </table:table-cell>
          <table:table-cell office:value-type="float" office:value="23.77509" calcext:value-type="float">
            <text:p>23.77509</text:p>
          </table:table-cell>
          <table:table-cell office:value-type="float" office:value="29.58252" calcext:value-type="float">
            <text:p>29.58252</text:p>
          </table:table-cell>
          <table:table-cell office:value-type="float" office:value="25.27689" calcext:value-type="float">
            <text:p>25.27689</text:p>
          </table:table-cell>
          <table:table-cell office:value-type="float" office:value="28.79883" calcext:value-type="float">
            <text:p>28.79883</text:p>
          </table:table-cell>
          <table:table-cell office:value-type="float" office:value="25.85995" calcext:value-type="float">
            <text:p>25.8599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1999" calcext:value-type="float">
            <text:p>15061999</text:p>
          </table:table-cell>
          <table:table-cell office:value-type="float" office:value="22.64622" calcext:value-type="float">
            <text:p>22.64622</text:p>
          </table:table-cell>
          <table:table-cell office:value-type="float" office:value="14.955" calcext:value-type="float">
            <text:p>14.955</text:p>
          </table:table-cell>
          <table:table-cell office:value-type="float" office:value="7.3405" calcext:value-type="float">
            <text:p>7.3405</text:p>
          </table:table-cell>
          <table:table-cell office:value-type="float" office:value="1.054825" calcext:value-type="float">
            <text:p>1.054825</text:p>
          </table:table-cell>
          <table:table-cell office:value-type="float" office:value="0.5751333" calcext:value-type="float">
            <text:p>0.5751333</text:p>
          </table:table-cell>
          <table:table-cell office:value-type="float" office:value="404.064" calcext:value-type="float">
            <text:p>404.064</text:p>
          </table:table-cell>
          <table:table-cell office:value-type="float" office:value="0" calcext:value-type="float">
            <text:p>0</text:p>
          </table:table-cell>
          <table:table-cell office:value-type="float" office:value="29.2579" calcext:value-type="float">
            <text:p>29.2579</text:p>
          </table:table-cell>
          <table:table-cell office:value-type="float" office:value="9.153717" calcext:value-type="float">
            <text:p>9.153717</text:p>
          </table:table-cell>
          <table:table-cell office:value-type="float" office:value="24.20502" calcext:value-type="float">
            <text:p>24.20502</text:p>
          </table:table-cell>
          <table:table-cell office:value-type="float" office:value="15.20297" calcext:value-type="float">
            <text:p>15.20297</text:p>
          </table:table-cell>
          <table:table-cell office:value-type="float" office:value="23.33511" calcext:value-type="float">
            <text:p>23.33511</text:p>
          </table:table-cell>
          <table:table-cell office:value-type="float" office:value="17.57352" calcext:value-type="float">
            <text:p>17.57352</text:p>
          </table:table-cell>
          <table:table-cell office:value-type="float" office:value="23.56351" calcext:value-type="float">
            <text:p>23.56351</text:p>
          </table:table-cell>
          <table:table-cell office:value-type="float" office:value="19.55399" calcext:value-type="float">
            <text:p>19.55399</text:p>
          </table:table-cell>
          <table:table-cell office:value-type="float" office:value="25.09821" calcext:value-type="float">
            <text:p>25.09821</text:p>
          </table:table-cell>
          <table:table-cell office:value-type="float" office:value="20.78757" calcext:value-type="float">
            <text:p>20.78757</text:p>
          </table:table-cell>
          <table:table-cell office:value-type="float" office:value="25.72778" calcext:value-type="float">
            <text:p>25.72778</text:p>
          </table:table-cell>
          <table:table-cell office:value-type="float" office:value="21.53662" calcext:value-type="float">
            <text:p>21.5366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1999" calcext:value-type="float">
            <text:p>16061999</text:p>
          </table:table-cell>
          <table:table-cell office:value-type="float" office:value="20.62906" calcext:value-type="float">
            <text:p>20.62906</text:p>
          </table:table-cell>
          <table:table-cell office:value-type="float" office:value="17.78" calcext:value-type="float">
            <text:p>17.78</text:p>
          </table:table-cell>
          <table:table-cell office:value-type="float" office:value="4.197" calcext:value-type="float">
            <text:p>4.197</text:p>
          </table:table-cell>
          <table:table-cell office:value-type="float" office:value="0.9808961" calcext:value-type="float">
            <text:p>0.9808961</text:p>
          </table:table-cell>
          <table:table-cell office:value-type="float" office:value="0.6957656" calcext:value-type="float">
            <text:p>0.6957656</text:p>
          </table:table-cell>
          <table:table-cell office:value-type="float" office:value="202.896" calcext:value-type="float">
            <text:p>202.896</text:p>
          </table:table-cell>
          <table:table-cell office:value-type="float" office:value="13.2" calcext:value-type="float">
            <text:p>13.2</text:p>
          </table:table-cell>
          <table:table-cell office:value-type="float" office:value="29.71567" calcext:value-type="float">
            <text:p>29.71567</text:p>
          </table:table-cell>
          <table:table-cell office:value-type="float" office:value="6.391663" calcext:value-type="float">
            <text:p>6.391663</text:p>
          </table:table-cell>
          <table:table-cell office:value-type="float" office:value="23.58917" calcext:value-type="float">
            <text:p>23.58917</text:p>
          </table:table-cell>
          <table:table-cell office:value-type="float" office:value="11.68173" calcext:value-type="float">
            <text:p>11.68173</text:p>
          </table:table-cell>
          <table:table-cell office:value-type="float" office:value="21.57925" calcext:value-type="float">
            <text:p>21.57925</text:p>
          </table:table-cell>
          <table:table-cell office:value-type="float" office:value="14.09265" calcext:value-type="float">
            <text:p>14.09265</text:p>
          </table:table-cell>
          <table:table-cell office:value-type="float" office:value="20.6951" calcext:value-type="float">
            <text:p>20.6951</text:p>
          </table:table-cell>
          <table:table-cell office:value-type="float" office:value="16.39935" calcext:value-type="float">
            <text:p>16.39935</text:p>
          </table:table-cell>
          <table:table-cell office:value-type="float" office:value="21.00684" calcext:value-type="float">
            <text:p>21.00684</text:p>
          </table:table-cell>
          <table:table-cell office:value-type="float" office:value="17.92801" calcext:value-type="float">
            <text:p>17.92801</text:p>
          </table:table-cell>
          <table:table-cell office:value-type="float" office:value="21.59723" calcext:value-type="float">
            <text:p>21.59723</text:p>
          </table:table-cell>
          <table:table-cell office:value-type="float" office:value="18.92834" calcext:value-type="float">
            <text:p>18.9283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1999" calcext:value-type="float">
            <text:p>17061999</text:p>
          </table:table-cell>
          <table:table-cell office:value-type="float" office:value="21.78987" calcext:value-type="float">
            <text:p>21.78987</text:p>
          </table:table-cell>
          <table:table-cell office:value-type="float" office:value="19.89" calcext:value-type="float">
            <text:p>19.89</text:p>
          </table:table-cell>
          <table:table-cell office:value-type="float" office:value="9.305" calcext:value-type="float">
            <text:p>9.305</text:p>
          </table:table-cell>
          <table:table-cell office:value-type="float" office:value="1.134192" calcext:value-type="float">
            <text:p>1.134192</text:p>
          </table:table-cell>
          <table:table-cell office:value-type="float" office:value="0.8053537" calcext:value-type="float">
            <text:p>0.8053537</text:p>
          </table:table-cell>
          <table:table-cell office:value-type="float" office:value="197.244" calcext:value-type="float">
            <text:p>197.244</text:p>
          </table:table-cell>
          <table:table-cell office:value-type="float" office:value="0" calcext:value-type="float">
            <text:p>0</text:p>
          </table:table-cell>
          <table:table-cell office:value-type="float" office:value="35.28653" calcext:value-type="float">
            <text:p>35.28653</text:p>
          </table:table-cell>
          <table:table-cell office:value-type="float" office:value="8.70755" calcext:value-type="float">
            <text:p>8.70755</text:p>
          </table:table-cell>
          <table:table-cell office:value-type="float" office:value="25.33585" calcext:value-type="float">
            <text:p>25.33585</text:p>
          </table:table-cell>
          <table:table-cell office:value-type="float" office:value="12.18973" calcext:value-type="float">
            <text:p>12.18973</text:p>
          </table:table-cell>
          <table:table-cell office:value-type="float" office:value="23.08905" calcext:value-type="float">
            <text:p>23.08905</text:p>
          </table:table-cell>
          <table:table-cell office:value-type="float" office:value="13.83517" calcext:value-type="float">
            <text:p>13.83517</text:p>
          </table:table-cell>
          <table:table-cell office:value-type="float" office:value="21.37885" calcext:value-type="float">
            <text:p>21.37885</text:p>
          </table:table-cell>
          <table:table-cell office:value-type="float" office:value="15.48489" calcext:value-type="float">
            <text:p>15.48489</text:p>
          </table:table-cell>
          <table:table-cell office:value-type="float" office:value="20.51138" calcext:value-type="float">
            <text:p>20.51138</text:p>
          </table:table-cell>
          <table:table-cell office:value-type="float" office:value="16.69632" calcext:value-type="float">
            <text:p>16.69632</text:p>
          </table:table-cell>
          <table:table-cell office:value-type="float" office:value="19.98544" calcext:value-type="float">
            <text:p>19.98544</text:p>
          </table:table-cell>
          <table:table-cell office:value-type="float" office:value="17.51639" calcext:value-type="float">
            <text:p>17.5163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1999" calcext:value-type="float">
            <text:p>18061999</text:p>
          </table:table-cell>
          <table:table-cell office:value-type="float" office:value="23.60448" calcext:value-type="float">
            <text:p>23.60448</text:p>
          </table:table-cell>
          <table:table-cell office:value-type="float" office:value="20.46" calcext:value-type="float">
            <text:p>20.46</text:p>
          </table:table-cell>
          <table:table-cell office:value-type="float" office:value="7.177" calcext:value-type="float">
            <text:p>7.177</text:p>
          </table:table-cell>
          <table:table-cell office:value-type="float" office:value="1.298093" calcext:value-type="float">
            <text:p>1.298093</text:p>
          </table:table-cell>
          <table:table-cell office:value-type="float" office:value="0.8928208" calcext:value-type="float">
            <text:p>0.8928208</text:p>
          </table:table-cell>
          <table:table-cell office:value-type="float" office:value="204.084" calcext:value-type="float">
            <text:p>204.084</text:p>
          </table:table-cell>
          <table:table-cell office:value-type="float" office:value="0.1" calcext:value-type="float">
            <text:p>0.1</text:p>
          </table:table-cell>
          <table:table-cell office:value-type="float" office:value="45.88742" calcext:value-type="float">
            <text:p>45.88742</text:p>
          </table:table-cell>
          <table:table-cell office:value-type="float" office:value="8.269592" calcext:value-type="float">
            <text:p>8.269592</text:p>
          </table:table-cell>
          <table:table-cell office:value-type="float" office:value="31.51944" calcext:value-type="float">
            <text:p>31.51944</text:p>
          </table:table-cell>
          <table:table-cell office:value-type="float" office:value="13.12173" calcext:value-type="float">
            <text:p>13.12173</text:p>
          </table:table-cell>
          <table:table-cell office:value-type="float" office:value="26.95602" calcext:value-type="float">
            <text:p>26.95602</text:p>
          </table:table-cell>
          <table:table-cell office:value-type="float" office:value="14.689" calcext:value-type="float">
            <text:p>14.689</text:p>
          </table:table-cell>
          <table:table-cell office:value-type="float" office:value="23.75665" calcext:value-type="float">
            <text:p>23.75665</text:p>
          </table:table-cell>
          <table:table-cell office:value-type="float" office:value="16.14288" calcext:value-type="float">
            <text:p>16.14288</text:p>
          </table:table-cell>
          <table:table-cell office:value-type="float" office:value="22.4274" calcext:value-type="float">
            <text:p>22.4274</text:p>
          </table:table-cell>
          <table:table-cell office:value-type="float" office:value="17.13312" calcext:value-type="float">
            <text:p>17.13312</text:p>
          </table:table-cell>
          <table:table-cell office:value-type="float" office:value="21.40604" calcext:value-type="float">
            <text:p>21.40604</text:p>
          </table:table-cell>
          <table:table-cell office:value-type="float" office:value="17.72626" calcext:value-type="float">
            <text:p>17.726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1999" calcext:value-type="float">
            <text:p>19061999</text:p>
          </table:table-cell>
          <table:table-cell office:value-type="float" office:value="28.66618" calcext:value-type="float">
            <text:p>28.66618</text:p>
          </table:table-cell>
          <table:table-cell office:value-type="float" office:value="24.755" calcext:value-type="float">
            <text:p>24.755</text:p>
          </table:table-cell>
          <table:table-cell office:value-type="float" office:value="6.9805" calcext:value-type="float">
            <text:p>6.9805</text:p>
          </table:table-cell>
          <table:table-cell office:value-type="float" office:value="1.368679" calcext:value-type="float">
            <text:p>1.368679</text:p>
          </table:table-cell>
          <table:table-cell office:value-type="float" office:value="0.9822326" calcext:value-type="float">
            <text:p>0.9822326</text:p>
          </table:table-cell>
          <table:table-cell office:value-type="float" office:value="185.616" calcext:value-type="float">
            <text:p>185.616</text:p>
          </table:table-cell>
          <table:table-cell office:value-type="float" office:value="0" calcext:value-type="float">
            <text:p>0</text:p>
          </table:table-cell>
          <table:table-cell office:value-type="float" office:value="47.93481" calcext:value-type="float">
            <text:p>47.93481</text:p>
          </table:table-cell>
          <table:table-cell office:value-type="float" office:value="8.55542" calcext:value-type="float">
            <text:p>8.55542</text:p>
          </table:table-cell>
          <table:table-cell office:value-type="float" office:value="34.70129" calcext:value-type="float">
            <text:p>34.70129</text:p>
          </table:table-cell>
          <table:table-cell office:value-type="float" office:value="14.18958" calcext:value-type="float">
            <text:p>14.18958</text:p>
          </table:table-cell>
          <table:table-cell office:value-type="float" office:value="30.55551" calcext:value-type="float">
            <text:p>30.55551</text:p>
          </table:table-cell>
          <table:table-cell office:value-type="float" office:value="15.94064" calcext:value-type="float">
            <text:p>15.94064</text:p>
          </table:table-cell>
          <table:table-cell office:value-type="float" office:value="27.31342" calcext:value-type="float">
            <text:p>27.31342</text:p>
          </table:table-cell>
          <table:table-cell office:value-type="float" office:value="17.44186" calcext:value-type="float">
            <text:p>17.44186</text:p>
          </table:table-cell>
          <table:table-cell office:value-type="float" office:value="25.08063" calcext:value-type="float">
            <text:p>25.08063</text:p>
          </table:table-cell>
          <table:table-cell office:value-type="float" office:value="18.31213" calcext:value-type="float">
            <text:p>18.31213</text:p>
          </table:table-cell>
          <table:table-cell office:value-type="float" office:value="23.4718" calcext:value-type="float">
            <text:p>23.4718</text:p>
          </table:table-cell>
          <table:table-cell office:value-type="float" office:value="18.75571" calcext:value-type="float">
            <text:p>18.7557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1999" calcext:value-type="float">
            <text:p>20061999</text:p>
          </table:table-cell>
          <table:table-cell office:value-type="float" office:value="22.72687" calcext:value-type="float">
            <text:p>22.72687</text:p>
          </table:table-cell>
          <table:table-cell office:value-type="float" office:value="26.18" calcext:value-type="float">
            <text:p>26.18</text:p>
          </table:table-cell>
          <table:table-cell office:value-type="float" office:value="11.64" calcext:value-type="float">
            <text:p>11.64</text:p>
          </table:table-cell>
          <table:table-cell office:value-type="float" office:value="1.549038" calcext:value-type="float">
            <text:p>1.549038</text:p>
          </table:table-cell>
          <table:table-cell office:value-type="float" office:value="0.9608687" calcext:value-type="float">
            <text:p>0.9608687</text:p>
          </table:table-cell>
          <table:table-cell office:value-type="float" office:value="166.068" calcext:value-type="float">
            <text:p>166.068</text:p>
          </table:table-cell>
          <table:table-cell office:value-type="float" office:value="18.5" calcext:value-type="float">
            <text:p>18.5</text:p>
          </table:table-cell>
          <table:table-cell office:value-type="float" office:value="40.65866" calcext:value-type="float">
            <text:p>40.65866</text:p>
          </table:table-cell>
          <table:table-cell office:value-type="float" office:value="12.91055" calcext:value-type="float">
            <text:p>12.91055</text:p>
          </table:table-cell>
          <table:table-cell office:value-type="float" office:value="32.55667" calcext:value-type="float">
            <text:p>32.55667</text:p>
          </table:table-cell>
          <table:table-cell office:value-type="float" office:value="17.09857" calcext:value-type="float">
            <text:p>17.09857</text:p>
          </table:table-cell>
          <table:table-cell office:value-type="float" office:value="29.08847" calcext:value-type="float">
            <text:p>29.08847</text:p>
          </table:table-cell>
          <table:table-cell office:value-type="float" office:value="19.15448" calcext:value-type="float">
            <text:p>19.15448</text:p>
          </table:table-cell>
          <table:table-cell office:value-type="float" office:value="26.13205" calcext:value-type="float">
            <text:p>26.13205</text:p>
          </table:table-cell>
          <table:table-cell office:value-type="float" office:value="20.50229" calcext:value-type="float">
            <text:p>20.50229</text:p>
          </table:table-cell>
          <table:table-cell office:value-type="float" office:value="24.24728" calcext:value-type="float">
            <text:p>24.24728</text:p>
          </table:table-cell>
          <table:table-cell office:value-type="float" office:value="20.90781" calcext:value-type="float">
            <text:p>20.90781</text:p>
          </table:table-cell>
          <table:table-cell office:value-type="float" office:value="23.01382" calcext:value-type="float">
            <text:p>23.01382</text:p>
          </table:table-cell>
          <table:table-cell office:value-type="float" office:value="20.9437" calcext:value-type="float">
            <text:p>20.943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1999" calcext:value-type="float">
            <text:p>21061999</text:p>
          </table:table-cell>
          <table:table-cell office:value-type="float" office:value="30.25615" calcext:value-type="float">
            <text:p>30.25615</text:p>
          </table:table-cell>
          <table:table-cell office:value-type="float" office:value="27.425" calcext:value-type="float">
            <text:p>27.425</text:p>
          </table:table-cell>
          <table:table-cell office:value-type="float" office:value="10.17" calcext:value-type="float">
            <text:p>10.17</text:p>
          </table:table-cell>
          <table:table-cell office:value-type="float" office:value="1.541551" calcext:value-type="float">
            <text:p>1.541551</text:p>
          </table:table-cell>
          <table:table-cell office:value-type="float" office:value="1.109745" calcext:value-type="float">
            <text:p>1.109745</text:p>
          </table:table-cell>
          <table:table-cell office:value-type="float" office:value="118.44" calcext:value-type="float">
            <text:p>118.44</text:p>
          </table:table-cell>
          <table:table-cell office:value-type="float" office:value="1.9" calcext:value-type="float">
            <text:p>1.9</text:p>
          </table:table-cell>
          <table:table-cell office:value-type="float" office:value="34.55783" calcext:value-type="float">
            <text:p>34.55783</text:p>
          </table:table-cell>
          <table:table-cell office:value-type="float" office:value="11.06314" calcext:value-type="float">
            <text:p>11.06314</text:p>
          </table:table-cell>
          <table:table-cell office:value-type="float" office:value="27.67111" calcext:value-type="float">
            <text:p>27.67111</text:p>
          </table:table-cell>
          <table:table-cell office:value-type="float" office:value="14.57089" calcext:value-type="float">
            <text:p>14.57089</text:p>
          </table:table-cell>
          <table:table-cell office:value-type="float" office:value="25.94244" calcext:value-type="float">
            <text:p>25.94244</text:p>
          </table:table-cell>
          <table:table-cell office:value-type="float" office:value="16.18353" calcext:value-type="float">
            <text:p>16.18353</text:p>
          </table:table-cell>
          <table:table-cell office:value-type="float" office:value="24.34558" calcext:value-type="float">
            <text:p>24.34558</text:p>
          </table:table-cell>
          <table:table-cell office:value-type="float" office:value="17.69266" calcext:value-type="float">
            <text:p>17.69266</text:p>
          </table:table-cell>
          <table:table-cell office:value-type="float" office:value="23.10522" calcext:value-type="float">
            <text:p>23.10522</text:p>
          </table:table-cell>
          <table:table-cell office:value-type="float" office:value="18.69519" calcext:value-type="float">
            <text:p>18.69519</text:p>
          </table:table-cell>
          <table:table-cell office:value-type="float" office:value="22.15594" calcext:value-type="float">
            <text:p>22.15594</text:p>
          </table:table-cell>
          <table:table-cell office:value-type="float" office:value="19.25092" calcext:value-type="float">
            <text:p>19.2509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1999" calcext:value-type="float">
            <text:p>22061999</text:p>
          </table:table-cell>
          <table:table-cell office:value-type="float" office:value="29.82359" calcext:value-type="float">
            <text:p>29.82359</text:p>
          </table:table-cell>
          <table:table-cell office:value-type="float" office:value="29.265" calcext:value-type="float">
            <text:p>29.265</text:p>
          </table:table-cell>
          <table:table-cell office:value-type="float" office:value="11.48" calcext:value-type="float">
            <text:p>11.48</text:p>
          </table:table-cell>
          <table:table-cell office:value-type="float" office:value="1.660329" calcext:value-type="float">
            <text:p>1.660329</text:p>
          </table:table-cell>
          <table:table-cell office:value-type="float" office:value="1.080884" calcext:value-type="float">
            <text:p>1.080884</text:p>
          </table:table-cell>
          <table:table-cell office:value-type="float" office:value="157.428" calcext:value-type="float">
            <text:p>157.428</text:p>
          </table:table-cell>
          <table:table-cell office:value-type="float" office:value="0" calcext:value-type="float">
            <text:p>0</text:p>
          </table:table-cell>
          <table:table-cell office:value-type="float" office:value="54.2424" calcext:value-type="float">
            <text:p>54.2424</text:p>
          </table:table-cell>
          <table:table-cell office:value-type="float" office:value="12.62457" calcext:value-type="float">
            <text:p>12.62457</text:p>
          </table:table-cell>
          <table:table-cell office:value-type="float" office:value="37.61383" calcext:value-type="float">
            <text:p>37.61383</text:p>
          </table:table-cell>
          <table:table-cell office:value-type="float" office:value="17.01038" calcext:value-type="float">
            <text:p>17.01038</text:p>
          </table:table-cell>
          <table:table-cell office:value-type="float" office:value="33.33984" calcext:value-type="float">
            <text:p>33.33984</text:p>
          </table:table-cell>
          <table:table-cell office:value-type="float" office:value="18.34531" calcext:value-type="float">
            <text:p>18.34531</text:p>
          </table:table-cell>
          <table:table-cell office:value-type="float" office:value="29.88351" calcext:value-type="float">
            <text:p>29.88351</text:p>
          </table:table-cell>
          <table:table-cell office:value-type="float" office:value="19.42957" calcext:value-type="float">
            <text:p>19.42957</text:p>
          </table:table-cell>
          <table:table-cell office:value-type="float" office:value="27.37714" calcext:value-type="float">
            <text:p>27.37714</text:p>
          </table:table-cell>
          <table:table-cell office:value-type="float" office:value="20.01236" calcext:value-type="float">
            <text:p>20.01236</text:p>
          </table:table-cell>
          <table:table-cell office:value-type="float" office:value="25.47586" calcext:value-type="float">
            <text:p>25.47586</text:p>
          </table:table-cell>
          <table:table-cell office:value-type="float" office:value="20.21762" calcext:value-type="float">
            <text:p>20.2176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1999" calcext:value-type="float">
            <text:p>23061999</text:p>
          </table:table-cell>
          <table:table-cell office:value-type="float" office:value="25.10064" calcext:value-type="float">
            <text:p>25.10064</text:p>
          </table:table-cell>
          <table:table-cell office:value-type="float" office:value="29.065" calcext:value-type="float">
            <text:p>29.065</text:p>
          </table:table-cell>
          <table:table-cell office:value-type="float" office:value="15.19" calcext:value-type="float">
            <text:p>15.19</text:p>
          </table:table-cell>
          <table:table-cell office:value-type="float" office:value="1.460487" calcext:value-type="float">
            <text:p>1.460487</text:p>
          </table:table-cell>
          <table:table-cell office:value-type="float" office:value="0.8291037" calcext:value-type="float">
            <text:p>0.8291037</text:p>
          </table:table-cell>
          <table:table-cell office:value-type="float" office:value="196.344" calcext:value-type="float">
            <text:p>196.344</text:p>
          </table:table-cell>
          <table:table-cell office:value-type="float" office:value="0" calcext:value-type="float">
            <text:p>0</text:p>
          </table:table-cell>
          <table:table-cell office:value-type="float" office:value="51.70108" calcext:value-type="float">
            <text:p>51.70108</text:p>
          </table:table-cell>
          <table:table-cell office:value-type="float" office:value="15.991" calcext:value-type="float">
            <text:p>15.991</text:p>
          </table:table-cell>
          <table:table-cell office:value-type="float" office:value="37.81763" calcext:value-type="float">
            <text:p>37.81763</text:p>
          </table:table-cell>
          <table:table-cell office:value-type="float" office:value="20.21756" calcext:value-type="float">
            <text:p>20.21756</text:p>
          </table:table-cell>
          <table:table-cell office:value-type="float" office:value="33.68231" calcext:value-type="float">
            <text:p>33.68231</text:p>
          </table:table-cell>
          <table:table-cell office:value-type="float" office:value="21.62015" calcext:value-type="float">
            <text:p>21.62015</text:p>
          </table:table-cell>
          <table:table-cell office:value-type="float" office:value="30.59061" calcext:value-type="float">
            <text:p>30.59061</text:p>
          </table:table-cell>
          <table:table-cell office:value-type="float" office:value="22.57242" calcext:value-type="float">
            <text:p>22.57242</text:p>
          </table:table-cell>
          <table:table-cell office:value-type="float" office:value="28.40054" calcext:value-type="float">
            <text:p>28.40054</text:p>
          </table:table-cell>
          <table:table-cell office:value-type="float" office:value="22.8848" calcext:value-type="float">
            <text:p>22.8848</text:p>
          </table:table-cell>
          <table:table-cell office:value-type="float" office:value="26.65204" calcext:value-type="float">
            <text:p>26.65204</text:p>
          </table:table-cell>
          <table:table-cell office:value-type="float" office:value="22.78555" calcext:value-type="float">
            <text:p>22.7855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1999" calcext:value-type="float">
            <text:p>24061999</text:p>
          </table:table-cell>
          <table:table-cell office:value-type="float" office:value="26.08733" calcext:value-type="float">
            <text:p>26.08733</text:p>
          </table:table-cell>
          <table:table-cell office:value-type="float" office:value="30.09" calcext:value-type="float">
            <text:p>30.09</text:p>
          </table:table-cell>
          <table:table-cell office:value-type="float" office:value="14.775" calcext:value-type="float">
            <text:p>14.775</text:p>
          </table:table-cell>
          <table:table-cell office:value-type="float" office:value="1.710747" calcext:value-type="float">
            <text:p>1.710747</text:p>
          </table:table-cell>
          <table:table-cell office:value-type="float" office:value="1.281414" calcext:value-type="float">
            <text:p>1.281414</text:p>
          </table:table-cell>
          <table:table-cell office:value-type="float" office:value="228.852" calcext:value-type="float">
            <text:p>228.852</text:p>
          </table:table-cell>
          <table:table-cell office:value-type="float" office:value="0" calcext:value-type="float">
            <text:p>0</text:p>
          </table:table-cell>
          <table:table-cell office:value-type="float" office:value="56.60187" calcext:value-type="float">
            <text:p>56.60187</text:p>
          </table:table-cell>
          <table:table-cell office:value-type="float" office:value="16.37375" calcext:value-type="float">
            <text:p>16.37375</text:p>
          </table:table-cell>
          <table:table-cell office:value-type="float" office:value="40.09525" calcext:value-type="float">
            <text:p>40.09525</text:p>
          </table:table-cell>
          <table:table-cell office:value-type="float" office:value="20.8743" calcext:value-type="float">
            <text:p>20.8743</text:p>
          </table:table-cell>
          <table:table-cell office:value-type="float" office:value="35.96539" calcext:value-type="float">
            <text:p>35.96539</text:p>
          </table:table-cell>
          <table:table-cell office:value-type="float" office:value="22.27066" calcext:value-type="float">
            <text:p>22.27066</text:p>
          </table:table-cell>
          <table:table-cell office:value-type="float" office:value="32.34006" calcext:value-type="float">
            <text:p>32.34006</text:p>
          </table:table-cell>
          <table:table-cell office:value-type="float" office:value="23.31247" calcext:value-type="float">
            <text:p>23.31247</text:p>
          </table:table-cell>
          <table:table-cell office:value-type="float" office:value="29.79443" calcext:value-type="float">
            <text:p>29.79443</text:p>
          </table:table-cell>
          <table:table-cell office:value-type="float" office:value="23.7124" calcext:value-type="float">
            <text:p>23.7124</text:p>
          </table:table-cell>
          <table:table-cell office:value-type="float" office:value="27.84735" calcext:value-type="float">
            <text:p>27.84735</text:p>
          </table:table-cell>
          <table:table-cell office:value-type="float" office:value="23.67328" calcext:value-type="float">
            <text:p>23.6732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1999" calcext:value-type="float">
            <text:p>25061999</text:p>
          </table:table-cell>
          <table:table-cell office:value-type="float" office:value="18.25224" calcext:value-type="float">
            <text:p>18.25224</text:p>
          </table:table-cell>
          <table:table-cell office:value-type="float" office:value="29.09" calcext:value-type="float">
            <text:p>29.09</text:p>
          </table:table-cell>
          <table:table-cell office:value-type="float" office:value="18.7" calcext:value-type="float">
            <text:p>18.7</text:p>
          </table:table-cell>
          <table:table-cell office:value-type="float" office:value="2.397816" calcext:value-type="float">
            <text:p>2.397816</text:p>
          </table:table-cell>
          <table:table-cell office:value-type="float" office:value="1.193934" calcext:value-type="float">
            <text:p>1.193934</text:p>
          </table:table-cell>
          <table:table-cell office:value-type="float" office:value="310.572" calcext:value-type="float">
            <text:p>310.572</text:p>
          </table:table-cell>
          <table:table-cell office:value-type="float" office:value="5.7" calcext:value-type="float">
            <text:p>5.7</text:p>
          </table:table-cell>
          <table:table-cell office:value-type="float" office:value="36.44318" calcext:value-type="float">
            <text:p>36.44318</text:p>
          </table:table-cell>
          <table:table-cell office:value-type="float" office:value="18.47675" calcext:value-type="float">
            <text:p>18.47675</text:p>
          </table:table-cell>
          <table:table-cell office:value-type="float" office:value="31.00632" calcext:value-type="float">
            <text:p>31.00632</text:p>
          </table:table-cell>
          <table:table-cell office:value-type="float" office:value="22.53131" calcext:value-type="float">
            <text:p>22.53131</text:p>
          </table:table-cell>
          <table:table-cell office:value-type="float" office:value="29.01489" calcext:value-type="float">
            <text:p>29.01489</text:p>
          </table:table-cell>
          <table:table-cell office:value-type="float" office:value="23.90601" calcext:value-type="float">
            <text:p>23.90601</text:p>
          </table:table-cell>
          <table:table-cell office:value-type="float" office:value="28.07709" calcext:value-type="float">
            <text:p>28.07709</text:p>
          </table:table-cell>
          <table:table-cell office:value-type="float" office:value="24.52896" calcext:value-type="float">
            <text:p>24.52896</text:p>
          </table:table-cell>
          <table:table-cell office:value-type="float" office:value="27.91028" calcext:value-type="float">
            <text:p>27.91028</text:p>
          </table:table-cell>
          <table:table-cell office:value-type="float" office:value="24.65012" calcext:value-type="float">
            <text:p>24.65012</text:p>
          </table:table-cell>
          <table:table-cell office:value-type="float" office:value="27.19269" calcext:value-type="float">
            <text:p>27.19269</text:p>
          </table:table-cell>
          <table:table-cell office:value-type="float" office:value="24.48267" calcext:value-type="float">
            <text:p>24.4826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1999" calcext:value-type="float">
            <text:p>26061999</text:p>
          </table:table-cell>
          <table:table-cell office:value-type="float" office:value="30.72474" calcext:value-type="float">
            <text:p>30.72474</text:p>
          </table:table-cell>
          <table:table-cell office:value-type="float" office:value="31.32" calcext:value-type="float">
            <text:p>31.32</text:p>
          </table:table-cell>
          <table:table-cell office:value-type="float" office:value="16.415" calcext:value-type="float">
            <text:p>16.415</text:p>
          </table:table-cell>
          <table:table-cell office:value-type="float" office:value="1.643716" calcext:value-type="float">
            <text:p>1.643716</text:p>
          </table:table-cell>
          <table:table-cell office:value-type="float" office:value="1.026297" calcext:value-type="float">
            <text:p>1.026297</text:p>
          </table:table-cell>
          <table:table-cell office:value-type="float" office:value="239.868" calcext:value-type="float">
            <text:p>239.868</text:p>
          </table:table-cell>
          <table:table-cell office:value-type="float" office:value="0" calcext:value-type="float">
            <text:p>0</text:p>
          </table:table-cell>
          <table:table-cell office:value-type="float" office:value="57.31924" calcext:value-type="float">
            <text:p>57.31924</text:p>
          </table:table-cell>
          <table:table-cell office:value-type="float" office:value="16.32495" calcext:value-type="float">
            <text:p>16.32495</text:p>
          </table:table-cell>
          <table:table-cell office:value-type="float" office:value="40.98355" calcext:value-type="float">
            <text:p>40.98355</text:p>
          </table:table-cell>
          <table:table-cell office:value-type="float" office:value="20.01172" calcext:value-type="float">
            <text:p>20.01172</text:p>
          </table:table-cell>
          <table:table-cell office:value-type="float" office:value="36.5155" calcext:value-type="float">
            <text:p>36.5155</text:p>
          </table:table-cell>
          <table:table-cell office:value-type="float" office:value="21.1488" calcext:value-type="float">
            <text:p>21.1488</text:p>
          </table:table-cell>
          <table:table-cell office:value-type="float" office:value="32.88788" calcext:value-type="float">
            <text:p>32.88788</text:p>
          </table:table-cell>
          <table:table-cell office:value-type="float" office:value="22.15549" calcext:value-type="float">
            <text:p>22.15549</text:p>
          </table:table-cell>
          <table:table-cell office:value-type="float" office:value="30.26221" calcext:value-type="float">
            <text:p>30.26221</text:p>
          </table:table-cell>
          <table:table-cell office:value-type="float" office:value="22.72177" calcext:value-type="float">
            <text:p>22.72177</text:p>
          </table:table-cell>
          <table:table-cell office:value-type="float" office:value="28.26834" calcext:value-type="float">
            <text:p>28.26834</text:p>
          </table:table-cell>
          <table:table-cell office:value-type="float" office:value="22.92752" calcext:value-type="float">
            <text:p>22.9275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1999" calcext:value-type="float">
            <text:p>27061999</text:p>
          </table:table-cell>
          <table:table-cell office:value-type="float" office:value="23.14859" calcext:value-type="float">
            <text:p>23.14859</text:p>
          </table:table-cell>
          <table:table-cell office:value-type="float" office:value="31.425" calcext:value-type="float">
            <text:p>31.425</text:p>
          </table:table-cell>
          <table:table-cell office:value-type="float" office:value="16.04" calcext:value-type="float">
            <text:p>16.04</text:p>
          </table:table-cell>
          <table:table-cell office:value-type="float" office:value="2.360746" calcext:value-type="float">
            <text:p>2.360746</text:p>
          </table:table-cell>
          <table:table-cell office:value-type="float" office:value="1.359162" calcext:value-type="float">
            <text:p>1.359162</text:p>
          </table:table-cell>
          <table:table-cell office:value-type="float" office:value="205.56" calcext:value-type="float">
            <text:p>205.56</text:p>
          </table:table-cell>
          <table:table-cell office:value-type="float" office:value="5.3" calcext:value-type="float">
            <text:p>5.3</text:p>
          </table:table-cell>
          <table:table-cell office:value-type="float" office:value="58.71512" calcext:value-type="float">
            <text:p>58.71512</text:p>
          </table:table-cell>
          <table:table-cell office:value-type="float" office:value="17.81885" calcext:value-type="float">
            <text:p>17.81885</text:p>
          </table:table-cell>
          <table:table-cell office:value-type="float" office:value="41.60641" calcext:value-type="float">
            <text:p>41.60641</text:p>
          </table:table-cell>
          <table:table-cell office:value-type="float" office:value="22.41556" calcext:value-type="float">
            <text:p>22.41556</text:p>
          </table:table-cell>
          <table:table-cell office:value-type="float" office:value="36.70676" calcext:value-type="float">
            <text:p>36.70676</text:p>
          </table:table-cell>
          <table:table-cell office:value-type="float" office:value="23.86163" calcext:value-type="float">
            <text:p>23.86163</text:p>
          </table:table-cell>
          <table:table-cell office:value-type="float" office:value="33.18253" calcext:value-type="float">
            <text:p>33.18253</text:p>
          </table:table-cell>
          <table:table-cell office:value-type="float" office:value="24.90594" calcext:value-type="float">
            <text:p>24.90594</text:p>
          </table:table-cell>
          <table:table-cell office:value-type="float" office:value="30.65881" calcext:value-type="float">
            <text:p>30.65881</text:p>
          </table:table-cell>
          <table:table-cell office:value-type="float" office:value="25.27344" calcext:value-type="float">
            <text:p>25.27344</text:p>
          </table:table-cell>
          <table:table-cell office:value-type="float" office:value="28.80423" calcext:value-type="float">
            <text:p>28.80423</text:p>
          </table:table-cell>
          <table:table-cell office:value-type="float" office:value="25.18683" calcext:value-type="float">
            <text:p>25.1868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1999" calcext:value-type="float">
            <text:p>28061999</text:p>
          </table:table-cell>
          <table:table-cell office:value-type="float" office:value="12.83103" calcext:value-type="float">
            <text:p>12.83103</text:p>
          </table:table-cell>
          <table:table-cell office:value-type="float" office:value="26.28" calcext:value-type="float">
            <text:p>26.28</text:p>
          </table:table-cell>
          <table:table-cell office:value-type="float" office:value="20.06" calcext:value-type="float">
            <text:p>20.06</text:p>
          </table:table-cell>
          <table:table-cell office:value-type="float" office:value="2.682584" calcext:value-type="float">
            <text:p>2.682584</text:p>
          </table:table-cell>
          <table:table-cell office:value-type="float" office:value="2.232791" calcext:value-type="float">
            <text:p>2.232791</text:p>
          </table:table-cell>
          <table:table-cell office:value-type="float" office:value="224.604" calcext:value-type="float">
            <text:p>224.604</text:p>
          </table:table-cell>
          <table:table-cell office:value-type="float" office:value="6.4" calcext:value-type="float">
            <text:p>6.4</text:p>
          </table:table-cell>
          <table:table-cell office:value-type="float" office:value="32.71524" calcext:value-type="float">
            <text:p>32.71524</text:p>
          </table:table-cell>
          <table:table-cell office:value-type="float" office:value="20.31174" calcext:value-type="float">
            <text:p>20.31174</text:p>
          </table:table-cell>
          <table:table-cell office:value-type="float" office:value="29.35797" calcext:value-type="float">
            <text:p>29.35797</text:p>
          </table:table-cell>
          <table:table-cell office:value-type="float" office:value="22.96219" calcext:value-type="float">
            <text:p>22.96219</text:p>
          </table:table-cell>
          <table:table-cell office:value-type="float" office:value="28.18582" calcext:value-type="float">
            <text:p>28.18582</text:p>
          </table:table-cell>
          <table:table-cell office:value-type="float" office:value="24.16159" calcext:value-type="float">
            <text:p>24.16159</text:p>
          </table:table-cell>
          <table:table-cell office:value-type="float" office:value="27.63065" calcext:value-type="float">
            <text:p>27.63065</text:p>
          </table:table-cell>
          <table:table-cell office:value-type="float" office:value="24.99365" calcext:value-type="float">
            <text:p>24.99365</text:p>
          </table:table-cell>
          <table:table-cell office:value-type="float" office:value="28.04047" calcext:value-type="float">
            <text:p>28.04047</text:p>
          </table:table-cell>
          <table:table-cell office:value-type="float" office:value="25.24573" calcext:value-type="float">
            <text:p>25.24573</text:p>
          </table:table-cell>
          <table:table-cell office:value-type="float" office:value="27.74802" calcext:value-type="float">
            <text:p>27.74802</text:p>
          </table:table-cell>
          <table:table-cell office:value-type="float" office:value="25.14948" calcext:value-type="float">
            <text:p>25.1494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1999" calcext:value-type="float">
            <text:p>29061999</text:p>
          </table:table-cell>
          <table:table-cell office:value-type="float" office:value="17.8326" calcext:value-type="float">
            <text:p>17.8326</text:p>
          </table:table-cell>
          <table:table-cell office:value-type="float" office:value="26.435" calcext:value-type="float">
            <text:p>26.435</text:p>
          </table:table-cell>
          <table:table-cell office:value-type="float" office:value="15.015" calcext:value-type="float">
            <text:p>15.015</text:p>
          </table:table-cell>
          <table:table-cell office:value-type="float" office:value="2.476726" calcext:value-type="float">
            <text:p>2.476726</text:p>
          </table:table-cell>
          <table:table-cell office:value-type="float" office:value="1.219454" calcext:value-type="float">
            <text:p>1.219454</text:p>
          </table:table-cell>
          <table:table-cell office:value-type="float" office:value="360.288" calcext:value-type="float">
            <text:p>360.288</text:p>
          </table:table-cell>
          <table:table-cell office:value-type="float" office:value="2.8" calcext:value-type="float">
            <text:p>2.8</text:p>
          </table:table-cell>
          <table:table-cell office:value-type="float" office:value="37.7572" calcext:value-type="float">
            <text:p>37.7572</text:p>
          </table:table-cell>
          <table:table-cell office:value-type="float" office:value="14.58975" calcext:value-type="float">
            <text:p>14.58975</text:p>
          </table:table-cell>
          <table:table-cell office:value-type="float" office:value="30.90115" calcext:value-type="float">
            <text:p>30.90115</text:p>
          </table:table-cell>
          <table:table-cell office:value-type="float" office:value="19.2384" calcext:value-type="float">
            <text:p>19.2384</text:p>
          </table:table-cell>
          <table:table-cell office:value-type="float" office:value="28.54691" calcext:value-type="float">
            <text:p>28.54691</text:p>
          </table:table-cell>
          <table:table-cell office:value-type="float" office:value="21.23004" calcext:value-type="float">
            <text:p>21.23004</text:p>
          </table:table-cell>
          <table:table-cell office:value-type="float" office:value="26.88092" calcext:value-type="float">
            <text:p>26.88092</text:p>
          </table:table-cell>
          <table:table-cell office:value-type="float" office:value="22.84232" calcext:value-type="float">
            <text:p>22.84232</text:p>
          </table:table-cell>
          <table:table-cell office:value-type="float" office:value="25.76663" calcext:value-type="float">
            <text:p>25.76663</text:p>
          </table:table-cell>
          <table:table-cell office:value-type="float" office:value="23.54752" calcext:value-type="float">
            <text:p>23.54752</text:p>
          </table:table-cell>
          <table:table-cell office:value-type="float" office:value="25.19315" calcext:value-type="float">
            <text:p>25.19315</text:p>
          </table:table-cell>
          <table:table-cell office:value-type="float" office:value="23.58084" calcext:value-type="float">
            <text:p>23.580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1999" calcext:value-type="float">
            <text:p>30061999</text:p>
          </table:table-cell>
          <table:table-cell office:value-type="float" office:value="21.93041" calcext:value-type="float">
            <text:p>21.93041</text:p>
          </table:table-cell>
          <table:table-cell office:value-type="float" office:value="22.5" calcext:value-type="float">
            <text:p>22.5</text:p>
          </table:table-cell>
          <table:table-cell office:value-type="float" office:value="11.335" calcext:value-type="float">
            <text:p>11.335</text:p>
          </table:table-cell>
          <table:table-cell office:value-type="float" office:value="1.556807" calcext:value-type="float">
            <text:p>1.556807</text:p>
          </table:table-cell>
          <table:table-cell office:value-type="float" office:value="1.170473" calcext:value-type="float">
            <text:p>1.170473</text:p>
          </table:table-cell>
          <table:table-cell office:value-type="float" office:value="159.228" calcext:value-type="float">
            <text:p>159.228</text:p>
          </table:table-cell>
          <table:table-cell office:value-type="float" office:value="0" calcext:value-type="float">
            <text:p>0</text:p>
          </table:table-cell>
          <table:table-cell office:value-type="float" office:value="41.53662" calcext:value-type="float">
            <text:p>41.53662</text:p>
          </table:table-cell>
          <table:table-cell office:value-type="float" office:value="11.63031" calcext:value-type="float">
            <text:p>11.63031</text:p>
          </table:table-cell>
          <table:table-cell office:value-type="float" office:value="31.56543" calcext:value-type="float">
            <text:p>31.56543</text:p>
          </table:table-cell>
          <table:table-cell office:value-type="float" office:value="16.52081" calcext:value-type="float">
            <text:p>16.52081</text:p>
          </table:table-cell>
          <table:table-cell office:value-type="float" office:value="28.78848" calcext:value-type="float">
            <text:p>28.78848</text:p>
          </table:table-cell>
          <table:table-cell office:value-type="float" office:value="18.28983" calcext:value-type="float">
            <text:p>18.28983</text:p>
          </table:table-cell>
          <table:table-cell office:value-type="float" office:value="26.84698" calcext:value-type="float">
            <text:p>26.84698</text:p>
          </table:table-cell>
          <table:table-cell office:value-type="float" office:value="19.90445" calcext:value-type="float">
            <text:p>19.90445</text:p>
          </table:table-cell>
          <table:table-cell office:value-type="float" office:value="25.49725" calcext:value-type="float">
            <text:p>25.49725</text:p>
          </table:table-cell>
          <table:table-cell office:value-type="float" office:value="20.94568" calcext:value-type="float">
            <text:p>20.94568</text:p>
          </table:table-cell>
          <table:table-cell office:value-type="float" office:value="24.49692" calcext:value-type="float">
            <text:p>24.49692</text:p>
          </table:table-cell>
          <table:table-cell office:value-type="float" office:value="21.52151" calcext:value-type="float">
            <text:p>21.5215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1999" calcext:value-type="float">
            <text:p>1071999</text:p>
          </table:table-cell>
          <table:table-cell office:value-type="float" office:value="23.64498" calcext:value-type="float">
            <text:p>23.64498</text:p>
          </table:table-cell>
          <table:table-cell office:value-type="float" office:value="27.76" calcext:value-type="float">
            <text:p>27.76</text:p>
          </table:table-cell>
          <table:table-cell office:value-type="float" office:value="11.8" calcext:value-type="float">
            <text:p>11.8</text:p>
          </table:table-cell>
          <table:table-cell office:value-type="float" office:value="2.472681" calcext:value-type="float">
            <text:p>2.472681</text:p>
          </table:table-cell>
          <table:table-cell office:value-type="float" office:value="1.317794" calcext:value-type="float">
            <text:p>1.317794</text:p>
          </table:table-cell>
          <table:table-cell office:value-type="float" office:value="314.676" calcext:value-type="float">
            <text:p>314.676</text:p>
          </table:table-cell>
          <table:table-cell office:value-type="float" office:value="17.6" calcext:value-type="float">
            <text:p>17.6</text:p>
          </table:table-cell>
          <table:table-cell office:value-type="float" office:value="51.43481" calcext:value-type="float">
            <text:p>51.43481</text:p>
          </table:table-cell>
          <table:table-cell office:value-type="float" office:value="13.68176" calcext:value-type="float">
            <text:p>13.68176</text:p>
          </table:table-cell>
          <table:table-cell office:value-type="float" office:value="37.64752" calcext:value-type="float">
            <text:p>37.64752</text:p>
          </table:table-cell>
          <table:table-cell office:value-type="float" office:value="18.4704" calcext:value-type="float">
            <text:p>18.4704</text:p>
          </table:table-cell>
          <table:table-cell office:value-type="float" office:value="33.37445" calcext:value-type="float">
            <text:p>33.37445</text:p>
          </table:table-cell>
          <table:table-cell office:value-type="float" office:value="19.80688" calcext:value-type="float">
            <text:p>19.80688</text:p>
          </table:table-cell>
          <table:table-cell office:value-type="float" office:value="30.13138" calcext:value-type="float">
            <text:p>30.13138</text:p>
          </table:table-cell>
          <table:table-cell office:value-type="float" office:value="21.00552" calcext:value-type="float">
            <text:p>21.00552</text:p>
          </table:table-cell>
          <table:table-cell office:value-type="float" office:value="28.00482" calcext:value-type="float">
            <text:p>28.00482</text:p>
          </table:table-cell>
          <table:table-cell office:value-type="float" office:value="21.72943" calcext:value-type="float">
            <text:p>21.72943</text:p>
          </table:table-cell>
          <table:table-cell office:value-type="float" office:value="26.40524" calcext:value-type="float">
            <text:p>26.40524</text:p>
          </table:table-cell>
          <table:table-cell office:value-type="float" office:value="22.06567" calcext:value-type="float">
            <text:p>22.0656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1999" calcext:value-type="float">
            <text:p>2071999</text:p>
          </table:table-cell>
          <table:table-cell office:value-type="float" office:value="24.83244" calcext:value-type="float">
            <text:p>24.83244</text:p>
          </table:table-cell>
          <table:table-cell office:value-type="float" office:value="25.47" calcext:value-type="float">
            <text:p>25.47</text:p>
          </table:table-cell>
          <table:table-cell office:value-type="float" office:value="16.075" calcext:value-type="float">
            <text:p>16.075</text:p>
          </table:table-cell>
          <table:table-cell office:value-type="float" office:value="2.340155" calcext:value-type="float">
            <text:p>2.340155</text:p>
          </table:table-cell>
          <table:table-cell office:value-type="float" office:value="1.451276" calcext:value-type="float">
            <text:p>1.451276</text:p>
          </table:table-cell>
          <table:table-cell office:value-type="float" office:value="433.332" calcext:value-type="float">
            <text:p>433.332</text:p>
          </table:table-cell>
          <table:table-cell office:value-type="float" office:value="0" calcext:value-type="float">
            <text:p>0</text:p>
          </table:table-cell>
          <table:table-cell office:value-type="float" office:value="41.15848" calcext:value-type="float">
            <text:p>41.15848</text:p>
          </table:table-cell>
          <table:table-cell office:value-type="float" office:value="17.88574" calcext:value-type="float">
            <text:p>17.88574</text:p>
          </table:table-cell>
          <table:table-cell office:value-type="float" office:value="31.97794" calcext:value-type="float">
            <text:p>31.97794</text:p>
          </table:table-cell>
          <table:table-cell office:value-type="float" office:value="21.13037" calcext:value-type="float">
            <text:p>21.13037</text:p>
          </table:table-cell>
          <table:table-cell office:value-type="float" office:value="29.71118" calcext:value-type="float">
            <text:p>29.71118</text:p>
          </table:table-cell>
          <table:table-cell office:value-type="float" office:value="22.35876" calcext:value-type="float">
            <text:p>22.35876</text:p>
          </table:table-cell>
          <table:table-cell office:value-type="float" office:value="27.93057" calcext:value-type="float">
            <text:p>27.93057</text:p>
          </table:table-cell>
          <table:table-cell office:value-type="float" office:value="23.25568" calcext:value-type="float">
            <text:p>23.25568</text:p>
          </table:table-cell>
          <table:table-cell office:value-type="float" office:value="26.61304" calcext:value-type="float">
            <text:p>26.61304</text:p>
          </table:table-cell>
          <table:table-cell office:value-type="float" office:value="23.61691" calcext:value-type="float">
            <text:p>23.61691</text:p>
          </table:table-cell>
          <table:table-cell office:value-type="float" office:value="25.62479" calcext:value-type="float">
            <text:p>25.62479</text:p>
          </table:table-cell>
          <table:table-cell office:value-type="float" office:value="23.64859" calcext:value-type="float">
            <text:p>23.6485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1999" calcext:value-type="float">
            <text:p>3071999</text:p>
          </table:table-cell>
          <table:table-cell office:value-type="float" office:value="24.60852" calcext:value-type="float">
            <text:p>24.60852</text:p>
          </table:table-cell>
          <table:table-cell office:value-type="float" office:value="27.4" calcext:value-type="float">
            <text:p>27.4</text:p>
          </table:table-cell>
          <table:table-cell office:value-type="float" office:value="13.185" calcext:value-type="float">
            <text:p>13.185</text:p>
          </table:table-cell>
          <table:table-cell office:value-type="float" office:value="2.246161" calcext:value-type="float">
            <text:p>2.246161</text:p>
          </table:table-cell>
          <table:table-cell office:value-type="float" office:value="1.39493" calcext:value-type="float">
            <text:p>1.39493</text:p>
          </table:table-cell>
          <table:table-cell office:value-type="float" office:value="219.888" calcext:value-type="float">
            <text:p>219.888</text:p>
          </table:table-cell>
          <table:table-cell office:value-type="float" office:value="0.4" calcext:value-type="float">
            <text:p>0.4</text:p>
          </table:table-cell>
          <table:table-cell office:value-type="float" office:value="52.9801" calcext:value-type="float">
            <text:p>52.9801</text:p>
          </table:table-cell>
          <table:table-cell office:value-type="float" office:value="14.84485" calcext:value-type="float">
            <text:p>14.84485</text:p>
          </table:table-cell>
          <table:table-cell office:value-type="float" office:value="38.10876" calcext:value-type="float">
            <text:p>38.10876</text:p>
          </table:table-cell>
          <table:table-cell office:value-type="float" office:value="19.49438" calcext:value-type="float">
            <text:p>19.49438</text:p>
          </table:table-cell>
          <table:table-cell office:value-type="float" office:value="33.97952" calcext:value-type="float">
            <text:p>33.97952</text:p>
          </table:table-cell>
          <table:table-cell office:value-type="float" office:value="20.89548" calcext:value-type="float">
            <text:p>20.89548</text:p>
          </table:table-cell>
          <table:table-cell office:value-type="float" office:value="30.75845" calcext:value-type="float">
            <text:p>30.75845</text:p>
          </table:table-cell>
          <table:table-cell office:value-type="float" office:value="22.13031" calcext:value-type="float">
            <text:p>22.13031</text:p>
          </table:table-cell>
          <table:table-cell office:value-type="float" office:value="28.57837" calcext:value-type="float">
            <text:p>28.57837</text:p>
          </table:table-cell>
          <table:table-cell office:value-type="float" office:value="22.79422" calcext:value-type="float">
            <text:p>22.79422</text:p>
          </table:table-cell>
          <table:table-cell office:value-type="float" office:value="27.03168" calcext:value-type="float">
            <text:p>27.03168</text:p>
          </table:table-cell>
          <table:table-cell office:value-type="float" office:value="23.0553" calcext:value-type="float">
            <text:p>23.055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1999" calcext:value-type="float">
            <text:p>4071999</text:p>
          </table:table-cell>
          <table:table-cell office:value-type="float" office:value="20.67048" calcext:value-type="float">
            <text:p>20.67048</text:p>
          </table:table-cell>
          <table:table-cell office:value-type="float" office:value="31.24" calcext:value-type="float">
            <text:p>31.24</text:p>
          </table:table-cell>
          <table:table-cell office:value-type="float" office:value="20.3" calcext:value-type="float">
            <text:p>20.3</text:p>
          </table:table-cell>
          <table:table-cell office:value-type="float" office:value="2.892123" calcext:value-type="float">
            <text:p>2.892123</text:p>
          </table:table-cell>
          <table:table-cell office:value-type="float" office:value="2.196399" calcext:value-type="float">
            <text:p>2.196399</text:p>
          </table:table-cell>
          <table:table-cell office:value-type="float" office:value="260.784" calcext:value-type="float">
            <text:p>260.784</text:p>
          </table:table-cell>
          <table:table-cell office:value-type="float" office:value="0.5" calcext:value-type="float">
            <text:p>0.5</text:p>
          </table:table-cell>
          <table:table-cell office:value-type="float" office:value="51.32486" calcext:value-type="float">
            <text:p>51.32486</text:p>
          </table:table-cell>
          <table:table-cell office:value-type="float" office:value="20.47797" calcext:value-type="float">
            <text:p>20.47797</text:p>
          </table:table-cell>
          <table:table-cell office:value-type="float" office:value="37.82501" calcext:value-type="float">
            <text:p>37.82501</text:p>
          </table:table-cell>
          <table:table-cell office:value-type="float" office:value="22.82245" calcext:value-type="float">
            <text:p>22.82245</text:p>
          </table:table-cell>
          <table:table-cell office:value-type="float" office:value="34.43781" calcext:value-type="float">
            <text:p>34.43781</text:p>
          </table:table-cell>
          <table:table-cell office:value-type="float" office:value="23.71301" calcext:value-type="float">
            <text:p>23.71301</text:p>
          </table:table-cell>
          <table:table-cell office:value-type="float" office:value="31.75027" calcext:value-type="float">
            <text:p>31.75027</text:p>
          </table:table-cell>
          <table:table-cell office:value-type="float" office:value="24.38382" calcext:value-type="float">
            <text:p>24.38382</text:p>
          </table:table-cell>
          <table:table-cell office:value-type="float" office:value="29.67535" calcext:value-type="float">
            <text:p>29.67535</text:p>
          </table:table-cell>
          <table:table-cell office:value-type="float" office:value="24.61029" calcext:value-type="float">
            <text:p>24.61029</text:p>
          </table:table-cell>
          <table:table-cell office:value-type="float" office:value="28.06897" calcext:value-type="float">
            <text:p>28.06897</text:p>
          </table:table-cell>
          <table:table-cell office:value-type="float" office:value="24.52243" calcext:value-type="float">
            <text:p>24.5224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1999" calcext:value-type="float">
            <text:p>5071999</text:p>
          </table:table-cell>
          <table:table-cell office:value-type="float" office:value="25.97695" calcext:value-type="float">
            <text:p>25.97695</text:p>
          </table:table-cell>
          <table:table-cell office:value-type="float" office:value="30.815" calcext:value-type="float">
            <text:p>30.815</text:p>
          </table:table-cell>
          <table:table-cell office:value-type="float" office:value="21.535" calcext:value-type="float">
            <text:p>21.535</text:p>
          </table:table-cell>
          <table:table-cell office:value-type="float" office:value="2.944234" calcext:value-type="float">
            <text:p>2.944234</text:p>
          </table:table-cell>
          <table:table-cell office:value-type="float" office:value="2.288124" calcext:value-type="float">
            <text:p>2.288124</text:p>
          </table:table-cell>
          <table:table-cell office:value-type="float" office:value="292.752" calcext:value-type="float">
            <text:p>292.752</text:p>
          </table:table-cell>
          <table:table-cell office:value-type="float" office:value="8.9" calcext:value-type="float">
            <text:p>8.9</text:p>
          </table:table-cell>
          <table:table-cell office:value-type="float" office:value="57.58365" calcext:value-type="float">
            <text:p>57.58365</text:p>
          </table:table-cell>
          <table:table-cell office:value-type="float" office:value="22.70422" calcext:value-type="float">
            <text:p>22.70422</text:p>
          </table:table-cell>
          <table:table-cell office:value-type="float" office:value="42.32303" calcext:value-type="float">
            <text:p>42.32303</text:p>
          </table:table-cell>
          <table:table-cell office:value-type="float" office:value="25.59976" calcext:value-type="float">
            <text:p>25.59976</text:p>
          </table:table-cell>
          <table:table-cell office:value-type="float" office:value="38.31195" calcext:value-type="float">
            <text:p>38.31195</text:p>
          </table:table-cell>
          <table:table-cell office:value-type="float" office:value="26.45306" calcext:value-type="float">
            <text:p>26.45306</text:p>
          </table:table-cell>
          <table:table-cell office:value-type="float" office:value="34.92136" calcext:value-type="float">
            <text:p>34.92136</text:p>
          </table:table-cell>
          <table:table-cell office:value-type="float" office:value="26.85797" calcext:value-type="float">
            <text:p>26.85797</text:p>
          </table:table-cell>
          <table:table-cell office:value-type="float" office:value="32.27505" calcext:value-type="float">
            <text:p>32.27505</text:p>
          </table:table-cell>
          <table:table-cell office:value-type="float" office:value="26.76965" calcext:value-type="float">
            <text:p>26.76965</text:p>
          </table:table-cell>
          <table:table-cell office:value-type="float" office:value="30.20346" calcext:value-type="float">
            <text:p>30.20346</text:p>
          </table:table-cell>
          <table:table-cell office:value-type="float" office:value="26.38559" calcext:value-type="float">
            <text:p>26.3855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1999" calcext:value-type="float">
            <text:p>6071999</text:p>
          </table:table-cell>
          <table:table-cell office:value-type="float" office:value="21.82316" calcext:value-type="float">
            <text:p>21.82316</text:p>
          </table:table-cell>
          <table:table-cell office:value-type="float" office:value="29.43" calcext:value-type="float">
            <text:p>29.43</text:p>
          </table:table-cell>
          <table:table-cell office:value-type="float" office:value="19.575" calcext:value-type="float">
            <text:p>19.575</text:p>
          </table:table-cell>
          <table:table-cell office:value-type="float" office:value="2.849461" calcext:value-type="float">
            <text:p>2.849461</text:p>
          </table:table-cell>
          <table:table-cell office:value-type="float" office:value="1.244329" calcext:value-type="float">
            <text:p>1.244329</text:p>
          </table:table-cell>
          <table:table-cell office:value-type="float" office:value="423.504" calcext:value-type="float">
            <text:p>423.504</text:p>
          </table:table-cell>
          <table:table-cell office:value-type="float" office:value="5" calcext:value-type="float">
            <text:p>5</text:p>
          </table:table-cell>
          <table:table-cell office:value-type="float" office:value="37.97955" calcext:value-type="float">
            <text:p>37.97955</text:p>
          </table:table-cell>
          <table:table-cell office:value-type="float" office:value="20.47592" calcext:value-type="float">
            <text:p>20.47592</text:p>
          </table:table-cell>
          <table:table-cell office:value-type="float" office:value="32.83362" calcext:value-type="float">
            <text:p>32.83362</text:p>
          </table:table-cell>
          <table:table-cell office:value-type="float" office:value="23.12228" calcext:value-type="float">
            <text:p>23.12228</text:p>
          </table:table-cell>
          <table:table-cell office:value-type="float" office:value="30.95053" calcext:value-type="float">
            <text:p>30.95053</text:p>
          </table:table-cell>
          <table:table-cell office:value-type="float" office:value="24.49652" calcext:value-type="float">
            <text:p>24.49652</text:p>
          </table:table-cell>
          <table:table-cell office:value-type="float" office:value="29.39041" calcext:value-type="float">
            <text:p>29.39041</text:p>
          </table:table-cell>
          <table:table-cell office:value-type="float" office:value="25.54071" calcext:value-type="float">
            <text:p>25.54071</text:p>
          </table:table-cell>
          <table:table-cell office:value-type="float" office:value="29.07834" calcext:value-type="float">
            <text:p>29.07834</text:p>
          </table:table-cell>
          <table:table-cell office:value-type="float" office:value="25.98956" calcext:value-type="float">
            <text:p>25.98956</text:p>
          </table:table-cell>
          <table:table-cell office:value-type="float" office:value="28.8342" calcext:value-type="float">
            <text:p>28.8342</text:p>
          </table:table-cell>
          <table:table-cell office:value-type="float" office:value="25.98309" calcext:value-type="float">
            <text:p>25.9830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1999" calcext:value-type="float">
            <text:p>7071999</text:p>
          </table:table-cell>
          <table:table-cell office:value-type="float" office:value="23.31837" calcext:value-type="float">
            <text:p>23.31837</text:p>
          </table:table-cell>
          <table:table-cell office:value-type="float" office:value="24.345" calcext:value-type="float">
            <text:p>24.345</text:p>
          </table:table-cell>
          <table:table-cell office:value-type="float" office:value="11.49" calcext:value-type="float">
            <text:p>11.49</text:p>
          </table:table-cell>
          <table:table-cell office:value-type="float" office:value="1.450246" calcext:value-type="float">
            <text:p>1.450246</text:p>
          </table:table-cell>
          <table:table-cell office:value-type="float" office:value="1.230459" calcext:value-type="float">
            <text:p>1.230459</text:p>
          </table:table-cell>
          <table:table-cell office:value-type="float" office:value="438.3" calcext:value-type="float">
            <text:p>438.3</text:p>
          </table:table-cell>
          <table:table-cell office:value-type="float" office:value="9" calcext:value-type="float">
            <text:p>9</text:p>
          </table:table-cell>
          <table:table-cell office:value-type="float" office:value="49.49509" calcext:value-type="float">
            <text:p>49.49509</text:p>
          </table:table-cell>
          <table:table-cell office:value-type="float" office:value="13.30252" calcext:value-type="float">
            <text:p>13.30252</text:p>
          </table:table-cell>
          <table:table-cell office:value-type="float" office:value="36.99728" calcext:value-type="float">
            <text:p>36.99728</text:p>
          </table:table-cell>
          <table:table-cell office:value-type="float" office:value="18.53607" calcext:value-type="float">
            <text:p>18.53607</text:p>
          </table:table-cell>
          <table:table-cell office:value-type="float" office:value="33.44489" calcext:value-type="float">
            <text:p>33.44489</text:p>
          </table:table-cell>
          <table:table-cell office:value-type="float" office:value="21.21088" calcext:value-type="float">
            <text:p>21.21088</text:p>
          </table:table-cell>
          <table:table-cell office:value-type="float" office:value="31.03323" calcext:value-type="float">
            <text:p>31.03323</text:p>
          </table:table-cell>
          <table:table-cell office:value-type="float" office:value="23.55792" calcext:value-type="float">
            <text:p>23.55792</text:p>
          </table:table-cell>
          <table:table-cell office:value-type="float" office:value="29.13205" calcext:value-type="float">
            <text:p>29.13205</text:p>
          </table:table-cell>
          <table:table-cell office:value-type="float" office:value="24.57669" calcext:value-type="float">
            <text:p>24.57669</text:p>
          </table:table-cell>
          <table:table-cell office:value-type="float" office:value="27.71198" calcext:value-type="float">
            <text:p>27.71198</text:p>
          </table:table-cell>
          <table:table-cell office:value-type="float" office:value="24.79602" calcext:value-type="float">
            <text:p>24.7960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1999" calcext:value-type="float">
            <text:p>8071999</text:p>
          </table:table-cell>
          <table:table-cell office:value-type="float" office:value="24.2801" calcext:value-type="float">
            <text:p>24.2801</text:p>
          </table:table-cell>
          <table:table-cell office:value-type="float" office:value="21.85" calcext:value-type="float">
            <text:p>21.85</text:p>
          </table:table-cell>
          <table:table-cell office:value-type="float" office:value="11.33" calcext:value-type="float">
            <text:p>11.33</text:p>
          </table:table-cell>
          <table:table-cell office:value-type="float" office:value="1.577623" calcext:value-type="float">
            <text:p>1.577623</text:p>
          </table:table-cell>
          <table:table-cell office:value-type="float" office:value="1.09027" calcext:value-type="float">
            <text:p>1.09027</text:p>
          </table:table-cell>
          <table:table-cell office:value-type="float" office:value="291.744" calcext:value-type="float">
            <text:p>291.744</text:p>
          </table:table-cell>
          <table:table-cell office:value-type="float" office:value="1.7" calcext:value-type="float">
            <text:p>1.7</text:p>
          </table:table-cell>
          <table:table-cell office:value-type="float" office:value="39.66861" calcext:value-type="float">
            <text:p>39.66861</text:p>
          </table:table-cell>
          <table:table-cell office:value-type="float" office:value="12.66357" calcext:value-type="float">
            <text:p>12.66357</text:p>
          </table:table-cell>
          <table:table-cell office:value-type="float" office:value="29.99979" calcext:value-type="float">
            <text:p>29.99979</text:p>
          </table:table-cell>
          <table:table-cell office:value-type="float" office:value="16.4617" calcext:value-type="float">
            <text:p>16.4617</text:p>
          </table:table-cell>
          <table:table-cell office:value-type="float" office:value="27.79166" calcext:value-type="float">
            <text:p>27.79166</text:p>
          </table:table-cell>
          <table:table-cell office:value-type="float" office:value="18.38327" calcext:value-type="float">
            <text:p>18.38327</text:p>
          </table:table-cell>
          <table:table-cell office:value-type="float" office:value="26.17337" calcext:value-type="float">
            <text:p>26.17337</text:p>
          </table:table-cell>
          <table:table-cell office:value-type="float" office:value="20.26337" calcext:value-type="float">
            <text:p>20.26337</text:p>
          </table:table-cell>
          <table:table-cell office:value-type="float" office:value="25.20752" calcext:value-type="float">
            <text:p>25.20752</text:p>
          </table:table-cell>
          <table:table-cell office:value-type="float" office:value="21.56555" calcext:value-type="float">
            <text:p>21.56555</text:p>
          </table:table-cell>
          <table:table-cell office:value-type="float" office:value="25.53308" calcext:value-type="float">
            <text:p>25.53308</text:p>
          </table:table-cell>
          <table:table-cell office:value-type="float" office:value="22.38342" calcext:value-type="float">
            <text:p>22.383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1999" calcext:value-type="float">
            <text:p>9071999</text:p>
          </table:table-cell>
          <table:table-cell office:value-type="float" office:value="7.279486" calcext:value-type="float">
            <text:p>7.279486</text:p>
          </table:table-cell>
          <table:table-cell office:value-type="float" office:value="18.035" calcext:value-type="float">
            <text:p>18.035</text:p>
          </table:table-cell>
          <table:table-cell office:value-type="float" office:value="11.83" calcext:value-type="float">
            <text:p>11.83</text:p>
          </table:table-cell>
          <table:table-cell office:value-type="float" office:value="1.663465" calcext:value-type="float">
            <text:p>1.663465</text:p>
          </table:table-cell>
          <table:table-cell office:value-type="float" office:value="1.31068" calcext:value-type="float">
            <text:p>1.31068</text:p>
          </table:table-cell>
          <table:table-cell office:value-type="float" office:value="212.472" calcext:value-type="float">
            <text:p>212.472</text:p>
          </table:table-cell>
          <table:table-cell office:value-type="float" office:value="15" calcext:value-type="float">
            <text:p>15</text:p>
          </table:table-cell>
          <table:table-cell office:value-type="float" office:value="23.69479" calcext:value-type="float">
            <text:p>23.69479</text:p>
          </table:table-cell>
          <table:table-cell office:value-type="float" office:value="12.71915" calcext:value-type="float">
            <text:p>12.71915</text:p>
          </table:table-cell>
          <table:table-cell office:value-type="float" office:value="21.96631" calcext:value-type="float">
            <text:p>21.96631</text:p>
          </table:table-cell>
          <table:table-cell office:value-type="float" office:value="16.49268" calcext:value-type="float">
            <text:p>16.49268</text:p>
          </table:table-cell>
          <table:table-cell office:value-type="float" office:value="21.66556" calcext:value-type="float">
            <text:p>21.66556</text:p>
          </table:table-cell>
          <table:table-cell office:value-type="float" office:value="17.64725" calcext:value-type="float">
            <text:p>17.64725</text:p>
          </table:table-cell>
          <table:table-cell office:value-type="float" office:value="22.70621" calcext:value-type="float">
            <text:p>22.70621</text:p>
          </table:table-cell>
          <table:table-cell office:value-type="float" office:value="18.85019" calcext:value-type="float">
            <text:p>18.85019</text:p>
          </table:table-cell>
          <table:table-cell office:value-type="float" office:value="23.54739" calcext:value-type="float">
            <text:p>23.54739</text:p>
          </table:table-cell>
          <table:table-cell office:value-type="float" office:value="19.82385" calcext:value-type="float">
            <text:p>19.82385</text:p>
          </table:table-cell>
          <table:table-cell office:value-type="float" office:value="23.85156" calcext:value-type="float">
            <text:p>23.85156</text:p>
          </table:table-cell>
          <table:table-cell office:value-type="float" office:value="20.55042" calcext:value-type="float">
            <text:p>20.5504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1999" calcext:value-type="float">
            <text:p>10071999</text:p>
          </table:table-cell>
          <table:table-cell office:value-type="float" office:value="15.44967" calcext:value-type="float">
            <text:p>15.44967</text:p>
          </table:table-cell>
          <table:table-cell office:value-type="float" office:value="19.75" calcext:value-type="float">
            <text:p>19.75</text:p>
          </table:table-cell>
          <table:table-cell office:value-type="float" office:value="12.26" calcext:value-type="float">
            <text:p>12.26</text:p>
          </table:table-cell>
          <table:table-cell office:value-type="float" office:value="1.663256" calcext:value-type="float">
            <text:p>1.663256</text:p>
          </table:table-cell>
          <table:table-cell office:value-type="float" office:value="1.101991" calcext:value-type="float">
            <text:p>1.101991</text:p>
          </table:table-cell>
          <table:table-cell office:value-type="float" office:value="357.372" calcext:value-type="float">
            <text:p>357.372</text:p>
          </table:table-cell>
          <table:table-cell office:value-type="float" office:value="0.9" calcext:value-type="float">
            <text:p>0.9</text:p>
          </table:table-cell>
          <table:table-cell office:value-type="float" office:value="27.98105" calcext:value-type="float">
            <text:p>27.98105</text:p>
          </table:table-cell>
          <table:table-cell office:value-type="float" office:value="11.76755" calcext:value-type="float">
            <text:p>11.76755</text:p>
          </table:table-cell>
          <table:table-cell office:value-type="float" office:value="23.72482" calcext:value-type="float">
            <text:p>23.72482</text:p>
          </table:table-cell>
          <table:table-cell office:value-type="float" office:value="15.83792" calcext:value-type="float">
            <text:p>15.83792</text:p>
          </table:table-cell>
          <table:table-cell office:value-type="float" office:value="22.40826" calcext:value-type="float">
            <text:p>22.40826</text:p>
          </table:table-cell>
          <table:table-cell office:value-type="float" office:value="16.79248" calcext:value-type="float">
            <text:p>16.79248</text:p>
          </table:table-cell>
          <table:table-cell office:value-type="float" office:value="21.47034" calcext:value-type="float">
            <text:p>21.47034</text:p>
          </table:table-cell>
          <table:table-cell office:value-type="float" office:value="17.80954" calcext:value-type="float">
            <text:p>17.80954</text:p>
          </table:table-cell>
          <table:table-cell office:value-type="float" office:value="20.94824" calcext:value-type="float">
            <text:p>20.94824</text:p>
          </table:table-cell>
          <table:table-cell office:value-type="float" office:value="18.60733" calcext:value-type="float">
            <text:p>18.60733</text:p>
          </table:table-cell>
          <table:table-cell office:value-type="float" office:value="20.69131" calcext:value-type="float">
            <text:p>20.69131</text:p>
          </table:table-cell>
          <table:table-cell office:value-type="float" office:value="19.24301" calcext:value-type="float">
            <text:p>19.243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1999" calcext:value-type="float">
            <text:p>11071999</text:p>
          </table:table-cell>
          <table:table-cell office:value-type="float" office:value="29.99855" calcext:value-type="float">
            <text:p>29.99855</text:p>
          </table:table-cell>
          <table:table-cell office:value-type="float" office:value="23.92" calcext:value-type="float">
            <text:p>23.92</text:p>
          </table:table-cell>
          <table:table-cell office:value-type="float" office:value="10.72" calcext:value-type="float">
            <text:p>10.72</text:p>
          </table:table-cell>
          <table:table-cell office:value-type="float" office:value="1.615098" calcext:value-type="float">
            <text:p>1.615098</text:p>
          </table:table-cell>
          <table:table-cell office:value-type="float" office:value="1.13207" calcext:value-type="float">
            <text:p>1.13207</text:p>
          </table:table-cell>
          <table:table-cell office:value-type="float" office:value="289.8" calcext:value-type="float">
            <text:p>289.8</text:p>
          </table:table-cell>
          <table:table-cell office:value-type="float" office:value="0" calcext:value-type="float">
            <text:p>0</text:p>
          </table:table-cell>
          <table:table-cell office:value-type="float" office:value="50.85672" calcext:value-type="float">
            <text:p>50.85672</text:p>
          </table:table-cell>
          <table:table-cell office:value-type="float" office:value="10.11545" calcext:value-type="float">
            <text:p>10.11545</text:p>
          </table:table-cell>
          <table:table-cell office:value-type="float" office:value="35.47537" calcext:value-type="float">
            <text:p>35.47537</text:p>
          </table:table-cell>
          <table:table-cell office:value-type="float" office:value="14.01907" calcext:value-type="float">
            <text:p>14.01907</text:p>
          </table:table-cell>
          <table:table-cell office:value-type="float" office:value="30.99664" calcext:value-type="float">
            <text:p>30.99664</text:p>
          </table:table-cell>
          <table:table-cell office:value-type="float" office:value="15.42773" calcext:value-type="float">
            <text:p>15.42773</text:p>
          </table:table-cell>
          <table:table-cell office:value-type="float" office:value="27.71774" calcext:value-type="float">
            <text:p>27.71774</text:p>
          </table:table-cell>
          <table:table-cell office:value-type="float" office:value="16.84604" calcext:value-type="float">
            <text:p>16.84604</text:p>
          </table:table-cell>
          <table:table-cell office:value-type="float" office:value="25.52521" calcext:value-type="float">
            <text:p>25.52521</text:p>
          </table:table-cell>
          <table:table-cell office:value-type="float" office:value="17.88452" calcext:value-type="float">
            <text:p>17.88452</text:p>
          </table:table-cell>
          <table:table-cell office:value-type="float" office:value="24.01389" calcext:value-type="float">
            <text:p>24.01389</text:p>
          </table:table-cell>
          <table:table-cell office:value-type="float" office:value="18.59625" calcext:value-type="float">
            <text:p>18.596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1999" calcext:value-type="float">
            <text:p>12071999</text:p>
          </table:table-cell>
          <table:table-cell office:value-type="float" office:value="29.59911" calcext:value-type="float">
            <text:p>29.59911</text:p>
          </table:table-cell>
          <table:table-cell office:value-type="float" office:value="25.765" calcext:value-type="float">
            <text:p>25.765</text:p>
          </table:table-cell>
          <table:table-cell office:value-type="float" office:value="11.62" calcext:value-type="float">
            <text:p>11.62</text:p>
          </table:table-cell>
          <table:table-cell office:value-type="float" office:value="1.529629" calcext:value-type="float">
            <text:p>1.529629</text:p>
          </table:table-cell>
          <table:table-cell office:value-type="float" office:value="1.201003" calcext:value-type="float">
            <text:p>1.201003</text:p>
          </table:table-cell>
          <table:table-cell office:value-type="float" office:value="202.968" calcext:value-type="float">
            <text:p>202.968</text:p>
          </table:table-cell>
          <table:table-cell office:value-type="float" office:value="0" calcext:value-type="float">
            <text:p>0</text:p>
          </table:table-cell>
          <table:table-cell office:value-type="float" office:value="53.02219" calcext:value-type="float">
            <text:p>53.02219</text:p>
          </table:table-cell>
          <table:table-cell office:value-type="float" office:value="12.83237" calcext:value-type="float">
            <text:p>12.83237</text:p>
          </table:table-cell>
          <table:table-cell office:value-type="float" office:value="38.03442" calcext:value-type="float">
            <text:p>38.03442</text:p>
          </table:table-cell>
          <table:table-cell office:value-type="float" office:value="17.88239" calcext:value-type="float">
            <text:p>17.88239</text:p>
          </table:table-cell>
          <table:table-cell office:value-type="float" office:value="33.84366" calcext:value-type="float">
            <text:p>33.84366</text:p>
          </table:table-cell>
          <table:table-cell office:value-type="float" office:value="19.39362" calcext:value-type="float">
            <text:p>19.39362</text:p>
          </table:table-cell>
          <table:table-cell office:value-type="float" office:value="30.45432" calcext:value-type="float">
            <text:p>30.45432</text:p>
          </table:table-cell>
          <table:table-cell office:value-type="float" office:value="20.66199" calcext:value-type="float">
            <text:p>20.66199</text:p>
          </table:table-cell>
          <table:table-cell office:value-type="float" office:value="28.02271" calcext:value-type="float">
            <text:p>28.02271</text:p>
          </table:table-cell>
          <table:table-cell office:value-type="float" office:value="21.30453" calcext:value-type="float">
            <text:p>21.30453</text:p>
          </table:table-cell>
          <table:table-cell office:value-type="float" office:value="26.24594" calcext:value-type="float">
            <text:p>26.24594</text:p>
          </table:table-cell>
          <table:table-cell office:value-type="float" office:value="21.53177" calcext:value-type="float">
            <text:p>21.5317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1999" calcext:value-type="float">
            <text:p>13071999</text:p>
          </table:table-cell>
          <table:table-cell office:value-type="float" office:value="28.22593" calcext:value-type="float">
            <text:p>28.22593</text:p>
          </table:table-cell>
          <table:table-cell office:value-type="float" office:value="26.135" calcext:value-type="float">
            <text:p>26.135</text:p>
          </table:table-cell>
          <table:table-cell office:value-type="float" office:value="12.02" calcext:value-type="float">
            <text:p>12.02</text:p>
          </table:table-cell>
          <table:table-cell office:value-type="float" office:value="1.700528" calcext:value-type="float">
            <text:p>1.700528</text:p>
          </table:table-cell>
          <table:table-cell office:value-type="float" office:value="1.330779" calcext:value-type="float">
            <text:p>1.330779</text:p>
          </table:table-cell>
          <table:table-cell office:value-type="float" office:value="189.072" calcext:value-type="float">
            <text:p>189.072</text:p>
          </table:table-cell>
          <table:table-cell office:value-type="float" office:value="0" calcext:value-type="float">
            <text:p>0</text:p>
          </table:table-cell>
          <table:table-cell office:value-type="float" office:value="51.29886" calcext:value-type="float">
            <text:p>51.29886</text:p>
          </table:table-cell>
          <table:table-cell office:value-type="float" office:value="13.93985" calcext:value-type="float">
            <text:p>13.93985</text:p>
          </table:table-cell>
          <table:table-cell office:value-type="float" office:value="38.47403" calcext:value-type="float">
            <text:p>38.47403</text:p>
          </table:table-cell>
          <table:table-cell office:value-type="float" office:value="18.92603" calcext:value-type="float">
            <text:p>18.92603</text:p>
          </table:table-cell>
          <table:table-cell office:value-type="float" office:value="34.53018" calcext:value-type="float">
            <text:p>34.53018</text:p>
          </table:table-cell>
          <table:table-cell office:value-type="float" office:value="20.78812" calcext:value-type="float">
            <text:p>20.78812</text:p>
          </table:table-cell>
          <table:table-cell office:value-type="float" office:value="31.2692" calcext:value-type="float">
            <text:p>31.2692</text:p>
          </table:table-cell>
          <table:table-cell office:value-type="float" office:value="22.16791" calcext:value-type="float">
            <text:p>22.16791</text:p>
          </table:table-cell>
          <table:table-cell office:value-type="float" office:value="28.93848" calcext:value-type="float">
            <text:p>28.93848</text:p>
          </table:table-cell>
          <table:table-cell office:value-type="float" office:value="22.82907" calcext:value-type="float">
            <text:p>22.82907</text:p>
          </table:table-cell>
          <table:table-cell office:value-type="float" office:value="27.21054" calcext:value-type="float">
            <text:p>27.21054</text:p>
          </table:table-cell>
          <table:table-cell office:value-type="float" office:value="23.01474" calcext:value-type="float">
            <text:p>23.0147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1999" calcext:value-type="float">
            <text:p>14071999</text:p>
          </table:table-cell>
          <table:table-cell office:value-type="float" office:value="27.99956" calcext:value-type="float">
            <text:p>27.99956</text:p>
          </table:table-cell>
          <table:table-cell office:value-type="float" office:value="27.485" calcext:value-type="float">
            <text:p>27.485</text:p>
          </table:table-cell>
          <table:table-cell office:value-type="float" office:value="12.965" calcext:value-type="float">
            <text:p>12.965</text:p>
          </table:table-cell>
          <table:table-cell office:value-type="float" office:value="1.833535" calcext:value-type="float">
            <text:p>1.833535</text:p>
          </table:table-cell>
          <table:table-cell office:value-type="float" office:value="1.380389" calcext:value-type="float">
            <text:p>1.380389</text:p>
          </table:table-cell>
          <table:table-cell office:value-type="float" office:value="259.056" calcext:value-type="float">
            <text:p>259.056</text:p>
          </table:table-cell>
          <table:table-cell office:value-type="float" office:value="0" calcext:value-type="float">
            <text:p>0</text:p>
          </table:table-cell>
          <table:table-cell office:value-type="float" office:value="56.01141" calcext:value-type="float">
            <text:p>56.01141</text:p>
          </table:table-cell>
          <table:table-cell office:value-type="float" office:value="14.99716" calcext:value-type="float">
            <text:p>14.99716</text:p>
          </table:table-cell>
          <table:table-cell office:value-type="float" office:value="39.96524" calcext:value-type="float">
            <text:p>39.96524</text:p>
          </table:table-cell>
          <table:table-cell office:value-type="float" office:value="20.26553" calcext:value-type="float">
            <text:p>20.26553</text:p>
          </table:table-cell>
          <table:table-cell office:value-type="float" office:value="35.96945" calcext:value-type="float">
            <text:p>35.96945</text:p>
          </table:table-cell>
          <table:table-cell office:value-type="float" office:value="21.95135" calcext:value-type="float">
            <text:p>21.95135</text:p>
          </table:table-cell>
          <table:table-cell office:value-type="float" office:value="32.59238" calcext:value-type="float">
            <text:p>32.59238</text:p>
          </table:table-cell>
          <table:table-cell office:value-type="float" office:value="23.24414" calcext:value-type="float">
            <text:p>23.24414</text:p>
          </table:table-cell>
          <table:table-cell office:value-type="float" office:value="30.14822" calcext:value-type="float">
            <text:p>30.14822</text:p>
          </table:table-cell>
          <table:table-cell office:value-type="float" office:value="23.84976" calcext:value-type="float">
            <text:p>23.84976</text:p>
          </table:table-cell>
          <table:table-cell office:value-type="float" office:value="28.3241" calcext:value-type="float">
            <text:p>28.3241</text:p>
          </table:table-cell>
          <table:table-cell office:value-type="float" office:value="24.00543" calcext:value-type="float">
            <text:p>24.0054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1999" calcext:value-type="float">
            <text:p>15071999</text:p>
          </table:table-cell>
          <table:table-cell office:value-type="float" office:value="18.41004" calcext:value-type="float">
            <text:p>18.41004</text:p>
          </table:table-cell>
          <table:table-cell office:value-type="float" office:value="29.11" calcext:value-type="float">
            <text:p>29.11</text:p>
          </table:table-cell>
          <table:table-cell office:value-type="float" office:value="18.36" calcext:value-type="float">
            <text:p>18.36</text:p>
          </table:table-cell>
          <table:table-cell office:value-type="float" office:value="2.31331" calcext:value-type="float">
            <text:p>2.31331</text:p>
          </table:table-cell>
          <table:table-cell office:value-type="float" office:value="1.754849" calcext:value-type="float">
            <text:p>1.754849</text:p>
          </table:table-cell>
          <table:table-cell office:value-type="float" office:value="286.56" calcext:value-type="float">
            <text:p>286.56</text:p>
          </table:table-cell>
          <table:table-cell office:value-type="float" office:value="0" calcext:value-type="float">
            <text:p>0</text:p>
          </table:table-cell>
          <table:table-cell office:value-type="float" office:value="51.60095" calcext:value-type="float">
            <text:p>51.60095</text:p>
          </table:table-cell>
          <table:table-cell office:value-type="float" office:value="19.41891" calcext:value-type="float">
            <text:p>19.41891</text:p>
          </table:table-cell>
          <table:table-cell office:value-type="float" office:value="38.45938" calcext:value-type="float">
            <text:p>38.45938</text:p>
          </table:table-cell>
          <table:table-cell office:value-type="float" office:value="23.02591" calcext:value-type="float">
            <text:p>23.02591</text:p>
          </table:table-cell>
          <table:table-cell office:value-type="float" office:value="34.85968" calcext:value-type="float">
            <text:p>34.85968</text:p>
          </table:table-cell>
          <table:table-cell office:value-type="float" office:value="24.19739" calcext:value-type="float">
            <text:p>24.19739</text:p>
          </table:table-cell>
          <table:table-cell office:value-type="float" office:value="31.87491" calcext:value-type="float">
            <text:p>31.87491</text:p>
          </table:table-cell>
          <table:table-cell office:value-type="float" office:value="25.03992" calcext:value-type="float">
            <text:p>25.03992</text:p>
          </table:table-cell>
          <table:table-cell office:value-type="float" office:value="29.78818" calcext:value-type="float">
            <text:p>29.78818</text:p>
          </table:table-cell>
          <table:table-cell office:value-type="float" office:value="25.31323" calcext:value-type="float">
            <text:p>25.31323</text:p>
          </table:table-cell>
          <table:table-cell office:value-type="float" office:value="28.28149" calcext:value-type="float">
            <text:p>28.28149</text:p>
          </table:table-cell>
          <table:table-cell office:value-type="float" office:value="25.26691" calcext:value-type="float">
            <text:p>25.2669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1999" calcext:value-type="float">
            <text:p>16071999</text:p>
          </table:table-cell>
          <table:table-cell office:value-type="float" office:value="22.3713" calcext:value-type="float">
            <text:p>22.3713</text:p>
          </table:table-cell>
          <table:table-cell office:value-type="float" office:value="32.245" calcext:value-type="float">
            <text:p>32.245</text:p>
          </table:table-cell>
          <table:table-cell office:value-type="float" office:value="17.94" calcext:value-type="float">
            <text:p>17.94</text:p>
          </table:table-cell>
          <table:table-cell office:value-type="float" office:value="2.562054" calcext:value-type="float">
            <text:p>2.562054</text:p>
          </table:table-cell>
          <table:table-cell office:value-type="float" office:value="1.934751" calcext:value-type="float">
            <text:p>1.934751</text:p>
          </table:table-cell>
          <table:table-cell office:value-type="float" office:value="272.808" calcext:value-type="float">
            <text:p>272.808</text:p>
          </table:table-cell>
          <table:table-cell office:value-type="float" office:value="0" calcext:value-type="float">
            <text:p>0</text:p>
          </table:table-cell>
          <table:table-cell office:value-type="float" office:value="52.80756" calcext:value-type="float">
            <text:p>52.80756</text:p>
          </table:table-cell>
          <table:table-cell office:value-type="float" office:value="19.52173" calcext:value-type="float">
            <text:p>19.52173</text:p>
          </table:table-cell>
          <table:table-cell office:value-type="float" office:value="40.52979" calcext:value-type="float">
            <text:p>40.52979</text:p>
          </table:table-cell>
          <table:table-cell office:value-type="float" office:value="23.04486" calcext:value-type="float">
            <text:p>23.04486</text:p>
          </table:table-cell>
          <table:table-cell office:value-type="float" office:value="36.89102" calcext:value-type="float">
            <text:p>36.89102</text:p>
          </table:table-cell>
          <table:table-cell office:value-type="float" office:value="24.23257" calcext:value-type="float">
            <text:p>24.23257</text:p>
          </table:table-cell>
          <table:table-cell office:value-type="float" office:value="33.7341" calcext:value-type="float">
            <text:p>33.7341</text:p>
          </table:table-cell>
          <table:table-cell office:value-type="float" office:value="25.14697" calcext:value-type="float">
            <text:p>25.14697</text:p>
          </table:table-cell>
          <table:table-cell office:value-type="float" office:value="31.39893" calcext:value-type="float">
            <text:p>31.39893</text:p>
          </table:table-cell>
          <table:table-cell office:value-type="float" office:value="25.53641" calcext:value-type="float">
            <text:p>25.53641</text:p>
          </table:table-cell>
          <table:table-cell office:value-type="float" office:value="29.60754" calcext:value-type="float">
            <text:p>29.60754</text:p>
          </table:table-cell>
          <table:table-cell office:value-type="float" office:value="25.55017" calcext:value-type="float">
            <text:p>25.5501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1999" calcext:value-type="float">
            <text:p>17071999</text:p>
          </table:table-cell>
          <table:table-cell office:value-type="float" office:value="17.94499" calcext:value-type="float">
            <text:p>17.94499</text:p>
          </table:table-cell>
          <table:table-cell office:value-type="float" office:value="31.605" calcext:value-type="float">
            <text:p>31.605</text:p>
          </table:table-cell>
          <table:table-cell office:value-type="float" office:value="21.095" calcext:value-type="float">
            <text:p>21.095</text:p>
          </table:table-cell>
          <table:table-cell office:value-type="float" office:value="2.750707" calcext:value-type="float">
            <text:p>2.750707</text:p>
          </table:table-cell>
          <table:table-cell office:value-type="float" office:value="2.135273" calcext:value-type="float">
            <text:p>2.135273</text:p>
          </table:table-cell>
          <table:table-cell office:value-type="float" office:value="266.544" calcext:value-type="float">
            <text:p>266.544</text:p>
          </table:table-cell>
          <table:table-cell office:value-type="float" office:value="20" calcext:value-type="float">
            <text:p>20</text:p>
          </table:table-cell>
          <table:table-cell office:value-type="float" office:value="56.05737" calcext:value-type="float">
            <text:p>56.05737</text:p>
          </table:table-cell>
          <table:table-cell office:value-type="float" office:value="22.0141" calcext:value-type="float">
            <text:p>22.0141</text:p>
          </table:table-cell>
          <table:table-cell office:value-type="float" office:value="41.57047" calcext:value-type="float">
            <text:p>41.57047</text:p>
          </table:table-cell>
          <table:table-cell office:value-type="float" office:value="25.11758" calcext:value-type="float">
            <text:p>25.11758</text:p>
          </table:table-cell>
          <table:table-cell office:value-type="float" office:value="36.94479" calcext:value-type="float">
            <text:p>36.94479</text:p>
          </table:table-cell>
          <table:table-cell office:value-type="float" office:value="26.5863" calcext:value-type="float">
            <text:p>26.5863</text:p>
          </table:table-cell>
          <table:table-cell office:value-type="float" office:value="33.61014" calcext:value-type="float">
            <text:p>33.61014</text:p>
          </table:table-cell>
          <table:table-cell office:value-type="float" office:value="27.24261" calcext:value-type="float">
            <text:p>27.24261</text:p>
          </table:table-cell>
          <table:table-cell office:value-type="float" office:value="31.26541" calcext:value-type="float">
            <text:p>31.26541</text:p>
          </table:table-cell>
          <table:table-cell office:value-type="float" office:value="27.37451" calcext:value-type="float">
            <text:p>27.37451</text:p>
          </table:table-cell>
          <table:table-cell office:value-type="float" office:value="29.60236" calcext:value-type="float">
            <text:p>29.60236</text:p>
          </table:table-cell>
          <table:table-cell office:value-type="float" office:value="27.15866" calcext:value-type="float">
            <text:p>27.158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1999" calcext:value-type="float">
            <text:p>18071999</text:p>
          </table:table-cell>
          <table:table-cell office:value-type="float" office:value="23.84041" calcext:value-type="float">
            <text:p>23.84041</text:p>
          </table:table-cell>
          <table:table-cell office:value-type="float" office:value="27.27" calcext:value-type="float">
            <text:p>27.27</text:p>
          </table:table-cell>
          <table:table-cell office:value-type="float" office:value="18.87" calcext:value-type="float">
            <text:p>18.87</text:p>
          </table:table-cell>
          <table:table-cell office:value-type="float" office:value="2.393749" calcext:value-type="float">
            <text:p>2.393749</text:p>
          </table:table-cell>
          <table:table-cell office:value-type="float" office:value="1.682601" calcext:value-type="float">
            <text:p>1.682601</text:p>
          </table:table-cell>
          <table:table-cell office:value-type="float" office:value="241.236" calcext:value-type="float">
            <text:p>241.236</text:p>
          </table:table-cell>
          <table:table-cell office:value-type="float" office:value="0" calcext:value-type="float">
            <text:p>0</text:p>
          </table:table-cell>
          <table:table-cell office:value-type="float" office:value="46.49905" calcext:value-type="float">
            <text:p>46.49905</text:p>
          </table:table-cell>
          <table:table-cell office:value-type="float" office:value="20.05191" calcext:value-type="float">
            <text:p>20.05191</text:p>
          </table:table-cell>
          <table:table-cell office:value-type="float" office:value="35.30563" calcext:value-type="float">
            <text:p>35.30563</text:p>
          </table:table-cell>
          <table:table-cell office:value-type="float" office:value="22.65335" calcext:value-type="float">
            <text:p>22.65335</text:p>
          </table:table-cell>
          <table:table-cell office:value-type="float" office:value="32.66931" calcext:value-type="float">
            <text:p>32.66931</text:p>
          </table:table-cell>
          <table:table-cell office:value-type="float" office:value="23.99701" calcext:value-type="float">
            <text:p>23.99701</text:p>
          </table:table-cell>
          <table:table-cell office:value-type="float" office:value="30.51331" calcext:value-type="float">
            <text:p>30.51331</text:p>
          </table:table-cell>
          <table:table-cell office:value-type="float" office:value="25.11652" calcext:value-type="float">
            <text:p>25.11652</text:p>
          </table:table-cell>
          <table:table-cell office:value-type="float" office:value="29.03928" calcext:value-type="float">
            <text:p>29.03928</text:p>
          </table:table-cell>
          <table:table-cell office:value-type="float" office:value="25.68079" calcext:value-type="float">
            <text:p>25.68079</text:p>
          </table:table-cell>
          <table:table-cell office:value-type="float" office:value="28.2309" calcext:value-type="float">
            <text:p>28.2309</text:p>
          </table:table-cell>
          <table:table-cell office:value-type="float" office:value="25.86603" calcext:value-type="float">
            <text:p>25.866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1999" calcext:value-type="float">
            <text:p>19071999</text:p>
          </table:table-cell>
          <table:table-cell office:value-type="float" office:value="15.90415" calcext:value-type="float">
            <text:p>15.90415</text:p>
          </table:table-cell>
          <table:table-cell office:value-type="float" office:value="24.03" calcext:value-type="float">
            <text:p>24.03</text:p>
          </table:table-cell>
          <table:table-cell office:value-type="float" office:value="14.51" calcext:value-type="float">
            <text:p>14.51</text:p>
          </table:table-cell>
          <table:table-cell office:value-type="float" office:value="1.695806" calcext:value-type="float">
            <text:p>1.695806</text:p>
          </table:table-cell>
          <table:table-cell office:value-type="float" office:value="1.380476" calcext:value-type="float">
            <text:p>1.380476</text:p>
          </table:table-cell>
          <table:table-cell office:value-type="float" office:value="153.54" calcext:value-type="float">
            <text:p>153.54</text:p>
          </table:table-cell>
          <table:table-cell office:value-type="float" office:value="0.8" calcext:value-type="float">
            <text:p>0.8</text:p>
          </table:table-cell>
          <table:table-cell office:value-type="float" office:value="45.06702" calcext:value-type="float">
            <text:p>45.06702</text:p>
          </table:table-cell>
          <table:table-cell office:value-type="float" office:value="17.23727" calcext:value-type="float">
            <text:p>17.23727</text:p>
          </table:table-cell>
          <table:table-cell office:value-type="float" office:value="34.02036" calcext:value-type="float">
            <text:p>34.02036</text:p>
          </table:table-cell>
          <table:table-cell office:value-type="float" office:value="22.26517" calcext:value-type="float">
            <text:p>22.26517</text:p>
          </table:table-cell>
          <table:table-cell office:value-type="float" office:value="31.04276" calcext:value-type="float">
            <text:p>31.04276</text:p>
          </table:table-cell>
          <table:table-cell office:value-type="float" office:value="23.77304" calcext:value-type="float">
            <text:p>23.77304</text:p>
          </table:table-cell>
          <table:table-cell office:value-type="float" office:value="28.81445" calcext:value-type="float">
            <text:p>28.81445</text:p>
          </table:table-cell>
          <table:table-cell office:value-type="float" office:value="24.51877" calcext:value-type="float">
            <text:p>24.51877</text:p>
          </table:table-cell>
          <table:table-cell office:value-type="float" office:value="27.81897" calcext:value-type="float">
            <text:p>27.81897</text:p>
          </table:table-cell>
          <table:table-cell office:value-type="float" office:value="24.8862" calcext:value-type="float">
            <text:p>24.8862</text:p>
          </table:table-cell>
          <table:table-cell office:value-type="float" office:value="27.55148" calcext:value-type="float">
            <text:p>27.55148</text:p>
          </table:table-cell>
          <table:table-cell office:value-type="float" office:value="25.04642" calcext:value-type="float">
            <text:p>25.0464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1999" calcext:value-type="float">
            <text:p>20071999</text:p>
          </table:table-cell>
          <table:table-cell office:value-type="float" office:value="29.7076" calcext:value-type="float">
            <text:p>29.7076</text:p>
          </table:table-cell>
          <table:table-cell office:value-type="float" office:value="25.035" calcext:value-type="float">
            <text:p>25.035</text:p>
          </table:table-cell>
          <table:table-cell office:value-type="float" office:value="11.57" calcext:value-type="float">
            <text:p>11.57</text:p>
          </table:table-cell>
          <table:table-cell office:value-type="float" office:value="1.629081" calcext:value-type="float">
            <text:p>1.629081</text:p>
          </table:table-cell>
          <table:table-cell office:value-type="float" office:value="0.9411305" calcext:value-type="float">
            <text:p>0.9411305</text:p>
          </table:table-cell>
          <table:table-cell office:value-type="float" office:value="151.2" calcext:value-type="float">
            <text:p>151.2</text:p>
          </table:table-cell>
          <table:table-cell office:value-type="float" office:value="0" calcext:value-type="float">
            <text:p>0</text:p>
          </table:table-cell>
          <table:table-cell office:value-type="float" office:value="49.86887" calcext:value-type="float">
            <text:p>49.86887</text:p>
          </table:table-cell>
          <table:table-cell office:value-type="float" office:value="13.14572" calcext:value-type="float">
            <text:p>13.14572</text:p>
          </table:table-cell>
          <table:table-cell office:value-type="float" office:value="37.64819" calcext:value-type="float">
            <text:p>37.64819</text:p>
          </table:table-cell>
          <table:table-cell office:value-type="float" office:value="18.86636" calcext:value-type="float">
            <text:p>18.86636</text:p>
          </table:table-cell>
          <table:table-cell office:value-type="float" office:value="33.99084" calcext:value-type="float">
            <text:p>33.99084</text:p>
          </table:table-cell>
          <table:table-cell office:value-type="float" office:value="20.82251" calcext:value-type="float">
            <text:p>20.82251</text:p>
          </table:table-cell>
          <table:table-cell office:value-type="float" office:value="31.19281" calcext:value-type="float">
            <text:p>31.19281</text:p>
          </table:table-cell>
          <table:table-cell office:value-type="float" office:value="22.39545" calcext:value-type="float">
            <text:p>22.39545</text:p>
          </table:table-cell>
          <table:table-cell office:value-type="float" office:value="29.22751" calcext:value-type="float">
            <text:p>29.22751</text:p>
          </table:table-cell>
          <table:table-cell office:value-type="float" office:value="23.32333" calcext:value-type="float">
            <text:p>23.32333</text:p>
          </table:table-cell>
          <table:table-cell office:value-type="float" office:value="27.81583" calcext:value-type="float">
            <text:p>27.81583</text:p>
          </table:table-cell>
          <table:table-cell office:value-type="float" office:value="23.82526" calcext:value-type="float">
            <text:p>23.8252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1999" calcext:value-type="float">
            <text:p>21071999</text:p>
          </table:table-cell>
          <table:table-cell office:value-type="float" office:value="29.10451" calcext:value-type="float">
            <text:p>29.10451</text:p>
          </table:table-cell>
          <table:table-cell office:value-type="float" office:value="27.715" calcext:value-type="float">
            <text:p>27.715</text:p>
          </table:table-cell>
          <table:table-cell office:value-type="float" office:value="13.245" calcext:value-type="float">
            <text:p>13.245</text:p>
          </table:table-cell>
          <table:table-cell office:value-type="float" office:value="1.524659" calcext:value-type="float">
            <text:p>1.524659</text:p>
          </table:table-cell>
          <table:table-cell office:value-type="float" office:value="1.264345" calcext:value-type="float">
            <text:p>1.264345</text:p>
          </table:table-cell>
          <table:table-cell office:value-type="float" office:value="225.288" calcext:value-type="float">
            <text:p>225.288</text:p>
          </table:table-cell>
          <table:table-cell office:value-type="float" office:value="0" calcext:value-type="float">
            <text:p>0</text:p>
          </table:table-cell>
          <table:table-cell office:value-type="float" office:value="53.483" calcext:value-type="float">
            <text:p>53.483</text:p>
          </table:table-cell>
          <table:table-cell office:value-type="float" office:value="14.9491" calcext:value-type="float">
            <text:p>14.9491</text:p>
          </table:table-cell>
          <table:table-cell office:value-type="float" office:value="40.18262" calcext:value-type="float">
            <text:p>40.18262</text:p>
          </table:table-cell>
          <table:table-cell office:value-type="float" office:value="20.13269" calcext:value-type="float">
            <text:p>20.13269</text:p>
          </table:table-cell>
          <table:table-cell office:value-type="float" office:value="36.05383" calcext:value-type="float">
            <text:p>36.05383</text:p>
          </table:table-cell>
          <table:table-cell office:value-type="float" office:value="21.8902" calcext:value-type="float">
            <text:p>21.8902</text:p>
          </table:table-cell>
          <table:table-cell office:value-type="float" office:value="32.91232" calcext:value-type="float">
            <text:p>32.91232</text:p>
          </table:table-cell>
          <table:table-cell office:value-type="float" office:value="23.34595" calcext:value-type="float">
            <text:p>23.34595</text:p>
          </table:table-cell>
          <table:table-cell office:value-type="float" office:value="30.65338" calcext:value-type="float">
            <text:p>30.65338</text:p>
          </table:table-cell>
          <table:table-cell office:value-type="float" office:value="24.17044" calcext:value-type="float">
            <text:p>24.17044</text:p>
          </table:table-cell>
          <table:table-cell office:value-type="float" office:value="28.98703" calcext:value-type="float">
            <text:p>28.98703</text:p>
          </table:table-cell>
          <table:table-cell office:value-type="float" office:value="24.54498" calcext:value-type="float">
            <text:p>24.5449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1999" calcext:value-type="float">
            <text:p>22071999</text:p>
          </table:table-cell>
          <table:table-cell office:value-type="float" office:value="26.21906" calcext:value-type="float">
            <text:p>26.21906</text:p>
          </table:table-cell>
          <table:table-cell office:value-type="float" office:value="31.195" calcext:value-type="float">
            <text:p>31.195</text:p>
          </table:table-cell>
          <table:table-cell office:value-type="float" office:value="13.66" calcext:value-type="float">
            <text:p>13.66</text:p>
          </table:table-cell>
          <table:table-cell office:value-type="float" office:value="1.900845" calcext:value-type="float">
            <text:p>1.900845</text:p>
          </table:table-cell>
          <table:table-cell office:value-type="float" office:value="1.314589" calcext:value-type="float">
            <text:p>1.314589</text:p>
          </table:table-cell>
          <table:table-cell office:value-type="float" office:value="191.304" calcext:value-type="float">
            <text:p>191.304</text:p>
          </table:table-cell>
          <table:table-cell office:value-type="float" office:value="0" calcext:value-type="float">
            <text:p>0</text:p>
          </table:table-cell>
          <table:table-cell office:value-type="float" office:value="55.88943" calcext:value-type="float">
            <text:p>55.88943</text:p>
          </table:table-cell>
          <table:table-cell office:value-type="float" office:value="15.70633" calcext:value-type="float">
            <text:p>15.70633</text:p>
          </table:table-cell>
          <table:table-cell office:value-type="float" office:value="41.02872" calcext:value-type="float">
            <text:p>41.02872</text:p>
          </table:table-cell>
          <table:table-cell office:value-type="float" office:value="21.4592" calcext:value-type="float">
            <text:p>21.4592</text:p>
          </table:table-cell>
          <table:table-cell office:value-type="float" office:value="37.0759" calcext:value-type="float">
            <text:p>37.0759</text:p>
          </table:table-cell>
          <table:table-cell office:value-type="float" office:value="23.19757" calcext:value-type="float">
            <text:p>23.19757</text:p>
          </table:table-cell>
          <table:table-cell office:value-type="float" office:value="33.87488" calcext:value-type="float">
            <text:p>33.87488</text:p>
          </table:table-cell>
          <table:table-cell office:value-type="float" office:value="24.62637" calcext:value-type="float">
            <text:p>24.62637</text:p>
          </table:table-cell>
          <table:table-cell office:value-type="float" office:value="31.57071" calcext:value-type="float">
            <text:p>31.57071</text:p>
          </table:table-cell>
          <table:table-cell office:value-type="float" office:value="25.35696" calcext:value-type="float">
            <text:p>25.35696</text:p>
          </table:table-cell>
          <table:table-cell office:value-type="float" office:value="29.84436" calcext:value-type="float">
            <text:p>29.84436</text:p>
          </table:table-cell>
          <table:table-cell office:value-type="float" office:value="25.61496" calcext:value-type="float">
            <text:p>25.614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1999" calcext:value-type="float">
            <text:p>23071999</text:p>
          </table:table-cell>
          <table:table-cell office:value-type="float" office:value="22.7539" calcext:value-type="float">
            <text:p>22.7539</text:p>
          </table:table-cell>
          <table:table-cell office:value-type="float" office:value="28.99" calcext:value-type="float">
            <text:p>28.99</text:p>
          </table:table-cell>
          <table:table-cell office:value-type="float" office:value="17.6" calcext:value-type="float">
            <text:p>17.6</text:p>
          </table:table-cell>
          <table:table-cell office:value-type="float" office:value="2.451724" calcext:value-type="float">
            <text:p>2.451724</text:p>
          </table:table-cell>
          <table:table-cell office:value-type="float" office:value="1.752028" calcext:value-type="float">
            <text:p>1.752028</text:p>
          </table:table-cell>
          <table:table-cell office:value-type="float" office:value="215.028" calcext:value-type="float">
            <text:p>215.028</text:p>
          </table:table-cell>
          <table:table-cell office:value-type="float" office:value="13.5" calcext:value-type="float">
            <text:p>13.5</text:p>
          </table:table-cell>
          <table:table-cell office:value-type="float" office:value="39.08939" calcext:value-type="float">
            <text:p>39.08939</text:p>
          </table:table-cell>
          <table:table-cell office:value-type="float" office:value="18.80292" calcext:value-type="float">
            <text:p>18.80292</text:p>
          </table:table-cell>
          <table:table-cell office:value-type="float" office:value="32.65289" calcext:value-type="float">
            <text:p>32.65289</text:p>
          </table:table-cell>
          <table:table-cell office:value-type="float" office:value="23.1282" calcext:value-type="float">
            <text:p>23.1282</text:p>
          </table:table-cell>
          <table:table-cell office:value-type="float" office:value="30.93851" calcext:value-type="float">
            <text:p>30.93851</text:p>
          </table:table-cell>
          <table:table-cell office:value-type="float" office:value="24.4985" calcext:value-type="float">
            <text:p>24.4985</text:p>
          </table:table-cell>
          <table:table-cell office:value-type="float" office:value="29.92517" calcext:value-type="float">
            <text:p>29.92517</text:p>
          </table:table-cell>
          <table:table-cell office:value-type="float" office:value="25.60373" calcext:value-type="float">
            <text:p>25.60373</text:p>
          </table:table-cell>
          <table:table-cell office:value-type="float" office:value="29.91461" calcext:value-type="float">
            <text:p>29.91461</text:p>
          </table:table-cell>
          <table:table-cell office:value-type="float" office:value="26.23907" calcext:value-type="float">
            <text:p>26.23907</text:p>
          </table:table-cell>
          <table:table-cell office:value-type="float" office:value="29.32288" calcext:value-type="float">
            <text:p>29.32288</text:p>
          </table:table-cell>
          <table:table-cell office:value-type="float" office:value="26.41794" calcext:value-type="float">
            <text:p>26.4179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1999" calcext:value-type="float">
            <text:p>24071999</text:p>
          </table:table-cell>
          <table:table-cell office:value-type="float" office:value="18.59036" calcext:value-type="float">
            <text:p>18.59036</text:p>
          </table:table-cell>
          <table:table-cell office:value-type="float" office:value="27.28" calcext:value-type="float">
            <text:p>27.28</text:p>
          </table:table-cell>
          <table:table-cell office:value-type="float" office:value="17.795" calcext:value-type="float">
            <text:p>17.795</text:p>
          </table:table-cell>
          <table:table-cell office:value-type="float" office:value="2.456254" calcext:value-type="float">
            <text:p>2.456254</text:p>
          </table:table-cell>
          <table:table-cell office:value-type="float" office:value="1.917367" calcext:value-type="float">
            <text:p>1.917367</text:p>
          </table:table-cell>
          <table:table-cell office:value-type="float" office:value="198.756" calcext:value-type="float">
            <text:p>198.756</text:p>
          </table:table-cell>
          <table:table-cell office:value-type="float" office:value="33.2" calcext:value-type="float">
            <text:p>33.2</text:p>
          </table:table-cell>
          <table:table-cell office:value-type="float" office:value="37.18719" calcext:value-type="float">
            <text:p>37.18719</text:p>
          </table:table-cell>
          <table:table-cell office:value-type="float" office:value="19.54135" calcext:value-type="float">
            <text:p>19.54135</text:p>
          </table:table-cell>
          <table:table-cell office:value-type="float" office:value="30.93137" calcext:value-type="float">
            <text:p>30.93137</text:p>
          </table:table-cell>
          <table:table-cell office:value-type="float" office:value="21.87747" calcext:value-type="float">
            <text:p>21.87747</text:p>
          </table:table-cell>
          <table:table-cell office:value-type="float" office:value="29.10803" calcext:value-type="float">
            <text:p>29.10803</text:p>
          </table:table-cell>
          <table:table-cell office:value-type="float" office:value="23.05328" calcext:value-type="float">
            <text:p>23.05328</text:p>
          </table:table-cell>
          <table:table-cell office:value-type="float" office:value="27.80405" calcext:value-type="float">
            <text:p>27.80405</text:p>
          </table:table-cell>
          <table:table-cell office:value-type="float" office:value="24.19473" calcext:value-type="float">
            <text:p>24.19473</text:p>
          </table:table-cell>
          <table:table-cell office:value-type="float" office:value="27.49911" calcext:value-type="float">
            <text:p>27.49911</text:p>
          </table:table-cell>
          <table:table-cell office:value-type="float" office:value="24.78363" calcext:value-type="float">
            <text:p>24.78363</text:p>
          </table:table-cell>
          <table:table-cell office:value-type="float" office:value="27.4007" calcext:value-type="float">
            <text:p>27.4007</text:p>
          </table:table-cell>
          <table:table-cell office:value-type="float" office:value="25.01846" calcext:value-type="float">
            <text:p>25.0184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1999" calcext:value-type="float">
            <text:p>25071999</text:p>
          </table:table-cell>
          <table:table-cell office:value-type="float" office:value="23.31295" calcext:value-type="float">
            <text:p>23.31295</text:p>
          </table:table-cell>
          <table:table-cell office:value-type="float" office:value="27.155" calcext:value-type="float">
            <text:p>27.155</text:p>
          </table:table-cell>
          <table:table-cell office:value-type="float" office:value="18.015" calcext:value-type="float">
            <text:p>18.015</text:p>
          </table:table-cell>
          <table:table-cell office:value-type="float" office:value="2.218103" calcext:value-type="float">
            <text:p>2.218103</text:p>
          </table:table-cell>
          <table:table-cell office:value-type="float" office:value="1.941754" calcext:value-type="float">
            <text:p>1.941754</text:p>
          </table:table-cell>
          <table:table-cell office:value-type="float" office:value="167.472" calcext:value-type="float">
            <text:p>167.472</text:p>
          </table:table-cell>
          <table:table-cell office:value-type="float" office:value="4.5" calcext:value-type="float">
            <text:p>4.5</text:p>
          </table:table-cell>
          <table:table-cell office:value-type="float" office:value="43.1102" calcext:value-type="float">
            <text:p>43.1102</text:p>
          </table:table-cell>
          <table:table-cell office:value-type="float" office:value="18.18683" calcext:value-type="float">
            <text:p>18.18683</text:p>
          </table:table-cell>
          <table:table-cell office:value-type="float" office:value="32.37158" calcext:value-type="float">
            <text:p>32.37158</text:p>
          </table:table-cell>
          <table:table-cell office:value-type="float" office:value="20.38419" calcext:value-type="float">
            <text:p>20.38419</text:p>
          </table:table-cell>
          <table:table-cell office:value-type="float" office:value="29.62265" calcext:value-type="float">
            <text:p>29.62265</text:p>
          </table:table-cell>
          <table:table-cell office:value-type="float" office:value="21.54419" calcext:value-type="float">
            <text:p>21.54419</text:p>
          </table:table-cell>
          <table:table-cell office:value-type="float" office:value="27.78262" calcext:value-type="float">
            <text:p>27.78262</text:p>
          </table:table-cell>
          <table:table-cell office:value-type="float" office:value="22.6376" calcext:value-type="float">
            <text:p>22.6376</text:p>
          </table:table-cell>
          <table:table-cell office:value-type="float" office:value="26.65704" calcext:value-type="float">
            <text:p>26.65704</text:p>
          </table:table-cell>
          <table:table-cell office:value-type="float" office:value="23.3642" calcext:value-type="float">
            <text:p>23.3642</text:p>
          </table:table-cell>
          <table:table-cell office:value-type="float" office:value="25.88965" calcext:value-type="float">
            <text:p>25.88965</text:p>
          </table:table-cell>
          <table:table-cell office:value-type="float" office:value="23.79245" calcext:value-type="float">
            <text:p>23.7924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1999" calcext:value-type="float">
            <text:p>26071999</text:p>
          </table:table-cell>
          <table:table-cell office:value-type="float" office:value="19.25826" calcext:value-type="float">
            <text:p>19.25826</text:p>
          </table:table-cell>
          <table:table-cell office:value-type="float" office:value="25.815" calcext:value-type="float">
            <text:p>25.815</text:p>
          </table:table-cell>
          <table:table-cell office:value-type="float" office:value="16.29" calcext:value-type="float">
            <text:p>16.29</text:p>
          </table:table-cell>
          <table:table-cell office:value-type="float" office:value="2.155771" calcext:value-type="float">
            <text:p>2.155771</text:p>
          </table:table-cell>
          <table:table-cell office:value-type="float" office:value="1.817559" calcext:value-type="float">
            <text:p>1.817559</text:p>
          </table:table-cell>
          <table:table-cell office:value-type="float" office:value="127.296" calcext:value-type="float">
            <text:p>127.296</text:p>
          </table:table-cell>
          <table:table-cell office:value-type="float" office:value="0" calcext:value-type="float">
            <text:p>0</text:p>
          </table:table-cell>
          <table:table-cell office:value-type="float" office:value="49.65231" calcext:value-type="float">
            <text:p>49.65231</text:p>
          </table:table-cell>
          <table:table-cell office:value-type="float" office:value="17.53467" calcext:value-type="float">
            <text:p>17.53467</text:p>
          </table:table-cell>
          <table:table-cell office:value-type="float" office:value="34.88068" calcext:value-type="float">
            <text:p>34.88068</text:p>
          </table:table-cell>
          <table:table-cell office:value-type="float" office:value="21.22052" calcext:value-type="float">
            <text:p>21.22052</text:p>
          </table:table-cell>
          <table:table-cell office:value-type="float" office:value="31.7438" calcext:value-type="float">
            <text:p>31.7438</text:p>
          </table:table-cell>
          <table:table-cell office:value-type="float" office:value="22.32193" calcext:value-type="float">
            <text:p>22.32193</text:p>
          </table:table-cell>
          <table:table-cell office:value-type="float" office:value="29.60345" calcext:value-type="float">
            <text:p>29.60345</text:p>
          </table:table-cell>
          <table:table-cell office:value-type="float" office:value="23.32004" calcext:value-type="float">
            <text:p>23.32004</text:p>
          </table:table-cell>
          <table:table-cell office:value-type="float" office:value="28.06641" calcext:value-type="float">
            <text:p>28.06641</text:p>
          </table:table-cell>
          <table:table-cell office:value-type="float" office:value="23.87479" calcext:value-type="float">
            <text:p>23.87479</text:p>
          </table:table-cell>
          <table:table-cell office:value-type="float" office:value="26.95267" calcext:value-type="float">
            <text:p>26.95267</text:p>
          </table:table-cell>
          <table:table-cell office:value-type="float" office:value="24.11755" calcext:value-type="float">
            <text:p>24.1175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1999" calcext:value-type="float">
            <text:p>27071999</text:p>
          </table:table-cell>
          <table:table-cell office:value-type="float" office:value="28.35756" calcext:value-type="float">
            <text:p>28.35756</text:p>
          </table:table-cell>
          <table:table-cell office:value-type="float" office:value="27.825" calcext:value-type="float">
            <text:p>27.825</text:p>
          </table:table-cell>
          <table:table-cell office:value-type="float" office:value="17.38" calcext:value-type="float">
            <text:p>17.38</text:p>
          </table:table-cell>
          <table:table-cell office:value-type="float" office:value="2.256852" calcext:value-type="float">
            <text:p>2.256852</text:p>
          </table:table-cell>
          <table:table-cell office:value-type="float" office:value="1.444604" calcext:value-type="float">
            <text:p>1.444604</text:p>
          </table:table-cell>
          <table:table-cell office:value-type="float" office:value="252.684" calcext:value-type="float">
            <text:p>252.684</text:p>
          </table:table-cell>
          <table:table-cell office:value-type="float" office:value="0" calcext:value-type="float">
            <text:p>0</text:p>
          </table:table-cell>
          <table:table-cell office:value-type="float" office:value="55.48865" calcext:value-type="float">
            <text:p>55.48865</text:p>
          </table:table-cell>
          <table:table-cell office:value-type="float" office:value="20.04956" calcext:value-type="float">
            <text:p>20.04956</text:p>
          </table:table-cell>
          <table:table-cell office:value-type="float" office:value="41.24567" calcext:value-type="float">
            <text:p>41.24567</text:p>
          </table:table-cell>
          <table:table-cell office:value-type="float" office:value="23.00998" calcext:value-type="float">
            <text:p>23.00998</text:p>
          </table:table-cell>
          <table:table-cell office:value-type="float" office:value="37.10098" calcext:value-type="float">
            <text:p>37.10098</text:p>
          </table:table-cell>
          <table:table-cell office:value-type="float" office:value="23.94836" calcext:value-type="float">
            <text:p>23.94836</text:p>
          </table:table-cell>
          <table:table-cell office:value-type="float" office:value="33.70792" calcext:value-type="float">
            <text:p>33.70792</text:p>
          </table:table-cell>
          <table:table-cell office:value-type="float" office:value="24.68488" calcext:value-type="float">
            <text:p>24.68488</text:p>
          </table:table-cell>
          <table:table-cell office:value-type="float" office:value="31.27826" calcext:value-type="float">
            <text:p>31.27826</text:p>
          </table:table-cell>
          <table:table-cell office:value-type="float" office:value="25.02597" calcext:value-type="float">
            <text:p>25.02597</text:p>
          </table:table-cell>
          <table:table-cell office:value-type="float" office:value="29.50034" calcext:value-type="float">
            <text:p>29.50034</text:p>
          </table:table-cell>
          <table:table-cell office:value-type="float" office:value="25.091" calcext:value-type="float">
            <text:p>25.09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1999" calcext:value-type="float">
            <text:p>28071999</text:p>
          </table:table-cell>
          <table:table-cell office:value-type="float" office:value="22.8645" calcext:value-type="float">
            <text:p>22.8645</text:p>
          </table:table-cell>
          <table:table-cell office:value-type="float" office:value="26.18" calcext:value-type="float">
            <text:p>26.18</text:p>
          </table:table-cell>
          <table:table-cell office:value-type="float" office:value="15.905" calcext:value-type="float">
            <text:p>15.905</text:p>
          </table:table-cell>
          <table:table-cell office:value-type="float" office:value="1.826903" calcext:value-type="float">
            <text:p>1.826903</text:p>
          </table:table-cell>
          <table:table-cell office:value-type="float" office:value="1.477088" calcext:value-type="float">
            <text:p>1.477088</text:p>
          </table:table-cell>
          <table:table-cell office:value-type="float" office:value="213.876" calcext:value-type="float">
            <text:p>213.876</text:p>
          </table:table-cell>
          <table:table-cell office:value-type="float" office:value="0" calcext:value-type="float">
            <text:p>0</text:p>
          </table:table-cell>
          <table:table-cell office:value-type="float" office:value="51.9028" calcext:value-type="float">
            <text:p>51.9028</text:p>
          </table:table-cell>
          <table:table-cell office:value-type="float" office:value="17.49768" calcext:value-type="float">
            <text:p>17.49768</text:p>
          </table:table-cell>
          <table:table-cell office:value-type="float" office:value="38.99008" calcext:value-type="float">
            <text:p>38.99008</text:p>
          </table:table-cell>
          <table:table-cell office:value-type="float" office:value="22.32523" calcext:value-type="float">
            <text:p>22.32523</text:p>
          </table:table-cell>
          <table:table-cell office:value-type="float" office:value="35.08514" calcext:value-type="float">
            <text:p>35.08514</text:p>
          </table:table-cell>
          <table:table-cell office:value-type="float" office:value="23.99911" calcext:value-type="float">
            <text:p>23.99911</text:p>
          </table:table-cell>
          <table:table-cell office:value-type="float" office:value="32.23282" calcext:value-type="float">
            <text:p>32.23282</text:p>
          </table:table-cell>
          <table:table-cell office:value-type="float" office:value="25.31256" calcext:value-type="float">
            <text:p>25.31256</text:p>
          </table:table-cell>
          <table:table-cell office:value-type="float" office:value="30.37363" calcext:value-type="float">
            <text:p>30.37363</text:p>
          </table:table-cell>
          <table:table-cell office:value-type="float" office:value="25.94797" calcext:value-type="float">
            <text:p>25.94797</text:p>
          </table:table-cell>
          <table:table-cell office:value-type="float" office:value="29.00381" calcext:value-type="float">
            <text:p>29.00381</text:p>
          </table:table-cell>
          <table:table-cell office:value-type="float" office:value="26.13086" calcext:value-type="float">
            <text:p>26.1308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1999" calcext:value-type="float">
            <text:p>29071999</text:p>
          </table:table-cell>
          <table:table-cell office:value-type="float" office:value="23.00495" calcext:value-type="float">
            <text:p>23.00495</text:p>
          </table:table-cell>
          <table:table-cell office:value-type="float" office:value="29.255" calcext:value-type="float">
            <text:p>29.255</text:p>
          </table:table-cell>
          <table:table-cell office:value-type="float" office:value="16.105" calcext:value-type="float">
            <text:p>16.105</text:p>
          </table:table-cell>
          <table:table-cell office:value-type="float" office:value="2.26222" calcext:value-type="float">
            <text:p>2.26222</text:p>
          </table:table-cell>
          <table:table-cell office:value-type="float" office:value="1.742626" calcext:value-type="float">
            <text:p>1.742626</text:p>
          </table:table-cell>
          <table:table-cell office:value-type="float" office:value="129.168" calcext:value-type="float">
            <text:p>129.168</text:p>
          </table:table-cell>
          <table:table-cell office:value-type="float" office:value="0" calcext:value-type="float">
            <text:p>0</text:p>
          </table:table-cell>
          <table:table-cell office:value-type="float" office:value="53.50787" calcext:value-type="float">
            <text:p>53.50787</text:p>
          </table:table-cell>
          <table:table-cell office:value-type="float" office:value="17.94363" calcext:value-type="float">
            <text:p>17.94363</text:p>
          </table:table-cell>
          <table:table-cell office:value-type="float" office:value="38.92993" calcext:value-type="float">
            <text:p>38.92993</text:p>
          </table:table-cell>
          <table:table-cell office:value-type="float" office:value="22.15948" calcext:value-type="float">
            <text:p>22.15948</text:p>
          </table:table-cell>
          <table:table-cell office:value-type="float" office:value="35.24283" calcext:value-type="float">
            <text:p>35.24283</text:p>
          </table:table-cell>
          <table:table-cell office:value-type="float" office:value="23.68274" calcext:value-type="float">
            <text:p>23.68274</text:p>
          </table:table-cell>
          <table:table-cell office:value-type="float" office:value="32.36295" calcext:value-type="float">
            <text:p>32.36295</text:p>
          </table:table-cell>
          <table:table-cell office:value-type="float" office:value="24.89453" calcext:value-type="float">
            <text:p>24.89453</text:p>
          </table:table-cell>
          <table:table-cell office:value-type="float" office:value="30.61996" calcext:value-type="float">
            <text:p>30.61996</text:p>
          </table:table-cell>
          <table:table-cell office:value-type="float" office:value="25.53293" calcext:value-type="float">
            <text:p>25.53293</text:p>
          </table:table-cell>
          <table:table-cell office:value-type="float" office:value="29.25916" calcext:value-type="float">
            <text:p>29.25916</text:p>
          </table:table-cell>
          <table:table-cell office:value-type="float" office:value="25.78595" calcext:value-type="float">
            <text:p>25.7859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1999" calcext:value-type="float">
            <text:p>30071999</text:p>
          </table:table-cell>
          <table:table-cell office:value-type="float" office:value="24.53686" calcext:value-type="float">
            <text:p>24.53686</text:p>
          </table:table-cell>
          <table:table-cell office:value-type="float" office:value="30.765" calcext:value-type="float">
            <text:p>30.765</text:p>
          </table:table-cell>
          <table:table-cell office:value-type="float" office:value="18.305" calcext:value-type="float">
            <text:p>18.305</text:p>
          </table:table-cell>
          <table:table-cell office:value-type="float" office:value="2.393655" calcext:value-type="float">
            <text:p>2.393655</text:p>
          </table:table-cell>
          <table:table-cell office:value-type="float" office:value="1.938279" calcext:value-type="float">
            <text:p>1.938279</text:p>
          </table:table-cell>
          <table:table-cell office:value-type="float" office:value="173.628" calcext:value-type="float">
            <text:p>173.628</text:p>
          </table:table-cell>
          <table:table-cell office:value-type="float" office:value="0" calcext:value-type="float">
            <text:p>0</text:p>
          </table:table-cell>
          <table:table-cell office:value-type="float" office:value="52.72769" calcext:value-type="float">
            <text:p>52.72769</text:p>
          </table:table-cell>
          <table:table-cell office:value-type="float" office:value="20.15219" calcext:value-type="float">
            <text:p>20.15219</text:p>
          </table:table-cell>
          <table:table-cell office:value-type="float" office:value="40.45517" calcext:value-type="float">
            <text:p>40.45517</text:p>
          </table:table-cell>
          <table:table-cell office:value-type="float" office:value="23.86163" calcext:value-type="float">
            <text:p>23.86163</text:p>
          </table:table-cell>
          <table:table-cell office:value-type="float" office:value="37.16458" calcext:value-type="float">
            <text:p>37.16458</text:p>
          </table:table-cell>
          <table:table-cell office:value-type="float" office:value="25.10263" calcext:value-type="float">
            <text:p>25.10263</text:p>
          </table:table-cell>
          <table:table-cell office:value-type="float" office:value="34.23898" calcext:value-type="float">
            <text:p>34.23898</text:p>
          </table:table-cell>
          <table:table-cell office:value-type="float" office:value="26.06519" calcext:value-type="float">
            <text:p>26.06519</text:p>
          </table:table-cell>
          <table:table-cell office:value-type="float" office:value="32.06958" calcext:value-type="float">
            <text:p>32.06958</text:p>
          </table:table-cell>
          <table:table-cell office:value-type="float" office:value="26.50885" calcext:value-type="float">
            <text:p>26.50885</text:p>
          </table:table-cell>
          <table:table-cell office:value-type="float" office:value="30.42847" calcext:value-type="float">
            <text:p>30.42847</text:p>
          </table:table-cell>
          <table:table-cell office:value-type="float" office:value="26.60959" calcext:value-type="float">
            <text:p>26.609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1999" calcext:value-type="float">
            <text:p>31071999</text:p>
          </table:table-cell>
          <table:table-cell office:value-type="float" office:value="12.59526" calcext:value-type="float">
            <text:p>12.59526</text:p>
          </table:table-cell>
          <table:table-cell office:value-type="float" office:value="27.785" calcext:value-type="float">
            <text:p>27.785</text:p>
          </table:table-cell>
          <table:table-cell office:value-type="float" office:value="19.81" calcext:value-type="float">
            <text:p>19.81</text:p>
          </table:table-cell>
          <table:table-cell office:value-type="float" office:value="2.698791" calcext:value-type="float">
            <text:p>2.698791</text:p>
          </table:table-cell>
          <table:table-cell office:value-type="float" office:value="2.250125" calcext:value-type="float">
            <text:p>2.250125</text:p>
          </table:table-cell>
          <table:table-cell office:value-type="float" office:value="257.184" calcext:value-type="float">
            <text:p>257.184</text:p>
          </table:table-cell>
          <table:table-cell office:value-type="float" office:value="1.1" calcext:value-type="float">
            <text:p>1.1</text:p>
          </table:table-cell>
          <table:table-cell office:value-type="float" office:value="46.22891" calcext:value-type="float">
            <text:p>46.22891</text:p>
          </table:table-cell>
          <table:table-cell office:value-type="float" office:value="21.85062" calcext:value-type="float">
            <text:p>21.85062</text:p>
          </table:table-cell>
          <table:table-cell office:value-type="float" office:value="36.87604" calcext:value-type="float">
            <text:p>36.87604</text:p>
          </table:table-cell>
          <table:table-cell office:value-type="float" office:value="25.43063" calcext:value-type="float">
            <text:p>25.43063</text:p>
          </table:table-cell>
          <table:table-cell office:value-type="float" office:value="33.92224" calcext:value-type="float">
            <text:p>33.92224</text:p>
          </table:table-cell>
          <table:table-cell office:value-type="float" office:value="26.61707" calcext:value-type="float">
            <text:p>26.61707</text:p>
          </table:table-cell>
          <table:table-cell office:value-type="float" office:value="31.89554" calcext:value-type="float">
            <text:p>31.89554</text:p>
          </table:table-cell>
          <table:table-cell office:value-type="float" office:value="27.46332" calcext:value-type="float">
            <text:p>27.46332</text:p>
          </table:table-cell>
          <table:table-cell office:value-type="float" office:value="30.47119" calcext:value-type="float">
            <text:p>30.47119</text:p>
          </table:table-cell>
          <table:table-cell office:value-type="float" office:value="27.77307" calcext:value-type="float">
            <text:p>27.77307</text:p>
          </table:table-cell>
          <table:table-cell office:value-type="float" office:value="29.84833" calcext:value-type="float">
            <text:p>29.84833</text:p>
          </table:table-cell>
          <table:table-cell office:value-type="float" office:value="27.73325" calcext:value-type="float">
            <text:p>27.7332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1999" calcext:value-type="float">
            <text:p>1081999</text:p>
          </table:table-cell>
          <table:table-cell office:value-type="float" office:value="26.40636" calcext:value-type="float">
            <text:p>26.40636</text:p>
          </table:table-cell>
          <table:table-cell office:value-type="float" office:value="24.98" calcext:value-type="float">
            <text:p>24.98</text:p>
          </table:table-cell>
          <table:table-cell office:value-type="float" office:value="17.775" calcext:value-type="float">
            <text:p>17.775</text:p>
          </table:table-cell>
          <table:table-cell office:value-type="float" office:value="2.438578" calcext:value-type="float">
            <text:p>2.438578</text:p>
          </table:table-cell>
          <table:table-cell office:value-type="float" office:value="1.287244" calcext:value-type="float">
            <text:p>1.287244</text:p>
          </table:table-cell>
          <table:table-cell office:value-type="float" office:value="365.724" calcext:value-type="float">
            <text:p>365.724</text:p>
          </table:table-cell>
          <table:table-cell office:value-type="float" office:value="0" calcext:value-type="float">
            <text:p>0</text:p>
          </table:table-cell>
          <table:table-cell office:value-type="float" office:value="53.54282" calcext:value-type="float">
            <text:p>53.54282</text:p>
          </table:table-cell>
          <table:table-cell office:value-type="float" office:value="19.79892" calcext:value-type="float">
            <text:p>19.79892</text:p>
          </table:table-cell>
          <table:table-cell office:value-type="float" office:value="40.09521" calcext:value-type="float">
            <text:p>40.09521</text:p>
          </table:table-cell>
          <table:table-cell office:value-type="float" office:value="23.41141" calcext:value-type="float">
            <text:p>23.41141</text:p>
          </table:table-cell>
          <table:table-cell office:value-type="float" office:value="36.28769" calcext:value-type="float">
            <text:p>36.28769</text:p>
          </table:table-cell>
          <table:table-cell office:value-type="float" office:value="24.66879" calcext:value-type="float">
            <text:p>24.66879</text:p>
          </table:table-cell>
          <table:table-cell office:value-type="float" office:value="33.2851" calcext:value-type="float">
            <text:p>33.2851</text:p>
          </table:table-cell>
          <table:table-cell office:value-type="float" office:value="25.64282" calcext:value-type="float">
            <text:p>25.64282</text:p>
          </table:table-cell>
          <table:table-cell office:value-type="float" office:value="31.34988" calcext:value-type="float">
            <text:p>31.34988</text:p>
          </table:table-cell>
          <table:table-cell office:value-type="float" office:value="26.173" calcext:value-type="float">
            <text:p>26.173</text:p>
          </table:table-cell>
          <table:table-cell office:value-type="float" office:value="29.91592" calcext:value-type="float">
            <text:p>29.91592</text:p>
          </table:table-cell>
          <table:table-cell office:value-type="float" office:value="26.39548" calcext:value-type="float">
            <text:p>26.3954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1999" calcext:value-type="float">
            <text:p>2081999</text:p>
          </table:table-cell>
          <table:table-cell office:value-type="float" office:value="17.21158" calcext:value-type="float">
            <text:p>17.21158</text:p>
          </table:table-cell>
          <table:table-cell office:value-type="float" office:value="21.355" calcext:value-type="float">
            <text:p>21.355</text:p>
          </table:table-cell>
          <table:table-cell office:value-type="float" office:value="13.595" calcext:value-type="float">
            <text:p>13.595</text:p>
          </table:table-cell>
          <table:table-cell office:value-type="float" office:value="1.464509" calcext:value-type="float">
            <text:p>1.464509</text:p>
          </table:table-cell>
          <table:table-cell office:value-type="float" office:value="1.116678" calcext:value-type="float">
            <text:p>1.116678</text:p>
          </table:table-cell>
          <table:table-cell office:value-type="float" office:value="200.124" calcext:value-type="float">
            <text:p>200.124</text:p>
          </table:table-cell>
          <table:table-cell office:value-type="float" office:value="0" calcext:value-type="float">
            <text:p>0</text:p>
          </table:table-cell>
          <table:table-cell office:value-type="float" office:value="39.1138" calcext:value-type="float">
            <text:p>39.1138</text:p>
          </table:table-cell>
          <table:table-cell office:value-type="float" office:value="16.42139" calcext:value-type="float">
            <text:p>16.42139</text:p>
          </table:table-cell>
          <table:table-cell office:value-type="float" office:value="32.48206" calcext:value-type="float">
            <text:p>32.48206</text:p>
          </table:table-cell>
          <table:table-cell office:value-type="float" office:value="21.65927" calcext:value-type="float">
            <text:p>21.65927</text:p>
          </table:table-cell>
          <table:table-cell office:value-type="float" office:value="30.83621" calcext:value-type="float">
            <text:p>30.83621</text:p>
          </table:table-cell>
          <table:table-cell office:value-type="float" office:value="23.52213" calcext:value-type="float">
            <text:p>23.52213</text:p>
          </table:table-cell>
          <table:table-cell office:value-type="float" office:value="29.43915" calcext:value-type="float">
            <text:p>29.43915</text:p>
          </table:table-cell>
          <table:table-cell office:value-type="float" office:value="25.04968" calcext:value-type="float">
            <text:p>25.04968</text:p>
          </table:table-cell>
          <table:table-cell office:value-type="float" office:value="29.20023" calcext:value-type="float">
            <text:p>29.20023</text:p>
          </table:table-cell>
          <table:table-cell office:value-type="float" office:value="25.90652" calcext:value-type="float">
            <text:p>25.90652</text:p>
          </table:table-cell>
          <table:table-cell office:value-type="float" office:value="29.07074" calcext:value-type="float">
            <text:p>29.07074</text:p>
          </table:table-cell>
          <table:table-cell office:value-type="float" office:value="26.28986" calcext:value-type="float">
            <text:p>26.2898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1999" calcext:value-type="float">
            <text:p>3081999</text:p>
          </table:table-cell>
          <table:table-cell office:value-type="float" office:value="19.73833" calcext:value-type="float">
            <text:p>19.73833</text:p>
          </table:table-cell>
          <table:table-cell office:value-type="float" office:value="23.925" calcext:value-type="float">
            <text:p>23.925</text:p>
          </table:table-cell>
          <table:table-cell office:value-type="float" office:value="12.47" calcext:value-type="float">
            <text:p>12.47</text:p>
          </table:table-cell>
          <table:table-cell office:value-type="float" office:value="1.719585" calcext:value-type="float">
            <text:p>1.719585</text:p>
          </table:table-cell>
          <table:table-cell office:value-type="float" office:value="1.299497" calcext:value-type="float">
            <text:p>1.299497</text:p>
          </table:table-cell>
          <table:table-cell office:value-type="float" office:value="163.476" calcext:value-type="float">
            <text:p>163.476</text:p>
          </table:table-cell>
          <table:table-cell office:value-type="float" office:value="1.5" calcext:value-type="float">
            <text:p>1.5</text:p>
          </table:table-cell>
          <table:table-cell office:value-type="float" office:value="44.09558" calcext:value-type="float">
            <text:p>44.09558</text:p>
          </table:table-cell>
          <table:table-cell office:value-type="float" office:value="14.56448" calcext:value-type="float">
            <text:p>14.56448</text:p>
          </table:table-cell>
          <table:table-cell office:value-type="float" office:value="34.94382" calcext:value-type="float">
            <text:p>34.94382</text:p>
          </table:table-cell>
          <table:table-cell office:value-type="float" office:value="19.48508" calcext:value-type="float">
            <text:p>19.48508</text:p>
          </table:table-cell>
          <table:table-cell office:value-type="float" office:value="31.7803" calcext:value-type="float">
            <text:p>31.7803</text:p>
          </table:table-cell>
          <table:table-cell office:value-type="float" office:value="21.38373" calcext:value-type="float">
            <text:p>21.38373</text:p>
          </table:table-cell>
          <table:table-cell office:value-type="float" office:value="29.50067" calcext:value-type="float">
            <text:p>29.50067</text:p>
          </table:table-cell>
          <table:table-cell office:value-type="float" office:value="22.98172" calcext:value-type="float">
            <text:p>22.98172</text:p>
          </table:table-cell>
          <table:table-cell office:value-type="float" office:value="28.08414" calcext:value-type="float">
            <text:p>28.08414</text:p>
          </table:table-cell>
          <table:table-cell office:value-type="float" office:value="24.00259" calcext:value-type="float">
            <text:p>24.00259</text:p>
          </table:table-cell>
          <table:table-cell office:value-type="float" office:value="27.16089" calcext:value-type="float">
            <text:p>27.16089</text:p>
          </table:table-cell>
          <table:table-cell office:value-type="float" office:value="24.60873" calcext:value-type="float">
            <text:p>24.6087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1999" calcext:value-type="float">
            <text:p>4081999</text:p>
          </table:table-cell>
          <table:table-cell office:value-type="float" office:value="10.50523" calcext:value-type="float">
            <text:p>10.50523</text:p>
          </table:table-cell>
          <table:table-cell office:value-type="float" office:value="20.885" calcext:value-type="float">
            <text:p>20.885</text:p>
          </table:table-cell>
          <table:table-cell office:value-type="float" office:value="14.875" calcext:value-type="float">
            <text:p>14.875</text:p>
          </table:table-cell>
          <table:table-cell office:value-type="float" office:value="1.899868" calcext:value-type="float">
            <text:p>1.899868</text:p>
          </table:table-cell>
          <table:table-cell office:value-type="float" office:value="1.620124" calcext:value-type="float">
            <text:p>1.620124</text:p>
          </table:table-cell>
          <table:table-cell office:value-type="float" office:value="186.624" calcext:value-type="float">
            <text:p>186.624</text:p>
          </table:table-cell>
          <table:table-cell office:value-type="float" office:value="2.3" calcext:value-type="float">
            <text:p>2.3</text:p>
          </table:table-cell>
          <table:table-cell office:value-type="float" office:value="31.07492" calcext:value-type="float">
            <text:p>31.07492</text:p>
          </table:table-cell>
          <table:table-cell office:value-type="float" office:value="15.68997" calcext:value-type="float">
            <text:p>15.68997</text:p>
          </table:table-cell>
          <table:table-cell office:value-type="float" office:value="26.74234" calcext:value-type="float">
            <text:p>26.74234</text:p>
          </table:table-cell>
          <table:table-cell office:value-type="float" office:value="19.07874" calcext:value-type="float">
            <text:p>19.07874</text:p>
          </table:table-cell>
          <table:table-cell office:value-type="float" office:value="25.40854" calcext:value-type="float">
            <text:p>25.40854</text:p>
          </table:table-cell>
          <table:table-cell office:value-type="float" office:value="20.72787" calcext:value-type="float">
            <text:p>20.72787</text:p>
          </table:table-cell>
          <table:table-cell office:value-type="float" office:value="25.25369" calcext:value-type="float">
            <text:p>25.25369</text:p>
          </table:table-cell>
          <table:table-cell office:value-type="float" office:value="22.10736" calcext:value-type="float">
            <text:p>22.10736</text:p>
          </table:table-cell>
          <table:table-cell office:value-type="float" office:value="26.06256" calcext:value-type="float">
            <text:p>26.06256</text:p>
          </table:table-cell>
          <table:table-cell office:value-type="float" office:value="23.03085" calcext:value-type="float">
            <text:p>23.03085</text:p>
          </table:table-cell>
          <table:table-cell office:value-type="float" office:value="26.3157" calcext:value-type="float">
            <text:p>26.3157</text:p>
          </table:table-cell>
          <table:table-cell office:value-type="float" office:value="23.59827" calcext:value-type="float">
            <text:p>23.5982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1999" calcext:value-type="float">
            <text:p>5081999</text:p>
          </table:table-cell>
          <table:table-cell office:value-type="float" office:value="22.93187" calcext:value-type="float">
            <text:p>22.93187</text:p>
          </table:table-cell>
          <table:table-cell office:value-type="float" office:value="22.79" calcext:value-type="float">
            <text:p>22.79</text:p>
          </table:table-cell>
          <table:table-cell office:value-type="float" office:value="12.125" calcext:value-type="float">
            <text:p>12.125</text:p>
          </table:table-cell>
          <table:table-cell office:value-type="float" office:value="1.651688" calcext:value-type="float">
            <text:p>1.651688</text:p>
          </table:table-cell>
          <table:table-cell office:value-type="float" office:value="1.267994" calcext:value-type="float">
            <text:p>1.267994</text:p>
          </table:table-cell>
          <table:table-cell office:value-type="float" office:value="212.94" calcext:value-type="float">
            <text:p>212.94</text:p>
          </table:table-cell>
          <table:table-cell office:value-type="float" office:value="0.2" calcext:value-type="float">
            <text:p>0.2</text:p>
          </table:table-cell>
          <table:table-cell office:value-type="float" office:value="45.03082" calcext:value-type="float">
            <text:p>45.03082</text:p>
          </table:table-cell>
          <table:table-cell office:value-type="float" office:value="13.72153" calcext:value-type="float">
            <text:p>13.72153</text:p>
          </table:table-cell>
          <table:table-cell office:value-type="float" office:value="31.5264" calcext:value-type="float">
            <text:p>31.5264</text:p>
          </table:table-cell>
          <table:table-cell office:value-type="float" office:value="17.10944" calcext:value-type="float">
            <text:p>17.10944</text:p>
          </table:table-cell>
          <table:table-cell office:value-type="float" office:value="28.53268" calcext:value-type="float">
            <text:p>28.53268</text:p>
          </table:table-cell>
          <table:table-cell office:value-type="float" office:value="18.57623" calcext:value-type="float">
            <text:p>18.57623</text:p>
          </table:table-cell>
          <table:table-cell office:value-type="float" office:value="26.75861" calcext:value-type="float">
            <text:p>26.75861</text:p>
          </table:table-cell>
          <table:table-cell office:value-type="float" office:value="20.03201" calcext:value-type="float">
            <text:p>20.03201</text:p>
          </table:table-cell>
          <table:table-cell office:value-type="float" office:value="25.56912" calcext:value-type="float">
            <text:p>25.56912</text:p>
          </table:table-cell>
          <table:table-cell office:value-type="float" office:value="21.11676" calcext:value-type="float">
            <text:p>21.11676</text:p>
          </table:table-cell>
          <table:table-cell office:value-type="float" office:value="24.79626" calcext:value-type="float">
            <text:p>24.79626</text:p>
          </table:table-cell>
          <table:table-cell office:value-type="float" office:value="21.87772" calcext:value-type="float">
            <text:p>21.8777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1999" calcext:value-type="float">
            <text:p>6081999</text:p>
          </table:table-cell>
          <table:table-cell office:value-type="float" office:value="11.34362" calcext:value-type="float">
            <text:p>11.34362</text:p>
          </table:table-cell>
          <table:table-cell office:value-type="float" office:value="18.645" calcext:value-type="float">
            <text:p>18.645</text:p>
          </table:table-cell>
          <table:table-cell office:value-type="float" office:value="9.85" calcext:value-type="float">
            <text:p>9.85</text:p>
          </table:table-cell>
          <table:table-cell office:value-type="float" office:value="1.553482" calcext:value-type="float">
            <text:p>1.553482</text:p>
          </table:table-cell>
          <table:table-cell office:value-type="float" office:value="1.152768" calcext:value-type="float">
            <text:p>1.152768</text:p>
          </table:table-cell>
          <table:table-cell office:value-type="float" office:value="140.58" calcext:value-type="float">
            <text:p>140.58</text:p>
          </table:table-cell>
          <table:table-cell office:value-type="float" office:value="5.5" calcext:value-type="float">
            <text:p>5.5</text:p>
          </table:table-cell>
          <table:table-cell office:value-type="float" office:value="29.61377" calcext:value-type="float">
            <text:p>29.61377</text:p>
          </table:table-cell>
          <table:table-cell office:value-type="float" office:value="11.42267" calcext:value-type="float">
            <text:p>11.42267</text:p>
          </table:table-cell>
          <table:table-cell office:value-type="float" office:value="23.91446" calcext:value-type="float">
            <text:p>23.91446</text:p>
          </table:table-cell>
          <table:table-cell office:value-type="float" office:value="16.42487" calcext:value-type="float">
            <text:p>16.42487</text:p>
          </table:table-cell>
          <table:table-cell office:value-type="float" office:value="22.50421" calcext:value-type="float">
            <text:p>22.50421</text:p>
          </table:table-cell>
          <table:table-cell office:value-type="float" office:value="18.24344" calcext:value-type="float">
            <text:p>18.24344</text:p>
          </table:table-cell>
          <table:table-cell office:value-type="float" office:value="23.56573" calcext:value-type="float">
            <text:p>23.56573</text:p>
          </table:table-cell>
          <table:table-cell office:value-type="float" office:value="19.83658" calcext:value-type="float">
            <text:p>19.83658</text:p>
          </table:table-cell>
          <table:table-cell office:value-type="float" office:value="24.23169" calcext:value-type="float">
            <text:p>24.23169</text:p>
          </table:table-cell>
          <table:table-cell office:value-type="float" office:value="20.91846" calcext:value-type="float">
            <text:p>20.91846</text:p>
          </table:table-cell>
          <table:table-cell office:value-type="float" office:value="24.36179" calcext:value-type="float">
            <text:p>24.36179</text:p>
          </table:table-cell>
          <table:table-cell office:value-type="float" office:value="21.60794" calcext:value-type="float">
            <text:p>21.6079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1999" calcext:value-type="float">
            <text:p>7081999</text:p>
          </table:table-cell>
          <table:table-cell office:value-type="float" office:value="24.51829" calcext:value-type="float">
            <text:p>24.51829</text:p>
          </table:table-cell>
          <table:table-cell office:value-type="float" office:value="21.955" calcext:value-type="float">
            <text:p>21.955</text:p>
          </table:table-cell>
          <table:table-cell office:value-type="float" office:value="9.465" calcext:value-type="float">
            <text:p>9.465</text:p>
          </table:table-cell>
          <table:table-cell office:value-type="float" office:value="1.419451" calcext:value-type="float">
            <text:p>1.419451</text:p>
          </table:table-cell>
          <table:table-cell office:value-type="float" office:value="1.015089" calcext:value-type="float">
            <text:p>1.015089</text:p>
          </table:table-cell>
          <table:table-cell office:value-type="float" office:value="170.928" calcext:value-type="float">
            <text:p>170.928</text:p>
          </table:table-cell>
          <table:table-cell office:value-type="float" office:value="0.7" calcext:value-type="float">
            <text:p>0.7</text:p>
          </table:table-cell>
          <table:table-cell office:value-type="float" office:value="43.67627" calcext:value-type="float">
            <text:p>43.67627</text:p>
          </table:table-cell>
          <table:table-cell office:value-type="float" office:value="10.23099" calcext:value-type="float">
            <text:p>10.23099</text:p>
          </table:table-cell>
          <table:table-cell office:value-type="float" office:value="29.77002" calcext:value-type="float">
            <text:p>29.77002</text:p>
          </table:table-cell>
          <table:table-cell office:value-type="float" office:value="13.99271" calcext:value-type="float">
            <text:p>13.99271</text:p>
          </table:table-cell>
          <table:table-cell office:value-type="float" office:value="26.91763" calcext:value-type="float">
            <text:p>26.91763</text:p>
          </table:table-cell>
          <table:table-cell office:value-type="float" office:value="15.78238" calcext:value-type="float">
            <text:p>15.78238</text:p>
          </table:table-cell>
          <table:table-cell office:value-type="float" office:value="24.81543" calcext:value-type="float">
            <text:p>24.81543</text:p>
          </table:table-cell>
          <table:table-cell office:value-type="float" office:value="17.52603" calcext:value-type="float">
            <text:p>17.52603</text:p>
          </table:table-cell>
          <table:table-cell office:value-type="float" office:value="23.62952" calcext:value-type="float">
            <text:p>23.62952</text:p>
          </table:table-cell>
          <table:table-cell office:value-type="float" office:value="18.82013" calcext:value-type="float">
            <text:p>18.82013</text:p>
          </table:table-cell>
          <table:table-cell office:value-type="float" office:value="22.95422" calcext:value-type="float">
            <text:p>22.95422</text:p>
          </table:table-cell>
          <table:table-cell office:value-type="float" office:value="19.76416" calcext:value-type="float">
            <text:p>19.764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1999" calcext:value-type="float">
            <text:p>8081999</text:p>
          </table:table-cell>
          <table:table-cell office:value-type="float" office:value="8.93268" calcext:value-type="float">
            <text:p>8.93268</text:p>
          </table:table-cell>
          <table:table-cell office:value-type="float" office:value="20.225" calcext:value-type="float">
            <text:p>20.225</text:p>
          </table:table-cell>
          <table:table-cell office:value-type="float" office:value="11.34" calcext:value-type="float">
            <text:p>11.34</text:p>
          </table:table-cell>
          <table:table-cell office:value-type="float" office:value="1.884962" calcext:value-type="float">
            <text:p>1.884962</text:p>
          </table:table-cell>
          <table:table-cell office:value-type="float" office:value="1.099603" calcext:value-type="float">
            <text:p>1.099603</text:p>
          </table:table-cell>
          <table:table-cell office:value-type="float" office:value="269.028" calcext:value-type="float">
            <text:p>269.028</text:p>
          </table:table-cell>
          <table:table-cell office:value-type="float" office:value="15" calcext:value-type="float">
            <text:p>15</text:p>
          </table:table-cell>
          <table:table-cell office:value-type="float" office:value="29.51324" calcext:value-type="float">
            <text:p>29.51324</text:p>
          </table:table-cell>
          <table:table-cell office:value-type="float" office:value="11.39804" calcext:value-type="float">
            <text:p>11.39804</text:p>
          </table:table-cell>
          <table:table-cell office:value-type="float" office:value="24.6113" calcext:value-type="float">
            <text:p>24.6113</text:p>
          </table:table-cell>
          <table:table-cell office:value-type="float" office:value="15.42239" calcext:value-type="float">
            <text:p>15.42239</text:p>
          </table:table-cell>
          <table:table-cell office:value-type="float" office:value="22.65997" calcext:value-type="float">
            <text:p>22.65997</text:p>
          </table:table-cell>
          <table:table-cell office:value-type="float" office:value="17.435" calcext:value-type="float">
            <text:p>17.435</text:p>
          </table:table-cell>
          <table:table-cell office:value-type="float" office:value="22.08463" calcext:value-type="float">
            <text:p>22.08463</text:p>
          </table:table-cell>
          <table:table-cell office:value-type="float" office:value="19.10623" calcext:value-type="float">
            <text:p>19.10623</text:p>
          </table:table-cell>
          <table:table-cell office:value-type="float" office:value="22.55759" calcext:value-type="float">
            <text:p>22.55759</text:p>
          </table:table-cell>
          <table:table-cell office:value-type="float" office:value="19.91888" calcext:value-type="float">
            <text:p>19.91888</text:p>
          </table:table-cell>
          <table:table-cell office:value-type="float" office:value="22.63199" calcext:value-type="float">
            <text:p>22.63199</text:p>
          </table:table-cell>
          <table:table-cell office:value-type="float" office:value="20.45596" calcext:value-type="float">
            <text:p>20.4559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1999" calcext:value-type="float">
            <text:p>9081999</text:p>
          </table:table-cell>
          <table:table-cell office:value-type="float" office:value="22.37329" calcext:value-type="float">
            <text:p>22.37329</text:p>
          </table:table-cell>
          <table:table-cell office:value-type="float" office:value="17.83" calcext:value-type="float">
            <text:p>17.83</text:p>
          </table:table-cell>
          <table:table-cell office:value-type="float" office:value="9.105" calcext:value-type="float">
            <text:p>9.105</text:p>
          </table:table-cell>
          <table:table-cell office:value-type="float" office:value="1.123829" calcext:value-type="float">
            <text:p>1.123829</text:p>
          </table:table-cell>
          <table:table-cell office:value-type="float" office:value="0.9270061" calcext:value-type="float">
            <text:p>0.9270061</text:p>
          </table:table-cell>
          <table:table-cell office:value-type="float" office:value="301.464" calcext:value-type="float">
            <text:p>301.464</text:p>
          </table:table-cell>
          <table:table-cell office:value-type="float" office:value="0" calcext:value-type="float">
            <text:p>0</text:p>
          </table:table-cell>
          <table:table-cell office:value-type="float" office:value="30.83273" calcext:value-type="float">
            <text:p>30.83273</text:p>
          </table:table-cell>
          <table:table-cell office:value-type="float" office:value="9.057831" calcext:value-type="float">
            <text:p>9.057831</text:p>
          </table:table-cell>
          <table:table-cell office:value-type="float" office:value="24.79486" calcext:value-type="float">
            <text:p>24.79486</text:p>
          </table:table-cell>
          <table:table-cell office:value-type="float" office:value="12.72427" calcext:value-type="float">
            <text:p>12.72427</text:p>
          </table:table-cell>
          <table:table-cell office:value-type="float" office:value="23.37164" calcext:value-type="float">
            <text:p>23.37164</text:p>
          </table:table-cell>
          <table:table-cell office:value-type="float" office:value="14.65814" calcext:value-type="float">
            <text:p>14.65814</text:p>
          </table:table-cell>
          <table:table-cell office:value-type="float" office:value="22.20267" calcext:value-type="float">
            <text:p>22.20267</text:p>
          </table:table-cell>
          <table:table-cell office:value-type="float" office:value="16.47482" calcext:value-type="float">
            <text:p>16.47482</text:p>
          </table:table-cell>
          <table:table-cell office:value-type="float" office:value="21.50409" calcext:value-type="float">
            <text:p>21.50409</text:p>
          </table:table-cell>
          <table:table-cell office:value-type="float" office:value="17.78836" calcext:value-type="float">
            <text:p>17.78836</text:p>
          </table:table-cell>
          <table:table-cell office:value-type="float" office:value="21.11246" calcext:value-type="float">
            <text:p>21.11246</text:p>
          </table:table-cell>
          <table:table-cell office:value-type="float" office:value="18.72308" calcext:value-type="float">
            <text:p>18.7230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1999" calcext:value-type="float">
            <text:p>10081999</text:p>
          </table:table-cell>
          <table:table-cell office:value-type="float" office:value="21.6831" calcext:value-type="float">
            <text:p>21.6831</text:p>
          </table:table-cell>
          <table:table-cell office:value-type="float" office:value="20.83" calcext:value-type="float">
            <text:p>20.83</text:p>
          </table:table-cell>
          <table:table-cell office:value-type="float" office:value="7.17" calcext:value-type="float">
            <text:p>7.17</text:p>
          </table:table-cell>
          <table:table-cell office:value-type="float" office:value="1.442924" calcext:value-type="float">
            <text:p>1.442924</text:p>
          </table:table-cell>
          <table:table-cell office:value-type="float" office:value="0.9447082" calcext:value-type="float">
            <text:p>0.9447082</text:p>
          </table:table-cell>
          <table:table-cell office:value-type="float" office:value="197.712" calcext:value-type="float">
            <text:p>197.712</text:p>
          </table:table-cell>
          <table:table-cell office:value-type="float" office:value="0" calcext:value-type="float">
            <text:p>0</text:p>
          </table:table-cell>
          <table:table-cell office:value-type="float" office:value="43.40701" calcext:value-type="float">
            <text:p>43.40701</text:p>
          </table:table-cell>
          <table:table-cell office:value-type="float" office:value="8.899994" calcext:value-type="float">
            <text:p>8.899994</text:p>
          </table:table-cell>
          <table:table-cell office:value-type="float" office:value="30.61612" calcext:value-type="float">
            <text:p>30.61612</text:p>
          </table:table-cell>
          <table:table-cell office:value-type="float" office:value="14.09808" calcext:value-type="float">
            <text:p>14.09808</text:p>
          </table:table-cell>
          <table:table-cell office:value-type="float" office:value="27.47849" calcext:value-type="float">
            <text:p>27.47849</text:p>
          </table:table-cell>
          <table:table-cell office:value-type="float" office:value="15.5351" calcext:value-type="float">
            <text:p>15.5351</text:p>
          </table:table-cell>
          <table:table-cell office:value-type="float" office:value="25.28296" calcext:value-type="float">
            <text:p>25.28296</text:p>
          </table:table-cell>
          <table:table-cell office:value-type="float" office:value="17.00577" calcext:value-type="float">
            <text:p>17.00577</text:p>
          </table:table-cell>
          <table:table-cell office:value-type="float" office:value="23.74078" calcext:value-type="float">
            <text:p>23.74078</text:p>
          </table:table-cell>
          <table:table-cell office:value-type="float" office:value="18.09198" calcext:value-type="float">
            <text:p>18.09198</text:p>
          </table:table-cell>
          <table:table-cell office:value-type="float" office:value="22.73767" calcext:value-type="float">
            <text:p>22.73767</text:p>
          </table:table-cell>
          <table:table-cell office:value-type="float" office:value="18.85123" calcext:value-type="float">
            <text:p>18.8512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1999" calcext:value-type="float">
            <text:p>11081999</text:p>
          </table:table-cell>
          <table:table-cell office:value-type="float" office:value="11.18918" calcext:value-type="float">
            <text:p>11.18918</text:p>
          </table:table-cell>
          <table:table-cell office:value-type="float" office:value="21.44" calcext:value-type="float">
            <text:p>21.44</text:p>
          </table:table-cell>
          <table:table-cell office:value-type="float" office:value="13.69" calcext:value-type="float">
            <text:p>13.69</text:p>
          </table:table-cell>
          <table:table-cell office:value-type="float" office:value="1.827206" calcext:value-type="float">
            <text:p>1.827206</text:p>
          </table:table-cell>
          <table:table-cell office:value-type="float" office:value="1.413814" calcext:value-type="float">
            <text:p>1.413814</text:p>
          </table:table-cell>
          <table:table-cell office:value-type="float" office:value="112.752" calcext:value-type="float">
            <text:p>112.752</text:p>
          </table:table-cell>
          <table:table-cell office:value-type="float" office:value="0" calcext:value-type="float">
            <text:p>0</text:p>
          </table:table-cell>
          <table:table-cell office:value-type="float" office:value="35.68939" calcext:value-type="float">
            <text:p>35.68939</text:p>
          </table:table-cell>
          <table:table-cell office:value-type="float" office:value="14.06851" calcext:value-type="float">
            <text:p>14.06851</text:p>
          </table:table-cell>
          <table:table-cell office:value-type="float" office:value="27.8288" calcext:value-type="float">
            <text:p>27.8288</text:p>
          </table:table-cell>
          <table:table-cell office:value-type="float" office:value="17.4158" calcext:value-type="float">
            <text:p>17.4158</text:p>
          </table:table-cell>
          <table:table-cell office:value-type="float" office:value="25.4263" calcext:value-type="float">
            <text:p>25.4263</text:p>
          </table:table-cell>
          <table:table-cell office:value-type="float" office:value="18.65955" calcext:value-type="float">
            <text:p>18.65955</text:p>
          </table:table-cell>
          <table:table-cell office:value-type="float" office:value="23.97736" calcext:value-type="float">
            <text:p>23.97736</text:p>
          </table:table-cell>
          <table:table-cell office:value-type="float" office:value="19.65448" calcext:value-type="float">
            <text:p>19.65448</text:p>
          </table:table-cell>
          <table:table-cell office:value-type="float" office:value="23.04373" calcext:value-type="float">
            <text:p>23.04373</text:p>
          </table:table-cell>
          <table:table-cell office:value-type="float" office:value="20.25024" calcext:value-type="float">
            <text:p>20.25024</text:p>
          </table:table-cell>
          <table:table-cell office:value-type="float" office:value="22.43457" calcext:value-type="float">
            <text:p>22.43457</text:p>
          </table:table-cell>
          <table:table-cell office:value-type="float" office:value="20.58463" calcext:value-type="float">
            <text:p>20.5846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1999" calcext:value-type="float">
            <text:p>12081999</text:p>
          </table:table-cell>
          <table:table-cell office:value-type="float" office:value="23.70308" calcext:value-type="float">
            <text:p>23.70308</text:p>
          </table:table-cell>
          <table:table-cell office:value-type="float" office:value="25.755" calcext:value-type="float">
            <text:p>25.755</text:p>
          </table:table-cell>
          <table:table-cell office:value-type="float" office:value="13.9" calcext:value-type="float">
            <text:p>13.9</text:p>
          </table:table-cell>
          <table:table-cell office:value-type="float" office:value="1.781207" calcext:value-type="float">
            <text:p>1.781207</text:p>
          </table:table-cell>
          <table:table-cell office:value-type="float" office:value="1.478231" calcext:value-type="float">
            <text:p>1.478231</text:p>
          </table:table-cell>
          <table:table-cell office:value-type="float" office:value="185.4" calcext:value-type="float">
            <text:p>185.4</text:p>
          </table:table-cell>
          <table:table-cell office:value-type="float" office:value="0.1" calcext:value-type="float">
            <text:p>0.1</text:p>
          </table:table-cell>
          <table:table-cell office:value-type="float" office:value="49.87936" calcext:value-type="float">
            <text:p>49.87936</text:p>
          </table:table-cell>
          <table:table-cell office:value-type="float" office:value="14.32861" calcext:value-type="float">
            <text:p>14.32861</text:p>
          </table:table-cell>
          <table:table-cell office:value-type="float" office:value="34.29111" calcext:value-type="float">
            <text:p>34.29111</text:p>
          </table:table-cell>
          <table:table-cell office:value-type="float" office:value="17.62546" calcext:value-type="float">
            <text:p>17.62546</text:p>
          </table:table-cell>
          <table:table-cell office:value-type="float" office:value="31.08673" calcext:value-type="float">
            <text:p>31.08673</text:p>
          </table:table-cell>
          <table:table-cell office:value-type="float" office:value="18.83527" calcext:value-type="float">
            <text:p>18.83527</text:p>
          </table:table-cell>
          <table:table-cell office:value-type="float" office:value="28.34097" calcext:value-type="float">
            <text:p>28.34097</text:p>
          </table:table-cell>
          <table:table-cell office:value-type="float" office:value="19.8425" calcext:value-type="float">
            <text:p>19.8425</text:p>
          </table:table-cell>
          <table:table-cell office:value-type="float" office:value="26.41382" calcext:value-type="float">
            <text:p>26.41382</text:p>
          </table:table-cell>
          <table:table-cell office:value-type="float" office:value="20.45135" calcext:value-type="float">
            <text:p>20.45135</text:p>
          </table:table-cell>
          <table:table-cell office:value-type="float" office:value="25.03259" calcext:value-type="float">
            <text:p>25.03259</text:p>
          </table:table-cell>
          <table:table-cell office:value-type="float" office:value="20.78998" calcext:value-type="float">
            <text:p>20.7899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1999" calcext:value-type="float">
            <text:p>13081999</text:p>
          </table:table-cell>
          <table:table-cell office:value-type="float" office:value="6.423456" calcext:value-type="float">
            <text:p>6.423456</text:p>
          </table:table-cell>
          <table:table-cell office:value-type="float" office:value="21.565" calcext:value-type="float">
            <text:p>21.565</text:p>
          </table:table-cell>
          <table:table-cell office:value-type="float" office:value="14.855" calcext:value-type="float">
            <text:p>14.855</text:p>
          </table:table-cell>
          <table:table-cell office:value-type="float" office:value="2.330776" calcext:value-type="float">
            <text:p>2.330776</text:p>
          </table:table-cell>
          <table:table-cell office:value-type="float" office:value="1.49178" calcext:value-type="float">
            <text:p>1.49178</text:p>
          </table:table-cell>
          <table:table-cell office:value-type="float" office:value="220.356" calcext:value-type="float">
            <text:p>220.356</text:p>
          </table:table-cell>
          <table:table-cell office:value-type="float" office:value="6" calcext:value-type="float">
            <text:p>6</text:p>
          </table:table-cell>
          <table:table-cell office:value-type="float" office:value="29.86172" calcext:value-type="float">
            <text:p>29.86172</text:p>
          </table:table-cell>
          <table:table-cell office:value-type="float" office:value="15.9184" calcext:value-type="float">
            <text:p>15.9184</text:p>
          </table:table-cell>
          <table:table-cell office:value-type="float" office:value="24.75046" calcext:value-type="float">
            <text:p>24.75046</text:p>
          </table:table-cell>
          <table:table-cell office:value-type="float" office:value="19.53235" calcext:value-type="float">
            <text:p>19.53235</text:p>
          </table:table-cell>
          <table:table-cell office:value-type="float" office:value="23.93283" calcext:value-type="float">
            <text:p>23.93283</text:p>
          </table:table-cell>
          <table:table-cell office:value-type="float" office:value="20.78085" calcext:value-type="float">
            <text:p>20.78085</text:p>
          </table:table-cell>
          <table:table-cell office:value-type="float" office:value="24.65369" calcext:value-type="float">
            <text:p>24.65369</text:p>
          </table:table-cell>
          <table:table-cell office:value-type="float" office:value="21.75549" calcext:value-type="float">
            <text:p>21.75549</text:p>
          </table:table-cell>
          <table:table-cell office:value-type="float" office:value="24.89041" calcext:value-type="float">
            <text:p>24.89041</text:p>
          </table:table-cell>
          <table:table-cell office:value-type="float" office:value="22.2438" calcext:value-type="float">
            <text:p>22.2438</text:p>
          </table:table-cell>
          <table:table-cell office:value-type="float" office:value="24.56641" calcext:value-type="float">
            <text:p>24.56641</text:p>
          </table:table-cell>
          <table:table-cell office:value-type="float" office:value="22.41083" calcext:value-type="float">
            <text:p>22.4108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1999" calcext:value-type="float">
            <text:p>14081999</text:p>
          </table:table-cell>
          <table:table-cell office:value-type="float" office:value="16.82674" calcext:value-type="float">
            <text:p>16.82674</text:p>
          </table:table-cell>
          <table:table-cell office:value-type="float" office:value="21.49" calcext:value-type="float">
            <text:p>21.49</text:p>
          </table:table-cell>
          <table:table-cell office:value-type="float" office:value="12.345" calcext:value-type="float">
            <text:p>12.345</text:p>
          </table:table-cell>
          <table:table-cell office:value-type="float" office:value="2.285631" calcext:value-type="float">
            <text:p>2.285631</text:p>
          </table:table-cell>
          <table:table-cell office:value-type="float" office:value="1.198684" calcext:value-type="float">
            <text:p>1.198684</text:p>
          </table:table-cell>
          <table:table-cell office:value-type="float" office:value="323.964" calcext:value-type="float">
            <text:p>323.964</text:p>
          </table:table-cell>
          <table:table-cell office:value-type="float" office:value="0.1" calcext:value-type="float">
            <text:p>0.1</text:p>
          </table:table-cell>
          <table:table-cell office:value-type="float" office:value="29.95593" calcext:value-type="float">
            <text:p>29.95593</text:p>
          </table:table-cell>
          <table:table-cell office:value-type="float" office:value="13.8718" calcext:value-type="float">
            <text:p>13.8718</text:p>
          </table:table-cell>
          <table:table-cell office:value-type="float" office:value="25.45828" calcext:value-type="float">
            <text:p>25.45828</text:p>
          </table:table-cell>
          <table:table-cell office:value-type="float" office:value="18.03464" calcext:value-type="float">
            <text:p>18.03464</text:p>
          </table:table-cell>
          <table:table-cell office:value-type="float" office:value="24.31467" calcext:value-type="float">
            <text:p>24.31467</text:p>
          </table:table-cell>
          <table:table-cell office:value-type="float" office:value="19.48291" calcext:value-type="float">
            <text:p>19.48291</text:p>
          </table:table-cell>
          <table:table-cell office:value-type="float" office:value="23.45203" calcext:value-type="float">
            <text:p>23.45203</text:p>
          </table:table-cell>
          <table:table-cell office:value-type="float" office:value="20.36078" calcext:value-type="float">
            <text:p>20.36078</text:p>
          </table:table-cell>
          <table:table-cell office:value-type="float" office:value="22.84265" calcext:value-type="float">
            <text:p>22.84265</text:p>
          </table:table-cell>
          <table:table-cell office:value-type="float" office:value="20.87006" calcext:value-type="float">
            <text:p>20.87006</text:p>
          </table:table-cell>
          <table:table-cell office:value-type="float" office:value="22.42355" calcext:value-type="float">
            <text:p>22.42355</text:p>
          </table:table-cell>
          <table:table-cell office:value-type="float" office:value="21.1897" calcext:value-type="float">
            <text:p>21.189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1999" calcext:value-type="float">
            <text:p>15081999</text:p>
          </table:table-cell>
          <table:table-cell office:value-type="float" office:value="26.48905" calcext:value-type="float">
            <text:p>26.48905</text:p>
          </table:table-cell>
          <table:table-cell office:value-type="float" office:value="24.365" calcext:value-type="float">
            <text:p>24.365</text:p>
          </table:table-cell>
          <table:table-cell office:value-type="float" office:value="9.21" calcext:value-type="float">
            <text:p>9.21</text:p>
          </table:table-cell>
          <table:table-cell office:value-type="float" office:value="1.388822" calcext:value-type="float">
            <text:p>1.388822</text:p>
          </table:table-cell>
          <table:table-cell office:value-type="float" office:value="1.06883" calcext:value-type="float">
            <text:p>1.06883</text:p>
          </table:table-cell>
          <table:table-cell office:value-type="float" office:value="157.788" calcext:value-type="float">
            <text:p>157.788</text:p>
          </table:table-cell>
          <table:table-cell office:value-type="float" office:value="0" calcext:value-type="float">
            <text:p>0</text:p>
          </table:table-cell>
          <table:table-cell office:value-type="float" office:value="47.03671" calcext:value-type="float">
            <text:p>47.03671</text:p>
          </table:table-cell>
          <table:table-cell office:value-type="float" office:value="10.34222" calcext:value-type="float">
            <text:p>10.34222</text:p>
          </table:table-cell>
          <table:table-cell office:value-type="float" office:value="34.12708" calcext:value-type="float">
            <text:p>34.12708</text:p>
          </table:table-cell>
          <table:table-cell office:value-type="float" office:value="15.37" calcext:value-type="float">
            <text:p>15.37</text:p>
          </table:table-cell>
          <table:table-cell office:value-type="float" office:value="30.62543" calcext:value-type="float">
            <text:p>30.62543</text:p>
          </table:table-cell>
          <table:table-cell office:value-type="float" office:value="17.02209" calcext:value-type="float">
            <text:p>17.02209</text:p>
          </table:table-cell>
          <table:table-cell office:value-type="float" office:value="27.83517" calcext:value-type="float">
            <text:p>27.83517</text:p>
          </table:table-cell>
          <table:table-cell office:value-type="float" office:value="18.55045" calcext:value-type="float">
            <text:p>18.55045</text:p>
          </table:table-cell>
          <table:table-cell office:value-type="float" office:value="25.94052" calcext:value-type="float">
            <text:p>25.94052</text:p>
          </table:table-cell>
          <table:table-cell office:value-type="float" office:value="19.56461" calcext:value-type="float">
            <text:p>19.56461</text:p>
          </table:table-cell>
          <table:table-cell office:value-type="float" office:value="24.62488" calcext:value-type="float">
            <text:p>24.62488</text:p>
          </table:table-cell>
          <table:table-cell office:value-type="float" office:value="20.20905" calcext:value-type="float">
            <text:p>20.209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1999" calcext:value-type="float">
            <text:p>16081999</text:p>
          </table:table-cell>
          <table:table-cell office:value-type="float" office:value="14.02702" calcext:value-type="float">
            <text:p>14.02702</text:p>
          </table:table-cell>
          <table:table-cell office:value-type="float" office:value="22.975" calcext:value-type="float">
            <text:p>22.975</text:p>
          </table:table-cell>
          <table:table-cell office:value-type="float" office:value="9.315" calcext:value-type="float">
            <text:p>9.315</text:p>
          </table:table-cell>
          <table:table-cell office:value-type="float" office:value="1.627964" calcext:value-type="float">
            <text:p>1.627964</text:p>
          </table:table-cell>
          <table:table-cell office:value-type="float" office:value="1.095836" calcext:value-type="float">
            <text:p>1.095836</text:p>
          </table:table-cell>
          <table:table-cell office:value-type="float" office:value="167.868" calcext:value-type="float">
            <text:p>167.868</text:p>
          </table:table-cell>
          <table:table-cell office:value-type="float" office:value="0" calcext:value-type="float">
            <text:p>0</text:p>
          </table:table-cell>
          <table:table-cell office:value-type="float" office:value="38.05621" calcext:value-type="float">
            <text:p>38.05621</text:p>
          </table:table-cell>
          <table:table-cell office:value-type="float" office:value="11.18954" calcext:value-type="float">
            <text:p>11.18954</text:p>
          </table:table-cell>
          <table:table-cell office:value-type="float" office:value="30.0209" calcext:value-type="float">
            <text:p>30.0209</text:p>
          </table:table-cell>
          <table:table-cell office:value-type="float" office:value="16.62521" calcext:value-type="float">
            <text:p>16.62521</text:p>
          </table:table-cell>
          <table:table-cell office:value-type="float" office:value="27.63617" calcext:value-type="float">
            <text:p>27.63617</text:p>
          </table:table-cell>
          <table:table-cell office:value-type="float" office:value="18.50684" calcext:value-type="float">
            <text:p>18.50684</text:p>
          </table:table-cell>
          <table:table-cell office:value-type="float" office:value="25.70013" calcext:value-type="float">
            <text:p>25.70013</text:p>
          </table:table-cell>
          <table:table-cell office:value-type="float" office:value="20.08621" calcext:value-type="float">
            <text:p>20.08621</text:p>
          </table:table-cell>
          <table:table-cell office:value-type="float" office:value="24.52771" calcext:value-type="float">
            <text:p>24.52771</text:p>
          </table:table-cell>
          <table:table-cell office:value-type="float" office:value="21.01718" calcext:value-type="float">
            <text:p>21.01718</text:p>
          </table:table-cell>
          <table:table-cell office:value-type="float" office:value="24.02292" calcext:value-type="float">
            <text:p>24.02292</text:p>
          </table:table-cell>
          <table:table-cell office:value-type="float" office:value="21.49823" calcext:value-type="float">
            <text:p>21.498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1999" calcext:value-type="float">
            <text:p>17081999</text:p>
          </table:table-cell>
          <table:table-cell office:value-type="float" office:value="15.48365" calcext:value-type="float">
            <text:p>15.48365</text:p>
          </table:table-cell>
          <table:table-cell office:value-type="float" office:value="26.79" calcext:value-type="float">
            <text:p>26.79</text:p>
          </table:table-cell>
          <table:table-cell office:value-type="float" office:value="14.065" calcext:value-type="float">
            <text:p>14.065</text:p>
          </table:table-cell>
          <table:table-cell office:value-type="float" office:value="2.183306" calcext:value-type="float">
            <text:p>2.183306</text:p>
          </table:table-cell>
          <table:table-cell office:value-type="float" office:value="1.541743" calcext:value-type="float">
            <text:p>1.541743</text:p>
          </table:table-cell>
          <table:table-cell office:value-type="float" office:value="262.584" calcext:value-type="float">
            <text:p>262.584</text:p>
          </table:table-cell>
          <table:table-cell office:value-type="float" office:value="3.5" calcext:value-type="float">
            <text:p>3.5</text:p>
          </table:table-cell>
          <table:table-cell office:value-type="float" office:value="34.41064" calcext:value-type="float">
            <text:p>34.41064</text:p>
          </table:table-cell>
          <table:table-cell office:value-type="float" office:value="15.03214" calcext:value-type="float">
            <text:p>15.03214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18.06052" calcext:value-type="float">
            <text:p>18.06052</text:p>
          </table:table-cell>
          <table:table-cell office:value-type="float" office:value="26.21033" calcext:value-type="float">
            <text:p>26.21033</text:p>
          </table:table-cell>
          <table:table-cell office:value-type="float" office:value="19.30234" calcext:value-type="float">
            <text:p>19.30234</text:p>
          </table:table-cell>
          <table:table-cell office:value-type="float" office:value="24.78592" calcext:value-type="float">
            <text:p>24.78592</text:p>
          </table:table-cell>
          <table:table-cell office:value-type="float" office:value="20.42047" calcext:value-type="float">
            <text:p>20.42047</text:p>
          </table:table-cell>
          <table:table-cell office:value-type="float" office:value="23.9111" calcext:value-type="float">
            <text:p>23.9111</text:p>
          </table:table-cell>
          <table:table-cell office:value-type="float" office:value="21.09665" calcext:value-type="float">
            <text:p>21.09665</text:p>
          </table:table-cell>
          <table:table-cell office:value-type="float" office:value="23.32944" calcext:value-type="float">
            <text:p>23.32944</text:p>
          </table:table-cell>
          <table:table-cell office:value-type="float" office:value="21.47787" calcext:value-type="float">
            <text:p>21.4778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1999" calcext:value-type="float">
            <text:p>18081999</text:p>
          </table:table-cell>
          <table:table-cell office:value-type="float" office:value="24.22904" calcext:value-type="float">
            <text:p>24.22904</text:p>
          </table:table-cell>
          <table:table-cell office:value-type="float" office:value="23.65" calcext:value-type="float">
            <text:p>23.65</text:p>
          </table:table-cell>
          <table:table-cell office:value-type="float" office:value="11.195" calcext:value-type="float">
            <text:p>11.195</text:p>
          </table:table-cell>
          <table:table-cell office:value-type="float" office:value="1.801611" calcext:value-type="float">
            <text:p>1.801611</text:p>
          </table:table-cell>
          <table:table-cell office:value-type="float" office:value="1.134683" calcext:value-type="float">
            <text:p>1.134683</text:p>
          </table:table-cell>
          <table:table-cell office:value-type="float" office:value="273.204" calcext:value-type="float">
            <text:p>273.204</text:p>
          </table:table-cell>
          <table:table-cell office:value-type="float" office:value="0" calcext:value-type="float">
            <text:p>0</text:p>
          </table:table-cell>
          <table:table-cell office:value-type="float" office:value="48.11588" calcext:value-type="float">
            <text:p>48.11588</text:p>
          </table:table-cell>
          <table:table-cell office:value-type="float" office:value="14.18387" calcext:value-type="float">
            <text:p>14.18387</text:p>
          </table:table-cell>
          <table:table-cell office:value-type="float" office:value="35.74399" calcext:value-type="float">
            <text:p>35.74399</text:p>
          </table:table-cell>
          <table:table-cell office:value-type="float" office:value="19.25763" calcext:value-type="float">
            <text:p>19.25763</text:p>
          </table:table-cell>
          <table:table-cell office:value-type="float" office:value="31.97791" calcext:value-type="float">
            <text:p>31.97791</text:p>
          </table:table-cell>
          <table:table-cell office:value-type="float" office:value="20.38199" calcext:value-type="float">
            <text:p>20.38199</text:p>
          </table:table-cell>
          <table:table-cell office:value-type="float" office:value="29.16705" calcext:value-type="float">
            <text:p>29.16705</text:p>
          </table:table-cell>
          <table:table-cell office:value-type="float" office:value="21.19717" calcext:value-type="float">
            <text:p>21.19717</text:p>
          </table:table-cell>
          <table:table-cell office:value-type="float" office:value="27.17661" calcext:value-type="float">
            <text:p>27.17661</text:p>
          </table:table-cell>
          <table:table-cell office:value-type="float" office:value="21.65021" calcext:value-type="float">
            <text:p>21.65021</text:p>
          </table:table-cell>
          <table:table-cell office:value-type="float" office:value="25.75574" calcext:value-type="float">
            <text:p>25.75574</text:p>
          </table:table-cell>
          <table:table-cell office:value-type="float" office:value="21.87338" calcext:value-type="float">
            <text:p>21.8733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1999" calcext:value-type="float">
            <text:p>19081999</text:p>
          </table:table-cell>
          <table:table-cell office:value-type="float" office:value="22.58818" calcext:value-type="float">
            <text:p>22.58818</text:p>
          </table:table-cell>
          <table:table-cell office:value-type="float" office:value="24.82" calcext:value-type="float">
            <text:p>24.82</text:p>
          </table:table-cell>
          <table:table-cell office:value-type="float" office:value="9.6" calcext:value-type="float">
            <text:p>9.6</text:p>
          </table:table-cell>
          <table:table-cell office:value-type="float" office:value="1.59114" calcext:value-type="float">
            <text:p>1.59114</text:p>
          </table:table-cell>
          <table:table-cell office:value-type="float" office:value="1.065333" calcext:value-type="float">
            <text:p>1.065333</text:p>
          </table:table-cell>
          <table:table-cell office:value-type="float" office:value="138.708" calcext:value-type="float">
            <text:p>138.708</text:p>
          </table:table-cell>
          <table:table-cell office:value-type="float" office:value="0" calcext:value-type="float">
            <text:p>0</text:p>
          </table:table-cell>
          <table:table-cell office:value-type="float" office:value="47.26147" calcext:value-type="float">
            <text:p>47.26147</text:p>
          </table:table-cell>
          <table:table-cell office:value-type="float" office:value="11.58093" calcext:value-type="float">
            <text:p>11.58093</text:p>
          </table:table-cell>
          <table:table-cell office:value-type="float" office:value="34.64297" calcext:value-type="float">
            <text:p>34.64297</text:p>
          </table:table-cell>
          <table:table-cell office:value-type="float" office:value="17.21948" calcext:value-type="float">
            <text:p>17.21948</text:p>
          </table:table-cell>
          <table:table-cell office:value-type="float" office:value="31.15604" calcext:value-type="float">
            <text:p>31.15604</text:p>
          </table:table-cell>
          <table:table-cell office:value-type="float" office:value="19.23398" calcext:value-type="float">
            <text:p>19.23398</text:p>
          </table:table-cell>
          <table:table-cell office:value-type="float" office:value="28.55124" calcext:value-type="float">
            <text:p>28.55124</text:p>
          </table:table-cell>
          <table:table-cell office:value-type="float" office:value="20.84784" calcext:value-type="float">
            <text:p>20.84784</text:p>
          </table:table-cell>
          <table:table-cell office:value-type="float" office:value="26.81583" calcext:value-type="float">
            <text:p>26.81583</text:p>
          </table:table-cell>
          <table:table-cell office:value-type="float" office:value="21.78488" calcext:value-type="float">
            <text:p>21.78488</text:p>
          </table:table-cell>
          <table:table-cell office:value-type="float" office:value="25.61734" calcext:value-type="float">
            <text:p>25.61734</text:p>
          </table:table-cell>
          <table:table-cell office:value-type="float" office:value="22.2724" calcext:value-type="float">
            <text:p>22.272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1999" calcext:value-type="float">
            <text:p>20081999</text:p>
          </table:table-cell>
          <table:table-cell office:value-type="float" office:value="15.11647" calcext:value-type="float">
            <text:p>15.11647</text:p>
          </table:table-cell>
          <table:table-cell office:value-type="float" office:value="25.505" calcext:value-type="float">
            <text:p>25.505</text:p>
          </table:table-cell>
          <table:table-cell office:value-type="float" office:value="11.78" calcext:value-type="float">
            <text:p>11.78</text:p>
          </table:table-cell>
          <table:table-cell office:value-type="float" office:value="1.809286" calcext:value-type="float">
            <text:p>1.809286</text:p>
          </table:table-cell>
          <table:table-cell office:value-type="float" office:value="1.231615" calcext:value-type="float">
            <text:p>1.231615</text:p>
          </table:table-cell>
          <table:table-cell office:value-type="float" office:value="155.844" calcext:value-type="float">
            <text:p>155.844</text:p>
          </table:table-cell>
          <table:table-cell office:value-type="float" office:value="0" calcext:value-type="float">
            <text:p>0</text:p>
          </table:table-cell>
          <table:table-cell office:value-type="float" office:value="45.20078" calcext:value-type="float">
            <text:p>45.20078</text:p>
          </table:table-cell>
          <table:table-cell office:value-type="float" office:value="13.76202" calcext:value-type="float">
            <text:p>13.76202</text:p>
          </table:table-cell>
          <table:table-cell office:value-type="float" office:value="32.49957" calcext:value-type="float">
            <text:p>32.49957</text:p>
          </table:table-cell>
          <table:table-cell office:value-type="float" office:value="18.35223" calcext:value-type="float">
            <text:p>18.35223</text:p>
          </table:table-cell>
          <table:table-cell office:value-type="float" office:value="29.16837" calcext:value-type="float">
            <text:p>29.16837</text:p>
          </table:table-cell>
          <table:table-cell office:value-type="float" office:value="19.87927" calcext:value-type="float">
            <text:p>19.87927</text:p>
          </table:table-cell>
          <table:table-cell office:value-type="float" office:value="27.13489" calcext:value-type="float">
            <text:p>27.13489</text:p>
          </table:table-cell>
          <table:table-cell office:value-type="float" office:value="21.17569" calcext:value-type="float">
            <text:p>21.17569</text:p>
          </table:table-cell>
          <table:table-cell office:value-type="float" office:value="25.7916" calcext:value-type="float">
            <text:p>25.7916</text:p>
          </table:table-cell>
          <table:table-cell office:value-type="float" office:value="21.9696" calcext:value-type="float">
            <text:p>21.9696</text:p>
          </table:table-cell>
          <table:table-cell office:value-type="float" office:value="24.88831" calcext:value-type="float">
            <text:p>24.88831</text:p>
          </table:table-cell>
          <table:table-cell office:value-type="float" office:value="22.40332" calcext:value-type="float">
            <text:p>22.403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1999" calcext:value-type="float">
            <text:p>21081999</text:p>
          </table:table-cell>
          <table:table-cell office:value-type="float" office:value="11.30463" calcext:value-type="float">
            <text:p>11.30463</text:p>
          </table:table-cell>
          <table:table-cell office:value-type="float" office:value="22.07" calcext:value-type="float">
            <text:p>22.07</text:p>
          </table:table-cell>
          <table:table-cell office:value-type="float" office:value="13.685" calcext:value-type="float">
            <text:p>13.685</text:p>
          </table:table-cell>
          <table:table-cell office:value-type="float" office:value="1.861627" calcext:value-type="float">
            <text:p>1.861627</text:p>
          </table:table-cell>
          <table:table-cell office:value-type="float" office:value="1.176764" calcext:value-type="float">
            <text:p>1.176764</text:p>
          </table:table-cell>
          <table:table-cell office:value-type="float" office:value="146.916" calcext:value-type="float">
            <text:p>146.916</text:p>
          </table:table-cell>
          <table:table-cell office:value-type="float" office:value="0" calcext:value-type="float">
            <text:p>0</text:p>
          </table:table-cell>
          <table:table-cell office:value-type="float" office:value="38.58435" calcext:value-type="float">
            <text:p>38.58435</text:p>
          </table:table-cell>
          <table:table-cell office:value-type="float" office:value="15.08438" calcext:value-type="float">
            <text:p>15.08438</text:p>
          </table:table-cell>
          <table:table-cell office:value-type="float" office:value="29.04028" calcext:value-type="float">
            <text:p>29.04028</text:p>
          </table:table-cell>
          <table:table-cell office:value-type="float" office:value="19.30316" calcext:value-type="float">
            <text:p>19.30316</text:p>
          </table:table-cell>
          <table:table-cell office:value-type="float" office:value="27.0433" calcext:value-type="float">
            <text:p>27.0433</text:p>
          </table:table-cell>
          <table:table-cell office:value-type="float" office:value="20.65573" calcext:value-type="float">
            <text:p>20.65573</text:p>
          </table:table-cell>
          <table:table-cell office:value-type="float" office:value="25.70386" calcext:value-type="float">
            <text:p>25.70386</text:p>
          </table:table-cell>
          <table:table-cell office:value-type="float" office:value="21.616" calcext:value-type="float">
            <text:p>21.616</text:p>
          </table:table-cell>
          <table:table-cell office:value-type="float" office:value="24.74591" calcext:value-type="float">
            <text:p>24.74591</text:p>
          </table:table-cell>
          <table:table-cell office:value-type="float" office:value="22.17999" calcext:value-type="float">
            <text:p>22.17999</text:p>
          </table:table-cell>
          <table:table-cell office:value-type="float" office:value="24.36331" calcext:value-type="float">
            <text:p>24.36331</text:p>
          </table:table-cell>
          <table:table-cell office:value-type="float" office:value="22.48141" calcext:value-type="float">
            <text:p>22.4814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1999" calcext:value-type="float">
            <text:p>22081999</text:p>
          </table:table-cell>
          <table:table-cell office:value-type="float" office:value="23.73625" calcext:value-type="float">
            <text:p>23.73625</text:p>
          </table:table-cell>
          <table:table-cell office:value-type="float" office:value="27.055" calcext:value-type="float">
            <text:p>27.055</text:p>
          </table:table-cell>
          <table:table-cell office:value-type="float" office:value="10.035" calcext:value-type="float">
            <text:p>10.035</text:p>
          </table:table-cell>
          <table:table-cell office:value-type="float" office:value="1.698428" calcext:value-type="float">
            <text:p>1.698428</text:p>
          </table:table-cell>
          <table:table-cell office:value-type="float" office:value="1.196625" calcext:value-type="float">
            <text:p>1.196625</text:p>
          </table:table-cell>
          <table:table-cell office:value-type="float" office:value="150.588" calcext:value-type="float">
            <text:p>150.588</text:p>
          </table:table-cell>
          <table:table-cell office:value-type="float" office:value="0" calcext:value-type="float">
            <text:p>0</text:p>
          </table:table-cell>
          <table:table-cell office:value-type="float" office:value="46.9079" calcext:value-type="float">
            <text:p>46.9079</text:p>
          </table:table-cell>
          <table:table-cell office:value-type="float" office:value="11.44373" calcext:value-type="float">
            <text:p>11.44373</text:p>
          </table:table-cell>
          <table:table-cell office:value-type="float" office:value="35.15527" calcext:value-type="float">
            <text:p>35.15527</text:p>
          </table:table-cell>
          <table:table-cell office:value-type="float" office:value="16.32559" calcext:value-type="float">
            <text:p>16.32559</text:p>
          </table:table-cell>
          <table:table-cell office:value-type="float" office:value="31.36798" calcext:value-type="float">
            <text:p>31.36798</text:p>
          </table:table-cell>
          <table:table-cell office:value-type="float" office:value="18.19205" calcext:value-type="float">
            <text:p>18.19205</text:p>
          </table:table-cell>
          <table:table-cell office:value-type="float" office:value="28.52805" calcext:value-type="float">
            <text:p>28.52805</text:p>
          </table:table-cell>
          <table:table-cell office:value-type="float" office:value="19.73611" calcext:value-type="float">
            <text:p>19.73611</text:p>
          </table:table-cell>
          <table:table-cell office:value-type="float" office:value="26.73331" calcext:value-type="float">
            <text:p>26.73331</text:p>
          </table:table-cell>
          <table:table-cell office:value-type="float" office:value="20.73306" calcext:value-type="float">
            <text:p>20.73306</text:p>
          </table:table-cell>
          <table:table-cell office:value-type="float" office:value="25.47543" calcext:value-type="float">
            <text:p>25.47543</text:p>
          </table:table-cell>
          <table:table-cell office:value-type="float" office:value="21.3631" calcext:value-type="float">
            <text:p>21.363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1999" calcext:value-type="float">
            <text:p>23081999</text:p>
          </table:table-cell>
          <table:table-cell office:value-type="float" office:value="22.07295" calcext:value-type="float">
            <text:p>22.07295</text:p>
          </table:table-cell>
          <table:table-cell office:value-type="float" office:value="28.145" calcext:value-type="float">
            <text:p>28.145</text:p>
          </table:table-cell>
          <table:table-cell office:value-type="float" office:value="12.945" calcext:value-type="float">
            <text:p>12.945</text:p>
          </table:table-cell>
          <table:table-cell office:value-type="float" office:value="1.724034" calcext:value-type="float">
            <text:p>1.724034</text:p>
          </table:table-cell>
          <table:table-cell office:value-type="float" office:value="1.253237" calcext:value-type="float">
            <text:p>1.253237</text:p>
          </table:table-cell>
          <table:table-cell office:value-type="float" office:value="160.992" calcext:value-type="float">
            <text:p>160.992</text:p>
          </table:table-cell>
          <table:table-cell office:value-type="float" office:value="0" calcext:value-type="float">
            <text:p>0</text:p>
          </table:table-cell>
          <table:table-cell office:value-type="float" office:value="50.33829" calcext:value-type="float">
            <text:p>50.33829</text:p>
          </table:table-cell>
          <table:table-cell office:value-type="float" office:value="14.83041" calcext:value-type="float">
            <text:p>14.83041</text:p>
          </table:table-cell>
          <table:table-cell office:value-type="float" office:value="36.25076" calcext:value-type="float">
            <text:p>36.25076</text:p>
          </table:table-cell>
          <table:table-cell office:value-type="float" office:value="19.3576" calcext:value-type="float">
            <text:p>19.3576</text:p>
          </table:table-cell>
          <table:table-cell office:value-type="float" office:value="32.41351" calcext:value-type="float">
            <text:p>32.41351</text:p>
          </table:table-cell>
          <table:table-cell office:value-type="float" office:value="20.75912" calcext:value-type="float">
            <text:p>20.75912</text:p>
          </table:table-cell>
          <table:table-cell office:value-type="float" office:value="29.79327" calcext:value-type="float">
            <text:p>29.79327</text:p>
          </table:table-cell>
          <table:table-cell office:value-type="float" office:value="21.92569" calcext:value-type="float">
            <text:p>21.92569</text:p>
          </table:table-cell>
          <table:table-cell office:value-type="float" office:value="27.94647" calcext:value-type="float">
            <text:p>27.94647</text:p>
          </table:table-cell>
          <table:table-cell office:value-type="float" office:value="22.5722" calcext:value-type="float">
            <text:p>22.5722</text:p>
          </table:table-cell>
          <table:table-cell office:value-type="float" office:value="26.59537" calcext:value-type="float">
            <text:p>26.59537</text:p>
          </table:table-cell>
          <table:table-cell office:value-type="float" office:value="22.87079" calcext:value-type="float">
            <text:p>22.8707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1999" calcext:value-type="float">
            <text:p>24081999</text:p>
          </table:table-cell>
          <table:table-cell office:value-type="float" office:value="24.1808" calcext:value-type="float">
            <text:p>24.1808</text:p>
          </table:table-cell>
          <table:table-cell office:value-type="float" office:value="30.115" calcext:value-type="float">
            <text:p>30.115</text:p>
          </table:table-cell>
          <table:table-cell office:value-type="float" office:value="12.58" calcext:value-type="float">
            <text:p>12.58</text:p>
          </table:table-cell>
          <table:table-cell office:value-type="float" office:value="1.778798" calcext:value-type="float">
            <text:p>1.778798</text:p>
          </table:table-cell>
          <table:table-cell office:value-type="float" office:value="1.31075" calcext:value-type="float">
            <text:p>1.31075</text:p>
          </table:table-cell>
          <table:table-cell office:value-type="float" office:value="134.856" calcext:value-type="float">
            <text:p>134.856</text:p>
          </table:table-cell>
          <table:table-cell office:value-type="float" office:value="0" calcext:value-type="float">
            <text:p>0</text:p>
          </table:table-cell>
          <table:table-cell office:value-type="float" office:value="50.72925" calcext:value-type="float">
            <text:p>50.72925</text:p>
          </table:table-cell>
          <table:table-cell office:value-type="float" office:value="14.50995" calcext:value-type="float">
            <text:p>14.50995</text:p>
          </table:table-cell>
          <table:table-cell office:value-type="float" office:value="37.85046" calcext:value-type="float">
            <text:p>37.85046</text:p>
          </table:table-cell>
          <table:table-cell office:value-type="float" office:value="19.41446" calcext:value-type="float">
            <text:p>19.41446</text:p>
          </table:table-cell>
          <table:table-cell office:value-type="float" office:value="34.17093" calcext:value-type="float">
            <text:p>34.17093</text:p>
          </table:table-cell>
          <table:table-cell office:value-type="float" office:value="21.24109" calcext:value-type="float">
            <text:p>21.24109</text:p>
          </table:table-cell>
          <table:table-cell office:value-type="float" office:value="31.19992" calcext:value-type="float">
            <text:p>31.19992</text:p>
          </table:table-cell>
          <table:table-cell office:value-type="float" office:value="22.56067" calcext:value-type="float">
            <text:p>22.56067</text:p>
          </table:table-cell>
          <table:table-cell office:value-type="float" office:value="29.09729" calcext:value-type="float">
            <text:p>29.09729</text:p>
          </table:table-cell>
          <table:table-cell office:value-type="float" office:value="23.26224" calcext:value-type="float">
            <text:p>23.26224</text:p>
          </table:table-cell>
          <table:table-cell office:value-type="float" office:value="27.58301" calcext:value-type="float">
            <text:p>27.58301</text:p>
          </table:table-cell>
          <table:table-cell office:value-type="float" office:value="23.58392" calcext:value-type="float">
            <text:p>23.5839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1999" calcext:value-type="float">
            <text:p>25081999</text:p>
          </table:table-cell>
          <table:table-cell office:value-type="float" office:value="20.43283" calcext:value-type="float">
            <text:p>20.43283</text:p>
          </table:table-cell>
          <table:table-cell office:value-type="float" office:value="29.33" calcext:value-type="float">
            <text:p>29.33</text:p>
          </table:table-cell>
          <table:table-cell office:value-type="float" office:value="16.39" calcext:value-type="float">
            <text:p>16.39</text:p>
          </table:table-cell>
          <table:table-cell office:value-type="float" office:value="2.04299" calcext:value-type="float">
            <text:p>2.04299</text:p>
          </table:table-cell>
          <table:table-cell office:value-type="float" office:value="1.45904" calcext:value-type="float">
            <text:p>1.45904</text:p>
          </table:table-cell>
          <table:table-cell office:value-type="float" office:value="188.28" calcext:value-type="float">
            <text:p>188.28</text:p>
          </table:table-cell>
          <table:table-cell office:value-type="float" office:value="0" calcext:value-type="float">
            <text:p>0</text:p>
          </table:table-cell>
          <table:table-cell office:value-type="float" office:value="50.0256" calcext:value-type="float">
            <text:p>50.0256</text:p>
          </table:table-cell>
          <table:table-cell office:value-type="float" office:value="17.77811" calcext:value-type="float">
            <text:p>17.77811</text:p>
          </table:table-cell>
          <table:table-cell office:value-type="float" office:value="37.79605" calcext:value-type="float">
            <text:p>37.79605</text:p>
          </table:table-cell>
          <table:table-cell office:value-type="float" office:value="21.82599" calcext:value-type="float">
            <text:p>21.82599</text:p>
          </table:table-cell>
          <table:table-cell office:value-type="float" office:value="34.44574" calcext:value-type="float">
            <text:p>34.44574</text:p>
          </table:table-cell>
          <table:table-cell office:value-type="float" office:value="23.26666" calcext:value-type="float">
            <text:p>23.26666</text:p>
          </table:table-cell>
          <table:table-cell office:value-type="float" office:value="31.65366" calcext:value-type="float">
            <text:p>31.65366</text:p>
          </table:table-cell>
          <table:table-cell office:value-type="float" office:value="24.21664" calcext:value-type="float">
            <text:p>24.21664</text:p>
          </table:table-cell>
          <table:table-cell office:value-type="float" office:value="29.66501" calcext:value-type="float">
            <text:p>29.66501</text:p>
          </table:table-cell>
          <table:table-cell office:value-type="float" office:value="24.68332" calcext:value-type="float">
            <text:p>24.68332</text:p>
          </table:table-cell>
          <table:table-cell office:value-type="float" office:value="28.20462" calcext:value-type="float">
            <text:p>28.20462</text:p>
          </table:table-cell>
          <table:table-cell office:value-type="float" office:value="24.81326" calcext:value-type="float">
            <text:p>24.8132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1999" calcext:value-type="float">
            <text:p>26081999</text:p>
          </table:table-cell>
          <table:table-cell office:value-type="float" office:value="14.67832" calcext:value-type="float">
            <text:p>14.67832</text:p>
          </table:table-cell>
          <table:table-cell office:value-type="float" office:value="27.875" calcext:value-type="float">
            <text:p>27.875</text:p>
          </table:table-cell>
          <table:table-cell office:value-type="float" office:value="14.09" calcext:value-type="float">
            <text:p>14.09</text:p>
          </table:table-cell>
          <table:table-cell office:value-type="float" office:value="2.047053" calcext:value-type="float">
            <text:p>2.047053</text:p>
          </table:table-cell>
          <table:table-cell office:value-type="float" office:value="1.416798" calcext:value-type="float">
            <text:p>1.416798</text:p>
          </table:table-cell>
          <table:table-cell office:value-type="float" office:value="140.58" calcext:value-type="float">
            <text:p>140.58</text:p>
          </table:table-cell>
          <table:table-cell office:value-type="float" office:value="0" calcext:value-type="float">
            <text:p>0</text:p>
          </table:table-cell>
          <table:table-cell office:value-type="float" office:value="44.26678" calcext:value-type="float">
            <text:p>44.26678</text:p>
          </table:table-cell>
          <table:table-cell office:value-type="float" office:value="15.58008" calcext:value-type="float">
            <text:p>15.58008</text:p>
          </table:table-cell>
          <table:table-cell office:value-type="float" office:value="34.16238" calcext:value-type="float">
            <text:p>34.16238</text:p>
          </table:table-cell>
          <table:table-cell office:value-type="float" office:value="20.7016" calcext:value-type="float">
            <text:p>20.7016</text:p>
          </table:table-cell>
          <table:table-cell office:value-type="float" office:value="31.48343" calcext:value-type="float">
            <text:p>31.48343</text:p>
          </table:table-cell>
          <table:table-cell office:value-type="float" office:value="22.54535" calcext:value-type="float">
            <text:p>22.54535</text:p>
          </table:table-cell>
          <table:table-cell office:value-type="float" office:value="29.5733" calcext:value-type="float">
            <text:p>29.5733</text:p>
          </table:table-cell>
          <table:table-cell office:value-type="float" office:value="23.84808" calcext:value-type="float">
            <text:p>23.84808</text:p>
          </table:table-cell>
          <table:table-cell office:value-type="float" office:value="28.23926" calcext:value-type="float">
            <text:p>28.23926</text:p>
          </table:table-cell>
          <table:table-cell office:value-type="float" office:value="24.55954" calcext:value-type="float">
            <text:p>24.55954</text:p>
          </table:table-cell>
          <table:table-cell office:value-type="float" office:value="27.54422" calcext:value-type="float">
            <text:p>27.54422</text:p>
          </table:table-cell>
          <table:table-cell office:value-type="float" office:value="24.86734" calcext:value-type="float">
            <text:p>24.8673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1999" calcext:value-type="float">
            <text:p>27081999</text:p>
          </table:table-cell>
          <table:table-cell office:value-type="float" office:value="22.9039" calcext:value-type="float">
            <text:p>22.9039</text:p>
          </table:table-cell>
          <table:table-cell office:value-type="float" office:value="28.605" calcext:value-type="float">
            <text:p>28.605</text:p>
          </table:table-cell>
          <table:table-cell office:value-type="float" office:value="15.16" calcext:value-type="float">
            <text:p>15.16</text:p>
          </table:table-cell>
          <table:table-cell office:value-type="float" office:value="2.171279" calcext:value-type="float">
            <text:p>2.171279</text:p>
          </table:table-cell>
          <table:table-cell office:value-type="float" office:value="1.518394" calcext:value-type="float">
            <text:p>1.518394</text:p>
          </table:table-cell>
          <table:table-cell office:value-type="float" office:value="157.464" calcext:value-type="float">
            <text:p>157.464</text:p>
          </table:table-cell>
          <table:table-cell office:value-type="float" office:value="0" calcext:value-type="float">
            <text:p>0</text:p>
          </table:table-cell>
          <table:table-cell office:value-type="float" office:value="49.36481" calcext:value-type="float">
            <text:p>49.36481</text:p>
          </table:table-cell>
          <table:table-cell office:value-type="float" office:value="16.64218" calcext:value-type="float">
            <text:p>16.64218</text:p>
          </table:table-cell>
          <table:table-cell office:value-type="float" office:value="37.06516" calcext:value-type="float">
            <text:p>37.06516</text:p>
          </table:table-cell>
          <table:table-cell office:value-type="float" office:value="21.23297" calcext:value-type="float">
            <text:p>21.23297</text:p>
          </table:table-cell>
          <table:table-cell office:value-type="float" office:value="33.90787" calcext:value-type="float">
            <text:p>33.90787</text:p>
          </table:table-cell>
          <table:table-cell office:value-type="float" office:value="22.84216" calcext:value-type="float">
            <text:p>22.84216</text:p>
          </table:table-cell>
          <table:table-cell office:value-type="float" office:value="31.36295" calcext:value-type="float">
            <text:p>31.36295</text:p>
          </table:table-cell>
          <table:table-cell office:value-type="float" office:value="23.92902" calcext:value-type="float">
            <text:p>23.92902</text:p>
          </table:table-cell>
          <table:table-cell office:value-type="float" office:value="29.53119" calcext:value-type="float">
            <text:p>29.53119</text:p>
          </table:table-cell>
          <table:table-cell office:value-type="float" office:value="24.50592" calcext:value-type="float">
            <text:p>24.50592</text:p>
          </table:table-cell>
          <table:table-cell office:value-type="float" office:value="28.18832" calcext:value-type="float">
            <text:p>28.18832</text:p>
          </table:table-cell>
          <table:table-cell office:value-type="float" office:value="24.76569" calcext:value-type="float">
            <text:p>24.7656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1999" calcext:value-type="float">
            <text:p>28081999</text:p>
          </table:table-cell>
          <table:table-cell office:value-type="float" office:value="22.00982" calcext:value-type="float">
            <text:p>22.00982</text:p>
          </table:table-cell>
          <table:table-cell office:value-type="float" office:value="32.38" calcext:value-type="float">
            <text:p>32.38</text:p>
          </table:table-cell>
          <table:table-cell office:value-type="float" office:value="17.825" calcext:value-type="float">
            <text:p>17.825</text:p>
          </table:table-cell>
          <table:table-cell office:value-type="float" office:value="2.077973" calcext:value-type="float">
            <text:p>2.077973</text:p>
          </table:table-cell>
          <table:table-cell office:value-type="float" office:value="1.04663" calcext:value-type="float">
            <text:p>1.04663</text:p>
          </table:table-cell>
          <table:table-cell office:value-type="float" office:value="316.944" calcext:value-type="float">
            <text:p>316.944</text:p>
          </table:table-cell>
          <table:table-cell office:value-type="float" office:value="0" calcext:value-type="float">
            <text:p>0</text:p>
          </table:table-cell>
          <table:table-cell office:value-type="float" office:value="54.03351" calcext:value-type="float">
            <text:p>54.03351</text:p>
          </table:table-cell>
          <table:table-cell office:value-type="float" office:value="19.24619" calcext:value-type="float">
            <text:p>19.24619</text:p>
          </table:table-cell>
          <table:table-cell office:value-type="float" office:value="40.31592" calcext:value-type="float">
            <text:p>40.31592</text:p>
          </table:table-cell>
          <table:table-cell office:value-type="float" office:value="22.85767" calcext:value-type="float">
            <text:p>22.85767</text:p>
          </table:table-cell>
          <table:table-cell office:value-type="float" office:value="36.39249" calcext:value-type="float">
            <text:p>36.39249</text:p>
          </table:table-cell>
          <table:table-cell office:value-type="float" office:value="24.1796" calcext:value-type="float">
            <text:p>24.1796</text:p>
          </table:table-cell>
          <table:table-cell office:value-type="float" office:value="33.23022" calcext:value-type="float">
            <text:p>33.23022</text:p>
          </table:table-cell>
          <table:table-cell office:value-type="float" office:value="25.06427" calcext:value-type="float">
            <text:p>25.06427</text:p>
          </table:table-cell>
          <table:table-cell office:value-type="float" office:value="31.01871" calcext:value-type="float">
            <text:p>31.01871</text:p>
          </table:table-cell>
          <table:table-cell office:value-type="float" office:value="25.49863" calcext:value-type="float">
            <text:p>25.49863</text:p>
          </table:table-cell>
          <table:table-cell office:value-type="float" office:value="29.40103" calcext:value-type="float">
            <text:p>29.40103</text:p>
          </table:table-cell>
          <table:table-cell office:value-type="float" office:value="25.62442" calcext:value-type="float">
            <text:p>25.6244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1999" calcext:value-type="float">
            <text:p>29081999</text:p>
          </table:table-cell>
          <table:table-cell office:value-type="float" office:value="17.55296" calcext:value-type="float">
            <text:p>17.55296</text:p>
          </table:table-cell>
          <table:table-cell office:value-type="float" office:value="19.105" calcext:value-type="float">
            <text:p>19.105</text:p>
          </table:table-cell>
          <table:table-cell office:value-type="float" office:value="11.415" calcext:value-type="float">
            <text:p>11.415</text:p>
          </table:table-cell>
          <table:table-cell office:value-type="float" office:value="1.060954" calcext:value-type="float">
            <text:p>1.060954</text:p>
          </table:table-cell>
          <table:table-cell office:value-type="float" office:value="0.8751273" calcext:value-type="float">
            <text:p>0.8751273</text:p>
          </table:table-cell>
          <table:table-cell office:value-type="float" office:value="351.432" calcext:value-type="float">
            <text:p>351.432</text:p>
          </table:table-cell>
          <table:table-cell office:value-type="float" office:value="0" calcext:value-type="float">
            <text:p>0</text:p>
          </table:table-cell>
          <table:table-cell office:value-type="float" office:value="38.98178" calcext:value-type="float">
            <text:p>38.98178</text:p>
          </table:table-cell>
          <table:table-cell office:value-type="float" office:value="13.67657" calcext:value-type="float">
            <text:p>13.67657</text:p>
          </table:table-cell>
          <table:table-cell office:value-type="float" office:value="31.81213" calcext:value-type="float">
            <text:p>31.81213</text:p>
          </table:table-cell>
          <table:table-cell office:value-type="float" office:value="20.03506" calcext:value-type="float">
            <text:p>20.03506</text:p>
          </table:table-cell>
          <table:table-cell office:value-type="float" office:value="29.9845" calcext:value-type="float">
            <text:p>29.9845</text:p>
          </table:table-cell>
          <table:table-cell office:value-type="float" office:value="22.36694" calcext:value-type="float">
            <text:p>22.36694</text:p>
          </table:table-cell>
          <table:table-cell office:value-type="float" office:value="28.65598" calcext:value-type="float">
            <text:p>28.65598</text:p>
          </table:table-cell>
          <table:table-cell office:value-type="float" office:value="24.24045" calcext:value-type="float">
            <text:p>24.24045</text:p>
          </table:table-cell>
          <table:table-cell office:value-type="float" office:value="28.97134" calcext:value-type="float">
            <text:p>28.97134</text:p>
          </table:table-cell>
          <table:table-cell office:value-type="float" office:value="25.35501" calcext:value-type="float">
            <text:p>25.35501</text:p>
          </table:table-cell>
          <table:table-cell office:value-type="float" office:value="28.6676" calcext:value-type="float">
            <text:p>28.6676</text:p>
          </table:table-cell>
          <table:table-cell office:value-type="float" office:value="25.72705" calcext:value-type="float">
            <text:p>25.7270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1999" calcext:value-type="float">
            <text:p>30081999</text:p>
          </table:table-cell>
          <table:table-cell office:value-type="float" office:value="23.28849" calcext:value-type="float">
            <text:p>23.28849</text:p>
          </table:table-cell>
          <table:table-cell office:value-type="float" office:value="21.585" calcext:value-type="float">
            <text:p>21.585</text:p>
          </table:table-cell>
          <table:table-cell office:value-type="float" office:value="9.235" calcext:value-type="float">
            <text:p>9.235</text:p>
          </table:table-cell>
          <table:table-cell office:value-type="float" office:value="1.087006" calcext:value-type="float">
            <text:p>1.087006</text:p>
          </table:table-cell>
          <table:table-cell office:value-type="float" office:value="0.7689423" calcext:value-type="float">
            <text:p>0.7689423</text:p>
          </table:table-cell>
          <table:table-cell office:value-type="float" office:value="211.104" calcext:value-type="float">
            <text:p>211.104</text:p>
          </table:table-cell>
          <table:table-cell office:value-type="float" office:value="0" calcext:value-type="float">
            <text:p>0</text:p>
          </table:table-cell>
          <table:table-cell office:value-type="float" office:value="44.20825" calcext:value-type="float">
            <text:p>44.20825</text:p>
          </table:table-cell>
          <table:table-cell office:value-type="float" office:value="10.93341" calcext:value-type="float">
            <text:p>10.93341</text:p>
          </table:table-cell>
          <table:table-cell office:value-type="float" office:value="33.09778" calcext:value-type="float">
            <text:p>33.09778</text:p>
          </table:table-cell>
          <table:table-cell office:value-type="float" office:value="16.81534" calcext:value-type="float">
            <text:p>16.81534</text:p>
          </table:table-cell>
          <table:table-cell office:value-type="float" office:value="30.21609" calcext:value-type="float">
            <text:p>30.21609</text:p>
          </table:table-cell>
          <table:table-cell office:value-type="float" office:value="19.02267" calcext:value-type="float">
            <text:p>19.02267</text:p>
          </table:table-cell>
          <table:table-cell office:value-type="float" office:value="28.15448" calcext:value-type="float">
            <text:p>28.15448</text:p>
          </table:table-cell>
          <table:table-cell office:value-type="float" office:value="20.88818" calcext:value-type="float">
            <text:p>20.88818</text:p>
          </table:table-cell>
          <table:table-cell office:value-type="float" office:value="26.82724" calcext:value-type="float">
            <text:p>26.82724</text:p>
          </table:table-cell>
          <table:table-cell office:value-type="float" office:value="22.15192" calcext:value-type="float">
            <text:p>22.15192</text:p>
          </table:table-cell>
          <table:table-cell office:value-type="float" office:value="25.96051" calcext:value-type="float">
            <text:p>25.96051</text:p>
          </table:table-cell>
          <table:table-cell office:value-type="float" office:value="22.99274" calcext:value-type="float">
            <text:p>22.9927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1999" calcext:value-type="float">
            <text:p>31081999</text:p>
          </table:table-cell>
          <table:table-cell office:value-type="float" office:value="23.88826" calcext:value-type="float">
            <text:p>23.88826</text:p>
          </table:table-cell>
          <table:table-cell office:value-type="float" office:value="25.955" calcext:value-type="float">
            <text:p>25.955</text:p>
          </table:table-cell>
          <table:table-cell office:value-type="float" office:value="4.9105" calcext:value-type="float">
            <text:p>4.9105</text:p>
          </table:table-cell>
          <table:table-cell office:value-type="float" office:value="1.155045" calcext:value-type="float">
            <text:p>1.155045</text:p>
          </table:table-cell>
          <table:table-cell office:value-type="float" office:value="0.7669907" calcext:value-type="float">
            <text:p>0.7669907</text:p>
          </table:table-cell>
          <table:table-cell office:value-type="float" office:value="108.324" calcext:value-type="float">
            <text:p>108.324</text:p>
          </table:table-cell>
          <table:table-cell office:value-type="float" office:value="0" calcext:value-type="float">
            <text:p>0</text:p>
          </table:table-cell>
          <table:table-cell office:value-type="float" office:value="46.1218" calcext:value-type="float">
            <text:p>46.1218</text:p>
          </table:table-cell>
          <table:table-cell office:value-type="float" office:value="7.12796" calcext:value-type="float">
            <text:p>7.12796</text:p>
          </table:table-cell>
          <table:table-cell office:value-type="float" office:value="34.03012" calcext:value-type="float">
            <text:p>34.03012</text:p>
          </table:table-cell>
          <table:table-cell office:value-type="float" office:value="14.44077" calcext:value-type="float">
            <text:p>14.44077</text:p>
          </table:table-cell>
          <table:table-cell office:value-type="float" office:value="30.73059" calcext:value-type="float">
            <text:p>30.73059</text:p>
          </table:table-cell>
          <table:table-cell office:value-type="float" office:value="17.15012" calcext:value-type="float">
            <text:p>17.15012</text:p>
          </table:table-cell>
          <table:table-cell office:value-type="float" office:value="28.25076" calcext:value-type="float">
            <text:p>28.25076</text:p>
          </table:table-cell>
          <table:table-cell office:value-type="float" office:value="19.34244" calcext:value-type="float">
            <text:p>19.34244</text:p>
          </table:table-cell>
          <table:table-cell office:value-type="float" office:value="26.67502" calcext:value-type="float">
            <text:p>26.67502</text:p>
          </table:table-cell>
          <table:table-cell office:value-type="float" office:value="20.8436" calcext:value-type="float">
            <text:p>20.8436</text:p>
          </table:table-cell>
          <table:table-cell office:value-type="float" office:value="25.65448" calcext:value-type="float">
            <text:p>25.65448</text:p>
          </table:table-cell>
          <table:table-cell office:value-type="float" office:value="21.84406" calcext:value-type="float">
            <text:p>21.8440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1999" calcext:value-type="float">
            <text:p>1091999</text:p>
          </table:table-cell>
          <table:table-cell office:value-type="float" office:value="23.72975" calcext:value-type="float">
            <text:p>23.72975</text:p>
          </table:table-cell>
          <table:table-cell office:value-type="float" office:value="29.775" calcext:value-type="float">
            <text:p>29.775</text:p>
          </table:table-cell>
          <table:table-cell office:value-type="float" office:value="6.9265" calcext:value-type="float">
            <text:p>6.9265</text:p>
          </table:table-cell>
          <table:table-cell office:value-type="float" office:value="1.274464" calcext:value-type="float">
            <text:p>1.274464</text:p>
          </table:table-cell>
          <table:table-cell office:value-type="float" office:value="0.8984097" calcext:value-type="float">
            <text:p>0.8984097</text:p>
          </table:table-cell>
          <table:table-cell office:value-type="float" office:value="129.132" calcext:value-type="float">
            <text:p>129.132</text:p>
          </table:table-cell>
          <table:table-cell office:value-type="float" office:value="0" calcext:value-type="float">
            <text:p>0</text:p>
          </table:table-cell>
          <table:table-cell office:value-type="float" office:value="48.92813" calcext:value-type="float">
            <text:p>48.92813</text:p>
          </table:table-cell>
          <table:table-cell office:value-type="float" office:value="8.999756" calcext:value-type="float">
            <text:p>8.999756</text:p>
          </table:table-cell>
          <table:table-cell office:value-type="float" office:value="35.98727" calcext:value-type="float">
            <text:p>35.98727</text:p>
          </table:table-cell>
          <table:table-cell office:value-type="float" office:value="15.84109" calcext:value-type="float">
            <text:p>15.84109</text:p>
          </table:table-cell>
          <table:table-cell office:value-type="float" office:value="32.39972" calcext:value-type="float">
            <text:p>32.39972</text:p>
          </table:table-cell>
          <table:table-cell office:value-type="float" office:value="18.34299" calcext:value-type="float">
            <text:p>18.34299</text:p>
          </table:table-cell>
          <table:table-cell office:value-type="float" office:value="29.58255" calcext:value-type="float">
            <text:p>29.58255</text:p>
          </table:table-cell>
          <table:table-cell office:value-type="float" office:value="20.21869" calcext:value-type="float">
            <text:p>20.21869</text:p>
          </table:table-cell>
          <table:table-cell office:value-type="float" office:value="27.70544" calcext:value-type="float">
            <text:p>27.70544</text:p>
          </table:table-cell>
          <table:table-cell office:value-type="float" office:value="21.45047" calcext:value-type="float">
            <text:p>21.45047</text:p>
          </table:table-cell>
          <table:table-cell office:value-type="float" office:value="26.43372" calcext:value-type="float">
            <text:p>26.43372</text:p>
          </table:table-cell>
          <table:table-cell office:value-type="float" office:value="22.2225" calcext:value-type="float">
            <text:p>22.222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1999" calcext:value-type="float">
            <text:p>2091999</text:p>
          </table:table-cell>
          <table:table-cell office:value-type="float" office:value="23.25693" calcext:value-type="float">
            <text:p>23.25693</text:p>
          </table:table-cell>
          <table:table-cell office:value-type="float" office:value="28.995" calcext:value-type="float">
            <text:p>28.995</text:p>
          </table:table-cell>
          <table:table-cell office:value-type="float" office:value="13.025" calcext:value-type="float">
            <text:p>13.025</text:p>
          </table:table-cell>
          <table:table-cell office:value-type="float" office:value="1.399456" calcext:value-type="float">
            <text:p>1.399456</text:p>
          </table:table-cell>
          <table:table-cell office:value-type="float" office:value="1.118239" calcext:value-type="float">
            <text:p>1.118239</text:p>
          </table:table-cell>
          <table:table-cell office:value-type="float" office:value="176.904" calcext:value-type="float">
            <text:p>176.904</text:p>
          </table:table-cell>
          <table:table-cell office:value-type="float" office:value="0" calcext:value-type="float">
            <text:p>0</text:p>
          </table:table-cell>
          <table:table-cell office:value-type="float" office:value="50.64963" calcext:value-type="float">
            <text:p>50.64963</text:p>
          </table:table-cell>
          <table:table-cell office:value-type="float" office:value="14.12704" calcext:value-type="float">
            <text:p>14.12704</text:p>
          </table:table-cell>
          <table:table-cell office:value-type="float" office:value="37.67206" calcext:value-type="float">
            <text:p>37.67206</text:p>
          </table:table-cell>
          <table:table-cell office:value-type="float" office:value="19.19397" calcext:value-type="float">
            <text:p>19.19397</text:p>
          </table:table-cell>
          <table:table-cell office:value-type="float" office:value="33.8714" calcext:value-type="float">
            <text:p>33.8714</text:p>
          </table:table-cell>
          <table:table-cell office:value-type="float" office:value="21.04343" calcext:value-type="float">
            <text:p>21.04343</text:p>
          </table:table-cell>
          <table:table-cell office:value-type="float" office:value="30.96262" calcext:value-type="float">
            <text:p>30.96262</text:p>
          </table:table-cell>
          <table:table-cell office:value-type="float" office:value="22.38895" calcext:value-type="float">
            <text:p>22.38895</text:p>
          </table:table-cell>
          <table:table-cell office:value-type="float" office:value="28.94855" calcext:value-type="float">
            <text:p>28.94855</text:p>
          </table:table-cell>
          <table:table-cell office:value-type="float" office:value="23.18829" calcext:value-type="float">
            <text:p>23.18829</text:p>
          </table:table-cell>
          <table:table-cell office:value-type="float" office:value="27.52304" calcext:value-type="float">
            <text:p>27.52304</text:p>
          </table:table-cell>
          <table:table-cell office:value-type="float" office:value="23.61172" calcext:value-type="float">
            <text:p>23.6117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1999" calcext:value-type="float">
            <text:p>3091999</text:p>
          </table:table-cell>
          <table:table-cell office:value-type="float" office:value="21.28909" calcext:value-type="float">
            <text:p>21.28909</text:p>
          </table:table-cell>
          <table:table-cell office:value-type="float" office:value="32.45" calcext:value-type="float">
            <text:p>32.45</text:p>
          </table:table-cell>
          <table:table-cell office:value-type="float" office:value="12.705" calcext:value-type="float">
            <text:p>12.705</text:p>
          </table:table-cell>
          <table:table-cell office:value-type="float" office:value="1.756119" calcext:value-type="float">
            <text:p>1.756119</text:p>
          </table:table-cell>
          <table:table-cell office:value-type="float" office:value="1.243335" calcext:value-type="float">
            <text:p>1.243335</text:p>
          </table:table-cell>
          <table:table-cell office:value-type="float" office:value="118.008" calcext:value-type="float">
            <text:p>118.008</text:p>
          </table:table-cell>
          <table:table-cell office:value-type="float" office:value="0" calcext:value-type="float">
            <text:p>0</text:p>
          </table:table-cell>
          <table:table-cell office:value-type="float" office:value="49.48654" calcext:value-type="float">
            <text:p>49.48654</text:p>
          </table:table-cell>
          <table:table-cell office:value-type="float" office:value="14.1507" calcext:value-type="float">
            <text:p>14.1507</text:p>
          </table:table-cell>
          <table:table-cell office:value-type="float" office:value="37.31003" calcext:value-type="float">
            <text:p>37.31003</text:p>
          </table:table-cell>
          <table:table-cell office:value-type="float" office:value="19.36719" calcext:value-type="float">
            <text:p>19.36719</text:p>
          </table:table-cell>
          <table:table-cell office:value-type="float" office:value="33.78366" calcext:value-type="float">
            <text:p>33.78366</text:p>
          </table:table-cell>
          <table:table-cell office:value-type="float" office:value="21.28351" calcext:value-type="float">
            <text:p>21.28351</text:p>
          </table:table-cell>
          <table:table-cell office:value-type="float" office:value="31.08264" calcext:value-type="float">
            <text:p>31.08264</text:p>
          </table:table-cell>
          <table:table-cell office:value-type="float" office:value="22.73911" calcext:value-type="float">
            <text:p>22.73911</text:p>
          </table:table-cell>
          <table:table-cell office:value-type="float" office:value="29.19775" calcext:value-type="float">
            <text:p>29.19775</text:p>
          </table:table-cell>
          <table:table-cell office:value-type="float" office:value="23.61075" calcext:value-type="float">
            <text:p>23.61075</text:p>
          </table:table-cell>
          <table:table-cell office:value-type="float" office:value="27.83691" calcext:value-type="float">
            <text:p>27.83691</text:p>
          </table:table-cell>
          <table:table-cell office:value-type="float" office:value="24.06918" calcext:value-type="float">
            <text:p>24.069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1999" calcext:value-type="float">
            <text:p>4091999</text:p>
          </table:table-cell>
          <table:table-cell office:value-type="float" office:value="21.76943" calcext:value-type="float">
            <text:p>21.76943</text:p>
          </table:table-cell>
          <table:table-cell office:value-type="float" office:value="32.73" calcext:value-type="float">
            <text:p>32.73</text:p>
          </table:table-cell>
          <table:table-cell office:value-type="float" office:value="14.5" calcext:value-type="float">
            <text:p>14.5</text:p>
          </table:table-cell>
          <table:table-cell office:value-type="float" office:value="1.746593" calcext:value-type="float">
            <text:p>1.746593</text:p>
          </table:table-cell>
          <table:table-cell office:value-type="float" office:value="1.3817" calcext:value-type="float">
            <text:p>1.3817</text:p>
          </table:table-cell>
          <table:table-cell office:value-type="float" office:value="137.088" calcext:value-type="float">
            <text:p>137.088</text:p>
          </table:table-cell>
          <table:table-cell office:value-type="float" office:value="0" calcext:value-type="float">
            <text:p>0</text:p>
          </table:table-cell>
          <table:table-cell office:value-type="float" office:value="51.0383" calcext:value-type="float">
            <text:p>51.0383</text:p>
          </table:table-cell>
          <table:table-cell office:value-type="float" office:value="16.06137" calcext:value-type="float">
            <text:p>16.06137</text:p>
          </table:table-cell>
          <table:table-cell office:value-type="float" office:value="38.43945" calcext:value-type="float">
            <text:p>38.43945</text:p>
          </table:table-cell>
          <table:table-cell office:value-type="float" office:value="21.04532" calcext:value-type="float">
            <text:p>21.04532</text:p>
          </table:table-cell>
          <table:table-cell office:value-type="float" office:value="34.93115" calcext:value-type="float">
            <text:p>34.93115</text:p>
          </table:table-cell>
          <table:table-cell office:value-type="float" office:value="22.83008" calcext:value-type="float">
            <text:p>22.83008</text:p>
          </table:table-cell>
          <table:table-cell office:value-type="float" office:value="32.05841" calcext:value-type="float">
            <text:p>32.05841</text:p>
          </table:table-cell>
          <table:table-cell office:value-type="float" office:value="24.02521" calcext:value-type="float">
            <text:p>24.02521</text:p>
          </table:table-cell>
          <table:table-cell office:value-type="float" office:value="30.05707" calcext:value-type="float">
            <text:p>30.05707</text:p>
          </table:table-cell>
          <table:table-cell office:value-type="float" office:value="24.68564" calcext:value-type="float">
            <text:p>24.68564</text:p>
          </table:table-cell>
          <table:table-cell office:value-type="float" office:value="28.60968" calcext:value-type="float">
            <text:p>28.60968</text:p>
          </table:table-cell>
          <table:table-cell office:value-type="float" office:value="24.97394" calcext:value-type="float">
            <text:p>24.9739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1999" calcext:value-type="float">
            <text:p>5091999</text:p>
          </table:table-cell>
          <table:table-cell office:value-type="float" office:value="13.1243" calcext:value-type="float">
            <text:p>13.1243</text:p>
          </table:table-cell>
          <table:table-cell office:value-type="float" office:value="29.505" calcext:value-type="float">
            <text:p>29.505</text:p>
          </table:table-cell>
          <table:table-cell office:value-type="float" office:value="17.705" calcext:value-type="float">
            <text:p>17.705</text:p>
          </table:table-cell>
          <table:table-cell office:value-type="float" office:value="1.94084" calcext:value-type="float">
            <text:p>1.94084</text:p>
          </table:table-cell>
          <table:table-cell office:value-type="float" office:value="1.617371" calcext:value-type="float">
            <text:p>1.617371</text:p>
          </table:table-cell>
          <table:table-cell office:value-type="float" office:value="139.68" calcext:value-type="float">
            <text:p>139.68</text:p>
          </table:table-cell>
          <table:table-cell office:value-type="float" office:value="0" calcext:value-type="float">
            <text:p>0</text:p>
          </table:table-cell>
          <table:table-cell office:value-type="float" office:value="45.62411" calcext:value-type="float">
            <text:p>45.62411</text:p>
          </table:table-cell>
          <table:table-cell office:value-type="float" office:value="18.92398" calcext:value-type="float">
            <text:p>18.92398</text:p>
          </table:table-cell>
          <table:table-cell office:value-type="float" office:value="35.17865" calcext:value-type="float">
            <text:p>35.17865</text:p>
          </table:table-cell>
          <table:table-cell office:value-type="float" office:value="22.80307" calcext:value-type="float">
            <text:p>22.80307</text:p>
          </table:table-cell>
          <table:table-cell office:value-type="float" office:value="32.50903" calcext:value-type="float">
            <text:p>32.50903</text:p>
          </table:table-cell>
          <table:table-cell office:value-type="float" office:value="24.19974" calcext:value-type="float">
            <text:p>24.19974</text:p>
          </table:table-cell>
          <table:table-cell office:value-type="float" office:value="30.4975" calcext:value-type="float">
            <text:p>30.4975</text:p>
          </table:table-cell>
          <table:table-cell office:value-type="float" office:value="25.12991" calcext:value-type="float">
            <text:p>25.12991</text:p>
          </table:table-cell>
          <table:table-cell office:value-type="float" office:value="29.09589" calcext:value-type="float">
            <text:p>29.09589</text:p>
          </table:table-cell>
          <table:table-cell office:value-type="float" office:value="25.61151" calcext:value-type="float">
            <text:p>25.61151</text:p>
          </table:table-cell>
          <table:table-cell office:value-type="float" office:value="28.09677" calcext:value-type="float">
            <text:p>28.09677</text:p>
          </table:table-cell>
          <table:table-cell office:value-type="float" office:value="25.77374" calcext:value-type="float">
            <text:p>25.7737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1999" calcext:value-type="float">
            <text:p>6091999</text:p>
          </table:table-cell>
          <table:table-cell office:value-type="float" office:value="6.967606" calcext:value-type="float">
            <text:p>6.967606</text:p>
          </table:table-cell>
          <table:table-cell office:value-type="float" office:value="26.605" calcext:value-type="float">
            <text:p>26.605</text:p>
          </table:table-cell>
          <table:table-cell office:value-type="float" office:value="19.745" calcext:value-type="float">
            <text:p>19.745</text:p>
          </table:table-cell>
          <table:table-cell office:value-type="float" office:value="2.615608" calcext:value-type="float">
            <text:p>2.615608</text:p>
          </table:table-cell>
          <table:table-cell office:value-type="float" office:value="1.87208" calcext:value-type="float">
            <text:p>1.87208</text:p>
          </table:table-cell>
          <table:table-cell office:value-type="float" office:value="184.644" calcext:value-type="float">
            <text:p>184.644</text:p>
          </table:table-cell>
          <table:table-cell office:value-type="float" office:value="40.8" calcext:value-type="float">
            <text:p>40.8</text:p>
          </table:table-cell>
          <table:table-cell office:value-type="float" office:value="31.65436" calcext:value-type="float">
            <text:p>31.65436</text:p>
          </table:table-cell>
          <table:table-cell office:value-type="float" office:value="20.05579" calcext:value-type="float">
            <text:p>20.05579</text:p>
          </table:table-cell>
          <table:table-cell office:value-type="float" office:value="28.62616" calcext:value-type="float">
            <text:p>28.62616</text:p>
          </table:table-cell>
          <table:table-cell office:value-type="float" office:value="22.46674" calcext:value-type="float">
            <text:p>22.46674</text:p>
          </table:table-cell>
          <table:table-cell office:value-type="float" office:value="27.3808" calcext:value-type="float">
            <text:p>27.3808</text:p>
          </table:table-cell>
          <table:table-cell office:value-type="float" office:value="23.84494" calcext:value-type="float">
            <text:p>23.84494</text:p>
          </table:table-cell>
          <table:table-cell office:value-type="float" office:value="27.46442" calcext:value-type="float">
            <text:p>27.46442</text:p>
          </table:table-cell>
          <table:table-cell office:value-type="float" office:value="24.7818" calcext:value-type="float">
            <text:p>24.7818</text:p>
          </table:table-cell>
          <table:table-cell office:value-type="float" office:value="27.70279" calcext:value-type="float">
            <text:p>27.70279</text:p>
          </table:table-cell>
          <table:table-cell office:value-type="float" office:value="25.19751" calcext:value-type="float">
            <text:p>25.19751</text:p>
          </table:table-cell>
          <table:table-cell office:value-type="float" office:value="27.52475" calcext:value-type="float">
            <text:p>27.52475</text:p>
          </table:table-cell>
          <table:table-cell office:value-type="float" office:value="25.36163" calcext:value-type="float">
            <text:p>25.3616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1999" calcext:value-type="float">
            <text:p>7091999</text:p>
          </table:table-cell>
          <table:table-cell office:value-type="float" office:value="4.375908" calcext:value-type="float">
            <text:p>4.375908</text:p>
          </table:table-cell>
          <table:table-cell office:value-type="float" office:value="23.265" calcext:value-type="float">
            <text:p>23.265</text:p>
          </table:table-cell>
          <table:table-cell office:value-type="float" office:value="19.755" calcext:value-type="float">
            <text:p>19.755</text:p>
          </table:table-cell>
          <table:table-cell office:value-type="float" office:value="2.506029" calcext:value-type="float">
            <text:p>2.506029</text:p>
          </table:table-cell>
          <table:table-cell office:value-type="float" office:value="2.243271" calcext:value-type="float">
            <text:p>2.243271</text:p>
          </table:table-cell>
          <table:table-cell office:value-type="float" office:value="181.62" calcext:value-type="float">
            <text:p>181.62</text:p>
          </table:table-cell>
          <table:table-cell office:value-type="float" office:value="14.6" calcext:value-type="float">
            <text:p>14.6</text:p>
          </table:table-cell>
          <table:table-cell office:value-type="float" office:value="26.78024" calcext:value-type="float">
            <text:p>26.78024</text:p>
          </table:table-cell>
          <table:table-cell office:value-type="float" office:value="19.58142" calcext:value-type="float">
            <text:p>19.58142</text:p>
          </table:table-cell>
          <table:table-cell office:value-type="float" office:value="25.14716" calcext:value-type="float">
            <text:p>25.14716</text:p>
          </table:table-cell>
          <table:table-cell office:value-type="float" office:value="21.13104" calcext:value-type="float">
            <text:p>21.13104</text:p>
          </table:table-cell>
          <table:table-cell office:value-type="float" office:value="24.75107" calcext:value-type="float">
            <text:p>24.75107</text:p>
          </table:table-cell>
          <table:table-cell office:value-type="float" office:value="21.94214" calcext:value-type="float">
            <text:p>21.94214</text:p>
          </table:table-cell>
          <table:table-cell office:value-type="float" office:value="25.07584" calcext:value-type="float">
            <text:p>25.07584</text:p>
          </table:table-cell>
          <table:table-cell office:value-type="float" office:value="22.75641" calcext:value-type="float">
            <text:p>22.75641</text:p>
          </table:table-cell>
          <table:table-cell office:value-type="float" office:value="25.42877" calcext:value-type="float">
            <text:p>25.42877</text:p>
          </table:table-cell>
          <table:table-cell office:value-type="float" office:value="23.35376" calcext:value-type="float">
            <text:p>23.35376</text:p>
          </table:table-cell>
          <table:table-cell office:value-type="float" office:value="25.53619" calcext:value-type="float">
            <text:p>25.53619</text:p>
          </table:table-cell>
          <table:table-cell office:value-type="float" office:value="23.75369" calcext:value-type="float">
            <text:p>23.7536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1999" calcext:value-type="float">
            <text:p>8091999</text:p>
          </table:table-cell>
          <table:table-cell office:value-type="float" office:value="4.765554" calcext:value-type="float">
            <text:p>4.765554</text:p>
          </table:table-cell>
          <table:table-cell office:value-type="float" office:value="22.59" calcext:value-type="float">
            <text:p>22.59</text:p>
          </table:table-cell>
          <table:table-cell office:value-type="float" office:value="19.07" calcext:value-type="float">
            <text:p>19.07</text:p>
          </table:table-cell>
          <table:table-cell office:value-type="float" office:value="2.387164" calcext:value-type="float">
            <text:p>2.387164</text:p>
          </table:table-cell>
          <table:table-cell office:value-type="float" office:value="2.161274" calcext:value-type="float">
            <text:p>2.161274</text:p>
          </table:table-cell>
          <table:table-cell office:value-type="float" office:value="173.52" calcext:value-type="float">
            <text:p>173.52</text:p>
          </table:table-cell>
          <table:table-cell office:value-type="float" office:value="10.4" calcext:value-type="float">
            <text:p>10.4</text:p>
          </table:table-cell>
          <table:table-cell office:value-type="float" office:value="27.45975" calcext:value-type="float">
            <text:p>27.45975</text:p>
          </table:table-cell>
          <table:table-cell office:value-type="float" office:value="19.01843" calcext:value-type="float">
            <text:p>19.01843</text:p>
          </table:table-cell>
          <table:table-cell office:value-type="float" office:value="25.04877" calcext:value-type="float">
            <text:p>25.04877</text:p>
          </table:table-cell>
          <table:table-cell office:value-type="float" office:value="20.40567" calcext:value-type="float">
            <text:p>20.40567</text:p>
          </table:table-cell>
          <table:table-cell office:value-type="float" office:value="24.19653" calcext:value-type="float">
            <text:p>24.19653</text:p>
          </table:table-cell>
          <table:table-cell office:value-type="float" office:value="21.10251" calcext:value-type="float">
            <text:p>21.10251</text:p>
          </table:table-cell>
          <table:table-cell office:value-type="float" office:value="23.6095" calcext:value-type="float">
            <text:p>23.6095</text:p>
          </table:table-cell>
          <table:table-cell office:value-type="float" office:value="21.83789" calcext:value-type="float">
            <text:p>21.83789</text:p>
          </table:table-cell>
          <table:table-cell office:value-type="float" office:value="23.35034" calcext:value-type="float">
            <text:p>23.35034</text:p>
          </table:table-cell>
          <table:table-cell office:value-type="float" office:value="22.37527" calcext:value-type="float">
            <text:p>22.37527</text:p>
          </table:table-cell>
          <table:table-cell office:value-type="float" office:value="23.72223" calcext:value-type="float">
            <text:p>23.72223</text:p>
          </table:table-cell>
          <table:table-cell office:value-type="float" office:value="22.71417" calcext:value-type="float">
            <text:p>22.7141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1999" calcext:value-type="float">
            <text:p>9091999</text:p>
          </table:table-cell>
          <table:table-cell office:value-type="float" office:value="10.36066" calcext:value-type="float">
            <text:p>10.36066</text:p>
          </table:table-cell>
          <table:table-cell office:value-type="float" office:value="26.155" calcext:value-type="float">
            <text:p>26.155</text:p>
          </table:table-cell>
          <table:table-cell office:value-type="float" office:value="15.825" calcext:value-type="float">
            <text:p>15.825</text:p>
          </table:table-cell>
          <table:table-cell office:value-type="float" office:value="2.25241" calcext:value-type="float">
            <text:p>2.25241</text:p>
          </table:table-cell>
          <table:table-cell office:value-type="float" office:value="1.764196" calcext:value-type="float">
            <text:p>1.764196</text:p>
          </table:table-cell>
          <table:table-cell office:value-type="float" office:value="159.048" calcext:value-type="float">
            <text:p>159.048</text:p>
          </table:table-cell>
          <table:table-cell office:value-type="float" office:value="11.2" calcext:value-type="float">
            <text:p>11.2</text:p>
          </table:table-cell>
          <table:table-cell office:value-type="float" office:value="33.19571" calcext:value-type="float">
            <text:p>33.19571</text:p>
          </table:table-cell>
          <table:table-cell office:value-type="float" office:value="16.0452" calcext:value-type="float">
            <text:p>16.0452</text:p>
          </table:table-cell>
          <table:table-cell office:value-type="float" office:value="27.71103" calcext:value-type="float">
            <text:p>27.71103</text:p>
          </table:table-cell>
          <table:table-cell office:value-type="float" office:value="18.48199" calcext:value-type="float">
            <text:p>18.48199</text:p>
          </table:table-cell>
          <table:table-cell office:value-type="float" office:value="25.50452" calcext:value-type="float">
            <text:p>25.50452</text:p>
          </table:table-cell>
          <table:table-cell office:value-type="float" office:value="19.69934" calcext:value-type="float">
            <text:p>19.69934</text:p>
          </table:table-cell>
          <table:table-cell office:value-type="float" office:value="24.13834" calcext:value-type="float">
            <text:p>24.13834</text:p>
          </table:table-cell>
          <table:table-cell office:value-type="float" office:value="20.74179" calcext:value-type="float">
            <text:p>20.74179</text:p>
          </table:table-cell>
          <table:table-cell office:value-type="float" office:value="23.4577" calcext:value-type="float">
            <text:p>23.4577</text:p>
          </table:table-cell>
          <table:table-cell office:value-type="float" office:value="21.43054" calcext:value-type="float">
            <text:p>21.43054</text:p>
          </table:table-cell>
          <table:table-cell office:value-type="float" office:value="23.13507" calcext:value-type="float">
            <text:p>23.13507</text:p>
          </table:table-cell>
          <table:table-cell office:value-type="float" office:value="21.90991" calcext:value-type="float">
            <text:p>21.9099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1999" calcext:value-type="float">
            <text:p>10091999</text:p>
          </table:table-cell>
          <table:table-cell office:value-type="float" office:value="14.27571" calcext:value-type="float">
            <text:p>14.27571</text:p>
          </table:table-cell>
          <table:table-cell office:value-type="float" office:value="24.175" calcext:value-type="float">
            <text:p>24.175</text:p>
          </table:table-cell>
          <table:table-cell office:value-type="float" office:value="15.005" calcext:value-type="float">
            <text:p>15.005</text:p>
          </table:table-cell>
          <table:table-cell office:value-type="float" office:value="2.071029" calcext:value-type="float">
            <text:p>2.071029</text:p>
          </table:table-cell>
          <table:table-cell office:value-type="float" office:value="1.282652" calcext:value-type="float">
            <text:p>1.282652</text:p>
          </table:table-cell>
          <table:table-cell office:value-type="float" office:value="217.872" calcext:value-type="float">
            <text:p>217.872</text:p>
          </table:table-cell>
          <table:table-cell office:value-type="float" office:value="7.400001" calcext:value-type="float">
            <text:p>7.400001</text:p>
          </table:table-cell>
          <table:table-cell office:value-type="float" office:value="32.26508" calcext:value-type="float">
            <text:p>32.26508</text:p>
          </table:table-cell>
          <table:table-cell office:value-type="float" office:value="13.97745" calcext:value-type="float">
            <text:p>13.97745</text:p>
          </table:table-cell>
          <table:table-cell office:value-type="float" office:value="27.04105" calcext:value-type="float">
            <text:p>27.04105</text:p>
          </table:table-cell>
          <table:table-cell office:value-type="float" office:value="17.93222" calcext:value-type="float">
            <text:p>17.93222</text:p>
          </table:table-cell>
          <table:table-cell office:value-type="float" office:value="25.10992" calcext:value-type="float">
            <text:p>25.10992</text:p>
          </table:table-cell>
          <table:table-cell office:value-type="float" office:value="19.62256" calcext:value-type="float">
            <text:p>19.62256</text:p>
          </table:table-cell>
          <table:table-cell office:value-type="float" office:value="23.84799" calcext:value-type="float">
            <text:p>23.84799</text:p>
          </table:table-cell>
          <table:table-cell office:value-type="float" office:value="20.42209" calcext:value-type="float">
            <text:p>20.42209</text:p>
          </table:table-cell>
          <table:table-cell office:value-type="float" office:value="23.18872" calcext:value-type="float">
            <text:p>23.18872</text:p>
          </table:table-cell>
          <table:table-cell office:value-type="float" office:value="20.98761" calcext:value-type="float">
            <text:p>20.98761</text:p>
          </table:table-cell>
          <table:table-cell office:value-type="float" office:value="22.80908" calcext:value-type="float">
            <text:p>22.80908</text:p>
          </table:table-cell>
          <table:table-cell office:value-type="float" office:value="21.4021" calcext:value-type="float">
            <text:p>21.402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1999" calcext:value-type="float">
            <text:p>11091999</text:p>
          </table:table-cell>
          <table:table-cell office:value-type="float" office:value="14.90668" calcext:value-type="float">
            <text:p>14.90668</text:p>
          </table:table-cell>
          <table:table-cell office:value-type="float" office:value="21.955" calcext:value-type="float">
            <text:p>21.955</text:p>
          </table:table-cell>
          <table:table-cell office:value-type="float" office:value="11.47" calcext:value-type="float">
            <text:p>11.47</text:p>
          </table:table-cell>
          <table:table-cell office:value-type="float" office:value="1.299603" calcext:value-type="float">
            <text:p>1.299603</text:p>
          </table:table-cell>
          <table:table-cell office:value-type="float" office:value="1.054847" calcext:value-type="float">
            <text:p>1.054847</text:p>
          </table:table-cell>
          <table:table-cell office:value-type="float" office:value="271.008" calcext:value-type="float">
            <text:p>271.008</text:p>
          </table:table-cell>
          <table:table-cell office:value-type="float" office:value="0" calcext:value-type="float">
            <text:p>0</text:p>
          </table:table-cell>
          <table:table-cell office:value-type="float" office:value="36.51813" calcext:value-type="float">
            <text:p>36.51813</text:p>
          </table:table-cell>
          <table:table-cell office:value-type="float" office:value="11.3454" calcext:value-type="float">
            <text:p>11.3454</text:p>
          </table:table-cell>
          <table:table-cell office:value-type="float" office:value="27.47089" calcext:value-type="float">
            <text:p>27.47089</text:p>
          </table:table-cell>
          <table:table-cell office:value-type="float" office:value="15.34592" calcext:value-type="float">
            <text:p>15.34592</text:p>
          </table:table-cell>
          <table:table-cell office:value-type="float" office:value="25.31464" calcext:value-type="float">
            <text:p>25.31464</text:p>
          </table:table-cell>
          <table:table-cell office:value-type="float" office:value="17.02853" calcext:value-type="float">
            <text:p>17.02853</text:p>
          </table:table-cell>
          <table:table-cell office:value-type="float" office:value="23.81906" calcext:value-type="float">
            <text:p>23.81906</text:p>
          </table:table-cell>
          <table:table-cell office:value-type="float" office:value="18.5466" calcext:value-type="float">
            <text:p>18.5466</text:p>
          </table:table-cell>
          <table:table-cell office:value-type="float" office:value="22.92691" calcext:value-type="float">
            <text:p>22.92691</text:p>
          </table:table-cell>
          <table:table-cell office:value-type="float" office:value="19.62411" calcext:value-type="float">
            <text:p>19.62411</text:p>
          </table:table-cell>
          <table:table-cell office:value-type="float" office:value="22.42346" calcext:value-type="float">
            <text:p>22.42346</text:p>
          </table:table-cell>
          <table:table-cell office:value-type="float" office:value="20.37323" calcext:value-type="float">
            <text:p>20.3732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1999" calcext:value-type="float">
            <text:p>12091999</text:p>
          </table:table-cell>
          <table:table-cell office:value-type="float" office:value="21.06246" calcext:value-type="float">
            <text:p>21.06246</text:p>
          </table:table-cell>
          <table:table-cell office:value-type="float" office:value="23.42" calcext:value-type="float">
            <text:p>23.42</text:p>
          </table:table-cell>
          <table:table-cell office:value-type="float" office:value="9.22" calcext:value-type="float">
            <text:p>9.22</text:p>
          </table:table-cell>
          <table:table-cell office:value-type="float" office:value="1.411977" calcext:value-type="float">
            <text:p>1.411977</text:p>
          </table:table-cell>
          <table:table-cell office:value-type="float" office:value="1.091694" calcext:value-type="float">
            <text:p>1.091694</text:p>
          </table:table-cell>
          <table:table-cell office:value-type="float" office:value="175.968" calcext:value-type="float">
            <text:p>175.968</text:p>
          </table:table-cell>
          <table:table-cell office:value-type="float" office:value="0" calcext:value-type="float">
            <text:p>0</text:p>
          </table:table-cell>
          <table:table-cell office:value-type="float" office:value="42.60056" calcext:value-type="float">
            <text:p>42.60056</text:p>
          </table:table-cell>
          <table:table-cell office:value-type="float" office:value="10.62274" calcext:value-type="float">
            <text:p>10.62274</text:p>
          </table:table-cell>
          <table:table-cell office:value-type="float" office:value="31.66614" calcext:value-type="float">
            <text:p>31.66614</text:p>
          </table:table-cell>
          <table:table-cell office:value-type="float" office:value="15.43387" calcext:value-type="float">
            <text:p>15.43387</text:p>
          </table:table-cell>
          <table:table-cell office:value-type="float" office:value="28.63043" calcext:value-type="float">
            <text:p>28.63043</text:p>
          </table:table-cell>
          <table:table-cell office:value-type="float" office:value="17.15784" calcext:value-type="float">
            <text:p>17.15784</text:p>
          </table:table-cell>
          <table:table-cell office:value-type="float" office:value="26.21573" calcext:value-type="float">
            <text:p>26.21573</text:p>
          </table:table-cell>
          <table:table-cell office:value-type="float" office:value="18.60602" calcext:value-type="float">
            <text:p>18.60602</text:p>
          </table:table-cell>
          <table:table-cell office:value-type="float" office:value="24.67166" calcext:value-type="float">
            <text:p>24.67166</text:p>
          </table:table-cell>
          <table:table-cell office:value-type="float" office:value="19.60498" calcext:value-type="float">
            <text:p>19.60498</text:p>
          </table:table-cell>
          <table:table-cell office:value-type="float" office:value="23.68811" calcext:value-type="float">
            <text:p>23.68811</text:p>
          </table:table-cell>
          <table:table-cell office:value-type="float" office:value="20.27753" calcext:value-type="float">
            <text:p>20.277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1999" calcext:value-type="float">
            <text:p>13091999</text:p>
          </table:table-cell>
          <table:table-cell office:value-type="float" office:value="12.26785" calcext:value-type="float">
            <text:p>12.26785</text:p>
          </table:table-cell>
          <table:table-cell office:value-type="float" office:value="25.65" calcext:value-type="float">
            <text:p>25.65</text:p>
          </table:table-cell>
          <table:table-cell office:value-type="float" office:value="12.105" calcext:value-type="float">
            <text:p>12.105</text:p>
          </table:table-cell>
          <table:table-cell office:value-type="float" office:value="1.915515" calcext:value-type="float">
            <text:p>1.915515</text:p>
          </table:table-cell>
          <table:table-cell office:value-type="float" office:value="1.298276" calcext:value-type="float">
            <text:p>1.298276</text:p>
          </table:table-cell>
          <table:table-cell office:value-type="float" office:value="253.26" calcext:value-type="float">
            <text:p>253.26</text:p>
          </table:table-cell>
          <table:table-cell office:value-type="float" office:value="2.2" calcext:value-type="float">
            <text:p>2.2</text:p>
          </table:table-cell>
          <table:table-cell office:value-type="float" office:value="39.71637" calcext:value-type="float">
            <text:p>39.71637</text:p>
          </table:table-cell>
          <table:table-cell office:value-type="float" office:value="12.99512" calcext:value-type="float">
            <text:p>12.99512</text:p>
          </table:table-cell>
          <table:table-cell office:value-type="float" office:value="30.04929" calcext:value-type="float">
            <text:p>30.04929</text:p>
          </table:table-cell>
          <table:table-cell office:value-type="float" office:value="17.27039" calcext:value-type="float">
            <text:p>17.27039</text:p>
          </table:table-cell>
          <table:table-cell office:value-type="float" office:value="27.60608" calcext:value-type="float">
            <text:p>27.60608</text:p>
          </table:table-cell>
          <table:table-cell office:value-type="float" office:value="18.8046" calcext:value-type="float">
            <text:p>18.8046</text:p>
          </table:table-cell>
          <table:table-cell office:value-type="float" office:value="25.67447" calcext:value-type="float">
            <text:p>25.67447</text:p>
          </table:table-cell>
          <table:table-cell office:value-type="float" office:value="20.01935" calcext:value-type="float">
            <text:p>20.01935</text:p>
          </table:table-cell>
          <table:table-cell office:value-type="float" office:value="24.50714" calcext:value-type="float">
            <text:p>24.50714</text:p>
          </table:table-cell>
          <table:table-cell office:value-type="float" office:value="20.80133" calcext:value-type="float">
            <text:p>20.80133</text:p>
          </table:table-cell>
          <table:table-cell office:value-type="float" office:value="23.74475" calcext:value-type="float">
            <text:p>23.74475</text:p>
          </table:table-cell>
          <table:table-cell office:value-type="float" office:value="21.27231" calcext:value-type="float">
            <text:p>21.2723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1999" calcext:value-type="float">
            <text:p>14091999</text:p>
          </table:table-cell>
          <table:table-cell office:value-type="float" office:value="9.482635" calcext:value-type="float">
            <text:p>9.482635</text:p>
          </table:table-cell>
          <table:table-cell office:value-type="float" office:value="22.37" calcext:value-type="float">
            <text:p>22.37</text:p>
          </table:table-cell>
          <table:table-cell office:value-type="float" office:value="13.905" calcext:value-type="float">
            <text:p>13.905</text:p>
          </table:table-cell>
          <table:table-cell office:value-type="float" office:value="1.984501" calcext:value-type="float">
            <text:p>1.984501</text:p>
          </table:table-cell>
          <table:table-cell office:value-type="float" office:value="1.208" calcext:value-type="float">
            <text:p>1.208</text:p>
          </table:table-cell>
          <table:table-cell office:value-type="float" office:value="240.804" calcext:value-type="float">
            <text:p>240.804</text:p>
          </table:table-cell>
          <table:table-cell office:value-type="float" office:value="7.1" calcext:value-type="float">
            <text:p>7.1</text:p>
          </table:table-cell>
          <table:table-cell office:value-type="float" office:value="29.2056" calcext:value-type="float">
            <text:p>29.2056</text:p>
          </table:table-cell>
          <table:table-cell office:value-type="float" office:value="14.00656" calcext:value-type="float">
            <text:p>14.00656</text:p>
          </table:table-cell>
          <table:table-cell office:value-type="float" office:value="25.3602" calcext:value-type="float">
            <text:p>25.3602</text:p>
          </table:table-cell>
          <table:table-cell office:value-type="float" office:value="17.30008" calcext:value-type="float">
            <text:p>17.30008</text:p>
          </table:table-cell>
          <table:table-cell office:value-type="float" office:value="23.78329" calcext:value-type="float">
            <text:p>23.78329</text:p>
          </table:table-cell>
          <table:table-cell office:value-type="float" office:value="18.82022" calcext:value-type="float">
            <text:p>18.82022</text:p>
          </table:table-cell>
          <table:table-cell office:value-type="float" office:value="22.93436" calcext:value-type="float">
            <text:p>22.93436</text:p>
          </table:table-cell>
          <table:table-cell office:value-type="float" office:value="20.13339" calcext:value-type="float">
            <text:p>20.13339</text:p>
          </table:table-cell>
          <table:table-cell office:value-type="float" office:value="23.34338" calcext:value-type="float">
            <text:p>23.34338</text:p>
          </table:table-cell>
          <table:table-cell office:value-type="float" office:value="20.85849" calcext:value-type="float">
            <text:p>20.85849</text:p>
          </table:table-cell>
          <table:table-cell office:value-type="float" office:value="23.35074" calcext:value-type="float">
            <text:p>23.35074</text:p>
          </table:table-cell>
          <table:table-cell office:value-type="float" office:value="21.30237" calcext:value-type="float">
            <text:p>21.3023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1999" calcext:value-type="float">
            <text:p>15091999</text:p>
          </table:table-cell>
          <table:table-cell office:value-type="float" office:value="17.15433" calcext:value-type="float">
            <text:p>17.15433</text:p>
          </table:table-cell>
          <table:table-cell office:value-type="float" office:value="21.625" calcext:value-type="float">
            <text:p>21.625</text:p>
          </table:table-cell>
          <table:table-cell office:value-type="float" office:value="9.265" calcext:value-type="float">
            <text:p>9.265</text:p>
          </table:table-cell>
          <table:table-cell office:value-type="float" office:value="1.43305" calcext:value-type="float">
            <text:p>1.43305</text:p>
          </table:table-cell>
          <table:table-cell office:value-type="float" office:value="0.856106" calcext:value-type="float">
            <text:p>0.856106</text:p>
          </table:table-cell>
          <table:table-cell office:value-type="float" office:value="194.4" calcext:value-type="float">
            <text:p>194.4</text:p>
          </table:table-cell>
          <table:table-cell office:value-type="float" office:value="0" calcext:value-type="float">
            <text:p>0</text:p>
          </table:table-cell>
          <table:table-cell office:value-type="float" office:value="36.29346" calcext:value-type="float">
            <text:p>36.29346</text:p>
          </table:table-cell>
          <table:table-cell office:value-type="float" office:value="9.861237" calcext:value-type="float">
            <text:p>9.861237</text:p>
          </table:table-cell>
          <table:table-cell office:value-type="float" office:value="26.94788" calcext:value-type="float">
            <text:p>26.94788</text:p>
          </table:table-cell>
          <table:table-cell office:value-type="float" office:value="14.07553" calcext:value-type="float">
            <text:p>14.07553</text:p>
          </table:table-cell>
          <table:table-cell office:value-type="float" office:value="24.68683" calcext:value-type="float">
            <text:p>24.68683</text:p>
          </table:table-cell>
          <table:table-cell office:value-type="float" office:value="16.00974" calcext:value-type="float">
            <text:p>16.00974</text:p>
          </table:table-cell>
          <table:table-cell office:value-type="float" office:value="23.15234" calcext:value-type="float">
            <text:p>23.15234</text:p>
          </table:table-cell>
          <table:table-cell office:value-type="float" office:value="17.62112" calcext:value-type="float">
            <text:p>17.62112</text:p>
          </table:table-cell>
          <table:table-cell office:value-type="float" office:value="22.29684" calcext:value-type="float">
            <text:p>22.29684</text:p>
          </table:table-cell>
          <table:table-cell office:value-type="float" office:value="18.76788" calcext:value-type="float">
            <text:p>18.76788</text:p>
          </table:table-cell>
          <table:table-cell office:value-type="float" office:value="21.82803" calcext:value-type="float">
            <text:p>21.82803</text:p>
          </table:table-cell>
          <table:table-cell office:value-type="float" office:value="19.57855" calcext:value-type="float">
            <text:p>19.5785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1999" calcext:value-type="float">
            <text:p>16091999</text:p>
          </table:table-cell>
          <table:table-cell office:value-type="float" office:value="5.602621" calcext:value-type="float">
            <text:p>5.602621</text:p>
          </table:table-cell>
          <table:table-cell office:value-type="float" office:value="17.09" calcext:value-type="float">
            <text:p>17.09</text:p>
          </table:table-cell>
          <table:table-cell office:value-type="float" office:value="10.585" calcext:value-type="float">
            <text:p>10.585</text:p>
          </table:table-cell>
          <table:table-cell office:value-type="float" office:value="1.295344" calcext:value-type="float">
            <text:p>1.295344</text:p>
          </table:table-cell>
          <table:table-cell office:value-type="float" office:value="1.123355" calcext:value-type="float">
            <text:p>1.123355</text:p>
          </table:table-cell>
          <table:table-cell office:value-type="float" office:value="233.28" calcext:value-type="float">
            <text:p>233.28</text:p>
          </table:table-cell>
          <table:table-cell office:value-type="float" office:value="3" calcext:value-type="float">
            <text:p>3</text:p>
          </table:table-cell>
          <table:table-cell office:value-type="float" office:value="24.12186" calcext:value-type="float">
            <text:p>24.12186</text:p>
          </table:table-cell>
          <table:table-cell office:value-type="float" office:value="11.543" calcext:value-type="float">
            <text:p>11.543</text:p>
          </table:table-cell>
          <table:table-cell office:value-type="float" office:value="21.34143" calcext:value-type="float">
            <text:p>21.34143</text:p>
          </table:table-cell>
          <table:table-cell office:value-type="float" office:value="15.13284" calcext:value-type="float">
            <text:p>15.13284</text:p>
          </table:table-cell>
          <table:table-cell office:value-type="float" office:value="20.69028" calcext:value-type="float">
            <text:p>20.69028</text:p>
          </table:table-cell>
          <table:table-cell office:value-type="float" office:value="16.86581" calcext:value-type="float">
            <text:p>16.86581</text:p>
          </table:table-cell>
          <table:table-cell office:value-type="float" office:value="20.52228" calcext:value-type="float">
            <text:p>20.52228</text:p>
          </table:table-cell>
          <table:table-cell office:value-type="float" office:value="18.15155" calcext:value-type="float">
            <text:p>18.15155</text:p>
          </table:table-cell>
          <table:table-cell office:value-type="float" office:value="21.16351" calcext:value-type="float">
            <text:p>21.16351</text:p>
          </table:table-cell>
          <table:table-cell office:value-type="float" office:value="19.01862" calcext:value-type="float">
            <text:p>19.01862</text:p>
          </table:table-cell>
          <table:table-cell office:value-type="float" office:value="21.4267" calcext:value-type="float">
            <text:p>21.4267</text:p>
          </table:table-cell>
          <table:table-cell office:value-type="float" office:value="19.62167" calcext:value-type="float">
            <text:p>19.6216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1999" calcext:value-type="float">
            <text:p>17091999</text:p>
          </table:table-cell>
          <table:table-cell office:value-type="float" office:value="12.58585" calcext:value-type="float">
            <text:p>12.58585</text:p>
          </table:table-cell>
          <table:table-cell office:value-type="float" office:value="18.645" calcext:value-type="float">
            <text:p>18.645</text:p>
          </table:table-cell>
          <table:table-cell office:value-type="float" office:value="11.865" calcext:value-type="float">
            <text:p>11.865</text:p>
          </table:table-cell>
          <table:table-cell office:value-type="float" office:value="1.212884" calcext:value-type="float">
            <text:p>1.212884</text:p>
          </table:table-cell>
          <table:table-cell office:value-type="float" office:value="0.9262916" calcext:value-type="float">
            <text:p>0.9262916</text:p>
          </table:table-cell>
          <table:table-cell office:value-type="float" office:value="407.016" calcext:value-type="float">
            <text:p>407.016</text:p>
          </table:table-cell>
          <table:table-cell office:value-type="float" office:value="1" calcext:value-type="float">
            <text:p>1</text:p>
          </table:table-cell>
          <table:table-cell office:value-type="float" office:value="25.65112" calcext:value-type="float">
            <text:p>25.65112</text:p>
          </table:table-cell>
          <table:table-cell office:value-type="float" office:value="10.58795" calcext:value-type="float">
            <text:p>10.58795</text:p>
          </table:table-cell>
          <table:table-cell office:value-type="float" office:value="21.49881" calcext:value-type="float">
            <text:p>21.49881</text:p>
          </table:table-cell>
          <table:table-cell office:value-type="float" office:value="13.40527" calcext:value-type="float">
            <text:p>13.40527</text:p>
          </table:table-cell>
          <table:table-cell office:value-type="float" office:value="20.38281" calcext:value-type="float">
            <text:p>20.38281</text:p>
          </table:table-cell>
          <table:table-cell office:value-type="float" office:value="14.87146" calcext:value-type="float">
            <text:p>14.87146</text:p>
          </table:table-cell>
          <table:table-cell office:value-type="float" office:value="19.65002" calcext:value-type="float">
            <text:p>19.65002</text:p>
          </table:table-cell>
          <table:table-cell office:value-type="float" office:value="16.21658" calcext:value-type="float">
            <text:p>16.21658</text:p>
          </table:table-cell>
          <table:table-cell office:value-type="float" office:value="19.36862" calcext:value-type="float">
            <text:p>19.36862</text:p>
          </table:table-cell>
          <table:table-cell office:value-type="float" office:value="17.24796" calcext:value-type="float">
            <text:p>17.24796</text:p>
          </table:table-cell>
          <table:table-cell office:value-type="float" office:value="19.77704" calcext:value-type="float">
            <text:p>19.77704</text:p>
          </table:table-cell>
          <table:table-cell office:value-type="float" office:value="18.04938" calcext:value-type="float">
            <text:p>18.0493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1999" calcext:value-type="float">
            <text:p>18091999</text:p>
          </table:table-cell>
          <table:table-cell office:value-type="float" office:value="19.62684" calcext:value-type="float">
            <text:p>19.62684</text:p>
          </table:table-cell>
          <table:table-cell office:value-type="float" office:value="21.165" calcext:value-type="float">
            <text:p>21.165</text:p>
          </table:table-cell>
          <table:table-cell office:value-type="float" office:value="7.025" calcext:value-type="float">
            <text:p>7.025</text:p>
          </table:table-cell>
          <table:table-cell office:value-type="float" office:value="1.363195" calcext:value-type="float">
            <text:p>1.363195</text:p>
          </table:table-cell>
          <table:table-cell office:value-type="float" office:value="0.9673324" calcext:value-type="float">
            <text:p>0.9673324</text:p>
          </table:table-cell>
          <table:table-cell office:value-type="float" office:value="196.74" calcext:value-type="float">
            <text:p>196.74</text:p>
          </table:table-cell>
          <table:table-cell office:value-type="float" office:value="0" calcext:value-type="float">
            <text:p>0</text:p>
          </table:table-cell>
          <table:table-cell office:value-type="float" office:value="40.86929" calcext:value-type="float">
            <text:p>40.86929</text:p>
          </table:table-cell>
          <table:table-cell office:value-type="float" office:value="7.427063" calcext:value-type="float">
            <text:p>7.427063</text:p>
          </table:table-cell>
          <table:table-cell office:value-type="float" office:value="28.91449" calcext:value-type="float">
            <text:p>28.91449</text:p>
          </table:table-cell>
          <table:table-cell office:value-type="float" office:value="12.02368" calcext:value-type="float">
            <text:p>12.02368</text:p>
          </table:table-cell>
          <table:table-cell office:value-type="float" office:value="25.30035" calcext:value-type="float">
            <text:p>25.30035</text:p>
          </table:table-cell>
          <table:table-cell office:value-type="float" office:value="13.77203" calcext:value-type="float">
            <text:p>13.77203</text:p>
          </table:table-cell>
          <table:table-cell office:value-type="float" office:value="23.07751" calcext:value-type="float">
            <text:p>23.07751</text:p>
          </table:table-cell>
          <table:table-cell office:value-type="float" office:value="15.26324" calcext:value-type="float">
            <text:p>15.26324</text:p>
          </table:table-cell>
          <table:table-cell office:value-type="float" office:value="21.73026" calcext:value-type="float">
            <text:p>21.73026</text:p>
          </table:table-cell>
          <table:table-cell office:value-type="float" office:value="16.38983" calcext:value-type="float">
            <text:p>16.38983</text:p>
          </table:table-cell>
          <table:table-cell office:value-type="float" office:value="20.91565" calcext:value-type="float">
            <text:p>20.91565</text:p>
          </table:table-cell>
          <table:table-cell office:value-type="float" office:value="17.25156" calcext:value-type="float">
            <text:p>17.2515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1999" calcext:value-type="float">
            <text:p>19091999</text:p>
          </table:table-cell>
          <table:table-cell office:value-type="float" office:value="19.07226" calcext:value-type="float">
            <text:p>19.07226</text:p>
          </table:table-cell>
          <table:table-cell office:value-type="float" office:value="23.52" calcext:value-type="float">
            <text:p>23.52</text:p>
          </table:table-cell>
          <table:table-cell office:value-type="float" office:value="8.72" calcext:value-type="float">
            <text:p>8.72</text:p>
          </table:table-cell>
          <table:table-cell office:value-type="float" office:value="1.318722" calcext:value-type="float">
            <text:p>1.318722</text:p>
          </table:table-cell>
          <table:table-cell office:value-type="float" office:value="1.066905" calcext:value-type="float">
            <text:p>1.066905</text:p>
          </table:table-cell>
          <table:table-cell office:value-type="float" office:value="218.124" calcext:value-type="float">
            <text:p>218.124</text:p>
          </table:table-cell>
          <table:table-cell office:value-type="float" office:value="0" calcext:value-type="float">
            <text:p>0</text:p>
          </table:table-cell>
          <table:table-cell office:value-type="float" office:value="43.29907" calcext:value-type="float">
            <text:p>43.29907</text:p>
          </table:table-cell>
          <table:table-cell office:value-type="float" office:value="9.719238" calcext:value-type="float">
            <text:p>9.719238</text:p>
          </table:table-cell>
          <table:table-cell office:value-type="float" office:value="30.76263" calcext:value-type="float">
            <text:p>30.76263</text:p>
          </table:table-cell>
          <table:table-cell office:value-type="float" office:value="14.2887" calcext:value-type="float">
            <text:p>14.2887</text:p>
          </table:table-cell>
          <table:table-cell office:value-type="float" office:value="27.34583" calcext:value-type="float">
            <text:p>27.34583</text:p>
          </table:table-cell>
          <table:table-cell office:value-type="float" office:value="15.95172" calcext:value-type="float">
            <text:p>15.95172</text:p>
          </table:table-cell>
          <table:table-cell office:value-type="float" office:value="24.92398" calcext:value-type="float">
            <text:p>24.92398</text:p>
          </table:table-cell>
          <table:table-cell office:value-type="float" office:value="17.21451" calcext:value-type="float">
            <text:p>17.21451</text:p>
          </table:table-cell>
          <table:table-cell office:value-type="float" office:value="23.30548" calcext:value-type="float">
            <text:p>23.30548</text:p>
          </table:table-cell>
          <table:table-cell office:value-type="float" office:value="18.08496" calcext:value-type="float">
            <text:p>18.08496</text:p>
          </table:table-cell>
          <table:table-cell office:value-type="float" office:value="22.24393" calcext:value-type="float">
            <text:p>22.24393</text:p>
          </table:table-cell>
          <table:table-cell office:value-type="float" office:value="18.66278" calcext:value-type="float">
            <text:p>18.6627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1999" calcext:value-type="float">
            <text:p>20091999</text:p>
          </table:table-cell>
          <table:table-cell office:value-type="float" office:value="10.06632" calcext:value-type="float">
            <text:p>10.06632</text:p>
          </table:table-cell>
          <table:table-cell office:value-type="float" office:value="22.7" calcext:value-type="float">
            <text:p>22.7</text:p>
          </table:table-cell>
          <table:table-cell office:value-type="float" office:value="8.6" calcext:value-type="float">
            <text:p>8.6</text:p>
          </table:table-cell>
          <table:table-cell office:value-type="float" office:value="1.679741" calcext:value-type="float">
            <text:p>1.679741</text:p>
          </table:table-cell>
          <table:table-cell office:value-type="float" office:value="0.8831443" calcext:value-type="float">
            <text:p>0.8831443</text:p>
          </table:table-cell>
          <table:table-cell office:value-type="float" office:value="442.188" calcext:value-type="float">
            <text:p>442.188</text:p>
          </table:table-cell>
          <table:table-cell office:value-type="float" office:value="28.9" calcext:value-type="float">
            <text:p>28.9</text:p>
          </table:table-cell>
          <table:table-cell office:value-type="float" office:value="41.01486" calcext:value-type="float">
            <text:p>41.01486</text:p>
          </table:table-cell>
          <table:table-cell office:value-type="float" office:value="8.938354" calcext:value-type="float">
            <text:p>8.938354</text:p>
          </table:table-cell>
          <table:table-cell office:value-type="float" office:value="28.8764" calcext:value-type="float">
            <text:p>28.8764</text:p>
          </table:table-cell>
          <table:table-cell office:value-type="float" office:value="13.38229" calcext:value-type="float">
            <text:p>13.38229</text:p>
          </table:table-cell>
          <table:table-cell office:value-type="float" office:value="25.39139" calcext:value-type="float">
            <text:p>25.39139</text:p>
          </table:table-cell>
          <table:table-cell office:value-type="float" office:value="15.6781" calcext:value-type="float">
            <text:p>15.6781</text:p>
          </table:table-cell>
          <table:table-cell office:value-type="float" office:value="23.60297" calcext:value-type="float">
            <text:p>23.60297</text:p>
          </table:table-cell>
          <table:table-cell office:value-type="float" office:value="17.76874" calcext:value-type="float">
            <text:p>17.76874</text:p>
          </table:table-cell>
          <table:table-cell office:value-type="float" office:value="22.4689" calcext:value-type="float">
            <text:p>22.4689</text:p>
          </table:table-cell>
          <table:table-cell office:value-type="float" office:value="19.23798" calcext:value-type="float">
            <text:p>19.23798</text:p>
          </table:table-cell>
          <table:table-cell office:value-type="float" office:value="21.74194" calcext:value-type="float">
            <text:p>21.74194</text:p>
          </table:table-cell>
          <table:table-cell office:value-type="float" office:value="19.93167" calcext:value-type="float">
            <text:p>19.9316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1999" calcext:value-type="float">
            <text:p>21091999</text:p>
          </table:table-cell>
          <table:table-cell office:value-type="float" office:value="16.8912" calcext:value-type="float">
            <text:p>16.8912</text:p>
          </table:table-cell>
          <table:table-cell office:value-type="float" office:value="12.9" calcext:value-type="float">
            <text:p>12.9</text:p>
          </table:table-cell>
          <table:table-cell office:value-type="float" office:value="6.1" calcext:value-type="float">
            <text:p>6.1</text:p>
          </table:table-cell>
          <table:table-cell office:value-type="float" office:value="0.9311566" calcext:value-type="float">
            <text:p>0.9311566</text:p>
          </table:table-cell>
          <table:table-cell office:value-type="float" office:value="0.7110422" calcext:value-type="float">
            <text:p>0.7110422</text:p>
          </table:table-cell>
          <table:table-cell office:value-type="float" office:value="426.06" calcext:value-type="float">
            <text:p>426.06</text:p>
          </table:table-cell>
          <table:table-cell office:value-type="float" office:value="0" calcext:value-type="float">
            <text:p>0</text:p>
          </table:table-cell>
          <table:table-cell office:value-type="float" office:value="26.25082" calcext:value-type="float">
            <text:p>26.25082</text:p>
          </table:table-cell>
          <table:table-cell office:value-type="float" office:value="6.411072" calcext:value-type="float">
            <text:p>6.411072</text:p>
          </table:table-cell>
          <table:table-cell office:value-type="float" office:value="21.1218" calcext:value-type="float">
            <text:p>21.1218</text:p>
          </table:table-cell>
          <table:table-cell office:value-type="float" office:value="10.69244" calcext:value-type="float">
            <text:p>10.69244</text:p>
          </table:table-cell>
          <table:table-cell office:value-type="float" office:value="19.47186" calcext:value-type="float">
            <text:p>19.47186</text:p>
          </table:table-cell>
          <table:table-cell office:value-type="float" office:value="12.82126" calcext:value-type="float">
            <text:p>12.82126</text:p>
          </table:table-cell>
          <table:table-cell office:value-type="float" office:value="18.63626" calcext:value-type="float">
            <text:p>18.63626</text:p>
          </table:table-cell>
          <table:table-cell office:value-type="float" office:value="14.73477" calcext:value-type="float">
            <text:p>14.73477</text:p>
          </table:table-cell>
          <table:table-cell office:value-type="float" office:value="19.11844" calcext:value-type="float">
            <text:p>19.11844</text:p>
          </table:table-cell>
          <table:table-cell office:value-type="float" office:value="16.15521" calcext:value-type="float">
            <text:p>16.15521</text:p>
          </table:table-cell>
          <table:table-cell office:value-type="float" office:value="20.0513" calcext:value-type="float">
            <text:p>20.0513</text:p>
          </table:table-cell>
          <table:table-cell office:value-type="float" office:value="17.22116" calcext:value-type="float">
            <text:p>17.221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1999" calcext:value-type="float">
            <text:p>22091999</text:p>
          </table:table-cell>
          <table:table-cell office:value-type="float" office:value="4.89132" calcext:value-type="float">
            <text:p>4.89132</text:p>
          </table:table-cell>
          <table:table-cell office:value-type="float" office:value="10.8" calcext:value-type="float">
            <text:p>10.8</text:p>
          </table:table-cell>
          <table:table-cell office:value-type="float" office:value="6.3" calcext:value-type="float">
            <text:p>6.3</text:p>
          </table:table-cell>
          <table:table-cell office:value-type="float" office:value="0.837832" calcext:value-type="float">
            <text:p>0.837832</text:p>
          </table:table-cell>
          <table:table-cell office:value-type="float" office:value="0.7030998" calcext:value-type="float">
            <text:p>0.7030998</text:p>
          </table:table-cell>
          <table:table-cell office:value-type="float" office:value="312.948" calcext:value-type="float">
            <text:p>312.948</text:p>
          </table:table-cell>
          <table:table-cell office:value-type="float" office:value="0" calcext:value-type="float">
            <text:p>0</text:p>
          </table:table-cell>
          <table:table-cell office:value-type="float" office:value="15.6116" calcext:value-type="float">
            <text:p>15.6116</text:p>
          </table:table-cell>
          <table:table-cell office:value-type="float" office:value="5.334717" calcext:value-type="float">
            <text:p>5.334717</text:p>
          </table:table-cell>
          <table:table-cell office:value-type="float" office:value="14.53506" calcext:value-type="float">
            <text:p>14.53506</text:p>
          </table:table-cell>
          <table:table-cell office:value-type="float" office:value="9.723969" calcext:value-type="float">
            <text:p>9.723969</text:p>
          </table:table-cell>
          <table:table-cell office:value-type="float" office:value="14.41623" calcext:value-type="float">
            <text:p>14.41623</text:p>
          </table:table-cell>
          <table:table-cell office:value-type="float" office:value="11.46548" calcext:value-type="float">
            <text:p>11.46548</text:p>
          </table:table-cell>
          <table:table-cell office:value-type="float" office:value="15.06534" calcext:value-type="float">
            <text:p>15.06534</text:p>
          </table:table-cell>
          <table:table-cell office:value-type="float" office:value="13.07532" calcext:value-type="float">
            <text:p>13.07532</text:p>
          </table:table-cell>
          <table:table-cell office:value-type="float" office:value="16.46887" calcext:value-type="float">
            <text:p>16.46887</text:p>
          </table:table-cell>
          <table:table-cell office:value-type="float" office:value="14.34003" calcext:value-type="float">
            <text:p>14.34003</text:p>
          </table:table-cell>
          <table:table-cell office:value-type="float" office:value="17.45819" calcext:value-type="float">
            <text:p>17.45819</text:p>
          </table:table-cell>
          <table:table-cell office:value-type="float" office:value="15.30579" calcext:value-type="float">
            <text:p>15.3057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1999" calcext:value-type="float">
            <text:p>23091999</text:p>
          </table:table-cell>
          <table:table-cell office:value-type="float" office:value="11.67084" calcext:value-type="float">
            <text:p>11.67084</text:p>
          </table:table-cell>
          <table:table-cell office:value-type="float" office:value="20.8" calcext:value-type="float">
            <text:p>20.8</text:p>
          </table:table-cell>
          <table:table-cell office:value-type="float" office:value="5.4" calcext:value-type="float">
            <text:p>5.4</text:p>
          </table:table-cell>
          <table:table-cell office:value-type="float" office:value="1.647576" calcext:value-type="float">
            <text:p>1.647576</text:p>
          </table:table-cell>
          <table:table-cell office:value-type="float" office:value="0.7962285" calcext:value-type="float">
            <text:p>0.7962285</text:p>
          </table:table-cell>
          <table:table-cell office:value-type="float" office:value="277.74" calcext:value-type="float">
            <text:p>277.74</text:p>
          </table:table-cell>
          <table:table-cell office:value-type="float" office:value="0.2" calcext:value-type="float">
            <text:p>0.2</text:p>
          </table:table-cell>
          <table:table-cell office:value-type="float" office:value="35.18384" calcext:value-type="float">
            <text:p>35.18384</text:p>
          </table:table-cell>
          <table:table-cell office:value-type="float" office:value="5.004883" calcext:value-type="float">
            <text:p>5.004883</text:p>
          </table:table-cell>
          <table:table-cell office:value-type="float" office:value="23.37579" calcext:value-type="float">
            <text:p>23.37579</text:p>
          </table:table-cell>
          <table:table-cell office:value-type="float" office:value="8.897705" calcext:value-type="float">
            <text:p>8.897705</text:p>
          </table:table-cell>
          <table:table-cell office:value-type="float" office:value="20.33591" calcext:value-type="float">
            <text:p>20.33591</text:p>
          </table:table-cell>
          <table:table-cell office:value-type="float" office:value="10.38577" calcext:value-type="float">
            <text:p>10.38577</text:p>
          </table:table-cell>
          <table:table-cell office:value-type="float" office:value="18.79184" calcext:value-type="float">
            <text:p>18.79184</text:p>
          </table:table-cell>
          <table:table-cell office:value-type="float" office:value="11.88565" calcext:value-type="float">
            <text:p>11.88565</text:p>
          </table:table-cell>
          <table:table-cell office:value-type="float" office:value="17.91901" calcext:value-type="float">
            <text:p>17.91901</text:p>
          </table:table-cell>
          <table:table-cell office:value-type="float" office:value="13.11917" calcext:value-type="float">
            <text:p>13.11917</text:p>
          </table:table-cell>
          <table:table-cell office:value-type="float" office:value="17.51514" calcext:value-type="float">
            <text:p>17.51514</text:p>
          </table:table-cell>
          <table:table-cell office:value-type="float" office:value="14.15472" calcext:value-type="float">
            <text:p>14.1547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1999" calcext:value-type="float">
            <text:p>24091999</text:p>
          </table:table-cell>
          <table:table-cell office:value-type="float" office:value="3.204" calcext:value-type="float">
            <text:p>3.204</text:p>
          </table:table-cell>
          <table:table-cell office:value-type="float" office:value="14.6" calcext:value-type="float">
            <text:p>14.6</text:p>
          </table:table-cell>
          <table:table-cell office:value-type="float" office:value="8.6" calcext:value-type="float">
            <text:p>8.6</text:p>
          </table:table-cell>
          <table:table-cell office:value-type="float" office:value="1.380231" calcext:value-type="float">
            <text:p>1.380231</text:p>
          </table:table-cell>
          <table:table-cell office:value-type="float" office:value="1.032657" calcext:value-type="float">
            <text:p>1.032657</text:p>
          </table:table-cell>
          <table:table-cell office:value-type="float" office:value="270.072" calcext:value-type="float">
            <text:p>270.072</text:p>
          </table:table-cell>
          <table:table-cell office:value-type="float" office:value="1.9" calcext:value-type="float">
            <text:p>1.9</text:p>
          </table:table-cell>
          <table:table-cell office:value-type="float" office:value="18.08823" calcext:value-type="float">
            <text:p>18.08823</text:p>
          </table:table-cell>
          <table:table-cell office:value-type="float" office:value="7.908264" calcext:value-type="float">
            <text:p>7.908264</text:p>
          </table:table-cell>
          <table:table-cell office:value-type="float" office:value="16.6665" calcext:value-type="float">
            <text:p>16.6665</text:p>
          </table:table-cell>
          <table:table-cell office:value-type="float" office:value="10.93375" calcext:value-type="float">
            <text:p>10.93375</text:p>
          </table:table-cell>
          <table:table-cell office:value-type="float" office:value="16.59509" calcext:value-type="float">
            <text:p>16.59509</text:p>
          </table:table-cell>
          <table:table-cell office:value-type="float" office:value="12.42615" calcext:value-type="float">
            <text:p>12.42615</text:p>
          </table:table-cell>
          <table:table-cell office:value-type="float" office:value="17.09534" calcext:value-type="float">
            <text:p>17.09534</text:p>
          </table:table-cell>
          <table:table-cell office:value-type="float" office:value="13.79599" calcext:value-type="float">
            <text:p>13.79599</text:p>
          </table:table-cell>
          <table:table-cell office:value-type="float" office:value="17.33331" calcext:value-type="float">
            <text:p>17.33331</text:p>
          </table:table-cell>
          <table:table-cell office:value-type="float" office:value="14.85767" calcext:value-type="float">
            <text:p>14.85767</text:p>
          </table:table-cell>
          <table:table-cell office:value-type="float" office:value="17.40021" calcext:value-type="float">
            <text:p>17.40021</text:p>
          </table:table-cell>
          <table:table-cell office:value-type="float" office:value="15.66504" calcext:value-type="float">
            <text:p>15.6650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1999" calcext:value-type="float">
            <text:p>25091999</text:p>
          </table:table-cell>
          <table:table-cell office:value-type="float" office:value="14.18688" calcext:value-type="float">
            <text:p>14.18688</text:p>
          </table:table-cell>
          <table:table-cell office:value-type="float" office:value="14.1" calcext:value-type="float">
            <text:p>14.1</text:p>
          </table:table-cell>
          <table:table-cell office:value-type="float" office:value="7.6" calcext:value-type="float">
            <text:p>7.6</text:p>
          </table:table-cell>
          <table:table-cell office:value-type="float" office:value="1.057941" calcext:value-type="float">
            <text:p>1.057941</text:p>
          </table:table-cell>
          <table:table-cell office:value-type="float" office:value="0.8209784" calcext:value-type="float">
            <text:p>0.8209784</text:p>
          </table:table-cell>
          <table:table-cell office:value-type="float" office:value="274.32" calcext:value-type="float">
            <text:p>274.32</text:p>
          </table:table-cell>
          <table:table-cell office:value-type="float" office:value="0" calcext:value-type="float">
            <text:p>0</text:p>
          </table:table-cell>
          <table:table-cell office:value-type="float" office:value="25.76599" calcext:value-type="float">
            <text:p>25.76599</text:p>
          </table:table-cell>
          <table:table-cell office:value-type="float" office:value="6.81781" calcext:value-type="float">
            <text:p>6.81781</text:p>
          </table:table-cell>
          <table:table-cell office:value-type="float" office:value="19.95621" calcext:value-type="float">
            <text:p>19.95621</text:p>
          </table:table-cell>
          <table:table-cell office:value-type="float" office:value="9.579468" calcext:value-type="float">
            <text:p>9.579468</text:p>
          </table:table-cell>
          <table:table-cell office:value-type="float" office:value="17.97214" calcext:value-type="float">
            <text:p>17.97214</text:p>
          </table:table-cell>
          <table:table-cell office:value-type="float" office:value="10.9881" calcext:value-type="float">
            <text:p>10.9881</text:p>
          </table:table-cell>
          <table:table-cell office:value-type="float" office:value="16.79584" calcext:value-type="float">
            <text:p>16.79584</text:p>
          </table:table-cell>
          <table:table-cell office:value-type="float" office:value="12.33997" calcext:value-type="float">
            <text:p>12.33997</text:p>
          </table:table-cell>
          <table:table-cell office:value-type="float" office:value="16.29712" calcext:value-type="float">
            <text:p>16.29712</text:p>
          </table:table-cell>
          <table:table-cell office:value-type="float" office:value="13.42477" calcext:value-type="float">
            <text:p>13.42477</text:p>
          </table:table-cell>
          <table:table-cell office:value-type="float" office:value="16.18851" calcext:value-type="float">
            <text:p>16.18851</text:p>
          </table:table-cell>
          <table:table-cell office:value-type="float" office:value="14.32199" calcext:value-type="float">
            <text:p>14.3219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1999" calcext:value-type="float">
            <text:p>26091999</text:p>
          </table:table-cell>
          <table:table-cell office:value-type="float" office:value="18.531" calcext:value-type="float">
            <text:p>18.531</text:p>
          </table:table-cell>
          <table:table-cell office:value-type="float" office:value="18.9" calcext:value-type="float">
            <text:p>18.9</text:p>
          </table:table-cell>
          <table:table-cell office:value-type="float" office:value="4" calcext:value-type="float">
            <text:p>4</text:p>
          </table:table-cell>
          <table:table-cell office:value-type="float" office:value="1.075102" calcext:value-type="float">
            <text:p>1.075102</text:p>
          </table:table-cell>
          <table:table-cell office:value-type="float" office:value="0.7773479" calcext:value-type="float">
            <text:p>0.7773479</text:p>
          </table:table-cell>
          <table:table-cell office:value-type="float" office:value="212.616" calcext:value-type="float">
            <text:p>212.616</text:p>
          </table:table-cell>
          <table:table-cell office:value-type="float" office:value="0.1" calcext:value-type="float">
            <text:p>0.1</text:p>
          </table:table-cell>
          <table:table-cell office:value-type="float" office:value="37.61813" calcext:value-type="float">
            <text:p>37.61813</text:p>
          </table:table-cell>
          <table:table-cell office:value-type="float" office:value="4.198395" calcext:value-type="float">
            <text:p>4.198395</text:p>
          </table:table-cell>
          <table:table-cell office:value-type="float" office:value="25.07092" calcext:value-type="float">
            <text:p>25.07092</text:p>
          </table:table-cell>
          <table:table-cell office:value-type="float" office:value="8.816895" calcext:value-type="float">
            <text:p>8.816895</text:p>
          </table:table-cell>
          <table:table-cell office:value-type="float" office:value="22.03989" calcext:value-type="float">
            <text:p>22.03989</text:p>
          </table:table-cell>
          <table:table-cell office:value-type="float" office:value="10.53781" calcext:value-type="float">
            <text:p>10.53781</text:p>
          </table:table-cell>
          <table:table-cell office:value-type="float" office:value="19.84091" calcext:value-type="float">
            <text:p>19.84091</text:p>
          </table:table-cell>
          <table:table-cell office:value-type="float" office:value="12.01984" calcext:value-type="float">
            <text:p>12.01984</text:p>
          </table:table-cell>
          <table:table-cell office:value-type="float" office:value="18.51196" calcext:value-type="float">
            <text:p>18.51196</text:p>
          </table:table-cell>
          <table:table-cell office:value-type="float" office:value="13.17355" calcext:value-type="float">
            <text:p>13.17355</text:p>
          </table:table-cell>
          <table:table-cell office:value-type="float" office:value="17.76199" calcext:value-type="float">
            <text:p>17.76199</text:p>
          </table:table-cell>
          <table:table-cell office:value-type="float" office:value="14.07394" calcext:value-type="float">
            <text:p>14.0739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1999" calcext:value-type="float">
            <text:p>27091999</text:p>
          </table:table-cell>
          <table:table-cell office:value-type="float" office:value="12.45708" calcext:value-type="float">
            <text:p>12.45708</text:p>
          </table:table-cell>
          <table:table-cell office:value-type="float" office:value="22.8" calcext:value-type="float">
            <text:p>22.8</text:p>
          </table:table-cell>
          <table:table-cell office:value-type="float" office:value="8.1" calcext:value-type="float">
            <text:p>8.1</text:p>
          </table:table-cell>
          <table:table-cell office:value-type="float" office:value="1.936379" calcext:value-type="float">
            <text:p>1.936379</text:p>
          </table:table-cell>
          <table:table-cell office:value-type="float" office:value="0.9942941" calcext:value-type="float">
            <text:p>0.9942941</text:p>
          </table:table-cell>
          <table:table-cell office:value-type="float" office:value="220.104" calcext:value-type="float">
            <text:p>220.104</text:p>
          </table:table-cell>
          <table:table-cell office:value-type="float" office:value="0" calcext:value-type="float">
            <text:p>0</text:p>
          </table:table-cell>
          <table:table-cell office:value-type="float" office:value="33.77676" calcext:value-type="float">
            <text:p>33.77676</text:p>
          </table:table-cell>
          <table:table-cell office:value-type="float" office:value="8.025726" calcext:value-type="float">
            <text:p>8.025726</text:p>
          </table:table-cell>
          <table:table-cell office:value-type="float" office:value="25.67383" calcext:value-type="float">
            <text:p>25.67383</text:p>
          </table:table-cell>
          <table:table-cell office:value-type="float" office:value="11.85327" calcext:value-type="float">
            <text:p>11.85327</text:p>
          </table:table-cell>
          <table:table-cell office:value-type="float" office:value="22.93396" calcext:value-type="float">
            <text:p>22.93396</text:p>
          </table:table-cell>
          <table:table-cell office:value-type="float" office:value="13.27213" calcext:value-type="float">
            <text:p>13.27213</text:p>
          </table:table-cell>
          <table:table-cell office:value-type="float" office:value="21.06427" calcext:value-type="float">
            <text:p>21.06427</text:p>
          </table:table-cell>
          <table:table-cell office:value-type="float" office:value="14.41931" calcext:value-type="float">
            <text:p>14.41931</text:p>
          </table:table-cell>
          <table:table-cell office:value-type="float" office:value="19.80981" calcext:value-type="float">
            <text:p>19.80981</text:p>
          </table:table-cell>
          <table:table-cell office:value-type="float" office:value="15.24356" calcext:value-type="float">
            <text:p>15.24356</text:p>
          </table:table-cell>
          <table:table-cell office:value-type="float" office:value="19.01126" calcext:value-type="float">
            <text:p>19.01126</text:p>
          </table:table-cell>
          <table:table-cell office:value-type="float" office:value="15.80273" calcext:value-type="float">
            <text:p>15.8027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1999" calcext:value-type="float">
            <text:p>28091999</text:p>
          </table:table-cell>
          <table:table-cell office:value-type="float" office:value="12.88908" calcext:value-type="float">
            <text:p>12.88908</text:p>
          </table:table-cell>
          <table:table-cell office:value-type="float" office:value="26.4" calcext:value-type="float">
            <text:p>26.4</text:p>
          </table:table-cell>
          <table:table-cell office:value-type="float" office:value="14.2" calcext:value-type="float">
            <text:p>14.2</text:p>
          </table:table-cell>
          <table:table-cell office:value-type="float" office:value="2.160435" calcext:value-type="float">
            <text:p>2.160435</text:p>
          </table:table-cell>
          <table:table-cell office:value-type="float" office:value="1.56048" calcext:value-type="float">
            <text:p>1.56048</text:p>
          </table:table-cell>
          <table:table-cell office:value-type="float" office:value="196.956" calcext:value-type="float">
            <text:p>196.956</text:p>
          </table:table-cell>
          <table:table-cell office:value-type="float" office:value="0" calcext:value-type="float">
            <text:p>0</text:p>
          </table:table-cell>
          <table:table-cell office:value-type="float" office:value="41.58771" calcext:value-type="float">
            <text:p>41.58771</text:p>
          </table:table-cell>
          <table:table-cell office:value-type="float" office:value="13.87036" calcext:value-type="float">
            <text:p>13.87036</text:p>
          </table:table-cell>
          <table:table-cell office:value-type="float" office:value="29.80338" calcext:value-type="float">
            <text:p>29.80338</text:p>
          </table:table-cell>
          <table:table-cell office:value-type="float" office:value="16.034" calcext:value-type="float">
            <text:p>16.034</text:p>
          </table:table-cell>
          <table:table-cell office:value-type="float" office:value="26.53687" calcext:value-type="float">
            <text:p>26.53687</text:p>
          </table:table-cell>
          <table:table-cell office:value-type="float" office:value="16.83945" calcext:value-type="float">
            <text:p>16.83945</text:p>
          </table:table-cell>
          <table:table-cell office:value-type="float" office:value="23.97263" calcext:value-type="float">
            <text:p>23.97263</text:p>
          </table:table-cell>
          <table:table-cell office:value-type="float" office:value="17.4057" calcext:value-type="float">
            <text:p>17.4057</text:p>
          </table:table-cell>
          <table:table-cell office:value-type="float" office:value="22.27405" calcext:value-type="float">
            <text:p>22.27405</text:p>
          </table:table-cell>
          <table:table-cell office:value-type="float" office:value="17.70605" calcext:value-type="float">
            <text:p>17.70605</text:p>
          </table:table-cell>
          <table:table-cell office:value-type="float" office:value="21.14014" calcext:value-type="float">
            <text:p>21.14014</text:p>
          </table:table-cell>
          <table:table-cell office:value-type="float" office:value="17.8403" calcext:value-type="float">
            <text:p>17.840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1999" calcext:value-type="float">
            <text:p>29091999</text:p>
          </table:table-cell>
          <table:table-cell office:value-type="float" office:value="4.56984" calcext:value-type="float">
            <text:p>4.56984</text:p>
          </table:table-cell>
          <table:table-cell office:value-type="float" office:value="22.8" calcext:value-type="float">
            <text:p>22.8</text:p>
          </table:table-cell>
          <table:table-cell office:value-type="float" office:value="18.1" calcext:value-type="float">
            <text:p>18.1</text:p>
          </table:table-cell>
          <table:table-cell office:value-type="float" office:value="2.172994" calcext:value-type="float">
            <text:p>2.172994</text:p>
          </table:table-cell>
          <table:table-cell office:value-type="float" office:value="1.755424" calcext:value-type="float">
            <text:p>1.755424</text:p>
          </table:table-cell>
          <table:table-cell office:value-type="float" office:value="265.968" calcext:value-type="float">
            <text:p>265.968</text:p>
          </table:table-cell>
          <table:table-cell office:value-type="float" office:value="1.9" calcext:value-type="float">
            <text:p>1.9</text:p>
          </table:table-cell>
          <table:table-cell office:value-type="float" office:value="27.15652" calcext:value-type="float">
            <text:p>27.15652</text:p>
          </table:table-cell>
          <table:table-cell office:value-type="float" office:value="16.52054" calcext:value-type="float">
            <text:p>16.52054</text:p>
          </table:table-cell>
          <table:table-cell office:value-type="float" office:value="23.39917" calcext:value-type="float">
            <text:p>23.39917</text:p>
          </table:table-cell>
          <table:table-cell office:value-type="float" office:value="18.45691" calcext:value-type="float">
            <text:p>18.45691</text:p>
          </table:table-cell>
          <table:table-cell office:value-type="float" office:value="22.33221" calcext:value-type="float">
            <text:p>22.33221</text:p>
          </table:table-cell>
          <table:table-cell office:value-type="float" office:value="19.30176" calcext:value-type="float">
            <text:p>19.30176</text:p>
          </table:table-cell>
          <table:table-cell office:value-type="float" office:value="21.71912" calcext:value-type="float">
            <text:p>21.71912</text:p>
          </table:table-cell>
          <table:table-cell office:value-type="float" office:value="19.86743" calcext:value-type="float">
            <text:p>19.86743</text:p>
          </table:table-cell>
          <table:table-cell office:value-type="float" office:value="21.49341" calcext:value-type="float">
            <text:p>21.49341</text:p>
          </table:table-cell>
          <table:table-cell office:value-type="float" office:value="20.04269" calcext:value-type="float">
            <text:p>20.04269</text:p>
          </table:table-cell>
          <table:table-cell office:value-type="float" office:value="20.98627" calcext:value-type="float">
            <text:p>20.98627</text:p>
          </table:table-cell>
          <table:table-cell office:value-type="float" office:value="19.93457" calcext:value-type="float">
            <text:p>19.9345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1999" calcext:value-type="float">
            <text:p>30091999</text:p>
          </table:table-cell>
          <table:table-cell office:value-type="float" office:value="6.68772" calcext:value-type="float">
            <text:p>6.68772</text:p>
          </table:table-cell>
          <table:table-cell office:value-type="float" office:value="16.8" calcext:value-type="float">
            <text:p>16.8</text:p>
          </table:table-cell>
          <table:table-cell office:value-type="float" office:value="7.8" calcext:value-type="float">
            <text:p>7.8</text:p>
          </table:table-cell>
          <table:table-cell office:value-type="float" office:value="1.768524" calcext:value-type="float">
            <text:p>1.768524</text:p>
          </table:table-cell>
          <table:table-cell office:value-type="float" office:value="0.8414667" calcext:value-type="float">
            <text:p>0.8414667</text:p>
          </table:table-cell>
          <table:table-cell office:value-type="float" office:value="519.012" calcext:value-type="float">
            <text:p>519.012</text:p>
          </table:table-cell>
          <table:table-cell office:value-type="float" office:value="17.9" calcext:value-type="float">
            <text:p>17.9</text:p>
          </table:table-cell>
          <table:table-cell office:value-type="float" office:value="19.08981" calcext:value-type="float">
            <text:p>19.08981</text:p>
          </table:table-cell>
          <table:table-cell office:value-type="float" office:value="7.348877" calcext:value-type="float">
            <text:p>7.348877</text:p>
          </table:table-cell>
          <table:table-cell office:value-type="float" office:value="18.32831" calcext:value-type="float">
            <text:p>18.32831</text:p>
          </table:table-cell>
          <table:table-cell office:value-type="float" office:value="10.83621" calcext:value-type="float">
            <text:p>10.83621</text:p>
          </table:table-cell>
          <table:table-cell office:value-type="float" office:value="19.21573" calcext:value-type="float">
            <text:p>19.21573</text:p>
          </table:table-cell>
          <table:table-cell office:value-type="float" office:value="12.5397" calcext:value-type="float">
            <text:p>12.5397</text:p>
          </table:table-cell>
          <table:table-cell office:value-type="float" office:value="19.80524" calcext:value-type="float">
            <text:p>19.80524</text:p>
          </table:table-cell>
          <table:table-cell office:value-type="float" office:value="14.35196" calcext:value-type="float">
            <text:p>14.35196</text:p>
          </table:table-cell>
          <table:table-cell office:value-type="float" office:value="20.07294" calcext:value-type="float">
            <text:p>20.07294</text:p>
          </table:table-cell>
          <table:table-cell office:value-type="float" office:value="15.76617" calcext:value-type="float">
            <text:p>15.76617</text:p>
          </table:table-cell>
          <table:table-cell office:value-type="float" office:value="20.10873" calcext:value-type="float">
            <text:p>20.10873</text:p>
          </table:table-cell>
          <table:table-cell office:value-type="float" office:value="16.79474" calcext:value-type="float">
            <text:p>16.7947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1999" calcext:value-type="float">
            <text:p>1101999</text:p>
          </table:table-cell>
          <table:table-cell office:value-type="float" office:value="13.74696" calcext:value-type="float">
            <text:p>13.74696</text:p>
          </table:table-cell>
          <table:table-cell office:value-type="float" office:value="16.5" calcext:value-type="float">
            <text:p>16.5</text:p>
          </table:table-cell>
          <table:table-cell office:value-type="float" office:value="8.6" calcext:value-type="float">
            <text:p>8.6</text:p>
          </table:table-cell>
          <table:table-cell office:value-type="float" office:value="1.205231" calcext:value-type="float">
            <text:p>1.205231</text:p>
          </table:table-cell>
          <table:table-cell office:value-type="float" office:value="0.7735868" calcext:value-type="float">
            <text:p>0.7735868</text:p>
          </table:table-cell>
          <table:table-cell office:value-type="float" office:value="397.008" calcext:value-type="float">
            <text:p>397.008</text:p>
          </table:table-cell>
          <table:table-cell office:value-type="float" office:value="1.1" calcext:value-type="float">
            <text:p>1.1</text:p>
          </table:table-cell>
          <table:table-cell office:value-type="float" office:value="23.77594" calcext:value-type="float">
            <text:p>23.77594</text:p>
          </table:table-cell>
          <table:table-cell office:value-type="float" office:value="7.258606" calcext:value-type="float">
            <text:p>7.258606</text:p>
          </table:table-cell>
          <table:table-cell office:value-type="float" office:value="19.35089" calcext:value-type="float">
            <text:p>19.35089</text:p>
          </table:table-cell>
          <table:table-cell office:value-type="float" office:value="10.2355" calcext:value-type="float">
            <text:p>10.2355</text:p>
          </table:table-cell>
          <table:table-cell office:value-type="float" office:value="18.23566" calcext:value-type="float">
            <text:p>18.23566</text:p>
          </table:table-cell>
          <table:table-cell office:value-type="float" office:value="11.62021" calcext:value-type="float">
            <text:p>11.62021</text:p>
          </table:table-cell>
          <table:table-cell office:value-type="float" office:value="17.43103" calcext:value-type="float">
            <text:p>17.43103</text:p>
          </table:table-cell>
          <table:table-cell office:value-type="float" office:value="13.0452" calcext:value-type="float">
            <text:p>13.0452</text:p>
          </table:table-cell>
          <table:table-cell office:value-type="float" office:value="17.03754" calcext:value-type="float">
            <text:p>17.03754</text:p>
          </table:table-cell>
          <table:table-cell office:value-type="float" office:value="14.22934" calcext:value-type="float">
            <text:p>14.22934</text:p>
          </table:table-cell>
          <table:table-cell office:value-type="float" office:value="16.93414" calcext:value-type="float">
            <text:p>16.93414</text:p>
          </table:table-cell>
          <table:table-cell office:value-type="float" office:value="15.19046" calcext:value-type="float">
            <text:p>15.1904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1999" calcext:value-type="float">
            <text:p>2101999</text:p>
          </table:table-cell>
          <table:table-cell office:value-type="float" office:value="6.35688" calcext:value-type="float">
            <text:p>6.35688</text:p>
          </table:table-cell>
          <table:table-cell office:value-type="float" office:value="13.7" calcext:value-type="float">
            <text:p>13.7</text:p>
          </table:table-cell>
          <table:table-cell office:value-type="float" office:value="6.3" calcext:value-type="float">
            <text:p>6.3</text:p>
          </table:table-cell>
          <table:table-cell office:value-type="float" office:value="1.259397" calcext:value-type="float">
            <text:p>1.259397</text:p>
          </table:table-cell>
          <table:table-cell office:value-type="float" office:value="0.8640004" calcext:value-type="float">
            <text:p>0.8640004</text:p>
          </table:table-cell>
          <table:table-cell office:value-type="float" office:value="161.028" calcext:value-type="float">
            <text:p>161.028</text:p>
          </table:table-cell>
          <table:table-cell office:value-type="float" office:value="9.299999" calcext:value-type="float">
            <text:p>9.299999</text:p>
          </table:table-cell>
          <table:table-cell office:value-type="float" office:value="22.07156" calcext:value-type="float">
            <text:p>22.07156</text:p>
          </table:table-cell>
          <table:table-cell office:value-type="float" office:value="5.770691" calcext:value-type="float">
            <text:p>5.770691</text:p>
          </table:table-cell>
          <table:table-cell office:value-type="float" office:value="16.72543" calcext:value-type="float">
            <text:p>16.72543</text:p>
          </table:table-cell>
          <table:table-cell office:value-type="float" office:value="9.251099" calcext:value-type="float">
            <text:p>9.251099</text:p>
          </table:table-cell>
          <table:table-cell office:value-type="float" office:value="15.27078" calcext:value-type="float">
            <text:p>15.27078</text:p>
          </table:table-cell>
          <table:table-cell office:value-type="float" office:value="10.90961" calcext:value-type="float">
            <text:p>10.90961</text:p>
          </table:table-cell>
          <table:table-cell office:value-type="float" office:value="14.86801" calcext:value-type="float">
            <text:p>14.86801</text:p>
          </table:table-cell>
          <table:table-cell office:value-type="float" office:value="12.43063" calcext:value-type="float">
            <text:p>12.43063</text:p>
          </table:table-cell>
          <table:table-cell office:value-type="float" office:value="15.56674" calcext:value-type="float">
            <text:p>15.56674</text:p>
          </table:table-cell>
          <table:table-cell office:value-type="float" office:value="13.62662" calcext:value-type="float">
            <text:p>13.62662</text:p>
          </table:table-cell>
          <table:table-cell office:value-type="float" office:value="16.27234" calcext:value-type="float">
            <text:p>16.27234</text:p>
          </table:table-cell>
          <table:table-cell office:value-type="float" office:value="14.543" calcext:value-type="float">
            <text:p>14.54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1999" calcext:value-type="float">
            <text:p>3101999</text:p>
          </table:table-cell>
          <table:table-cell office:value-type="float" office:value="15.67548" calcext:value-type="float">
            <text:p>15.67548</text:p>
          </table:table-cell>
          <table:table-cell office:value-type="float" office:value="10.3" calcext:value-type="float">
            <text:p>10.3</text:p>
          </table:table-cell>
          <table:table-cell office:value-type="float" office:value="6" calcext:value-type="float">
            <text:p>6</text:p>
          </table:table-cell>
          <table:table-cell office:value-type="float" office:value="1.16213" calcext:value-type="float">
            <text:p>1.16213</text:p>
          </table:table-cell>
          <table:table-cell office:value-type="float" office:value="0.5587145" calcext:value-type="float">
            <text:p>0.5587145</text:p>
          </table:table-cell>
          <table:table-cell office:value-type="float" office:value="381.024" calcext:value-type="float">
            <text:p>381.024</text:p>
          </table:table-cell>
          <table:table-cell office:value-type="float" office:value="0" calcext:value-type="float">
            <text:p>0</text:p>
          </table:table-cell>
          <table:table-cell office:value-type="float" office:value="22.41031" calcext:value-type="float">
            <text:p>22.41031</text:p>
          </table:table-cell>
          <table:table-cell office:value-type="float" office:value="4.387268" calcext:value-type="float">
            <text:p>4.387268</text:p>
          </table:table-cell>
          <table:table-cell office:value-type="float" office:value="17.70187" calcext:value-type="float">
            <text:p>17.70187</text:p>
          </table:table-cell>
          <table:table-cell office:value-type="float" office:value="8.526703" calcext:value-type="float">
            <text:p>8.526703</text:p>
          </table:table-cell>
          <table:table-cell office:value-type="float" office:value="16.25229" calcext:value-type="float">
            <text:p>16.25229</text:p>
          </table:table-cell>
          <table:table-cell office:value-type="float" office:value="10.043" calcext:value-type="float">
            <text:p>10.043</text:p>
          </table:table-cell>
          <table:table-cell office:value-type="float" office:value="15.37515" calcext:value-type="float">
            <text:p>15.37515</text:p>
          </table:table-cell>
          <table:table-cell office:value-type="float" office:value="11.50412" calcext:value-type="float">
            <text:p>11.50412</text:p>
          </table:table-cell>
          <table:table-cell office:value-type="float" office:value="15.02362" calcext:value-type="float">
            <text:p>15.02362</text:p>
          </table:table-cell>
          <table:table-cell office:value-type="float" office:value="12.62048" calcext:value-type="float">
            <text:p>12.62048</text:p>
          </table:table-cell>
          <table:table-cell office:value-type="float" office:value="14.99408" calcext:value-type="float">
            <text:p>14.99408</text:p>
          </table:table-cell>
          <table:table-cell office:value-type="float" office:value="13.52249" calcext:value-type="float">
            <text:p>13.5224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1999" calcext:value-type="float">
            <text:p>4101999</text:p>
          </table:table-cell>
          <table:table-cell office:value-type="float" office:value="7.483681" calcext:value-type="float">
            <text:p>7.483681</text:p>
          </table:table-cell>
          <table:table-cell office:value-type="float" office:value="7.7" calcext:value-type="float">
            <text:p>7.7</text:p>
          </table:table-cell>
          <table:table-cell office:value-type="float" office:value="3.3" calcext:value-type="float">
            <text:p>3.3</text:p>
          </table:table-cell>
          <table:table-cell office:value-type="float" office:value="0.7855057" calcext:value-type="float">
            <text:p>0.7855057</text:p>
          </table:table-cell>
          <table:table-cell office:value-type="float" office:value="0.6489964" calcext:value-type="float">
            <text:p>0.6489964</text:p>
          </table:table-cell>
          <table:table-cell office:value-type="float" office:value="307.8" calcext:value-type="float">
            <text:p>307.8</text:p>
          </table:table-cell>
          <table:table-cell office:value-type="float" office:value="2.6" calcext:value-type="float">
            <text:p>2.6</text:p>
          </table:table-cell>
          <table:table-cell office:value-type="float" office:value="17.01361" calcext:value-type="float">
            <text:p>17.01361</text:p>
          </table:table-cell>
          <table:table-cell office:value-type="float" office:value="2.343292" calcext:value-type="float">
            <text:p>2.343292</text:p>
          </table:table-cell>
          <table:table-cell office:value-type="float" office:value="13.88782" calcext:value-type="float">
            <text:p>13.88782</text:p>
          </table:table-cell>
          <table:table-cell office:value-type="float" office:value="6.02951" calcext:value-type="float">
            <text:p>6.02951</text:p>
          </table:table-cell>
          <table:table-cell office:value-type="float" office:value="12.63416" calcext:value-type="float">
            <text:p>12.63416</text:p>
          </table:table-cell>
          <table:table-cell office:value-type="float" office:value="7.936981" calcext:value-type="float">
            <text:p>7.936981</text:p>
          </table:table-cell>
          <table:table-cell office:value-type="float" office:value="12.24747" calcext:value-type="float">
            <text:p>12.24747</text:p>
          </table:table-cell>
          <table:table-cell office:value-type="float" office:value="9.749847" calcext:value-type="float">
            <text:p>9.749847</text:p>
          </table:table-cell>
          <table:table-cell office:value-type="float" office:value="13.19019" calcext:value-type="float">
            <text:p>13.19019</text:p>
          </table:table-cell>
          <table:table-cell office:value-type="float" office:value="11.15433" calcext:value-type="float">
            <text:p>11.15433</text:p>
          </table:table-cell>
          <table:table-cell office:value-type="float" office:value="14.10635" calcext:value-type="float">
            <text:p>14.10635</text:p>
          </table:table-cell>
          <table:table-cell office:value-type="float" office:value="12.23227" calcext:value-type="float">
            <text:p>12.2322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1999" calcext:value-type="float">
            <text:p>5101999</text:p>
          </table:table-cell>
          <table:table-cell office:value-type="float" office:value="12.57156" calcext:value-type="float">
            <text:p>12.57156</text:p>
          </table:table-cell>
          <table:table-cell office:value-type="float" office:value="10.1" calcext:value-type="float">
            <text:p>10.1</text:p>
          </table:table-cell>
          <table:table-cell office:value-type="float" office:value="1.9" calcext:value-type="float">
            <text:p>1.9</text:p>
          </table:table-cell>
          <table:table-cell office:value-type="float" office:value="0.7743502" calcext:value-type="float">
            <text:p>0.7743502</text:p>
          </table:table-cell>
          <table:table-cell office:value-type="float" office:value="0.6016594" calcext:value-type="float">
            <text:p>0.6016594</text:p>
          </table:table-cell>
          <table:table-cell office:value-type="float" office:value="140.616" calcext:value-type="float">
            <text:p>140.616</text:p>
          </table:table-cell>
          <table:table-cell office:value-type="float" office:value="0" calcext:value-type="float">
            <text:p>0</text:p>
          </table:table-cell>
          <table:table-cell office:value-type="float" office:value="20.74026" calcext:value-type="float">
            <text:p>20.74026</text:p>
          </table:table-cell>
          <table:table-cell office:value-type="float" office:value="1.376251" calcext:value-type="float">
            <text:p>1.376251</text:p>
          </table:table-cell>
          <table:table-cell office:value-type="float" office:value="14.79739" calcext:value-type="float">
            <text:p>14.79739</text:p>
          </table:table-cell>
          <table:table-cell office:value-type="float" office:value="4.755127" calcext:value-type="float">
            <text:p>4.755127</text:p>
          </table:table-cell>
          <table:table-cell office:value-type="float" office:value="12.81741" calcext:value-type="float">
            <text:p>12.81741</text:p>
          </table:table-cell>
          <table:table-cell office:value-type="float" office:value="6.41037" calcext:value-type="float">
            <text:p>6.41037</text:p>
          </table:table-cell>
          <table:table-cell office:value-type="float" office:value="12.28265" calcext:value-type="float">
            <text:p>12.28265</text:p>
          </table:table-cell>
          <table:table-cell office:value-type="float" office:value="8.080841" calcext:value-type="float">
            <text:p>8.080841</text:p>
          </table:table-cell>
          <table:table-cell office:value-type="float" office:value="12.20248" calcext:value-type="float">
            <text:p>12.20248</text:p>
          </table:table-cell>
          <table:table-cell office:value-type="float" office:value="9.4823" calcext:value-type="float">
            <text:p>9.4823</text:p>
          </table:table-cell>
          <table:table-cell office:value-type="float" office:value="12.37839" calcext:value-type="float">
            <text:p>12.37839</text:p>
          </table:table-cell>
          <table:table-cell office:value-type="float" office:value="10.66696" calcext:value-type="float">
            <text:p>10.6669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1999" calcext:value-type="float">
            <text:p>6101999</text:p>
          </table:table-cell>
          <table:table-cell office:value-type="float" office:value="11.196" calcext:value-type="float">
            <text:p>11.196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0.9942941" calcext:value-type="float">
            <text:p>0.9942941</text:p>
          </table:table-cell>
          <table:table-cell office:value-type="float" office:value="0.3708233" calcext:value-type="float">
            <text:p>0.3708233</text:p>
          </table:table-cell>
          <table:table-cell office:value-type="float" office:value="621.036" calcext:value-type="float">
            <text:p>621.036</text:p>
          </table:table-cell>
          <table:table-cell office:value-type="float" office:value="1.3" calcext:value-type="float">
            <text:p>1.3</text:p>
          </table:table-cell>
          <table:table-cell office:value-type="float" office:value="16.1983" calcext:value-type="float">
            <text:p>16.1983</text:p>
          </table:table-cell>
          <table:table-cell office:value-type="float" office:value="-1.322662" calcext:value-type="float">
            <text:p>-1.322662</text:p>
          </table:table-cell>
          <table:table-cell office:value-type="float" office:value="12.83997" calcext:value-type="float">
            <text:p>12.83997</text:p>
          </table:table-cell>
          <table:table-cell office:value-type="float" office:value="3.770447" calcext:value-type="float">
            <text:p>3.770447</text:p>
          </table:table-cell>
          <table:table-cell office:value-type="float" office:value="12.13992" calcext:value-type="float">
            <text:p>12.13992</text:p>
          </table:table-cell>
          <table:table-cell office:value-type="float" office:value="6.023651" calcext:value-type="float">
            <text:p>6.023651</text:p>
          </table:table-cell>
          <table:table-cell office:value-type="float" office:value="11.83807" calcext:value-type="float">
            <text:p>11.83807</text:p>
          </table:table-cell>
          <table:table-cell office:value-type="float" office:value="8.156586" calcext:value-type="float">
            <text:p>8.156586</text:p>
          </table:table-cell>
          <table:table-cell office:value-type="float" office:value="11.83615" calcext:value-type="float">
            <text:p>11.83615</text:p>
          </table:table-cell>
          <table:table-cell office:value-type="float" office:value="9.782623" calcext:value-type="float">
            <text:p>9.782623</text:p>
          </table:table-cell>
          <table:table-cell office:value-type="float" office:value="12.04147" calcext:value-type="float">
            <text:p>12.04147</text:p>
          </table:table-cell>
          <table:table-cell office:value-type="float" office:value="10.97992" calcext:value-type="float">
            <text:p>10.9799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1999" calcext:value-type="float">
            <text:p>7101999</text:p>
          </table:table-cell>
          <table:table-cell office:value-type="float" office:value="16.24186" calcext:value-type="float">
            <text:p>16.24186</text:p>
          </table:table-cell>
          <table:table-cell office:value-type="float" office:value="7.2" calcext:value-type="float">
            <text:p>7.2</text:p>
          </table:table-cell>
          <table:table-cell office:value-type="float" office:value="-1.6" calcext:value-type="float">
            <text:p>-1.6</text:p>
          </table:table-cell>
          <table:table-cell office:value-type="float" office:value="0.4459338" calcext:value-type="float">
            <text:p>0.4459338</text:p>
          </table:table-cell>
          <table:table-cell office:value-type="float" office:value="0.3108951" calcext:value-type="float">
            <text:p>0.3108951</text:p>
          </table:table-cell>
          <table:table-cell office:value-type="float" office:value="313.632" calcext:value-type="float">
            <text:p>313.632</text:p>
          </table:table-cell>
          <table:table-cell office:value-type="float" office:value="0" calcext:value-type="float">
            <text:p>0</text:p>
          </table:table-cell>
          <table:table-cell office:value-type="float" office:value="23.84344" calcext:value-type="float">
            <text:p>23.84344</text:p>
          </table:table-cell>
          <table:table-cell office:value-type="float" office:value="-2.578918" calcext:value-type="float">
            <text:p>-2.578918</text:p>
          </table:table-cell>
          <table:table-cell office:value-type="float" office:value="15.38083" calcext:value-type="float">
            <text:p>15.38083</text:p>
          </table:table-cell>
          <table:table-cell office:value-type="float" office:value="2.172668" calcext:value-type="float">
            <text:p>2.172668</text:p>
          </table:table-cell>
          <table:table-cell office:value-type="float" office:value="13.24387" calcext:value-type="float">
            <text:p>13.24387</text:p>
          </table:table-cell>
          <table:table-cell office:value-type="float" office:value="4.065857" calcext:value-type="float">
            <text:p>4.065857</text:p>
          </table:table-cell>
          <table:table-cell office:value-type="float" office:value="12.00354" calcext:value-type="float">
            <text:p>12.00354</text:p>
          </table:table-cell>
          <table:table-cell office:value-type="float" office:value="6.020996" calcext:value-type="float">
            <text:p>6.020996</text:p>
          </table:table-cell>
          <table:table-cell office:value-type="float" office:value="11.50528" calcext:value-type="float">
            <text:p>11.50528</text:p>
          </table:table-cell>
          <table:table-cell office:value-type="float" office:value="7.641693" calcext:value-type="float">
            <text:p>7.641693</text:p>
          </table:table-cell>
          <table:table-cell office:value-type="float" office:value="11.46201" calcext:value-type="float">
            <text:p>11.46201</text:p>
          </table:table-cell>
          <table:table-cell office:value-type="float" office:value="8.988556" calcext:value-type="float">
            <text:p>8.98855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1999" calcext:value-type="float">
            <text:p>8101999</text:p>
          </table:table-cell>
          <table:table-cell office:value-type="float" office:value="13.32139" calcext:value-type="float">
            <text:p>13.32139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1.226555" calcext:value-type="float">
            <text:p>1.226555</text:p>
          </table:table-cell>
          <table:table-cell office:value-type="float" office:value="0.4780445" calcext:value-type="float">
            <text:p>0.4780445</text:p>
          </table:table-cell>
          <table:table-cell office:value-type="float" office:value="373.176" calcext:value-type="float">
            <text:p>373.176</text:p>
          </table:table-cell>
          <table:table-cell office:value-type="float" office:value="0.8" calcext:value-type="float">
            <text:p>0.8</text:p>
          </table:table-cell>
          <table:table-cell office:value-type="float" office:value="28.96539" calcext:value-type="float">
            <text:p>28.96539</text:p>
          </table:table-cell>
          <table:table-cell office:value-type="float" office:value="-0.01300049" calcext:value-type="float">
            <text:p>-0.01300049</text:p>
          </table:table-cell>
          <table:table-cell office:value-type="float" office:value="18.94547" calcext:value-type="float">
            <text:p>18.94547</text:p>
          </table:table-cell>
          <table:table-cell office:value-type="float" office:value="4.305878" calcext:value-type="float">
            <text:p>4.305878</text:p>
          </table:table-cell>
          <table:table-cell office:value-type="float" office:value="16.29303" calcext:value-type="float">
            <text:p>16.29303</text:p>
          </table:table-cell>
          <table:table-cell office:value-type="float" office:value="5.801483" calcext:value-type="float">
            <text:p>5.801483</text:p>
          </table:table-cell>
          <table:table-cell office:value-type="float" office:value="14.40656" calcext:value-type="float">
            <text:p>14.40656</text:p>
          </table:table-cell>
          <table:table-cell office:value-type="float" office:value="7.308594" calcext:value-type="float">
            <text:p>7.308594</text:p>
          </table:table-cell>
          <table:table-cell office:value-type="float" office:value="13.46268" calcext:value-type="float">
            <text:p>13.46268</text:p>
          </table:table-cell>
          <table:table-cell office:value-type="float" office:value="8.541199" calcext:value-type="float">
            <text:p>8.541199</text:p>
          </table:table-cell>
          <table:table-cell office:value-type="float" office:value="13.07022" calcext:value-type="float">
            <text:p>13.07022</text:p>
          </table:table-cell>
          <table:table-cell office:value-type="float" office:value="9.553436" calcext:value-type="float">
            <text:p>9.55343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1999" calcext:value-type="float">
            <text:p>9101999</text:p>
          </table:table-cell>
          <table:table-cell office:value-type="float" office:value="13.21982" calcext:value-type="float">
            <text:p>13.21982</text:p>
          </table:table-cell>
          <table:table-cell office:value-type="float" office:value="17.9" calcext:value-type="float">
            <text:p>17.9</text:p>
          </table:table-cell>
          <table:table-cell office:value-type="float" office:value="9.2" calcext:value-type="float">
            <text:p>9.2</text:p>
          </table:table-cell>
          <table:table-cell office:value-type="float" office:value="1.442054" calcext:value-type="float">
            <text:p>1.442054</text:p>
          </table:table-cell>
          <table:table-cell office:value-type="float" office:value="0.913392" calcext:value-type="float">
            <text:p>0.913392</text:p>
          </table:table-cell>
          <table:table-cell office:value-type="float" office:value="415.656" calcext:value-type="float">
            <text:p>415.656</text:p>
          </table:table-cell>
          <table:table-cell office:value-type="float" office:value="0.2" calcext:value-type="float">
            <text:p>0.2</text:p>
          </table:table-cell>
          <table:table-cell office:value-type="float" office:value="30.45303" calcext:value-type="float">
            <text:p>30.45303</text:p>
          </table:table-cell>
          <table:table-cell office:value-type="float" office:value="9.044403" calcext:value-type="float">
            <text:p>9.044403</text:p>
          </table:table-cell>
          <table:table-cell office:value-type="float" office:value="21.28122" calcext:value-type="float">
            <text:p>21.28122</text:p>
          </table:table-cell>
          <table:table-cell office:value-type="float" office:value="11.36734" calcext:value-type="float">
            <text:p>11.36734</text:p>
          </table:table-cell>
          <table:table-cell office:value-type="float" office:value="18.79178" calcext:value-type="float">
            <text:p>18.79178</text:p>
          </table:table-cell>
          <table:table-cell office:value-type="float" office:value="11.87488" calcext:value-type="float">
            <text:p>11.87488</text:p>
          </table:table-cell>
          <table:table-cell office:value-type="float" office:value="16.99045" calcext:value-type="float">
            <text:p>16.99045</text:p>
          </table:table-cell>
          <table:table-cell office:value-type="float" office:value="12.20035" calcext:value-type="float">
            <text:p>12.20035</text:p>
          </table:table-cell>
          <table:table-cell office:value-type="float" office:value="15.81549" calcext:value-type="float">
            <text:p>15.81549</text:p>
          </table:table-cell>
          <table:table-cell office:value-type="float" office:value="12.42587" calcext:value-type="float">
            <text:p>12.42587</text:p>
          </table:table-cell>
          <table:table-cell office:value-type="float" office:value="15.09024" calcext:value-type="float">
            <text:p>15.09024</text:p>
          </table:table-cell>
          <table:table-cell office:value-type="float" office:value="12.61914" calcext:value-type="float">
            <text:p>12.6191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1999" calcext:value-type="float">
            <text:p>10101999</text:p>
          </table:table-cell>
          <table:table-cell office:value-type="float" office:value="3.232341" calcext:value-type="float">
            <text:p>3.232341</text:p>
          </table:table-cell>
          <table:table-cell office:value-type="float" office:value="16.2" calcext:value-type="float">
            <text:p>16.2</text:p>
          </table:table-cell>
          <table:table-cell office:value-type="float" office:value="4.8" calcext:value-type="float">
            <text:p>4.8</text:p>
          </table:table-cell>
          <table:table-cell office:value-type="float" office:value="1.756921" calcext:value-type="float">
            <text:p>1.756921</text:p>
          </table:table-cell>
          <table:table-cell office:value-type="float" office:value="0.8389664" calcext:value-type="float">
            <text:p>0.8389664</text:p>
          </table:table-cell>
          <table:table-cell office:value-type="float" office:value="221.436" calcext:value-type="float">
            <text:p>221.436</text:p>
          </table:table-cell>
          <table:table-cell office:value-type="float" office:value="2" calcext:value-type="float">
            <text:p>2</text:p>
          </table:table-cell>
          <table:table-cell office:value-type="float" office:value="17.84149" calcext:value-type="float">
            <text:p>17.84149</text:p>
          </table:table-cell>
          <table:table-cell office:value-type="float" office:value="5.254639" calcext:value-type="float">
            <text:p>5.254639</text:p>
          </table:table-cell>
          <table:table-cell office:value-type="float" office:value="14.83749" calcext:value-type="float">
            <text:p>14.83749</text:p>
          </table:table-cell>
          <table:table-cell office:value-type="float" office:value="9.302673" calcext:value-type="float">
            <text:p>9.302673</text:p>
          </table:table-cell>
          <table:table-cell office:value-type="float" office:value="14.25522" calcext:value-type="float">
            <text:p>14.25522</text:p>
          </table:table-cell>
          <table:table-cell office:value-type="float" office:value="10.77655" calcext:value-type="float">
            <text:p>10.77655</text:p>
          </table:table-cell>
          <table:table-cell office:value-type="float" office:value="14.32953" calcext:value-type="float">
            <text:p>14.32953</text:p>
          </table:table-cell>
          <table:table-cell office:value-type="float" office:value="11.87671" calcext:value-type="float">
            <text:p>11.87671</text:p>
          </table:table-cell>
          <table:table-cell office:value-type="float" office:value="14.70923" calcext:value-type="float">
            <text:p>14.70923</text:p>
          </table:table-cell>
          <table:table-cell office:value-type="float" office:value="12.60599" calcext:value-type="float">
            <text:p>12.60599</text:p>
          </table:table-cell>
          <table:table-cell office:value-type="float" office:value="14.7532" calcext:value-type="float">
            <text:p>14.7532</text:p>
          </table:table-cell>
          <table:table-cell office:value-type="float" office:value="13.09808" calcext:value-type="float">
            <text:p>13.0980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1999" calcext:value-type="float">
            <text:p>11101999</text:p>
          </table:table-cell>
          <table:table-cell office:value-type="float" office:value="14.07744" calcext:value-type="float">
            <text:p>14.07744</text:p>
          </table:table-cell>
          <table:table-cell office:value-type="float" office:value="14.7" calcext:value-type="float">
            <text:p>14.7</text:p>
          </table:table-cell>
          <table:table-cell office:value-type="float" office:value="6.3" calcext:value-type="float">
            <text:p>6.3</text:p>
          </table:table-cell>
          <table:table-cell office:value-type="float" office:value="1.089044" calcext:value-type="float">
            <text:p>1.089044</text:p>
          </table:table-cell>
          <table:table-cell office:value-type="float" office:value="0.5415069" calcext:value-type="float">
            <text:p>0.5415069</text:p>
          </table:table-cell>
          <table:table-cell office:value-type="float" office:value="400.752" calcext:value-type="float">
            <text:p>400.752</text:p>
          </table:table-cell>
          <table:table-cell office:value-type="float" office:value="0.1" calcext:value-type="float">
            <text:p>0.1</text:p>
          </table:table-cell>
          <table:table-cell office:value-type="float" office:value="24.44461" calcext:value-type="float">
            <text:p>24.44461</text:p>
          </table:table-cell>
          <table:table-cell office:value-type="float" office:value="3.66037" calcext:value-type="float">
            <text:p>3.66037</text:p>
          </table:table-cell>
          <table:table-cell office:value-type="float" office:value="18.07196" calcext:value-type="float">
            <text:p>18.07196</text:p>
          </table:table-cell>
          <table:table-cell office:value-type="float" office:value="8.329163" calcext:value-type="float">
            <text:p>8.329163</text:p>
          </table:table-cell>
          <table:table-cell office:value-type="float" office:value="16.30237" calcext:value-type="float">
            <text:p>16.30237</text:p>
          </table:table-cell>
          <table:table-cell office:value-type="float" office:value="9.771973" calcext:value-type="float">
            <text:p>9.771973</text:p>
          </table:table-cell>
          <table:table-cell office:value-type="float" office:value="15.12183" calcext:value-type="float">
            <text:p>15.12183</text:p>
          </table:table-cell>
          <table:table-cell office:value-type="float" office:value="10.88467" calcext:value-type="float">
            <text:p>10.88467</text:p>
          </table:table-cell>
          <table:table-cell office:value-type="float" office:value="14.46332" calcext:value-type="float">
            <text:p>14.46332</text:p>
          </table:table-cell>
          <table:table-cell office:value-type="float" office:value="11.71976" calcext:value-type="float">
            <text:p>11.71976</text:p>
          </table:table-cell>
          <table:table-cell office:value-type="float" office:value="14.13168" calcext:value-type="float">
            <text:p>14.13168</text:p>
          </table:table-cell>
          <table:table-cell office:value-type="float" office:value="12.36066" calcext:value-type="float">
            <text:p>12.3606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1999" calcext:value-type="float">
            <text:p>12101999</text:p>
          </table:table-cell>
          <table:table-cell office:value-type="float" office:value="10.74996" calcext:value-type="float">
            <text:p>10.74996</text:p>
          </table:table-cell>
          <table:table-cell office:value-type="float" office:value="12.3" calcext:value-type="float">
            <text:p>12.3</text:p>
          </table:table-cell>
          <table:table-cell office:value-type="float" office:value="2.7" calcext:value-type="float">
            <text:p>2.7</text:p>
          </table:table-cell>
          <table:table-cell office:value-type="float" office:value="0.7720364" calcext:value-type="float">
            <text:p>0.7720364</text:p>
          </table:table-cell>
          <table:table-cell office:value-type="float" office:value="0.543525" calcext:value-type="float">
            <text:p>0.543525</text:p>
          </table:table-cell>
          <table:table-cell office:value-type="float" office:value="189.036" calcext:value-type="float">
            <text:p>189.036</text:p>
          </table:table-cell>
          <table:table-cell office:value-type="float" office:value="0" calcext:value-type="float">
            <text:p>0</text:p>
          </table:table-cell>
          <table:table-cell office:value-type="float" office:value="24.2666" calcext:value-type="float">
            <text:p>24.2666</text:p>
          </table:table-cell>
          <table:table-cell office:value-type="float" office:value="1.240631" calcext:value-type="float">
            <text:p>1.240631</text:p>
          </table:table-cell>
          <table:table-cell office:value-type="float" office:value="16.85071" calcext:value-type="float">
            <text:p>16.85071</text:p>
          </table:table-cell>
          <table:table-cell office:value-type="float" office:value="5.768555" calcext:value-type="float">
            <text:p>5.768555</text:p>
          </table:table-cell>
          <table:table-cell office:value-type="float" office:value="14.92929" calcext:value-type="float">
            <text:p>14.92929</text:p>
          </table:table-cell>
          <table:table-cell office:value-type="float" office:value="7.453583" calcext:value-type="float">
            <text:p>7.453583</text:p>
          </table:table-cell>
          <table:table-cell office:value-type="float" office:value="13.76215" calcext:value-type="float">
            <text:p>13.76215</text:p>
          </table:table-cell>
          <table:table-cell office:value-type="float" office:value="9.095398" calcext:value-type="float">
            <text:p>9.095398</text:p>
          </table:table-cell>
          <table:table-cell office:value-type="float" office:value="13.3194" calcext:value-type="float">
            <text:p>13.3194</text:p>
          </table:table-cell>
          <table:table-cell office:value-type="float" office:value="10.35104" calcext:value-type="float">
            <text:p>10.35104</text:p>
          </table:table-cell>
          <table:table-cell office:value-type="float" office:value="13.2951" calcext:value-type="float">
            <text:p>13.2951</text:p>
          </table:table-cell>
          <table:table-cell office:value-type="float" office:value="11.30496" calcext:value-type="float">
            <text:p>11.3049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1999" calcext:value-type="float">
            <text:p>13101999</text:p>
          </table:table-cell>
          <table:table-cell office:value-type="float" office:value="2.36808" calcext:value-type="float">
            <text:p>2.36808</text:p>
          </table:table-cell>
          <table:table-cell office:value-type="float" office:value="17.9" calcext:value-type="float">
            <text:p>17.9</text:p>
          </table:table-cell>
          <table:table-cell office:value-type="float" office:value="4.7" calcext:value-type="float">
            <text:p>4.7</text:p>
          </table:table-cell>
          <table:table-cell office:value-type="float" office:value="1.452538" calcext:value-type="float">
            <text:p>1.452538</text:p>
          </table:table-cell>
          <table:table-cell office:value-type="float" office:value="0.7311449" calcext:value-type="float">
            <text:p>0.7311449</text:p>
          </table:table-cell>
          <table:table-cell office:value-type="float" office:value="378.648" calcext:value-type="float">
            <text:p>378.648</text:p>
          </table:table-cell>
          <table:table-cell office:value-type="float" office:value="27.9" calcext:value-type="float">
            <text:p>27.9</text:p>
          </table:table-cell>
          <table:table-cell office:value-type="float" office:value="16.20071" calcext:value-type="float">
            <text:p>16.20071</text:p>
          </table:table-cell>
          <table:table-cell office:value-type="float" office:value="4.421051" calcext:value-type="float">
            <text:p>4.421051</text:p>
          </table:table-cell>
          <table:table-cell office:value-type="float" office:value="13.81653" calcext:value-type="float">
            <text:p>13.81653</text:p>
          </table:table-cell>
          <table:table-cell office:value-type="float" office:value="7.599823" calcext:value-type="float">
            <text:p>7.599823</text:p>
          </table:table-cell>
          <table:table-cell office:value-type="float" office:value="13.0629" calcext:value-type="float">
            <text:p>13.0629</text:p>
          </table:table-cell>
          <table:table-cell office:value-type="float" office:value="8.979279" calcext:value-type="float">
            <text:p>8.979279</text:p>
          </table:table-cell>
          <table:table-cell office:value-type="float" office:value="12.68854" calcext:value-type="float">
            <text:p>12.68854</text:p>
          </table:table-cell>
          <table:table-cell office:value-type="float" office:value="10.03033" calcext:value-type="float">
            <text:p>10.03033</text:p>
          </table:table-cell>
          <table:table-cell office:value-type="float" office:value="12.56995" calcext:value-type="float">
            <text:p>12.56995</text:p>
          </table:table-cell>
          <table:table-cell office:value-type="float" office:value="10.88141" calcext:value-type="float">
            <text:p>10.88141</text:p>
          </table:table-cell>
          <table:table-cell office:value-type="float" office:value="12.75662" calcext:value-type="float">
            <text:p>12.75662</text:p>
          </table:table-cell>
          <table:table-cell office:value-type="float" office:value="11.55145" calcext:value-type="float">
            <text:p>11.5514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1999" calcext:value-type="float">
            <text:p>14101999</text:p>
          </table:table-cell>
          <table:table-cell office:value-type="float" office:value="12.93084" calcext:value-type="float">
            <text:p>12.93084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office:value-type="float" office:value="0.7287637" calcext:value-type="float">
            <text:p>0.7287637</text:p>
          </table:table-cell>
          <table:table-cell office:value-type="float" office:value="0.4110748" calcext:value-type="float">
            <text:p>0.4110748</text:p>
          </table:table-cell>
          <table:table-cell office:value-type="float" office:value="549.576" calcext:value-type="float">
            <text:p>549.576</text:p>
          </table:table-cell>
          <table:table-cell office:value-type="float" office:value="2.8" calcext:value-type="float">
            <text:p>2.8</text:p>
          </table:table-cell>
          <table:table-cell office:value-type="float" office:value="17.97791" calcext:value-type="float">
            <text:p>17.97791</text:p>
          </table:table-cell>
          <table:table-cell office:value-type="float" office:value="0.2545776" calcext:value-type="float">
            <text:p>0.2545776</text:p>
          </table:table-cell>
          <table:table-cell office:value-type="float" office:value="13.47635" calcext:value-type="float">
            <text:p>13.47635</text:p>
          </table:table-cell>
          <table:table-cell office:value-type="float" office:value="3.980225" calcext:value-type="float">
            <text:p>3.980225</text:p>
          </table:table-cell>
          <table:table-cell office:value-type="float" office:value="12.13513" calcext:value-type="float">
            <text:p>12.13513</text:p>
          </table:table-cell>
          <table:table-cell office:value-type="float" office:value="5.941772" calcext:value-type="float">
            <text:p>5.941772</text:p>
          </table:table-cell>
          <table:table-cell office:value-type="float" office:value="11.40009" calcext:value-type="float">
            <text:p>11.40009</text:p>
          </table:table-cell>
          <table:table-cell office:value-type="float" office:value="7.902039" calcext:value-type="float">
            <text:p>7.902039</text:p>
          </table:table-cell>
          <table:table-cell office:value-type="float" office:value="11.37579" calcext:value-type="float">
            <text:p>11.37579</text:p>
          </table:table-cell>
          <table:table-cell office:value-type="float" office:value="9.153381" calcext:value-type="float">
            <text:p>9.153381</text:p>
          </table:table-cell>
          <table:table-cell office:value-type="float" office:value="12.0824" calcext:value-type="float">
            <text:p>12.0824</text:p>
          </table:table-cell>
          <table:table-cell office:value-type="float" office:value="10.10611" calcext:value-type="float">
            <text:p>10.1061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1999" calcext:value-type="float">
            <text:p>15101999</text:p>
          </table:table-cell>
          <table:table-cell office:value-type="float" office:value="8.604362" calcext:value-type="float">
            <text:p>8.604362</text:p>
          </table:table-cell>
          <table:table-cell office:value-type="float" office:value="13.1" calcext:value-type="float">
            <text:p>13.1</text:p>
          </table:table-cell>
          <table:table-cell office:value-type="float" office:value="1.1" calcext:value-type="float">
            <text:p>1.1</text:p>
          </table:table-cell>
          <table:table-cell office:value-type="float" office:value="0.8405326" calcext:value-type="float">
            <text:p>0.8405326</text:p>
          </table:table-cell>
          <table:table-cell office:value-type="float" office:value="0.5165597" calcext:value-type="float">
            <text:p>0.5165597</text:p>
          </table:table-cell>
          <table:table-cell office:value-type="float" office:value="196.812" calcext:value-type="float">
            <text:p>196.812</text:p>
          </table:table-cell>
          <table:table-cell office:value-type="float" office:value="0" calcext:value-type="float">
            <text:p>0</text:p>
          </table:table-cell>
          <table:table-cell office:value-type="float" office:value="18.32834" calcext:value-type="float">
            <text:p>18.32834</text:p>
          </table:table-cell>
          <table:table-cell office:value-type="float" office:value="-0.07269287" calcext:value-type="float">
            <text:p>-0.07269287</text:p>
          </table:table-cell>
          <table:table-cell office:value-type="float" office:value="13.16849" calcext:value-type="float">
            <text:p>13.16849</text:p>
          </table:table-cell>
          <table:table-cell office:value-type="float" office:value="2.937805" calcext:value-type="float">
            <text:p>2.937805</text:p>
          </table:table-cell>
          <table:table-cell office:value-type="float" office:value="11.65579" calcext:value-type="float">
            <text:p>11.65579</text:p>
          </table:table-cell>
          <table:table-cell office:value-type="float" office:value="4.460449" calcext:value-type="float">
            <text:p>4.460449</text:p>
          </table:table-cell>
          <table:table-cell office:value-type="float" office:value="10.67377" calcext:value-type="float">
            <text:p>10.67377</text:p>
          </table:table-cell>
          <table:table-cell office:value-type="float" office:value="6.123688" calcext:value-type="float">
            <text:p>6.123688</text:p>
          </table:table-cell>
          <table:table-cell office:value-type="float" office:value="10.40695" calcext:value-type="float">
            <text:p>10.40695</text:p>
          </table:table-cell>
          <table:table-cell office:value-type="float" office:value="7.509064" calcext:value-type="float">
            <text:p>7.509064</text:p>
          </table:table-cell>
          <table:table-cell office:value-type="float" office:value="10.47562" calcext:value-type="float">
            <text:p>10.47562</text:p>
          </table:table-cell>
          <table:table-cell office:value-type="float" office:value="8.652405" calcext:value-type="float">
            <text:p>8.65240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1999" calcext:value-type="float">
            <text:p>16101999</text:p>
          </table:table-cell>
          <table:table-cell office:value-type="float" office:value="11.17296" calcext:value-type="float">
            <text:p>11.17296</text:p>
          </table:table-cell>
          <table:table-cell office:value-type="float" office:value="19.8" calcext:value-type="float">
            <text:p>19.8</text:p>
          </table:table-cell>
          <table:table-cell office:value-type="float" office:value="6.2" calcext:value-type="float">
            <text:p>6.2</text:p>
          </table:table-cell>
          <table:table-cell office:value-type="float" office:value="1.382362" calcext:value-type="float">
            <text:p>1.382362</text:p>
          </table:table-cell>
          <table:table-cell office:value-type="float" office:value="0.7732242" calcext:value-type="float">
            <text:p>0.7732242</text:p>
          </table:table-cell>
          <table:table-cell office:value-type="float" office:value="387" calcext:value-type="float">
            <text:p>387</text:p>
          </table:table-cell>
          <table:table-cell office:value-type="float" office:value="0.8" calcext:value-type="float">
            <text:p>0.8</text:p>
          </table:table-cell>
          <table:table-cell office:value-type="float" office:value="25.02509" calcext:value-type="float">
            <text:p>25.02509</text:p>
          </table:table-cell>
          <table:table-cell office:value-type="float" office:value="3.621674" calcext:value-type="float">
            <text:p>3.621674</text:p>
          </table:table-cell>
          <table:table-cell office:value-type="float" office:value="17.84286" calcext:value-type="float">
            <text:p>17.84286</text:p>
          </table:table-cell>
          <table:table-cell office:value-type="float" office:value="5.787231" calcext:value-type="float">
            <text:p>5.787231</text:p>
          </table:table-cell>
          <table:table-cell office:value-type="float" office:value="15.30475" calcext:value-type="float">
            <text:p>15.30475</text:p>
          </table:table-cell>
          <table:table-cell office:value-type="float" office:value="6.719299" calcext:value-type="float">
            <text:p>6.719299</text:p>
          </table:table-cell>
          <table:table-cell office:value-type="float" office:value="13.51938" calcext:value-type="float">
            <text:p>13.51938</text:p>
          </table:table-cell>
          <table:table-cell office:value-type="float" office:value="7.705811" calcext:value-type="float">
            <text:p>7.705811</text:p>
          </table:table-cell>
          <table:table-cell office:value-type="float" office:value="12.69397" calcext:value-type="float">
            <text:p>12.69397</text:p>
          </table:table-cell>
          <table:table-cell office:value-type="float" office:value="8.577728" calcext:value-type="float">
            <text:p>8.577728</text:p>
          </table:table-cell>
          <table:table-cell office:value-type="float" office:value="12.34863" calcext:value-type="float">
            <text:p>12.34863</text:p>
          </table:table-cell>
          <table:table-cell office:value-type="float" office:value="9.326843" calcext:value-type="float">
            <text:p>9.32684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1999" calcext:value-type="float">
            <text:p>17101999</text:p>
          </table:table-cell>
          <table:table-cell office:value-type="float" office:value="4.23324" calcext:value-type="float">
            <text:p>4.23324</text:p>
          </table:table-cell>
          <table:table-cell office:value-type="float" office:value="15.6" calcext:value-type="float">
            <text:p>15.6</text:p>
          </table:table-cell>
          <table:table-cell office:value-type="float" office:value="7" calcext:value-type="float">
            <text:p>7</text:p>
          </table:table-cell>
          <table:table-cell office:value-type="float" office:value="1.382287" calcext:value-type="float">
            <text:p>1.382287</text:p>
          </table:table-cell>
          <table:table-cell office:value-type="float" office:value="0.7915122" calcext:value-type="float">
            <text:p>0.7915122</text:p>
          </table:table-cell>
          <table:table-cell office:value-type="float" office:value="421.164" calcext:value-type="float">
            <text:p>421.164</text:p>
          </table:table-cell>
          <table:table-cell office:value-type="float" office:value="1.1" calcext:value-type="float">
            <text:p>1.1</text:p>
          </table:table-cell>
          <table:table-cell office:value-type="float" office:value="16.35419" calcext:value-type="float">
            <text:p>16.35419</text:p>
          </table:table-cell>
          <table:table-cell office:value-type="float" office:value="5.506256" calcext:value-type="float">
            <text:p>5.506256</text:p>
          </table:table-cell>
          <table:table-cell office:value-type="float" office:value="14.05005" calcext:value-type="float">
            <text:p>14.05005</text:p>
          </table:table-cell>
          <table:table-cell office:value-type="float" office:value="7.8237" calcext:value-type="float">
            <text:p>7.8237</text:p>
          </table:table-cell>
          <table:table-cell office:value-type="float" office:value="13.16989" calcext:value-type="float">
            <text:p>13.16989</text:p>
          </table:table-cell>
          <table:table-cell office:value-type="float" office:value="9.06723" calcext:value-type="float">
            <text:p>9.06723</text:p>
          </table:table-cell>
          <table:table-cell office:value-type="float" office:value="12.73517" calcext:value-type="float">
            <text:p>12.73517</text:p>
          </table:table-cell>
          <table:table-cell office:value-type="float" office:value="10.21429" calcext:value-type="float">
            <text:p>10.21429</text:p>
          </table:table-cell>
          <table:table-cell office:value-type="float" office:value="12.55051" calcext:value-type="float">
            <text:p>12.55051</text:p>
          </table:table-cell>
          <table:table-cell office:value-type="float" office:value="11.06711" calcext:value-type="float">
            <text:p>11.06711</text:p>
          </table:table-cell>
          <table:table-cell office:value-type="float" office:value="12.48221" calcext:value-type="float">
            <text:p>12.48221</text:p>
          </table:table-cell>
          <table:table-cell office:value-type="float" office:value="11.66919" calcext:value-type="float">
            <text:p>11.6691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1999" calcext:value-type="float">
            <text:p>18101999</text:p>
          </table:table-cell>
          <table:table-cell office:value-type="float" office:value="9.878759" calcext:value-type="float">
            <text:p>9.878759</text:p>
          </table:table-cell>
          <table:table-cell office:value-type="float" office:value="7.1" calcext:value-type="float">
            <text:p>7.1</text:p>
          </table:table-cell>
          <table:table-cell office:value-type="float" office:value="-0.9" calcext:value-type="float">
            <text:p>-0.9</text:p>
          </table:table-cell>
          <table:table-cell office:value-type="float" office:value="0.9048122" calcext:value-type="float">
            <text:p>0.9048122</text:p>
          </table:table-cell>
          <table:table-cell office:value-type="float" office:value="0.361062" calcext:value-type="float">
            <text:p>0.361062</text:p>
          </table:table-cell>
          <table:table-cell office:value-type="float" office:value="391.14" calcext:value-type="float">
            <text:p>391.14</text:p>
          </table:table-cell>
          <table:table-cell office:value-type="float" office:value="0.2" calcext:value-type="float">
            <text:p>0.2</text:p>
          </table:table-cell>
          <table:table-cell office:value-type="float" office:value="17.99939" calcext:value-type="float">
            <text:p>17.99939</text:p>
          </table:table-cell>
          <table:table-cell office:value-type="float" office:value="-1.228455" calcext:value-type="float">
            <text:p>-1.228455</text:p>
          </table:table-cell>
          <table:table-cell office:value-type="float" office:value="13.31458" calcext:value-type="float">
            <text:p>13.31458</text:p>
          </table:table-cell>
          <table:table-cell office:value-type="float" office:value="3.328918" calcext:value-type="float">
            <text:p>3.328918</text:p>
          </table:table-cell>
          <table:table-cell office:value-type="float" office:value="11.8493" calcext:value-type="float">
            <text:p>11.8493</text:p>
          </table:table-cell>
          <table:table-cell office:value-type="float" office:value="5.450134" calcext:value-type="float">
            <text:p>5.450134</text:p>
          </table:table-cell>
          <table:table-cell office:value-type="float" office:value="11.17068" calcext:value-type="float">
            <text:p>11.17068</text:p>
          </table:table-cell>
          <table:table-cell office:value-type="float" office:value="7.441376" calcext:value-type="float">
            <text:p>7.441376</text:p>
          </table:table-cell>
          <table:table-cell office:value-type="float" office:value="11.01923" calcext:value-type="float">
            <text:p>11.01923</text:p>
          </table:table-cell>
          <table:table-cell office:value-type="float" office:value="8.941406" calcext:value-type="float">
            <text:p>8.941406</text:p>
          </table:table-cell>
          <table:table-cell office:value-type="float" office:value="11.63196" calcext:value-type="float">
            <text:p>11.63196</text:p>
          </table:table-cell>
          <table:table-cell office:value-type="float" office:value="10.02176" calcext:value-type="float">
            <text:p>10.0217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1999" calcext:value-type="float">
            <text:p>19101999</text:p>
          </table:table-cell>
          <table:table-cell office:value-type="float" office:value="12.17811" calcext:value-type="float">
            <text:p>12.17811</text:p>
          </table:table-cell>
          <table:table-cell office:value-type="float" office:value="6.7" calcext:value-type="float">
            <text:p>6.7</text:p>
          </table:table-cell>
          <table:table-cell office:value-type="float" office:value="-3" calcext:value-type="float">
            <text:p>-3</text:p>
          </table:table-cell>
          <table:table-cell office:value-type="float" office:value="0.5029074" calcext:value-type="float">
            <text:p>0.5029074</text:p>
          </table:table-cell>
          <table:table-cell office:value-type="float" office:value="0.3887704" calcext:value-type="float">
            <text:p>0.3887704</text:p>
          </table:table-cell>
          <table:table-cell office:value-type="float" office:value="276.084" calcext:value-type="float">
            <text:p>276.084</text:p>
          </table:table-cell>
          <table:table-cell office:value-type="float" office:value="0" calcext:value-type="float">
            <text:p>0</text:p>
          </table:table-cell>
          <table:table-cell office:value-type="float" office:value="17.45859" calcext:value-type="float">
            <text:p>17.45859</text:p>
          </table:table-cell>
          <table:table-cell office:value-type="float" office:value="-3.495361" calcext:value-type="float">
            <text:p>-3.495361</text:p>
          </table:table-cell>
          <table:table-cell office:value-type="float" office:value="11.45789" calcext:value-type="float">
            <text:p>11.45789</text:p>
          </table:table-cell>
          <table:table-cell office:value-type="float" office:value="1.196136" calcext:value-type="float">
            <text:p>1.196136</text:p>
          </table:table-cell>
          <table:table-cell office:value-type="float" office:value="9.968567" calcext:value-type="float">
            <text:p>9.968567</text:p>
          </table:table-cell>
          <table:table-cell office:value-type="float" office:value="3.238892" calcext:value-type="float">
            <text:p>3.238892</text:p>
          </table:table-cell>
          <table:table-cell office:value-type="float" office:value="9.276886" calcext:value-type="float">
            <text:p>9.276886</text:p>
          </table:table-cell>
          <table:table-cell office:value-type="float" office:value="5.156738" calcext:value-type="float">
            <text:p>5.156738</text:p>
          </table:table-cell>
          <table:table-cell office:value-type="float" office:value="9.170929" calcext:value-type="float">
            <text:p>9.170929</text:p>
          </table:table-cell>
          <table:table-cell office:value-type="float" office:value="6.649841" calcext:value-type="float">
            <text:p>6.649841</text:p>
          </table:table-cell>
          <table:table-cell office:value-type="float" office:value="9.96048" calcext:value-type="float">
            <text:p>9.96048</text:p>
          </table:table-cell>
          <table:table-cell office:value-type="float" office:value="7.872986" calcext:value-type="float">
            <text:p>7.87298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1999" calcext:value-type="float">
            <text:p>20101999</text:p>
          </table:table-cell>
          <table:table-cell office:value-type="float" office:value="6.36732" calcext:value-type="float">
            <text:p>6.36732</text:p>
          </table:table-cell>
          <table:table-cell office:value-type="float" office:value="14.6" calcext:value-type="float">
            <text:p>14.6</text:p>
          </table:table-cell>
          <table:table-cell office:value-type="float" office:value="1.5" calcext:value-type="float">
            <text:p>1.5</text:p>
          </table:table-cell>
          <table:table-cell office:value-type="float" office:value="1.101314" calcext:value-type="float">
            <text:p>1.101314</text:p>
          </table:table-cell>
          <table:table-cell office:value-type="float" office:value="0.4958565" calcext:value-type="float">
            <text:p>0.4958565</text:p>
          </table:table-cell>
          <table:table-cell office:value-type="float" office:value="354.132" calcext:value-type="float">
            <text:p>354.132</text:p>
          </table:table-cell>
          <table:table-cell office:value-type="float" office:value="0.8000001" calcext:value-type="float">
            <text:p>0.8000001</text:p>
          </table:table-cell>
          <table:table-cell office:value-type="float" office:value="20.0817" calcext:value-type="float">
            <text:p>20.0817</text:p>
          </table:table-cell>
          <table:table-cell office:value-type="float" office:value="-0.4317322" calcext:value-type="float">
            <text:p>-0.4317322</text:p>
          </table:table-cell>
          <table:table-cell office:value-type="float" office:value="12.44321" calcext:value-type="float">
            <text:p>12.44321</text:p>
          </table:table-cell>
          <table:table-cell office:value-type="float" office:value="2.896454" calcext:value-type="float">
            <text:p>2.896454</text:p>
          </table:table-cell>
          <table:table-cell office:value-type="float" office:value="10.41443" calcext:value-type="float">
            <text:p>10.41443</text:p>
          </table:table-cell>
          <table:table-cell office:value-type="float" office:value="4.243622" calcext:value-type="float">
            <text:p>4.243622</text:p>
          </table:table-cell>
          <table:table-cell office:value-type="float" office:value="9.780121" calcext:value-type="float">
            <text:p>9.780121</text:p>
          </table:table-cell>
          <table:table-cell office:value-type="float" office:value="5.600281" calcext:value-type="float">
            <text:p>5.600281</text:p>
          </table:table-cell>
          <table:table-cell office:value-type="float" office:value="9.546783" calcext:value-type="float">
            <text:p>9.546783</text:p>
          </table:table-cell>
          <table:table-cell office:value-type="float" office:value="6.742004" calcext:value-type="float">
            <text:p>6.742004</text:p>
          </table:table-cell>
          <table:table-cell office:value-type="float" office:value="9.590454" calcext:value-type="float">
            <text:p>9.590454</text:p>
          </table:table-cell>
          <table:table-cell office:value-type="float" office:value="7.719513" calcext:value-type="float">
            <text:p>7.71951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1999" calcext:value-type="float">
            <text:p>21101999</text:p>
          </table:table-cell>
          <table:table-cell office:value-type="float" office:value="8.72208" calcext:value-type="float">
            <text:p>8.72208</text:p>
          </table:table-cell>
          <table:table-cell office:value-type="float" office:value="12.3" calcext:value-type="float">
            <text:p>12.3</text:p>
          </table:table-cell>
          <table:table-cell office:value-type="float" office:value="1.9" calcext:value-type="float">
            <text:p>1.9</text:p>
          </table:table-cell>
          <table:table-cell office:value-type="float" office:value="0.7799013" calcext:value-type="float">
            <text:p>0.7799013</text:p>
          </table:table-cell>
          <table:table-cell office:value-type="float" office:value="0.6251636" calcext:value-type="float">
            <text:p>0.6251636</text:p>
          </table:table-cell>
          <table:table-cell office:value-type="float" office:value="261.036" calcext:value-type="float">
            <text:p>261.036</text:p>
          </table:table-cell>
          <table:table-cell office:value-type="float" office:value="0.1" calcext:value-type="float">
            <text:p>0.1</text:p>
          </table:table-cell>
          <table:table-cell office:value-type="float" office:value="20.25851" calcext:value-type="float">
            <text:p>20.25851</text:p>
          </table:table-cell>
          <table:table-cell office:value-type="float" office:value="0.3619385" calcext:value-type="float">
            <text:p>0.3619385</text:p>
          </table:table-cell>
          <table:table-cell office:value-type="float" office:value="13.83936" calcext:value-type="float">
            <text:p>13.83936</text:p>
          </table:table-cell>
          <table:table-cell office:value-type="float" office:value="3.831146" calcext:value-type="float">
            <text:p>3.831146</text:p>
          </table:table-cell>
          <table:table-cell office:value-type="float" office:value="12.0459" calcext:value-type="float">
            <text:p>12.0459</text:p>
          </table:table-cell>
          <table:table-cell office:value-type="float" office:value="5.189423" calcext:value-type="float">
            <text:p>5.189423</text:p>
          </table:table-cell>
          <table:table-cell office:value-type="float" office:value="10.9527" calcext:value-type="float">
            <text:p>10.9527</text:p>
          </table:table-cell>
          <table:table-cell office:value-type="float" office:value="6.459229" calcext:value-type="float">
            <text:p>6.459229</text:p>
          </table:table-cell>
          <table:table-cell office:value-type="float" office:value="10.4194" calcext:value-type="float">
            <text:p>10.4194</text:p>
          </table:table-cell>
          <table:table-cell office:value-type="float" office:value="7.451935" calcext:value-type="float">
            <text:p>7.451935</text:p>
          </table:table-cell>
          <table:table-cell office:value-type="float" office:value="10.23602" calcext:value-type="float">
            <text:p>10.23602</text:p>
          </table:table-cell>
          <table:table-cell office:value-type="float" office:value="8.255341" calcext:value-type="float">
            <text:p>8.25534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1999" calcext:value-type="float">
            <text:p>22101999</text:p>
          </table:table-cell>
          <table:table-cell office:value-type="float" office:value="1.20744" calcext:value-type="float">
            <text:p>1.20744</text:p>
          </table:table-cell>
          <table:table-cell office:value-type="float" office:value="11.3" calcext:value-type="float">
            <text:p>11.3</text:p>
          </table:table-cell>
          <table:table-cell office:value-type="float" office:value="6.1" calcext:value-type="float">
            <text:p>6.1</text:p>
          </table:table-cell>
          <table:table-cell office:value-type="float" office:value="1.008442" calcext:value-type="float">
            <text:p>1.008442</text:p>
          </table:table-cell>
          <table:table-cell office:value-type="float" office:value="0.6635733" calcext:value-type="float">
            <text:p>0.6635733</text:p>
          </table:table-cell>
          <table:table-cell office:value-type="float" office:value="443.088" calcext:value-type="float">
            <text:p>443.088</text:p>
          </table:table-cell>
          <table:table-cell office:value-type="float" office:value="1" calcext:value-type="float">
            <text:p>1</text:p>
          </table:table-cell>
          <table:table-cell office:value-type="float" office:value="9.352783" calcext:value-type="float">
            <text:p>9.352783</text:p>
          </table:table-cell>
          <table:table-cell office:value-type="float" office:value="3.774811" calcext:value-type="float">
            <text:p>3.774811</text:p>
          </table:table-cell>
          <table:table-cell office:value-type="float" office:value="8.916962" calcext:value-type="float">
            <text:p>8.916962</text:p>
          </table:table-cell>
          <table:table-cell office:value-type="float" office:value="6.299835" calcext:value-type="float">
            <text:p>6.299835</text:p>
          </table:table-cell>
          <table:table-cell office:value-type="float" office:value="8.893158" calcext:value-type="float">
            <text:p>8.893158</text:p>
          </table:table-cell>
          <table:table-cell office:value-type="float" office:value="7.09967" calcext:value-type="float">
            <text:p>7.09967</text:p>
          </table:table-cell>
          <table:table-cell office:value-type="float" office:value="9.006226" calcext:value-type="float">
            <text:p>9.006226</text:p>
          </table:table-cell>
          <table:table-cell office:value-type="float" office:value="7.903503" calcext:value-type="float">
            <text:p>7.903503</text:p>
          </table:table-cell>
          <table:table-cell office:value-type="float" office:value="9.584229" calcext:value-type="float">
            <text:p>9.584229</text:p>
          </table:table-cell>
          <table:table-cell office:value-type="float" office:value="8.567322" calcext:value-type="float">
            <text:p>8.567322</text:p>
          </table:table-cell>
          <table:table-cell office:value-type="float" office:value="9.963226" calcext:value-type="float">
            <text:p>9.963226</text:p>
          </table:table-cell>
          <table:table-cell office:value-type="float" office:value="9.103821" calcext:value-type="float">
            <text:p>9.10382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1999" calcext:value-type="float">
            <text:p>23101999</text:p>
          </table:table-cell>
          <table:table-cell office:value-type="float" office:value="2.592" calcext:value-type="float">
            <text:p>2.592</text:p>
          </table:table-cell>
          <table:table-cell office:value-type="float" office:value="6.8" calcext:value-type="float">
            <text:p>6.8</text:p>
          </table:table-cell>
          <table:table-cell office:value-type="float" office:value="4.4" calcext:value-type="float">
            <text:p>4.4</text:p>
          </table:table-cell>
          <table:table-cell office:value-type="float" office:value="0.9207245" calcext:value-type="float">
            <text:p>0.9207245</text:p>
          </table:table-cell>
          <table:table-cell office:value-type="float" office:value="0.810324" calcext:value-type="float">
            <text:p>0.810324</text:p>
          </table:table-cell>
          <table:table-cell office:value-type="float" office:value="327.636" calcext:value-type="float">
            <text:p>327.636</text:p>
          </table:table-cell>
          <table:table-cell office:value-type="float" office:value="5.1" calcext:value-type="float">
            <text:p>5.1</text:p>
          </table:table-cell>
          <table:table-cell office:value-type="float" office:value="9.099091" calcext:value-type="float">
            <text:p>9.099091</text:p>
          </table:table-cell>
          <table:table-cell office:value-type="float" office:value="2.509949" calcext:value-type="float">
            <text:p>2.509949</text:p>
          </table:table-cell>
          <table:table-cell office:value-type="float" office:value="8.083313" calcext:value-type="float">
            <text:p>8.083313</text:p>
          </table:table-cell>
          <table:table-cell office:value-type="float" office:value="4.893005" calcext:value-type="float">
            <text:p>4.893005</text:p>
          </table:table-cell>
          <table:table-cell office:value-type="float" office:value="8.03479" calcext:value-type="float">
            <text:p>8.03479</text:p>
          </table:table-cell>
          <table:table-cell office:value-type="float" office:value="5.961334" calcext:value-type="float">
            <text:p>5.961334</text:p>
          </table:table-cell>
          <table:table-cell office:value-type="float" office:value="8.180298" calcext:value-type="float">
            <text:p>8.180298</text:p>
          </table:table-cell>
          <table:table-cell office:value-type="float" office:value="6.973663" calcext:value-type="float">
            <text:p>6.973663</text:p>
          </table:table-cell>
          <table:table-cell office:value-type="float" office:value="8.722076" calcext:value-type="float">
            <text:p>8.722076</text:p>
          </table:table-cell>
          <table:table-cell office:value-type="float" office:value="7.784088" calcext:value-type="float">
            <text:p>7.784088</text:p>
          </table:table-cell>
          <table:table-cell office:value-type="float" office:value="9.246857" calcext:value-type="float">
            <text:p>9.246857</text:p>
          </table:table-cell>
          <table:table-cell office:value-type="float" office:value="8.456024" calcext:value-type="float">
            <text:p>8.45602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1999" calcext:value-type="float">
            <text:p>24101999</text:p>
          </table:table-cell>
          <table:table-cell office:value-type="float" office:value="6.451559" calcext:value-type="float">
            <text:p>6.451559</text:p>
          </table:table-cell>
          <table:table-cell office:value-type="float" office:value="6.8" calcext:value-type="float">
            <text:p>6.8</text:p>
          </table:table-cell>
          <table:table-cell office:value-type="float" office:value="1.5" calcext:value-type="float">
            <text:p>1.5</text:p>
          </table:table-cell>
          <table:table-cell office:value-type="float" office:value="0.9207245" calcext:value-type="float">
            <text:p>0.9207245</text:p>
          </table:table-cell>
          <table:table-cell office:value-type="float" office:value="0.3912059" calcext:value-type="float">
            <text:p>0.3912059</text:p>
          </table:table-cell>
          <table:table-cell office:value-type="float" office:value="633.024" calcext:value-type="float">
            <text:p>633.024</text:p>
          </table:table-cell>
          <table:table-cell office:value-type="float" office:value="0.1" calcext:value-type="float">
            <text:p>0.1</text:p>
          </table:table-cell>
          <table:table-cell office:value-type="float" office:value="11.91257" calcext:value-type="float">
            <text:p>11.91257</text:p>
          </table:table-cell>
          <table:table-cell office:value-type="float" office:value="-0.790802" calcext:value-type="float">
            <text:p>-0.790802</text:p>
          </table:table-cell>
          <table:table-cell office:value-type="float" office:value="9.499146" calcext:value-type="float">
            <text:p>9.499146</text:p>
          </table:table-cell>
          <table:table-cell office:value-type="float" office:value="2.14563" calcext:value-type="float">
            <text:p>2.14563</text:p>
          </table:table-cell>
          <table:table-cell office:value-type="float" office:value="8.492767" calcext:value-type="float">
            <text:p>8.492767</text:p>
          </table:table-cell>
          <table:table-cell office:value-type="float" office:value="3.725128" calcext:value-type="float">
            <text:p>3.725128</text:p>
          </table:table-cell>
          <table:table-cell office:value-type="float" office:value="8.140137" calcext:value-type="float">
            <text:p>8.140137</text:p>
          </table:table-cell>
          <table:table-cell office:value-type="float" office:value="5.290863" calcext:value-type="float">
            <text:p>5.290863</text:p>
          </table:table-cell>
          <table:table-cell office:value-type="float" office:value="8.190369" calcext:value-type="float">
            <text:p>8.190369</text:p>
          </table:table-cell>
          <table:table-cell office:value-type="float" office:value="6.555817" calcext:value-type="float">
            <text:p>6.555817</text:p>
          </table:table-cell>
          <table:table-cell office:value-type="float" office:value="8.448547" calcext:value-type="float">
            <text:p>8.448547</text:p>
          </table:table-cell>
          <table:table-cell office:value-type="float" office:value="7.551392" calcext:value-type="float">
            <text:p>7.55139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1999" calcext:value-type="float">
            <text:p>25101999</text:p>
          </table:table-cell>
          <table:table-cell office:value-type="float" office:value="5.4108" calcext:value-type="float">
            <text:p>5.4108</text:p>
          </table:table-cell>
          <table:table-cell office:value-type="float" office:value="7.9" calcext:value-type="float">
            <text:p>7.9</text:p>
          </table:table-cell>
          <table:table-cell office:value-type="float" office:value="-1.8" calcext:value-type="float">
            <text:p>-1.8</text:p>
          </table:table-cell>
          <table:table-cell office:value-type="float" office:value="0.6801963" calcext:value-type="float">
            <text:p>0.6801963</text:p>
          </table:table-cell>
          <table:table-cell office:value-type="float" office:value="0.403486" calcext:value-type="float">
            <text:p>0.403486</text:p>
          </table:table-cell>
          <table:table-cell office:value-type="float" office:value="223.704" calcext:value-type="float">
            <text:p>223.704</text:p>
          </table:table-cell>
          <table:table-cell office:value-type="float" office:value="0" calcext:value-type="float">
            <text:p>0</text:p>
          </table:table-cell>
          <table:table-cell office:value-type="float" office:value="10.96805" calcext:value-type="float">
            <text:p>10.96805</text:p>
          </table:table-cell>
          <table:table-cell office:value-type="float" office:value="-1.656006" calcext:value-type="float">
            <text:p>-1.656006</text:p>
          </table:table-cell>
          <table:table-cell office:value-type="float" office:value="7.850708" calcext:value-type="float">
            <text:p>7.850708</text:p>
          </table:table-cell>
          <table:table-cell office:value-type="float" office:value="1.111084" calcext:value-type="float">
            <text:p>1.111084</text:p>
          </table:table-cell>
          <table:table-cell office:value-type="float" office:value="6.86911" calcext:value-type="float">
            <text:p>6.86911</text:p>
          </table:table-cell>
          <table:table-cell office:value-type="float" office:value="2.476562" calcext:value-type="float">
            <text:p>2.476562</text:p>
          </table:table-cell>
          <table:table-cell office:value-type="float" office:value="6.507111" calcext:value-type="float">
            <text:p>6.507111</text:p>
          </table:table-cell>
          <table:table-cell office:value-type="float" office:value="3.894989" calcext:value-type="float">
            <text:p>3.894989</text:p>
          </table:table-cell>
          <table:table-cell office:value-type="float" office:value="6.616333" calcext:value-type="float">
            <text:p>6.616333</text:p>
          </table:table-cell>
          <table:table-cell office:value-type="float" office:value="5.066345" calcext:value-type="float">
            <text:p>5.066345</text:p>
          </table:table-cell>
          <table:table-cell office:value-type="float" office:value="7.509308" calcext:value-type="float">
            <text:p>7.509308</text:p>
          </table:table-cell>
          <table:table-cell office:value-type="float" office:value="6.069183" calcext:value-type="float">
            <text:p>6.06918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1999" calcext:value-type="float">
            <text:p>26101999</text:p>
          </table:table-cell>
          <table:table-cell office:value-type="float" office:value="5.4738" calcext:value-type="float">
            <text:p>5.4738</text:p>
          </table:table-cell>
          <table:table-cell office:value-type="float" office:value="12.2" calcext:value-type="float">
            <text:p>12.2</text:p>
          </table:table-cell>
          <table:table-cell office:value-type="float" office:value="5.5" calcext:value-type="float">
            <text:p>5.5</text:p>
          </table:table-cell>
          <table:table-cell office:value-type="float" office:value="0.9582198" calcext:value-type="float">
            <text:p>0.9582198</text:p>
          </table:table-cell>
          <table:table-cell office:value-type="float" office:value="0.6880233" calcext:value-type="float">
            <text:p>0.6880233</text:p>
          </table:table-cell>
          <table:table-cell office:value-type="float" office:value="411.12" calcext:value-type="float">
            <text:p>411.12</text:p>
          </table:table-cell>
          <table:table-cell office:value-type="float" office:value="1.2" calcext:value-type="float">
            <text:p>1.2</text:p>
          </table:table-cell>
          <table:table-cell office:value-type="float" office:value="15.16702" calcext:value-type="float">
            <text:p>15.16702</text:p>
          </table:table-cell>
          <table:table-cell office:value-type="float" office:value="0.02050781" calcext:value-type="float">
            <text:p>0.02050781</text:p>
          </table:table-cell>
          <table:table-cell office:value-type="float" office:value="10.4483" calcext:value-type="float">
            <text:p>10.4483</text:p>
          </table:table-cell>
          <table:table-cell office:value-type="float" office:value="2.118469" calcext:value-type="float">
            <text:p>2.118469</text:p>
          </table:table-cell>
          <table:table-cell office:value-type="float" office:value="9.126068" calcext:value-type="float">
            <text:p>9.126068</text:p>
          </table:table-cell>
          <table:table-cell office:value-type="float" office:value="3.352509" calcext:value-type="float">
            <text:p>3.352509</text:p>
          </table:table-cell>
          <table:table-cell office:value-type="float" office:value="8.471436" calcext:value-type="float">
            <text:p>8.471436</text:p>
          </table:table-cell>
          <table:table-cell office:value-type="float" office:value="4.496887" calcext:value-type="float">
            <text:p>4.496887</text:p>
          </table:table-cell>
          <table:table-cell office:value-type="float" office:value="8.175568" calcext:value-type="float">
            <text:p>8.175568</text:p>
          </table:table-cell>
          <table:table-cell office:value-type="float" office:value="5.432343" calcext:value-type="float">
            <text:p>5.432343</text:p>
          </table:table-cell>
          <table:table-cell office:value-type="float" office:value="8.138458" calcext:value-type="float">
            <text:p>8.138458</text:p>
          </table:table-cell>
          <table:table-cell office:value-type="float" office:value="6.222473" calcext:value-type="float">
            <text:p>6.2224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1999" calcext:value-type="float">
            <text:p>27101999</text:p>
          </table:table-cell>
          <table:table-cell office:value-type="float" office:value="9.72468" calcext:value-type="float">
            <text:p>9.72468</text:p>
          </table:table-cell>
          <table:table-cell office:value-type="float" office:value="6.8" calcext:value-type="float">
            <text:p>6.8</text:p>
          </table:table-cell>
          <table:table-cell office:value-type="float" office:value="0.3" calcext:value-type="float">
            <text:p>0.3</text:p>
          </table:table-cell>
          <table:table-cell office:value-type="float" office:value="0.5870621" calcext:value-type="float">
            <text:p>0.5870621</text:p>
          </table:table-cell>
          <table:table-cell office:value-type="float" office:value="0.4136683" calcext:value-type="float">
            <text:p>0.4136683</text:p>
          </table:table-cell>
          <table:table-cell office:value-type="float" office:value="259.452" calcext:value-type="float">
            <text:p>259.452</text:p>
          </table:table-cell>
          <table:table-cell office:value-type="float" office:value="0" calcext:value-type="float">
            <text:p>0</text:p>
          </table:table-cell>
          <table:table-cell office:value-type="float" office:value="14.10904" calcext:value-type="float">
            <text:p>14.10904</text:p>
          </table:table-cell>
          <table:table-cell office:value-type="float" office:value="-1.214874" calcext:value-type="float">
            <text:p>-1.214874</text:p>
          </table:table-cell>
          <table:table-cell office:value-type="float" office:value="10.18204" calcext:value-type="float">
            <text:p>10.18204</text:p>
          </table:table-cell>
          <table:table-cell office:value-type="float" office:value="2.095551" calcext:value-type="float">
            <text:p>2.095551</text:p>
          </table:table-cell>
          <table:table-cell office:value-type="float" office:value="8.628967" calcext:value-type="float">
            <text:p>8.628967</text:p>
          </table:table-cell>
          <table:table-cell office:value-type="float" office:value="3.533539" calcext:value-type="float">
            <text:p>3.533539</text:p>
          </table:table-cell>
          <table:table-cell office:value-type="float" office:value="7.925598" calcext:value-type="float">
            <text:p>7.925598</text:p>
          </table:table-cell>
          <table:table-cell office:value-type="float" office:value="4.765442" calcext:value-type="float">
            <text:p>4.765442</text:p>
          </table:table-cell>
          <table:table-cell office:value-type="float" office:value="7.71817" calcext:value-type="float">
            <text:p>7.71817</text:p>
          </table:table-cell>
          <table:table-cell office:value-type="float" office:value="5.761932" calcext:value-type="float">
            <text:p>5.761932</text:p>
          </table:table-cell>
          <table:table-cell office:value-type="float" office:value="7.860291" calcext:value-type="float">
            <text:p>7.860291</text:p>
          </table:table-cell>
          <table:table-cell office:value-type="float" office:value="6.577545" calcext:value-type="float">
            <text:p>6.57754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1999" calcext:value-type="float">
            <text:p>28101999</text:p>
          </table:table-cell>
          <table:table-cell office:value-type="float" office:value="9.216359" calcext:value-type="float">
            <text:p>9.216359</text:p>
          </table:table-cell>
          <table:table-cell office:value-type="float" office:value="11" calcext:value-type="float">
            <text:p>11</text:p>
          </table:table-cell>
          <table:table-cell office:value-type="float" office:value="-1.8" calcext:value-type="float">
            <text:p>-1.8</text:p>
          </table:table-cell>
          <table:table-cell office:value-type="float" office:value="0.8140098" calcext:value-type="float">
            <text:p>0.8140098</text:p>
          </table:table-cell>
          <table:table-cell office:value-type="float" office:value="0.4329477" calcext:value-type="float">
            <text:p>0.4329477</text:p>
          </table:table-cell>
          <table:table-cell office:value-type="float" office:value="311.004" calcext:value-type="float">
            <text:p>311.004</text:p>
          </table:table-cell>
          <table:table-cell office:value-type="float" office:value="0" calcext:value-type="float">
            <text:p>0</text:p>
          </table:table-cell>
          <table:table-cell office:value-type="float" office:value="17.49307" calcext:value-type="float">
            <text:p>17.49307</text:p>
          </table:table-cell>
          <table:table-cell office:value-type="float" office:value="-2.858673" calcext:value-type="float">
            <text:p>-2.858673</text:p>
          </table:table-cell>
          <table:table-cell office:value-type="float" office:value="10.80002" calcext:value-type="float">
            <text:p>10.80002</text:p>
          </table:table-cell>
          <table:table-cell office:value-type="float" office:value="0.5198364" calcext:value-type="float">
            <text:p>0.5198364</text:p>
          </table:table-cell>
          <table:table-cell office:value-type="float" office:value="8.92041" calcext:value-type="float">
            <text:p>8.92041</text:p>
          </table:table-cell>
          <table:table-cell office:value-type="float" office:value="2.036957" calcext:value-type="float">
            <text:p>2.036957</text:p>
          </table:table-cell>
          <table:table-cell office:value-type="float" office:value="7.903931" calcext:value-type="float">
            <text:p>7.903931</text:p>
          </table:table-cell>
          <table:table-cell office:value-type="float" office:value="3.46936" calcext:value-type="float">
            <text:p>3.46936</text:p>
          </table:table-cell>
          <table:table-cell office:value-type="float" office:value="7.532593" calcext:value-type="float">
            <text:p>7.532593</text:p>
          </table:table-cell>
          <table:table-cell office:value-type="float" office:value="4.62796" calcext:value-type="float">
            <text:p>4.62796</text:p>
          </table:table-cell>
          <table:table-cell office:value-type="float" office:value="7.555725" calcext:value-type="float">
            <text:p>7.555725</text:p>
          </table:table-cell>
          <table:table-cell office:value-type="float" office:value="5.600128" calcext:value-type="float">
            <text:p>5.60012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1999" calcext:value-type="float">
            <text:p>29101999</text:p>
          </table:table-cell>
          <table:table-cell office:value-type="float" office:value="11.70216" calcext:value-type="float">
            <text:p>11.70216</text:p>
          </table:table-cell>
          <table:table-cell office:value-type="float" office:value="13.4" calcext:value-type="float">
            <text:p>13.4</text:p>
          </table:table-cell>
          <table:table-cell office:value-type="float" office:value="3.2" calcext:value-type="float">
            <text:p>3.2</text:p>
          </table:table-cell>
          <table:table-cell office:value-type="float" office:value="0.8716135" calcext:value-type="float">
            <text:p>0.8716135</text:p>
          </table:table-cell>
          <table:table-cell office:value-type="float" office:value="0.50488" calcext:value-type="float">
            <text:p>0.50488</text:p>
          </table:table-cell>
          <table:table-cell office:value-type="float" office:value="172.872" calcext:value-type="float">
            <text:p>172.872</text:p>
          </table:table-cell>
          <table:table-cell office:value-type="float" office:value="0" calcext:value-type="float">
            <text:p>0</text:p>
          </table:table-cell>
          <table:table-cell office:value-type="float" office:value="22.01932" calcext:value-type="float">
            <text:p>22.01932</text:p>
          </table:table-cell>
          <table:table-cell office:value-type="float" office:value="0.8328247" calcext:value-type="float">
            <text:p>0.8328247</text:p>
          </table:table-cell>
          <table:table-cell office:value-type="float" office:value="14.31363" calcext:value-type="float">
            <text:p>14.31363</text:p>
          </table:table-cell>
          <table:table-cell office:value-type="float" office:value="3.489929" calcext:value-type="float">
            <text:p>3.489929</text:p>
          </table:table-cell>
          <table:table-cell office:value-type="float" office:value="12.15646" calcext:value-type="float">
            <text:p>12.15646</text:p>
          </table:table-cell>
          <table:table-cell office:value-type="float" office:value="4.580475" calcext:value-type="float">
            <text:p>4.580475</text:p>
          </table:table-cell>
          <table:table-cell office:value-type="float" office:value="10.63831" calcext:value-type="float">
            <text:p>10.63831</text:p>
          </table:table-cell>
          <table:table-cell office:value-type="float" office:value="5.542023" calcext:value-type="float">
            <text:p>5.542023</text:p>
          </table:table-cell>
          <table:table-cell office:value-type="float" office:value="9.752747" calcext:value-type="float">
            <text:p>9.752747</text:p>
          </table:table-cell>
          <table:table-cell office:value-type="float" office:value="6.271454" calcext:value-type="float">
            <text:p>6.271454</text:p>
          </table:table-cell>
          <table:table-cell office:value-type="float" office:value="9.298767" calcext:value-type="float">
            <text:p>9.298767</text:p>
          </table:table-cell>
          <table:table-cell office:value-type="float" office:value="6.867828" calcext:value-type="float">
            <text:p>6.86782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1999" calcext:value-type="float">
            <text:p>30101999</text:p>
          </table:table-cell>
          <table:table-cell office:value-type="float" office:value="6.69024" calcext:value-type="float">
            <text:p>6.69024</text:p>
          </table:table-cell>
          <table:table-cell office:value-type="float" office:value="16.4" calcext:value-type="float">
            <text:p>16.4</text:p>
          </table:table-cell>
          <table:table-cell office:value-type="float" office:value="3.1" calcext:value-type="float">
            <text:p>3.1</text:p>
          </table:table-cell>
          <table:table-cell office:value-type="float" office:value="1.116595" calcext:value-type="float">
            <text:p>1.116595</text:p>
          </table:table-cell>
          <table:table-cell office:value-type="float" office:value="0.4939398" calcext:value-type="float">
            <text:p>0.4939398</text:p>
          </table:table-cell>
          <table:table-cell office:value-type="float" office:value="262.116" calcext:value-type="float">
            <text:p>262.116</text:p>
          </table:table-cell>
          <table:table-cell office:value-type="float" office:value="0" calcext:value-type="float">
            <text:p>0</text:p>
          </table:table-cell>
          <table:table-cell office:value-type="float" office:value="22.30453" calcext:value-type="float">
            <text:p>22.30453</text:p>
          </table:table-cell>
          <table:table-cell office:value-type="float" office:value="0.8148499" calcext:value-type="float">
            <text:p>0.8148499</text:p>
          </table:table-cell>
          <table:table-cell office:value-type="float" office:value="14.81079" calcext:value-type="float">
            <text:p>14.81079</text:p>
          </table:table-cell>
          <table:table-cell office:value-type="float" office:value="4.013519" calcext:value-type="float">
            <text:p>4.013519</text:p>
          </table:table-cell>
          <table:table-cell office:value-type="float" office:value="12.41843" calcext:value-type="float">
            <text:p>12.41843</text:p>
          </table:table-cell>
          <table:table-cell office:value-type="float" office:value="5.203522" calcext:value-type="float">
            <text:p>5.203522</text:p>
          </table:table-cell>
          <table:table-cell office:value-type="float" office:value="10.97601" calcext:value-type="float">
            <text:p>10.97601</text:p>
          </table:table-cell>
          <table:table-cell office:value-type="float" office:value="6.256683" calcext:value-type="float">
            <text:p>6.256683</text:p>
          </table:table-cell>
          <table:table-cell office:value-type="float" office:value="10.17123" calcext:value-type="float">
            <text:p>10.17123</text:p>
          </table:table-cell>
          <table:table-cell office:value-type="float" office:value="7.036072" calcext:value-type="float">
            <text:p>7.036072</text:p>
          </table:table-cell>
          <table:table-cell office:value-type="float" office:value="9.786469" calcext:value-type="float">
            <text:p>9.786469</text:p>
          </table:table-cell>
          <table:table-cell office:value-type="float" office:value="7.633606" calcext:value-type="float">
            <text:p>7.63360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1999" calcext:value-type="float">
            <text:p>31101999</text:p>
          </table:table-cell>
          <table:table-cell office:value-type="float" office:value="6.50844" calcext:value-type="float">
            <text:p>6.50844</text:p>
          </table:table-cell>
          <table:table-cell office:value-type="float" office:value="18.7" calcext:value-type="float">
            <text:p>18.7</text:p>
          </table:table-cell>
          <table:table-cell office:value-type="float" office:value="6.9" calcext:value-type="float">
            <text:p>6.9</text:p>
          </table:table-cell>
          <table:table-cell office:value-type="float" office:value="1.41621" calcext:value-type="float">
            <text:p>1.41621</text:p>
          </table:table-cell>
          <table:table-cell office:value-type="float" office:value="0.7939826" calcext:value-type="float">
            <text:p>0.7939826</text:p>
          </table:table-cell>
          <table:table-cell office:value-type="float" office:value="472.14" calcext:value-type="float">
            <text:p>472.14</text:p>
          </table:table-cell>
          <table:table-cell office:value-type="float" office:value="0.8" calcext:value-type="float">
            <text:p>0.8</text:p>
          </table:table-cell>
          <table:table-cell office:value-type="float" office:value="22.53351" calcext:value-type="float">
            <text:p>22.53351</text:p>
          </table:table-cell>
          <table:table-cell office:value-type="float" office:value="5.174713" calcext:value-type="float">
            <text:p>5.174713</text:p>
          </table:table-cell>
          <table:table-cell office:value-type="float" office:value="15.86984" calcext:value-type="float">
            <text:p>15.86984</text:p>
          </table:table-cell>
          <table:table-cell office:value-type="float" office:value="8.378479" calcext:value-type="float">
            <text:p>8.378479</text:p>
          </table:table-cell>
          <table:table-cell office:value-type="float" office:value="14.13052" calcext:value-type="float">
            <text:p>14.13052</text:p>
          </table:table-cell>
          <table:table-cell office:value-type="float" office:value="9.522766" calcext:value-type="float">
            <text:p>9.522766</text:p>
          </table:table-cell>
          <table:table-cell office:value-type="float" office:value="12.79251" calcext:value-type="float">
            <text:p>12.79251</text:p>
          </table:table-cell>
          <table:table-cell office:value-type="float" office:value="9.580231" calcext:value-type="float">
            <text:p>9.580231</text:p>
          </table:table-cell>
          <table:table-cell office:value-type="float" office:value="11.91977" calcext:value-type="float">
            <text:p>11.91977</text:p>
          </table:table-cell>
          <table:table-cell office:value-type="float" office:value="9.607819" calcext:value-type="float">
            <text:p>9.607819</text:p>
          </table:table-cell>
          <table:table-cell office:value-type="float" office:value="11.35806" calcext:value-type="float">
            <text:p>11.35806</text:p>
          </table:table-cell>
          <table:table-cell office:value-type="float" office:value="9.625061" calcext:value-type="float">
            <text:p>9.62506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1999" calcext:value-type="float">
            <text:p>1111999</text:p>
          </table:table-cell>
          <table:table-cell office:value-type="float" office:value="10.94394" calcext:value-type="float">
            <text:p>10.94394</text:p>
          </table:table-cell>
          <table:table-cell office:value-type="float" office:value="17.4" calcext:value-type="float">
            <text:p>17.4</text:p>
          </table:table-cell>
          <table:table-cell office:value-type="float" office:value="3.2" calcext:value-type="float">
            <text:p>3.2</text:p>
          </table:table-cell>
          <table:table-cell office:value-type="float" office:value="0.9486464" calcext:value-type="float">
            <text:p>0.9486464</text:p>
          </table:table-cell>
          <table:table-cell office:value-type="float" office:value="0.7043976" calcext:value-type="float">
            <text:p>0.7043976</text:p>
          </table:table-cell>
          <table:table-cell office:value-type="float" office:value="305.136" calcext:value-type="float">
            <text:p>305.136</text:p>
          </table:table-cell>
          <table:table-cell office:value-type="float" office:value="0" calcext:value-type="float">
            <text:p>0</text:p>
          </table:table-cell>
          <table:table-cell office:value-type="float" office:value="27.76736" calcext:value-type="float">
            <text:p>27.76736</text:p>
          </table:table-cell>
          <table:table-cell office:value-type="float" office:value="2.187195" calcext:value-type="float">
            <text:p>2.187195</text:p>
          </table:table-cell>
          <table:table-cell office:value-type="float" office:value="18.22833" calcext:value-type="float">
            <text:p>18.22833</text:p>
          </table:table-cell>
          <table:table-cell office:value-type="float" office:value="5.687408" calcext:value-type="float">
            <text:p>5.687408</text:p>
          </table:table-cell>
          <table:table-cell office:value-type="float" office:value="15.5611" calcext:value-type="float">
            <text:p>15.5611</text:p>
          </table:table-cell>
          <table:table-cell office:value-type="float" office:value="7.025269" calcext:value-type="float">
            <text:p>7.025269</text:p>
          </table:table-cell>
          <table:table-cell office:value-type="float" office:value="13.66269" calcext:value-type="float">
            <text:p>13.66269</text:p>
          </table:table-cell>
          <table:table-cell office:value-type="float" office:value="8.136658" calcext:value-type="float">
            <text:p>8.136658</text:p>
          </table:table-cell>
          <table:table-cell office:value-type="float" office:value="12.50906" calcext:value-type="float">
            <text:p>12.50906</text:p>
          </table:table-cell>
          <table:table-cell office:value-type="float" office:value="8.89682" calcext:value-type="float">
            <text:p>8.89682</text:p>
          </table:table-cell>
          <table:table-cell office:value-type="float" office:value="11.83032" calcext:value-type="float">
            <text:p>11.83032</text:p>
          </table:table-cell>
          <table:table-cell office:value-type="float" office:value="9.417328" calcext:value-type="float">
            <text:p>9.41732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1999" calcext:value-type="float">
            <text:p>2111999</text:p>
          </table:table-cell>
          <table:table-cell office:value-type="float" office:value="1.8666" calcext:value-type="float">
            <text:p>1.8666</text:p>
          </table:table-cell>
          <table:table-cell office:value-type="float" office:value="16.8" calcext:value-type="float">
            <text:p>16.8</text:p>
          </table:table-cell>
          <table:table-cell office:value-type="float" office:value="11.3" calcext:value-type="float">
            <text:p>11.3</text:p>
          </table:table-cell>
          <table:table-cell office:value-type="float" office:value="1.512167" calcext:value-type="float">
            <text:p>1.512167</text:p>
          </table:table-cell>
          <table:table-cell office:value-type="float" office:value="0.8911908" calcext:value-type="float">
            <text:p>0.8911908</text:p>
          </table:table-cell>
          <table:table-cell office:value-type="float" office:value="479.052" calcext:value-type="float">
            <text:p>479.052</text:p>
          </table:table-cell>
          <table:table-cell office:value-type="float" office:value="33.2" calcext:value-type="float">
            <text:p>33.2</text:p>
          </table:table-cell>
          <table:table-cell office:value-type="float" office:value="16.13742" calcext:value-type="float">
            <text:p>16.13742</text:p>
          </table:table-cell>
          <table:table-cell office:value-type="float" office:value="7.901123" calcext:value-type="float">
            <text:p>7.901123</text:p>
          </table:table-cell>
          <table:table-cell office:value-type="float" office:value="13.48645" calcext:value-type="float">
            <text:p>13.48645</text:p>
          </table:table-cell>
          <table:table-cell office:value-type="float" office:value="9.663055" calcext:value-type="float">
            <text:p>9.663055</text:p>
          </table:table-cell>
          <table:table-cell office:value-type="float" office:value="12.72269" calcext:value-type="float">
            <text:p>12.72269</text:p>
          </table:table-cell>
          <table:table-cell office:value-type="float" office:value="10.20724" calcext:value-type="float">
            <text:p>10.20724</text:p>
          </table:table-cell>
          <table:table-cell office:value-type="float" office:value="12.22537" calcext:value-type="float">
            <text:p>12.22537</text:p>
          </table:table-cell>
          <table:table-cell office:value-type="float" office:value="10.52011" calcext:value-type="float">
            <text:p>10.52011</text:p>
          </table:table-cell>
          <table:table-cell office:value-type="float" office:value="11.86304" calcext:value-type="float">
            <text:p>11.86304</text:p>
          </table:table-cell>
          <table:table-cell office:value-type="float" office:value="10.69272" calcext:value-type="float">
            <text:p>10.69272</text:p>
          </table:table-cell>
          <table:table-cell office:value-type="float" office:value="11.61929" calcext:value-type="float">
            <text:p>11.61929</text:p>
          </table:table-cell>
          <table:table-cell office:value-type="float" office:value="10.81238" calcext:value-type="float">
            <text:p>10.8123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1999" calcext:value-type="float">
            <text:p>3111999</text:p>
          </table:table-cell>
          <table:table-cell office:value-type="float" office:value="5.22144" calcext:value-type="float">
            <text:p>5.22144</text:p>
          </table:table-cell>
          <table:table-cell office:value-type="float" office:value="15.7" calcext:value-type="float">
            <text:p>15.7</text:p>
          </table:table-cell>
          <table:table-cell office:value-type="float" office:value="1.6" calcext:value-type="float">
            <text:p>1.6</text:p>
          </table:table-cell>
          <table:table-cell office:value-type="float" office:value="1.61286" calcext:value-type="float">
            <text:p>1.61286</text:p>
          </table:table-cell>
          <table:table-cell office:value-type="float" office:value="0.4513572" calcext:value-type="float">
            <text:p>0.4513572</text:p>
          </table:table-cell>
          <table:table-cell office:value-type="float" office:value="798.084" calcext:value-type="float">
            <text:p>798.084</text:p>
          </table:table-cell>
          <table:table-cell office:value-type="float" office:value="1.9" calcext:value-type="float">
            <text:p>1.9</text:p>
          </table:table-cell>
          <table:table-cell office:value-type="float" office:value="12.82324" calcext:value-type="float">
            <text:p>12.82324</text:p>
          </table:table-cell>
          <table:table-cell office:value-type="float" office:value="-0.1784363" calcext:value-type="float">
            <text:p>-0.1784363</text:p>
          </table:table-cell>
          <table:table-cell office:value-type="float" office:value="11.61795" calcext:value-type="float">
            <text:p>11.61795</text:p>
          </table:table-cell>
          <table:table-cell office:value-type="float" office:value="3.102478" calcext:value-type="float">
            <text:p>3.102478</text:p>
          </table:table-cell>
          <table:table-cell office:value-type="float" office:value="11.35022" calcext:value-type="float">
            <text:p>11.35022</text:p>
          </table:table-cell>
          <table:table-cell office:value-type="float" office:value="4.857758" calcext:value-type="float">
            <text:p>4.857758</text:p>
          </table:table-cell>
          <table:table-cell office:value-type="float" office:value="11.26346" calcext:value-type="float">
            <text:p>11.26346</text:p>
          </table:table-cell>
          <table:table-cell office:value-type="float" office:value="6.680359" calcext:value-type="float">
            <text:p>6.680359</text:p>
          </table:table-cell>
          <table:table-cell office:value-type="float" office:value="11.2663" calcext:value-type="float">
            <text:p>11.2663</text:p>
          </table:table-cell>
          <table:table-cell office:value-type="float" office:value="8.093201" calcext:value-type="float">
            <text:p>8.093201</text:p>
          </table:table-cell>
          <table:table-cell office:value-type="float" office:value="11.33853" calcext:value-type="float">
            <text:p>11.33853</text:p>
          </table:table-cell>
          <table:table-cell office:value-type="float" office:value="9.123047" calcext:value-type="float">
            <text:p>9.12304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1999" calcext:value-type="float">
            <text:p>4111999</text:p>
          </table:table-cell>
          <table:table-cell office:value-type="float" office:value="8.33148" calcext:value-type="float">
            <text:p>8.33148</text:p>
          </table:table-cell>
          <table:table-cell office:value-type="float" office:value="7.9" calcext:value-type="float">
            <text:p>7.9</text:p>
          </table:table-cell>
          <table:table-cell office:value-type="float" office:value="1.3" calcext:value-type="float">
            <text:p>1.3</text:p>
          </table:table-cell>
          <table:table-cell office:value-type="float" office:value="0.5247753" calcext:value-type="float">
            <text:p>0.5247753</text:p>
          </table:table-cell>
          <table:table-cell office:value-type="float" office:value="0.3194861" calcext:value-type="float">
            <text:p>0.3194861</text:p>
          </table:table-cell>
          <table:table-cell office:value-type="float" office:value="692.1" calcext:value-type="float">
            <text:p>692.1</text:p>
          </table:table-cell>
          <table:table-cell office:value-type="float" office:value="0" calcext:value-type="float">
            <text:p>0</text:p>
          </table:table-cell>
          <table:table-cell office:value-type="float" office:value="14.47131" calcext:value-type="float">
            <text:p>14.47131</text:p>
          </table:table-cell>
          <table:table-cell office:value-type="float" office:value="-0.6118469" calcext:value-type="float">
            <text:p>-0.6118469</text:p>
          </table:table-cell>
          <table:table-cell office:value-type="float" office:value="9.955109" calcext:value-type="float">
            <text:p>9.955109</text:p>
          </table:table-cell>
          <table:table-cell office:value-type="float" office:value="2.05011" calcext:value-type="float">
            <text:p>2.05011</text:p>
          </table:table-cell>
          <table:table-cell office:value-type="float" office:value="8.588684" calcext:value-type="float">
            <text:p>8.588684</text:p>
          </table:table-cell>
          <table:table-cell office:value-type="float" office:value="3.508972" calcext:value-type="float">
            <text:p>3.508972</text:p>
          </table:table-cell>
          <table:table-cell office:value-type="float" office:value="8.004761" calcext:value-type="float">
            <text:p>8.004761</text:p>
          </table:table-cell>
          <table:table-cell office:value-type="float" office:value="5.004547" calcext:value-type="float">
            <text:p>5.004547</text:p>
          </table:table-cell>
          <table:table-cell office:value-type="float" office:value="8.024689" calcext:value-type="float">
            <text:p>8.024689</text:p>
          </table:table-cell>
          <table:table-cell office:value-type="float" office:value="6.208099" calcext:value-type="float">
            <text:p>6.208099</text:p>
          </table:table-cell>
          <table:table-cell office:value-type="float" office:value="9.06662" calcext:value-type="float">
            <text:p>9.06662</text:p>
          </table:table-cell>
          <table:table-cell office:value-type="float" office:value="7.222046" calcext:value-type="float">
            <text:p>7.22204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1999" calcext:value-type="float">
            <text:p>5111999</text:p>
          </table:table-cell>
          <table:table-cell office:value-type="float" office:value="3.85812" calcext:value-type="float">
            <text:p>3.85812</text:p>
          </table:table-cell>
          <table:table-cell office:value-type="float" office:value="12.7" calcext:value-type="float">
            <text:p>12.7</text:p>
          </table:table-cell>
          <table:table-cell office:value-type="float" office:value="0.5" calcext:value-type="float">
            <text:p>0.5</text:p>
          </table:table-cell>
          <table:table-cell office:value-type="float" office:value="0.9093787" calcext:value-type="float">
            <text:p>0.9093787</text:p>
          </table:table-cell>
          <table:table-cell office:value-type="float" office:value="0.4874672" calcext:value-type="float">
            <text:p>0.4874672</text:p>
          </table:table-cell>
          <table:table-cell office:value-type="float" office:value="453.096" calcext:value-type="float">
            <text:p>453.096</text:p>
          </table:table-cell>
          <table:table-cell office:value-type="float" office:value="0" calcext:value-type="float">
            <text:p>0</text:p>
          </table:table-cell>
          <table:table-cell office:value-type="float" office:value="12.71307" calcext:value-type="float">
            <text:p>12.71307</text:p>
          </table:table-cell>
          <table:table-cell office:value-type="float" office:value="-0.7720642" calcext:value-type="float">
            <text:p>-0.7720642</text:p>
          </table:table-cell>
          <table:table-cell office:value-type="float" office:value="9.184235" calcext:value-type="float">
            <text:p>9.184235</text:p>
          </table:table-cell>
          <table:table-cell office:value-type="float" office:value="1.781708" calcext:value-type="float">
            <text:p>1.781708</text:p>
          </table:table-cell>
          <table:table-cell office:value-type="float" office:value="8.134491" calcext:value-type="float">
            <text:p>8.134491</text:p>
          </table:table-cell>
          <table:table-cell office:value-type="float" office:value="3.015472" calcext:value-type="float">
            <text:p>3.015472</text:p>
          </table:table-cell>
          <table:table-cell office:value-type="float" office:value="7.799347" calcext:value-type="float">
            <text:p>7.799347</text:p>
          </table:table-cell>
          <table:table-cell office:value-type="float" office:value="4.292023" calcext:value-type="float">
            <text:p>4.292023</text:p>
          </table:table-cell>
          <table:table-cell office:value-type="float" office:value="7.767853" calcext:value-type="float">
            <text:p>7.767853</text:p>
          </table:table-cell>
          <table:table-cell office:value-type="float" office:value="5.39859" calcext:value-type="float">
            <text:p>5.39859</text:p>
          </table:table-cell>
          <table:table-cell office:value-type="float" office:value="7.935516" calcext:value-type="float">
            <text:p>7.935516</text:p>
          </table:table-cell>
          <table:table-cell office:value-type="float" office:value="6.337006" calcext:value-type="float">
            <text:p>6.33700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1999" calcext:value-type="float">
            <text:p>6111999</text:p>
          </table:table-cell>
          <table:table-cell office:value-type="float" office:value="7.911694" calcext:value-type="float">
            <text:p>7.911694</text:p>
          </table:table-cell>
          <table:table-cell office:value-type="float" office:value="8.5" calcext:value-type="float">
            <text:p>8.5</text:p>
          </table:table-cell>
          <table:table-cell office:value-type="float" office:value="1.4" calcext:value-type="float">
            <text:p>1.4</text:p>
          </table:table-cell>
          <table:table-cell office:value-type="float" office:value="0.4981626" calcext:value-type="float">
            <text:p>0.4981626</text:p>
          </table:table-cell>
          <table:table-cell office:value-type="float" office:value="0.3633631" calcext:value-type="float">
            <text:p>0.3633631</text:p>
          </table:table-cell>
          <table:table-cell office:value-type="float" office:value="491.004" calcext:value-type="float">
            <text:p>491.004</text:p>
          </table:table-cell>
          <table:table-cell office:value-type="float" office:value="0" calcext:value-type="float">
            <text:p>0</text:p>
          </table:table-cell>
          <table:table-cell office:value-type="float" office:value="11.93982" calcext:value-type="float">
            <text:p>11.93982</text:p>
          </table:table-cell>
          <table:table-cell office:value-type="float" office:value="-0.9743042" calcext:value-type="float">
            <text:p>-0.9743042</text:p>
          </table:table-cell>
          <table:table-cell office:value-type="float" office:value="8.908569" calcext:value-type="float">
            <text:p>8.908569</text:p>
          </table:table-cell>
          <table:table-cell office:value-type="float" office:value="2.082642" calcext:value-type="float">
            <text:p>2.082642</text:p>
          </table:table-cell>
          <table:table-cell office:value-type="float" office:value="8.12439" calcext:value-type="float">
            <text:p>8.12439</text:p>
          </table:table-cell>
          <table:table-cell office:value-type="float" office:value="3.576721" calcext:value-type="float">
            <text:p>3.576721</text:p>
          </table:table-cell>
          <table:table-cell office:value-type="float" office:value="7.651764" calcext:value-type="float">
            <text:p>7.651764</text:p>
          </table:table-cell>
          <table:table-cell office:value-type="float" office:value="5.014465" calcext:value-type="float">
            <text:p>5.014465</text:p>
          </table:table-cell>
          <table:table-cell office:value-type="float" office:value="7.585083" calcext:value-type="float">
            <text:p>7.585083</text:p>
          </table:table-cell>
          <table:table-cell office:value-type="float" office:value="6.051758" calcext:value-type="float">
            <text:p>6.051758</text:p>
          </table:table-cell>
          <table:table-cell office:value-type="float" office:value="7.908356" calcext:value-type="float">
            <text:p>7.908356</text:p>
          </table:table-cell>
          <table:table-cell office:value-type="float" office:value="6.828064" calcext:value-type="float">
            <text:p>6.82806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1999" calcext:value-type="float">
            <text:p>7111999</text:p>
          </table:table-cell>
          <table:table-cell office:value-type="float" office:value="6.923881" calcext:value-type="float">
            <text:p>6.923881</text:p>
          </table:table-cell>
          <table:table-cell office:value-type="float" office:value="3.8" calcext:value-type="float">
            <text:p>3.8</text:p>
          </table:table-cell>
          <table:table-cell office:value-type="float" office:value="-2.4" calcext:value-type="float">
            <text:p>-2.4</text:p>
          </table:table-cell>
          <table:table-cell office:value-type="float" office:value="0.4223862" calcext:value-type="float">
            <text:p>0.4223862</text:p>
          </table:table-cell>
          <table:table-cell office:value-type="float" office:value="0.3368858" calcext:value-type="float">
            <text:p>0.3368858</text:p>
          </table:table-cell>
          <table:table-cell office:value-type="float" office:value="482.076" calcext:value-type="float">
            <text:p>482.076</text:p>
          </table:table-cell>
          <table:table-cell office:value-type="float" office:value="0" calcext:value-type="float">
            <text:p>0</text:p>
          </table:table-cell>
          <table:table-cell office:value-type="float" office:value="10.0647" calcext:value-type="float">
            <text:p>10.0647</text:p>
          </table:table-cell>
          <table:table-cell office:value-type="float" office:value="-4.269989" calcext:value-type="float">
            <text:p>-4.269989</text:p>
          </table:table-cell>
          <table:table-cell office:value-type="float" office:value="6.708832" calcext:value-type="float">
            <text:p>6.708832</text:p>
          </table:table-cell>
          <table:table-cell office:value-type="float" office:value="-0.1278076" calcext:value-type="float">
            <text:p>-0.1278076</text:p>
          </table:table-cell>
          <table:table-cell office:value-type="float" office:value="5.689758" calcext:value-type="float">
            <text:p>5.689758</text:p>
          </table:table-cell>
          <table:table-cell office:value-type="float" office:value="1.521667" calcext:value-type="float">
            <text:p>1.521667</text:p>
          </table:table-cell>
          <table:table-cell office:value-type="float" office:value="5.520599" calcext:value-type="float">
            <text:p>5.520599</text:p>
          </table:table-cell>
          <table:table-cell office:value-type="float" office:value="3.156982" calcext:value-type="float">
            <text:p>3.156982</text:p>
          </table:table-cell>
          <table:table-cell office:value-type="float" office:value="6.082794" calcext:value-type="float">
            <text:p>6.082794</text:p>
          </table:table-cell>
          <table:table-cell office:value-type="float" office:value="4.462372" calcext:value-type="float">
            <text:p>4.462372</text:p>
          </table:table-cell>
          <table:table-cell office:value-type="float" office:value="6.941345" calcext:value-type="float">
            <text:p>6.941345</text:p>
          </table:table-cell>
          <table:table-cell office:value-type="float" office:value="5.489136" calcext:value-type="float">
            <text:p>5.48913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1999" calcext:value-type="float">
            <text:p>8111999</text:p>
          </table:table-cell>
          <table:table-cell office:value-type="float" office:value="3.86352" calcext:value-type="float">
            <text:p>3.86352</text:p>
          </table:table-cell>
          <table:table-cell office:value-type="float" office:value="1.3" calcext:value-type="float">
            <text:p>1.3</text:p>
          </table:table-cell>
          <table:table-cell office:value-type="float" office:value="-3.1" calcext:value-type="float">
            <text:p>-3.1</text:p>
          </table:table-cell>
          <table:table-cell office:value-type="float" office:value="0.4552221" calcext:value-type="float">
            <text:p>0.4552221</text:p>
          </table:table-cell>
          <table:table-cell office:value-type="float" office:value="0.3264468" calcext:value-type="float">
            <text:p>0.3264468</text:p>
          </table:table-cell>
          <table:table-cell office:value-type="float" office:value="201.024" calcext:value-type="float">
            <text:p>201.024</text:p>
          </table:table-cell>
          <table:table-cell office:value-type="float" office:value="0" calcext:value-type="float">
            <text:p>0</text:p>
          </table:table-cell>
          <table:table-cell office:value-type="float" office:value="4.829742" calcext:value-type="float">
            <text:p>4.829742</text:p>
          </table:table-cell>
          <table:table-cell office:value-type="float" office:value="-4.816833" calcext:value-type="float">
            <text:p>-4.816833</text:p>
          </table:table-cell>
          <table:table-cell office:value-type="float" office:value="2.323486" calcext:value-type="float">
            <text:p>2.323486</text:p>
          </table:table-cell>
          <table:table-cell office:value-type="float" office:value="-0.479187" calcext:value-type="float">
            <text:p>-0.479187</text:p>
          </table:table-cell>
          <table:table-cell office:value-type="float" office:value="2.469849" calcext:value-type="float">
            <text:p>2.469849</text:p>
          </table:table-cell>
          <table:table-cell office:value-type="float" office:value="0.7341919" calcext:value-type="float">
            <text:p>0.7341919</text:p>
          </table:table-cell>
          <table:table-cell office:value-type="float" office:value="3.094086" calcext:value-type="float">
            <text:p>3.094086</text:p>
          </table:table-cell>
          <table:table-cell office:value-type="float" office:value="1.939087" calcext:value-type="float">
            <text:p>1.939087</text:p>
          </table:table-cell>
          <table:table-cell office:value-type="float" office:value="4.409058" calcext:value-type="float">
            <text:p>4.409058</text:p>
          </table:table-cell>
          <table:table-cell office:value-type="float" office:value="2.995087" calcext:value-type="float">
            <text:p>2.995087</text:p>
          </table:table-cell>
          <table:table-cell office:value-type="float" office:value="5.448975" calcext:value-type="float">
            <text:p>5.448975</text:p>
          </table:table-cell>
          <table:table-cell office:value-type="float" office:value="3.962799" calcext:value-type="float">
            <text:p>3.96279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1999" calcext:value-type="float">
            <text:p>9111999</text:p>
          </table:table-cell>
          <table:table-cell office:value-type="float" office:value="6.08796" calcext:value-type="float">
            <text:p>6.08796</text:p>
          </table:table-cell>
          <table:table-cell office:value-type="float" office:value="16.5" calcext:value-type="float">
            <text:p>16.5</text:p>
          </table:table-cell>
          <table:table-cell office:value-type="float" office:value="1.4" calcext:value-type="float">
            <text:p>1.4</text:p>
          </table:table-cell>
          <table:table-cell office:value-type="float" office:value="1.228642" calcext:value-type="float">
            <text:p>1.228642</text:p>
          </table:table-cell>
          <table:table-cell office:value-type="float" office:value="0.4476851" calcext:value-type="float">
            <text:p>0.4476851</text:p>
          </table:table-cell>
          <table:table-cell office:value-type="float" office:value="312.048" calcext:value-type="float">
            <text:p>312.048</text:p>
          </table:table-cell>
          <table:table-cell office:value-type="float" office:value="0" calcext:value-type="float">
            <text:p>0</text:p>
          </table:table-cell>
          <table:table-cell office:value-type="float" office:value="20.31549" calcext:value-type="float">
            <text:p>20.31549</text:p>
          </table:table-cell>
          <table:table-cell office:value-type="float" office:value="-2.974121" calcext:value-type="float">
            <text:p>-2.974121</text:p>
          </table:table-cell>
          <table:table-cell office:value-type="float" office:value="11.32153" calcext:value-type="float">
            <text:p>11.32153</text:p>
          </table:table-cell>
          <table:table-cell office:value-type="float" office:value="-0.1871948" calcext:value-type="float">
            <text:p>-0.1871948</text:p>
          </table:table-cell>
          <table:table-cell office:value-type="float" office:value="9.237823" calcext:value-type="float">
            <text:p>9.237823</text:p>
          </table:table-cell>
          <table:table-cell office:value-type="float" office:value="0.697052" calcext:value-type="float">
            <text:p>0.697052</text:p>
          </table:table-cell>
          <table:table-cell office:value-type="float" office:value="7.834045" calcext:value-type="float">
            <text:p>7.834045</text:p>
          </table:table-cell>
          <table:table-cell office:value-type="float" office:value="1.695404" calcext:value-type="float">
            <text:p>1.695404</text:p>
          </table:table-cell>
          <table:table-cell office:value-type="float" office:value="7.3255" calcext:value-type="float">
            <text:p>7.3255</text:p>
          </table:table-cell>
          <table:table-cell office:value-type="float" office:value="2.648682" calcext:value-type="float">
            <text:p>2.648682</text:p>
          </table:table-cell>
          <table:table-cell office:value-type="float" office:value="7.063263" calcext:value-type="float">
            <text:p>7.063263</text:p>
          </table:table-cell>
          <table:table-cell office:value-type="float" office:value="3.542725" calcext:value-type="float">
            <text:p>3.54272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1999" calcext:value-type="float">
            <text:p>10111999</text:p>
          </table:table-cell>
          <table:table-cell office:value-type="float" office:value="2.28384" calcext:value-type="float">
            <text:p>2.28384</text:p>
          </table:table-cell>
          <table:table-cell office:value-type="float" office:value="9.9" calcext:value-type="float">
            <text:p>9.9</text:p>
          </table:table-cell>
          <table:table-cell office:value-type="float" office:value="-0.3" calcext:value-type="float">
            <text:p>-0.3</text:p>
          </table:table-cell>
          <table:table-cell office:value-type="float" office:value="1.114824" calcext:value-type="float">
            <text:p>1.114824</text:p>
          </table:table-cell>
          <table:table-cell office:value-type="float" office:value="0.3164126" calcext:value-type="float">
            <text:p>0.3164126</text:p>
          </table:table-cell>
          <table:table-cell office:value-type="float" office:value="482.112" calcext:value-type="float">
            <text:p>482.112</text:p>
          </table:table-cell>
          <table:table-cell office:value-type="float" office:value="0" calcext:value-type="float">
            <text:p>0</text:p>
          </table:table-cell>
          <table:table-cell office:value-type="float" office:value="9.573517" calcext:value-type="float">
            <text:p>9.573517</text:p>
          </table:table-cell>
          <table:table-cell office:value-type="float" office:value="-3.023956" calcext:value-type="float">
            <text:p>-3.023956</text:p>
          </table:table-cell>
          <table:table-cell office:value-type="float" office:value="8.102386" calcext:value-type="float">
            <text:p>8.102386</text:p>
          </table:table-cell>
          <table:table-cell office:value-type="float" office:value="1.417145" calcext:value-type="float">
            <text:p>1.417145</text:p>
          </table:table-cell>
          <table:table-cell office:value-type="float" office:value="7.636658" calcext:value-type="float">
            <text:p>7.636658</text:p>
          </table:table-cell>
          <table:table-cell office:value-type="float" office:value="3.133026" calcext:value-type="float">
            <text:p>3.133026</text:p>
          </table:table-cell>
          <table:table-cell office:value-type="float" office:value="7.545074" calcext:value-type="float">
            <text:p>7.545074</text:p>
          </table:table-cell>
          <table:table-cell office:value-type="float" office:value="4.658936" calcext:value-type="float">
            <text:p>4.658936</text:p>
          </table:table-cell>
          <table:table-cell office:value-type="float" office:value="7.352814" calcext:value-type="float">
            <text:p>7.352814</text:p>
          </table:table-cell>
          <table:table-cell office:value-type="float" office:value="5.750732" calcext:value-type="float">
            <text:p>5.750732</text:p>
          </table:table-cell>
          <table:table-cell office:value-type="float" office:value="7.360718" calcext:value-type="float">
            <text:p>7.360718</text:p>
          </table:table-cell>
          <table:table-cell office:value-type="float" office:value="6.502594" calcext:value-type="float">
            <text:p>6.50259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1999" calcext:value-type="float">
            <text:p>11111999</text:p>
          </table:table-cell>
          <table:table-cell office:value-type="float" office:value="10.06857" calcext:value-type="float">
            <text:p>10.06857</text:p>
          </table:table-cell>
          <table:table-cell office:value-type="float" office:value="0.8" calcext:value-type="float">
            <text:p>0.8</text:p>
          </table:table-cell>
          <table:table-cell office:value-type="float" office:value="-5.1" calcext:value-type="float">
            <text:p>-5.1</text:p>
          </table:table-cell>
          <table:table-cell office:value-type="float" office:value="0.268217" calcext:value-type="float">
            <text:p>0.268217</text:p>
          </table:table-cell>
          <table:table-cell office:value-type="float" office:value="0.1807569" calcext:value-type="float">
            <text:p>0.1807569</text:p>
          </table:table-cell>
          <table:table-cell office:value-type="float" office:value="274.608" calcext:value-type="float">
            <text:p>274.608</text:p>
          </table:table-cell>
          <table:table-cell office:value-type="float" office:value="0" calcext:value-type="float">
            <text:p>0</text:p>
          </table:table-cell>
          <table:table-cell office:value-type="float" office:value="12.16238" calcext:value-type="float">
            <text:p>12.16238</text:p>
          </table:table-cell>
          <table:table-cell office:value-type="float" office:value="-6.266937" calcext:value-type="float">
            <text:p>-6.266937</text:p>
          </table:table-cell>
          <table:table-cell office:value-type="float" office:value="7.131897" calcext:value-type="float">
            <text:p>7.131897</text:p>
          </table:table-cell>
          <table:table-cell office:value-type="float" office:value="-0.5993347" calcext:value-type="float">
            <text:p>-0.5993347</text:p>
          </table:table-cell>
          <table:table-cell office:value-type="float" office:value="5.937134" calcext:value-type="float">
            <text:p>5.937134</text:p>
          </table:table-cell>
          <table:table-cell office:value-type="float" office:value="0.918457" calcext:value-type="float">
            <text:p>0.918457</text:p>
          </table:table-cell>
          <table:table-cell office:value-type="float" office:value="5.437988" calcext:value-type="float">
            <text:p>5.437988</text:p>
          </table:table-cell>
          <table:table-cell office:value-type="float" office:value="2.385986" calcext:value-type="float">
            <text:p>2.385986</text:p>
          </table:table-cell>
          <table:table-cell office:value-type="float" office:value="5.684631" calcext:value-type="float">
            <text:p>5.684631</text:p>
          </table:table-cell>
          <table:table-cell office:value-type="float" office:value="3.589569" calcext:value-type="float">
            <text:p>3.589569</text:p>
          </table:table-cell>
          <table:table-cell office:value-type="float" office:value="6.455261" calcext:value-type="float">
            <text:p>6.455261</text:p>
          </table:table-cell>
          <table:table-cell office:value-type="float" office:value="4.564819" calcext:value-type="float">
            <text:p>4.56481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1999" calcext:value-type="float">
            <text:p>12111999</text:p>
          </table:table-cell>
          <table:table-cell office:value-type="float" office:value="4.31892" calcext:value-type="float">
            <text:p>4.31892</text:p>
          </table:table-cell>
          <table:table-cell office:value-type="float" office:value="4.6" calcext:value-type="float">
            <text:p>4.6</text:p>
          </table:table-cell>
          <table:table-cell office:value-type="float" office:value="-5.4" calcext:value-type="float">
            <text:p>-5.4</text:p>
          </table:table-cell>
          <table:table-cell office:value-type="float" office:value="0.6518725" calcext:value-type="float">
            <text:p>0.6518725</text:p>
          </table:table-cell>
          <table:table-cell office:value-type="float" office:value="0.2216545" calcext:value-type="float">
            <text:p>0.2216545</text:p>
          </table:table-cell>
          <table:table-cell office:value-type="float" office:value="177.696" calcext:value-type="float">
            <text:p>177.696</text:p>
          </table:table-cell>
          <table:table-cell office:value-type="float" office:value="3.6" calcext:value-type="float">
            <text:p>3.6</text:p>
          </table:table-cell>
          <table:table-cell office:value-type="float" office:value="9.076263" calcext:value-type="float">
            <text:p>9.076263</text:p>
          </table:table-cell>
          <table:table-cell office:value-type="float" office:value="-6.259338" calcext:value-type="float">
            <text:p>-6.259338</text:p>
          </table:table-cell>
          <table:table-cell office:value-type="float" office:value="3.188049" calcext:value-type="float">
            <text:p>3.188049</text:p>
          </table:table-cell>
          <table:table-cell office:value-type="float" office:value="-0.7857666" calcext:value-type="float">
            <text:p>-0.7857666</text:p>
          </table:table-cell>
          <table:table-cell office:value-type="float" office:value="3.051331" calcext:value-type="float">
            <text:p>3.051331</text:p>
          </table:table-cell>
          <table:table-cell office:value-type="float" office:value="0.3670044" calcext:value-type="float">
            <text:p>0.3670044</text:p>
          </table:table-cell>
          <table:table-cell office:value-type="float" office:value="3.194794" calcext:value-type="float">
            <text:p>3.194794</text:p>
          </table:table-cell>
          <table:table-cell office:value-type="float" office:value="1.611206" calcext:value-type="float">
            <text:p>1.611206</text:p>
          </table:table-cell>
          <table:table-cell office:value-type="float" office:value="3.84729" calcext:value-type="float">
            <text:p>3.84729</text:p>
          </table:table-cell>
          <table:table-cell office:value-type="float" office:value="2.697174" calcext:value-type="float">
            <text:p>2.697174</text:p>
          </table:table-cell>
          <table:table-cell office:value-type="float" office:value="4.829193" calcext:value-type="float">
            <text:p>4.829193</text:p>
          </table:table-cell>
          <table:table-cell office:value-type="float" office:value="3.642212" calcext:value-type="float">
            <text:p>3.64221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1999" calcext:value-type="float">
            <text:p>13111999</text:p>
          </table:table-cell>
          <table:table-cell office:value-type="float" office:value="3.21768" calcext:value-type="float">
            <text:p>3.21768</text:p>
          </table:table-cell>
          <table:table-cell office:value-type="float" office:value="6.2" calcext:value-type="float">
            <text:p>6.2</text:p>
          </table:table-cell>
          <table:table-cell office:value-type="float" office:value="1.2" calcext:value-type="float">
            <text:p>1.2</text:p>
          </table:table-cell>
          <table:table-cell office:value-type="float" office:value="0.7851478" calcext:value-type="float">
            <text:p>0.7851478</text:p>
          </table:table-cell>
          <table:table-cell office:value-type="float" office:value="0.6336465" calcext:value-type="float">
            <text:p>0.6336465</text:p>
          </table:table-cell>
          <table:table-cell office:value-type="float" office:value="258.948" calcext:value-type="float">
            <text:p>258.948</text:p>
          </table:table-cell>
          <table:table-cell office:value-type="float" office:value="0.3" calcext:value-type="float">
            <text:p>0.3</text:p>
          </table:table-cell>
          <table:table-cell office:value-type="float" office:value="7.538544" calcext:value-type="float">
            <text:p>7.538544</text:p>
          </table:table-cell>
          <table:table-cell office:value-type="float" office:value="-0.6582336" calcext:value-type="float">
            <text:p>-0.6582336</text:p>
          </table:table-cell>
          <table:table-cell office:value-type="float" office:value="5.459259" calcext:value-type="float">
            <text:p>5.459259</text:p>
          </table:table-cell>
          <table:table-cell office:value-type="float" office:value="0.5804749" calcext:value-type="float">
            <text:p>0.5804749</text:p>
          </table:table-cell>
          <table:table-cell office:value-type="float" office:value="4.727142" calcext:value-type="float">
            <text:p>4.727142</text:p>
          </table:table-cell>
          <table:table-cell office:value-type="float" office:value="1.286621" calcext:value-type="float">
            <text:p>1.286621</text:p>
          </table:table-cell>
          <table:table-cell office:value-type="float" office:value="4.35968" calcext:value-type="float">
            <text:p>4.35968</text:p>
          </table:table-cell>
          <table:table-cell office:value-type="float" office:value="2.096069" calcext:value-type="float">
            <text:p>2.096069</text:p>
          </table:table-cell>
          <table:table-cell office:value-type="float" office:value="4.399994" calcext:value-type="float">
            <text:p>4.399994</text:p>
          </table:table-cell>
          <table:table-cell office:value-type="float" office:value="2.864563" calcext:value-type="float">
            <text:p>2.864563</text:p>
          </table:table-cell>
          <table:table-cell office:value-type="float" office:value="4.647675" calcext:value-type="float">
            <text:p>4.647675</text:p>
          </table:table-cell>
          <table:table-cell office:value-type="float" office:value="3.585693" calcext:value-type="float">
            <text:p>3.58569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1999" calcext:value-type="float">
            <text:p>14111999</text:p>
          </table:table-cell>
          <table:table-cell office:value-type="float" office:value="3.58812" calcext:value-type="float">
            <text:p>3.58812</text:p>
          </table:table-cell>
          <table:table-cell office:value-type="float" office:value="10.6" calcext:value-type="float">
            <text:p>10.6</text:p>
          </table:table-cell>
          <table:table-cell office:value-type="float" office:value="2.2" calcext:value-type="float">
            <text:p>2.2</text:p>
          </table:table-cell>
          <table:table-cell office:value-type="float" office:value="1.180838" calcext:value-type="float">
            <text:p>1.180838</text:p>
          </table:table-cell>
          <table:table-cell office:value-type="float" office:value="0.4638227" calcext:value-type="float">
            <text:p>0.4638227</text:p>
          </table:table-cell>
          <table:table-cell office:value-type="float" office:value="573.084" calcext:value-type="float">
            <text:p>573.084</text:p>
          </table:table-cell>
          <table:table-cell office:value-type="float" office:value="1.4" calcext:value-type="float">
            <text:p>1.4</text:p>
          </table:table-cell>
          <table:table-cell office:value-type="float" office:value="14.8483" calcext:value-type="float">
            <text:p>14.8483</text:p>
          </table:table-cell>
          <table:table-cell office:value-type="float" office:value="-0.5605469" calcext:value-type="float">
            <text:p>-0.5605469</text:p>
          </table:table-cell>
          <table:table-cell office:value-type="float" office:value="10.08151" calcext:value-type="float">
            <text:p>10.08151</text:p>
          </table:table-cell>
          <table:table-cell office:value-type="float" office:value="1.674652" calcext:value-type="float">
            <text:p>1.674652</text:p>
          </table:table-cell>
          <table:table-cell office:value-type="float" office:value="7.918579" calcext:value-type="float">
            <text:p>7.918579</text:p>
          </table:table-cell>
          <table:table-cell office:value-type="float" office:value="2.869629" calcext:value-type="float">
            <text:p>2.869629</text:p>
          </table:table-cell>
          <table:table-cell office:value-type="float" office:value="6.628815" calcext:value-type="float">
            <text:p>6.628815</text:p>
          </table:table-cell>
          <table:table-cell office:value-type="float" office:value="3.701782" calcext:value-type="float">
            <text:p>3.701782</text:p>
          </table:table-cell>
          <table:table-cell office:value-type="float" office:value="6.166779" calcext:value-type="float">
            <text:p>6.166779</text:p>
          </table:table-cell>
          <table:table-cell office:value-type="float" office:value="4.154602" calcext:value-type="float">
            <text:p>4.154602</text:p>
          </table:table-cell>
          <table:table-cell office:value-type="float" office:value="6.055573" calcext:value-type="float">
            <text:p>6.055573</text:p>
          </table:table-cell>
          <table:table-cell office:value-type="float" office:value="4.577911" calcext:value-type="float">
            <text:p>4.57791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1999" calcext:value-type="float">
            <text:p>15111999</text:p>
          </table:table-cell>
          <table:table-cell office:value-type="float" office:value="6.80508" calcext:value-type="float">
            <text:p>6.80508</text:p>
          </table:table-cell>
          <table:table-cell office:value-type="float" office:value="2.3" calcext:value-type="float">
            <text:p>2.3</text:p>
          </table:table-cell>
          <table:table-cell office:value-type="float" office:value="-1.1" calcext:value-type="float">
            <text:p>-1.1</text:p>
          </table:table-cell>
          <table:table-cell office:value-type="float" office:value="0.4903628" calcext:value-type="float">
            <text:p>0.4903628</text:p>
          </table:table-cell>
          <table:table-cell office:value-type="float" office:value="0.3235256" calcext:value-type="float">
            <text:p>0.3235256</text:p>
          </table:table-cell>
          <table:table-cell office:value-type="float" office:value="779.04" calcext:value-type="float">
            <text:p>779.04</text:p>
          </table:table-cell>
          <table:table-cell office:value-type="float" office:value="0" calcext:value-type="float">
            <text:p>0</text:p>
          </table:table-cell>
          <table:table-cell office:value-type="float" office:value="9.025085" calcext:value-type="float">
            <text:p>9.025085</text:p>
          </table:table-cell>
          <table:table-cell office:value-type="float" office:value="-2.631287" calcext:value-type="float">
            <text:p>-2.631287</text:p>
          </table:table-cell>
          <table:table-cell office:value-type="float" office:value="6.055908" calcext:value-type="float">
            <text:p>6.055908</text:p>
          </table:table-cell>
          <table:table-cell office:value-type="float" office:value="-0.09765625" calcext:value-type="float">
            <text:p>-0.09765625</text:p>
          </table:table-cell>
          <table:table-cell office:value-type="float" office:value="4.858032" calcext:value-type="float">
            <text:p>4.858032</text:p>
          </table:table-cell>
          <table:table-cell office:value-type="float" office:value="1.128448" calcext:value-type="float">
            <text:p>1.128448</text:p>
          </table:table-cell>
          <table:table-cell office:value-type="float" office:value="4.480011" calcext:value-type="float">
            <text:p>4.480011</text:p>
          </table:table-cell>
          <table:table-cell office:value-type="float" office:value="2.358459" calcext:value-type="float">
            <text:p>2.358459</text:p>
          </table:table-cell>
          <table:table-cell office:value-type="float" office:value="4.769257" calcext:value-type="float">
            <text:p>4.769257</text:p>
          </table:table-cell>
          <table:table-cell office:value-type="float" office:value="3.366455" calcext:value-type="float">
            <text:p>3.366455</text:p>
          </table:table-cell>
          <table:table-cell office:value-type="float" office:value="5.375244" calcext:value-type="float">
            <text:p>5.375244</text:p>
          </table:table-cell>
          <table:table-cell office:value-type="float" office:value="4.175812" calcext:value-type="float">
            <text:p>4.1758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1999" calcext:value-type="float">
            <text:p>16111999</text:p>
          </table:table-cell>
          <table:table-cell office:value-type="float" office:value="3.87216" calcext:value-type="float">
            <text:p>3.87216</text:p>
          </table:table-cell>
          <table:table-cell office:value-type="float" office:value="2.2" calcext:value-type="float">
            <text:p>2.2</text:p>
          </table:table-cell>
          <table:table-cell office:value-type="float" office:value="-2" calcext:value-type="float">
            <text:p>-2</text:p>
          </table:table-cell>
          <table:table-cell office:value-type="float" office:value="0.3477616" calcext:value-type="float">
            <text:p>0.3477616</text:p>
          </table:table-cell>
          <table:table-cell office:value-type="float" office:value="0.2797464" calcext:value-type="float">
            <text:p>0.2797464</text:p>
          </table:table-cell>
          <table:table-cell office:value-type="float" office:value="887.076" calcext:value-type="float">
            <text:p>887.076</text:p>
          </table:table-cell>
          <table:table-cell office:value-type="float" office:value="0" calcext:value-type="float">
            <text:p>0</text:p>
          </table:table-cell>
          <table:table-cell office:value-type="float" office:value="1.588074" calcext:value-type="float">
            <text:p>1.588074</text:p>
          </table:table-cell>
          <table:table-cell office:value-type="float" office:value="-5.066986" calcext:value-type="float">
            <text:p>-5.066986</text:p>
          </table:table-cell>
          <table:table-cell office:value-type="float" office:value="0.6781311" calcext:value-type="float">
            <text:p>0.6781311</text:p>
          </table:table-cell>
          <table:table-cell office:value-type="float" office:value="-0.820282" calcext:value-type="float">
            <text:p>-0.820282</text:p>
          </table:table-cell>
          <table:table-cell office:value-type="float" office:value="1.106079" calcext:value-type="float">
            <text:p>1.106079</text:p>
          </table:table-cell>
          <table:table-cell office:value-type="float" office:value="0.1096497" calcext:value-type="float">
            <text:p>0.1096497</text:p>
          </table:table-cell>
          <table:table-cell office:value-type="float" office:value="2.315918" calcext:value-type="float">
            <text:p>2.315918</text:p>
          </table:table-cell>
          <table:table-cell office:value-type="float" office:value="1.079895" calcext:value-type="float">
            <text:p>1.079895</text:p>
          </table:table-cell>
          <table:table-cell office:value-type="float" office:value="3.328247" calcext:value-type="float">
            <text:p>3.328247</text:p>
          </table:table-cell>
          <table:table-cell office:value-type="float" office:value="1.987671" calcext:value-type="float">
            <text:p>1.987671</text:p>
          </table:table-cell>
          <table:table-cell office:value-type="float" office:value="4.145447" calcext:value-type="float">
            <text:p>4.145447</text:p>
          </table:table-cell>
          <table:table-cell office:value-type="float" office:value="2.817963" calcext:value-type="float">
            <text:p>2.81796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1999" calcext:value-type="float">
            <text:p>17111999</text:p>
          </table:table-cell>
          <table:table-cell office:value-type="float" office:value="7.249952" calcext:value-type="float">
            <text:p>7.249952</text:p>
          </table:table-cell>
          <table:table-cell office:value-type="float" office:value="0.5" calcext:value-type="float">
            <text:p>0.5</text:p>
          </table:table-cell>
          <table:table-cell office:value-type="float" office:value="-3.1" calcext:value-type="float">
            <text:p>-3.1</text:p>
          </table:table-cell>
          <table:table-cell office:value-type="float" office:value="0.3701115" calcext:value-type="float">
            <text:p>0.3701115</text:p>
          </table:table-cell>
          <table:table-cell office:value-type="float" office:value="0.2581963" calcext:value-type="float">
            <text:p>0.2581963</text:p>
          </table:table-cell>
          <table:table-cell office:value-type="float" office:value="448.056" calcext:value-type="float">
            <text:p>448.056</text:p>
          </table:table-cell>
          <table:table-cell office:value-type="float" office:value="0" calcext:value-type="float">
            <text:p>0</text:p>
          </table:table-cell>
          <table:table-cell office:value-type="float" office:value="7.707031" calcext:value-type="float">
            <text:p>7.707031</text:p>
          </table:table-cell>
          <table:table-cell office:value-type="float" office:value="-5.57019" calcext:value-type="float">
            <text:p>-5.57019</text:p>
          </table:table-cell>
          <table:table-cell office:value-type="float" office:value="1.682587" calcext:value-type="float">
            <text:p>1.682587</text:p>
          </table:table-cell>
          <table:table-cell office:value-type="float" office:value="-0.9707336" calcext:value-type="float">
            <text:p>-0.9707336</text:p>
          </table:table-cell>
          <table:table-cell office:value-type="float" office:value="1.359131" calcext:value-type="float">
            <text:p>1.359131</text:p>
          </table:table-cell>
          <table:table-cell office:value-type="float" office:value="-0.05023193" calcext:value-type="float">
            <text:p>-0.05023193</text:p>
          </table:table-cell>
          <table:table-cell office:value-type="float" office:value="1.658295" calcext:value-type="float">
            <text:p>1.658295</text:p>
          </table:table-cell>
          <table:table-cell office:value-type="float" office:value="0.8179932" calcext:value-type="float">
            <text:p>0.8179932</text:p>
          </table:table-cell>
          <table:table-cell office:value-type="float" office:value="2.137543" calcext:value-type="float">
            <text:p>2.137543</text:p>
          </table:table-cell>
          <table:table-cell office:value-type="float" office:value="1.641052" calcext:value-type="float">
            <text:p>1.641052</text:p>
          </table:table-cell>
          <table:table-cell office:value-type="float" office:value="2.804169" calcext:value-type="float">
            <text:p>2.804169</text:p>
          </table:table-cell>
          <table:table-cell office:value-type="float" office:value="2.412323" calcext:value-type="float">
            <text:p>2.41232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1999" calcext:value-type="float">
            <text:p>18111999</text:p>
          </table:table-cell>
          <table:table-cell office:value-type="float" office:value="1.65024" calcext:value-type="float">
            <text:p>1.65024</text:p>
          </table:table-cell>
          <table:table-cell office:value-type="float" office:value="3.2" calcext:value-type="float">
            <text:p>3.2</text:p>
          </table:table-cell>
          <table:table-cell office:value-type="float" office:value="-2" calcext:value-type="float">
            <text:p>-2</text:p>
          </table:table-cell>
          <table:table-cell office:value-type="float" office:value="0.5895502" calcext:value-type="float">
            <text:p>0.5895502</text:p>
          </table:table-cell>
          <table:table-cell office:value-type="float" office:value="0.385311" calcext:value-type="float">
            <text:p>0.385311</text:p>
          </table:table-cell>
          <table:table-cell office:value-type="float" office:value="174.528" calcext:value-type="float">
            <text:p>174.528</text:p>
          </table:table-cell>
          <table:table-cell office:value-type="float" office:value="0.2" calcext:value-type="float">
            <text:p>0.2</text:p>
          </table:table-cell>
          <table:table-cell office:value-type="float" office:value="2.635071" calcext:value-type="float">
            <text:p>2.635071</text:p>
          </table:table-cell>
          <table:table-cell office:value-type="float" office:value="-5.038605" calcext:value-type="float">
            <text:p>-5.038605</text:p>
          </table:table-cell>
          <table:table-cell office:value-type="float" office:value="0.7140808" calcext:value-type="float">
            <text:p>0.7140808</text:p>
          </table:table-cell>
          <table:table-cell office:value-type="float" office:value="-0.8486328" calcext:value-type="float">
            <text:p>-0.8486328</text:p>
          </table:table-cell>
          <table:table-cell office:value-type="float" office:value="0.930542" calcext:value-type="float">
            <text:p>0.930542</text:p>
          </table:table-cell>
          <table:table-cell office:value-type="float" office:value="-0.0423584" calcext:value-type="float">
            <text:p>-0.0423584</text:p>
          </table:table-cell>
          <table:table-cell office:value-type="float" office:value="1.343384" calcext:value-type="float">
            <text:p>1.343384</text:p>
          </table:table-cell>
          <table:table-cell office:value-type="float" office:value="0.7445374" calcext:value-type="float">
            <text:p>0.7445374</text:p>
          </table:table-cell>
          <table:table-cell office:value-type="float" office:value="1.849976" calcext:value-type="float">
            <text:p>1.849976</text:p>
          </table:table-cell>
          <table:table-cell office:value-type="float" office:value="1.47934" calcext:value-type="float">
            <text:p>1.47934</text:p>
          </table:table-cell>
          <table:table-cell office:value-type="float" office:value="2.412109" calcext:value-type="float">
            <text:p>2.412109</text:p>
          </table:table-cell>
          <table:table-cell office:value-type="float" office:value="2.185211" calcext:value-type="float">
            <text:p>2.18521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1999" calcext:value-type="float">
            <text:p>19111999</text:p>
          </table:table-cell>
          <table:table-cell office:value-type="float" office:value="5.421239" calcext:value-type="float">
            <text:p>5.421239</text:p>
          </table:table-cell>
          <table:table-cell office:value-type="float" office:value="13.1" calcext:value-type="float">
            <text:p>13.1</text:p>
          </table:table-cell>
          <table:table-cell office:value-type="float" office:value="0.3" calcext:value-type="float">
            <text:p>0.3</text:p>
          </table:table-cell>
          <table:table-cell office:value-type="float" office:value="0.7540641" calcext:value-type="float">
            <text:p>0.7540641</text:p>
          </table:table-cell>
          <table:table-cell office:value-type="float" office:value="0.5241118" calcext:value-type="float">
            <text:p>0.5241118</text:p>
          </table:table-cell>
          <table:table-cell office:value-type="float" office:value="358.092" calcext:value-type="float">
            <text:p>358.092</text:p>
          </table:table-cell>
          <table:table-cell office:value-type="float" office:value="0" calcext:value-type="float">
            <text:p>0</text:p>
          </table:table-cell>
          <table:table-cell office:value-type="float" office:value="12.24823" calcext:value-type="float">
            <text:p>12.24823</text:p>
          </table:table-cell>
          <table:table-cell office:value-type="float" office:value="-2.361237" calcext:value-type="float">
            <text:p>-2.361237</text:p>
          </table:table-cell>
          <table:table-cell office:value-type="float" office:value="2.628082" calcext:value-type="float">
            <text:p>2.628082</text:p>
          </table:table-cell>
          <table:table-cell office:value-type="float" office:value="-0.296814" calcext:value-type="float">
            <text:p>-0.296814</text:p>
          </table:table-cell>
          <table:table-cell office:value-type="float" office:value="2.370575" calcext:value-type="float">
            <text:p>2.370575</text:p>
          </table:table-cell>
          <table:table-cell office:value-type="float" office:value="0.2559814" calcext:value-type="float">
            <text:p>0.2559814</text:p>
          </table:table-cell>
          <table:table-cell office:value-type="float" office:value="2.335907" calcext:value-type="float">
            <text:p>2.335907</text:p>
          </table:table-cell>
          <table:table-cell office:value-type="float" office:value="0.9219971" calcext:value-type="float">
            <text:p>0.9219971</text:p>
          </table:table-cell>
          <table:table-cell office:value-type="float" office:value="2.531158" calcext:value-type="float">
            <text:p>2.531158</text:p>
          </table:table-cell>
          <table:table-cell office:value-type="float" office:value="1.559998" calcext:value-type="float">
            <text:p>1.559998</text:p>
          </table:table-cell>
          <table:table-cell office:value-type="float" office:value="2.86142" calcext:value-type="float">
            <text:p>2.86142</text:p>
          </table:table-cell>
          <table:table-cell office:value-type="float" office:value="2.179779" calcext:value-type="float">
            <text:p>2.17977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1999" calcext:value-type="float">
            <text:p>20111999</text:p>
          </table:table-cell>
          <table:table-cell office:value-type="float" office:value="1.48608" calcext:value-type="float">
            <text:p>1.48608</text:p>
          </table:table-cell>
          <table:table-cell office:value-type="float" office:value="12.2" calcext:value-type="float">
            <text:p>12.2</text:p>
          </table:table-cell>
          <table:table-cell office:value-type="float" office:value="6.4" calcext:value-type="float">
            <text:p>6.4</text:p>
          </table:table-cell>
          <table:table-cell office:value-type="float" office:value="1.058793" calcext:value-type="float">
            <text:p>1.058793</text:p>
          </table:table-cell>
          <table:table-cell office:value-type="float" office:value="0.5627344" calcext:value-type="float">
            <text:p>0.5627344</text:p>
          </table:table-cell>
          <table:table-cell office:value-type="float" office:value="331.092" calcext:value-type="float">
            <text:p>331.092</text:p>
          </table:table-cell>
          <table:table-cell office:value-type="float" office:value="0.8000001" calcext:value-type="float">
            <text:p>0.8000001</text:p>
          </table:table-cell>
          <table:table-cell office:value-type="float" office:value="8.697327" calcext:value-type="float">
            <text:p>8.697327</text:p>
          </table:table-cell>
          <table:table-cell office:value-type="float" office:value="1.297455" calcext:value-type="float">
            <text:p>1.297455</text:p>
          </table:table-cell>
          <table:table-cell office:value-type="float" office:value="6.029846" calcext:value-type="float">
            <text:p>6.029846</text:p>
          </table:table-cell>
          <table:table-cell office:value-type="float" office:value="2.118591" calcext:value-type="float">
            <text:p>2.118591</text:p>
          </table:table-cell>
          <table:table-cell office:value-type="float" office:value="5.360809" calcext:value-type="float">
            <text:p>5.360809</text:p>
          </table:table-cell>
          <table:table-cell office:value-type="float" office:value="2.422485" calcext:value-type="float">
            <text:p>2.422485</text:p>
          </table:table-cell>
          <table:table-cell office:value-type="float" office:value="4.873932" calcext:value-type="float">
            <text:p>4.873932</text:p>
          </table:table-cell>
          <table:table-cell office:value-type="float" office:value="2.380035" calcext:value-type="float">
            <text:p>2.380035</text:p>
          </table:table-cell>
          <table:table-cell office:value-type="float" office:value="4.635376" calcext:value-type="float">
            <text:p>4.635376</text:p>
          </table:table-cell>
          <table:table-cell office:value-type="float" office:value="2.558105" calcext:value-type="float">
            <text:p>2.558105</text:p>
          </table:table-cell>
          <table:table-cell office:value-type="float" office:value="4.588531" calcext:value-type="float">
            <text:p>4.588531</text:p>
          </table:table-cell>
          <table:table-cell office:value-type="float" office:value="2.874725" calcext:value-type="float">
            <text:p>2.87472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1999" calcext:value-type="float">
            <text:p>21111999</text:p>
          </table:table-cell>
          <table:table-cell office:value-type="float" office:value="2.145018" calcext:value-type="float">
            <text:p>2.145018</text:p>
          </table:table-cell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office:value-type="float" office:value="0.9658255" calcext:value-type="float">
            <text:p>0.9658255</text:p>
          </table:table-cell>
          <table:table-cell office:value-type="float" office:value="0.7480461" calcext:value-type="float">
            <text:p>0.7480461</text:p>
          </table:table-cell>
          <table:table-cell office:value-type="float" office:value="206.928" calcext:value-type="float">
            <text:p>206.928</text:p>
          </table:table-cell>
          <table:table-cell office:value-type="float" office:value="0.1" calcext:value-type="float">
            <text:p>0.1</text:p>
          </table:table-cell>
          <table:table-cell office:value-type="float" office:value="9.54425" calcext:value-type="float">
            <text:p>9.54425</text:p>
          </table:table-cell>
          <table:table-cell office:value-type="float" office:value="0.7393494" calcext:value-type="float">
            <text:p>0.7393494</text:p>
          </table:table-cell>
          <table:table-cell office:value-type="float" office:value="6.556274" calcext:value-type="float">
            <text:p>6.556274</text:p>
          </table:table-cell>
          <table:table-cell office:value-type="float" office:value="2.375061" calcext:value-type="float">
            <text:p>2.375061</text:p>
          </table:table-cell>
          <table:table-cell office:value-type="float" office:value="5.837799" calcext:value-type="float">
            <text:p>5.837799</text:p>
          </table:table-cell>
          <table:table-cell office:value-type="float" office:value="3.024231" calcext:value-type="float">
            <text:p>3.024231</text:p>
          </table:table-cell>
          <table:table-cell office:value-type="float" office:value="5.437439" calcext:value-type="float">
            <text:p>5.437439</text:p>
          </table:table-cell>
          <table:table-cell office:value-type="float" office:value="3.58313" calcext:value-type="float">
            <text:p>3.58313</text:p>
          </table:table-cell>
          <table:table-cell office:value-type="float" office:value="5.268402" calcext:value-type="float">
            <text:p>5.268402</text:p>
          </table:table-cell>
          <table:table-cell office:value-type="float" office:value="3.995148" calcext:value-type="float">
            <text:p>3.995148</text:p>
          </table:table-cell>
          <table:table-cell office:value-type="float" office:value="5.221008" calcext:value-type="float">
            <text:p>5.221008</text:p>
          </table:table-cell>
          <table:table-cell office:value-type="float" office:value="4.318024" calcext:value-type="float">
            <text:p>4.31802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1999" calcext:value-type="float">
            <text:p>22111999</text:p>
          </table:table-cell>
          <table:table-cell office:value-type="float" office:value="3.485539" calcext:value-type="float">
            <text:p>3.485539</text:p>
          </table:table-cell>
          <table:table-cell office:value-type="float" office:value="16.2" calcext:value-type="float">
            <text:p>16.2</text:p>
          </table:table-cell>
          <table:table-cell office:value-type="float" office:value="3.9" calcext:value-type="float">
            <text:p>3.9</text:p>
          </table:table-cell>
          <table:table-cell office:value-type="float" office:value="1.398279" calcext:value-type="float">
            <text:p>1.398279</text:p>
          </table:table-cell>
          <table:table-cell office:value-type="float" office:value="0.7880231" calcext:value-type="float">
            <text:p>0.7880231</text:p>
          </table:table-cell>
          <table:table-cell office:value-type="float" office:value="258.084" calcext:value-type="float">
            <text:p>258.084</text:p>
          </table:table-cell>
          <table:table-cell office:value-type="float" office:value="0.2" calcext:value-type="float">
            <text:p>0.2</text:p>
          </table:table-cell>
          <table:table-cell office:value-type="float" office:value="16.28046" calcext:value-type="float">
            <text:p>16.28046</text:p>
          </table:table-cell>
          <table:table-cell office:value-type="float" office:value="1.283936" calcext:value-type="float">
            <text:p>1.283936</text:p>
          </table:table-cell>
          <table:table-cell office:value-type="float" office:value="11.08987" calcext:value-type="float">
            <text:p>11.08987</text:p>
          </table:table-cell>
          <table:table-cell office:value-type="float" office:value="2.637604" calcext:value-type="float">
            <text:p>2.637604</text:p>
          </table:table-cell>
          <table:table-cell office:value-type="float" office:value="9.168823" calcext:value-type="float">
            <text:p>9.168823</text:p>
          </table:table-cell>
          <table:table-cell office:value-type="float" office:value="3.180664" calcext:value-type="float">
            <text:p>3.180664</text:p>
          </table:table-cell>
          <table:table-cell office:value-type="float" office:value="7.944519" calcext:value-type="float">
            <text:p>7.944519</text:p>
          </table:table-cell>
          <table:table-cell office:value-type="float" office:value="3.712585" calcext:value-type="float">
            <text:p>3.712585</text:p>
          </table:table-cell>
          <table:table-cell office:value-type="float" office:value="7.269318" calcext:value-type="float">
            <text:p>7.269318</text:p>
          </table:table-cell>
          <table:table-cell office:value-type="float" office:value="4.151215" calcext:value-type="float">
            <text:p>4.151215</text:p>
          </table:table-cell>
          <table:table-cell office:value-type="float" office:value="6.909515" calcext:value-type="float">
            <text:p>6.909515</text:p>
          </table:table-cell>
          <table:table-cell office:value-type="float" office:value="4.52713" calcext:value-type="float">
            <text:p>4.5271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1999" calcext:value-type="float">
            <text:p>23111999</text:p>
          </table:table-cell>
          <table:table-cell office:value-type="float" office:value="7.062587" calcext:value-type="float">
            <text:p>7.062587</text:p>
          </table:table-cell>
          <table:table-cell office:value-type="float" office:value="13.7" calcext:value-type="float">
            <text:p>13.7</text:p>
          </table:table-cell>
          <table:table-cell office:value-type="float" office:value="8.7" calcext:value-type="float">
            <text:p>8.7</text:p>
          </table:table-cell>
          <table:table-cell office:value-type="float" office:value="1.206232" calcext:value-type="float">
            <text:p>1.206232</text:p>
          </table:table-cell>
          <table:table-cell office:value-type="float" office:value="0.9424043" calcext:value-type="float">
            <text:p>0.9424043</text:p>
          </table:table-cell>
          <table:table-cell office:value-type="float" office:value="217.152" calcext:value-type="float">
            <text:p>217.152</text:p>
          </table:table-cell>
          <table:table-cell office:value-type="float" office:value="0.1" calcext:value-type="float">
            <text:p>0.1</text:p>
          </table:table-cell>
          <table:table-cell office:value-type="float" office:value="17.11826" calcext:value-type="float">
            <text:p>17.11826</text:p>
          </table:table-cell>
          <table:table-cell office:value-type="float" office:value="5.778961" calcext:value-type="float">
            <text:p>5.778961</text:p>
          </table:table-cell>
          <table:table-cell office:value-type="float" office:value="12.88873" calcext:value-type="float">
            <text:p>12.88873</text:p>
          </table:table-cell>
          <table:table-cell office:value-type="float" office:value="6.355774" calcext:value-type="float">
            <text:p>6.355774</text:p>
          </table:table-cell>
          <table:table-cell office:value-type="float" office:value="11.14389" calcext:value-type="float">
            <text:p>11.14389</text:p>
          </table:table-cell>
          <table:table-cell office:value-type="float" office:value="6.624176" calcext:value-type="float">
            <text:p>6.624176</text:p>
          </table:table-cell>
          <table:table-cell office:value-type="float" office:value="9.792114" calcext:value-type="float">
            <text:p>9.792114</text:p>
          </table:table-cell>
          <table:table-cell office:value-type="float" office:value="6.76001" calcext:value-type="float">
            <text:p>6.76001</text:p>
          </table:table-cell>
          <table:table-cell office:value-type="float" office:value="8.869965" calcext:value-type="float">
            <text:p>8.869965</text:p>
          </table:table-cell>
          <table:table-cell office:value-type="float" office:value="6.78952" calcext:value-type="float">
            <text:p>6.78952</text:p>
          </table:table-cell>
          <table:table-cell office:value-type="float" office:value="8.255157" calcext:value-type="float">
            <text:p>8.255157</text:p>
          </table:table-cell>
          <table:table-cell office:value-type="float" office:value="6.762115" calcext:value-type="float">
            <text:p>6.76211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1999" calcext:value-type="float">
            <text:p>24111999</text:p>
          </table:table-cell>
          <table:table-cell office:value-type="float" office:value="5.2812" calcext:value-type="float">
            <text:p>5.2812</text:p>
          </table:table-cell>
          <table:table-cell office:value-type="float" office:value="16.1" calcext:value-type="float">
            <text:p>16.1</text:p>
          </table:table-cell>
          <table:table-cell office:value-type="float" office:value="5.9" calcext:value-type="float">
            <text:p>5.9</text:p>
          </table:table-cell>
          <table:table-cell office:value-type="float" office:value="1.410697" calcext:value-type="float">
            <text:p>1.410697</text:p>
          </table:table-cell>
          <table:table-cell office:value-type="float" office:value="0.544985" calcext:value-type="float">
            <text:p>0.544985</text:p>
          </table:table-cell>
          <table:table-cell office:value-type="float" office:value="622.044" calcext:value-type="float">
            <text:p>622.044</text:p>
          </table:table-cell>
          <table:table-cell office:value-type="float" office:value="0" calcext:value-type="float">
            <text:p>0</text:p>
          </table:table-cell>
          <table:table-cell office:value-type="float" office:value="18.14685" calcext:value-type="float">
            <text:p>18.14685</text:p>
          </table:table-cell>
          <table:table-cell office:value-type="float" office:value="2.204437" calcext:value-type="float">
            <text:p>2.204437</text:p>
          </table:table-cell>
          <table:table-cell office:value-type="float" office:value="13.67883" calcext:value-type="float">
            <text:p>13.67883</text:p>
          </table:table-cell>
          <table:table-cell office:value-type="float" office:value="4.960968" calcext:value-type="float">
            <text:p>4.960968</text:p>
          </table:table-cell>
          <table:table-cell office:value-type="float" office:value="11.84665" calcext:value-type="float">
            <text:p>11.84665</text:p>
          </table:table-cell>
          <table:table-cell office:value-type="float" office:value="6.296539" calcext:value-type="float">
            <text:p>6.296539</text:p>
          </table:table-cell>
          <table:table-cell office:value-type="float" office:value="10.46954" calcext:value-type="float">
            <text:p>10.46954</text:p>
          </table:table-cell>
          <table:table-cell office:value-type="float" office:value="7.318542" calcext:value-type="float">
            <text:p>7.318542</text:p>
          </table:table-cell>
          <table:table-cell office:value-type="float" office:value="9.553833" calcext:value-type="float">
            <text:p>9.553833</text:p>
          </table:table-cell>
          <table:table-cell office:value-type="float" office:value="7.460358" calcext:value-type="float">
            <text:p>7.460358</text:p>
          </table:table-cell>
          <table:table-cell office:value-type="float" office:value="8.936737" calcext:value-type="float">
            <text:p>8.936737</text:p>
          </table:table-cell>
          <table:table-cell office:value-type="float" office:value="7.489502" calcext:value-type="float">
            <text:p>7.48950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1999" calcext:value-type="float">
            <text:p>25111999</text:p>
          </table:table-cell>
          <table:table-cell office:value-type="float" office:value="6.39792" calcext:value-type="float">
            <text:p>6.39792</text:p>
          </table:table-cell>
          <table:table-cell office:value-type="float" office:value="6.4" calcext:value-type="float">
            <text:p>6.4</text:p>
          </table:table-cell>
          <table:table-cell office:value-type="float" office:value="1.4" calcext:value-type="float">
            <text:p>1.4</text:p>
          </table:table-cell>
          <table:table-cell office:value-type="float" office:value="0.5828368" calcext:value-type="float">
            <text:p>0.5828368</text:p>
          </table:table-cell>
          <table:table-cell office:value-type="float" office:value="0.4803243" calcext:value-type="float">
            <text:p>0.4803243</text:p>
          </table:table-cell>
          <table:table-cell office:value-type="float" office:value="173.16" calcext:value-type="float">
            <text:p>173.16</text:p>
          </table:table-cell>
          <table:table-cell office:value-type="float" office:value="0" calcext:value-type="float">
            <text:p>0</text:p>
          </table:table-cell>
          <table:table-cell office:value-type="float" office:value="12.86191" calcext:value-type="float">
            <text:p>12.86191</text:p>
          </table:table-cell>
          <table:table-cell office:value-type="float" office:value="-0.7550049" calcext:value-type="float">
            <text:p>-0.7550049</text:p>
          </table:table-cell>
          <table:table-cell office:value-type="float" office:value="8.773651" calcext:value-type="float">
            <text:p>8.773651</text:p>
          </table:table-cell>
          <table:table-cell office:value-type="float" office:value="1.885468" calcext:value-type="float">
            <text:p>1.885468</text:p>
          </table:table-cell>
          <table:table-cell office:value-type="float" office:value="7.537079" calcext:value-type="float">
            <text:p>7.537079</text:p>
          </table:table-cell>
          <table:table-cell office:value-type="float" office:value="3.246765" calcext:value-type="float">
            <text:p>3.246765</text:p>
          </table:table-cell>
          <table:table-cell office:value-type="float" office:value="7.236023" calcext:value-type="float">
            <text:p>7.236023</text:p>
          </table:table-cell>
          <table:table-cell office:value-type="float" office:value="4.505127" calcext:value-type="float">
            <text:p>4.505127</text:p>
          </table:table-cell>
          <table:table-cell office:value-type="float" office:value="7.855988" calcext:value-type="float">
            <text:p>7.855988</text:p>
          </table:table-cell>
          <table:table-cell office:value-type="float" office:value="5.461853" calcext:value-type="float">
            <text:p>5.461853</text:p>
          </table:table-cell>
          <table:table-cell office:value-type="float" office:value="8.152313" calcext:value-type="float">
            <text:p>8.152313</text:p>
          </table:table-cell>
          <table:table-cell office:value-type="float" office:value="6.156708" calcext:value-type="float">
            <text:p>6.15670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1999" calcext:value-type="float">
            <text:p>26111999</text:p>
          </table:table-cell>
          <table:table-cell office:value-type="float" office:value="0.50652" calcext:value-type="float">
            <text:p>0.50652</text:p>
          </table:table-cell>
          <table:table-cell office:value-type="float" office:value="10.4" calcext:value-type="float">
            <text:p>10.4</text:p>
          </table:table-cell>
          <table:table-cell office:value-type="float" office:value="1.1" calcext:value-type="float">
            <text:p>1.1</text:p>
          </table:table-cell>
          <table:table-cell office:value-type="float" office:value="1.237161" calcext:value-type="float">
            <text:p>1.237161</text:p>
          </table:table-cell>
          <table:table-cell office:value-type="float" office:value="0.5147833" calcext:value-type="float">
            <text:p>0.5147833</text:p>
          </table:table-cell>
          <table:table-cell office:value-type="float" office:value="452.664" calcext:value-type="float">
            <text:p>452.664</text:p>
          </table:table-cell>
          <table:table-cell office:value-type="float" office:value="0" calcext:value-type="float">
            <text:p>0</text:p>
          </table:table-cell>
          <table:table-cell office:value-type="float" office:value="6.340088" calcext:value-type="float">
            <text:p>6.340088</text:p>
          </table:table-cell>
          <table:table-cell office:value-type="float" office:value="-0.848114" calcext:value-type="float">
            <text:p>-0.848114</text:p>
          </table:table-cell>
          <table:table-cell office:value-type="float" office:value="4.992737" calcext:value-type="float">
            <text:p>4.992737</text:p>
          </table:table-cell>
          <table:table-cell office:value-type="float" office:value="1.385834" calcext:value-type="float">
            <text:p>1.385834</text:p>
          </table:table-cell>
          <table:table-cell office:value-type="float" office:value="4.713806" calcext:value-type="float">
            <text:p>4.713806</text:p>
          </table:table-cell>
          <table:table-cell office:value-type="float" office:value="2.340668" calcext:value-type="float">
            <text:p>2.340668</text:p>
          </table:table-cell>
          <table:table-cell office:value-type="float" office:value="4.793427" calcext:value-type="float">
            <text:p>4.793427</text:p>
          </table:table-cell>
          <table:table-cell office:value-type="float" office:value="3.322144" calcext:value-type="float">
            <text:p>3.322144</text:p>
          </table:table-cell>
          <table:table-cell office:value-type="float" office:value="5.411194" calcext:value-type="float">
            <text:p>5.411194</text:p>
          </table:table-cell>
          <table:table-cell office:value-type="float" office:value="4.116333" calcext:value-type="float">
            <text:p>4.116333</text:p>
          </table:table-cell>
          <table:table-cell office:value-type="float" office:value="6.11673" calcext:value-type="float">
            <text:p>6.11673</text:p>
          </table:table-cell>
          <table:table-cell office:value-type="float" office:value="4.756073" calcext:value-type="float">
            <text:p>4.75607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1999" calcext:value-type="float">
            <text:p>27111999</text:p>
          </table:table-cell>
          <table:table-cell office:value-type="float" office:value="2.40264" calcext:value-type="float">
            <text:p>2.40264</text:p>
          </table:table-cell>
          <table:table-cell office:value-type="float" office:value="7.2" calcext:value-type="float">
            <text:p>7.2</text:p>
          </table:table-cell>
          <table:table-cell office:value-type="float" office:value="1.6" calcext:value-type="float">
            <text:p>1.6</text:p>
          </table:table-cell>
          <table:table-cell office:value-type="float" office:value="0.8477779" calcext:value-type="float">
            <text:p>0.8477779</text:p>
          </table:table-cell>
          <table:table-cell office:value-type="float" office:value="0.5742372" calcext:value-type="float">
            <text:p>0.5742372</text:p>
          </table:table-cell>
          <table:table-cell office:value-type="float" office:value="372.132" calcext:value-type="float">
            <text:p>372.132</text:p>
          </table:table-cell>
          <table:table-cell office:value-type="float" office:value="0" calcext:value-type="float">
            <text:p>0</text:p>
          </table:table-cell>
          <table:table-cell office:value-type="float" office:value="7.712433" calcext:value-type="float">
            <text:p>7.712433</text:p>
          </table:table-cell>
          <table:table-cell office:value-type="float" office:value="-0.4058533" calcext:value-type="float">
            <text:p>-0.4058533</text:p>
          </table:table-cell>
          <table:table-cell office:value-type="float" office:value="6.184753" calcext:value-type="float">
            <text:p>6.184753</text:p>
          </table:table-cell>
          <table:table-cell office:value-type="float" office:value="1.812378" calcext:value-type="float">
            <text:p>1.812378</text:p>
          </table:table-cell>
          <table:table-cell office:value-type="float" office:value="5.707764" calcext:value-type="float">
            <text:p>5.707764</text:p>
          </table:table-cell>
          <table:table-cell office:value-type="float" office:value="2.974945" calcext:value-type="float">
            <text:p>2.974945</text:p>
          </table:table-cell>
          <table:table-cell office:value-type="float" office:value="5.514618" calcext:value-type="float">
            <text:p>5.514618</text:p>
          </table:table-cell>
          <table:table-cell office:value-type="float" office:value="3.887939" calcext:value-type="float">
            <text:p>3.887939</text:p>
          </table:table-cell>
          <table:table-cell office:value-type="float" office:value="5.493164" calcext:value-type="float">
            <text:p>5.493164</text:p>
          </table:table-cell>
          <table:table-cell office:value-type="float" office:value="4.480682" calcext:value-type="float">
            <text:p>4.480682</text:p>
          </table:table-cell>
          <table:table-cell office:value-type="float" office:value="5.597137" calcext:value-type="float">
            <text:p>5.597137</text:p>
          </table:table-cell>
          <table:table-cell office:value-type="float" office:value="4.964722" calcext:value-type="float">
            <text:p>4.96472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1999" calcext:value-type="float">
            <text:p>28111999</text:p>
          </table:table-cell>
          <table:table-cell office:value-type="float" office:value="3.92976" calcext:value-type="float">
            <text:p>3.92976</text:p>
          </table:table-cell>
          <table:table-cell office:value-type="float" office:value="4.3" calcext:value-type="float">
            <text:p>4.3</text:p>
          </table:table-cell>
          <table:table-cell office:value-type="float" office:value="-0.7" calcext:value-type="float">
            <text:p>-0.7</text:p>
          </table:table-cell>
          <table:table-cell office:value-type="float" office:value="0.5892787" calcext:value-type="float">
            <text:p>0.5892787</text:p>
          </table:table-cell>
          <table:table-cell office:value-type="float" office:value="0.462426" calcext:value-type="float">
            <text:p>0.462426</text:p>
          </table:table-cell>
          <table:table-cell office:value-type="float" office:value="428.148" calcext:value-type="float">
            <text:p>428.148</text:p>
          </table:table-cell>
          <table:table-cell office:value-type="float" office:value="0" calcext:value-type="float">
            <text:p>0</text:p>
          </table:table-cell>
          <table:table-cell office:value-type="float" office:value="9.293091" calcext:value-type="float">
            <text:p>9.293091</text:p>
          </table:table-cell>
          <table:table-cell office:value-type="float" office:value="-1.48645" calcext:value-type="float">
            <text:p>-1.48645</text:p>
          </table:table-cell>
          <table:table-cell office:value-type="float" office:value="5.634094" calcext:value-type="float">
            <text:p>5.634094</text:p>
          </table:table-cell>
          <table:table-cell office:value-type="float" office:value="0.5253601" calcext:value-type="float">
            <text:p>0.5253601</text:p>
          </table:table-cell>
          <table:table-cell office:value-type="float" office:value="4.720581" calcext:value-type="float">
            <text:p>4.720581</text:p>
          </table:table-cell>
          <table:table-cell office:value-type="float" office:value="1.618195" calcext:value-type="float">
            <text:p>1.618195</text:p>
          </table:table-cell>
          <table:table-cell office:value-type="float" office:value="4.369446" calcext:value-type="float">
            <text:p>4.369446</text:p>
          </table:table-cell>
          <table:table-cell office:value-type="float" office:value="2.654541" calcext:value-type="float">
            <text:p>2.654541</text:p>
          </table:table-cell>
          <table:table-cell office:value-type="float" office:value="4.690552" calcext:value-type="float">
            <text:p>4.690552</text:p>
          </table:table-cell>
          <table:table-cell office:value-type="float" office:value="3.501373" calcext:value-type="float">
            <text:p>3.501373</text:p>
          </table:table-cell>
          <table:table-cell office:value-type="float" office:value="5.228027" calcext:value-type="float">
            <text:p>5.228027</text:p>
          </table:table-cell>
          <table:table-cell office:value-type="float" office:value="4.18338" calcext:value-type="float">
            <text:p>4.1833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1999" calcext:value-type="float">
            <text:p>29111999</text:p>
          </table:table-cell>
          <table:table-cell office:value-type="float" office:value="3.57624" calcext:value-type="float">
            <text:p>3.57624</text:p>
          </table:table-cell>
          <table:table-cell office:value-type="float" office:value="-0.4" calcext:value-type="float">
            <text:p>-0.4</text:p>
          </table:table-cell>
          <table:table-cell office:value-type="float" office:value="-3.2" calcext:value-type="float">
            <text:p>-3.2</text:p>
          </table:table-cell>
          <table:table-cell office:value-type="float" office:value="0.5297894" calcext:value-type="float">
            <text:p>0.5297894</text:p>
          </table:table-cell>
          <table:table-cell office:value-type="float" office:value="0.3238921" calcext:value-type="float">
            <text:p>0.3238921</text:p>
          </table:table-cell>
          <table:table-cell office:value-type="float" office:value="342.072" calcext:value-type="float">
            <text:p>342.072</text:p>
          </table:table-cell>
          <table:table-cell office:value-type="float" office:value="0" calcext:value-type="float">
            <text:p>0</text:p>
          </table:table-cell>
          <table:table-cell office:value-type="float" office:value="1.539734" calcext:value-type="float">
            <text:p>1.539734</text:p>
          </table:table-cell>
          <table:table-cell office:value-type="float" office:value="-5.183014" calcext:value-type="float">
            <text:p>-5.183014</text:p>
          </table:table-cell>
          <table:table-cell office:value-type="float" office:value="1.680756" calcext:value-type="float">
            <text:p>1.680756</text:p>
          </table:table-cell>
          <table:table-cell office:value-type="float" office:value="-0.890686" calcext:value-type="float">
            <text:p>-0.890686</text:p>
          </table:table-cell>
          <table:table-cell office:value-type="float" office:value="1.783173" calcext:value-type="float">
            <text:p>1.783173</text:p>
          </table:table-cell>
          <table:table-cell office:value-type="float" office:value="0.1392822" calcext:value-type="float">
            <text:p>0.1392822</text:p>
          </table:table-cell>
          <table:table-cell office:value-type="float" office:value="2.617432" calcext:value-type="float">
            <text:p>2.617432</text:p>
          </table:table-cell>
          <table:table-cell office:value-type="float" office:value="1.177338" calcext:value-type="float">
            <text:p>1.177338</text:p>
          </table:table-cell>
          <table:table-cell office:value-type="float" office:value="3.46994" calcext:value-type="float">
            <text:p>3.46994</text:p>
          </table:table-cell>
          <table:table-cell office:value-type="float" office:value="2.080841" calcext:value-type="float">
            <text:p>2.080841</text:p>
          </table:table-cell>
          <table:table-cell office:value-type="float" office:value="4.161957" calcext:value-type="float">
            <text:p>4.161957</text:p>
          </table:table-cell>
          <table:table-cell office:value-type="float" office:value="2.869202" calcext:value-type="float">
            <text:p>2.86920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1999" calcext:value-type="float">
            <text:p>30111999</text:p>
          </table:table-cell>
          <table:table-cell office:value-type="float" office:value="6.94944" calcext:value-type="float">
            <text:p>6.94944</text:p>
          </table:table-cell>
          <table:table-cell office:value-type="float" office:value="-2.5" calcext:value-type="float">
            <text:p>-2.5</text:p>
          </table:table-cell>
          <table:table-cell office:value-type="float" office:value="-6.9" calcext:value-type="float">
            <text:p>-6.9</text:p>
          </table:table-cell>
          <table:table-cell office:value-type="float" office:value="0.3620316" calcext:value-type="float">
            <text:p>0.3620316</text:p>
          </table:table-cell>
          <table:table-cell office:value-type="float" office:value="0.1815148" calcext:value-type="float">
            <text:p>0.1815148</text:p>
          </table:table-cell>
          <table:table-cell office:value-type="float" office:value="330.048" calcext:value-type="float">
            <text:p>330.048</text:p>
          </table:table-cell>
          <table:table-cell office:value-type="float" office:value="0" calcext:value-type="float">
            <text:p>0</text:p>
          </table:table-cell>
          <table:table-cell office:value-type="float" office:value="2.672638" calcext:value-type="float">
            <text:p>2.672638</text:p>
          </table:table-cell>
          <table:table-cell office:value-type="float" office:value="-7.589203" calcext:value-type="float">
            <text:p>-7.589203</text:p>
          </table:table-cell>
          <table:table-cell office:value-type="float" office:value="0.662384" calcext:value-type="float">
            <text:p>0.662384</text:p>
          </table:table-cell>
          <table:table-cell office:value-type="float" office:value="-1.514526" calcext:value-type="float">
            <text:p>-1.514526</text:p>
          </table:table-cell>
          <table:table-cell office:value-type="float" office:value="0.6677246" calcext:value-type="float">
            <text:p>0.6677246</text:p>
          </table:table-cell>
          <table:table-cell office:value-type="float" office:value="-0.1782227" calcext:value-type="float">
            <text:p>-0.1782227</text:p>
          </table:table-cell>
          <table:table-cell office:value-type="float" office:value="1.17514" calcext:value-type="float">
            <text:p>1.17514</text:p>
          </table:table-cell>
          <table:table-cell office:value-type="float" office:value="0.617218" calcext:value-type="float">
            <text:p>0.617218</text:p>
          </table:table-cell>
          <table:table-cell office:value-type="float" office:value="2.058563" calcext:value-type="float">
            <text:p>2.058563</text:p>
          </table:table-cell>
          <table:table-cell office:value-type="float" office:value="1.380188" calcext:value-type="float">
            <text:p>1.380188</text:p>
          </table:table-cell>
          <table:table-cell office:value-type="float" office:value="2.850983" calcext:value-type="float">
            <text:p>2.850983</text:p>
          </table:table-cell>
          <table:table-cell office:value-type="float" office:value="2.100525" calcext:value-type="float">
            <text:p>2.10052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1999" calcext:value-type="float">
            <text:p>1121999</text:p>
          </table:table-cell>
          <table:table-cell office:value-type="float" office:value="7.37964" calcext:value-type="float">
            <text:p>7.37964</text:p>
          </table:table-cell>
          <table:table-cell office:value-type="float" office:value="-1.6" calcext:value-type="float">
            <text:p>-1.6</text:p>
          </table:table-cell>
          <table:table-cell office:value-type="float" office:value="-9" calcext:value-type="float">
            <text:p>-9</text:p>
          </table:table-cell>
          <table:table-cell office:value-type="float" office:value="0.2791405" calcext:value-type="float">
            <text:p>0.2791405</text:p>
          </table:table-cell>
          <table:table-cell office:value-type="float" office:value="0.2254667" calcext:value-type="float">
            <text:p>0.2254667</text:p>
          </table:table-cell>
          <table:table-cell office:value-type="float" office:value="139.752" calcext:value-type="float">
            <text:p>139.752</text:p>
          </table:table-cell>
          <table:table-cell office:value-type="float" office:value="0" calcext:value-type="float">
            <text:p>0</text:p>
          </table:table-cell>
          <table:table-cell office:value-type="float" office:value="2.727875" calcext:value-type="float">
            <text:p>2.727875</text:p>
          </table:table-cell>
          <table:table-cell office:value-type="float" office:value="-8.799744" calcext:value-type="float">
            <text:p>-8.799744</text:p>
          </table:table-cell>
          <table:table-cell office:value-type="float" office:value="0.22995" calcext:value-type="float">
            <text:p>0.22995</text:p>
          </table:table-cell>
          <table:table-cell office:value-type="float" office:value="-2.975311" calcext:value-type="float">
            <text:p>-2.975311</text:p>
          </table:table-cell>
          <table:table-cell office:value-type="float" office:value="0.08059692" calcext:value-type="float">
            <text:p>0.08059692</text:p>
          </table:table-cell>
          <table:table-cell office:value-type="float" office:value="-0.4471741" calcext:value-type="float">
            <text:p>-0.4471741</text:p>
          </table:table-cell>
          <table:table-cell office:value-type="float" office:value="0.6362915" calcext:value-type="float">
            <text:p>0.6362915</text:p>
          </table:table-cell>
          <table:table-cell office:value-type="float" office:value="0.3507996" calcext:value-type="float">
            <text:p>0.3507996</text:p>
          </table:table-cell>
          <table:table-cell office:value-type="float" office:value="1.372406" calcext:value-type="float">
            <text:p>1.372406</text:p>
          </table:table-cell>
          <table:table-cell office:value-type="float" office:value="1.064514" calcext:value-type="float">
            <text:p>1.064514</text:p>
          </table:table-cell>
          <table:table-cell office:value-type="float" office:value="2.092163" calcext:value-type="float">
            <text:p>2.092163</text:p>
          </table:table-cell>
          <table:table-cell office:value-type="float" office:value="1.716248" calcext:value-type="float">
            <text:p>1.71624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1999" calcext:value-type="float">
            <text:p>2121999</text:p>
          </table:table-cell>
          <table:table-cell office:value-type="float" office:value="1.60524" calcext:value-type="float">
            <text:p>1.60524</text:p>
          </table:table-cell>
          <table:table-cell office:value-type="float" office:value="-0.1" calcext:value-type="float">
            <text:p>-0.1</text:p>
          </table:table-cell>
          <table:table-cell office:value-type="float" office:value="-7.1" calcext:value-type="float">
            <text:p>-7.1</text:p>
          </table:table-cell>
          <table:table-cell office:value-type="float" office:value="0.5208646" calcext:value-type="float">
            <text:p>0.5208646</text:p>
          </table:table-cell>
          <table:table-cell office:value-type="float" office:value="0.2905218" calcext:value-type="float">
            <text:p>0.2905218</text:p>
          </table:table-cell>
          <table:table-cell office:value-type="float" office:value="112.752" calcext:value-type="float">
            <text:p>112.752</text:p>
          </table:table-cell>
          <table:table-cell office:value-type="float" office:value="0.2" calcext:value-type="float">
            <text:p>0.2</text:p>
          </table:table-cell>
          <table:table-cell office:value-type="float" office:value="-1.445709" calcext:value-type="float">
            <text:p>-1.445709</text:p>
          </table:table-cell>
          <table:table-cell office:value-type="float" office:value="-8.063049" calcext:value-type="float">
            <text:p>-8.063049</text:p>
          </table:table-cell>
          <table:table-cell office:value-type="float" office:value="-0.856842" calcext:value-type="float">
            <text:p>-0.856842</text:p>
          </table:table-cell>
          <table:table-cell office:value-type="float" office:value="-2.782623" calcext:value-type="float">
            <text:p>-2.782623</text:p>
          </table:table-cell>
          <table:table-cell office:value-type="float" office:value="-0.1877747" calcext:value-type="float">
            <text:p>-0.1877747</text:p>
          </table:table-cell>
          <table:table-cell office:value-type="float" office:value="-0.4931946" calcext:value-type="float">
            <text:p>-0.4931946</text:p>
          </table:table-cell>
          <table:table-cell office:value-type="float" office:value="0.3699036" calcext:value-type="float">
            <text:p>0.3699036</text:p>
          </table:table-cell>
          <table:table-cell office:value-type="float" office:value="0.1846924" calcext:value-type="float">
            <text:p>0.1846924</text:p>
          </table:table-cell>
          <table:table-cell office:value-type="float" office:value="1.058075" calcext:value-type="float">
            <text:p>1.058075</text:p>
          </table:table-cell>
          <table:table-cell office:value-type="float" office:value="0.8642578" calcext:value-type="float">
            <text:p>0.8642578</text:p>
          </table:table-cell>
          <table:table-cell office:value-type="float" office:value="1.710724" calcext:value-type="float">
            <text:p>1.710724</text:p>
          </table:table-cell>
          <table:table-cell office:value-type="float" office:value="1.467621" calcext:value-type="float">
            <text:p>1.46762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1999" calcext:value-type="float">
            <text:p>3121999</text:p>
          </table:table-cell>
          <table:table-cell office:value-type="float" office:value="1.31256" calcext:value-type="float">
            <text:p>1.31256</text:p>
          </table:table-cell>
          <table:table-cell office:value-type="float" office:value="3.3" calcext:value-type="float">
            <text:p>3.3</text:p>
          </table:table-cell>
          <table:table-cell office:value-type="float" office:value="-1.2" calcext:value-type="float">
            <text:p>-1.2</text:p>
          </table:table-cell>
          <table:table-cell office:value-type="float" office:value="0.6680838" calcext:value-type="float">
            <text:p>0.6680838</text:p>
          </table:table-cell>
          <table:table-cell office:value-type="float" office:value="0.4952379" calcext:value-type="float">
            <text:p>0.4952379</text:p>
          </table:table-cell>
          <table:table-cell office:value-type="float" office:value="219.024" calcext:value-type="float">
            <text:p>219.024</text:p>
          </table:table-cell>
          <table:table-cell office:value-type="float" office:value="11.8" calcext:value-type="float">
            <text:p>11.8</text:p>
          </table:table-cell>
          <table:table-cell office:value-type="float" office:value="0.3218994" calcext:value-type="float">
            <text:p>0.3218994</text:p>
          </table:table-cell>
          <table:table-cell office:value-type="float" office:value="-4.055206" calcext:value-type="float">
            <text:p>-4.055206</text:p>
          </table:table-cell>
          <table:table-cell office:value-type="float" office:value="-0.199707" calcext:value-type="float">
            <text:p>-0.199707</text:p>
          </table:table-cell>
          <table:table-cell office:value-type="float" office:value="-1.412476" calcext:value-type="float">
            <text:p>-1.412476</text:p>
          </table:table-cell>
          <table:table-cell office:value-type="float" office:value="-0.0987854" calcext:value-type="float">
            <text:p>-0.0987854</text:p>
          </table:table-cell>
          <table:table-cell office:value-type="float" office:value="-0.3401184" calcext:value-type="float">
            <text:p>-0.3401184</text:p>
          </table:table-cell>
          <table:table-cell office:value-type="float" office:value="0.3717957" calcext:value-type="float">
            <text:p>0.3717957</text:p>
          </table:table-cell>
          <table:table-cell office:value-type="float" office:value="0.2249146" calcext:value-type="float">
            <text:p>0.2249146</text:p>
          </table:table-cell>
          <table:table-cell office:value-type="float" office:value="0.8919373" calcext:value-type="float">
            <text:p>0.8919373</text:p>
          </table:table-cell>
          <table:table-cell office:value-type="float" office:value="0.8148804" calcext:value-type="float">
            <text:p>0.8148804</text:p>
          </table:table-cell>
          <table:table-cell office:value-type="float" office:value="1.465149" calcext:value-type="float">
            <text:p>1.465149</text:p>
          </table:table-cell>
          <table:table-cell office:value-type="float" office:value="1.38913" calcext:value-type="float">
            <text:p>1.389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1999" calcext:value-type="float">
            <text:p>4121999</text:p>
          </table:table-cell>
          <table:table-cell office:value-type="float" office:value="0.9953999" calcext:value-type="float">
            <text:p>0.9953999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.918389" calcext:value-type="float">
            <text:p>0.918389</text:p>
          </table:table-cell>
          <table:table-cell office:value-type="float" office:value="0.6797745" calcext:value-type="float">
            <text:p>0.6797745</text:p>
          </table:table-cell>
          <table:table-cell office:value-type="float" office:value="129.276" calcext:value-type="float">
            <text:p>129.276</text:p>
          </table:table-cell>
          <table:table-cell office:value-type="float" office:value="6.4" calcext:value-type="float">
            <text:p>6.4</text:p>
          </table:table-cell>
          <table:table-cell office:value-type="float" office:value="0.6032715" calcext:value-type="float">
            <text:p>0.6032715</text:p>
          </table:table-cell>
          <table:table-cell office:value-type="float" office:value="-0.3059387" calcext:value-type="float">
            <text:p>-0.3059387</text:p>
          </table:table-cell>
          <table:table-cell office:value-type="float" office:value="0.1176453" calcext:value-type="float">
            <text:p>0.1176453</text:p>
          </table:table-cell>
          <table:table-cell office:value-type="float" office:value="-0.1950073" calcext:value-type="float">
            <text:p>-0.1950073</text:p>
          </table:table-cell>
          <table:table-cell office:value-type="float" office:value="0.01889038" calcext:value-type="float">
            <text:p>0.01889038</text:p>
          </table:table-cell>
          <table:table-cell office:value-type="float" office:value="-0.09735107" calcext:value-type="float">
            <text:p>-0.09735107</text:p>
          </table:table-cell>
          <table:table-cell office:value-type="float" office:value="0.4710693" calcext:value-type="float">
            <text:p>0.4710693</text:p>
          </table:table-cell>
          <table:table-cell office:value-type="float" office:value="0.3704834" calcext:value-type="float">
            <text:p>0.3704834</text:p>
          </table:table-cell>
          <table:table-cell office:value-type="float" office:value="0.9468994" calcext:value-type="float">
            <text:p>0.9468994</text:p>
          </table:table-cell>
          <table:table-cell office:value-type="float" office:value="0.8771057" calcext:value-type="float">
            <text:p>0.8771057</text:p>
          </table:table-cell>
          <table:table-cell office:value-type="float" office:value="1.421173" calcext:value-type="float">
            <text:p>1.421173</text:p>
          </table:table-cell>
          <table:table-cell office:value-type="float" office:value="1.39209" calcext:value-type="float">
            <text:p>1.3920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1999" calcext:value-type="float">
            <text:p>5121999</text:p>
          </table:table-cell>
          <table:table-cell office:value-type="float" office:value="0.88812" calcext:value-type="float">
            <text:p>0.88812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.2</text:p>
          </table:table-cell>
          <table:table-cell office:value-type="float" office:value="1.410705" calcext:value-type="float">
            <text:p>1.410705</text:p>
          </table:table-cell>
          <table:table-cell office:value-type="float" office:value="0.7046027" calcext:value-type="float">
            <text:p>0.7046027</text:p>
          </table:table-cell>
          <table:table-cell office:value-type="float" office:value="330.696" calcext:value-type="float">
            <text:p>330.696</text:p>
          </table:table-cell>
          <table:table-cell office:value-type="float" office:value="2.5" calcext:value-type="float">
            <text:p>2.5</text:p>
          </table:table-cell>
          <table:table-cell office:value-type="float" office:value="4.032745" calcext:value-type="float">
            <text:p>4.032745</text:p>
          </table:table-cell>
          <table:table-cell office:value-type="float" office:value="-0.2433472" calcext:value-type="float">
            <text:p>-0.2433472</text:p>
          </table:table-cell>
          <table:table-cell office:value-type="float" office:value="0.896759" calcext:value-type="float">
            <text:p>0.896759</text:p>
          </table:table-cell>
          <table:table-cell office:value-type="float" office:value="-0.04949951" calcext:value-type="float">
            <text:p>-0.04949951</text:p>
          </table:table-cell>
          <table:table-cell office:value-type="float" office:value="0.2200012" calcext:value-type="float">
            <text:p>0.2200012</text:p>
          </table:table-cell>
          <table:table-cell office:value-type="float" office:value="0.01940918" calcext:value-type="float">
            <text:p>0.01940918</text:p>
          </table:table-cell>
          <table:table-cell office:value-type="float" office:value="0.6104126" calcext:value-type="float">
            <text:p>0.6104126</text:p>
          </table:table-cell>
          <table:table-cell office:value-type="float" office:value="0.4717407" calcext:value-type="float">
            <text:p>0.4717407</text:p>
          </table:table-cell>
          <table:table-cell office:value-type="float" office:value="1.043243" calcext:value-type="float">
            <text:p>1.043243</text:p>
          </table:table-cell>
          <table:table-cell office:value-type="float" office:value="0.9472961" calcext:value-type="float">
            <text:p>0.9472961</text:p>
          </table:table-cell>
          <table:table-cell office:value-type="float" office:value="1.473297" calcext:value-type="float">
            <text:p>1.473297</text:p>
          </table:table-cell>
          <table:table-cell office:value-type="float" office:value="1.412872" calcext:value-type="float">
            <text:p>1.41287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1999" calcext:value-type="float">
            <text:p>6121999</text:p>
          </table:table-cell>
          <table:table-cell office:value-type="float" office:value="0.79128" calcext:value-type="float">
            <text:p>0.79128</text:p>
          </table:table-cell>
          <table:table-cell office:value-type="float" office:value="10.9" calcext:value-type="float">
            <text:p>10.9</text:p>
          </table:table-cell>
          <table:table-cell office:value-type="float" office:value="-0.2" calcext:value-type="float">
            <text:p>-0.2</text:p>
          </table:table-cell>
          <table:table-cell office:value-type="float" office:value="1.269398" calcext:value-type="float">
            <text:p>1.269398</text:p>
          </table:table-cell>
          <table:table-cell office:value-type="float" office:value="0.5652373" calcext:value-type="float">
            <text:p>0.5652373</text:p>
          </table:table-cell>
          <table:table-cell office:value-type="float" office:value="419.148" calcext:value-type="float">
            <text:p>419.148</text:p>
          </table:table-cell>
          <table:table-cell office:value-type="float" office:value="9.499999" calcext:value-type="float">
            <text:p>9.499999</text:p>
          </table:table-cell>
          <table:table-cell office:value-type="float" office:value="2.44635" calcext:value-type="float">
            <text:p>2.44635</text:p>
          </table:table-cell>
          <table:table-cell office:value-type="float" office:value="-1.082062" calcext:value-type="float">
            <text:p>-1.082062</text:p>
          </table:table-cell>
          <table:table-cell office:value-type="float" office:value="0.5514526" calcext:value-type="float">
            <text:p>0.5514526</text:p>
          </table:table-cell>
          <table:table-cell office:value-type="float" office:value="-0.1296692" calcext:value-type="float">
            <text:p>-0.1296692</text:p>
          </table:table-cell>
          <table:table-cell office:value-type="float" office:value="0.2515869" calcext:value-type="float">
            <text:p>0.2515869</text:p>
          </table:table-cell>
          <table:table-cell office:value-type="float" office:value="0.06381226" calcext:value-type="float">
            <text:p>0.06381226</text:p>
          </table:table-cell>
          <table:table-cell office:value-type="float" office:value="0.619751" calcext:value-type="float">
            <text:p>0.619751</text:p>
          </table:table-cell>
          <table:table-cell office:value-type="float" office:value="0.5085754" calcext:value-type="float">
            <text:p>0.5085754</text:p>
          </table:table-cell>
          <table:table-cell office:value-type="float" office:value="1.041962" calcext:value-type="float">
            <text:p>1.041962</text:p>
          </table:table-cell>
          <table:table-cell office:value-type="float" office:value="0.9577332" calcext:value-type="float">
            <text:p>0.9577332</text:p>
          </table:table-cell>
          <table:table-cell office:value-type="float" office:value="1.473236" calcext:value-type="float">
            <text:p>1.473236</text:p>
          </table:table-cell>
          <table:table-cell office:value-type="float" office:value="1.392334" calcext:value-type="float">
            <text:p>1.39233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1999" calcext:value-type="float">
            <text:p>7121999</text:p>
          </table:table-cell>
          <table:table-cell office:value-type="float" office:value="1.27008" calcext:value-type="float">
            <text:p>1.27008</text:p>
          </table:table-cell>
          <table:table-cell office:value-type="float" office:value="-0.3" calcext:value-type="float">
            <text:p>-0.3</text:p>
          </table:table-cell>
          <table:table-cell office:value-type="float" office:value="-2.7" calcext:value-type="float">
            <text:p>-2.7</text:p>
          </table:table-cell>
          <table:table-cell office:value-type="float" office:value="0.5432743" calcext:value-type="float">
            <text:p>0.5432743</text:p>
          </table:table-cell>
          <table:table-cell office:value-type="float" office:value="0.4020277" calcext:value-type="float">
            <text:p>0.4020277</text:p>
          </table:table-cell>
          <table:table-cell office:value-type="float" office:value="398.196" calcext:value-type="float">
            <text:p>398.196</text:p>
          </table:table-cell>
          <table:table-cell office:value-type="float" office:value="0" calcext:value-type="float">
            <text:p>0</text:p>
          </table:table-cell>
          <table:table-cell office:value-type="float" office:value="-0.296814" calcext:value-type="float">
            <text:p>-0.296814</text:p>
          </table:table-cell>
          <table:table-cell office:value-type="float" office:value="-4.010101" calcext:value-type="float">
            <text:p>-4.010101</text:p>
          </table:table-cell>
          <table:table-cell office:value-type="float" office:value="0.04019165" calcext:value-type="float">
            <text:p>0.04019165</text:p>
          </table:table-cell>
          <table:table-cell office:value-type="float" office:value="-0.7342529" calcext:value-type="float">
            <text:p>-0.7342529</text:p>
          </table:table-cell>
          <table:table-cell office:value-type="float" office:value="0.2991943" calcext:value-type="float">
            <text:p>0.2991943</text:p>
          </table:table-cell>
          <table:table-cell office:value-type="float" office:value="-0.07293701" calcext:value-type="float">
            <text:p>-0.07293701</text:p>
          </table:table-cell>
          <table:table-cell office:value-type="float" office:value="0.664856" calcext:value-type="float">
            <text:p>0.664856</text:p>
          </table:table-cell>
          <table:table-cell office:value-type="float" office:value="0.4239197" calcext:value-type="float">
            <text:p>0.4239197</text:p>
          </table:table-cell>
          <table:table-cell office:value-type="float" office:value="1.048187" calcext:value-type="float">
            <text:p>1.048187</text:p>
          </table:table-cell>
          <table:table-cell office:value-type="float" office:value="0.8995667" calcext:value-type="float">
            <text:p>0.8995667</text:p>
          </table:table-cell>
          <table:table-cell office:value-type="float" office:value="1.440247" calcext:value-type="float">
            <text:p>1.440247</text:p>
          </table:table-cell>
          <table:table-cell office:value-type="float" office:value="1.35257" calcext:value-type="float">
            <text:p>1.3525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1999" calcext:value-type="float">
            <text:p>8121999</text:p>
          </table:table-cell>
          <table:table-cell office:value-type="float" office:value="2.05236" calcext:value-type="float">
            <text:p>2.05236</text:p>
          </table:table-cell>
          <table:table-cell office:value-type="float" office:value="0.3" calcext:value-type="float">
            <text:p>0.3</text:p>
          </table:table-cell>
          <table:table-cell office:value-type="float" office:value="-2.5" calcext:value-type="float">
            <text:p>-2.5</text:p>
          </table:table-cell>
          <table:table-cell office:value-type="float" office:value="0.5141259" calcext:value-type="float">
            <text:p>0.5141259</text:p>
          </table:table-cell>
          <table:table-cell office:value-type="float" office:value="0.3982307" calcext:value-type="float">
            <text:p>0.3982307</text:p>
          </table:table-cell>
          <table:table-cell office:value-type="float" office:value="194.004" calcext:value-type="float">
            <text:p>194.004</text:p>
          </table:table-cell>
          <table:table-cell office:value-type="float" office:value="0" calcext:value-type="float">
            <text:p>0</text:p>
          </table:table-cell>
          <table:table-cell office:value-type="float" office:value="-0.1257324" calcext:value-type="float">
            <text:p>-0.1257324</text:p>
          </table:table-cell>
          <table:table-cell office:value-type="float" office:value="-4.083344" calcext:value-type="float">
            <text:p>-4.083344</text:p>
          </table:table-cell>
          <table:table-cell office:value-type="float" office:value="-0.01635742" calcext:value-type="float">
            <text:p>-0.01635742</text:p>
          </table:table-cell>
          <table:table-cell office:value-type="float" office:value="-0.7559509" calcext:value-type="float">
            <text:p>-0.7559509</text:p>
          </table:table-cell>
          <table:table-cell office:value-type="float" office:value="0.04708862" calcext:value-type="float">
            <text:p>0.04708862</text:p>
          </table:table-cell>
          <table:table-cell office:value-type="float" office:value="-0.0881958" calcext:value-type="float">
            <text:p>-0.0881958</text:p>
          </table:table-cell>
          <table:table-cell office:value-type="float" office:value="0.4528198" calcext:value-type="float">
            <text:p>0.4528198</text:p>
          </table:table-cell>
          <table:table-cell office:value-type="float" office:value="0.3709412" calcext:value-type="float">
            <text:p>0.3709412</text:p>
          </table:table-cell>
          <table:table-cell office:value-type="float" office:value="0.8955383" calcext:value-type="float">
            <text:p>0.8955383</text:p>
          </table:table-cell>
          <table:table-cell office:value-type="float" office:value="0.8235474" calcext:value-type="float">
            <text:p>0.8235474</text:p>
          </table:table-cell>
          <table:table-cell office:value-type="float" office:value="1.34903" calcext:value-type="float">
            <text:p>1.34903</text:p>
          </table:table-cell>
          <table:table-cell office:value-type="float" office:value="1.252655" calcext:value-type="float">
            <text:p>1.25265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1999" calcext:value-type="float">
            <text:p>9121999</text:p>
          </table:table-cell>
          <table:table-cell office:value-type="float" office:value="2.91528" calcext:value-type="float">
            <text:p>2.91528</text:p>
          </table:table-cell>
          <table:table-cell office:value-type="float" office:value="6.6" calcext:value-type="float">
            <text:p>6.6</text:p>
          </table:table-cell>
          <table:table-cell office:value-type="float" office:value="-1.3" calcext:value-type="float">
            <text:p>-1.3</text:p>
          </table:table-cell>
          <table:table-cell office:value-type="float" office:value="0.6468564" calcext:value-type="float">
            <text:p>0.6468564</text:p>
          </table:table-cell>
          <table:table-cell office:value-type="float" office:value="0.5104282" calcext:value-type="float">
            <text:p>0.5104282</text:p>
          </table:table-cell>
          <table:table-cell office:value-type="float" office:value="240.012" calcext:value-type="float">
            <text:p>240.012</text:p>
          </table:table-cell>
          <table:table-cell office:value-type="float" office:value="0.1" calcext:value-type="float">
            <text:p>0.1</text:p>
          </table:table-cell>
          <table:table-cell office:value-type="float" office:value="2.713776" calcext:value-type="float">
            <text:p>2.713776</text:p>
          </table:table-cell>
          <table:table-cell office:value-type="float" office:value="-3.039215" calcext:value-type="float">
            <text:p>-3.039215</text:p>
          </table:table-cell>
          <table:table-cell office:value-type="float" office:value="0.4999695" calcext:value-type="float">
            <text:p>0.4999695</text:p>
          </table:table-cell>
          <table:table-cell office:value-type="float" office:value="-0.5925293" calcext:value-type="float">
            <text:p>-0.5925293</text:p>
          </table:table-cell>
          <table:table-cell office:value-type="float" office:value="0.1368713" calcext:value-type="float">
            <text:p>0.1368713</text:p>
          </table:table-cell>
          <table:table-cell office:value-type="float" office:value="-0.05990601" calcext:value-type="float">
            <text:p>-0.05990601</text:p>
          </table:table-cell>
          <table:table-cell office:value-type="float" office:value="0.4856262" calcext:value-type="float">
            <text:p>0.4856262</text:p>
          </table:table-cell>
          <table:table-cell office:value-type="float" office:value="0.3671875" calcext:value-type="float">
            <text:p>0.3671875</text:p>
          </table:table-cell>
          <table:table-cell office:value-type="float" office:value="0.8650208" calcext:value-type="float">
            <text:p>0.8650208</text:p>
          </table:table-cell>
          <table:table-cell office:value-type="float" office:value="0.7953491" calcext:value-type="float">
            <text:p>0.7953491</text:p>
          </table:table-cell>
          <table:table-cell office:value-type="float" office:value="1.255615" calcext:value-type="float">
            <text:p>1.255615</text:p>
          </table:table-cell>
          <table:table-cell office:value-type="float" office:value="1.217865" calcext:value-type="float">
            <text:p>1.21786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1999" calcext:value-type="float">
            <text:p>10121999</text:p>
          </table:table-cell>
          <table:table-cell office:value-type="float" office:value="0.40716" calcext:value-type="float">
            <text:p>0.40716</text:p>
          </table:table-cell>
          <table:table-cell office:value-type="float" office:value="3.6" calcext:value-type="float">
            <text:p>3.6</text:p>
          </table:table-cell>
          <table:table-cell office:value-type="float" office:value="-3.5" calcext:value-type="float">
            <text:p>-3.5</text:p>
          </table:table-cell>
          <table:table-cell office:value-type="float" office:value="0.7426801" calcext:value-type="float">
            <text:p>0.7426801</text:p>
          </table:table-cell>
          <table:table-cell office:value-type="float" office:value="0.4208452" calcext:value-type="float">
            <text:p>0.4208452</text:p>
          </table:table-cell>
          <table:table-cell office:value-type="float" office:value="435.744" calcext:value-type="float">
            <text:p>435.744</text:p>
          </table:table-cell>
          <table:table-cell office:value-type="float" office:value="15.5" calcext:value-type="float">
            <text:p>15.5</text:p>
          </table:table-cell>
          <table:table-cell office:value-type="float" office:value="-0.4004211" calcext:value-type="float">
            <text:p>-0.4004211</text:p>
          </table:table-cell>
          <table:table-cell office:value-type="float" office:value="-2.941559" calcext:value-type="float">
            <text:p>-2.941559</text:p>
          </table:table-cell>
          <table:table-cell office:value-type="float" office:value="-0.2036133" calcext:value-type="float">
            <text:p>-0.2036133</text:p>
          </table:table-cell>
          <table:table-cell office:value-type="float" office:value="-0.7531738" calcext:value-type="float">
            <text:p>-0.7531738</text:p>
          </table:table-cell>
          <table:table-cell office:value-type="float" office:value="0.006713867" calcext:value-type="float">
            <text:p>0.006713867</text:p>
          </table:table-cell>
          <table:table-cell office:value-type="float" office:value="-0.08822632" calcext:value-type="float">
            <text:p>-0.08822632</text:p>
          </table:table-cell>
          <table:table-cell office:value-type="float" office:value="0.4023132" calcext:value-type="float">
            <text:p>0.4023132</text:p>
          </table:table-cell>
          <table:table-cell office:value-type="float" office:value="0.337616" calcext:value-type="float">
            <text:p>0.337616</text:p>
          </table:table-cell>
          <table:table-cell office:value-type="float" office:value="0.8195801" calcext:value-type="float">
            <text:p>0.8195801</text:p>
          </table:table-cell>
          <table:table-cell office:value-type="float" office:value="0.7539673" calcext:value-type="float">
            <text:p>0.7539673</text:p>
          </table:table-cell>
          <table:table-cell office:value-type="float" office:value="1.230194" calcext:value-type="float">
            <text:p>1.230194</text:p>
          </table:table-cell>
          <table:table-cell office:value-type="float" office:value="1.159668" calcext:value-type="float">
            <text:p>1.15966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1999" calcext:value-type="float">
            <text:p>11121999</text:p>
          </table:table-cell>
          <table:table-cell office:value-type="float" office:value="2.03616" calcext:value-type="float">
            <text:p>2.03616</text:p>
          </table:table-cell>
          <table:table-cell office:value-type="float" office:value="-1.4" calcext:value-type="float">
            <text:p>-1.4</text:p>
          </table:table-cell>
          <table:table-cell office:value-type="float" office:value="-4.4" calcext:value-type="float">
            <text:p>-4.4</text:p>
          </table:table-cell>
          <table:table-cell office:value-type="float" office:value="0.4007033" calcext:value-type="float">
            <text:p>0.4007033</text:p>
          </table:table-cell>
          <table:table-cell office:value-type="float" office:value="0.3256964" calcext:value-type="float">
            <text:p>0.3256964</text:p>
          </table:table-cell>
          <table:table-cell office:value-type="float" office:value="808.9921" calcext:value-type="float">
            <text:p>808.9921</text:p>
          </table:table-cell>
          <table:table-cell office:value-type="float" office:value="0.4" calcext:value-type="float">
            <text:p>0.4</text:p>
          </table:table-cell>
          <table:table-cell office:value-type="float" office:value="-1.805481" calcext:value-type="float">
            <text:p>-1.805481</text:p>
          </table:table-cell>
          <table:table-cell office:value-type="float" office:value="-4.7901" calcext:value-type="float">
            <text:p>-4.7901</text:p>
          </table:table-cell>
          <table:table-cell office:value-type="float" office:value="-0.7864075" calcext:value-type="float">
            <text:p>-0.7864075</text:p>
          </table:table-cell>
          <table:table-cell office:value-type="float" office:value="-1.658539" calcext:value-type="float">
            <text:p>-1.658539</text:p>
          </table:table-cell>
          <table:table-cell office:value-type="float" office:value="-0.09414673" calcext:value-type="float">
            <text:p>-0.09414673</text:p>
          </table:table-cell>
          <table:table-cell office:value-type="float" office:value="-0.2539062" calcext:value-type="float">
            <text:p>-0.2539062</text:p>
          </table:table-cell>
          <table:table-cell office:value-type="float" office:value="0.3338318" calcext:value-type="float">
            <text:p>0.3338318</text:p>
          </table:table-cell>
          <table:table-cell office:value-type="float" office:value="0.1807861" calcext:value-type="float">
            <text:p>0.1807861</text:p>
          </table:table-cell>
          <table:table-cell office:value-type="float" office:value="0.7518005" calcext:value-type="float">
            <text:p>0.7518005</text:p>
          </table:table-cell>
          <table:table-cell office:value-type="float" office:value="0.6137085" calcext:value-type="float">
            <text:p>0.6137085</text:p>
          </table:table-cell>
          <table:table-cell office:value-type="float" office:value="1.158447" calcext:value-type="float">
            <text:p>1.158447</text:p>
          </table:table-cell>
          <table:table-cell office:value-type="float" office:value="1.0289" calcext:value-type="float">
            <text:p>1.028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1999" calcext:value-type="float">
            <text:p>12121999</text:p>
          </table:table-cell>
          <table:table-cell office:value-type="float" office:value="2.3328" calcext:value-type="float">
            <text:p>2.3328</text:p>
          </table:table-cell>
          <table:table-cell office:value-type="float" office:value="-3.1" calcext:value-type="float">
            <text:p>-3.1</text:p>
          </table:table-cell>
          <table:table-cell office:value-type="float" office:value="-4.7" calcext:value-type="float">
            <text:p>-4.7</text:p>
          </table:table-cell>
          <table:table-cell office:value-type="float" office:value="0.411388" calcext:value-type="float">
            <text:p>0.411388</text:p>
          </table:table-cell>
          <table:table-cell office:value-type="float" office:value="0.340654" calcext:value-type="float">
            <text:p>0.340654</text:p>
          </table:table-cell>
          <table:table-cell office:value-type="float" office:value="198.396" calcext:value-type="float">
            <text:p>198.396</text:p>
          </table:table-cell>
          <table:table-cell office:value-type="float" office:value="0" calcext:value-type="float">
            <text:p>0</text:p>
          </table:table-cell>
          <table:table-cell office:value-type="float" office:value="-1.492279" calcext:value-type="float">
            <text:p>-1.492279</text:p>
          </table:table-cell>
          <table:table-cell office:value-type="float" office:value="-5.318298" calcext:value-type="float">
            <text:p>-5.318298</text:p>
          </table:table-cell>
          <table:table-cell office:value-type="float" office:value="-0.8448792" calcext:value-type="float">
            <text:p>-0.8448792</text:p>
          </table:table-cell>
          <table:table-cell office:value-type="float" office:value="-2.000397" calcext:value-type="float">
            <text:p>-2.000397</text:p>
          </table:table-cell>
          <table:table-cell office:value-type="float" office:value="-0.1289062" calcext:value-type="float">
            <text:p>-0.1289062</text:p>
          </table:table-cell>
          <table:table-cell office:value-type="float" office:value="-0.3251648" calcext:value-type="float">
            <text:p>-0.3251648</text:p>
          </table:table-cell>
          <table:table-cell office:value-type="float" office:value="0.2158813" calcext:value-type="float">
            <text:p>0.2158813</text:p>
          </table:table-cell>
          <table:table-cell office:value-type="float" office:value="0.09735107" calcext:value-type="float">
            <text:p>0.09735107</text:p>
          </table:table-cell>
          <table:table-cell office:value-type="float" office:value="0.611145" calcext:value-type="float">
            <text:p>0.611145</text:p>
          </table:table-cell>
          <table:table-cell office:value-type="float" office:value="0.5308533" calcext:value-type="float">
            <text:p>0.5308533</text:p>
          </table:table-cell>
          <table:table-cell office:value-type="float" office:value="1.026764" calcext:value-type="float">
            <text:p>1.026764</text:p>
          </table:table-cell>
          <table:table-cell office:value-type="float" office:value="0.9479065" calcext:value-type="float">
            <text:p>0.947906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1999" calcext:value-type="float">
            <text:p>13121999</text:p>
          </table:table-cell>
          <table:table-cell office:value-type="float" office:value="2.61108" calcext:value-type="float">
            <text:p>2.61108</text:p>
          </table:table-cell>
          <table:table-cell office:value-type="float" office:value="0.3" calcext:value-type="float">
            <text:p>0.3</text:p>
          </table:table-cell>
          <table:table-cell office:value-type="float" office:value="-3.4" calcext:value-type="float">
            <text:p>-3.4</text:p>
          </table:table-cell>
          <table:table-cell office:value-type="float" office:value="0.513643" calcext:value-type="float">
            <text:p>0.513643</text:p>
          </table:table-cell>
          <table:table-cell office:value-type="float" office:value="0.4144309" calcext:value-type="float">
            <text:p>0.4144309</text:p>
          </table:table-cell>
          <table:table-cell office:value-type="float" office:value="300.276" calcext:value-type="float">
            <text:p>300.276</text:p>
          </table:table-cell>
          <table:table-cell office:value-type="float" office:value="0.9" calcext:value-type="float">
            <text:p>0.9</text:p>
          </table:table-cell>
          <table:table-cell office:value-type="float" office:value="0.157074" calcext:value-type="float">
            <text:p>0.157074</text:p>
          </table:table-cell>
          <table:table-cell office:value-type="float" office:value="-4.583069" calcext:value-type="float">
            <text:p>-4.583069</text:p>
          </table:table-cell>
          <table:table-cell office:value-type="float" office:value="-0.3456726" calcext:value-type="float">
            <text:p>-0.3456726</text:p>
          </table:table-cell>
          <table:table-cell office:value-type="float" office:value="-1.695374" calcext:value-type="float">
            <text:p>-1.695374</text:p>
          </table:table-cell>
          <table:table-cell office:value-type="float" office:value="-0.05975342" calcext:value-type="float">
            <text:p>-0.05975342</text:p>
          </table:table-cell>
          <table:table-cell office:value-type="float" office:value="-0.28125" calcext:value-type="float">
            <text:p>-0.28125</text:p>
          </table:table-cell>
          <table:table-cell office:value-type="float" office:value="0.2432251" calcext:value-type="float">
            <text:p>0.2432251</text:p>
          </table:table-cell>
          <table:table-cell office:value-type="float" office:value="0.09994507" calcext:value-type="float">
            <text:p>0.09994507</text:p>
          </table:table-cell>
          <table:table-cell office:value-type="float" office:value="0.5965271" calcext:value-type="float">
            <text:p>0.5965271</text:p>
          </table:table-cell>
          <table:table-cell office:value-type="float" office:value="0.5062256" calcext:value-type="float">
            <text:p>0.5062256</text:p>
          </table:table-cell>
          <table:table-cell office:value-type="float" office:value="0.9631348" calcext:value-type="float">
            <text:p>0.9631348</text:p>
          </table:table-cell>
          <table:table-cell office:value-type="float" office:value="0.9058533" calcext:value-type="float">
            <text:p>0.905853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1999" calcext:value-type="float">
            <text:p>14121999</text:p>
          </table:table-cell>
          <table:table-cell office:value-type="float" office:value="2.05092" calcext:value-type="float">
            <text:p>2.05092</text:p>
          </table:table-cell>
          <table:table-cell office:value-type="float" office:value="0.4" calcext:value-type="float">
            <text:p>0.4</text:p>
          </table:table-cell>
          <table:table-cell office:value-type="float" office:value="-2" calcext:value-type="float">
            <text:p>-2</text:p>
          </table:table-cell>
          <table:table-cell office:value-type="float" office:value="0.4803192" calcext:value-type="float">
            <text:p>0.4803192</text:p>
          </table:table-cell>
          <table:table-cell office:value-type="float" office:value="0.4119333" calcext:value-type="float">
            <text:p>0.4119333</text:p>
          </table:table-cell>
          <table:table-cell office:value-type="float" office:value="587.0161" calcext:value-type="float">
            <text:p>587.0161</text:p>
          </table:table-cell>
          <table:table-cell office:value-type="float" office:value="4.299999" calcext:value-type="float">
            <text:p>4.299999</text:p>
          </table:table-cell>
          <table:table-cell office:value-type="float" office:value="-0.4793701" calcext:value-type="float">
            <text:p>-0.4793701</text:p>
          </table:table-cell>
          <table:table-cell office:value-type="float" office:value="-2.979279" calcext:value-type="float">
            <text:p>-2.979279</text:p>
          </table:table-cell>
          <table:table-cell office:value-type="float" office:value="-0.4046326" calcext:value-type="float">
            <text:p>-0.4046326</text:p>
          </table:table-cell>
          <table:table-cell office:value-type="float" office:value="-1.040497" calcext:value-type="float">
            <text:p>-1.040497</text:p>
          </table:table-cell>
          <table:table-cell office:value-type="float" office:value="-0.0703125" calcext:value-type="float">
            <text:p>-0.0703125</text:p>
          </table:table-cell>
          <table:table-cell office:value-type="float" office:value="-0.1776428" calcext:value-type="float">
            <text:p>-0.1776428</text:p>
          </table:table-cell>
          <table:table-cell office:value-type="float" office:value="0.2381592" calcext:value-type="float">
            <text:p>0.2381592</text:p>
          </table:table-cell>
          <table:table-cell office:value-type="float" office:value="0.1728516" calcext:value-type="float">
            <text:p>0.1728516</text:p>
          </table:table-cell>
          <table:table-cell office:value-type="float" office:value="0.5932312" calcext:value-type="float">
            <text:p>0.5932312</text:p>
          </table:table-cell>
          <table:table-cell office:value-type="float" office:value="0.5579529" calcext:value-type="float">
            <text:p>0.5579529</text:p>
          </table:table-cell>
          <table:table-cell office:value-type="float" office:value="0.9619141" calcext:value-type="float">
            <text:p>0.9619141</text:p>
          </table:table-cell>
          <table:table-cell office:value-type="float" office:value="0.9347534" calcext:value-type="float">
            <text:p>0.934753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1999" calcext:value-type="float">
            <text:p>15121999</text:p>
          </table:table-cell>
          <table:table-cell office:value-type="float" office:value="1.57896" calcext:value-type="float">
            <text:p>1.57896</text:p>
          </table:table-cell>
          <table:table-cell office:value-type="float" office:value="2.9" calcext:value-type="float">
            <text:p>2.9</text:p>
          </table:table-cell>
          <table:table-cell office:value-type="float" office:value="-2" calcext:value-type="float">
            <text:p>-2</text:p>
          </table:table-cell>
          <table:table-cell office:value-type="float" office:value="0.6672143" calcext:value-type="float">
            <text:p>0.6672143</text:p>
          </table:table-cell>
          <table:table-cell office:value-type="float" office:value="0.4803192" calcext:value-type="float">
            <text:p>0.4803192</text:p>
          </table:table-cell>
          <table:table-cell office:value-type="float" office:value="598.104" calcext:value-type="float">
            <text:p>598.104</text:p>
          </table:table-cell>
          <table:table-cell office:value-type="float" office:value="2.7" calcext:value-type="float">
            <text:p>2.7</text:p>
          </table:table-cell>
          <table:table-cell office:value-type="float" office:value="-0.4472351" calcext:value-type="float">
            <text:p>-0.4472351</text:p>
          </table:table-cell>
          <table:table-cell office:value-type="float" office:value="-2.486328" calcext:value-type="float">
            <text:p>-2.486328</text:p>
          </table:table-cell>
          <table:table-cell office:value-type="float" office:value="-0.2982788" calcext:value-type="float">
            <text:p>-0.2982788</text:p>
          </table:table-cell>
          <table:table-cell office:value-type="float" office:value="-0.8802795" calcext:value-type="float">
            <text:p>-0.8802795</text:p>
          </table:table-cell>
          <table:table-cell office:value-type="float" office:value="-0.04592896" calcext:value-type="float">
            <text:p>-0.04592896</text:p>
          </table:table-cell>
          <table:table-cell office:value-type="float" office:value="-0.1524658" calcext:value-type="float">
            <text:p>-0.1524658</text:p>
          </table:table-cell>
          <table:table-cell office:value-type="float" office:value="0.2539673" calcext:value-type="float">
            <text:p>0.2539673</text:p>
          </table:table-cell>
          <table:table-cell office:value-type="float" office:value="0.1789856" calcext:value-type="float">
            <text:p>0.1789856</text:p>
          </table:table-cell>
          <table:table-cell office:value-type="float" office:value="0.599884" calcext:value-type="float">
            <text:p>0.599884</text:p>
          </table:table-cell>
          <table:table-cell office:value-type="float" office:value="0.5523071" calcext:value-type="float">
            <text:p>0.5523071</text:p>
          </table:table-cell>
          <table:table-cell office:value-type="float" office:value="0.9465332" calcext:value-type="float">
            <text:p>0.9465332</text:p>
          </table:table-cell>
          <table:table-cell office:value-type="float" office:value="0.9194641" calcext:value-type="float">
            <text:p>0.919464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1999" calcext:value-type="float">
            <text:p>16121999</text:p>
          </table:table-cell>
          <table:table-cell office:value-type="float" office:value="3.04236" calcext:value-type="float">
            <text:p>3.04236</text:p>
          </table:table-cell>
          <table:table-cell office:value-type="float" office:value="3.7" calcext:value-type="float">
            <text:p>3.7</text:p>
          </table:table-cell>
          <table:table-cell office:value-type="float" office:value="-0.2" calcext:value-type="float">
            <text:p>-0.2</text:p>
          </table:table-cell>
          <table:table-cell office:value-type="float" office:value="0.7350236" calcext:value-type="float">
            <text:p>0.7350236</text:p>
          </table:table-cell>
          <table:table-cell office:value-type="float" office:value="0.3599148" calcext:value-type="float">
            <text:p>0.3599148</text:p>
          </table:table-cell>
          <table:table-cell office:value-type="float" office:value="503.064" calcext:value-type="float">
            <text:p>503.064</text:p>
          </table:table-cell>
          <table:table-cell office:value-type="float" office:value="1.9" calcext:value-type="float">
            <text:p>1.9</text:p>
          </table:table-cell>
          <table:table-cell office:value-type="float" office:value="0.4336548" calcext:value-type="float">
            <text:p>0.4336548</text:p>
          </table:table-cell>
          <table:table-cell office:value-type="float" office:value="-1.407806" calcext:value-type="float">
            <text:p>-1.407806</text:p>
          </table:table-cell>
          <table:table-cell office:value-type="float" office:value="-0.02209473" calcext:value-type="float">
            <text:p>-0.02209473</text:p>
          </table:table-cell>
          <table:table-cell office:value-type="float" office:value="-0.3720703" calcext:value-type="float">
            <text:p>-0.3720703</text:p>
          </table:table-cell>
          <table:table-cell office:value-type="float" office:value="0.01187134" calcext:value-type="float">
            <text:p>0.01187134</text:p>
          </table:table-cell>
          <table:table-cell office:value-type="float" office:value="-0.04537964" calcext:value-type="float">
            <text:p>-0.04537964</text:p>
          </table:table-cell>
          <table:table-cell office:value-type="float" office:value="0.2935181" calcext:value-type="float">
            <text:p>0.2935181</text:p>
          </table:table-cell>
          <table:table-cell office:value-type="float" office:value="0.2545471" calcext:value-type="float">
            <text:p>0.2545471</text:p>
          </table:table-cell>
          <table:table-cell office:value-type="float" office:value="0.625824" calcext:value-type="float">
            <text:p>0.625824</text:p>
          </table:table-cell>
          <table:table-cell office:value-type="float" office:value="0.6003418" calcext:value-type="float">
            <text:p>0.6003418</text:p>
          </table:table-cell>
          <table:table-cell office:value-type="float" office:value="0.9636841" calcext:value-type="float">
            <text:p>0.9636841</text:p>
          </table:table-cell>
          <table:table-cell office:value-type="float" office:value="0.9465637" calcext:value-type="float">
            <text:p>0.946563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1999" calcext:value-type="float">
            <text:p>17121999</text:p>
          </table:table-cell>
          <table:table-cell office:value-type="float" office:value="6.3306" calcext:value-type="float">
            <text:p>6.3306</text:p>
          </table:table-cell>
          <table:table-cell office:value-type="float" office:value="-0.3" calcext:value-type="float">
            <text:p>-0.3</text:p>
          </table:table-cell>
          <table:table-cell office:value-type="float" office:value="-9.2" calcext:value-type="float">
            <text:p>-9.2</text:p>
          </table:table-cell>
          <table:table-cell office:value-type="float" office:value="0.4317108" calcext:value-type="float">
            <text:p>0.4317108</text:p>
          </table:table-cell>
          <table:table-cell office:value-type="float" office:value="0.2247145" calcext:value-type="float">
            <text:p>0.2247145</text:p>
          </table:table-cell>
          <table:table-cell office:value-type="float" office:value="441.072" calcext:value-type="float">
            <text:p>441.072</text:p>
          </table:table-cell>
          <table:table-cell office:value-type="float" office:value="0.9000001" calcext:value-type="float">
            <text:p>0.9000001</text:p>
          </table:table-cell>
          <table:table-cell office:value-type="float" office:value="0.05490112" calcext:value-type="float">
            <text:p>0.05490112</text:p>
          </table:table-cell>
          <table:table-cell office:value-type="float" office:value="-3.016144" calcext:value-type="float">
            <text:p>-3.016144</text:p>
          </table:table-cell>
          <table:table-cell office:value-type="float" office:value="-0.1963501" calcext:value-type="float">
            <text:p>-0.1963501</text:p>
          </table:table-cell>
          <table:table-cell office:value-type="float" office:value="-0.86026" calcext:value-type="float">
            <text:p>-0.86026</text:p>
          </table:table-cell>
          <table:table-cell office:value-type="float" office:value="-0.01663208" calcext:value-type="float">
            <text:p>-0.01663208</text:p>
          </table:table-cell>
          <table:table-cell office:value-type="float" office:value="-0.1260376" calcext:value-type="float">
            <text:p>-0.1260376</text:p>
          </table:table-cell>
          <table:table-cell office:value-type="float" office:value="0.2661133" calcext:value-type="float">
            <text:p>0.2661133</text:p>
          </table:table-cell>
          <table:table-cell office:value-type="float" office:value="0.1988525" calcext:value-type="float">
            <text:p>0.1988525</text:p>
          </table:table-cell>
          <table:table-cell office:value-type="float" office:value="0.6151428" calcext:value-type="float">
            <text:p>0.6151428</text:p>
          </table:table-cell>
          <table:table-cell office:value-type="float" office:value="0.5613403" calcext:value-type="float">
            <text:p>0.5613403</text:p>
          </table:table-cell>
          <table:table-cell office:value-type="float" office:value="0.9583435" calcext:value-type="float">
            <text:p>0.9583435</text:p>
          </table:table-cell>
          <table:table-cell office:value-type="float" office:value="0.9123535" calcext:value-type="float">
            <text:p>0.912353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1999" calcext:value-type="float">
            <text:p>18121999</text:p>
          </table:table-cell>
          <table:table-cell office:value-type="float" office:value="6.924959" calcext:value-type="float">
            <text:p>6.924959</text:p>
          </table:table-cell>
          <table:table-cell office:value-type="float" office:value="-7.8" calcext:value-type="float">
            <text:p>-7.8</text:p>
          </table:table-cell>
          <table:table-cell office:value-type="float" office:value="-12.8" calcext:value-type="float">
            <text:p>-12.8</text:p>
          </table:table-cell>
          <table:table-cell office:value-type="float" office:value="0.2168826" calcext:value-type="float">
            <text:p>0.2168826</text:p>
          </table:table-cell>
          <table:table-cell office:value-type="float" office:value="0.1657401" calcext:value-type="float">
            <text:p>0.1657401</text:p>
          </table:table-cell>
          <table:table-cell office:value-type="float" office:value="265.644" calcext:value-type="float">
            <text:p>265.644</text:p>
          </table:table-cell>
          <table:table-cell office:value-type="float" office:value="0" calcext:value-type="float">
            <text:p>0</text:p>
          </table:table-cell>
          <table:table-cell office:value-type="float" office:value="-1.148895" calcext:value-type="float">
            <text:p>-1.148895</text:p>
          </table:table-cell>
          <table:table-cell office:value-type="float" office:value="-5.911469" calcext:value-type="float">
            <text:p>-5.911469</text:p>
          </table:table-cell>
          <table:table-cell office:value-type="float" office:value="-0.6740417" calcext:value-type="float">
            <text:p>-0.6740417</text:p>
          </table:table-cell>
          <table:table-cell office:value-type="float" office:value="-2.05011" calcext:value-type="float">
            <text:p>-2.05011</text:p>
          </table:table-cell>
          <table:table-cell office:value-type="float" office:value="-0.1159058" calcext:value-type="float">
            <text:p>-0.1159058</text:p>
          </table:table-cell>
          <table:table-cell office:value-type="float" office:value="-0.3555298" calcext:value-type="float">
            <text:p>-0.3555298</text:p>
          </table:table-cell>
          <table:table-cell office:value-type="float" office:value="0.1961975" calcext:value-type="float">
            <text:p>0.1961975</text:p>
          </table:table-cell>
          <table:table-cell office:value-type="float" office:value="0.008789062" calcext:value-type="float">
            <text:p>0.008789062</text:p>
          </table:table-cell>
          <table:table-cell office:value-type="float" office:value="0.5594788" calcext:value-type="float">
            <text:p>0.5594788</text:p>
          </table:table-cell>
          <table:table-cell office:value-type="float" office:value="0.4129944" calcext:value-type="float">
            <text:p>0.4129944</text:p>
          </table:table-cell>
          <table:table-cell office:value-type="float" office:value="0.9109802" calcext:value-type="float">
            <text:p>0.9109802</text:p>
          </table:table-cell>
          <table:table-cell office:value-type="float" office:value="0.792572" calcext:value-type="float">
            <text:p>0.79257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1999" calcext:value-type="float">
            <text:p>19121999</text:p>
          </table:table-cell>
          <table:table-cell office:value-type="float" office:value="6.70068" calcext:value-type="float">
            <text:p>6.70068</text:p>
          </table:table-cell>
          <table:table-cell office:value-type="float" office:value="-4.7" calcext:value-type="float">
            <text:p>-4.7</text:p>
          </table:table-cell>
          <table:table-cell office:value-type="float" office:value="-14" calcext:value-type="float">
            <text:p>-14</text:p>
          </table:table-cell>
          <table:table-cell office:value-type="float" office:value="0.2844504" calcext:value-type="float">
            <text:p>0.2844504</text:p>
          </table:table-cell>
          <table:table-cell office:value-type="float" office:value="0.1690632" calcext:value-type="float">
            <text:p>0.1690632</text:p>
          </table:table-cell>
          <table:table-cell office:value-type="float" office:value="230.184" calcext:value-type="float">
            <text:p>230.184</text:p>
          </table:table-cell>
          <table:table-cell office:value-type="float" office:value="0.1" calcext:value-type="float">
            <text:p>0.1</text:p>
          </table:table-cell>
          <table:table-cell office:value-type="float" office:value="-1.071716" calcext:value-type="float">
            <text:p>-1.071716</text:p>
          </table:table-cell>
          <table:table-cell office:value-type="float" office:value="-6.822632" calcext:value-type="float">
            <text:p>-6.822632</text:p>
          </table:table-cell>
          <table:table-cell office:value-type="float" office:value="-0.8363953" calcext:value-type="float">
            <text:p>-0.8363953</text:p>
          </table:table-cell>
          <table:table-cell office:value-type="float" office:value="-2.593811" calcext:value-type="float">
            <text:p>-2.593811</text:p>
          </table:table-cell>
          <table:table-cell office:value-type="float" office:value="-0.2724304" calcext:value-type="float">
            <text:p>-0.2724304</text:p>
          </table:table-cell>
          <table:table-cell office:value-type="float" office:value="-0.5471497" calcext:value-type="float">
            <text:p>-0.5471497</text:p>
          </table:table-cell>
          <table:table-cell office:value-type="float" office:value="0.003082275" calcext:value-type="float">
            <text:p>0.003082275</text:p>
          </table:table-cell>
          <table:table-cell office:value-type="float" office:value="-0.06625366" calcext:value-type="float">
            <text:p>-0.06625366</text:p>
          </table:table-cell>
          <table:table-cell office:value-type="float" office:value="0.4085693" calcext:value-type="float">
            <text:p>0.4085693</text:p>
          </table:table-cell>
          <table:table-cell office:value-type="float" office:value="0.3071289" calcext:value-type="float">
            <text:p>0.3071289</text:p>
          </table:table-cell>
          <table:table-cell office:value-type="float" office:value="0.7893066" calcext:value-type="float">
            <text:p>0.7893066</text:p>
          </table:table-cell>
          <table:table-cell office:value-type="float" office:value="0.6730652" calcext:value-type="float">
            <text:p>0.673065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1999" calcext:value-type="float">
            <text:p>20121999</text:p>
          </table:table-cell>
          <table:table-cell office:value-type="float" office:value="0.9961199" calcext:value-type="float">
            <text:p>0.9961199</text:p>
          </table:table-cell>
          <table:table-cell office:value-type="float" office:value="5.1" calcext:value-type="float">
            <text:p>5.1</text:p>
          </table:table-cell>
          <table:table-cell office:value-type="float" office:value="-8.4" calcext:value-type="float">
            <text:p>-8.4</text:p>
          </table:table-cell>
          <table:table-cell office:value-type="float" office:value="0.8630862" calcext:value-type="float">
            <text:p>0.8630862</text:p>
          </table:table-cell>
          <table:table-cell office:value-type="float" office:value="0.2553009" calcext:value-type="float">
            <text:p>0.2553009</text:p>
          </table:table-cell>
          <table:table-cell office:value-type="float" office:value="470.016" calcext:value-type="float">
            <text:p>470.016</text:p>
          </table:table-cell>
          <table:table-cell office:value-type="float" office:value="4.1" calcext:value-type="float">
            <text:p>4.1</text:p>
          </table:table-cell>
          <table:table-cell office:value-type="float" office:value="-0.4207764" calcext:value-type="float">
            <text:p>-0.4207764</text:p>
          </table:table-cell>
          <table:table-cell office:value-type="float" office:value="-4.901184" calcext:value-type="float">
            <text:p>-4.901184</text:p>
          </table:table-cell>
          <table:table-cell office:value-type="float" office:value="-0.597168" calcext:value-type="float">
            <text:p>-0.597168</text:p>
          </table:table-cell>
          <table:table-cell office:value-type="float" office:value="-2.023346" calcext:value-type="float">
            <text:p>-2.023346</text:p>
          </table:table-cell>
          <table:table-cell office:value-type="float" office:value="-0.472229" calcext:value-type="float">
            <text:p>-0.472229</text:p>
          </table:table-cell>
          <table:table-cell office:value-type="float" office:value="-0.6444092" calcext:value-type="float">
            <text:p>-0.6444092</text:p>
          </table:table-cell>
          <table:table-cell office:value-type="float" office:value="-0.06332397" calcext:value-type="float">
            <text:p>-0.06332397</text:p>
          </table:table-cell>
          <table:table-cell office:value-type="float" office:value="-0.09042358" calcext:value-type="float">
            <text:p>-0.09042358</text:p>
          </table:table-cell>
          <table:table-cell office:value-type="float" office:value="0.3057556" calcext:value-type="float">
            <text:p>0.3057556</text:p>
          </table:table-cell>
          <table:table-cell office:value-type="float" office:value="0.2675476" calcext:value-type="float">
            <text:p>0.2675476</text:p>
          </table:table-cell>
          <table:table-cell office:value-type="float" office:value="0.6718445" calcext:value-type="float">
            <text:p>0.6718445</text:p>
          </table:table-cell>
          <table:table-cell office:value-type="float" office:value="0.6192627" calcext:value-type="float">
            <text:p>0.619262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1999" calcext:value-type="float">
            <text:p>21121999</text:p>
          </table:table-cell>
          <table:table-cell office:value-type="float" office:value="2.6964" calcext:value-type="float">
            <text:p>2.6964</text:p>
          </table:table-cell>
          <table:table-cell office:value-type="float" office:value="1.2" calcext:value-type="float">
            <text:p>1.2</text:p>
          </table:table-cell>
          <table:table-cell office:value-type="float" office:value="-5.9" calcext:value-type="float">
            <text:p>-5.9</text:p>
          </table:table-cell>
          <table:table-cell office:value-type="float" office:value="0.4254064" calcext:value-type="float">
            <text:p>0.4254064</text:p>
          </table:table-cell>
          <table:table-cell office:value-type="float" office:value="0.251379" calcext:value-type="float">
            <text:p>0.251379</text:p>
          </table:table-cell>
          <table:table-cell office:value-type="float" office:value="495.036" calcext:value-type="float">
            <text:p>495.036</text:p>
          </table:table-cell>
          <table:table-cell office:value-type="float" office:value="0" calcext:value-type="float">
            <text:p>0</text:p>
          </table:table-cell>
          <table:table-cell office:value-type="float" office:value="-0.4130554" calcext:value-type="float">
            <text:p>-0.4130554</text:p>
          </table:table-cell>
          <table:table-cell office:value-type="float" office:value="-1.818542" calcext:value-type="float">
            <text:p>-1.818542</text:p>
          </table:table-cell>
          <table:table-cell office:value-type="float" office:value="-0.5087891" calcext:value-type="float">
            <text:p>-0.5087891</text:p>
          </table:table-cell>
          <table:table-cell office:value-type="float" office:value="-0.7904053" calcext:value-type="float">
            <text:p>-0.7904053</text:p>
          </table:table-cell>
          <table:table-cell office:value-type="float" office:value="-0.3596497" calcext:value-type="float">
            <text:p>-0.3596497</text:p>
          </table:table-cell>
          <table:table-cell office:value-type="float" office:value="-0.4684143" calcext:value-type="float">
            <text:p>-0.4684143</text:p>
          </table:table-cell>
          <table:table-cell office:value-type="float" office:value="-0.04058838" calcext:value-type="float">
            <text:p>-0.04058838</text:p>
          </table:table-cell>
          <table:table-cell office:value-type="float" office:value="-0.06243896" calcext:value-type="float">
            <text:p>-0.06243896</text:p>
          </table:table-cell>
          <table:table-cell office:value-type="float" office:value="0.2894287" calcext:value-type="float">
            <text:p>0.2894287</text:p>
          </table:table-cell>
          <table:table-cell office:value-type="float" office:value="0.2753601" calcext:value-type="float">
            <text:p>0.2753601</text:p>
          </table:table-cell>
          <table:table-cell office:value-type="float" office:value="0.6243591" calcext:value-type="float">
            <text:p>0.6243591</text:p>
          </table:table-cell>
          <table:table-cell office:value-type="float" office:value="0.6188965" calcext:value-type="float">
            <text:p>0.618896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1999" calcext:value-type="float">
            <text:p>22121999</text:p>
          </table:table-cell>
          <table:table-cell office:value-type="float" office:value="4.70988" calcext:value-type="float">
            <text:p>4.70988</text:p>
          </table:table-cell>
          <table:table-cell office:value-type="float" office:value="-3.4" calcext:value-type="float">
            <text:p>-3.4</text:p>
          </table:table-cell>
          <table:table-cell office:value-type="float" office:value="-9.7" calcext:value-type="float">
            <text:p>-9.7</text:p>
          </table:table-cell>
          <table:table-cell office:value-type="float" office:value="0.279278" calcext:value-type="float">
            <text:p>0.279278</text:p>
          </table:table-cell>
          <table:table-cell office:value-type="float" office:value="0.2225763" calcext:value-type="float">
            <text:p>0.2225763</text:p>
          </table:table-cell>
          <table:table-cell office:value-type="float" office:value="378.108" calcext:value-type="float">
            <text:p>378.108</text:p>
          </table:table-cell>
          <table:table-cell office:value-type="float" office:value="0" calcext:value-type="float">
            <text:p>0</text:p>
          </table:table-cell>
          <table:table-cell office:value-type="float" office:value="-1.372864" calcext:value-type="float">
            <text:p>-1.372864</text:p>
          </table:table-cell>
          <table:table-cell office:value-type="float" office:value="-2.521667" calcext:value-type="float">
            <text:p>-2.521667</text:p>
          </table:table-cell>
          <table:table-cell office:value-type="float" office:value="-0.79776" calcext:value-type="float">
            <text:p>-0.79776</text:p>
          </table:table-cell>
          <table:table-cell office:value-type="float" office:value="-1.10202" calcext:value-type="float">
            <text:p>-1.10202</text:p>
          </table:table-cell>
          <table:table-cell office:value-type="float" office:value="-0.3847351" calcext:value-type="float">
            <text:p>-0.3847351</text:p>
          </table:table-cell>
          <table:table-cell office:value-type="float" office:value="-0.4802246" calcext:value-type="float">
            <text:p>-0.4802246</text:p>
          </table:table-cell>
          <table:table-cell office:value-type="float" office:value="-0.04522705" calcext:value-type="float">
            <text:p>-0.04522705</text:p>
          </table:table-cell>
          <table:table-cell office:value-type="float" office:value="-0.06646729" calcext:value-type="float">
            <text:p>-0.06646729</text:p>
          </table:table-cell>
          <table:table-cell office:value-type="float" office:value="0.2846985" calcext:value-type="float">
            <text:p>0.2846985</text:p>
          </table:table-cell>
          <table:table-cell office:value-type="float" office:value="0.2588196" calcext:value-type="float">
            <text:p>0.2588196</text:p>
          </table:table-cell>
          <table:table-cell office:value-type="float" office:value="0.6186218" calcext:value-type="float">
            <text:p>0.6186218</text:p>
          </table:table-cell>
          <table:table-cell office:value-type="float" office:value="0.5891113" calcext:value-type="float">
            <text:p>0.589111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1999" calcext:value-type="float">
            <text:p>23121999</text:p>
          </table:table-cell>
          <table:table-cell office:value-type="float" office:value="4.271399" calcext:value-type="float">
            <text:p>4.271399</text:p>
          </table:table-cell>
          <table:table-cell office:value-type="float" office:value="-5.5" calcext:value-type="float">
            <text:p>-5.5</text:p>
          </table:table-cell>
          <table:table-cell office:value-type="float" office:value="-11" calcext:value-type="float">
            <text:p>-11</text:p>
          </table:table-cell>
          <table:table-cell office:value-type="float" office:value="0.2964555" calcext:value-type="float">
            <text:p>0.2964555</text:p>
          </table:table-cell>
          <table:table-cell office:value-type="float" office:value="0.1895708" calcext:value-type="float">
            <text:p>0.1895708</text:p>
          </table:table-cell>
          <table:table-cell office:value-type="float" office:value="204.984" calcext:value-type="float">
            <text:p>204.984</text:p>
          </table:table-cell>
          <table:table-cell office:value-type="float" office:value="0" calcext:value-type="float">
            <text:p>0</text:p>
          </table:table-cell>
          <table:table-cell office:value-type="float" office:value="-1.706207" calcext:value-type="float">
            <text:p>-1.706207</text:p>
          </table:table-cell>
          <table:table-cell office:value-type="float" office:value="-3.216919" calcext:value-type="float">
            <text:p>-3.216919</text:p>
          </table:table-cell>
          <table:table-cell office:value-type="float" office:value="-1.016479" calcext:value-type="float">
            <text:p>-1.016479</text:p>
          </table:table-cell>
          <table:table-cell office:value-type="float" office:value="-1.432098" calcext:value-type="float">
            <text:p>-1.432098</text:p>
          </table:table-cell>
          <table:table-cell office:value-type="float" office:value="-0.482666" calcext:value-type="float">
            <text:p>-0.482666</text:p>
          </table:table-cell>
          <table:table-cell office:value-type="float" office:value="-0.6281128" calcext:value-type="float">
            <text:p>-0.6281128</text:p>
          </table:table-cell>
          <table:table-cell office:value-type="float" office:value="-0.06698608" calcext:value-type="float">
            <text:p>-0.06698608</text:p>
          </table:table-cell>
          <table:table-cell office:value-type="float" office:value="-0.1022339" calcext:value-type="float">
            <text:p>-0.1022339</text:p>
          </table:table-cell>
          <table:table-cell office:value-type="float" office:value="0.2583313" calcext:value-type="float">
            <text:p>0.2583313</text:p>
          </table:table-cell>
          <table:table-cell office:value-type="float" office:value="0.2191162" calcext:value-type="float">
            <text:p>0.2191162</text:p>
          </table:table-cell>
          <table:table-cell office:value-type="float" office:value="0.5886841" calcext:value-type="float">
            <text:p>0.5886841</text:p>
          </table:table-cell>
          <table:table-cell office:value-type="float" office:value="0.54776" calcext:value-type="float">
            <text:p>0.5477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1999" calcext:value-type="float">
            <text:p>24121999</text:p>
          </table:table-cell>
          <table:table-cell office:value-type="float" office:value="6.86412" calcext:value-type="float">
            <text:p>6.86412</text:p>
          </table:table-cell>
          <table:table-cell office:value-type="float" office:value="-11" calcext:value-type="float">
            <text:p>-11</text:p>
          </table:table-cell>
          <table:table-cell office:value-type="float" office:value="-15.3" calcext:value-type="float">
            <text:p>-15.3</text:p>
          </table:table-cell>
          <table:table-cell office:value-type="float" office:value="0.1847578" calcext:value-type="float">
            <text:p>0.1847578</text:p>
          </table:table-cell>
          <table:table-cell office:value-type="float" office:value="0.09826444" calcext:value-type="float">
            <text:p>0.09826444</text:p>
          </table:table-cell>
          <table:table-cell office:value-type="float" office:value="316.152" calcext:value-type="float">
            <text:p>316.152</text:p>
          </table:table-cell>
          <table:table-cell office:value-type="float" office:value="0" calcext:value-type="float">
            <text:p>0</text:p>
          </table:table-cell>
          <table:table-cell office:value-type="float" office:value="-2.44101" calcext:value-type="float">
            <text:p>-2.44101</text:p>
          </table:table-cell>
          <table:table-cell office:value-type="float" office:value="-4.432068" calcext:value-type="float">
            <text:p>-4.432068</text:p>
          </table:table-cell>
          <table:table-cell office:value-type="float" office:value="-1.427856" calcext:value-type="float">
            <text:p>-1.427856</text:p>
          </table:table-cell>
          <table:table-cell office:value-type="float" office:value="-2.055023" calcext:value-type="float">
            <text:p>-2.055023</text:p>
          </table:table-cell>
          <table:table-cell office:value-type="float" office:value="-0.6314087" calcext:value-type="float">
            <text:p>-0.6314087</text:p>
          </table:table-cell>
          <table:table-cell office:value-type="float" office:value="-0.9230957" calcext:value-type="float">
            <text:p>-0.9230957</text:p>
          </table:table-cell>
          <table:table-cell office:value-type="float" office:value="-0.1030273" calcext:value-type="float">
            <text:p>-0.1030273</text:p>
          </table:table-cell>
          <table:table-cell office:value-type="float" office:value="-0.1779175" calcext:value-type="float">
            <text:p>-0.1779175</text:p>
          </table:table-cell>
          <table:table-cell office:value-type="float" office:value="0.2184143" calcext:value-type="float">
            <text:p>0.2184143</text:p>
          </table:table-cell>
          <table:table-cell office:value-type="float" office:value="0.1453857" calcext:value-type="float">
            <text:p>0.1453857</text:p>
          </table:table-cell>
          <table:table-cell office:value-type="float" office:value="0.5471497" calcext:value-type="float">
            <text:p>0.5471497</text:p>
          </table:table-cell>
          <table:table-cell office:value-type="float" office:value="0.4795532" calcext:value-type="float">
            <text:p>0.479553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1999" calcext:value-type="float">
            <text:p>25121999</text:p>
          </table:table-cell>
          <table:table-cell office:value-type="float" office:value="5.85684" calcext:value-type="float">
            <text:p>5.85684</text:p>
          </table:table-cell>
          <table:table-cell office:value-type="float" office:value="-2.4" calcext:value-type="float">
            <text:p>-2.4</text:p>
          </table:table-cell>
          <table:table-cell office:value-type="float" office:value="-17.2" calcext:value-type="float">
            <text:p>-17.2</text:p>
          </table:table-cell>
          <table:table-cell office:value-type="float" office:value="0.3690949" calcext:value-type="float">
            <text:p>0.3690949</text:p>
          </table:table-cell>
          <table:table-cell office:value-type="float" office:value="0.108767" calcext:value-type="float">
            <text:p>0.108767</text:p>
          </table:table-cell>
          <table:table-cell office:value-type="float" office:value="357.948" calcext:value-type="float">
            <text:p>357.948</text:p>
          </table:table-cell>
          <table:table-cell office:value-type="float" office:value="0" calcext:value-type="float">
            <text:p>0</text:p>
          </table:table-cell>
          <table:table-cell office:value-type="float" office:value="-2.611359" calcext:value-type="float">
            <text:p>-2.611359</text:p>
          </table:table-cell>
          <table:table-cell office:value-type="float" office:value="-5.050415" calcext:value-type="float">
            <text:p>-5.050415</text:p>
          </table:table-cell>
          <table:table-cell office:value-type="float" office:value="-1.644775" calcext:value-type="float">
            <text:p>-1.644775</text:p>
          </table:table-cell>
          <table:table-cell office:value-type="float" office:value="-2.428894" calcext:value-type="float">
            <text:p>-2.428894</text:p>
          </table:table-cell>
          <table:table-cell office:value-type="float" office:value="-0.928833" calcext:value-type="float">
            <text:p>-0.928833</text:p>
          </table:table-cell>
          <table:table-cell office:value-type="float" office:value="-1.139374" calcext:value-type="float">
            <text:p>-1.139374</text:p>
          </table:table-cell>
          <table:table-cell office:value-type="float" office:value="-0.1794128" calcext:value-type="float">
            <text:p>-0.1794128</text:p>
          </table:table-cell>
          <table:table-cell office:value-type="float" office:value="-0.240387" calcext:value-type="float">
            <text:p>-0.240387</text:p>
          </table:table-cell>
          <table:table-cell office:value-type="float" office:value="0.1441345" calcext:value-type="float">
            <text:p>0.1441345</text:p>
          </table:table-cell>
          <table:table-cell office:value-type="float" office:value="0.07421875" calcext:value-type="float">
            <text:p>0.07421875</text:p>
          </table:table-cell>
          <table:table-cell office:value-type="float" office:value="0.4785156" calcext:value-type="float">
            <text:p>0.4785156</text:p>
          </table:table-cell>
          <table:table-cell office:value-type="float" office:value="0.4030762" calcext:value-type="float">
            <text:p>0.40307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1999" calcext:value-type="float">
            <text:p>26121999</text:p>
          </table:table-cell>
          <table:table-cell office:value-type="float" office:value="1.79532" calcext:value-type="float">
            <text:p>1.79532</text:p>
          </table:table-cell>
          <table:table-cell office:value-type="float" office:value="-0.4" calcext:value-type="float">
            <text:p>-0.4</text:p>
          </table:table-cell>
          <table:table-cell office:value-type="float" office:value="-11.2" calcext:value-type="float">
            <text:p>-11.2</text:p>
          </table:table-cell>
          <table:table-cell office:value-type="float" office:value="0.5072615" calcext:value-type="float">
            <text:p>0.5072615</text:p>
          </table:table-cell>
          <table:table-cell office:value-type="float" office:value="0.1291723" calcext:value-type="float">
            <text:p>0.1291723</text:p>
          </table:table-cell>
          <table:table-cell office:value-type="float" office:value="651.168" calcext:value-type="float">
            <text:p>651.168</text:p>
          </table:table-cell>
          <table:table-cell office:value-type="float" office:value="2.6" calcext:value-type="float">
            <text:p>2.6</text:p>
          </table:table-cell>
          <table:table-cell office:value-type="float" office:value="-1.386536" calcext:value-type="float">
            <text:p>-1.386536</text:p>
          </table:table-cell>
          <table:table-cell office:value-type="float" office:value="-2.837311" calcext:value-type="float">
            <text:p>-2.837311</text:p>
          </table:table-cell>
          <table:table-cell office:value-type="float" office:value="-1.005707" calcext:value-type="float">
            <text:p>-1.005707</text:p>
          </table:table-cell>
          <table:table-cell office:value-type="float" office:value="-1.636932" calcext:value-type="float">
            <text:p>-1.636932</text:p>
          </table:table-cell>
          <table:table-cell office:value-type="float" office:value="-0.6605835" calcext:value-type="float">
            <text:p>-0.6605835</text:p>
          </table:table-cell>
          <table:table-cell office:value-type="float" office:value="-0.9362183" calcext:value-type="float">
            <text:p>-0.9362183</text:p>
          </table:table-cell>
          <table:table-cell office:value-type="float" office:value="-0.2150574" calcext:value-type="float">
            <text:p>-0.2150574</text:p>
          </table:table-cell>
          <table:table-cell office:value-type="float" office:value="-0.2310181" calcext:value-type="float">
            <text:p>-0.2310181</text:p>
          </table:table-cell>
          <table:table-cell office:value-type="float" office:value="0.07400513" calcext:value-type="float">
            <text:p>0.07400513</text:p>
          </table:table-cell>
          <table:table-cell office:value-type="float" office:value="0.06796265" calcext:value-type="float">
            <text:p>0.06796265</text:p>
          </table:table-cell>
          <table:table-cell office:value-type="float" office:value="0.40271" calcext:value-type="float">
            <text:p>0.40271</text:p>
          </table:table-cell>
          <table:table-cell office:value-type="float" office:value="0.3858337" calcext:value-type="float">
            <text:p>0.385833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1999" calcext:value-type="float">
            <text:p>27121999</text:p>
          </table:table-cell>
          <table:table-cell office:value-type="float" office:value="5.39064" calcext:value-type="float">
            <text:p>5.39064</text:p>
          </table:table-cell>
          <table:table-cell office:value-type="float" office:value="-11.8" calcext:value-type="float">
            <text:p>-11.8</text:p>
          </table:table-cell>
          <table:table-cell office:value-type="float" office:value="-18.5" calcext:value-type="float">
            <text:p>-18.5</text:p>
          </table:table-cell>
          <table:table-cell office:value-type="float" office:value="0.1328783" calcext:value-type="float">
            <text:p>0.1328783</text:p>
          </table:table-cell>
          <table:table-cell office:value-type="float" office:value="0.08357965" calcext:value-type="float">
            <text:p>0.08357965</text:p>
          </table:table-cell>
          <table:table-cell office:value-type="float" office:value="498.132" calcext:value-type="float">
            <text:p>498.132</text:p>
          </table:table-cell>
          <table:table-cell office:value-type="float" office:value="0" calcext:value-type="float">
            <text:p>0</text:p>
          </table:table-cell>
          <table:table-cell office:value-type="float" office:value="-2.193024" calcext:value-type="float">
            <text:p>-2.193024</text:p>
          </table:table-cell>
          <table:table-cell office:value-type="float" office:value="-3.225922" calcext:value-type="float">
            <text:p>-3.225922</text:p>
          </table:table-cell>
          <table:table-cell office:value-type="float" office:value="-1.138062" calcext:value-type="float">
            <text:p>-1.138062</text:p>
          </table:table-cell>
          <table:table-cell office:value-type="float" office:value="-1.56665" calcext:value-type="float">
            <text:p>-1.56665</text:p>
          </table:table-cell>
          <table:table-cell office:value-type="float" office:value="-0.6623535" calcext:value-type="float">
            <text:p>-0.6623535</text:p>
          </table:table-cell>
          <table:table-cell office:value-type="float" office:value="-0.7967834" calcext:value-type="float">
            <text:p>-0.7967834</text:p>
          </table:table-cell>
          <table:table-cell office:value-type="float" office:value="-0.221405" calcext:value-type="float">
            <text:p>-0.221405</text:p>
          </table:table-cell>
          <table:table-cell office:value-type="float" office:value="-0.307373" calcext:value-type="float">
            <text:p>-0.307373</text:p>
          </table:table-cell>
          <table:table-cell office:value-type="float" office:value="0.06896973" calcext:value-type="float">
            <text:p>0.06896973</text:p>
          </table:table-cell>
          <table:table-cell office:value-type="float" office:value="-0.007141113" calcext:value-type="float">
            <text:p>-0.007141113</text:p>
          </table:table-cell>
          <table:table-cell office:value-type="float" office:value="0.385498" calcext:value-type="float">
            <text:p>0.385498</text:p>
          </table:table-cell>
          <table:table-cell office:value-type="float" office:value="0.3188477" calcext:value-type="float">
            <text:p>0.318847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1999" calcext:value-type="float">
            <text:p>28121999</text:p>
          </table:table-cell>
          <table:table-cell office:value-type="float" office:value="2.5704" calcext:value-type="float">
            <text:p>2.5704</text:p>
          </table:table-cell>
          <table:table-cell office:value-type="float" office:value="-6.5" calcext:value-type="float">
            <text:p>-6.5</text:p>
          </table:table-cell>
          <table:table-cell office:value-type="float" office:value="-20.4" calcext:value-type="float">
            <text:p>-20.4</text:p>
          </table:table-cell>
          <table:table-cell office:value-type="float" office:value="0.3402912" calcext:value-type="float">
            <text:p>0.3402912</text:p>
          </table:table-cell>
          <table:table-cell office:value-type="float" office:value="0.07636839" calcext:value-type="float">
            <text:p>0.07636839</text:p>
          </table:table-cell>
          <table:table-cell office:value-type="float" office:value="255.672" calcext:value-type="float">
            <text:p>255.672</text:p>
          </table:table-cell>
          <table:table-cell office:value-type="float" office:value="6.1" calcext:value-type="float">
            <text:p>6.1</text:p>
          </table:table-cell>
          <table:table-cell office:value-type="float" office:value="-1.970673" calcext:value-type="float">
            <text:p>-1.970673</text:p>
          </table:table-cell>
          <table:table-cell office:value-type="float" office:value="-3.836182" calcext:value-type="float">
            <text:p>-3.836182</text:p>
          </table:table-cell>
          <table:table-cell office:value-type="float" office:value="-1.292755" calcext:value-type="float">
            <text:p>-1.292755</text:p>
          </table:table-cell>
          <table:table-cell office:value-type="float" office:value="-1.910797" calcext:value-type="float">
            <text:p>-1.910797</text:p>
          </table:table-cell>
          <table:table-cell office:value-type="float" office:value="-0.8006897" calcext:value-type="float">
            <text:p>-0.8006897</text:p>
          </table:table-cell>
          <table:table-cell office:value-type="float" office:value="-0.9787903" calcext:value-type="float">
            <text:p>-0.9787903</text:p>
          </table:table-cell>
          <table:table-cell office:value-type="float" office:value="-0.309082" calcext:value-type="float">
            <text:p>-0.309082</text:p>
          </table:table-cell>
          <table:table-cell office:value-type="float" office:value="-0.4360046" calcext:value-type="float">
            <text:p>-0.4360046</text:p>
          </table:table-cell>
          <table:table-cell office:value-type="float" office:value="-0.008514404" calcext:value-type="float">
            <text:p>-0.008514404</text:p>
          </table:table-cell>
          <table:table-cell office:value-type="float" office:value="-0.05218506" calcext:value-type="float">
            <text:p>-0.05218506</text:p>
          </table:table-cell>
          <table:table-cell office:value-type="float" office:value="0.317749" calcext:value-type="float">
            <text:p>0.317749</text:p>
          </table:table-cell>
          <table:table-cell office:value-type="float" office:value="0.2618713" calcext:value-type="float">
            <text:p>0.261871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1999" calcext:value-type="float">
            <text:p>29121999</text:p>
          </table:table-cell>
          <table:table-cell office:value-type="float" office:value="6.06816" calcext:value-type="float">
            <text:p>6.06816</text:p>
          </table:table-cell>
          <table:table-cell office:value-type="float" office:value="-3.8" calcext:value-type="float">
            <text:p>-3.8</text:p>
          </table:table-cell>
          <table:table-cell office:value-type="float" office:value="-18.1" calcext:value-type="float">
            <text:p>-18.1</text:p>
          </table:table-cell>
          <table:table-cell office:value-type="float" office:value="0.4070055" calcext:value-type="float">
            <text:p>0.4070055</text:p>
          </table:table-cell>
          <table:table-cell office:value-type="float" office:value="0.09240736" calcext:value-type="float">
            <text:p>0.09240736</text:p>
          </table:table-cell>
          <table:table-cell office:value-type="float" office:value="421.092" calcext:value-type="float">
            <text:p>421.092</text:p>
          </table:table-cell>
          <table:table-cell office:value-type="float" office:value="5.999999" calcext:value-type="float">
            <text:p>5.999999</text:p>
          </table:table-cell>
          <table:table-cell office:value-type="float" office:value="-1.53006" calcext:value-type="float">
            <text:p>-1.53006</text:p>
          </table:table-cell>
          <table:table-cell office:value-type="float" office:value="-1.958893" calcext:value-type="float">
            <text:p>-1.958893</text:p>
          </table:table-cell>
          <table:table-cell office:value-type="float" office:value="-1.039276" calcext:value-type="float">
            <text:p>-1.039276</text:p>
          </table:table-cell>
          <table:table-cell office:value-type="float" office:value="-1.286835" calcext:value-type="float">
            <text:p>-1.286835</text:p>
          </table:table-cell>
          <table:table-cell office:value-type="float" office:value="-0.732605" calcext:value-type="float">
            <text:p>-0.732605</text:p>
          </table:table-cell>
          <table:table-cell office:value-type="float" office:value="-0.8747864" calcext:value-type="float">
            <text:p>-0.8747864</text:p>
          </table:table-cell>
          <table:table-cell office:value-type="float" office:value="-0.4321594" calcext:value-type="float">
            <text:p>-0.4321594</text:p>
          </table:table-cell>
          <table:table-cell office:value-type="float" office:value="-0.443512" calcext:value-type="float">
            <text:p>-0.443512</text:p>
          </table:table-cell>
          <table:table-cell office:value-type="float" office:value="-0.05227661" calcext:value-type="float">
            <text:p>-0.05227661</text:p>
          </table:table-cell>
          <table:table-cell office:value-type="float" office:value="-0.05575562" calcext:value-type="float">
            <text:p>-0.05575562</text:p>
          </table:table-cell>
          <table:table-cell office:value-type="float" office:value="0.2615967" calcext:value-type="float">
            <text:p>0.2615967</text:p>
          </table:table-cell>
          <table:table-cell office:value-type="float" office:value="0.245697" calcext:value-type="float">
            <text:p>0.24569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1999" calcext:value-type="float">
            <text:p>30121999</text:p>
          </table:table-cell>
          <table:table-cell office:value-type="float" office:value="7.24536" calcext:value-type="float">
            <text:p>7.24536</text:p>
          </table:table-cell>
          <table:table-cell office:value-type="float" office:value="1.8" calcext:value-type="float">
            <text:p>1.8</text:p>
          </table:table-cell>
          <table:table-cell office:value-type="float" office:value="-17.1" calcext:value-type="float">
            <text:p>-17.1</text:p>
          </table:table-cell>
          <table:table-cell office:value-type="float" office:value="0.6115217" calcext:value-type="float">
            <text:p>0.6115217</text:p>
          </table:table-cell>
          <table:table-cell office:value-type="float" office:value="0.10529" calcext:value-type="float">
            <text:p>0.10529</text:p>
          </table:table-cell>
          <table:table-cell office:value-type="float" office:value="542.916" calcext:value-type="float">
            <text:p>542.916</text:p>
          </table:table-cell>
          <table:table-cell office:value-type="float" office:value="0.3" calcext:value-type="float">
            <text:p>0.3</text:p>
          </table:table-cell>
          <table:table-cell office:value-type="float" office:value="-1.156403" calcext:value-type="float">
            <text:p>-1.156403</text:p>
          </table:table-cell>
          <table:table-cell office:value-type="float" office:value="-1.594177" calcext:value-type="float">
            <text:p>-1.594177</text:p>
          </table:table-cell>
          <table:table-cell office:value-type="float" office:value="-0.8299866" calcext:value-type="float">
            <text:p>-0.8299866</text:p>
          </table:table-cell>
          <table:table-cell office:value-type="float" office:value="-1.037292" calcext:value-type="float">
            <text:p>-1.037292</text:p>
          </table:table-cell>
          <table:table-cell office:value-type="float" office:value="-0.6161804" calcext:value-type="float">
            <text:p>-0.6161804</text:p>
          </table:table-cell>
          <table:table-cell office:value-type="float" office:value="-0.7316589" calcext:value-type="float">
            <text:p>-0.7316589</text:p>
          </table:table-cell>
          <table:table-cell office:value-type="float" office:value="-0.3831177" calcext:value-type="float">
            <text:p>-0.3831177</text:p>
          </table:table-cell>
          <table:table-cell office:value-type="float" office:value="-0.4317627" calcext:value-type="float">
            <text:p>-0.4317627</text:p>
          </table:table-cell>
          <table:table-cell office:value-type="float" office:value="-0.04928589" calcext:value-type="float">
            <text:p>-0.04928589</text:p>
          </table:table-cell>
          <table:table-cell office:value-type="float" office:value="-0.05548096" calcext:value-type="float">
            <text:p>-0.05548096</text:p>
          </table:table-cell>
          <table:table-cell office:value-type="float" office:value="0.2455444" calcext:value-type="float">
            <text:p>0.2455444</text:p>
          </table:table-cell>
          <table:table-cell office:value-type="float" office:value="0.2406311" calcext:value-type="float">
            <text:p>0.240631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1999" calcext:value-type="float">
            <text:p>31121999</text:p>
          </table:table-cell>
          <table:table-cell office:value-type="float" office:value="5.43924" calcext:value-type="float">
            <text:p>5.43924</text:p>
          </table:table-cell>
          <table:table-cell office:value-type="float" office:value="-7.2" calcext:value-type="float">
            <text:p>-7.2</text:p>
          </table:table-cell>
          <table:table-cell office:value-type="float" office:value="-20.9" calcext:value-type="float">
            <text:p>-20.9</text:p>
          </table:table-cell>
          <table:table-cell office:value-type="float" office:value="0.2868931" calcext:value-type="float">
            <text:p>0.2868931</text:p>
          </table:table-cell>
          <table:table-cell office:value-type="float" office:value="0.08161348" calcext:value-type="float">
            <text:p>0.08161348</text:p>
          </table:table-cell>
          <table:table-cell office:value-type="float" office:value="171.216" calcext:value-type="float">
            <text:p>171.216</text:p>
          </table:table-cell>
          <table:table-cell office:value-type="float" office:value="1" calcext:value-type="float">
            <text:p>1</text:p>
          </table:table-cell>
          <table:table-cell office:value-type="float" office:value="-1.278931" calcext:value-type="float">
            <text:p>-1.278931</text:p>
          </table:table-cell>
          <table:table-cell office:value-type="float" office:value="-1.517609" calcext:value-type="float">
            <text:p>-1.517609</text:p>
          </table:table-cell>
          <table:table-cell office:value-type="float" office:value="-0.8392944" calcext:value-type="float">
            <text:p>-0.8392944</text:p>
          </table:table-cell>
          <table:table-cell office:value-type="float" office:value="-0.9122925" calcext:value-type="float">
            <text:p>-0.9122925</text:p>
          </table:table-cell>
          <table:table-cell office:value-type="float" office:value="-0.608429" calcext:value-type="float">
            <text:p>-0.608429</text:p>
          </table:table-cell>
          <table:table-cell office:value-type="float" office:value="-0.6156616" calcext:value-type="float">
            <text:p>-0.6156616</text:p>
          </table:table-cell>
          <table:table-cell office:value-type="float" office:value="-0.3605652" calcext:value-type="float">
            <text:p>-0.3605652</text:p>
          </table:table-cell>
          <table:table-cell office:value-type="float" office:value="-0.3826599" calcext:value-type="float">
            <text:p>-0.3826599</text:p>
          </table:table-cell>
          <table:table-cell office:value-type="float" office:value="-0.04666138" calcext:value-type="float">
            <text:p>-0.04666138</text:p>
          </table:table-cell>
          <table:table-cell office:value-type="float" office:value="-0.04925537" calcext:value-type="float">
            <text:p>-0.04925537</text:p>
          </table:table-cell>
          <table:table-cell office:value-type="float" office:value="0.2406006" calcext:value-type="float">
            <text:p>0.2406006</text:p>
          </table:table-cell>
          <table:table-cell office:value-type="float" office:value="0.2354736" calcext:value-type="float">
            <text:p>0.2354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3:54:39.421625332</dc:date>
    <meta:editing-duration>PT10S</meta:editing-duration>
    <meta:editing-cycles>1</meta:editing-cycles>
    <meta:document-statistic meta:table-count="1" meta:cell-count="7686" meta:object-count="0"/>
    <meta:generator>LibreOffice/6.4.7.2$Linux_X86_64 LibreOffice_project/40$Build-2</meta:generator>
  </office:meta>
</office:document-meta>
</file>